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鲁斯局，俄罗斯陆军将dinse，西部，西部，马苏特卡，蓝色，...</text:span>
</text:h>
      <text:p text:style-name="P4">
作者: liveuamap (Language: en)</text:p>
      <text:p text:style-name="P4">
时间: 2023-04-02T-57:48:00</text:p>
      <text:p text:style-name="P4">
地点: Kharkiv (Latitude:49.51707 Longtitude:37.94901)</text:p>
      <text:p text:style-name="P4">
视频: []</text:p>
      <text:p text:style-name="P4">
图片: []</text:p>
      <text:p text:style-name="P4">
标签: ["Russia"]</text:p>
      <text:p text:style-name="P4">
Id: 22553099</text:p>
      <!--METADATA-->
      <text:p text:style-name="P4">
在Kupiansk方向，俄罗斯军队炮击了Dvorichna，Kutkivka，Zapadne，Masutivka，Synkivka，Kupyansk，Pischane，Krokhmalne和Kharkarkiv地区的Novoselivske地区，乌克兰武装部队在Morningreport of Kharkarkiv地区，莫布恩雷波特(Morningreeport)</text:p>
      <text:p text:style-name="P4">
新闻集链接：<text:a xlink:type="simple" xlink:href="https://liveuamap.com/en/2023/2-april-at-kupiansk-direction-russian-army-shelled-dvorichna" text:style-name="Internet_20_link" text:visited-style-name="Visited_20_Internet_20_Link">
https://liveuamap.com/en/2023/2-pril-at-kupiansk-direction-direction-arussian-arsy-shelled-dvorichna</text:a>
</text:p>
      <text:p text:style-name="P4">
News Source: <text:a xlink:type="simple" xlink:href="https://t.me/lumsrc/4391" text:style-name="Internet_20_link" text:visited-style-name="Visited_20_Internet_20_Link">
https://t.me/lumsrc/4391</text:a>
</text:p>
      <!--NEWS-->
      <text:h text:style-name="P10" text:outline-level="1">
<text:span text:style-name="T4">
在莱曼（Lyman）的指示，俄罗斯军队炮击了Novoselivske，Nevske，Dibrova，Luhansk的Bilohorivka ...</text:span>
</text:h>
      <text:p text:style-name="P4">
作者: liveuamap (Language: en)</text:p>
      <text:p text:style-name="P4">
时间: 2023-04-02T-59:48:00</text:p>
      <text:p text:style-name="P4">
地点: Donetsk (Latitude:48.75517 Longtitude:38.07896)</text:p>
      <text:p text:style-name="P4">
视频: []</text:p>
      <text:p text:style-name="P4">
图片: []</text:p>
      <text:p text:style-name="P4">
标签: ["Russia"]</text:p>
      <text:p text:style-name="P4">
Id: 22553098</text:p>
      <!--METADATA-->
      <text:p text:style-name="P4">
俄罗斯军队在莱曼方向上炮击了Novoselivske，Nevske，Dibrova，Luhansk地区的Bilohorivka，还有Kolodyazi，Torske，Spirne，Spirne，Rozdolivka ofdonetsk地区， -  UKRAINE军队的总参谋</text:p>
      <text:p text:style-name="P4">
新闻集链接：<text:a xlink:type="simple" xlink:href="https://liveuamap.com/en/2023/2-april-at-lyman-direction-russian-army-shelled-novoselivske" text:style-name="Internet_20_link" text:visited-style-name="Visited_20_Internet_20_Link">
https://liveuamap.com/en/2023/2-APRIL-AT-LYMAN-DIRECTION-RUSSIAN--RUSSIAN-SHELLED-SHELLED-NOVOSELIVSKE</text:a>
</text:p>
      <text:p text:style-name="P4">
News Source: <text:a xlink:type="simple" xlink:href="https://t.me/lumsrc/4392" text:style-name="Internet_20_link" text:visited-style-name="Visited_20_Internet_20_Link">
https://t.me/lumsrc/4392</text:a>
</text:p>
      <!--NEWS-->
      <text:h text:style-name="P10" text:outline-level="1">
<text:span text:style-name="T4">
巴赫穆特（Bakhmut Directio）鲁斯军队炮击了瓦苏基卡（Vasukivka），奥里克霍沃（Orikhovo-vasylivka），诺沃马克（Novomarkove），巴赫穆特（Bakhmut）...</text:span>
</text:h>
      <text:p text:style-name="P4">
作者: liveuamap (Language: en)</text:p>
      <text:p text:style-name="P4">
时间: 2023-04-02T-61:48:00</text:p>
      <text:p text:style-name="P4">
地点: Druzhkivka (Latitude:48.62202 Longtitude:37.53273)</text:p>
      <text:p text:style-name="P4">
视频: []</text:p>
      <text:p text:style-name="P4">
图片: []</text:p>
      <text:p text:style-name="P4">
标签: ["Russia"]</text:p>
      <text:p text:style-name="P4">
Id: 22553097</text:p>
      <!--METADATA-->
      <text:p text:style-name="P4">
At Bakhmut direction Russian army shelled Vasukivka, Orikhovo-Vasylivka,Novomarkove, Bakhmut, Bohdanivka, Hryhorivka, Ivanivske, Chasiv Yar,Kurdumivka, Zalizne, Dyliyivka, New York and Druzhkivka of Donetsk region, -General Staff of Armed Forces of Ukraine says in the上午报告</text:p>
      <text:p text:style-name="P4">
新闻集链接：(https://liveuamap.com/en/2023/2-april-at-bakhmut-direction-russian-army-shelled-vasukivka)</text:p>
      <text:p text:style-name="P4">
News Source: <text:a xlink:type="simple" xlink:href="https://t.me/lumsrc/4393" text:style-name="Internet_20_link" text:visited-style-name="Visited_20_Internet_20_Link">
https://t.me/lumsrc/4393</text:a>
</text:p>
      <!--NEWS-->
      <text:h text:style-name="P10" text:outline-level="1">
<text:span text:style-name="T4">
JSC Avdiivka和Directioz Rusyan军队炮击了Steppe，Avdiivka，Orlovka，Tonenko ...</text:span>
</text:h>
      <text:p text:style-name="P4">
作者: liveuamap (Language: en)</text:p>
      <text:p text:style-name="P4">
时间: 2023-04-02T-63:48:00</text:p>
      <text:p text:style-name="P4">
地点: Donets'ka oblast (Latitude:48.00082 Longtitude:37.49506)</text:p>
      <text:p text:style-name="P4">
视频: []</text:p>
      <text:p text:style-name="P4">
图片: []</text:p>
      <text:p text:style-name="P4">
标签: ["Russia"]</text:p>
      <text:p text:style-name="P4">
Id: 22553095</text:p>
      <!--METADATA-->
      <text:p text:style-name="P4">
At Avdiyivka and Maryinka directions Russian army shelled Stepove, Avdiyivka,Orlivka, Tonenke, Syeverne, Pervomayske, Netaylove, Krasnohorivka, Maryinka,Heorhiyivka and Prechystivka, - General Staff of Armed Forces of Ukraine saysin the morning report</text:p>
      <text:p text:style-name="P4">
新闻集链接：(https://liveuamap.com/en/2023/2-april-at-avdiyivka-and-maryinka-directions-russian-army)</text:p>
      <text:p text:style-name="P4">
News Source: <text:a xlink:type="simple" xlink:href="https://t.me/lumsrc/4394" text:style-name="Internet_20_link" text:visited-style-name="Visited_20_Internet_20_Link">
https://t.me/lumsrc/4394</text:a>
</text:p>
      <!--NEWS-->
      <text:h text:style-name="P10" text:outline-level="1">
<text:span text:style-name="T4">
JSC Shaktarske Directio Rusian军队炮击Vage，Novomikhailivka，村庄，大Novus ...</text:span>
</text:h>
      <text:p text:style-name="P4">
作者: liveuamap (Language: en)</text:p>
      <text:p text:style-name="P4">
时间: 2023-04-02T-65:48:00</text:p>
      <text:p text:style-name="P4">
地点: Velyka Novosilka (Latitude:47.83989 Longtitude:36.83475)</text:p>
      <text:p text:style-name="P4">
视频: []</text:p>
      <text:p text:style-name="P4">
图片: []</text:p>
      <text:p text:style-name="P4">
标签: ["Russia"]</text:p>
      <text:p text:style-name="P4">
Id: 22553094</text:p>
      <!--METADATA-->
      <text:p text:style-name="P4">
在沙克塔克(Shaktarske)指示俄罗斯军队，诺茨克地区的Vuhledar，Vuhledar，Velyka Novosilka炮击Pobyeda，乌克兰武装部队的总参谋</text:p>
      <text:p text:style-name="P4">
新闻集链接：<text:a xlink:type="simple" xlink:href="https://liveuamap.com/en/2023/2-april-at-shaktarske-direction-russian-army-shelled-pobyeda" text:style-name="Internet_20_link" text:visited-style-name="Visited_20_Internet_20_Link">
https://liveuamap.com/en/2023/2-april-at-shaktarske-direction-russian-army-army-shelled-pobyeda</text:a>
</text:p>
      <text:p text:style-name="P4">
News Source: <text:a xlink:type="simple" xlink:href="https://t.me/lumsrc/4395" text:style-name="Internet_20_link" text:visited-style-name="Visited_20_Internet_20_Link">
https://t.me/lumsrc/4395</text:a>
</text:p>
      <!--NEWS-->
      <text:h text:style-name="P10" text:outline-level="1">
<text:span text:style-name="T4">
Kirovohradska Oblast，Poltavska Oblast（22:40）。 红色警报：空中威胁。 警笛声。 tak ...</text:span>
</text:h>
      <text:p text:style-name="P4">
作者: liveuamap (Language: en)</text:p>
      <text:p text:style-name="P4">
时间: 2023-04-02T16:43:00</text:p>
      <text:p text:style-name="P4">
地点: Kirovohradska Oblast (Latitude:48.50000000 Longtitude:32.00000000)</text:p>
      <text:p text:style-name="P4">
视频: []</text:p>
      <text:p text:style-name="P4">
图片: []</text:p>
      <text:p text:style-name="P4">
标签: ["Europe", "Central and Eastern Europe"]</text:p>
      <text:p text:style-name="P4">
Id: 22553212</text:p>
      <!--METADATA-->
      <text:p text:style-name="P4">
波尔塔瓦地区的基洛沃拉德地区(22:40). Red Alert: aerial threat.Sirens sounding. Take cover now!</text:p>
      <text:p text:style-name="P4">
News Collection Link: <text:a xlink:type="simple" xlink:href="https://liveuamap.com/en/2023/02-april-kirovohradska-oblast-poltavska-oblasg" text:style-name="Internet_20_link" text:visited-style-name="Visited_20_Internet_20_Link">
https://liveuamap.com/en/2023/02-april-kirovohradska-oblast-poltavska-oblasg</text:a>
</text:p>
      <text:p text:style-name="P4">
News Source: <text:a xlink:type="simple" xlink:href="https://t.me/air_alert_ua/42461" text:style-name="Internet_20_link" text:visited-style-name="Visited_20_Internet_20_Link">
https://t.me/air_alert_ua/42461</text:a>
</text:p>
      <!--NEWS-->
      <text:h text:style-name="P10" text:outline-level="1">
<text:span text:style-name="T4">
Donetsk地区，Kharkiv，Kharkiv地区，Zaporizhhya地区，Dnipro，Dnipropetrovsk地区（...</text:span>
</text:h>
      <text:p text:style-name="P4">
作者: liveuamap (Language: en)</text:p>
      <text:p text:style-name="P4">
时间: 2023-04-02T18:56:00</text:p>
      <text:p text:style-name="P4">
地点: Donetsk Oblast (Latitude:48.72816 Longtitude:37.57757)</text:p>
      <text:p text:style-name="P4">
视频: []</text:p>
      <text:p text:style-name="P4">
图片: []</text:p>
      <text:p text:style-name="P4">
标签: ["Europe", "Central and Eastern Europe"]</text:p>
      <text:p text:style-name="P4">
Id: 22553226</text:p>
      <!--METADATA-->
      <text:p text:style-name="P4">
Donetsk地区，Kharkiv，Kharkiv地区，Zaporizhhya地区，Dnipro，Dnipropetrovsk地区(00:55). Red Alert: aerial threat. Sirens sounding. Takecover now!</text:p>
      <text:p text:style-name="P4">
News Collection Link: <text:a xlink:type="simple" xlink:href="https://liveuamap.com/en/2023/02-april-donetsk-oblast-kharkiv-kharkivska-obg" text:style-name="Internet_20_link" text:visited-style-name="Visited_20_Internet_20_Link">
https://liveuamap.com/en/2023/02-april-donetsk-oblast-kharkiv-kharkivska-obg</text:a>
</text:p>
      <text:p text:style-name="P4">
News Source: <text:a xlink:type="simple" xlink:href="https://t.me/air_alert_ua/42471" text:style-name="Internet_20_link" text:visited-style-name="Visited_20_Internet_20_Link">
https://t.me/air_alert_ua/42471</text:a>
</text:p>
      <!--NEWS-->
      <text:h text:style-name="P10" text:outline-level="1">
<text:span text:style-name="T4">
Poltavska Oblast（00:56）。 红色警报：空中威胁。 警笛声。 立即掩盖！</text:span>
</text:h>
      <text:p text:style-name="P4">
作者: liveuamap (Language: en)</text:p>
      <text:p text:style-name="P4">
时间: 2023-04-02T18:58:00</text:p>
      <text:p text:style-name="P4">
地点: Poltavska Oblast (Latitude:49.47658 Longtitude:33.81855)</text:p>
      <text:p text:style-name="P4">
视频: []</text:p>
      <text:p text:style-name="P4">
图片: []</text:p>
      <text:p text:style-name="P4">
标签: ["Europe", "Central and Eastern Europe"]</text:p>
      <text:p text:style-name="P4">
Id: 22553228</text:p>
      <!--METADATA-->
      <text:p text:style-name="P4">
poltava(00:56). Red Alert: aerial threat. Sirens sounding. Take covernow!</text:p>
      <text:p text:style-name="P4">
News Collection Link: <text:a xlink:type="simple" xlink:href="https://liveuamap.com/en/2023/02-april-poltavska-oblast0056-red-alert-aeriag" text:style-name="Internet_20_link" text:visited-style-name="Visited_20_Internet_20_Link">
https://liveuamap.com/en/2023/02-april-poltavska-oblast0056-red-alert-aeriag</text:a>
</text:p>
      <text:p text:style-name="P4">
News Source: <text:a xlink:type="simple" xlink:href="https://t.me/suspilnepoltava/10666" text:style-name="Internet_20_link" text:visited-style-name="Visited_20_Internet_20_Link">
https://t.me/suspilnepoltava/10666</text:a>
</text:p>
      <!--NEWS-->
      <text:h text:style-name="P10" text:outline-level="1">
<text:span text:style-name="T4">
Sumska Oblast（00:57）。 红色警报：空中威胁。 警笛声。 立即掩盖！</text:span>
</text:h>
      <text:p text:style-name="P4">
作者: liveuamap (Language: en)</text:p>
      <text:p text:style-name="P4">
时间: 2023-04-02T19:00:00</text:p>
      <text:p text:style-name="P4">
地点: Sumska Oblast (Latitude:50.99902 Longtitude:33.99911)</text:p>
      <text:p text:style-name="P4">
视频: []</text:p>
      <text:p text:style-name="P4">
图片: []</text:p>
      <text:p text:style-name="P4">
标签: ["Europe", "Central and Eastern Europe"]</text:p>
      <text:p text:style-name="P4">
Id: 22553229</text:p>
      <!--METADATA-->
      <text:p text:style-name="P4">
Sumy地区(00:57). Red Alert: aerial threat. Sirens sounding. Take covernow!</text:p>
      <text:p text:style-name="P4">
News Collection Link: <text:a xlink:type="simple" xlink:href="https://liveuamap.com/en/2023/02-april-sumska-oblast0057-red-alert-aerial-tg" text:style-name="Internet_20_link" text:visited-style-name="Visited_20_Internet_20_Link">
https://liveuamap.com/en/2023/02-april-sumska-oblast0057-red-alert-aerial-tg</text:a>
</text:p>
      <text:p text:style-name="P4">
News Source: <text:a xlink:type="simple" xlink:href="https://t.me/air_alert_ua/42473" text:style-name="Internet_20_link" text:visited-style-name="Visited_20_Internet_20_Link">
https://t.me/air_alert_ua/42473</text:a>
</text:p>
      <!--NEWS-->
      <text:h text:style-name="P10" text:outline-level="1">
<text:span text:style-name="T4">
在哈尔基夫（Kharkiv）中，支持支持支持已清除的145公顷农业用地</text:span>
</text:h>
      <text:p text:style-name="P4">
作者: ['АРМІЯINFORM']</text:p>
      <text:p text:style-name="P4">
时间: 2023-04-02T56:00:00-04:00</text:p>
      <text:p text:style-name="P4">
描述: 关于ZS乌克兰人的总部。 pidrodrols的震撼人物...与乌克兰2022年的战争，与乌克兰的最新新闻，今天与乌克兰2022年的新闻战争，乌克兰与乌克兰之间的战争，乌克兰和俄罗斯之间是否会发生战争，何时与乌克兰在2022年与乌克兰进行战争，无论是，无论是在不久的将来与乌克兰的战争》中说，与乌克兰的战争，今天的乌克兰新闻，乌克兰的新闻，乌克兰媒体在俄罗斯</text:p>
      <text:p text:style-name="P4">
图片: ['<text:a xlink:type="simple" xlink:href="https://armyinform.com.ua/wp-content/uploads/2023/04/4.jpg" text:style-name="Internet_20_link" text:visited-style-name="Visited_20_Internet_20_Link">
4.jpg</text:a>
', '<text:a xlink:type="simple" xlink:href="https://armyinform.com.ua/wp-content/uploads/2023/04/338283292_899316818011731_1709447214957619959_n.jpg" text:style-name="Internet_20_link" text:visited-style-name="Visited_20_Internet_20_Link">
338283292_899316818011731_1709447214957619959_n.jpg</text:a>
', '<text:a xlink:type="simple" xlink:href="https://armyinform.com.ua/wp-content/uploads/2023/04/338594153_108499712206764_3862288127389226495_n-150x150.jpg" text:style-name="Internet_20_link" text:visited-style-name="Visited_20_Internet_20_Link">
338594153_108499712206764_3862288127389226495_n-150x150.jpg</text:a>
', '<text:a xlink:type="simple" xlink:href="https://armyinform.com.ua/wp-content/uploads/2023/04/339428951_213765661340315_2825176506893096352_n-150x150.jpg" text:style-name="Internet_20_link" text:visited-style-name="Visited_20_Internet_20_Link">
339428951_213765661340315_2825176506893096352_n-150x150.jpg</text:a>
']</text:p>
      <text:p text:style-name="P4">
标签: ['STOPRUSSIA', 'АГРЕСІЯ РФ', 'ВІЙНА', 'ВТОРГНЕННЯ РФ', 'РОЗМІНУВАННЯ', 'СУХОПУТНІ ВІЙСЬКА ЗС УКРАЇНИ']</text:p>
      <text:p text:style-name="P4">
类别: News</text:p>
      <!--METADATA-->
      <text:p text:style-name="P4">
<draw:frame draw:style-name="fr1" draw:name="Image2" text:anchor-type="as-char" svg:width="6.9236in" svg:height="5.293508in" draw:z-index="0">
<draw:image xlink:href="../Images/AРМІЯINFORM/2023-04-02T56-00-00-04-00/4.jpg" xlink:type="simple" xlink:show="embed" xlink:actuate="onLoad" draw:mime-type="image/jpeg"/>
</draw:frame>
关于它<text:a xlink:type="simple" xlink:href="https://www.facebook.com/GeneralStaff.ua/posts/pfbid0929FTcbU3QRTLuxRNj1HmQSbvd4ZnHjEffuFqw6ApcRqwxEcD7oSJvLEffKt4vqBl" text:style-name="Internet_20_link" text:visited-style-name="Visited_20_Internet_20_Link">
报告</text:a>
乌克兰武装部队的总参谋部。</text:p>
      <text:p text:style-name="P4">
迄今为止，已经对武装部队支援部队的工程和支持部队进行了大量工作，以清洁从爆炸物体中清理解放的终结者(GNP).</text:p>
      <text:p text:style-name="P4">
<draw:frame draw:style-name="fr1" draw:name="Image3" text:anchor-type="as-char" svg:width="6.9236in" svg:height="6.9236in" draw:z-index="0">
<draw:image xlink:href="../Images/AРМІЯINFORM/2023-04-02T56-00-00-04-00/338283292_899316818011731_1709447214957619959_n.jpg" xlink:type="simple" xlink:show="embed" xlink:actuate="onLoad" draw:mime-type="image/jpeg"/>
</draw:frame>
因此，在哈尔基夫地区，有145个危险，21.33公顷的森林区域，近171公里的线 - 电动计划，40公里的燃气管道，192公里的道路，239 000平方米。 不同的建筑物。 6 044 GNP被处置并销毁。</text:p>
      <text:p text:style-name="P4">
武装部队武装部队的仆从也在赫尔森地区社区的领土上运作，这些地区被赎回了占领。 从国内生产总值中清除了1189多个船船土地，几乎78平方米的建筑物，检查了5个设施。4095 GNP损坏并摧毁了。</text:p>
      <text:p text:style-name="P4">
<text:a xlink:type="simple" xlink:href="https://armyinform.com.ua/wp-content/uploads/2023/04/338594153_108499712206764_3862288127389226495_n.jpg" text:style-name="Internet_20_link" text:visited-style-name="Visited_20_Internet_20_Link">
!(Images/AРМІЯINFORM/2023-04-02T56-00-00-04-00/338594153_108499712206764_3862288127389226495_n-150x150.jpg)</text:a>
</text:p>
      <text:p text:style-name="P4">
<text:a xlink:type="simple" xlink:href="https://armyinform.com.ua/wp-content/uploads/2023/04/339428951_213765661340315_2825176506893096352_n.jpg" text:style-name="Internet_20_link" text:visited-style-name="Visited_20_Internet_20_Link">
<draw:frame draw:style-name="fr1" draw:name="Image4" text:anchor-type="as-char" svg:width="6.9236in" svg:height="6.9236in" draw:z-index="0">
<draw:image xlink:href="../Images/AРМІЯINFORM/2023-04-02T56-00-00-04-00/339428951_213765661340315_2825176506893096352_n-150x150.jpg" xlink:type="simple" xlink:show="embed" xlink:actuate="onLoad" draw:mime-type="image/jpeg"/>
</draw:frame>
</text:a>
任务参与了20多个demining组，并且远程标记的Bozena-5脱粒系统的计算也将起作用。</text:p>
      <text:p text:style-name="P4">
在所有天气条件下，sapers昼夜工作，靠近营养!</text:p>
      <text:p text:style-name="P4">
News Source: <text:a xlink:type="simple" xlink:href="https://armyinform.com.ua/2023/04/02/sapery-syl-pidtrymky-zsu-ochyshhayut-zemli-vid-vybuhonebezpechnyh-predmetiv/" text:style-name="Internet_20_link" text:visited-style-name="Visited_20_Internet_20_Link">
https://armyinform.com.ua/2023/04/02/sapery-syl-pidtrymky-zsu-ochyshhayut-zemli-vid-vybuhonebezpechnyh-predmetiv/</text:a>
</text:p>
      <!--NEWS-->
      <text:h text:style-name="P10" text:outline-level="1">
<text:span text:style-name="T4">
欧洲刑警组织确定了150名乌克兰军事犯罪嫌疑人</text:span>
</text:h>
      <text:p text:style-name="P4">
作者: ['АРМІЯINFORM']</text:p>
      <text:p text:style-name="P4">
时间: 2023-04-02T57:00:00-04:00</text:p>
      <text:p text:style-name="P4">
描述: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4f7bc74c-4f13-4286-b46f-93224a2cd50b.jpg" text:style-name="Internet_20_link" text:visited-style-name="Visited_20_Internet_20_Link">
4f7bc74c-4f13-4286-b46f-93224a2cd50b.jpg</text:a>
']</text:p>
      <text:p text:style-name="P4">
标签: ['STOPRUSSIA', 'АГРЕСІЯ РФ', 'ВІЙНА', 'ВТОРГНЕННЯ РФ']</text:p>
      <text:p text:style-name="P4">
类别: News</text:p>
      <!--METADATA-->
      <text:p text:style-name="P4">
<draw:frame draw:style-name="fr1" draw:name="Image5" text:anchor-type="as-char" svg:width="6.9236in" svg:height="4.615733in" draw:z-index="0">
<draw:image xlink:href="../Images/AРМІЯINFORM/2023-04-02T57-00-00-04-00/4f7bc74c-4f13-4286-b46f-93224a2cd50b.jpg" xlink:type="simple" xlink:show="embed" xlink:actuate="onLoad" draw:mime-type="image/jpeg"/>
</draw:frame>
说明性照片</text:p>
      <text:p text:style-name="P4">
关于它<text:a xlink:type="simple" xlink:href="https://www.facebook.com/SZRUkraine/posts/pfbid02kRcvJPcianA2Vk9CC1ZkU4gNG4YK7wRtwLTHrdHJJ3nohq7E4XvP4XbTZAEgXCr3l" text:style-name="Internet_20_link" text:visited-style-name="Visited_20_Internet_20_Link">
报告</text:a>
乌克兰在其官方Facebook页面上的外部情报服务。</text:p>
      <text:p text:style-name="P4">
欧洲刑警组织分析了7,000张照片和视频片段，并反映了乌克兰战争期间战争犯罪中的150名嫌疑犯。 欧洲刑警组织执行董事凯瑟琳·博莱(Catherine Bollee)在布恰举行的联合司法会议期间报道了这一点，并从俄罗斯入侵者致敬城市周年纪念日。</text:p>
      <text:p text:style-name="P4">
News Source: <text:a xlink:type="simple" xlink:href="https://armyinform.com.ua/2023/04/02/yevropol-proanalizuvav-7-tysyach-foto-ta-video-ta-znajshov-150-pidozryuvanyhrf-prychasnyh-u-voyennyh-zlochynah-v-ukrayini/" text:style-name="Internet_20_link" text:visited-style-name="Visited_20_Internet_20_Link">
https://armyinform.com.ua/2023/04/02/yevropol-proanalizuvav-7-tysyach-foto-ta-video-ta-znajshov-150-pidozryuvanyhrf-prychasnyh-u-voyennyh-zlochynah-v-ukrayini/</text:a>
</text:p>
      <!--NEWS-->
      <text:h text:style-name="P10" text:outline-level="1">
<text:span text:style-name="T4">
白天使集团撤离了来自红色区域的Avdiivka的人们</text:span>
</text:h>
      <text:p text:style-name="P4">
作者: ['АРМІЯINFORM']</text:p>
      <text:p text:style-name="P4">
时间: 2023-04-02T58:00:00-04:00</text:p>
      <text:p text:style-name="P4">
描述: 关于切斯特，国家警察。 evakuacisin grupa“ bili yangol”到Vykhvykanz ...与乌克兰的战争，与乌克兰的战争，与乌克兰的最新新闻，今天与乌克兰2022年的新闻战争，乌克兰与乌克兰之间的战争，乌克兰和俄罗斯之间的战争以及与乌克兰的战争在他们说，在2022年不，在不久的将来，将与乌克兰发动战争</text:p>
      <text:p text:style-name="P4">
图片: ['<text:a xlink:type="simple" xlink:href="https://armyinform.com.ua/wp-content/uploads/2023/04/642805df04ed4211768041.jpg" text:style-name="Internet_20_link" text:visited-style-name="Visited_20_Internet_20_Link">
642805df04ed4211768041.jpg</text:a>
', '<text:a xlink:type="simple" xlink:href="https://armyinform.com.ua/wp-content/uploads/2023/04/642805cb051c4568278921.jpg" text:style-name="Internet_20_link" text:visited-style-name="Visited_20_Internet_20_Link">
642805cb051c4568278921.jpg</text:a>
', '<text:a xlink:type="simple" xlink:href="https://armyinform.com.ua/wp-content/uploads/2023/04/642805d49bcca427716354.jpg" text:style-name="Internet_20_link" text:visited-style-name="Visited_20_Internet_20_Link">
642805d49bcca427716354.jpg</text:a>
', '<text:a xlink:type="simple" xlink:href="https://armyinform.com.ua/wp-content/uploads/2023/04/642805d49ac38245462836.jpg" text:style-name="Internet_20_link" text:visited-style-name="Visited_20_Internet_20_Link">
642805d49ac38245462836.jpg</text:a>
', '<text:a xlink:type="simple" xlink:href="https://armyinform.com.ua/wp-content/uploads/2023/04/642805daa07a1472567930.jpg" text:style-name="Internet_20_link" text:visited-style-name="Visited_20_Internet_20_Link">
642805daa07a1472567930.jpg</text:a>
']</text:p>
      <text:p text:style-name="P4">
标签: ['STOPRUSSIA', 'АВДІЇВКА', 'АГРЕСІЯ РФ', 'БІЛИЙ ЯНГОЛ', 'ВІЙНА', 'ВТОРГНЕННЯ РФ', 'НАЦПОЛІЦІЯ']</text:p>
      <text:p text:style-name="P4">
类别: News</text:p>
      <!--METADATA-->
      <text:p text:style-name="P4">
<draw:frame draw:style-name="fr1" draw:name="Image6" text:anchor-type="as-char" svg:width="6.9236in" svg:height="3.900295in" draw:z-index="0">
<draw:image xlink:href="../Images/AРМІЯINFORM/2023-04-02T58-00-00-04-00/642805df04ed4211768041.jpg" xlink:type="simple" xlink:show="embed" xlink:actuate="onLoad" draw:mime-type="image/jpeg"/>
</draw:frame>
关于它<text:a xlink:type="simple" xlink:href="https://www.npu.gov.ua/news/politseiski-evakuiuiut-liudei-z-avdiivky-iaka-znakhodytsia-v-chervonii-zoni" text:style-name="Internet_20_link" text:visited-style-name="Visited_20_Internet_20_Link">
报告</text:a>
国家警察。</text:p>
      <text:p text:style-name="P4">
白天使撤离小组将居民出口在装甲警察中。 为了帮助每个人迅速回应炮击，警察成立了其他产品。</text:p>
      <text:p text:style-name="P4">
在唐内茨克·欧瓦(Donetsk Ova)的协调下，疏散发生了，也参与了SES救援人员。 约有1900名居民留在Avdiivka。 他们中的大多数人居住在城市旧地区的私营部门中。 除白人天使外，红色区域还由警察支队执导。 执法人员的任务是在空袭和炮弹袭击中对人口的立即援助，其数量大大增加了。</text:p>
      <text:p text:style-name="P4">
<draw:frame draw:style-name="fr1" draw:name="Image7" text:anchor-type="as-char" svg:width="6.9236in" svg:height="3.900295in" draw:z-index="0">
<draw:image xlink:href="../Images/AРМІЯINFORM/2023-04-02T58-00-00-04-00/642805cb051c4568278921.jpg" xlink:type="simple" xlink:show="embed" xlink:actuate="onLoad" draw:mime-type="image/jpeg"/>
</draw:frame>
Avdiivka的街道已灭绝。 人们只从避难所中出来，只是为了食物，水。 但是每一条路都是致命的风险。 “最近，这名妇女去井上收集水时死了。 该男子受伤了。”白天使船员的成员Gennady Yudin说。</text:p>
      <text:p text:style-name="P4">
<draw:frame draw:style-name="fr1" draw:name="Image8" text:anchor-type="as-char" svg:width="6.9236in" svg:height="4.125312in" draw:z-index="0">
<draw:image xlink:href="../Images/AРМІЯINFORM/2023-04-02T58-00-00-04-00/642805d49bcca427716354.jpg" xlink:type="simple" xlink:show="embed" xlink:actuate="onLoad" draw:mime-type="image/jpeg"/>
</draw:frame>
为了前往正确的地址，警察被迫首先从混凝土和塑料的碎片中清理道路 - 以前是房屋。 Gennady的贝壳和碎片小心翼翼地走动。 在装甲车中 - 煤轮，医疗工具，儿童防弹背心。 救赎可能需要的一切。</text:p>
      <text:p text:style-name="P4">
这次，警察撤离了老人，他们被要求带走他们早些时候离开的当地人。 其中一位居民最初是由Taadvorov狗Aleska植入猫的猫，为此，他照顾了他，并带着他带到了一个安全的地方。 这很可怕。”  - 另一位乘客说。</text:p>
      <text:p text:style-name="P4">
<draw:frame draw:style-name="fr1" draw:name="Image9" text:anchor-type="as-char" svg:width="6.9236in" svg:height="4.021458in" draw:z-index="0">
<draw:image xlink:href="../Images/AРМІЯINFORM/2023-04-02T58-00-00-04-00/642805d49ac38245462836.jpg" xlink:type="simple" xlink:show="embed" xlink:actuate="onLoad" draw:mime-type="image/jpeg"/>
</draw:frame>
两个“白人天使”  - 当地人并了解居民，因为他们的家人也经历了同样的经历。 “我的祖母住在五楼，”被信任的房子“白天使”说道。</text:p>
      <text:p text:style-name="P4">
警察前往人们可以熄灭的地方。 此外，该路线还检查了大师可以运营的破碎商店的属性。 导弹罢工后，在地面上发现了一个破旧的旗帜，并将其返回到扑朔迷离的地方，这是一个不间断的avdiivka的象征。在准备这些材料的同时，Avdiivka-A 5个月大的婴儿和他的祖母被解雇了一场悲剧。 父母受伤住院。 到达前的背部，警察说服了母亲离开并拯救婴儿。 Tsebula不是说服这名妇女的第一次尝试，而是徒劳的。 敌人对生活的生活很混乱，因此生存的唯一方法是撤离直到为时已晚。</text:p>
      <text:p text:style-name="P4">
News Source: <text:a xlink:type="simple" xlink:href="https://armyinform.com.ua/2023/04/02/evakuaczijna-grupa-bilyj-yangol-evakuyuyut-lyudej-z-avdiyivky-yaka-znahodytsya-v-chervonij-zoni/" text:style-name="Internet_20_link" text:visited-style-name="Visited_20_Internet_20_Link">
https://armyinform.com.ua/2023/04/02/evakuaczijna-grupa-bilyj-yangol-evakuyuyut-lyudej-z-avdiyivky-yaka-znahodytsya-v-chervonij-zoni/</text:a>
</text:p>
      <!--NEWS-->
      <text:h text:style-name="P10" text:outline-level="1">
<text:span text:style-name="T4">
行动制裁：乌克兰和世界 - 反对俄罗斯侵略</text:span>
</text:h>
      <text:p text:style-name="P4">
作者: ['АРМІЯINFORM']</text:p>
      <text:p text:style-name="P4">
时间: 2023-04-02T59:00:00-04:00</text:p>
      <text:p text:style-name="P4">
描述: 阿拉伯酋长国中央银行谈到了俄罗斯银行的持牌货币。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3/antyrosijski-sankcziyi.jpg" text:style-name="Internet_20_link" text:visited-style-name="Visited_20_Internet_20_Link">
antyrosijski-sankcziyi.jpg</text:a>
']</text:p>
      <text:p text:style-name="P4">
标签: ['STOPRUSSIA', 'АГРЕСІЯ РФ', 'ЕКОНОМІКА РФ', 'КРАХ РОСІЇ', 'КРАХ РОСІЙСЬКОЇ ЕКОНОМІКИ', 'САНКЦІЇ РФ', 'СЛУЖБА ЗОВНІШНЬОЇ РОЗВІДКИ УКРАЇНИ']</text:p>
      <text:p text:style-name="P4">
类别: News</text:p>
      <!--METADATA-->
      <text:p text:style-name="P4">
<draw:frame draw:style-name="fr1" draw:name="Image10" text:anchor-type="as-char" svg:width="6.9236in" svg:height="3.894525in" draw:z-index="0">
<draw:image xlink:href="../Images/AРМІЯINFORM/2023-04-02T59-00-00-04-00/antyrosijski-sankcziyi.jpg" xlink:type="simple" xlink:show="embed" xlink:actuate="onLoad" draw:mime-type="image/jpeg"/>
</draw:frame>
阿拉伯联合酋长国中央银行废除了俄罗斯MTS银行的许可。 正式指出，MTS银行必须崩溃六个月，并关闭阿联酋的所有分支机构。 在此期间，银行禁止新帐户并进行交易，但偿还较早的还款。</text:p>
      <text:p text:style-name="P4">
关于它<text:a xlink:type="simple" xlink:href="https://www.facebook.com/SZRUkraine/posts/pfbid02kRcvJPcianA2Vk9CC1ZkU4gNG4YK7wRtwLTHrdHJJ3nohq7E4XvP4XbTZAEgXCr3l" text:style-name="Internet_20_link" text:visited-style-name="Visited_20_Internet_20_Link">
报告</text:a>
乌克兰在其官方Facebook页面上的外部情报服务。</text:p>
      <text:p text:style-name="P4">
法国达尔文高潮联盟协会与乌克兰组织Rrazom一起我们第二次代表，向巴黎国家反恐怖主义检察官办公室投诉，调查了俄罗斯飞机在飞行过程中使用的总素。</text:p>
      <text:p text:style-name="P4">
美国公司Kraft Heinz在俄罗斯出售两家婴儿食品(“ Ramunitsa”和“ Osami的矿石”的品牌)，以及Heinz Baby Brand的权利。</text:p>
      <text:p text:style-name="P4">
美国农业工业公司Archer Daniels Midland已开始在俄罗斯合作。</text:p>
      <text:p text:style-name="P4">
丰田在圣彼得堡附近的舒什村出售了其工厂。</text:p>
      <text:p text:style-name="P4">
这家美国化学公司3M是世界上最大的资源生产商之一，它在俄罗斯联合会上出售业务。 尽管俄罗斯当局的决定，但“不友好”国家的投资者应根据俄罗斯至少提供折扣的50％，但还是做出了决定。</text:p>
      <text:p text:style-name="P4">
塞浦路斯将以超过1亿欧元的价格阻止俄罗斯人的帐户。</text:p>
      <text:p text:style-name="P4">
佐治亚州将汽车出口增加了三次以上，并且一直以来向欧亚经济联盟出口。 本地分析认为，这些机器中的大多数都在俄罗斯联邦中发现自己，亚美尼亚，吉尔吉萨塔哈萨克斯坦仅用于进口汽车，这些汽车正在传播国际制裁。 2023年1月，俄罗斯的供应量为209辆汽车建立了978辆汽车，一年前向哈萨克斯坦-2.6,000辆汽车。 针对亚美尼亚的935个单位的机器 -  2.2.8千辆汽车，反对365辆，dorgism -1.3,000辆对423. 423.在佐治亚州，这辆车没有生产，该国将其进口。</text:p>
      <text:p text:style-name="P4">
News Source: <text:a xlink:type="simple" xlink:href="https://armyinform.com.ua/2023/04/02/sankcziyi-v-diyi-ukrayina-i-svit-proty-rosijskoyi-agresiyi-7/" text:style-name="Internet_20_link" text:visited-style-name="Visited_20_Internet_20_Link">
https://armyinform.com.ua/2023/04/02/sankcziyi-v-diyi-ukrayina-i-svit-proty-rosijskoyi-agresiyi-7/</text:a>
</text:p>
      <!--NEWS-->
      <text:h text:style-name="P10" text:outline-level="1">
<text:span text:style-name="T4">
Twitter阻止了美国的“专家”，后者积极宣传Rospropaganda的叙述</text:span>
</text:h>
      <text:p text:style-name="P4">
作者: ['АРМІЯINFORM']</text:p>
      <text:p text:style-name="P4">
时间: 2023-04-02T60:00:00-04:00</text:p>
      <text:p text:style-name="P4">
描述: Twitter阻止了美国专家Scott Ritter的Akauta，积极开车...与乌克兰2022年的战争，今天与乌克兰的最新消息，今天与乌克兰2022年的新闻战争，乌克兰和俄罗斯之间的战争将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339292421_2223944764462668_523829257785665614_n-e1680354246894.jpg" text:style-name="Internet_20_link" text:visited-style-name="Visited_20_Internet_20_Link">
339292421_2223944764462668_523829257785665614_n-e1680354246894.jpg</text:a>
']</text:p>
      <text:p text:style-name="P4">
标签: ['STOPRUSSIA', 'АГРЕСІЯ РФ', 'ВІЙНА', 'ВТОРГНЕННЯ РФ', 'РОСІЙСЬКІ ФЕЙКИ', 'РОСФЕЙКИ']</text:p>
      <text:p text:style-name="P4">
类别: News</text:p>
      <!--METADATA-->
      <text:p text:style-name="P4">
<draw:frame draw:style-name="fr1" draw:name="Image11" text:anchor-type="as-char" svg:width="6.9236in" svg:height="5.171064in" draw:z-index="0">
<draw:image xlink:href="../Images/AРМІЯINFORM/2023-04-02T60-00-00-04-00/339292421_2223944764462668_523829257785665614_n-e1680354246894.jpg" xlink:type="simple" xlink:show="embed" xlink:actuate="onLoad" draw:mime-type="image/jpeg"/>
</draw:frame>
Twitter阻止了美国专家Scott Ritter，后者积极区分俄罗斯的叙事宣传。</text:p>
      <text:p text:style-name="P4">
关于它<text:a xlink:type="simple" xlink:href="https://www.facebook.com/protydiyadezinformatsiyi.cpd/posts/pfbid02MVzCeuidgbvPFUMD7tfeUdFpbdPnuBVumAvYxDr7gGMmmWbTpYYCW1xcrJhatBHKl" text:style-name="Internet_20_link" text:visited-style-name="Visited_20_Internet_20_Link">
报告</text:a>
在您的Facebook页面上打击错误信息的中心。</text:p>
      <text:p text:style-name="P4">
根据Twitter的官方政策，该平台阻止了违反安全，机密性和真实性规则的帐户。</text:p>
      <text:p text:style-name="P4">
Ritter对Twitter的决定感到愤怒，称此类行动试图强迫他。</text:p>
      <text:p text:style-name="P4">
“今天，我有勇气向美国政府挑战其在乌克兰的周围政策。 他们没有吸引我进行辩论，对话和讨论，而是试图通过在Twitter上关闭Myacaunt来使我保持沉默。”他说。</text:p>
      <text:p text:style-name="P4">
这不是平台第一次阻止专家的帐户。 大约一年前，Twitter发表了一篇帖子后，在美国总统乔·贝登(Joe Baiden)发表了“军事罪犯”，并认为乌克兰国家警察造成了布查的暴行。</text:p>
      <text:p text:style-name="P4">
News Source: <text:a xlink:type="simple" xlink:href="https://armyinform.com.ua/2023/04/02/tviter-zablokuvav-akaunt-amerykanskogo-eksperta-skotta-rittera-yakyj-aktyvno-prosuvav-spivzvuchni-rosijskij-propagandi-naratyvy/" text:style-name="Internet_20_link" text:visited-style-name="Visited_20_Internet_20_Link">
https://armyinform.com.ua/2023/04/02/tviter-zablokuvav-akaunt-amerykanskogo-eksperta-skotta-rittera-yakyj-aktyvno-prosuvav-spivzvuchni-rosijskij-propagandi-naratyvy/</text:a>
</text:p>
      <!--NEWS-->
      <text:h text:style-name="P10" text:outline-level="1">
<text:span text:style-name="T4">
敌对媒体在土耳其出售武装部队时散布伪造</text:span>
</text:h>
      <text:p text:style-name="P4">
作者: ['АРМІЯINFORM']</text:p>
      <text:p text:style-name="P4">
时间: 2023-04-02T61:00:00-04:00</text:p>
      <text:p text:style-name="P4">
描述: Facebook上的Wizin -Format中心是关于Chergov假货的一件事，...与乌克兰2022年的战争，今天与乌克兰最新新闻的战争，与乌克兰2022年的新闻战争是今天的最后一场战争，是否会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4/338493595_1715314668909299_6742754003073544637_n-e1680357920743.jpg" text:style-name="Internet_20_link" text:visited-style-name="Visited_20_Internet_20_Link">
338493595_1715314668909299_6742754003073544637_n-e1680357920743.jpg</text:a>
']</text:p>
      <text:p text:style-name="P4">
标签: ['STOPRUSSIA', 'АГРЕСІЯ РФ', 'РОСІЙСЬКІ ФЕЙКИ', 'РОСФЕЙКИ', 'ФЕЙК', 'ЦЕНТР ПРОТИДІЇ ДЕЗІНФОРМАЦІЇ']</text:p>
      <text:p text:style-name="P4">
类别: News</text:p>
      <!--METADATA-->
      <text:p text:style-name="P4">
<draw:frame draw:style-name="fr1" draw:name="Image12" text:anchor-type="as-char" svg:width="6.9236in" svg:height="6.317785in" draw:z-index="0">
<draw:image xlink:href="../Images/AРМІЯINFORM/2023-04-02T61-00-00-04-00/338493595_1715314668909299_6742754003073544637_n-e1680357920743.jpg" xlink:type="simple" xlink:show="embed" xlink:actuate="onLoad" draw:mime-type="image/jpeg"/>
</draw:frame>
在其Facebook页面上打击错误信息的中心<text:a xlink:type="simple" xlink:href="https://www.facebook.com/protydiyadezinformatsiyi.cpd/posts/pfbid0KBYsteYEHtQYK8MV4VsgQHTwYCEG4P5EJaxPBGpKcMA93HFigJUsUXRGbNXCb3hLl" text:style-name="Internet_20_link" text:visited-style-name="Visited_20_Internet_20_Link">
报告</text:a>
关于下一个假货，敌对宣传者广泛说：</text:p>
      <text:p text:style-name="P4">
“敌人的TG频道传播了一个假的伪造，其基础成为了武装部队武装部队的几张照片，并在土耳其古典服装店之一中以“不出售”标签。</text:p>
      <text:p text:style-name="P4">
这些图片据称确认了表格的实施。 主要的辩论主义媒体是乌克兰独角兽不打算商业实施，这是由武装部队的监管行为监管的。但是，正如土耳其商店“卡洛·波蒂(Carlo Potti)”的官方代表报道的那样，他们不执行乌克兰人军装。 展示样品只是可能的缝纫变体。</text:p>
      <text:p text:style-name="P4">
该表格与标签一起在商店中留下了未知数。 卖方对语言的无知为其在大厅的展览做出了贡献，毫无疑问，铭文“具有敌对”。</text:p>
      <text:p text:style-name="P4">
我们警告!</text:p>
      <text:p text:style-name="P4">
不要相信吸引情绪的材料，因为过度的情绪会促进批判性思维，并有助于对敌意的感知。”</text:p>
      <text:p text:style-name="P4">
News Source: <text:a xlink:type="simple" xlink:href="https://armyinform.com.ua/2023/04/02/vorozhi-media-poshyryuyut-fejk-pro-prodazh-ukrayinskoyi-vijskovoyi-formy/" text:style-name="Internet_20_link" text:visited-style-name="Visited_20_Internet_20_Link">
https://armyinform.com.ua/2023/04/02/vorozhi-media-poshyryuyut-fejk-pro-prodazh-ukrayinskoyi-vijskovoyi-formy/</text:a>
</text:p>
      <!--NEWS-->
      <text:h text:style-name="P10" text:outline-level="1">
<text:span text:style-name="T4">
海军展示了海军陆战队如何清理顿涅茨克地区的敌人职位</text:span>
</text:h>
      <text:p text:style-name="P4">
作者: ['АРМІЯINFORM']</text:p>
      <text:p text:style-name="P4">
时间: 2023-04-02T62:00:00-04:00</text:p>
      <text:p text:style-name="P4">
描述: 杰罗：海军ZS乌克兰与乌克兰2022年战争，与乌克兰的最新消息，今天与乌克兰的新闻战争，与乌克兰2022年的新闻战争，今天将在乌克兰和俄罗斯之间发生战争，当乌克兰与俄罗斯之间的战争以及2022年与乌克兰的战争将是与否。将在不久的将来与乌克兰发动战争，说，与乌克兰的战争，今天的乌克兰新闻，乌克兰的新闻，乌克兰媒体的俄罗斯媒体</text:p>
      <text:p text:style-name="P4">
图片: []</text:p>
      <text:p text:style-name="P4">
标签: ['STOPRUSSIA', 'АГРЕСІЯ РФ', 'ВІЙНА', 'ВМС ЗС УКРАЇНИ', 'ВТОРГНЕННЯ РФ', 'ВТРАТИ ВОРОГА']</text:p>
      <text:p text:style-name="P4">
类别: News</text:p>
      <!--METADATA-->
      <text:p text:style-name="P4">
<text:span text:style-name="T4">
来源：</text:span>
 _ <text:a xlink:type="simple" xlink:href="https://www.facebook.com/navy.mil.gov.ua/videos/1182775182425948/" text:style-name="Internet_20_link" text:visited-style-name="Visited_20_Internet_20_Link">
SSSUCUCK海军</text:a>
_</text:p>
      <text:p text:style-name="P4">
News Source: <text:a xlink:type="simple" xlink:href="https://armyinform.com.ua/2023/04/02/zachystka-vorozhyh-pozyczij-shturmovoyu-grupoyu-voyiniv-bataljonu-morskoyi-pihoty/" text:style-name="Internet_20_link" text:visited-style-name="Visited_20_Internet_20_Link">
https://armyinform.com.ua/2023/04/02/zachystka-vorozhyh-pozyczij-shturmovoyu-grupoyu-voyiniv-bataljonu-morskoyi-pihoty/</text:a>
</text:p>
      <!--NEWS-->
      <text:h text:style-name="P10" text:outline-level="1">
<text:span text:style-name="T4">
5000片和笔记本电脑已转移给学童</text:span>
</text:h>
      <text:p text:style-name="P4">
作者: ['АРМІЯINFORM']</text:p>
      <text:p text:style-name="P4">
时间: 2023-04-02T63:00:00-04:00</text:p>
      <text:p text:style-name="P4">
描述: 关于Cellemel，Urirovis Portal。 在Spiomas的Mejs，Minreintegraf ...与乌克兰2022年的战争，今天与乌克兰最新新闻的战争，今天与乌克兰2022年的新闻战争，乌克兰和俄罗斯之间的战争将与乌克兰战争之间发生战争他们说，在2022年，是否会在不久的将来与乌克兰进行战争</text:p>
      <text:p text:style-name="P4">
图片: ['<text:a xlink:type="simple" xlink:href="https://armyinform.com.ua/wp-content/uploads/2023/04/2023-04-01_202718.jpg" text:style-name="Internet_20_link" text:visited-style-name="Visited_20_Internet_20_Link">
2023-04-01_202718.jpg</text:a>
']</text:p>
      <text:p text:style-name="P4">
标签: ['STOPRUSSIA', 'АГРЕСІЯ РФ', 'ВІЙНА', 'ВТОРГНЕННЯ РФ', 'УРЯДОВИЙ ПОРТАЛ', 'ХЕРСОНЩИНА']</text:p>
      <text:p text:style-name="P4">
类别: News</text:p>
      <!--METADATA-->
      <text:p text:style-name="P4">
<draw:frame draw:style-name="fr1" draw:name="Image13" text:anchor-type="as-char" svg:width="6.9236in" svg:height="4.119542in" draw:z-index="0">
<draw:image xlink:href="../Images/AРМІЯINFORM/2023-04-02T63-00-00-04-00/2023-04-01_202718.jpg" xlink:type="simple" xlink:show="embed" xlink:actuate="onLoad" draw:mime-type="image/jpeg"/>
</draw:frame>
说明性照片</text:p>
      <text:p text:style-name="P4">
关于它<text:a xlink:type="simple" xlink:href="https://www.kmu.gov.ua/news/dlia-shkoliariv-iz-silskykh-hromad-zvilnenoi-khersonshchyny-peredano-5000-planshetiv-i-noutbukiv" text:style-name="Internet_20_link" text:visited-style-name="Visited_20_Internet_20_Link">
报告</text:a>
政府门户。</text:p>
      <text:p text:style-name="P4">
在与联合国儿童基金会的重返社会联合项目的联合项目中，分开了2500片和2500个Chrombuki。 这些教育小工具可能会转移到居住在Deocal地区农村社区的学生中。</text:p>
      <text:p text:style-name="P4">
重返社会部对乌克兰联合国儿童基金会团队表示感谢。</text:p>
      <text:p text:style-name="P4">
副总理Minister重新融入了临时占领地区Irina Vereshchuk和Kherson地区Oleksandr Proudin目前是居住在Kiselovka Taposad-Pokrovske村庄的孩子的第一台片剂和笔记本电脑。 在不久的将来，区域当局将把小工具转移到该地区其他乡村社区的儿童中。</text:p>
      <text:p text:style-name="P4">
News Source: <text:a xlink:type="simple" xlink:href="https://armyinform.com.ua/2023/04/02/dlya-shkolyariv-iz-silskyh-gromad-zvilnenoyi-hersonshhyny-peredano-5000-planshetiv-i-noutbukiv/" text:style-name="Internet_20_link" text:visited-style-name="Visited_20_Internet_20_Link">
https://armyinform.com.ua/2023/04/02/dlya-shkolyariv-iz-silskyh-gromad-zvilnenoyi-hersonshhyny-peredano-5000-planshetiv-i-noutbukiv/</text:a>
</text:p>
      <!--NEWS-->
      <text:h text:style-name="P10" text:outline-level="1">
<text:span text:style-name="T4">
导弹部队和国防军炮兵的师袭击了敌人的3个重点</text:span>
</text:h>
      <text:p text:style-name="P4">
作者: ['АРМІЯINFORM']</text:p>
      <text:p text:style-name="P4">
时间: 2023-04-02T64:00:00-04:00</text:p>
      <text:p text:style-name="P4">
描述: Avisaats的Yya国防部队过去的Doba在Zserdzhennya地区遭受了8次击中...尤其是...与乌克兰2022年的战争，与乌克兰的最新新闻，今天与乌克兰2022年的新闻战争，今天，乌克兰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РАТИ ВОРОГА', 'ХРОНІКА ОБОРОНИ']</text:p>
      <text:p text:style-name="P4">
类别: News</text:p>
      <!--METADATA-->
      <text:p text:style-name="P4">
<draw:frame draw:style-name="fr1" draw:name="Image14" text:anchor-type="as-char" svg:width="6.9236in" svg:height="4.615733in" draw:z-index="0">
<draw:image xlink:href="../Images/AРМІЯINFORM/2023-04-02T64-00-00-04-00/artyleriya.jpg" xlink:type="simple" xlink:show="embed" xlink:actuate="onLoad" draw:mime-type="image/jpeg"/>
</draw:frame>
说明性照片<text:span text:style-name="T4">
🔥俄罗斯入侵的情况</text:span>
</text:p>
      <text:p text:style-name="P4">
在过去的24小时内，国防飞机在侵略者的个人员工和军事装备集中的领域中取得了8次。</text:p>
      <text:p text:style-name="P4">
在Facebook上关于它<text:a xlink:type="simple" xlink:href="https://www.facebook.com/GeneralStaff.ua/posts/pfbid0HskyfEPjqu6AXLXF8EDTMMGeqsjJ9jTozC3d8aRBDrFLqocRv15aKSk3iLBMWaZel" text:style-name="Internet_20_link" text:visited-style-name="Visited_20_Internet_20_Link">
报告</text:a>
武装部队的总人员。</text:p>
      <text:p text:style-name="P4">
我们的捍卫者还击倒了敌人无人驾驶飞机型奥兰10。</text:p>
      <text:p text:style-name="P4">
火箭部队和炮兵部门袭击了3个生活区域，武器和军事装备，2个敌方弹药仓库和1个反应性凌空消防系统。</text:p>
      <text:p text:style-name="P4">
News Source: <text:a xlink:type="simple" xlink:href="https://armyinform.com.ua/2023/04/02/pidrozdily-raketnyh-vijsk-i-artyleriyi-syl-oborony-urazyly-3-rajony-zoseredzhennya-voroga/" text:style-name="Internet_20_link" text:visited-style-name="Visited_20_Internet_20_Link">
https://armyinform.com.ua/2023/04/02/pidrozdily-raketnyh-vijsk-i-artyleriyi-syl-oborony-urazyly-3-rajony-zoseredzhennya-voroga/</text:a>
</text:p>
      <!--NEWS-->
      <text:h text:style-name="P10" text:outline-level="1">
<text:span text:style-name="T4">
Hyacint-C奖杯现在禁止乌克兰</text:span>
</text:h>
      <text:p text:style-name="P4">
作者: ['АРМІЯINFORM']</text:p>
      <text:p text:style-name="P4">
时间: 2023-04-02T65:00:00-04:00</text:p>
      <text:p text:style-name="P4">
描述: 关于CTI运营凝块神圣：“ Tropeneini是自我 - 自我 - 艺术……与乌克兰2022年的战争，与乌克兰与乌克兰的最新新闻，今天与乌克兰2022年的新闻战争，乌克兰和俄罗斯之间的战争将发生战争，什么时候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4/339020012_222309313711473_4359305365507991338_n.jpg" text:style-name="Internet_20_link" text:visited-style-name="Visited_20_Internet_20_Link">
339020012_222309313711473_4359305365507991338_n.jpg</text:a>
', '<text:a xlink:type="simple" xlink:href="https://armyinform.com.ua/wp-content/uploads/2023/04/339322921_938703453983622_3558651149073054658_n-150x150.jpg" text:style-name="Internet_20_link" text:visited-style-name="Visited_20_Internet_20_Link">
339322921_938703453983622_3558651149073054658_n-150x150.jpg</text:a>
', '<text:a xlink:type="simple" xlink:href="https://armyinform.com.ua/wp-content/uploads/2023/04/338595404_3475466572721467_8061077259639332883_n-150x150.jpg" text:style-name="Internet_20_link" text:visited-style-name="Visited_20_Internet_20_Link">
338595404_3475466572721467_8061077259639332883_n-150x150.jpg</text:a>
', '<text:a xlink:type="simple" xlink:href="https://armyinform.com.ua/wp-content/uploads/2023/04/339454746_3066174147009969_7838693524898065966_n-150x150.jpg" text:style-name="Internet_20_link" text:visited-style-name="Visited_20_Internet_20_Link">
339454746_3066174147009969_7838693524898065966_n-150x150.jpg</text:a>
', '<text:a xlink:type="simple" xlink:href="https://armyinform.com.ua/wp-content/uploads/2023/04/339473783_130880163268357_5777202317826569903_n-150x150.jpg" text:style-name="Internet_20_link" text:visited-style-name="Visited_20_Internet_20_Link">
339473783_130880163268357_5777202317826569903_n-150x150.jpg</text:a>
', '<text:a xlink:type="simple" xlink:href="https://armyinform.com.ua/wp-content/uploads/2023/04/339296093_150252291311904_50768772177867341_n-150x150.jpg" text:style-name="Internet_20_link" text:visited-style-name="Visited_20_Internet_20_Link">
339296093_150252291311904_50768772177867341_n-150x150.jpg</text:a>
', '<text:a xlink:type="simple" xlink:href="https://armyinform.com.ua/wp-content/uploads/2023/04/339283614_757317539333035_1097980736579780241_n-150x150.jpg" text:style-name="Internet_20_link" text:visited-style-name="Visited_20_Internet_20_Link">
339283614_757317539333035_1097980736579780241_n-150x150.jpg</text:a>
', '<text:a xlink:type="simple" xlink:href="https://armyinform.com.ua/wp-content/uploads/2023/04/339432087_745937620323945_8524966482449806472_n-150x150.jpg" text:style-name="Internet_20_link" text:visited-style-name="Visited_20_Internet_20_Link">
339432087_745937620323945_8524966482449806472_n-150x150.jpg</text:a>
', '<text:a xlink:type="simple" xlink:href="https://armyinform.com.ua/wp-content/uploads/2023/04/339275384_211584004804454_5449222334939280100_n-150x150.jpg" text:style-name="Internet_20_link" text:visited-style-name="Visited_20_Internet_20_Link">
339275384_211584004804454_5449222334939280100_n-150x150.jpg</text:a>
', '<text:a xlink:type="simple" xlink:href="https://armyinform.com.ua/wp-content/uploads/2023/04/339293380_518631427150793_7657693250480441201_n-150x150.jpg" text:style-name="Internet_20_link" text:visited-style-name="Visited_20_Internet_20_Link">
339293380_518631427150793_7657693250480441201_n-150x150.jpg</text:a>
', '<text:a xlink:type="simple" xlink:href="https://armyinform.com.ua/wp-content/uploads/2023/04/339150681_602112431554814_4319759591197500847_n-150x150.jpg" text:style-name="Internet_20_link" text:visited-style-name="Visited_20_Internet_20_Link">
339150681_602112431554814_4319759591197500847_n-150x150.jpg</text:a>
']</text:p>
      <text:p text:style-name="P4">
标签: ['STOPRUSSIA', 'АГРЕСІЯ РФ', 'АРТИЛЕРІЯ', 'ВІЙНА', 'ВОЄННІ ТРОФЕЇ', 'ВТРАТИ ВОРОГА']</text:p>
      <text:p text:style-name="P4">
类别: News</text:p>
      <!--METADATA-->
      <text:p text:style-name="P4">
<draw:frame draw:style-name="fr1" draw:name="Image15" text:anchor-type="as-char" svg:width="6.9236in" svg:height="4.608521in" draw:z-index="0">
<draw:image xlink:href="../Images/AРМІЯINFORM/2023-04-02T65-00-00-04-00/339020012_222309313711473_4359305365507991338_n.jpg" xlink:type="simple" xlink:show="embed" xlink:actuate="onLoad" draw:mime-type="image/jpeg"/>
</draw:frame>
关于它<text:a xlink:type="simple" xlink:href="https://www.facebook.com/EastOC/posts/pfbid02RQGdpqXfGFW29VPsnPdd4ahW7sJpKg9TdWXqEwy1HWqfM8FTEPmqyeCqQug9hd7fl" text:style-name="Internet_20_link" text:visited-style-name="Visited_20_Internet_20_Link">
报告</text:a>
操作命令“东”：</text:p>
      <text:p text:style-name="P4">
«奖杯自行炮兵安装2C5«Hyacinth-C»和苏联乘客枪2C7«TIPION»。 乌克兰杀害的技术现在正在毁灭俄罗斯联邦的常规军队和瓦格纳·佩克(Wagner Pec)，昼夜毁灭了瓦格纳·佩克(Wagner Pec)。</text:p>
      <text:p text:style-name="P4">
<text:a xlink:type="simple" xlink:href="https://armyinform.com.ua/wp-content/uploads/2023/04/339322921_938703453983622_3558651149073054658_n.jpg" text:style-name="Internet_20_link" text:visited-style-name="Visited_20_Internet_20_Link">
!(Images/AРМІЯINFORM/2023-04-02T65-00-00-04-00/339322921_938703453983622_3558651149073054658_n-150x150.jpg)</text:a>
</text:p>
      <text:p text:style-name="P4">
<text:a xlink:type="simple" xlink:href="https://armyinform.com.ua/wp-content/uploads/2023/04/338595404_3475466572721467_8061077259639332883_n.jpg" text:style-name="Internet_20_link" text:visited-style-name="Visited_20_Internet_20_Link">
<draw:frame draw:style-name="fr1" draw:name="Image16" text:anchor-type="as-char" svg:width="6.9236in" svg:height="6.9236in" draw:z-index="0">
<draw:image xlink:href="../Images/AРМІЯINFORM/2023-04-02T65-00-00-04-00/338595404_3475466572721467_8061077259639332883_n-150x150.jpg" xlink:type="simple" xlink:show="embed" xlink:actuate="onLoad" draw:mime-type="image/jpeg"/>
</draw:frame>
</text:a>
</text:p>
      <text:p text:style-name="P4">
<text:a xlink:type="simple" xlink:href="https://armyinform.com.ua/wp-content/uploads/2023/04/339454746_3066174147009969_7838693524898065966_n.jpg" text:style-name="Internet_20_link" text:visited-style-name="Visited_20_Internet_20_Link">
<draw:frame draw:style-name="fr1" draw:name="Image17" text:anchor-type="as-char" svg:width="6.9236in" svg:height="6.9236in" draw:z-index="0">
<draw:image xlink:href="../Images/AРМІЯINFORM/2023-04-02T65-00-00-04-00/339454746_3066174147009969_7838693524898065966_n-150x150.jpg" xlink:type="simple" xlink:show="embed" xlink:actuate="onLoad" draw:mime-type="image/jpeg"/>
</draw:frame>
</text:a>
</text:p>
      <text:p text:style-name="P4">
<text:a xlink:type="simple" xlink:href="https://armyinform.com.ua/wp-content/uploads/2023/04/339473783_130880163268357_5777202317826569903_n.jpg" text:style-name="Internet_20_link" text:visited-style-name="Visited_20_Internet_20_Link">
<draw:frame draw:style-name="fr1" draw:name="Image18" text:anchor-type="as-char" svg:width="6.9236in" svg:height="6.9236in" draw:z-index="0">
<draw:image xlink:href="../Images/AРМІЯINFORM/2023-04-02T65-00-00-04-00/339473783_130880163268357_5777202317826569903_n-150x150.jpg" xlink:type="simple" xlink:show="embed" xlink:actuate="onLoad" draw:mime-type="image/jpeg"/>
</draw:frame>
</text:a>
</text:p>
      <text:p text:style-name="P4">
<text:a xlink:type="simple" xlink:href="https://armyinform.com.ua/wp-content/uploads/2023/04/339296093_150252291311904_50768772177867341_n.jpg" text:style-name="Internet_20_link" text:visited-style-name="Visited_20_Internet_20_Link">
<draw:frame draw:style-name="fr1" draw:name="Image19" text:anchor-type="as-char" svg:width="6.9236in" svg:height="6.9236in" draw:z-index="0">
<draw:image xlink:href="../Images/AРМІЯINFORM/2023-04-02T65-00-00-04-00/339296093_150252291311904_50768772177867341_n-150x150.jpg" xlink:type="simple" xlink:show="embed" xlink:actuate="onLoad" draw:mime-type="image/jpeg"/>
</draw:frame>
</text:a>
</text:p>
      <text:p text:style-name="P4">
<text:a xlink:type="simple" xlink:href="https://armyinform.com.ua/wp-content/uploads/2023/04/339283614_757317539333035_1097980736579780241_n.jpg" text:style-name="Internet_20_link" text:visited-style-name="Visited_20_Internet_20_Link">
<draw:frame draw:style-name="fr1" draw:name="Image20" text:anchor-type="as-char" svg:width="6.9236in" svg:height="6.9236in" draw:z-index="0">
<draw:image xlink:href="../Images/AРМІЯINFORM/2023-04-02T65-00-00-04-00/339283614_757317539333035_1097980736579780241_n-150x150.jpg" xlink:type="simple" xlink:show="embed" xlink:actuate="onLoad" draw:mime-type="image/jpeg"/>
</draw:frame>
</text:a>
</text:p>
      <text:p text:style-name="P4">
<text:a xlink:type="simple" xlink:href="https://armyinform.com.ua/wp-content/uploads/2023/04/339432087_745937620323945_8524966482449806472_n.jpg" text:style-name="Internet_20_link" text:visited-style-name="Visited_20_Internet_20_Link">
<draw:frame draw:style-name="fr1" draw:name="Image21" text:anchor-type="as-char" svg:width="6.9236in" svg:height="6.9236in" draw:z-index="0">
<draw:image xlink:href="../Images/AРМІЯINFORM/2023-04-02T65-00-00-04-00/339432087_745937620323945_8524966482449806472_n-150x150.jpg" xlink:type="simple" xlink:show="embed" xlink:actuate="onLoad" draw:mime-type="image/jpeg"/>
</draw:frame>
</text:a>
</text:p>
      <text:p text:style-name="P4">
<text:a xlink:type="simple" xlink:href="https://armyinform.com.ua/wp-content/uploads/2023/04/339275384_211584004804454_5449222334939280100_n.jpg" text:style-name="Internet_20_link" text:visited-style-name="Visited_20_Internet_20_Link">
<draw:frame draw:style-name="fr1" draw:name="Image22" text:anchor-type="as-char" svg:width="6.9236in" svg:height="6.9236in" draw:z-index="0">
<draw:image xlink:href="../Images/AРМІЯINFORM/2023-04-02T65-00-00-04-00/339275384_211584004804454_5449222334939280100_n-150x150.jpg" xlink:type="simple" xlink:show="embed" xlink:actuate="onLoad" draw:mime-type="image/jpeg"/>
</draw:frame>
</text:a>
</text:p>
      <text:p text:style-name="P4">
<text:a xlink:type="simple" xlink:href="https://armyinform.com.ua/wp-content/uploads/2023/04/339150681_602112431554814_4319759591197500847_n.jpg" text:style-name="Internet_20_link" text:visited-style-name="Visited_20_Internet_20_Link">
<draw:frame draw:style-name="fr1" draw:name="Image23" text:anchor-type="as-char" svg:width="6.9236in" svg:height="6.9236in" draw:z-index="0">
<draw:image xlink:href="../Images/AРМІЯINFORM/2023-04-02T65-00-00-04-00/339150681_602112431554814_4319759591197500847_n-150x150.jpg" xlink:type="simple" xlink:show="embed" xlink:actuate="onLoad" draw:mime-type="image/jpeg"/>
</draw:frame>
</text:a>
</text:p>
      <text:p text:style-name="P4">
News Source: <text:a xlink:type="simple" xlink:href="https://armyinform.com.ua/2023/04/02/trofejna-samohidna-artylerijska-ustanovka-giaczynt-s-teper-boronyt-ukrayinu/" text:style-name="Internet_20_link" text:visited-style-name="Visited_20_Internet_20_Link">
https://armyinform.com.ua/2023/04/02/trofejna-samohidna-artylerijska-ustanovka-giaczynt-s-teper-boronyt-ukrayinu/</text:a>
</text:p>
      <!--NEWS-->
      <text:h text:style-name="P10" text:outline-level="1">
<text:span text:style-name="T4">
在Kherson地区，占领当局为挪用乌克兰公民的房地产而伪造了文件</text:span>
</text:h>
      <text:p text:style-name="P4">
作者: ['АРМІЯINFORM']</text:p>
      <text:p text:style-name="P4">
时间: 2023-04-02T66:00:00-04:00</text:p>
      <text:p text:style-name="P4">
描述: 关于TSE在Facebook，ZSU的总参谋部。 Rosiskism tostant ...与乌克兰2022年的战争，与乌克兰的最新新闻战争，今天与乌克兰2022年的新闻战争，乌克兰和俄罗斯之间的战争以及俄罗斯之间的战争以及2022年与乌克兰的战争将会是与乌克兰的战争，他们说，在不久的将来，与乌克兰发生了战争</text:p>
      <text:p text:style-name="P4">
图片: ['<text:a xlink:type="simple" xlink:href="https://armyinform.com.ua/wp-content/uploads/2023/04/37_main-v1660280985.jpg" text:style-name="Internet_20_link" text:visited-style-name="Visited_20_Internet_20_Link">
37_main-v1660280985.jpg</text:a>
']</text:p>
      <text:p text:style-name="P4">
标签: ['STOPRUSSIA', 'АГРЕСІЯ РФ']</text:p>
      <text:p text:style-name="P4">
类别: News</text:p>
      <!--METADATA-->
      <text:p text:style-name="P4">
<draw:frame draw:style-name="fr1" draw:name="Image24" text:anchor-type="as-char" svg:width="6.9236in" svg:height="4.61903in" draw:z-index="0">
<draw:image xlink:href="../Images/AРМІЯINFORM/2023-04-02T66-00-00-04-00/37_main-v1660280985.jpg" xlink:type="simple" xlink:show="embed" xlink:actuate="onLoad" draw:mime-type="image/jpeg"/>
</draw:frame>
说明性照片<text:span text:style-name="T4">
🔥俄罗斯入侵</text:span>
</text:p>
      <text:p text:style-name="P4">
在Facebook上关于它<text:a xlink:type="simple" xlink:href="https://www.facebook.com/GeneralStaff.ua/posts/pfbid0HskyfEPjqu6AXLXF8EDTMMGeqsjJ9jTozC3d8aRBDrFLqocRv15aKSk3iLBMWaZel" text:style-name="Internet_20_link" text:visited-style-name="Visited_20_Internet_20_Link">
报告</text:a>
武装部队的总人员。</text:p>
      <text:p text:style-name="P4">
俄罗斯入侵者继续对赫尔森地区暂时固定领土的人口进行强制认证。 特别是，在吉尼切斯克·斯特雷尔科夫(Genichesk Strelkov)在检查站的定居点中，俄罗斯入侵者限制了乌克兰公民的行动，这些公民尚未收到俄罗斯联邦公民的护照。 据报道，据报道，未收到俄罗斯护照的乌克兰公民在检查站第四个穿越后将被禁止入场。 此外，俄罗斯占领所谓的“权力”，目的是通过伪造出售和礼物合同来积极地伪造乌克兰公民的庞大。</text:p>
      <text:p text:style-name="P4">
News Source: <text:a xlink:type="simple" xlink:href="https://armyinform.com.ua/2023/04/02/na-hersonshhyni-okupaczijna-vlada-pidroblyaye-dokumenty-dlya-pryvlasnennya-neruhomosti-gromadyan-ukrayiny/" text:style-name="Internet_20_link" text:visited-style-name="Visited_20_Internet_20_Link">
https://armyinform.com.ua/2023/04/02/na-hersonshhyni-okupaczijna-vlada-pidroblyaye-dokumenty-dlya-pryvlasnennya-neruhomosti-gromadyan-ukrayiny/</text:a>
</text:p>
      <!--NEWS-->
      <text:h text:style-name="P10" text:outline-level="1">
<text:span text:style-name="T4">
在Melitopol，占用者在南方非法砍伐森林</text:span>
</text:h>
      <text:p text:style-name="P4">
作者: ['АРМІЯINFORM']</text:p>
      <text:p text:style-name="P4">
时间: 2023-04-02T67:00:00-04:00</text:p>
      <text:p text:style-name="P4">
描述: Rosiski对Chinity的热情在Timchasovo Lawyat Teritors上掠夺...与乌克兰2022年的战争，与乌克兰与乌克兰的最新新闻，今天与乌克兰2022年的新闻战争，乌克兰和俄罗斯之间的战争以及与乌克兰的战争将在他们说，或者2022年，他们是否会在不久的将来与乌克兰进行战争</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text:p>
      <text:p text:style-name="P4">
类别: News</text:p>
      <!--METADATA-->
      <text:p text:style-name="P4">
<draw:frame draw:style-name="fr1" draw:name="Image25" text:anchor-type="as-char" svg:width="6.9236in" svg:height="5.140773in" draw:z-index="0">
<draw:image xlink:href="../Images/AРМІЯINFORM/2023-04-02T67-00-00-04-00/okupanty.jpg" xlink:type="simple" xlink:show="embed" xlink:actuate="onLoad" draw:mime-type="image/jpeg"/>
</draw:frame>
说明性照片<text:span text:style-name="T4">
🔥俄罗斯入侵的情况</text:span>
</text:p>
      <text:p text:style-name="P4">
俄罗斯入侵者继续掠夺乌克兰的暂时雇用。 特别是，在Zaporizhzhya地区Melitopol的定居点中，收藏家向南方方向非法砍伐森林。</text:p>
      <text:p text:style-name="P4">
在Facebook上关于它<text:a xlink:type="simple" xlink:href="https://www.facebook.com/GeneralStaff.ua/posts/pfbid0HskyfEPjqu6AXLXF8EDTMMGeqsjJ9jTozC3d8aRBDrFLqocRv15aKSk3iLBMWaZel" text:style-name="Internet_20_link" text:visited-style-name="Visited_20_Internet_20_Link">
报告</text:a>
武装部队的总人员。</text:p>
      <text:p text:style-name="P4">
在库森地区的Kozachi Lageri定居下，在成功损害了俄罗斯占领部队的对象之后，敌人积极进行当地人手机的检查，并未经授权的乌克兰公民的场所。</text:p>
      <text:p text:style-name="P4">
News Source: <text:a xlink:type="simple" xlink:href="https://armyinform.com.ua/2023/04/02/u-melitopoli-okupanty-vyvozyat-nezakonno-vyrubanyj-lis-u-pivdennomu-napryamku/" text:style-name="Internet_20_link" text:visited-style-name="Visited_20_Internet_20_Link">
https://armyinform.com.ua/2023/04/02/u-melitopoli-okupanty-vyvozyat-nezakonno-vyrubanyj-lis-u-pivdennomu-napryamku/</text:a>
</text:p>
      <!--NEWS-->
      <text:h text:style-name="P10" text:outline-level="1">
<text:span text:style-name="T4">
乌克兰防守者每天消除了560名入侵者，摧毁了2个坦克和7 bbm</text:span>
</text:h>
      <text:p text:style-name="P4">
作者: ['АРМІЯINFORM']</text:p>
      <text:p text:style-name="P4">
时间: 2023-04-02T68:00:00-04:00</text:p>
      <text:p text:style-name="P4">
描述: Zagalni Boyov，在02.24.22至02.04.23找到敌人，Orintovo成为：...与乌克兰2022年战争，与乌克兰与乌克兰的最新新闻，今天与乌克兰2022年的新闻战争，今天上次与乌克兰战争，乌克兰和俄罗斯之间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4/vtraty_04-02-2023-scaled.jpg" text:style-name="Internet_20_link" text:visited-style-name="Visited_20_Internet_20_Link">
vtraty_04-02-2023-scaled.jpg</text:a>
']</text:p>
      <text:p text:style-name="P4">
标签: ['STOPRUSSIA', 'АГРЕСІЯ РФ', 'ВІЙНА', 'ВТОРГНЕННЯ РФ', 'ВТРАТИ ВОРОГА', 'ГЕНЕРАЛЬНИЙ ШТАБ ЗС УКРАЇНИ']</text:p>
      <text:p text:style-name="P4">
类别: News</text:p>
      <!--METADATA-->
      <text:p text:style-name="P4">
<draw:frame draw:style-name="fr1" draw:name="Image26" text:anchor-type="as-char" svg:width="6.9236in" svg:height="6.975527in" draw:z-index="0">
<draw:image xlink:href="../Images/AРМІЯINFORM/2023-04-02T68-00-00-04-00/vtraty_04-02-2023-scaled.jpg" xlink:type="simple" xlink:show="embed" xlink:actuate="onLoad" draw:mime-type="image/jpeg"/>
</draw:frame>
敌人从24.02.22到02.04.23的总损失将分配给：</text:p>
      <text:p text:style-name="P4">
<text:span text:style-name="T4">
<text:span text:style-name="T5">
人员 -  </text:span>
* 174550(+560)淘汰的人</text:span>
<text:span text:style-name="T5">
坦克 -  </text:span>
<text:span text:style-name="T5">
 3618(+2)</text:span>
<text:span text:style-name="T4">
战斗装甲车 -  </text:span>
 6986(+5)<text:span text:style-name="T4">
<text:span text:style-name="T5">
炮兵系统 -  </text:span>
<text:span text:style-name="T5">
 2687(+4)</text:span>
 </text:span>
 rszv- <text:span text:style-name="T4">
 527(0)</text:span>
<text:span text:style-name="T5">
防防防防空防 -  </text:span>
<text:span text:style-name="T5">
 279(0)</text:span>
<text:span text:style-name="T4">
飞机 -  </text:span>
 306(0)<text:span text:style-name="T4">
<text:span text:style-name="T5">
直升机 -  </text:span>
* 291(0)</text:span>
<text:span text:style-name="T5">
无人机手术战术水平 -  </text:span>
<text:span text:style-name="T5">
 2249(+1)</text:span>
<text:span text:style-name="T4">
有翼的导弹 -  </text:span>
 911(0)<text:span text:style-name="T4">
<text:span text:style-name="T5">
船 /船 -  </text:span>
* 18(0)</text:span>
<text:span text:style-name="T5">
汽车设备和坦克 -  </text:span>
<text:span text:style-name="T5">
 5537(+9)</text:span>
<text:span text:style-name="T4">
特殊设备 -  </text:span>
 296(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2.04.23。</text:p>
      <text:p text:style-name="P4">
News Source: <text:a xlink:type="simple" xlink:href="https://armyinform.com.ua/2023/04/02/ukrayinski-zahysnyky-za-dobu-likviduvaly-560-okupantiv-znyshhyly-2-tanky-ta-7-bbm/" text:style-name="Internet_20_link" text:visited-style-name="Visited_20_Internet_20_Link">
https://armyinform.com.ua/2023/04/02/ukrayinski-zahysnyky-za-dobu-likviduvaly-560-okupantiv-znyshhyly-2-tanky-ta-7-bbm/</text:a>
</text:p>
      <!--NEWS-->
      <text:h text:style-name="P10" text:outline-level="1">
<text:span text:style-name="T4">
黑海有10艘敌船，包括三个口径火箭发射器-Natalia Humeniuk</text:span>
</text:h>
      <text:p text:style-name="P4">
作者: ['Андрій Агєєв']</text:p>
      <text:p text:style-name="P4">
时间: 2023-04-02T69:00:00-04:00</text:p>
      <text:p text:style-name="P4">
描述: 乔尼·莫尔斯（Chorny Morce）的2个Kvity村被10个波罗斯（Poros）淹没，Yaiki有3个母猪...与乌克兰2022年的战争，与乌克兰的最新新闻，今天与乌克兰的新闻战争，今天与乌克兰2022年的新闻战争，将在今天之间发生战争，乌克兰和俄罗斯，以及何时，何时，何时，何时，何时，何时，何时，何时，何时，何时，何时，2022年与乌克兰的战争将是与乌克兰与乌克兰的战争，与乌克兰与乌克兰的战争，今天，乌克兰的新闻，今天乌克兰新闻在俄罗斯的乌克兰媒体</text:p>
      <text:p text:style-name="P4">
图片: ['<text:a xlink:type="simple" xlink:href="https://armyinform.com.ua/wp-content/uploads/2023/04/gumenyuk_1-1.jpg" text:style-name="Internet_20_link" text:visited-style-name="Visited_20_Internet_20_Link">
gumenyuk_1-1.jpg</text:a>
']</text:p>
      <text:p text:style-name="P4">
标签: ['STOPRUSSIA', 'АГРЕСІЯ РФ']</text:p>
      <text:p text:style-name="P4">
类别: News</text:p>
      <!--METADATA-->
      <text:p text:style-name="P4">
<draw:frame draw:style-name="fr1" draw:name="Image27" text:anchor-type="as-char" svg:width="6.9236in" svg:height="3.883237in" draw:z-index="0">
<draw:image xlink:href="../Images/AРМІЯINFORM/2023-04-02T69-00-00-04-00/gumenyuk_1-1.jpg" xlink:type="simple" xlink:show="embed" xlink:actuate="onLoad" draw:mime-type="image/jpeg"/>
</draw:frame>
截至4月2日上午，黑海有10艘敌船，有3枚火箭。 口径的总排球可以达到20个火箭。 第一位Ranongaliya Humeniuk的队长联合协调出版社国防军联合国国防军中心负责人对此进行了告知。</text:p>
      <ul>
        <li>
昨天，4月1日，火箭航空公司之一甚至被操纵。 我们跟踪他的去向，外出并再次返回战斗职务。 这样的机动可以表明火箭发射器需要重新译本，或者它有一些技术故障。 我们继续跟随敌人。 特别是，进行了敌方航空的最后活动。 他们举起了Su-35多目标战斗机，该飞机是由海洋方向的航空炸弹驱动的，袭击了Kherson地区-Said Natalia Humeniuk。</li>
      </ul>
      <text:p text:style-name="P4">
她还强调，如今，航空沿线的使用是敌人改变战术的优先领域之一。 他们继续使用托管航空炸弹(到)没有进入我们的工作领域。</text:p>
      <text:p text:style-name="P4">
News Source: <text:a xlink:type="simple" xlink:href="https://armyinform.com.ua/2023/04/02/u-chornomu-mori-perebuvaye-10-vorozhyh-korabliv-sered-yakyh-try-raketonosiyi-kalibriv-nataliya-gumenyuk/" text:style-name="Internet_20_link" text:visited-style-name="Visited_20_Internet_20_Link">
https://armyinform.com.ua/2023/04/02/u-chornomu-mori-perebuvaye-10-vorozhyh-korabliv-sered-yakyh-try-raketonosiyi-kalibriv-nataliya-gumenyuk/</text:a>
</text:p>
      <!--NEWS-->
      <text:h text:style-name="P10" text:outline-level="1">
<text:span text:style-name="T4">
乌克兰对其领土的解放是制止俄罗斯并结束战争的唯一可能方法-Indrek Kannik</text:span>
</text:h>
      <text:p text:style-name="P4">
作者: ['Ольга Мосьондз']</text:p>
      <text:p text:style-name="P4">
时间: 2023-04-02T95:00:00-04:00</text:p>
      <text:p text:style-name="P4">
描述: 关于TSE Rozoviv，国防中心国防部Ta Bezpeki（ICDS）的总监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3/04/indrek_kannik_03_web-1.jpg" text:style-name="Internet_20_link" text:visited-style-name="Visited_20_Internet_20_Link">
indrek_kannik_03_web-1.jpg</text:a>
']</text:p>
      <text:p text:style-name="P4">
标签: ['ЕСТОНІЯ', 'ІНДРЕК КАННІК']</text:p>
      <text:p text:style-name="P4">
类别: News</text:p>
      <!--METADATA-->
      <text:p text:style-name="P4">
<draw:frame draw:style-name="fr1" draw:name="Image28" text:anchor-type="as-char" svg:width="6.9236in" svg:height="4.615733in" draw:z-index="0">
<draw:image xlink:href="../Images/AРМІЯINFORM/2023-04-02T95-00-00-04-00/indrek_kannik_03_web-1.jpg" xlink:type="simple" xlink:show="embed" xlink:actuate="onLoad" draw:mime-type="image/jpeg"/>
</draw:frame>
Indrek Kannik</text:p>
      <text:p text:style-name="P4">
国际防御和安全中心主任告诉这(ICD)Vulinna，卓越专业知识(1994)Indrek Kannik在分析报告“ Intersecoral合作：通往社会性的途径”的分析报告期间，该报告最近在基辅举行。 这是爱沙尼亚·图克兰(Estonia Tukraine)在“稳定乌克兰”计划的联合工作，该计划已经进行了六年多的时间，以帮助乌克兰人变得更强大，对危机和军事威胁的抵抗力更大。</text:p>
      <ul>
        <li>
我们非常希望在不久的将来，乌克兰能够覆盖其领土。 但是，我认为这场战争不会很快结束。 因为俄罗斯仍然是一个巨大的国家。 他们也有足够的武器和设备，因此也许不是最现代的武器和设备，但是也有很多。 因此，这是一个艰难的过程<text:span text:style-name="T4">
解放其领土。 但这是阻止俄罗斯并结束战争的唯一方法。 而且我们部分必须对我们做所有事情，在这</text:span>
中可以更好地帮助乌克兰。 爱沙尼亚不断地将这一立场传达给占据重要盟友的较大盟友，因为爱沙尼亚是一个足够小的国家，可以与他们的小邻居自己这样做。</li>
      </ul>
      <text:p text:style-name="P4">
另请阅读：</text:p>
      <text:p text:style-name="P4">
<text:a xlink:type="simple" xlink:href="https://armyinform.com.ua/2023/04/02/kompromis-z-rf-nemozhlyvyj-dlya-nyh-cze-pokaznyk-slabkosti-i-zelene-svitlo-jty-dali-indrek-kannik/" text:style-name="Internet_20_link" text:visited-style-name="Visited_20_Internet_20_Link">
与俄罗斯联邦的妥协是不可能的，对他们而言，这是虚弱的指标，绿灯很长-Indrek Kannik</text:a>
因此，在支持乌克兰 - 斯蒂尔(Ukraine-Still)的关键作用属于包括美国，英国，德国，法国，波兰， - 萨德·伊特雷克·卡尼克(Said Indrek Kannik)在内的大乌克兰人。</text:p>
      <text:p text:style-name="P4">
News Source: <text:a xlink:type="simple" xlink:href="https://armyinform.com.ua/2023/04/02/zvilnennya-ukrayinoyu-svoyih-terytorij-cze-yedynyj-narazi-mozhlyvyj-shlyah-zupynyty-rosiyu-i-prypynyty-vijnu-indrek-kannik/" text:style-name="Internet_20_link" text:visited-style-name="Visited_20_Internet_20_Link">
https://armyinform.com.ua/2023/04/02/zvilnennya-ukrayinoyu-svoyih-terytorij-cze-yedynyj-narazi-mozhlyvyj-shlyah-zupynyty-rosiyu-i-prypynyty-vijnu-indrek-kannik/</text:a>
</text:p>
      <!--NEWS-->
      <text:h text:style-name="P10" text:outline-level="1">
<text:span text:style-name="T4">
我们需要帮助乌克兰加入北约，否则俄罗斯联邦的侵略将一次又一次地重复 -  Indrek Kannik</text:span>
</text:h>
      <text:p text:style-name="P4">
作者: ['Ольга Мосьондз']</text:p>
      <text:p text:style-name="P4">
时间: 2023-04-02T98:00:00-04:00</text:p>
      <text:p text:style-name="P4">
描述: 关于刻板式海军的介绍“ Mizhstorly spivpracya：帽子上的教训……与乌克兰2022年的战争，与乌克兰的最新新闻，今天与乌克兰2022年的新闻战争，今天将在乌克兰和乌克兰之间发生战争，乌克兰和乌克兰之间的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13998087t1h757a.jpg" text:style-name="Internet_20_link" text:visited-style-name="Visited_20_Internet_20_Link">
13998087t1h757a.jpg</text:a>
']</text:p>
      <text:p text:style-name="P4">
标签: ['ЕСТОНІЯ', 'ІНДРЕК КАННІК']</text:p>
      <text:p text:style-name="P4">
类别: News</text:p>
      <!--METADATA-->
      <text:p text:style-name="P4">
<draw:frame draw:style-name="fr1" draw:name="Image29" text:anchor-type="as-char" svg:width="6.9236in" svg:height="4.619102in" draw:z-index="0">
<draw:image xlink:href="../Images/AРМІЯINFORM/2023-04-02T98-00-00-04-00/13998087t1h757a.jpg" xlink:type="simple" xlink:show="embed" xlink:actuate="onLoad" draw:mime-type="image/jpeg"/>
</draw:frame>
Indrek Kannik</text:p>
      <text:p text:style-name="P4">
关于它在分析报告的介绍中，“跨部门合作：通往可持续社会的道路”的教训(爱沙尼亚和乌克兰与“稳定乌克兰”计划的联合工作)基辅发生的事情最近告诉国际防御与安全中心主任(ICD)在塔林(Tallinn)，埃斯顿(Eston)的脱颖而出(1994)Indrek Kannik。</text:p>
      <ul>
        <li>
我们的角色是解释说，与俄罗斯当前领导的妥协是不幸的。 因为妥协的俄罗斯人认为是另一个国家的弱点和继续前进的机会的指标。 这就是为什么我们必须尽可能多地支持乌克兰，只要需要它。” Indrek Kannik说。</li>
      </ul>
      <text:p text:style-name="P4">
他还指出，不必太害怕俄罗斯，因为在很多时候，只有勒索其他国家。</text:p>
      <ul>
        <li>
我认为，在欧洲的许多首都，在美利坚合众国中，尤其是在核问题上有很大的恐惧。 他们看到了这一点的巨大风险，当然，这是一个重要的问题。 另一方面，我们还认为俄罗斯将其用作勒索，作为对其他国家的恐吓。保持这一问题的平衡非常重要。 毕竟，如果我们听俄罗斯所说的话，那么毕竟我们不能无所事事。 因为他们会首先说：“如果您不给基辅，那么我们就是核武器”，然后他们会说华沙，然后是柏林，巴黎或欧洲任何其他首都。 因此，在此问题上不能认真对待它们。</li>
      </ul>
      <text:p text:style-name="P4">
他说，爱沙尼亚正试图向欧洲和美国的国家解释有关俄罗斯人的政策，鉴于这一点，乌克兰加入联盟的重要性。</text:p>
      <text:p text:style-name="P4">
另请阅读：</text:p>
      <text:p text:style-name="P4">
<text:a xlink:type="simple" xlink:href="https://armyinform.com.ua/2023/04/02/kompromis-z-rf-nemozhlyvyj-dlya-nyh-cze-pokaznyk-slabkosti-i-zelene-svitlo-jty-dali-indrek-kannik/" text:style-name="Internet_20_link" text:visited-style-name="Visited_20_Internet_20_Link">
与俄罗斯联邦的妥协是不可能的，对他们而言，这是虚弱的指标，绿灯很长-Indrek Kannik</text:a>
 - 我们不断安排各种国际会议，发布信息，但是我们如何评估乌克兰的情况。 一个重要的论点之一是乌克兰需要尽可能多地提供帮助。我们不建议我们认为战后战争后与俄罗斯的关系将被规范化。 毕竟，即使俄罗斯是短时间的时间，战术时期也意味着，只有在战后续签时才会。 因为在俄罗斯社会中，我们看到了帝国主义思想的强烈趋势，并且迟早会抑制现在的这种情况。 毕竟，绝大多数人都支持普京的政治。 这不只是模式。 ** 70-80％的俄罗斯支持或悄悄地支持这种积极的政策</text:p>
      <text:p text:style-name="P4">
<text:span text:style-name="T4">
从</text:span>
经济意义上，这个社会长期以来一直落后于其他国家。 顺便说一下，他们取得的最新成功成就是尤里亚加林(乌克兰人)的飞行。 之后什么都没有。 从这个意义上讲，您仍然可以恐吓较小甚至较弱的邻居的武器和勒索。 它已经成为民族骄傲，荣誉，因为对我而言，我什么都没有。**</text:p>
      <text:p text:style-name="P4">
如何更改它？ 不幸的是，我没有答案。 俄罗斯必须削减它。 我们不能做到这一点，我们只能保护自己免受他们的侵害。” Indrek Kannik说。</text:p>
      <text:p text:style-name="P4">
News Source: <text:a xlink:type="simple" xlink:href="https://armyinform.com.ua/2023/04/02/my-mayemo-dopomogty-ukrayini-vstupyty-do-nato-inakshe-agresiya-rf-povtoryuvatymetsya-znovu-i-znovu-indrek-kannika/" text:style-name="Internet_20_link" text:visited-style-name="Visited_20_Internet_20_Link">
https://armyinform.com.ua/2023/04/02/my-mayemo-dopomogty-ukrayini-vstupyty-do-nato-inakshe-agresiya-rf-povtoryuvatymetsya-znovu-i-znovu-indrek-kannika/</text:a>
</text:p>
      <!--NEWS-->
      <text:h text:style-name="P10" text:outline-level="1">
<text:span text:style-name="T4">
在Kharkiv地区，涉嫌国家社区的当地代理人</text:span>
</text:h>
      <text:p text:style-name="P4">
作者: Ukrinform (Person)</text:p>
      <text:p text:style-name="P4">
出版商: Укринформ (Organization)</text:p>
      <text:p text:style-name="P4">
出版时间: 2023-04-03T-106:07:49+03:00</text:p>
      <text:p text:style-name="P4">
修改时间: 2023-04-03T18:07:49+03:00</text:p>
      <text:p text:style-name="P4">
描述: 在哈尔基夫地区，国家背叛涉嫌被禁止的政党伊兹市议会代表“反对派平台”  - 终身为伪装 - 终身准备。  - 乌克林。</text:p>
      <text:p text:style-name="P4">
图片: ["<text:a xlink:type="simple" xlink:href="https://static.ukrinform.com/photos/2022_06/thumb_files/630_360_1654780875-659.jpg" text:style-name="Internet_20_link" text:visited-style-name="Visited_20_Internet_20_Link">
630_360_16547...</text:a>
"]</text:p>
      <text:p text:style-name="P4">
标签: ['Підозра', 'Держзрада', 'Харківщина', 'ОПЗЖ']</text:p>
      <text:p text:style-name="P4">
类型: Article</text:p>
      <!--METADATA-->
      <text:p text:style-name="P4">
<draw:frame draw:style-name="fr1" draw:name="Image30" text:anchor-type="as-char" svg:width="6.9236in" svg:height="3.956343in" draw:z-index="0">
<draw:image xlink:href="../Images/yкринформ/2023-04-03T-106-07-49-03-00/630_360_1654780875-659.jpg" xlink:type="simple" xlink:show="embed" xlink:actuate="onLoad" draw:mime-type="image/jpeg"/>
</draw:frame>
在州的tre徒中，涉嫌禁止禁止政党伊兹市议会的副代表“反对派平台”  - 终身为伪装 - 推荐。</text:p>
      <text:p text:style-name="P4">
根据乌克林福姆的说法，检察长的办公室报告了<text:a xlink:type="simple" xlink:href="https://t.me/pgo_gov_ua/10977" text:style-name="Internet_20_link" text:visited-style-name="Visited_20_Internet_20_Link">
</text:a>
.</text:p>
      <text:p text:style-name="P4">
Керівник Харківської обласної прокуратури заочно повідомив депутатці міськрадипро підозру у державній зраді (艺术的第2部分。 《乌克兰刑法》 111).</text:p>
      <text:p text:style-name="P4">
За даними слідства, депутатка VІІI скликання Ізюмської міської ради наразізабороненої в Україні політичної партії “ <text:a xlink:type="simple" xlink:href="https://www.ukrinform.ua/tag-opzz" text:style-name="Internet_20_link" text:visited-style-name="Visited_20_Internet_20_Link">
 </text:a>
在全面入侵俄罗斯联邦进入乌克兰领土的过程中，搬到了敌人的一边。</text:p>
      <text:p text:style-name="P4">
在占领俄罗斯入侵者的占领期间，伊兹(Izium)由敌对当局和俄罗斯联邦国防部自愿运营。它创建了每周印刷版的“ izium telegraph”，并占据了编辑-In -in -in -in -in -in -in -in -in -Chief。 该报纸构成了国内当局人口和侵略国的行动的积极态度。</text:p>
      <text:p text:style-name="P4">
随后，犯罪嫌疑人在电报中创建了Izium电报频道。 它形成了印刷版的电子版本，以便在宣传和互联网上分发。</text:p>
      <text:p text:style-name="P4">
<text:span text:style-name="T4">
另请阅读：</text:span>
 <text:a xlink:type="simple" xlink:href="https://www.ukrinform.ua/rubric-society/3662557-sbu-zatrimala-deputata-opzz-akij-pracuvav-na-rosijsku-rozvidku.html" text:style-name="Internet_20_link" text:visited-style-name="Visited_20_Internet_20_Link">
</text:a>
代理人还参加了俄罗斯媒体的现场广播，在此期间，她有理由辩解并否认对乌克兰的武装侵略。</text:p>
      <text:p text:style-name="P4">
7月，国会议员的新闻职业生涯结束了。 它成为“哈尔基夫地区伊兹地区社会领域的军事 - 西维利政府副主席的表演”，并为“公投”做好了准备。</text:p>
      <text:p text:style-name="P4">
预审调查是由乌克兰的安全局进行的。</text:p>
      <text:p text:style-name="P4">
据乌克林福姆报道，在哈尔基夫将受到审判<text:a xlink:type="simple" xlink:href="https://www.ukrinform.ua/rubric-regions/3681209-deputatku-vid-opzz-aka-dopomagala-zagarbnikam-u-kupansku-suditimut-za-derzzradu.html" text:style-name="Internet_20_link" text:visited-style-name="Visited_20_Internet_20_Link">
</text:a>
从现在的 - 到 -   -   - 现场的PPZ党，在全面入侵库皮亚斯克市俄罗斯军队的支持开始时。</text:p>
      <text:p text:style-name="P4">
News Source: <text:a xlink:type="simple" xlink:href="https://www.ukrinform.ua/rubric-regions/3691057-na-harkivsini-miscevij-deputatci-vid-opzz-ogolosili-pidozru-v-derzzradi.html" text:style-name="Internet_20_link" text:visited-style-name="Visited_20_Internet_20_Link">
https://www.ukrinform.ua/rubric-regions/3691057-na-harkivsini-miscevij-deputatci-vid-opzz-ogolosili-pidozru-v-derzzradi.html</text:a>
</text:p>
      <!--NEWS-->
      <text:h text:style-name="P10" text:outline-level="1">
<text:span text:style-name="T4">
资本救援人员得到了一辆带有30米楼梯的消防车</text:span>
</text:h>
      <text:p text:style-name="P4">
作者: Ukrinform (Person)</text:p>
      <text:p text:style-name="P4">
出版商: Укринформ (Organization)</text:p>
      <text:p text:style-name="P4">
出版时间: 2023-04-03T-132:45:00+03:00</text:p>
      <text:p text:style-name="P4">
修改时间: 2023-04-03T16:45:00+03:00</text:p>
      <text:p text:style-name="P4">
描述: 基辅救援人员收到了一辆消防车，带有恩人30米的楼梯。  - 乌克林。</text:p>
      <text:p text:style-name="P4">
图片: ["<text:a xlink:type="simple" xlink:href="https://static.ukrinform.com/photos/2023_04/thumb_files/630_360_1680529276-313.jpg" text:style-name="Internet_20_link" text:visited-style-name="Visited_20_Internet_20_Link">
630_360_16805...</text:a>
"]</text:p>
      <text:p text:style-name="P4">
标签: ['Автомобіль', 'Благодійність', 'Київ', 'Рятувальники']</text:p>
      <text:p text:style-name="P4">
类型: Article</text:p>
      <!--METADATA-->
      <text:p text:style-name="P4">
<draw:frame draw:style-name="fr1" draw:name="Image31" text:anchor-type="as-char" svg:width="6.9236in" svg:height="3.956343in" draw:z-index="0">
<draw:image xlink:href="../Images/yкринформ/2023-04-03T-132-45-00-03-00/630_360_1680529276-313.jpg" xlink:type="simple" xlink:show="embed" xlink:actuate="onLoad" draw:mime-type="image/jpeg"/>
</draw:frame>
基辅转身接到了一辆消防车，带有30米高的楼梯的捐助者。</text:p>
      <text:p text:style-name="P4">
正如乌克林福姆报道的那样，它报告了<text:a xlink:type="simple" xlink:href="https://kyivcity.gov.ua/news/sogodni_ryatuvalnikam_stolitsi_peredali_yak_gumanitarnu_dopomogu_pozhezhne_avto_iz_30-metrovimi_skhodami_foto/" text:style-name="Internet_20_link" text:visited-style-name="Visited_20_Internet_20_Link">
</text:a>
.</text:p>
      <text:p text:style-name="P4">
“Сьогодні на території однієї з пожежних частин Києва відбулась передачаголовному управлінню Державної служби України з надзвичайних ситуацій у м.Києві пожежного авто із 30-метровими сходами. Це допомога Міжнародногоблагодійного фонду “Україно!Я за тебе” та його партнерів – німецькихблагодійних організацій Oranta Helps та Lehnhardt-Stiftung. Про це повідомивзаступник голови КМДА Петро Пантелеєв, який під час передачі авто подякувавміжнародним партнерам та відзначив, наскільки такі автомобілі потрібніукраїнським містам для порятунку людей”, - йдеться у повідомленні.</text:p>
      <text:p text:style-name="P4">
<text:a xlink:type="simple" xlink:href="https://static.ukrinform.com/photos/2023_04/1680529083-8487.jpeg" text:style-name="Internet_20_link" text:visited-style-name="Visited_20_Internet_20_Link">
 </text:a>
 <text:a xlink:type="simple" xlink:href="https://static.ukrinform.com/photos/2023_04/1680529083-9820.jpeg" text:style-name="Internet_20_link" text:visited-style-name="Visited_20_Internet_20_Link">
</text:a>
 <text:a xlink:type="simple" xlink:href="https://static.ukrinform.com/photos/2023_04/1680529082-5697.jpeg" text:style-name="Internet_20_link" text:visited-style-name="Visited_20_Internet_20_Link">
</text:a>
 <text:a xlink:type="simple" xlink:href="https://static.ukrinform.com/photos/2023_04/1680529083-2118.jpeg" text:style-name="Internet_20_link" text:visited-style-name="Visited_20_Internet_20_Link">
</text:a>
 <text:a xlink:type="simple" xlink:href="https://static.ukrinform.com/photos/2023_04/1680529085-7980.jpeg" text:style-name="Internet_20_link" text:visited-style-name="Visited_20_Internet_20_Link">
</text:a>
 <text:a xlink:type="simple" xlink:href="https://static.ukrinform.com/photos/2023_04/1680529085-7864.jpeg" text:style-name="Internet_20_link" text:visited-style-name="Visited_20_Internet_20_Link">
</text:a>
 <text:a xlink:type="simple" xlink:href="https://static.ukrinform.com/photos/2023_04/1680529086-5360.jpeg" text:style-name="Internet_20_link" text:visited-style-name="Visited_20_Internet_20_Link">
</text:a>
 <text:a xlink:type="simple" xlink:href="https://static.ukrinform.com/photos/2023_04/1680529086-6040.jpeg" text:style-name="Internet_20_link" text:visited-style-name="Visited_20_Internet_20_Link">
</text:a>
他指出，在2022年，人道主义援助和在城市预算购买的框架中，基辅收到了58辆救援车。 自年初以来，资本已经补充了五个专家。</text:p>
      <text:p text:style-name="P4">
<text:span text:style-name="T4">
另请阅读：</text:span>
 <text:a xlink:type="simple" xlink:href="https://www.ukrinform.ua/rubric-diaspora/3686438-kanadska-diaspora-peredala-ukrainskim-ratuvalnikam-i-pozeznikam-speckostumi.html" text:style-name="Internet_20_link" text:visited-style-name="Visited_20_Internet_20_Link">
</text:a>
“我们救援人员技术基础的更新和现代化是城市当局的优先事项。 在战争条件下，救援人员躺下，因此对公园特别的补充，救援和撤离设备的续签增加了我们的救援服务的工作，” Panteleev说。</text:p>
      <text:p text:style-name="P4">
同样是对代表的帮助表示感谢<text:a xlink:type="simple" xlink:href="https://www.ukrinform.ua/tag-blagodijnist" text:style-name="Internet_20_link" text:visited-style-name="Visited_20_Internet_20_Link">
</text:a>
向组织颁发了基夫市长的六张典范证书。</text:p>
      <text:p text:style-name="P4">
News Source: <text:a xlink:type="simple" xlink:href="https://www.ukrinform.ua/rubric-kyiv/3691012-stolicni-ratuvalniki-otrimali-vid-blagodijnikiv-pozezne-avto.html" text:style-name="Internet_20_link" text:visited-style-name="Visited_20_Internet_20_Link">
https://www.ukrinform.ua/rubric-kyiv/3691012-stolicni-ratuvalniki-otrimali-vid-blagodijnikiv-pozezne-avto.html</text:a>
</text:p>
      <!--NEWS-->
      <text:h text:style-name="P10" text:outline-level="1">
<text:span text:style-name="T4">
切尔尼希夫地区的Zelensky访问了医院，并向受伤的军队颁发了奖项</text:span>
</text:h>
      <text:p text:style-name="P4">
作者: Ukrinform (Person)</text:p>
      <text:p text:style-name="P4">
出版商: Укринформ (Organization)</text:p>
      <text:p text:style-name="P4">
出版时间: 2023-04-03T-134:44:00+03:00</text:p>
      <text:p text:style-name="P4">
修改时间: 2023-04-03T16:44:00+03:00</text:p>
      <text:p text:style-name="P4">
描述: 在前往切尔尼希夫地区的工作之旅中，沃罗迪米尔·泽伦斯基总统访问了一家军事医院，并与乌克兰的捍卫者进行了交谈，后者在战斗中受伤后，尤其是在顿涅茨克的方向上接受了治疗。  - 乌克林。</text:p>
      <text:p text:style-name="P4">
图片: ["<text:a xlink:type="simple" xlink:href="https://static.ukrinform.com/photos/2023_04/thumb_files/630_360_1680529389-846.jpeg" text:style-name="Internet_20_link" text:visited-style-name="Visited_20_Internet_20_Link">
630_360_16805...</text:a>
", "<text:a xlink:type="simple" xlink:href="https://static.ukrinform.com/photos/2023_04/1680529389-348.jpeg" text:style-name="Internet_20_link" text:visited-style-name="Visited_20_Internet_20_Link">
1680529389-34...</text:a>
"]</text:p>
      <text:p text:style-name="P4">
标签: ['Нагорода', 'Чернігівщина', 'Зеленський']</text:p>
      <text:p text:style-name="P4">
类型: Article</text:p>
      <!--METADATA-->
      <text:p text:style-name="P4">
<draw:frame draw:style-name="fr1" draw:name="Image32" text:anchor-type="as-char" svg:width="6.9236in" svg:height="3.956343in" draw:z-index="0">
<draw:image xlink:href="../Images/yкринформ/2023-04-03T-134-44-00-03-00/630_360_1680529389-846.jpeg" xlink:type="simple" xlink:show="embed" xlink:actuate="onLoad" draw:mime-type="image/jpeg"/>
</draw:frame>
在前往切尼夫地区的工作之旅中，沃罗迪米尔·泽伦斯基(Volodymyr Zelensky)总统获得了一家军事医院，并与乌克兰的捍卫者进行了沟通，乌克兰的捍卫者将在战斗期间受伤后，尤其是在顿涅茨克(Donetsk)的方向上进行治疗。</text:p>
      <text:p text:style-name="P4">
正如乌克林福姆报道的那样，据报道<text:a xlink:type="simple" xlink:href="https://www.president.gov.ua/news/na-chernigivshini-glava-derzhavi-vidvidav-u-gospitali-porane-82053" text:style-name="Internet_20_link" text:visited-style-name="Visited_20_Internet_20_Link">
</text:a>
罗伯特·加贝克(Robert Gabec)与国家元首，维琴勒(Vicecanzler)，德国部和气候保护部一起访问了军事医院。</text:p>
      <text:p text:style-name="P4">
总统向乌克兰武装部队的军事人员颁发了州奖。</text:p>
      <text:p text:style-name="P4">
“谢谢您的勇气。 祝您快速康复，我们都有赢家，” Zelensky说。</text:p>
      <text:p text:style-name="P4">
国家元首还会与军事医生会面，并指出他们声明<text:a xlink:type="simple" xlink:href="https://www.ukrinform.ua/tag-nagoroda" text:style-name="Internet_20_link" text:visited-style-name="Visited_20_Internet_20_Link">
</text:a>
 .</text:p>
      <text:p text:style-name="P4">
<draw:frame draw:style-name="fr1" draw:name="Image33" text:anchor-type="as-char" svg:width="6.9236in" svg:height="4.617948in" draw:z-index="0">
<draw:image xlink:href="../Images/yкринформ/2023-04-03T-134-44-00-03-00/1680529389-348.jpeg" xlink:type="simple" xlink:show="embed" xlink:actuate="onLoad" draw:mime-type="image/jpeg"/>
</draw:frame>
他说：“感谢您的重要工作和维护我们战士的生命。”</text:p>
      <text:p text:style-name="P4">
总统和外国客人检查了该机构的建立，包括德国政府提供的现代计算机断层扫描。</text:p>
      <text:p text:style-name="P4">
<text:span text:style-name="T4">
另请阅读：</text:span>
 <text:a xlink:type="simple" xlink:href="https://www.ukrinform.ua/rubric-regions/3690903-zelenskij-vidvidav-selo-agidne-ziteliv-akogo-rosiani-misac-utrimuvali-u-pidvali.html" text:style-name="Internet_20_link" text:visited-style-name="Visited_20_Internet_20_Link">
</text:a>
正如乌克林福姆报道的<text:a xlink:type="simple" xlink:href="https://www.ukrinform.ua/rubric-regions/3690903-zelenskij-vidvidav-selo-agidne-ziteliv-akogo-rosiani-misac-utrimuvali-u-pidvali.html" text:style-name="Internet_20_link" text:visited-style-name="Visited_20_Internet_20_Link">
</text:a>
在Yaidny村解放的周年纪念日，Chernihiv地区访问了学校，在地下室，俄罗斯入侵者将平民置于人质近一个月。</text:p>
      <text:p text:style-name="P4">
<text:span text:style-name="T5">
foto和由总统提供的视频</text:span>
</text:p>
      <text:p text:style-name="P4">
News Source: <text:a xlink:type="simple" xlink:href="https://www.ukrinform.ua/rubric-ato/3691011-zelenskij-na-cernigivsini-vidvidav-gospital-i-vruciv-nagorodi-poranenim-vijskovim.html" text:style-name="Internet_20_link" text:visited-style-name="Visited_20_Internet_20_Link">
https://www.ukrinform.ua/rubric-ato/3691011-zelenskij-na-cernigivsini-vidvidav-gospital-i-vruciv-nagorodi-poranenim-vijskovim.html</text:a>
</text:p>
      <!--NEWS-->
      <text:h text:style-name="P10" text:outline-level="1">
<text:span text:style-name="T4">
在库皮斯克指令，俄罗斯军队搁置了卡米卡，彼得·瓦尼维卡，德沃里奇尼，库特基夫卡，扎普...</text:span>
</text:h>
      <text:p text:style-name="P4">
作者: liveuamap (Language: en)</text:p>
      <text:p text:style-name="P4">
时间: 2023-04-03T-18:17:00</text:p>
      <text:p text:style-name="P4">
地点: Kharkiv (Latitude:49.52075 Longtitude:37.9533)</text:p>
      <text:p text:style-name="P4">
视频: []</text:p>
      <text:p text:style-name="P4">
图片: []</text:p>
      <text:p text:style-name="P4">
标签: ["Russia"]</text:p>
      <text:p text:style-name="P4">
Id: 22553343</text:p>
      <!--METADATA-->
      <text:p text:style-name="P4">
在Kupiansk方向，俄罗斯军队炮击了Kamyanka，Petro -Ivanivka，Dvorichna，Kutkivka，Kutkivka，Zapadne，Masutivka和Kharkiv地区的Krokhmalne和Luhansk地区的Novoselivske，卢汉斯克地区 - 乌克兰河畔乌克兰纽约州的军官，</text:p>
      <text:p text:style-name="P4">
新闻集链接：<text:a xlink:type="simple" xlink:href="https://liveuamap.com/en/2023/3-april-at-kupiansk-direction-russian-army-shelled-kamyanka" text:style-name="Internet_20_link" text:visited-style-name="Visited_20_Internet_20_Link">
https://liveuamap.com/en/2023/3-april-at-kupiansk-direction-russian-army-army-shelled-kamyanka</text:a>
</text:p>
      <text:p text:style-name="P4">
News Source: <text:a xlink:type="simple" xlink:href="https://t.me/lumsrc/4399" text:style-name="Internet_20_link" text:visited-style-name="Visited_20_Internet_20_Link">
https://t.me/lumsrc/4399</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4-03T-20:17:00</text:p>
      <text:p text:style-name="P4">
地点: Donetsk (Latitude:48.74736 Longtitude:38.08479)</text:p>
      <text:p text:style-name="P4">
视频: []</text:p>
      <text:p text:style-name="P4">
图片: []</text:p>
      <text:p text:style-name="P4">
标签: ["Russia"]</text:p>
      <text:p text:style-name="P4">
Id: 22553342</text:p>
      <!--METADATA-->
      <text:p text:style-name="P4">
在莱曼(Lyman)的指示，俄罗斯军队炮击了卢汉斯克雷翁(Luhanskregion)和托斯克(Torske)，斯皮尔恩(Spirne)和顿涅茨克(Donetsk)地区的罗兹多利夫卡</text:p>
      <text:p text:style-name="P4">
新闻集链接：[https://liveuamap.com/en/2023/3-april-at-lyman-direction-russian-army-army-shelled-nevske-----(https://liveuamap.com/en/2023/3-april-at-lyman-direction-russian-army-shelled-nevske-and)</text:p>
      <text:p text:style-name="P4">
News Source: <text:a xlink:type="simple" xlink:href="https://t.me/lumsrc/4400" text:style-name="Internet_20_link" text:visited-style-name="Visited_20_Internet_20_Link">
https://t.me/lumsrc/4400</text:a>
</text:p>
      <!--NEWS-->
      <text:h text:style-name="P10" text:outline-level="1">
<text:span text:style-name="T4">
巴赫穆特（Bakhmut Directio Rusian）军队炮击了Vasukivka，Orikhovo-Vasylivka，Novomarka，Konian ...</text:span>
</text:h>
      <text:p text:style-name="P4">
作者: liveuamap (Language: en)</text:p>
      <text:p text:style-name="P4">
时间: 2023-04-03T-22:17:00</text:p>
      <text:p text:style-name="P4">
地点: Novhorods'ke, Donetsk Oblast (Latitude:48.33185 Longtitude:37.85059)</text:p>
      <text:p text:style-name="P4">
视频: []</text:p>
      <text:p text:style-name="P4">
图片: []</text:p>
      <text:p text:style-name="P4">
标签: ["Russia"]</text:p>
      <text:p text:style-name="P4">
Id: 22553341</text:p>
      <!--METADATA-->
      <text:p text:style-name="P4">
At Bakhmut direction Russian army shelled Vasukivka, Orikhovo-Vasylivka,Novomarkove, Kostyantynivka, Hryhorivka, Bohdanivka, Bakhmut, Ivanivske,Chasiv Yar, Zalizne and New York of Donetsk region, - General Staff of ArmedForces of Ukraine says in the morning report</text:p>
      <text:p text:style-name="P4">
新闻集链接：(https://liveuamap.com/en/2023/3-april-at-bakhmut-direction-russian-army-shelled-vasukivka)</text:p>
      <text:p text:style-name="P4">
News Source: <text:a xlink:type="simple" xlink:href="https://t.me/lumsrc/4401" text:style-name="Internet_20_link" text:visited-style-name="Visited_20_Internet_20_Link">
https://t.me/lumsrc/4401</text:a>
</text:p>
      <!--NEWS-->
      <text:h text:style-name="P10" text:outline-level="1">
<text:span text:style-name="T4">
APL：埃弗顿与Mykolenko避免了托特纳姆热刺的失败</text:span>
</text:h>
      <text:p text:style-name="P4">
作者: Ukrinform (Person)</text:p>
      <text:p text:style-name="P4">
出版商: Укринформ (Organization)</text:p>
      <text:p text:style-name="P4">
出版时间: 2023-04-03T-23:58:00+03:00</text:p>
      <text:p text:style-name="P4">
修改时间: 2023-04-03T23:58:00+03:00</text:p>
      <text:p text:style-name="P4">
描述: 英国英超联赛（APL）继续进行第29轮足球锦标赛的战斗。  - 乌克林。</text:p>
      <text:p text:style-name="P4">
图片: ["<text:a xlink:type="simple" xlink:href="https://static.ukrinform.com/photos/2023_04/thumb_files/630_360_1680554212-459.jpg" text:style-name="Internet_20_link" text:visited-style-name="Visited_20_Internet_20_Link">
630_360_16805...</text:a>
"]</text:p>
      <text:p text:style-name="P4">
标签: ['Футбол', 'Віталій Миколенко', 'АПЛ', 'Евертон']</text:p>
      <text:p text:style-name="P4">
类型: Article</text:p>
      <!--METADATA-->
      <text:p text:style-name="P4">
<draw:frame draw:style-name="fr1" draw:name="Image34" text:anchor-type="as-char" svg:width="6.9236in" svg:height="3.956343in" draw:z-index="0">
<draw:image xlink:href="../Images/yкринформ/2023-04-03T-23-58-00-03-00/630_360_1680554212-459.jpg" xlink:type="simple" xlink:show="embed" xlink:actuate="onLoad" draw:mime-type="image/jpeg"/>
</draw:frame>
旺利乌斯超级联赛(超级联赛)第29轮足球的战斗。</text:p>
      <text:p text:style-name="P4">
乌克兰卫星队的“埃弗顿”(Everton)在利物浦的众议院体育场“哈迪森公园”的“埃弗顿”(Everton)逃脱了乌克利富姆报告的《阿托尼亚人》(Atonean)1：1，在托特纳姆(Tottenham)对抗的最后几分钟，在托特纳姆(Tottenham)对抗中的失败。</text:p>
      <text:p text:style-name="P4">
哈里·凯恩(Harry Kane)在会议的第68分钟将客人前进。 平等恢复了亲戚(90).</text:p>
      <text:p text:style-name="P4">
Миколенко з'явився на полі на 77-й хвилині, замінивши ірландського захисникаШеймуса Коулмена.</text:p>
      <text:p text:style-name="P4">
Команди догравали поєдинок у меншості - на 58-й хвилині матчу за неспортивнуповедінку червону картку отримав малійський півзахисник «Евертона» АбдулаєДукуре, а на 88-й за грубу гру поле залишив бразильський хавбек «Тоттенгема»Лукас Моура.</text:p>
      <text:p text:style-name="P4">
<text:span text:style-name="T4">
Читайте також:</text:span>
 <text:a xlink:type="simple" xlink:href="https://www.ukrinform.ua/rubric-sports/3690391-apl-arsenal-iz-zincenkom-vdoma-rozgromiv-lids.html" text:style-name="Internet_20_link" text:visited-style-name="Visited_20_Internet_20_Link">
 </text:a>
«埃弗顿»(27分)在托特纳姆热刺的APL排名中排名第15位(50)他升至第四位。</text:p>
      <text:p text:style-name="P4">
“爱尔兰岛”与Mykolenko的下一场比赛将于4月8日在“ Aldrafford”对阵曼联。</text:p>
      <text:p text:style-name="P4">
乌克兰亚历山大·津金科(Alexander Zinchenko)APL伦敦“阿森纳”的领导人(72眼镜)在曼城领先8分。</text:p>
      <text:p text:style-name="P4">
照片：法新社。</text:p>
      <text:p text:style-name="P4">
News Source: <text:a xlink:type="simple" xlink:href="https://www.ukrinform.ua/rubric-sports/3691171-apl-everton-z-mikolenkom-unik-u-porazki-vid-tottengema.html" text:style-name="Internet_20_link" text:visited-style-name="Visited_20_Internet_20_Link">
https://www.ukrinform.ua/rubric-sports/3691171-apl-everton-z-mikolenkom-unik-u-porazki-vid-tottengema.html</text:a>
</text:p>
      <!--NEWS-->
      <text:h text:style-name="P10" text:outline-level="1">
<text:span text:style-name="T4">
在Avdiyivka和Maryinka的指示，俄罗斯军队炮击了Orlivka，Tonenke，Syeverne，Netaylo ...</text:span>
</text:h>
      <text:p text:style-name="P4">
作者: liveuamap (Language: en)</text:p>
      <text:p text:style-name="P4">
时间: 2023-04-03T-24:17:00</text:p>
      <text:p text:style-name="P4">
地点: Marinka, Donetsk Oblast (Latitude:47.9597 Longtitude:37.44295)</text:p>
      <text:p text:style-name="P4">
视频: []</text:p>
      <text:p text:style-name="P4">
图片: []</text:p>
      <text:p text:style-name="P4">
标签: ["Russia"]</text:p>
      <text:p text:style-name="P4">
Id: 22553339</text:p>
      <!--METADATA-->
      <text:p text:style-name="P4">
乌克兰武装部队的武装部队在上午的报告中说，在Avdiyivka和Maryinka的指示俄罗斯军队炮击了Orlivka，Tonenke，Syeverne，Netaylove，Krasnohorivka和Donetsk地区的Heorhiyivka。</text:p>
      <text:p text:style-name="P4">
新闻集链接：<text:a xlink:type="simple" xlink:href="https://liveuamap.com/en/2023/3-april-at-avdiyivka-and-maryinka-directions-russian-army" text:style-name="Internet_20_link" text:visited-style-name="Visited_20_Internet_20_Link">
https://liveuamap.com/en/2023/3-april-at-avdiyivka-and-maryinka-directions-russian-army</text:a>
</text:p>
      <text:p text:style-name="P4">
News Source: <text:a xlink:type="simple" xlink:href="https://t.me/lumsrc/4402" text:style-name="Internet_20_link" text:visited-style-name="Visited_20_Internet_20_Link">
https://t.me/lumsrc/4402</text:a>
</text:p>
      <!--NEWS-->
      <text:h text:style-name="P10" text:outline-level="1">
<text:span text:style-name="T4">
美国和加拿大宣布了四个将驾驶月球的宇航员的名字</text:span>
</text:h>
      <text:p text:style-name="P4">
作者: Ukrinform (Person)</text:p>
      <text:p text:style-name="P4">
出版商: Укринформ (Organization)</text:p>
      <text:p text:style-name="P4">
出版时间: 2023-04-03T-25:48:00+03:00</text:p>
      <text:p text:style-name="P4">
修改时间: 2023-04-03T23:48:00+03:00</text:p>
      <text:p text:style-name="P4">
描述: NASA和加拿大航天局（CSA）宣布了四个将在半个世纪以来首次乘坐Artemis II船上飞行的宇航员的名字，这将使人类更接近返回地球卫星的目标，以进行研究目的。  - 乌克林。</text:p>
      <text:p text:style-name="P4">
图片: ["<text:a xlink:type="simple" xlink:href="https://static.ukrinform.com/photos/2023_04/thumb_files/630_360_1680554221-807.jpg" text:style-name="Internet_20_link" text:visited-style-name="Visited_20_Internet_20_Link">
630_360_16805...</text:a>
"]</text:p>
      <text:p text:style-name="P4">
标签: ['Космос', 'Місяць', 'NASA']</text:p>
      <text:p text:style-name="P4">
类型: Article</text:p>
      <!--METADATA-->
      <text:p text:style-name="P4">
<draw:frame draw:style-name="fr1" draw:name="Image35" text:anchor-type="as-char" svg:width="6.9236in" svg:height="3.956343in" draw:z-index="0">
<draw:image xlink:href="../Images/yкринформ/2023-04-03T-25-48-00-03-00/630_360_1680554221-807.jpg" xlink:type="simple" xlink:show="embed" xlink:actuate="onLoad" draw:mime-type="image/jpeg"/>
</draw:frame>
NASA Yanadian航天局(CSA)宣布了四名宇航员的名字，在上半个世纪将在Artemis II船上飞行一个月，该船将其带入目标，以返回地球的卫星以进行研究。</text:p>
      <text:p text:style-name="P4">
该公告于周一举行，<text:a xlink:type="simple" xlink:href="https://www.nasa.gov/press-release/nasa-names-astronauts-to-next-moon-mission-first-crew-under-artemis/" text:style-name="Internet_20_link" text:visited-style-name="Visited_20_Internet_20_Link">
</text:a>
乌克林福姆报告说，休斯敦的约翰逊NASA弹药中心。</text:p>
      <text:p text:style-name="P4">
“ Artemis II团队是成千上万的人，他们不懈地将我们转变为星星。 这是他们的船员，是我们的船员，是人类的船员，”美国机构的管理员比尔·尼尔森(Bill Nelson)在这方面断言。</text:p>
      <text:p text:style-name="P4">
<text:span text:style-name="T4">
另请阅读：</text:span>
 <text:a xlink:type="simple" xlink:href="https://www.ukrinform.ua/rubric-technology/3683381-u-nasa-pokazali-skafandr-dla-persoi-visadki-astronavtiv-na-misac-iz-1972-roku.html" text:style-name="Internet_20_link" text:visited-style-name="Visited_20_Internet_20_Link">
</text:a>
船员在以下作品中宣布：指挥官突袭魏斯曼(美国)，Victorglover飞行员(美国)，克里斯蒂娜·加玛克·科赫(Christina Gammak Koch)的第一位专家(美国)，第二专业任务杰里米·汉森(Jeremy Hansen)(加拿大).</text:p>
      <text:p text:style-name="P4">
За словами глави NASA, разом уся команда проєкту Artemis II відкриває нову ерудосліджень для нового покоління «зоряних мрійників».</text:p>
      <text:p text:style-name="P4">
Очікується, що політ експедиції триватиме близько десяти днів, та матиме наметі перевірку систем життєзабезпечення космічного корабля Orion, а такожможливості для життя й роботи в далекому космосі.</text:p>
      <text:p text:style-name="P4">
<text:span text:style-name="T4">
Читайте також:</text:span>
 <text:a xlink:type="simple" xlink:href="https://www.ukrinform.ua/rubric-technology/3682924-nasa-obralo-kompaniu-dla-dostavki-vantaziv-na-zvorotnij-bik-misaca.html" text:style-name="Internet_20_link" text:visited-style-name="Visited_20_Internet_20_Link">
 </text:a>
正如乌克林福姆报道的，上周在华盛顿的NASA总部<text:a xlink:type="simple" xlink:href="https://www.ukrinform.ua/rubric-technology/3689994-nasa-vidkrivae-novij-ofis-programi-misij-na-mars-ta-misac.html" text:style-name="Internet_20_link" text:visited-style-name="Visited_20_Internet_20_Link">
</text:a>
为了进行机构的研究活动。</text:p>
      <text:p text:style-name="P4">
照片：NASA</text:p>
      <text:p text:style-name="P4">
News Source: <text:a xlink:type="simple" xlink:href="https://www.ukrinform.ua/rubric-technology/3691170-ssa-j-kanada-ogolosili-imena-cotiroh-astronavtiv-aki-obletat-misac.html" text:style-name="Internet_20_link" text:visited-style-name="Visited_20_Internet_20_Link">
https://www.ukrinform.ua/rubric-technology/3691170-ssa-j-kanada-ogolosili-imena-cotiroh-astronavtiv-aki-obletat-misac.html</text:a>
</text:p>
      <!--NEWS-->
      <text:h text:style-name="P10" text:outline-level="1">
<text:span text:style-name="T4">
JSC Shaktarske Directio Rusian炮击了Vage，Novomykhailivka，Villagledar，想知道...</text:span>
</text:h>
      <text:p text:style-name="P4">
作者: liveuamap (Language: en)</text:p>
      <text:p text:style-name="P4">
时间: 2023-04-03T-26:17:00</text:p>
      <text:p text:style-name="P4">
地点: Velyka Novosilka (Latitude:47.81638 Longtitude:36.80866)</text:p>
      <text:p text:style-name="P4">
视频: []</text:p>
      <text:p text:style-name="P4">
图片: []</text:p>
      <text:p text:style-name="P4">
标签: ["Russia"]</text:p>
      <text:p text:style-name="P4">
Id: 22553338</text:p>
      <!--METADATA-->
      <text:p text:style-name="P4">
在Shaktarske方向，俄罗斯军队炮击了Pobyeda，Novomykhaylivka，Vuhledar，Vuhledar，Prechystivka，Velyka Novosilka，Vremivka和Neskuchne，Neskuchne，Neskuchne， - 乌克兰武装部队</text:p>
      <text:p text:style-name="P4">
新闻集链接：<text:a xlink:type="simple" xlink:href="https://liveuamap.com/en/2023/3-april-at-shaktarske-direction-russian-army-shelled-pobyeda" text:style-name="Internet_20_link" text:visited-style-name="Visited_20_Internet_20_Link">
https://liveuamap.com/en/2023/3-april-at-shaktarske-direction-russian-army-army-shelled-pobyeda</text:a>
</text:p>
      <text:p text:style-name="P4">
News Source: <text:a xlink:type="simple" xlink:href="https://t.me/lumsrc/4403" text:style-name="Internet_20_link" text:visited-style-name="Visited_20_Internet_20_Link">
https://t.me/lumsrc/4403</text:a>
</text:p>
      <!--NEWS-->
      <text:h text:style-name="P10" text:outline-level="1">
<text:span text:style-name="T4">
丹麦在公共汽车和班车旅行中推出了乌克兰语言音频水</text:span>
</text:h>
      <text:p text:style-name="P4">
作者: Ukrinform (Person)</text:p>
      <text:p text:style-name="P4">
出版商: Укринформ (Organization)</text:p>
      <text:p text:style-name="P4">
出版时间: 2023-04-03T-26:44:29+03:00</text:p>
      <text:p text:style-name="P4">
修改时间: 2023-04-03T14:44:29+03:00</text:p>
      <text:p text:style-name="P4">
描述: 从现在开始，丹麦将在乌克兰的乌克兰人工作 - 在公共汽车和穿梭旅行中，总共将是59个乌克兰音频指南，在世界博物馆和景点中。  - 乌克林。</text:p>
      <text:p text:style-name="P4">
图片: ["<text:a xlink:type="simple" xlink:href="https://static.ukrinform.com/photos/2023_04/thumb_files/630_360_1680521871-430.jpg" text:style-name="Internet_20_link" text:visited-style-name="Visited_20_Internet_20_Link">
630_360_16805...</text:a>
", "<text:a xlink:type="simple" xlink:href="https://static.ukrinform.com/photos/2023_04/1680521872-264.jpg" text:style-name="Internet_20_link" text:visited-style-name="Visited_20_Internet_20_Link">
1680521872-26...</text:a>
", "<text:a xlink:type="simple" xlink:href="https://static.ukrinform.com/photos/2023_04/1680521872-789.jpg" text:style-name="Internet_20_link" text:visited-style-name="Visited_20_Internet_20_Link">
1680521872-78...</text:a>
", "<text:a xlink:type="simple" xlink:href="https://static.ukrinform.com/photos/2023_04/1680521871-830.jpg" text:style-name="Internet_20_link" text:visited-style-name="Visited_20_Internet_20_Link">
1680521871-83...</text:a>
"]</text:p>
      <text:p text:style-name="P4">
标签: ['Данія', 'Олена Зеленська', 'Аудіогід']</text:p>
      <text:p text:style-name="P4">
类型: Article</text:p>
      <!--METADATA-->
      <text:p text:style-name="P4">
<draw:frame draw:style-name="fr1" draw:name="Image36" text:anchor-type="as-char" svg:width="6.9236in" svg:height="3.956343in" draw:z-index="0">
<draw:image xlink:href="../Images/yкринформ/2023-04-03T-26-44-29-03-00/630_360_1680521871-430.jpg" xlink:type="simple" xlink:show="embed" xlink:actuate="onLoad" draw:mime-type="image/jpeg"/>
</draw:frame>
在Danity中，第二次音频指南将在乌克兰人工作 - 在公共汽车和债券旅行中，总共将是世界景点博物馆中的59个乌克兰音频指南。</text:p>
      <text:p text:style-name="P4">
根据乌克林福姆的说法，第一夫人埃琳娜·泽伦斯克(Elena Zelensk)(https://t.me/FirstLadyOfUkraine/2806)。</text:p>
      <text:p text:style-name="P4">
“我们感谢丹麦为庇护所提供了35,000个同胞和所谓的乌克兰语言。今天，我们在丹麦在丹麦推出了乌克兰的第二次乌克兰语言Audiohyde，乘坐公共汽车和在Hop Off Copenhagenuhop上进行了班车游览。</text:p>
      <text:p text:style-name="P4">
<draw:frame draw:style-name="fr1" draw:name="Image37" text:anchor-type="as-char" svg:width="6.9236in" svg:height="5.1927in" draw:z-index="0">
<draw:image xlink:href="../Images/yкринформ/2023-04-03T-26-44-29-03-00/1680521872-264.jpg" xlink:type="simple" xlink:show="embed" xlink:actuate="onLoad" draw:mime-type="image/jpeg"/>
</draw:frame>
她指出，这已经是<text:a xlink:type="simple" xlink:href="https://www.ukrinform.ua/tag-muzej" text:style-name="Internet_20_link" text:visited-style-name="Visited_20_Internet_20_Link">
</text:a>
和38个国家的景点。</text:p>
      <text:p text:style-name="P4">
“每一个这样的步骤都汇集了乌克兰人，他们在战争中都遥不可及世界各地的朋友。“找到一种通用语言”  - 我们通常会在寻找对话时说。在与世界对话中，乌克兰已经发现它。历史。发展和未来的语言。” Pershali强调。</text:p>
      <text:p text:style-name="P4">
<draw:frame draw:style-name="fr1" draw:name="Image38" text:anchor-type="as-char" svg:width="6.9236in" svg:height="5.1927in" draw:z-index="0">
<draw:image xlink:href="../Images/yкринформ/2023-04-03T-26-44-29-03-00/1680521872-789.jpg" xlink:type="simple" xlink:show="embed" xlink:actuate="onLoad" draw:mime-type="image/jpeg"/>
</draw:frame>
据她说，哥本哈根音频指南的发布是由于乌克兰外交部与乌克兰大使馆在丹麦王国的肥沃合作而进行的。</text:p>
      <text:p text:style-name="P4">
<draw:frame draw:style-name="fr1" draw:name="Image39" text:anchor-type="as-char" svg:width="6.9236in" svg:height="4.32725in" draw:z-index="0">
<draw:image xlink:href="../Images/yкринформ/2023-04-03T-26-44-29-03-00/1680521871-830.jpg" xlink:type="simple" xlink:show="embed" xlink:actuate="onLoad" draw:mime-type="image/jpeg"/>
</draw:frame>
据报道，自2020年以来，在Olenazenskaya的第一夫人的赞助下，就实施了有关乌克兰音频指南引入世界领先记忆的项目。</text:p>
      <text:p text:style-name="P4">
<text:span text:style-name="T4">
另请阅读：</text:span>
 <text:a xlink:type="simple" xlink:href="https://www.ukrinform.ua/rubric-culture/3636180-u-litvi-za-ucasti-zelenskoi-vidkrili-ukrainskomovnij-audiogid.html" text:style-name="Internet_20_link" text:visited-style-name="Visited_20_Internet_20_Link">
</text:a>
去年，乌克兰语言音频的音频出现在捷克共和国国家博物馆，博物馆到圣保罗的博物馆(巴西)，申布伦的宫殿(奥地利)，Gobustan历史和艺术品储备(阿塞拜疆)，圣马丁大教堂(斯洛伐克)，在奥斯陆的跳班上公共汽车路线上(挪威)在国家博物馆“立陶宛大公爵宫”(立陶宛)，巴厘岛的匆忙圣殿(印度尼西亚)，卡塔尔国家博物馆。 2023年，在荷兰启动了两个乌克兰音频指南 - 埃舍尔博物馆和布雷迪乌斯博物馆。<text:span text:style-name="T5">
foto：电报/Elena Zelenska</text:span>
</text:p>
      <text:p text:style-name="P4">
News Source: <text:a xlink:type="simple" xlink:href="https://www.ukrinform.ua/rubric-culture/3690945-u-danii-zapustili-ukrainomovnij-audiogid-na-avtobusnih-i-covnikovih-ekskursiah.html" text:style-name="Internet_20_link" text:visited-style-name="Visited_20_Internet_20_Link">
https://www.ukrinform.ua/rubric-culture/3690945-u-danii-zapustili-ukrainomovnij-audiogid-na-avtobusnih-i-covnikovih-ekskursiah.html</text:a>
</text:p>
      <!--NEWS-->
      <text:h text:style-name="P10" text:outline-level="1">
<text:span text:style-name="T4">
克里姆林宫将无法掩盖联合国议会和煤气管的椅子-Zelensky</text:span>
</text:h>
      <text:p text:style-name="P4">
作者: Ukrinform (Person)</text:p>
      <text:p text:style-name="P4">
出版商: Укринформ (Organization)</text:p>
      <text:p text:style-name="P4">
出版时间: 2023-04-03T-27:27:00+03:00</text:p>
      <text:p text:style-name="P4">
修改时间: 2023-04-03T23:27:00+03:00</text:p>
      <text:p text:style-name="P4">
描述: 克里姆林宫将不会在联合国安理会和天然气管道中覆盖 - 责任必然会发生。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Чернігів', 'Зеленський', 'Війна з росією']</text:p>
      <text:p text:style-name="P4">
类型: Article</text:p>
      <!--METADATA-->
      <text:p text:style-name="P4">
<draw:frame draw:style-name="fr1" draw:name="Image40" text:anchor-type="as-char" svg:width="6.9236in" svg:height="3.956343in" draw:z-index="0">
<draw:image xlink:href="../Images/yкринформ/2023-04-03T-27-27-00-03-00/630_360_1677220159-612.png" xlink:type="simple" xlink:show="embed" xlink:actuate="onLoad" draw:mime-type="image/png"/>
</draw:frame>
克里姆林宫将在联合国安理会和煤气管中覆盖 - 责任必然会出现。</text:p>
      <text:p text:style-name="P4">
他在[]中说(https://www.youtube.com/watch?v=UfLJPvrYAbY&amp;ab_channel=UkrinformTV)，报道乌克林福姆。</text:p>
      <text:p text:style-name="P4">
“到今天早上，切尔尼希夫地区发生了许多不同的事件。 最困难的情感旅行之一。 他们参观了浆果 - 我们切尼希夫地区的普通村庄，俄罗斯野兽将去年变成了人们最大的欺凌行为之一，”格拉瓦州说。</text:p>
      <text:p text:style-name="P4">
<text:span text:style-name="T4">
另请阅读：</text:span>
 <text:a xlink:type="simple" xlink:href="https://www.ukrinform.ua/rubric-ato/3691166-zelenskij-proviv-viizne-zasidanna-stavki-u-cernigovi.html" text:style-name="Internet_20_link" text:visited-style-name="Visited_20_Internet_20_Link">
</text:a>
他指出，俄罗斯士兵是在浆果团队的学校里制造的，在学校的地下室是由该村的所有居民驾驶的，只是作为活盾。</text:p>
      <text:p text:style-name="P4">
Zelensky强调，从去年3月30日在这所学校的地下室中，占领者保留了三百多人 - 一所普通的乡村学校，地下室不到200米。</text:p>
      <text:p text:style-name="P4">
“老年人和年幼的孩子，女人和男人……最老的女人是93岁，最小的孩子不到半年。 这是这个地下室，在贝瑞的这个集中营，就像俄罗斯所有针对疾病人民的罪行一样，我们将永远不会原谅国家。 总统说。</text:p>
      <text:p text:style-name="P4">
<text:span text:style-name="T4">
另请阅读：</text:span>
 <text:a xlink:type="simple" xlink:href="https://www.ukrinform.ua/rubric-regions/3690903-zelenskij-vidvidav-selo-agidne-ziteliv-akogo-rosiani-misac-utrimuvali-u-pidvali.html" text:style-name="Internet_20_link" text:visited-style-name="Visited_20_Internet_20_Link">
</text:a>
他强调，克里姆林宫将无法在联合国议会，煤气管或其他任何东西，合法和公平的责任中掩盖自己在乌克兰法院的国际刑事法院。</text:p>
      <text:p text:style-name="P4">
Zelensky感谢参观了Chernihiv地区的乌克兰的客人，后者是俄罗斯邪恶在浆果中的集中。</text:p>
      <text:p text:style-name="P4">
“我感谢德国罗伯特·加贝克(Robert Gabec)和欧洲委员会秘书长Mariape​​ychin-Burich的Vicecanzler。 感谢您的谈判 - 有意义，正确。 联合国教科文组织的Odiko级总监Azula旨在关注乌克兰，今天的乌克兰会议。 我们为切尔尼夫历史中心做准备世界遗产的地位。 敖德萨历史中心最近获得的地位相同。”</text:p>
      <text:p text:style-name="P4">
<text:span text:style-name="T4">
另请阅读：</text:span>
 <text:a xlink:type="simple" xlink:href="https://www.ukrinform.ua/rubric-regions/3690903-zelenskij-vidvidav-selo-agidne-ziteliv-akogo-rosiani-misac-utrimuvali-u-pidvali.html" text:style-name="Internet_20_link" text:visited-style-name="Visited_20_Internet_20_Link">
</text:a>
</text:p>
      <text:p text:style-name="P4">
此外，总统还提出了切尔尼希夫(Chernihiv)的英雄之城(英雄之城)的区别。</text:p>
      <text:p text:style-name="P4">
切尔尼希夫(Chernihiv)看到了不同的入侵者，不同的邪恶。 保护自己免受俄罗斯差距的侵害 - 也许是我们历史上最重要的。 无论他们在克里姆林宫如何梦dream以求，乌克兰将永远不会成为废墟的国家。 他们的梦想并没有实现。”  -  Thezelensky说。</text:p>
      <text:p text:style-name="P4">
正如乌克林福姆报道的那样，沃迪米尔总统Zelenskyy与欧洲委员会秘书玛丽亚·佩奇诺维奇·布里希(Maria Peychinovich-Burich)举行了一次会议，在此期间<text:a xlink:type="simple" xlink:href="https://www.ukrinform.ua/rubric-regions/3691100-zelenskij-pokazav-genseku-radi-evropi-spravznij-konctabir-u-seli-na-cernigivsini.html" text:style-name="Internet_20_link" text:visited-style-name="Visited_20_Internet_20_Link">
</text:a>
。</text:p>
      <text:p text:style-name="P4">
照片：作品</text:p>
      <text:p text:style-name="P4">
News Source: <text:a xlink:type="simple" xlink:href="https://www.ukrinform.ua/rubric-ato/3691169-u-kremla-ne-vijde-prikritisa-krislom-u-radbezi-oon-ta-gazovimi-trubami-zelenskij.html" text:style-name="Internet_20_link" text:visited-style-name="Visited_20_Internet_20_Link">
https://www.ukrinform.ua/rubric-ato/3691169-u-kremla-ne-vijde-prikritisa-krislom-u-radbezi-oon-ta-gazovimi-trubami-zelenskij.html</text:a>
</text:p>
      <!--NEWS-->
      <text:h text:style-name="P10" text:outline-level="1">
<text:span text:style-name="T4">
在Zaporizhzhia和Kherson的指示，俄罗斯军队炮击了Olhivske，Huliaipole，Bilohirya，...</text:span>
</text:h>
      <text:p text:style-name="P4">
作者: liveuamap (Language: en)</text:p>
      <text:p text:style-name="P4">
时间: 2023-04-03T-28:17:00</text:p>
      <text:p text:style-name="P4">
地点: Kherson (Latitude:46.63294 Longtitude:32.60811)</text:p>
      <text:p text:style-name="P4">
视频: []</text:p>
      <text:p text:style-name="P4">
图片: []</text:p>
      <text:p text:style-name="P4">
标签: ["Russia"]</text:p>
      <text:p text:style-name="P4">
Id: 22553337</text:p>
      <!--METADATA-->
      <text:p text:style-name="P4">
在Zaporizhzhia和Kherson指示俄罗斯军队炮击了Olhivske，Huliaipole，Bilohirya，Mala Tokmachka，Novoandriyivka，Kamyanske，Kamyanske，Ofzaporizhzhzhia地区在早上的报告中说</text:p>
      <text:p text:style-name="P4">
新闻集链接：(https://liveuamap.com/en/2023/3-april-at-zaporizhzhia-and-kherson-directions-russian-army)</text:p>
      <text:p text:style-name="P4">
News Source: <text:a xlink:type="simple" xlink:href="https://t.me/lumsrc/4404" text:style-name="Internet_20_link" text:visited-style-name="Visited_20_Internet_20_Link">
https://t.me/lumsrc/4404</text:a>
</text:p>
      <!--NEWS-->
      <text:h text:style-name="P10" text:outline-level="1">
<text:span text:style-name="T4">
乌克兰国家队胜利的曲棍球运动员始于2023年世界杯</text:span>
</text:h>
      <text:p text:style-name="P4">
作者: Ukrinform (Person)</text:p>
      <text:p text:style-name="P4">
出版商: Укринформ (Organization)</text:p>
      <text:p text:style-name="P4">
出版时间: 2023-04-03T-29:21:00+03:00</text:p>
      <text:p text:style-name="P4">
修改时间: 2023-04-03T23:21:00+03:00</text:p>
      <text:p text:style-name="P4">
描述: 曲棍球女子国家队已成功地参加了20123年IIIA部门的世界杯。  - 乌克林。</text:p>
      <text:p text:style-name="P4">
图片: ["<text:a xlink:type="simple" xlink:href="https://static.ukrinform.com/photos/2023_04/thumb_files/630_360_1680553211-958.jpg" text:style-name="Internet_20_link" text:visited-style-name="Visited_20_Internet_20_Link">
630_360_16805...</text:a>
"]</text:p>
      <text:p text:style-name="P4">
标签: ['хокей', 'Збірна України', 'Жінки']</text:p>
      <text:p text:style-name="P4">
类型: Article</text:p>
      <!--METADATA-->
      <text:p text:style-name="P4">
<draw:frame draw:style-name="fr1" draw:name="Image41" text:anchor-type="as-char" svg:width="6.9236in" svg:height="3.956343in" draw:z-index="0">
<draw:image xlink:href="../Images/yкринформ/2023-04-03T-29-21-00-03-00/630_360_1680553211-958.jpg" xlink:type="simple" xlink:show="embed" xlink:actuate="onLoad" draw:mime-type="image/jpeg"/>
</draw:frame>
乌克兰女性曲棍球已经成功地在20123年的世界杯上开始。</text:p>
      <text:p text:style-name="P4">
作为 <text:a xlink:type="simple" xlink:href="https://fhu.com.ua/news/zhinocha-zbirna-ukrayiny-ne-zalyshyla-shansiv-rumuniyi-na-starti-chempionatu-svitu/" text:style-name="Internet_20_link" text:visited-style-name="Visited_20_Internet_20_Link">
 </text:a>
乌克兰曲棍球联合会在第一个“蓝色 -  Yellow”中被罗马尼亚队击败-4：0(1：0，3：0，0，0：0)，报道乌克林福姆。</text:p>
      <text:p text:style-name="P4">
Yulia Dobrovolskaya，Elizabetalipov，Alexander Mashkin和Pauline Pelegin是Yevgeny Alipov病房的一部分。</text:p>
      <text:p text:style-name="P4">
乌克兰队将于4月4日与霍基的曲棍球运动员举行的下一场比赛。</text:p>
      <text:p text:style-name="P4">
<text:span text:style-name="T4">
另请阅读：</text:span>
 <text:a xlink:type="simple" xlink:href="https://www.ukrinform.ua/rubric-sports/3690110-sokil-cempion-ukraini-z-hokeu.html" text:style-name="Internet_20_link" text:visited-style-name="Visited_20_Internet_20_Link">
</text:a>
罗马尼亚布拉索夫的世界冠军将持续到4月9日。</text:p>
      <text:p text:style-name="P4">
照片：fhu.com.ua.</text:p>
      <text:p text:style-name="P4">
News Source: <text:a xlink:type="simple" xlink:href="https://www.ukrinform.ua/rubric-sports/3691167-hokeistki-zbirnoi-ukraini-z-peremogi-startuvali-na-cs2023.html" text:style-name="Internet_20_link" text:visited-style-name="Visited_20_Internet_20_Link">
https://www.ukrinform.ua/rubric-sports/3691167-hokeistki-zbirnoi-ukraini-z-peremogi-startuvali-na-cs2023.html</text:a>
</text:p>
      <!--NEWS-->
      <text:h text:style-name="P10" text:outline-level="1">
<text:span text:style-name="T4">
俄罗斯部队在Lyman，Bakhmut，Avdiivka和Maryinka Directio进行进攻行动...</text:span>
</text:h>
      <text:p text:style-name="P4">
作者: liveuamap (Language: en)</text:p>
      <text:p text:style-name="P4">
时间: 2023-04-03T-30:17:00</text:p>
      <text:p text:style-name="P4">
地点: Marinka, Donetsk Oblast (Latitude:47.94067 Longtitude:37.50097)</text:p>
      <text:p text:style-name="P4">
视频: []</text:p>
      <text:p text:style-name="P4">
图片: []</text:p>
      <text:p text:style-name="P4">
标签: ["Russia"]</text:p>
      <text:p text:style-name="P4">
Id: 22553336</text:p>
      <!--METADATA-->
      <text:p text:style-name="P4">
俄罗斯部队在莱曼，巴赫穆特，阿夫迪夫卡和玛丽卡执行进攻行动。 乌克兰军队遭到了70多次俄罗斯袭击。</text:p>
      <text:p text:style-name="P4">
新闻集链接：<text:a xlink:type="simple" xlink:href="https://liveuamap.com/en/2023/3-april-russian-forces-conducting-offensive-actions-at-lyman" text:style-name="Internet_20_link" text:visited-style-name="Visited_20_Internet_20_Link">
https://liveuamap.com/en/2023/3-april-russian-forces-conducting-conducting-contridend-actions-actions-at-lyman</text:a>
</text:p>
      <text:p text:style-name="P4">
News Source: <text:a xlink:type="simple" xlink:href="https://t.me/lumsrc/4405" text:style-name="Internet_20_link" text:visited-style-name="Visited_20_Internet_20_Link">
https://t.me/lumsrc/4405</text:a>
</text:p>
      <!--NEWS-->
      <text:h text:style-name="P10" text:outline-level="1">
<text:span text:style-name="T4">
Mkip将挑战Stasyuk的续签，担任HoloDomor博物馆首席执行官</text:span>
</text:h>
      <text:p text:style-name="P4">
作者: Ukrinform (Person)</text:p>
      <text:p text:style-name="P4">
出版商: Укринформ (Organization)</text:p>
      <text:p text:style-name="P4">
出版时间: 2023-04-03T-31:16:00+03:00</text:p>
      <text:p text:style-name="P4">
修改时间: 2023-04-03T23:16:00+03:00</text:p>
      <text:p text:style-name="P4">
描述: 文化和信息政策部将挑战法院裁定Olesya Stasyuk担任全莫尔氏杀伤剂博物馆的总主任的决定。  - 乌克林。</text:p>
      <text:p text:style-name="P4">
图片: ["<text:a xlink:type="simple" xlink:href="https://static.ukrinform.com/photos/2017_09/thumb_files/630_360_1506110725-9171.jpg" text:style-name="Internet_20_link" text:visited-style-name="Visited_20_Internet_20_Link">
630_360_15061...</text:a>
"]</text:p>
      <text:p text:style-name="P4">
标签: ['Геноцид', 'Голодомор', 'Музей', 'Суд', 'МКІП ']</text:p>
      <text:p text:style-name="P4">
类型: Article</text:p>
      <!--METADATA-->
      <text:p text:style-name="P4">
<draw:frame draw:style-name="fr1" draw:name="Image42" text:anchor-type="as-char" svg:width="6.9236in" svg:height="3.956343in" draw:z-index="0">
<draw:image xlink:href="../Images/yкринформ/2023-04-03T-31-16-00-03-00/630_360_1506110725-9171.jpg" xlink:type="simple" xlink:show="embed" xlink:actuate="onLoad" draw:mime-type="image/jpeg"/>
</draw:frame>
文化和信息政策部将对法院的裁决提起诉讼，要求续签Olesya Stasyuk为种族灭绝博物馆博物馆的总主任。</text:p>
      <text:p text:style-name="P4">
正如乌克林福姆报道的那样，据报道<text:a xlink:type="simple" xlink:href="https://mkip.gov.ua/news/8912.html" text:style-name="Internet_20_link" text:visited-style-name="Visited_20_Internet_20_Link">
</text:a>
。</text:p>
      <text:p text:style-name="P4">
值得注意的是，4月3日，伊万诺·弗兰基夫斯克(Ivano-Frankivsk)地区的科洛米亚市地方法院恢复了霍洛德诺尔基因西特(Holodomor-Genocide)国家博物馆的前总干事Olesya Stasyuk。</text:p>
      <text:p text:style-name="P4">
“鉴于案件档案和提供的证据，文化和信息政策部将熟悉法院对Taneodinnosti的论点，将提出上诉。 我们强调释放Stasyuk oo 在霍洛德诺尔 - 族裔博物馆总董事的职位上，合同和当前立法的合法替代者被持有。” Umkip强调。</text:p>
      <text:p text:style-name="P4">
该部提醒人们，斯塔西克(Stasyuk)被一封信告知，在过去的几个月中，关于受害者人数的演讲严重加剧了<text:a xlink:type="simple" xlink:href="https://www.ukrinform.ua/tag-golodomor" text:style-name="Internet_20_link" text:visited-style-name="Visited_20_Internet_20_Link">
</text:a>
1932年至1933年，“通过公共场所的创新和积极晋升有关，目前没有足够的证实，有1050万乌克兰人的受害者数量。”</text:p>
      <text:p text:style-name="P4">
<text:span text:style-name="T4">
另请阅读：</text:span>
 <text:a xlink:type="simple" xlink:href="https://www.ukrinform.ua/rubric-culture/3622638-mkip-planue-vidkriti-novu-ekspoziciu-u-drugij-castini-muzeu-golodomoru.html" text:style-name="Internet_20_link" text:visited-style-name="Visited_20_Internet_20_Link">
</text:a>
根据2021年11月30日在MCIP举行的一场工作会议的结果，她参与了一部分参与，共同发表了联合职位，随后发布了乌克兰国家记忆研究所的网站。 MKIP的立场是明确的：在公共平面中，这方面的讨论是不可接受的。</text:p>
      <text:p text:style-name="P4">
鉴于此，MKIP要求Stasiuk解释情况。</text:p>
      <text:p text:style-name="P4">
“同时，到今天 Stasyuk从未回答过这个问题的问题，尽管他不得不按照合同这样做。 根据同一合同，应卫生部要求，MKIP和Stasyuk信息之间的信息合同是对合同条件的执行不当，这成为其解雇的基础。”该部总结道。</text:p>
      <text:p text:style-name="P4">
News Source: <text:a xlink:type="simple" xlink:href="https://www.ukrinform.ua/rubric-culture/3691168-mkip-oskarzit-ponovlenna-stasuk-na-posadi-gendirektora-muzeu-golodomorugenocidu.html" text:style-name="Internet_20_link" text:visited-style-name="Visited_20_Internet_20_Link">
https://www.ukrinform.ua/rubric-culture/3691168-mkip-oskarzit-ponovlenna-stasuk-na-posadi-gendirektora-muzeu-golodomorugenocidu.html</text:a>
</text:p>
      <!--NEWS-->
      <text:h text:style-name="P10" text:outline-level="1">
<text:span text:style-name="T4">
Zelensky在Chernihiv举行了一次实地会议</text:span>
</text:h>
      <text:p text:style-name="P4">
作者: Ukrinform (Person)</text:p>
      <text:p text:style-name="P4">
出版商: Укринформ (Organization)</text:p>
      <text:p text:style-name="P4">
出版时间: 2023-04-03T-33:02:00+03:00</text:p>
      <text:p text:style-name="P4">
修改时间: 2023-04-03T23:02:00+03:00</text:p>
      <text:p text:style-name="P4">
描述: 乌克兰沃迪米尔·泽伦斯基（Ukraine Volodymyr Zelensky）主席举行了一次 - 现场会议 - 第一次是在Chernihiv的Dniep​​er中。  - 乌克林。</text:p>
      <text:p text:style-name="P4">
图片: ["<text:a xlink:type="simple" xlink:href="https://static.ukrinform.com/photos/2023_04/thumb_files/630_360_1680552389-420.jpeg" text:style-name="Internet_20_link" text:visited-style-name="Visited_20_Internet_20_Link">
630_360_16805...</text:a>
"]</text:p>
      <text:p text:style-name="P4">
标签: ['Чернігів', 'Зеленський', 'Війна з росією']</text:p>
      <text:p text:style-name="P4">
类型: Article</text:p>
      <!--METADATA-->
      <text:p text:style-name="P4">
<draw:frame draw:style-name="fr1" draw:name="Image43" text:anchor-type="as-char" svg:width="6.9236in" svg:height="3.956343in" draw:z-index="0">
<draw:image xlink:href="../Images/yкринформ/2023-04-03T-33-02-00-03-00/630_360_1680552389-420.jpeg" xlink:type="simple" xlink:show="embed" xlink:actuate="onLoad" draw:mime-type="image/jpeg"/>
</draw:frame>
乌克兰沃迪米尔·泽伦斯基(Ukraine Volodymyr Zelensky)主席在切尔尼希夫(Chernihiv)举行了一次实地会议 - 首先在DNIEPER举行。</text:p>
      <text:p text:style-name="P4">
他在[]中说(https://www.youtube.com/watch?v=UfLJPvrYAbY&amp;ab_channel=UkrinformTV)，报道乌克林福姆。</text:p>
      <text:p text:style-name="P4">
国家负责人说：“新的现场会议是目前在Chernihiv的DNIEPER中的第一次会议。</text:p>
      <text:p text:style-name="P4">
视频： <text:a xlink:type="simple" xlink:href="https://t.me/OP_UA/9170" text:style-name="Internet_20_link" text:visited-style-name="Visited_20_Internet_20_Link">
</text:a>
特别是，他们讨论了巴赫穆特，阿夫迪夫卡，马林卡和所有顿涅茨克，比格里维卡和所有卢汉斯地区的情况。 国防部代表古尔莫(Gurmo)的负责人，州边境部门负责人的负责人也参加了头。</text:p>
      <text:p text:style-name="P4">
<text:span text:style-name="T4">
另请阅读：</text:span>
 <text:a xlink:type="simple" xlink:href="https://www.ukrinform.ua/rubric-ato/3691164-prezident-sodna-nablizaemo-den-koli-derzavaterorist-vidpovidatime.html" text:style-name="Internet_20_link" text:visited-style-name="Visited_20_Internet_20_Link">
</text:a>
“一次完整的会议。 完全协调。 为了解放乌克兰土地，我们的积极行动进行全面准备。” Zelensky说</text:p>
      <text:p text:style-name="P4">
如报道，<text:a xlink:type="simple" xlink:href="https://www.ukrinform.ua/rubric-ato/3688242-prezident-poviv-zasidanna-stavki-u-dnipri-strategicnomu-misti-centru-ukraini.html" text:style-name="Internet_20_link" text:visited-style-name="Visited_20_Internet_20_Link">
</text:a>
，我们国家中心的战略城市。</text:p>
      <text:p text:style-name="P4">
照片：作品</text:p>
      <text:p text:style-name="P4">
News Source: <text:a xlink:type="simple" xlink:href="https://www.ukrinform.ua/rubric-ato/3691166-zelenskij-proviv-viizne-zasidanna-stavki-u-cernigovi.html" text:style-name="Internet_20_link" text:visited-style-name="Visited_20_Internet_20_Link">
https://www.ukrinform.ua/rubric-ato/3691166-zelenskij-proviv-viizne-zasidanna-stavki-u-cernigovi.html</text:a>
</text:p>
      <!--NEWS-->
      <text:h text:style-name="P10" text:outline-level="1">
<text:span text:style-name="T4">
主席：我们每天都与恐怖分子国家一致的一天接近</text:span>
</text:h>
      <text:p text:style-name="P4">
作者: Ukrinform (Person)</text:p>
      <text:p text:style-name="P4">
出版商: Укринформ (Organization)</text:p>
      <text:p text:style-name="P4">
出版时间: 2023-04-03T-36:55:00+03:00</text:p>
      <text:p text:style-name="P4">
修改时间: 2023-04-03T22:55:00+03:00</text:p>
      <text:p text:style-name="P4">
描述: 乌克兰每天变得更强大，并且正接近俄罗斯 - 恐怖分子国家的侵略性的那一天。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Тероризм', 'Україна', 'Зеленський', 'Війна з росією']</text:p>
      <text:p text:style-name="P4">
类型: Article</text:p>
      <!--METADATA-->
      <text:p text:style-name="P4">
<draw:frame draw:style-name="fr1" draw:name="Image44" text:anchor-type="as-char" svg:width="6.9236in" svg:height="3.956343in" draw:z-index="0">
<draw:image xlink:href="../Images/yкринформ/2023-04-03T-36-55-00-03-00/630_360_1679682020-565.jpeg" xlink:type="simple" xlink:show="embed" xlink:actuate="onLoad" draw:mime-type="image/jpeg"/>
</draw:frame>
乌克兰人的日子变得更强大，并且正接近俄罗斯一个恐怖分子国家的侵略性。</text:p>
      <text:p text:style-name="P4">
Volodymyr Zelenskyy在[]中说了这一点(https://www.youtube.com/watch?v=UfLJPvrYAbY)，报道乌克林福姆。</text:p>
      <text:p text:style-name="P4">
<text:span text:style-name="T5">
viso：<text:a xlink:type="simple" xlink:href="https://t.me/OP_UA/9170" text:style-name="Internet_20_link" text:visited-style-name="Visited_20_Internet_20_Link">
</text:a>
</text:span>
</text:p>
      <text:p text:style-name="P4">
<text:span text:style-name="T4">
我希望健康，亲爱的乌克兰人!</text:span>
</text:p>
      <text:p text:style-name="P4">
这个忙碌的一天的摘要。</text:p>
      <text:p text:style-name="P4">
速度。 现在是第一次的新野外会议是第一次。</text:p>
      <text:p text:style-name="P4">
前线，北部地区和边界的关键安全问题。</text:p>
      <text:p text:style-name="P4">
指挥官报告了。 这次，Syrsky和Tarnavsky的将军报道了受保护的联系，而不是最热门的追求。</text:p>
      <text:p text:style-name="P4">
Bakhmut，Avdiivka，Marinka和Donetsk的情况。 Bigorivka被送给了卢甘斯克。</text:p>
      <text:p text:style-name="P4">
国防部国家边境服务部负责人Gur Mo的负责人。</text:p>
      <text:p text:style-name="P4">
一次完整的会议。 完全协调。 为了解放乌克兰土地，我们的积极行动进行全面准备。</text:p>
      <text:p text:style-name="P4">
在切尔尼希夫地区，到今天早上有许多不同的事件和谈判。</text:p>
      <text:p text:style-name="P4">
最困难的情感旅行之一。</text:p>
      <text:p text:style-name="P4">
他们参观了浆果 - 贝里(Berry)是我们切尔尼希夫(Chernihiv)地区通常的小村庄，该村庄是由俄罗斯 - 圈子转变为世界上最大的人之一的。</text:p>
      <text:p text:style-name="P4">
俄罗斯士兵是在浆果指挥所在学校制造的，该村的所有居民都习惯了学校的地下室。 就像活着的盾牌一样。</text:p>
      <text:p text:style-name="P4">
从去年的第三至3月30日，这所学校的地下室被关押了三百多人。</text:p>
      <text:p text:style-name="P4">
老年人和年幼的孩子，女人和男人...最大的女人是93岁，最小的孩子不到半年。</text:p>
      <text:p text:style-name="P4">
这是这个地下室，像其他针对人类和人类的其他罪行一样，贝瑞的集中营将永远不会宽恕国家。 不只是我们。</text:p>
      <text:p text:style-name="P4">
克里姆林宫将不会在联合国议会，煤气管或其他任何东西的椅子上覆盖。 对于每一个科学土地，肯定会有合法而公平的责任。 在法庭，在国际刑事法院，在乌克兰法院。</text:p>
      <text:p text:style-name="P4">
我感谢乌克兰的客人拜访了我Chernihiv，后者在我们的浆果中看到了这种俄罗斯邪恶的集中。 我感谢Vicecanzler Germany Gabec和欧洲委员会秘书长Maria Peychinovich-Burich。 谢谢您和设备 - 有意义，正确。与往常一样，拜访我们在战斗后的医院拜访我们的勇士是一种特别的荣幸。 要感谢他们为乌克兰所做的一切，以感谢他们对乌克兰的信仰，我们的人民保护了这一点，这更有价值 - 他们的生活。</text:p>
      <text:p text:style-name="P4">
他将英雄之城英雄城市的切尔尼希夫(Chernihiv)脱颖而出。 切尔尼希夫(Chernihiv)看到了不同的邪恶，不同的邪恶……以保护自己免受这种俄罗斯邪恶的侵害 - 或在我们的历史上不受伤害。</text:p>
      <text:p text:style-name="P4">
他授予我们在国防部辩护的勇士。</text:p>
      <text:p text:style-name="P4">
非常重要 - 感谢每个提供我们切尼希夫地区重建的人。敌人被摧毁的一切，我们都将恢复。</text:p>
      <text:p text:style-name="P4">
无论他们在克里姆林宫如何梦dream以求，乌克兰将永远不会成为废墟的国家。 他们的那些人并不成真。</text:p>
      <text:p text:style-name="P4">
在基辅，他已经在这里回来了，他与美国的代表团会面。</text:p>
      <text:p text:style-name="P4">
他感谢美国不变的强大援助 - 从比德奈白宫总统到国会和整个美国部队系统。</text:p>
      <text:p text:style-name="P4">
当然，他们谈到了乌克兰的积极行动。 当然，关于我们的联合赢家。</text:p>
      <text:p text:style-name="P4">
他还与美国国务院Mike Pompeo会面。</text:p>
      <text:p text:style-name="P4">
谢谢所有帮助我们保护自由的人!我感谢今天，尤其是挪威Denya，发起了政府将炮弹的其他政党转移到我们的士兵的倡议。 它非常准时且有用。</text:p>
      <text:p text:style-name="P4">
我们每天变得更强壮。 我们接近恐怖国家会回答的那一天。</text:p>
      <text:p text:style-name="P4">
<text:span text:style-name="T4">
荣耀归于所有正在争夺乌克兰的人!为乌克兰献出生命的所有人的永恒和光明的记忆!</text:span>
</text:p>
      <text:p text:style-name="P4">
<text:span text:style-name="T4">
荣耀到乌克兰!</text:span>
</text:p>
      <text:p text:style-name="P4">
_foto：op _</text:p>
      <text:p text:style-name="P4">
News Source: <text:a xlink:type="simple" xlink:href="https://www.ukrinform.ua/rubric-ato/3691164-prezident-sodna-nablizaemo-den-koli-derzavaterorist-vidpovidatime.html" text:style-name="Internet_20_link" text:visited-style-name="Visited_20_Internet_20_Link">
https://www.ukrinform.ua/rubric-ato/3691164-prezident-sodna-nablizaemo-den-koli-derzavaterorist-vidpovidatime.html</text:a>
</text:p>
      <!--NEWS-->
      <text:h text:style-name="P10" text:outline-level="1">
<text:span text:style-name="T4">
WBA宣布了Usik和Duba之间的冠军对决</text:span>
</text:h>
      <text:p text:style-name="P4">
作者: Ukrinform (Person)</text:p>
      <text:p text:style-name="P4">
出版商: Укринформ (Organization)</text:p>
      <text:p text:style-name="P4">
出版时间: 2023-04-03T-38:52:00+03:00</text:p>
      <text:p text:style-name="P4">
修改时间: 2023-04-03T22:52:00+03:00</text:p>
      <text:p text:style-name="P4">
描述: 世界拳击协会（WBA）正式授权了一场战斗，该战斗应与乌克兰的乌克兰亚历山大·乌斯伊克（Alexander Usyk）（20-0，13 KO）和英国丹尼尔·杜巴（Daniel Duba）（19-1，18 KO）遇到。  - 乌克林。</text:p>
      <text:p text:style-name="P4">
图片: ["<text:a xlink:type="simple" xlink:href="https://static.ukrinform.com/photos/2023_04/thumb_files/630_360_1680551526-728.jpg" text:style-name="Internet_20_link" text:visited-style-name="Visited_20_Internet_20_Link">
630_360_16805...</text:a>
"]</text:p>
      <text:p text:style-name="P4">
标签: ['Бокс', 'Усик']</text:p>
      <text:p text:style-name="P4">
类型: Article</text:p>
      <!--METADATA-->
      <text:p text:style-name="P4">
<draw:frame draw:style-name="fr1" draw:name="Image45" text:anchor-type="as-char" svg:width="6.9236in" svg:height="3.956343in" draw:z-index="0">
<draw:image xlink:href="../Images/yкринформ/2023-04-03T-38-52-00-03-00/630_360_1680551526-728.jpg" xlink:type="simple" xlink:show="embed" xlink:actuate="onLoad" draw:mime-type="image/jpeg"/>
</draw:frame>
世界 - 名册协会(WBA)正式批准了这场战斗，其中应设计来自乌克兰的乌克兰亚历山大·乌斯伊克(20-0，13 KO)和不列颠杜巴(19-1，18 ko).</text:p>
      <text:p text:style-name="P4">
Про це повідомив <text:a xlink:type="simple" xlink:href="https://twitter.com/WBABoxing" text:style-name="Internet_20_link" text:visited-style-name="Visited_20_Internet_20_Link">
</text:a>
组织，报道乌克林福姆。</text:p>
      <text:p text:style-name="P4">
回想一下，USIK拥有Holovastovas的WBA，WBO和IBF世界冠军的头衔，Dubois被任命为强制性的WBA竞争者，并在其表演中拥有WBA World Belt。</text:p>
      <text:p text:style-name="P4">
拳击手的谈判时间为30天(4月4日至下午2点). Якщо ж за цей час домовленості про умови поєдинку не досягнуто, тодіWBA оголосить промоутерські торги.</text:p>
      <text:p text:style-name="P4">
<text:span text:style-name="T4">
Читайте також:</text:span>
 <text:a xlink:type="simple" xlink:href="https://www.ukrinform.ua/rubric-sports/3687407-vladislav-eliseev-ne-bacu-zodnogo-variantu-pri-akomu-dubua-peremoze-usika.html" text:style-name="Internet_20_link" text:visited-style-name="Visited_20_Internet_20_Link">
 </text:a>
据报道，亚历山大·乌西克(Alexander Usik)和Zonewbc British Tyson Fury的所有者之间的绝对世界冠军可能比赛的谈判未能成功。(33-5-1，24是).</text:p>
      <text:p text:style-name="P4">
Фото: xsport.ua.</text:p>
      <text:p text:style-name="P4">
News Source: <text:a xlink:type="simple" xlink:href="https://www.ukrinform.ua/rubric-sports/3691161-wba-ogolosila-pro-cempionskij-poedinok-miz-usikom-ta-dubua.html" text:style-name="Internet_20_link" text:visited-style-name="Visited_20_Internet_20_Link">
https://www.ukrinform.ua/rubric-sports/3691161-wba-ogolosila-pro-cempionskij-poedinok-miz-usikom-ta-dubua.html</text:a>
</text:p>
      <!--NEWS-->
      <text:h text:style-name="P10" text:outline-level="1">
<text:span text:style-name="T4">
3月，联合国记录了乌克兰178名平民的死亡</text:span>
</text:h>
      <text:p text:style-name="P4">
作者: Ukrinform (Person)</text:p>
      <text:p text:style-name="P4">
出版商: Укринформ (Organization)</text:p>
      <text:p text:style-name="P4">
出版时间: 2023-04-03T-40:47:00+03:00</text:p>
      <text:p text:style-name="P4">
修改时间: 2023-04-03T22:47:00+03:00</text:p>
      <text:p text:style-name="P4">
描述: 从2023年3月1日至3月31日，联合国人权高级专员记录了乌克兰178名平民死亡，587人受伤。  - 乌克林。</text:p>
      <text:p text:style-name="P4">
图片: ["<text:a xlink:type="simple" xlink:href="https://static.ukrinform.com/photos/2022_02/thumb_files/630_360_1643894096-658.jpg" text:style-name="Internet_20_link" text:visited-style-name="Visited_20_Internet_20_Link">
630_360_16438...</text:a>
"]</text:p>
      <text:p text:style-name="P4">
标签: ['ООН', 'Загибель', 'Воєнні злочини', 'Війна з росією']</text:p>
      <text:p text:style-name="P4">
类型: Article</text:p>
      <!--METADATA-->
      <text:p text:style-name="P4">
<draw:frame draw:style-name="fr1" draw:name="Image46" text:anchor-type="as-char" svg:width="6.9236in" svg:height="3.956343in" draw:z-index="0">
<draw:image xlink:href="../Images/yкринформ/2023-04-03T-40-47-00-03-00/630_360_1643894096-658.jpg" xlink:type="simple" xlink:show="embed" xlink:actuate="onLoad" draw:mime-type="image/jpeg"/>
</draw:frame>
从2023年3月1日至3日，联合国人权高级专员在乌克兰记录了178名平民，有587人受伤。</text:p>
      <text:p text:style-name="P4">
关于IT报告乌克林福姆，参考<text:a xlink:type="simple" xlink:href="https://www.ohchr.org/en/news/2023/04/ukraine-civilian-casualty-update-3-april-2023" text:style-name="Internet_20_link" text:visited-style-name="Visited_20_Internet_20_Link">
</text:a>
。</text:p>
      <text:p text:style-name="P4">
澄清说，大多数受害者已导致使用爆发区，地雷和爆炸物的爆炸武器。</text:p>
      <text:p text:style-name="P4">
从2022年2月24日起，联合国记录了8451年的死亡，乌克兰平民在14156年的伤亡。</text:p>
      <text:p text:style-name="P4">
<text:span text:style-name="T4">
另请阅读：</text:span>
 <text:a xlink:type="simple" xlink:href="https://www.ukrinform.ua/rubric-ato/3691081-v-avdiivci-rosiani-obstrilali-avtobus-pasazirka-zaginula-vodij-poranenij.html" text:style-name="Internet_20_link" text:visited-style-name="Visited_20_Internet_20_Link">
</text:a>
UZLPL指出，由于延迟了区域的数据，实际数量的受害者数量要高得多。</text:p>
      <text:p text:style-name="P4">
News Source: <text:a xlink:type="simple" xlink:href="https://www.ukrinform.ua/rubric-ato/3691162-u-berezni-oon-zafiksuvala-zagibel-v-ukraini-178-civilnih-osib.html" text:style-name="Internet_20_link" text:visited-style-name="Visited_20_Internet_20_Link">
https://www.ukrinform.ua/rubric-ato/3691162-u-berezni-oon-zafiksuvala-zagibel-v-ukraini-178-civilnih-osib.html</text:a>
</text:p>
      <!--NEWS-->
      <text:h text:style-name="P10" text:outline-level="1">
<text:span text:style-name="T4">
Zelensky会见了共和党国会议员的代表团</text:span>
</text:h>
      <text:p text:style-name="P4">
作者: Ukrinform (Person)</text:p>
      <text:p text:style-name="P4">
出版商: Укринформ (Organization)</text:p>
      <text:p text:style-name="P4">
出版时间: 2023-04-03T-42:39:00+03:00</text:p>
      <text:p text:style-name="P4">
修改时间: 2023-04-03T22:39:00+03:00</text:p>
      <text:p text:style-name="P4">
描述: 乌克兰沃迪米尔Zelensky总统会见了共和党的国会议会代表团。</text:p>
      <ul>
        <li>
I的，。: </li>
      </ul>
      <text:p text:style-name="P4">
图片: ["<text:a xlink:type="simple" xlink:href="https://static.ukrinform.com/photos/2023_04/thumb_files/630_360_1680555499-257.jpeg" text:style-name="Internet_20_link" text:visited-style-name="Visited_20_Internet_20_Link">
630_360_16805...</text:a>
", "<text:a xlink:type="simple" xlink:href="https://static.ukrinform.com/photos/2023_04/1680555499-886.jpeg" text:style-name="Internet_20_link" text:visited-style-name="Visited_20_Internet_20_Link">
1680555499-88...</text:a>
", "<text:a xlink:type="simple" xlink:href="https://static.ukrinform.com/photos/2023_04/1680555498-457.jpeg" text:style-name="Internet_20_link" text:visited-style-name="Visited_20_Internet_20_Link">
1680555498-45...</text:a>
"]</text:p>
      <text:p text:style-name="P4">
标签: ['США', 'Конгрес США', 'Зеленський']</text:p>
      <text:p text:style-name="P4">
类型: Article</text:p>
      <!--METADATA-->
      <text:p text:style-name="P4">
<draw:frame draw:style-name="fr1" draw:name="Image47" text:anchor-type="as-char" svg:width="6.9236in" svg:height="3.956343in" draw:z-index="0">
<draw:image xlink:href="../Images/yкринформ/2023-04-03T-42-39-00-03-00/630_360_1680555499-257.jpeg" xlink:type="simple" xlink:show="embed" xlink:actuate="onLoad" draw:mime-type="image/jpeg"/>
</draw:frame>
乌克兰沃迪米尔·泽伦斯基(Ukraine Volodymyr Zelensky)主席会见了共和党国会代表团。</text:p>
      <text:p text:style-name="P4">
正如乌克林福姆报道的那样，它报告了<text:a xlink:type="simple" xlink:href="https://t.me/V_Zelenskiy_official/5738" text:style-name="Internet_20_link" text:visited-style-name="Visited_20_Internet_20_Link">
</text:a>
国家元首。</text:p>
      <text:p text:style-name="P4">
消息中说：“由常驻情报委员会主席迈克·特纳(Mike Turner)领导的美国共和党众议院代表团的一项重要会议。”</text:p>
      <text:p text:style-name="P4">
<text:a xlink:type="simple" xlink:href="https://t.me/V_Zelenskiy_official/5738" text:style-name="Internet_20_link" text:visited-style-name="Visited_20_Internet_20_Link">
</text:a>
据总统，双海和两项支持的美国总统贝登总统在抵抗俄罗斯的自由和民主价值方面发挥了决定性作用。</text:p>
      <text:p text:style-name="P4">
<draw:frame draw:style-name="fr1" draw:name="Image48" text:anchor-type="as-char" svg:width="6.9236in" svg:height="4.617948in" draw:z-index="0">
<draw:image xlink:href="../Images/yкринформ/2023-04-03T-42-39-00-03-00/1680555499-886.jpeg" xlink:type="simple" xlink:show="embed" xlink:actuate="onLoad" draw:mime-type="image/jpeg"/>
</draw:frame>
泽伦斯基强调说：“我希望我们的国家之间的高度支持和互动将继续保持。这是击败俄罗斯侵略者的共同胜利的关键。”</text:p>
      <text:p text:style-name="P4">
<draw:frame draw:style-name="fr1" draw:name="Image49" text:anchor-type="as-char" svg:width="6.9236in" svg:height="4.617948in" draw:z-index="0">
<draw:image xlink:href="../Images/yкринформ/2023-04-03T-42-39-00-03-00/1680555498-457.jpeg" xlink:type="simple" xlink:show="embed" xlink:actuate="onLoad" draw:mime-type="image/jpeg"/>
</draw:frame>
<text:span text:style-name="T4">
另请阅读：</text:span>
 <text:a xlink:type="simple" xlink:href="https://www.ukrinform.ua/rubric-regions/3690903-zelenskij-vidvidav-selo-agidne-ziteliv-akogo-rosiani-misac-utrimuvali-u-pidvali.html" text:style-name="Internet_20_link" text:visited-style-name="Visited_20_Internet_20_Link">
</text:a>
正如乌克林福姆报道的，今天<text:a xlink:type="simple" xlink:href="https://www.ukrinform.ua/rubric-vidbudova/3691086-vidnovlenna-cernigovsini-zelenskij-pokazav-vicekancleru-frn-ak-remontuut-mist-cerez-desnu.html" text:style-name="Internet_20_link" text:visited-style-name="Visited_20_Internet_20_Link">
</text:a>
。</text:p>
      <text:p text:style-name="P4">
_foto：op _</text:p>
      <text:p text:style-name="P4">
News Source: <text:a xlink:type="simple" xlink:href="https://www.ukrinform.ua/rubric-polytics/3691160-zelenskij-zustrivsa-z-delegacieu-kongresmenivrespublikanciv.html" text:style-name="Internet_20_link" text:visited-style-name="Visited_20_Internet_20_Link">
https://www.ukrinform.ua/rubric-polytics/3691160-zelenskij-zustrivsa-z-delegacieu-kongresmenivrespublikanciv.html</text:a>
</text:p>
      <!--NEWS-->
      <text:h text:style-name="P10" text:outline-level="1">
<text:span text:style-name="T4">
内门扎（Nemenza）：俄罗斯在法律上是联合国的 - 作为苏联的延续</text:span>
</text:h>
      <text:p text:style-name="P4">
作者: Ukrinform (Person)</text:p>
      <text:p text:style-name="P4">
出版商: Укринформ (Organization)</text:p>
      <text:p text:style-name="P4">
出版时间: 2023-04-03T-44:28:00+03:00</text:p>
      <text:p text:style-name="P4">
修改时间: 2023-04-03T22:28:00+03:00</text:p>
      <text:p text:style-name="P4">
描述: 俄罗斯在联合国瓦西里·奈恩扎（Vasily Neenza）的俄罗斯邮政认为，他的州是苏联的延续者，因此在联合国组织和联合国安理会的组织中，他的州是合法的。  - 乌克林。</text:p>
      <text:p text:style-name="P4">
图片: ["<text:a xlink:type="simple" xlink:href="https://static.ukrinform.com/photos/2023_04/thumb_files/630_360_1680549574-270.jpeg" text:style-name="Internet_20_link" text:visited-style-name="Visited_20_Internet_20_Link">
630_360_16805...</text:a>
"]</text:p>
      <text:p text:style-name="P4">
标签: ['ООН', 'росія', 'Радбез ООН', 'СРСР']</text:p>
      <text:p text:style-name="P4">
类型: Article</text:p>
      <!--METADATA-->
      <text:p text:style-name="P4">
<draw:frame draw:style-name="fr1" draw:name="Image50" text:anchor-type="as-char" svg:width="6.9236in" svg:height="3.956343in" draw:z-index="0">
<draw:image xlink:href="../Images/yкринформ/2023-04-03T-44-28-00-03-00/630_360_1680549574-270.jpeg" xlink:type="simple" xlink:show="embed" xlink:actuate="onLoad" draw:mime-type="image/jpeg"/>
</draw:frame>
联合国瓦西里·奈恩扎(Un Vasily Neenza)的普里瓦里亚(Privaria)认为，他的国家是一个持续的诺伊群岛，因此在联合国组织和联合国苏联安全组织中。</text:p>
      <text:p text:style-name="P4">
内岑扎(Nezenza)在Radbeza担任CRF总统之际在联合国总部施压，回答了乌克林福姆的问题。</text:p>
      <text:p text:style-name="P4">
这个问题的提出如下：“您非常清楚俄罗斯是联合国安理会，就像在联合国非法的一般情况下一样。 您所在国家是否不想开始将其在联合国成员合法化的过程中，就像其他所有其他国家在前南斯拉夫之后所做的那样，捷克斯洛伐克塔拉迪亚联盟不再存在？”</text:p>
      <text:p text:style-name="P4">
尼梅扎说：“俄罗斯在法律上是合法的。”这是苏联的连续性事实。 但是，他没有解释这个国家从世界政治地图中消失的消失与停止其他两个社会主义国家不同。</text:p>
      <text:p text:style-name="P4">
Neenza告知，在总统期间，俄罗斯将于4月5日以Arria的形式发起Radbeza成员的参与，讨论乌克兰被占领领土的驱逐出境。</text:p>
      <text:p text:style-name="P4">
<text:span text:style-name="T4">
另请阅读：</text:span>
 <text:a xlink:type="simple" xlink:href="https://www.ukrinform.ua/rubric-world/3685259-rosia-sklikae-radbez-oon-sodo-vivezenna-ukrainskih-ditej-zmi.html" text:style-name="Internet_20_link" text:visited-style-name="Visited_20_Internet_20_Link">
</text:a>
4月10日，俄罗斯联邦以RB的公开辩论的形式再次提出了向乌克兰的供应问题。 Neenza补充说，4月24日至25日，外国部长Lavrov博士将抵达纽约，他将在多边级别参加有关“保护统计原则”的辩论。</text:p>
      <text:p text:style-name="P4">
乌克林事物的通讯员在简报后问了另一个问题：“如果普京总统召集你，他说他已经在乌克兰倒塌，失去了200,000名士兵并寻求建议 - 您会建议他作为文凭和俄罗斯人吗？”</text:p>
      <text:p text:style-name="P4">
“这是不可能想象的 - 他会问我，他不会问我。 他的肩膀上有一个头。”俄罗斯的职位在联合国回答。</text:p>
      <text:p text:style-name="P4">
<text:span text:style-name="T4">
另请阅读：</text:span>
 <text:a xlink:type="simple" xlink:href="https://www.ukrinform.ua/rubric-polytics/3682456-istorik-snajder-na-radbezi-oon-potroliv-nebenzu.html" text:style-name="Internet_20_link" text:visited-style-name="Visited_20_Internet_20_Link">
</text:a>
据报道，乌克兰一再提出了俄罗斯合法性的问题<text:a xlink:type="simple" xlink:href="https://www.ukrinform.ua/tag-oon" text:style-name="Internet_20_link" text:visited-style-name="Visited_20_Internet_20_Link">
</text:a>
因为任何文件中未提供组织的文件。 在联合国创始人中 - 美国，英国，法国，中国，苏联，他们也是理事会的常任成员。 此列表中没有俄罗斯。回想一下，俄罗斯在联合国议会的每月总统职位于4月1日开始。</text:p>
      <text:p text:style-name="P4">
News Source: <text:a xlink:type="simple" xlink:href="https://www.ukrinform.ua/rubric-world/3691158-nebenza-rosia-perebuvae-v-oon-zakonno-ak-prodovzuvac-radanskogo-souzu.html" text:style-name="Internet_20_link" text:visited-style-name="Visited_20_Internet_20_Link">
https://www.ukrinform.ua/rubric-world/3691158-nebenza-rosia-perebuvae-v-oon-zakonno-ak-prodovzuvac-radanskogo-souzu.html</text:a>
</text:p>
      <!--NEWS-->
      <text:h text:style-name="P10" text:outline-level="1">
<text:span text:style-name="T4">
Pomfir磁带已经收集了超过660万</text:span>
</text:h>
      <text:p text:style-name="P4">
作者: Ukrinform (Person)</text:p>
      <text:p text:style-name="P4">
出版商: Укринформ (Organization)</text:p>
      <text:p text:style-name="P4">
出版时间: 2023-04-03T-46:27:10+03:00</text:p>
      <text:p text:style-name="P4">
修改时间: 2023-04-03T22:27:10+03:00</text:p>
      <text:p text:style-name="P4">
描述: 在第二个滚动周末的结果中收集的Pomfir胶带筹集了6 673 208 UAH，44 912观众参观了节目。  - 乌克林。</text:p>
      <text:p text:style-name="P4">
图片: ["<text:a xlink:type="simple" xlink:href="https://static.ukrinform.com/photos/2020_07/thumb_files/630_360_1594398452-806.jpg" text:style-name="Internet_20_link" text:visited-style-name="Visited_20_Internet_20_Link">
630_360_15943...</text:a>
", "<text:a xlink:type="simple" xlink:href="https://static.ukrinform.com/photos/2023_04/1680549841-933.jpg" text:style-name="Internet_20_link" text:visited-style-name="Visited_20_Internet_20_Link">
1680549841-93...</text:a>
"]</text:p>
      <text:p text:style-name="P4">
标签: ['Держкіно', 'фільм']</text:p>
      <text:p text:style-name="P4">
类型: Article</text:p>
      <!--METADATA-->
      <text:p text:style-name="P4">
<draw:frame draw:style-name="fr1" draw:name="Image51" text:anchor-type="as-char" svg:width="6.9236in" svg:height="3.956343in" draw:z-index="0">
<draw:image xlink:href="../Images/yкринформ/2023-04-03T-46-27-10-03-00/630_360_1594398452-806.jpg" xlink:type="simple" xlink:show="embed" xlink:actuate="onLoad" draw:mime-type="image/jpeg"/>
</draw:frame>
Pomfir胶带在第二次滚动周末673 208 UAH的结果中收集，44,912位观众参观了节目。</text:p>
      <text:p text:style-name="P4">
根据乌克林福姆的说法，国家电影局在[]中报告(https://www.facebook.com/ukrainefilmagency/posts/pfbid0287WDDeULVYn5tGmBqvmj7BYAkBtD7cHFxzdS3BfbRZcAweg5B7FLuea7iZWxCNj3l).</text:p>
      <text:p text:style-name="P4">
У Держкіно повідомили, що покази стрічки “Памфір” продовжуються та закликалиукраїнців долучатися до перегляду потужної історії про родинні цінності,захист власних кордонів, безумовну любов та її наслідки.</text:p>
      <text:p text:style-name="P4">
<draw:frame draw:style-name="fr1" draw:name="Image52" text:anchor-type="as-char" svg:width="6.9236in" svg:height="6.9236in" draw:z-index="0">
<draw:image xlink:href="../Images/yкринформ/2023-04-03T-46-27-10-03-00/1680549841-933.jpg" xlink:type="simple" xlink:show="embed" xlink:actuate="onLoad" draw:mime-type="image/jpeg"/>
</draw:frame>
在传统的马兰卡狂欢节前夕，录像带的事件正在乌克兰西部地区展开。 电影剧本的导演兼作者是德米特里·苏克霍利特基·萨图库克(Dmitry Sukholitky-Satuchuk)。</text:p>
      <text:p text:style-name="P4">
<text:span text:style-name="T4">
另请阅读：</text:span>
 <text:a xlink:type="simple" xlink:href="https://www.ukrinform.ua/rubric-culture/3688444-stricka-pamfir-za-cotiri-dni-prokatu-zibrala-majze-25-miljona.html" text:style-name="Internet_20_link" text:visited-style-name="Visited_20_Internet_20_Link">
</text:a>
潘皮尔(Pamphir)长期不在团聚后返回家中。 对Pampir家族的无条件热爱具有副作用，并导致它是一条不可逆转的后果的危险途径。</text:p>
      <text:p text:style-name="P4">
这部电影的制作得到了波兰电影院乌克兰的国家电影机构的支持(PISF)，法国CNC电影中心(帮助Cínemasdu Monde)，切尔尼夫特地区政府Tamzhi国际基金愿景SUD EST，Hubert Bals Fund和Goteborg电影基金。</text:p>
      <text:p text:style-name="P4">
国际促销活动得到了乌克兰研究所，德国佛像和哥特堡电影基金的支持。</text:p>
      <text:p text:style-name="P4">
<text:span text:style-name="T4">
另请阅读：</text:span>
 <text:a xlink:type="simple" xlink:href="https://www.ukrinform.ua/rubric-culture/3686159-u-kievi-vidbuvsa-premernij-pokaz-filmu-pamfir.html" text:style-name="Internet_20_link" text:visited-style-name="Visited_20_Internet_20_Link">
</text:a>
乌克兰的分销商是电影发行。</text:p>
      <text:p text:style-name="P4">
正如乌克林福姆报道的那样，3月22日，电影剧院“奥斯卡”电影《奥斯卡》于3月22日举行。</text:p>
      <text:p text:style-name="P4">
News Source: <text:a xlink:type="simple" xlink:href="https://www.ukrinform.ua/rubric-culture/3691157-stricka-pamfir-zibrala-u-prokati-vze-bilse-66-miljona.html" text:style-name="Internet_20_link" text:visited-style-name="Visited_20_Internet_20_Link">
https://www.ukrinform.ua/rubric-culture/3691157-stricka-pamfir-zibrala-u-prokati-vze-bilse-66-miljona.html</text:a>
</text:p>
      <!--NEWS-->
      <text:h text:style-name="P10" text:outline-level="1">
<text:span text:style-name="T4">
在教育部</text:span>
</text:h>
      <text:p text:style-name="P4">
作者: Ukrinform (Person)</text:p>
      <text:p text:style-name="P4">
出版商: Укринформ (Organization)</text:p>
      <text:p text:style-name="P4">
出版时间: 2023-04-03T-48:14:00+03:00</text:p>
      <text:p text:style-name="P4">
修改时间: 2023-04-03T22:14:00+03:00</text:p>
      <text:p text:style-name="P4">
描述: 准备准备国家多组门测试的注册将持续时间为4月3日至2023年5月3日。  - 乌克林。</text:p>
      <text:p text:style-name="P4">
图片: ["<text:a xlink:type="simple" xlink:href="https://static.ukrinform.com/photos/2022_01/thumb_files/630_360_1642785788-292.jpeg" text:style-name="Internet_20_link" text:visited-style-name="Visited_20_Internet_20_Link">
630_360_16427...</text:a>
"]</text:p>
      <text:p text:style-name="P4">
标签: ['Міносвіти', 'Освіта', 'Мультипредметний тест']</text:p>
      <text:p text:style-name="P4">
类型: Article</text:p>
      <!--METADATA-->
      <text:p text:style-name="P4">
<draw:frame draw:style-name="fr1" draw:name="Image53" text:anchor-type="as-char" svg:width="6.9236in" svg:height="3.946452in" draw:z-index="0">
<draw:image xlink:href="../Images/yкринформ/2023-04-03T-48-14-00-03-00/630_360_1642785788-292.jpeg" xlink:type="simple" xlink:show="embed" xlink:actuate="onLoad" draw:mime-type="image/jpeg"/>
</draw:frame>
准备准备国家多级测试的注册将从4月3日至2023年5月3日持续。</text:p>
      <text:p text:style-name="P4">
关于<text:a xlink:type="simple" xlink:href="https://www.youtube.com/watch" text:style-name="Internet_20_link" text:visited-style-name="Visited_20_Internet_20_Link">
</text:a>
乌克林福音通讯员报告说，教育和科学副部长安德里·维特里科说。</text:p>
      <text:p text:style-name="P4">
“今天的国家多级测试具有一些功能。在乌克兰教育质量评估中心的测试门户上进行国家多季度测试的注册，将适用于年度毕业生，以及那些希望改善可能性及其结果的参赛者他们已经收到了去年，以便以这种方式再次提交给高等教育机构。 注册将在4月3日，5月3日。 这非常重要。” Vitrenko说。</text:p>
      <text:p text:style-name="P4">
<text:span text:style-name="T4">
另请阅读：</text:span>
 <text:a xlink:type="simple" xlink:href="https://www.ukrinform.ua/rubric-society/3690762-vstup-2023-rozpocalasa-reestracia-dla-ucasti-u-multipredmetnomu-testi.html" text:style-name="Internet_20_link" text:visited-style-name="Visited_20_Internet_20_Link">
</text:a>
他指出，今年的NMT准备中有一定的特殊性，这是通过选择第三个主题选择的。</text:p>
      <text:p text:style-name="P4">
“如果去年所有受试者都具有约束力，今年有两个强制性的主题：乌克兰语言，文学和数学。 第三名 - 主体 - 历史或外语，物理，化学或生物学将是其E -Office中的参赛者，必须选择该主题的主题，因为国家多兴奋的测试将是个性化的，它将适用于每个参与者在设定的注册中，”教育副部长Insuki强调。</text:p>
      <text:p text:style-name="P4">
在谈到注册算法时，他指出，有必要建立身份文件的副本并发送到区域质量评估中心的检查。</text:p>
      <text:p text:style-name="P4">
<text:span text:style-name="T4">
另请阅读：</text:span>
 <text:a xlink:type="simple" xlink:href="https://www.ukrinform.ua/rubric-society/3690556-multipredmetnij-test-mozna-bude-sklasti-u-ponad-20-krainah-minosviti.html" text:style-name="Internet_20_link" text:visited-style-name="Visited_20_Internet_20_Link">
</text:a>
“在七天之内，您必须回答中心。 答案可以是或“您已注册以交付国家多级测试”，并且在哪个中心，您在注册或“拒绝”时也将选择该中心。 如果您被推荐，则需要联系区域中心或重复注册。 也许并不是您在电子办公室里无聊的所有文件。”官员解释说。Vitrenko还指出：“今年，每个参赛者都可以提交5个宣布预算形式的学习形式，并最多20份合同申请。”</text:p>
      <text:p text:style-name="P4">
据报道，乌克兰教育与科学部向其在31个国家 /地区的课程发送了信，并收到了21个部门对乌克兰学生通过多级考试的条件的积极回应。</text:p>
      <text:p text:style-name="P4">
News Source: <text:a xlink:type="simple" xlink:href="https://www.ukrinform.ua/rubric-society/3691154-u-mon-rozpovili-skilki-trivatime-reestracia-na-multipredmetnij-test.html" text:style-name="Internet_20_link" text:visited-style-name="Visited_20_Internet_20_Link">
https://www.ukrinform.ua/rubric-society/3691154-u-mon-rozpovili-skilki-trivatime-reestracia-na-multipredmetnij-test.html</text:a>
</text:p>
      <!--NEWS-->
      <text:h text:style-name="P10" text:outline-level="1">
<text:span text:style-name="T4">
俄罗斯人用自动手榴弹发射器和迫击炮在苏米地区开除了一个社区</text:span>
</text:h>
      <text:p text:style-name="P4">
作者: Ukrinform (Person)</text:p>
      <text:p text:style-name="P4">
出版商: Укринформ (Organization)</text:p>
      <text:p text:style-name="P4">
出版时间: 2023-04-03T-51:56:00+03:00</text:p>
      <text:p text:style-name="P4">
修改时间: 2023-04-03T21:56:00+03:00</text:p>
      <text:p text:style-name="P4">
描述: 4月3日，俄罗斯军队向苏米地区的比洛波尔社区开火。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54" text:anchor-type="as-char" svg:width="6.9236in" svg:height="3.956343in" draw:z-index="0">
<draw:image xlink:href="../Images/yкринформ/2023-04-03T-51-56-00-03-00/630_360_1479558145-5682.jpg" xlink:type="simple" xlink:show="embed" xlink:actuate="onLoad" draw:mime-type="image/jpeg"/>
</draw:frame>
4月3日，俄罗斯军队解雇了苏米地区的比洛波尔社区。</text:p>
      <text:p text:style-name="P4">
根据乌克林福姆的说法，苏米地区军事行政部门报告了<text:a xlink:type="simple" xlink:href="https://t.me/Sumy_news_ODA/15233" text:style-name="Internet_20_link" text:visited-style-name="Visited_20_Internet_20_Link">
</text:a>
。</text:p>
      <text:p text:style-name="P4">
受害者写道：“今天，在白天，俄罗斯人向贝尔波尔郡社区​​开了枪 - 三速道：迫击炮的14个迫击炮，来自AGS的100张射击。”</text:p>
      <text:p text:style-name="P4">
<text:span text:style-name="T4">
另请阅读：</text:span>
 <text:a xlink:type="simple" xlink:href="https://www.ukrinform.ua/rubric-ato/3691083-vorog-namagaetsa-nastupati-na-cotiroh-napramkah-zsu-vidbili-ponad-45-atak.html" text:style-name="Internet_20_link" text:visited-style-name="Visited_20_Internet_20_Link">
</text:a>
幸运的是，它没有后果。</text:p>
      <text:p text:style-name="P4">
正如乌克林福姆(Ukrinform)报道的，俄罗斯军队于4月2日星期日向苏米地区的领土社区开火。</text:p>
      <text:p text:style-name="P4">
照片说明性</text:p>
      <text:p text:style-name="P4">
News Source: <text:a xlink:type="simple" xlink:href="https://www.ukrinform.ua/rubric-ato/3691149-rosiani-trici-obstrilali-gromadu-na-sumsini-z-avtomaticnih-granatometiv-ta-minometiv.html" text:style-name="Internet_20_link" text:visited-style-name="Visited_20_Internet_20_Link">
https://www.ukrinform.ua/rubric-ato/3691149-rosiani-trici-obstrilali-gromadu-na-sumsini-z-avtomaticnih-granatometiv-ta-minometiv.html</text:a>
</text:p>
      <!--NEWS-->
      <text:h text:style-name="P10" text:outline-level="1">
<text:span text:style-name="T4">
在Vereshchuk开会：国家应保证和平生活中的社会保护退伍军人</text:span>
</text:h>
      <text:p text:style-name="P4">
作者: Ukrinform (Person)</text:p>
      <text:p text:style-name="P4">
出版商: Укринформ (Organization)</text:p>
      <text:p text:style-name="P4">
出版时间: 2023-04-03T-53:47:00+03:00</text:p>
      <text:p text:style-name="P4">
修改时间: 2023-04-03T21:47:00+03:00</text:p>
      <text:p text:style-name="P4">
描述: 武装部队时期人士将乌克兰Irina Vereshchuk暂时占领的领土重新融合强调，国家应保证对和平生活中退伍军人的社会保护。  - 乌克林。</text:p>
      <text:p text:style-name="P4">
图片: ["<text:a xlink:type="simple" xlink:href="https://static.ukrinform.com/photos/2023_04/thumb_files/630_360_1680547094-449.jpg" text:style-name="Internet_20_link" text:visited-style-name="Visited_20_Internet_20_Link">
630_360_16805...</text:a>
"]</text:p>
      <text:p text:style-name="P4">
标签: ['Соцзахист', 'Ветерани війни', 'Мінреінтеграції', 'Лапутіна']</text:p>
      <text:p text:style-name="P4">
类型: Article</text:p>
      <!--METADATA-->
      <text:p text:style-name="P4">
<draw:frame draw:style-name="fr1" draw:name="Image55" text:anchor-type="as-char" svg:width="6.9236in" svg:height="3.956343in" draw:z-index="0">
<draw:image xlink:href="../Images/yкринформ/2023-04-03T-53-47-00-03-00/630_360_1680547094-449.jpg" xlink:type="simple" xlink:show="embed" xlink:actuate="onLoad" draw:mime-type="image/jpeg"/>
</draw:frame>
乌克兰Irina Vereshchuk暂时占领的领土重新融入的Viceremier-Minister-Minister强调，国家保证了对和平生活中退伍军人的社会保护。</text:p>
      <text:p text:style-name="P4">
根据乌克林福姆的说法，她在一次机构间会议上说，这是关于侦探社会保护领域的国家政策的形成和实施，并告知<text:a xlink:type="simple" xlink:href="https://minre.gov.ua/2023/04/03/derzhava-maye-napraczyuvaty-mehanizm-povernennya-zahysnykiv-ukrayiny-do-myrnogo-zhyttya-iryna-vereshhuk/" text:style-name="Internet_20_link" text:visited-style-name="Visited_20_Internet_20_Link">
</text:a>
_«_保护家园的公民应该确定支持。 特别是那些因战斗行动受伤的捍卫者和捍卫者。 他们不应证明自己的身份，接受许多官僚程序。 在此问题上，应引入数字工具，应自动做出决定，而人为因素的影响很小。 这些人在前面保护我们，因此作为一个国家，我们必须在和平生活中做出社会保护。” Vereshchuk强调。</text:p>
      <text:p text:style-name="P4">
<text:span text:style-name="T4">
另请阅读：</text:span>
 <text:a xlink:type="simple" xlink:href="https://www.ukrinform.ua/rubric-society/3667729-akim-bude-povernenna-ukrainskih-zahisnikiv-u-mirne-zitta-pisla-peremogi-u-vijni.html" text:style-name="Internet_20_link" text:visited-style-name="Visited_20_Internet_20_Link">
</text:a>
退伍军人朱莉娅·拉普丁(Julia Laputin)，社会政策部长Oksana Zholnovich，总统国防部的代表Oksana Zholnovich参加了讨论。</text:p>
      <text:p text:style-name="P4">
根据重返社会新闻服务部的说法，在会议期间，其参与者达成了一个事实，即将退伍军人返回和平生活的问题应该被认为是复杂的。 因此，这些机构为乌克兰的捍卫者提出了自己的支持计划，特别是社会适应，心理康复，就业，刺激了中量级企业家精神的发展。</text:p>
      <text:p text:style-name="P4">
注意到，每个程序的实施都需要持续的互动，因此今天的会议应该是一种站点。</text:p>
      <text:p text:style-name="P4">
<text:span text:style-name="T4">
另请阅读：</text:span>
 <text:a xlink:type="simple" xlink:href="https://www.ukrinform.ua/rubric-society/3663421-elektronnij-reestr-veteraniv-stvorenij-ale-bude-dostupnij-tilki-pisla-peremogi-laputina.html" text:style-name="Internet_20_link" text:visited-style-name="Visited_20_Internet_20_Link">
</text:a>
正如报道的那样，早些时候，在临时联合领土的重新融入部，所有乌克兰人都摆脱了俄罗斯联邦非法剥夺自由的敌意和家庭的家庭，[] [] [] [] <text:a xlink:type="simple" xlink:href="https://www.ukrinform.ua/rubric-society/3690740-simi-polonenih-maut-pravo-na-bezoplatnu-pravovu-dopomogu-minreintegracii.html" text:style-name="Internet_20_link" text:visited-style-name="Visited_20_Internet_20_Link">
</text:a>
。  照片：minre.gov.ua</text:p>
      <text:p text:style-name="P4">
News Source: <text:a xlink:type="simple" xlink:href="https://www.ukrinform.ua/rubric-society/3691152-narada-u-veresuk-derdava-mae-garantuvati-soczahist-veteranam-u-mirnomu-zitti.html" text:style-name="Internet_20_link" text:visited-style-name="Visited_20_Internet_20_Link">
https://www.ukrinform.ua/rubric-society/3691152-narada-u-veresuk-derdava-mae-garantuvati-soczahist-veteranam-u-mirnomu-zitti.html</text:a>
</text:p>
      <!--NEWS-->
      <text:h text:style-name="P10" text:outline-level="1">
<text:span text:style-name="T4">
为武装部队武装的已经有五个战斗机 - 伊格纳蒂</text:span>
</text:h>
      <text:p text:style-name="P4">
作者: Ukrinform (Person)</text:p>
      <text:p text:style-name="P4">
出版商: Укринформ (Organization)</text:p>
      <text:p text:style-name="P4">
出版时间: 2023-04-03T-55:39:16+03:00</text:p>
      <text:p text:style-name="P4">
修改时间: 2023-04-03T21:39:16+03:00</text:p>
      <text:p text:style-name="P4">
描述: 乌克兰武装部队有5架战斗机旅：2 Su-27和3个MIG-29旅。  - 乌克林。</text:p>
      <text:p text:style-name="P4">
图片: ["<text:a xlink:type="simple" xlink:href="https://static.ukrinform.com/photos/2021_06/thumb_files/630_360_1624366364-770.jpg" text:style-name="Internet_20_link" text:visited-style-name="Visited_20_Internet_20_Link">
630_360_16243...</text:a>
"]</text:p>
      <text:p text:style-name="P4">
标签: ['Літак', 'ЗСУ', 'Винищувач']</text:p>
      <text:p text:style-name="P4">
类型: Article</text:p>
      <!--METADATA-->
      <text:p text:style-name="P4">
<draw:frame draw:style-name="fr1" draw:name="Image56" text:anchor-type="as-char" svg:width="6.9236in" svg:height="3.956343in" draw:z-index="0">
<draw:image xlink:href="../Images/yкринформ/2023-04-03T-55-39-16-03-00/630_360_1624366364-770.jpg" xlink:type="simple" xlink:show="embed" xlink:actuate="onLoad" draw:mime-type="image/jpeg"/>
</draw:frame>
乌克兰的武装部队是5个战斗机旅：2个旅和3个Mig-29旅。</text:p>
      <text:p text:style-name="P4">
关于<text:a xlink:type="simple" xlink:href="https://www.youtube.com/watch" text:style-name="Internet_20_link" text:visited-style-name="Visited_20_Internet_20_Link">
</text:a>
乌克林福姆报道，空军发言人尤里·伊格纳特(Yuri Ignat)说。</text:p>
      <text:p text:style-name="P4">
“战斗机的转移是第一步。 这是传输诸如战斗机航空之类的武器的历史步骤。 今天，我们有五个这样的多拉克斯旅，两个Su-27旅和三个Mig-29旅。”伊格纳蒂说。</text:p>
      <text:p text:style-name="P4">
他补充说，这些是第四代的古老苏联战士，它们在道德上已经过时了，乌克兰需要略有其他飞机。</text:p>
      <text:p text:style-name="P4">
<text:span text:style-name="T4">
另请阅读：</text:span>
 <text:a xlink:type="simple" xlink:href="https://www.ukrinform.ua/rubric-ato/3689392-ukraini-potribni-vinisuvaci-f16-zaluznij.html" text:style-name="Internet_20_link" text:visited-style-name="Visited_20_Internet_20_Link">
</text:a>
正如乌克林福姆报道的<text:a xlink:type="simple" xlink:href="https://www.ukrinform.ua/rubric-ato/3690828-polsa-peredala-ukraini-persi-mig29.html" text:style-name="Internet_20_link" text:visited-style-name="Visited_20_Internet_20_Link">
</text:a>
MIG-29乌克兰的第一战斗机。</text:p>
      <text:p text:style-name="P4">
波兰和斯洛伐克的一般计划将33架MIG -29飞机转移到乌克兰：从他们那里获得20家基辅必须从13岁的华沙收到，从布拉迪斯拉娃(Bratislava)获得。 根据初步信息，这些州已经将四架飞机MIG-29移交给了乌克兰。 同时，购买了48架韩国FA-50飞机。 到今年年底，将空军使用的12架配置飞机已交付给该国。 接下来的36架飞机将根据波兰配备。</text:p>
      <text:p text:style-name="P4">
照片：乌克罗龙普罗姆</text:p>
      <text:p text:style-name="P4">
News Source: <text:a xlink:type="simple" xlink:href="https://www.ukrinform.ua/rubric-ato/3691150-na-ozbroenni-zsu-vze-e-pat-brigad-vinisuvaciv-ignat.html" text:style-name="Internet_20_link" text:visited-style-name="Visited_20_Internet_20_Link">
https://www.ukrinform.ua/rubric-ato/3691150-na-ozbroenni-zsu-vze-e-pat-brigad-vinisuvaciv-ignat.html</text:a>
</text:p>
      <!--NEWS-->
      <text:h text:style-name="P10" text:outline-level="1">
<text:span text:style-name="T4">
早产儿童的医疗康复是在128家医院进行的</text:span>
</text:h>
      <text:p text:style-name="P4">
作者: Ukrinform (Person)</text:p>
      <text:p text:style-name="P4">
出版商: Укринформ (Organization)</text:p>
      <text:p text:style-name="P4">
出版时间: 2023-04-03T-57:32:00+03:00</text:p>
      <text:p text:style-name="P4">
修改时间: 2023-04-03T21:32:00+03:00</text:p>
      <text:p text:style-name="P4">
描述: 天生和/或患者生命的头三年的康复在128位乌克兰医院进行。  - 乌克林。</text:p>
      <text:p text:style-name="P4">
图片: ["<text:a xlink:type="simple" xlink:href="https://static.ukrinform.com/photos/2020_04/thumb_files/630_360_1585831815-622.jpg" text:style-name="Internet_20_link" text:visited-style-name="Visited_20_Internet_20_Link">
630_360_15858...</text:a>
"]</text:p>
      <text:p text:style-name="P4">
标签: ['Діти', 'МОЗ', 'Реабілітація', 'Лікарня']</text:p>
      <text:p text:style-name="P4">
类型: Article</text:p>
      <!--METADATA-->
      <text:p text:style-name="P4">
<draw:frame draw:style-name="fr1" draw:name="Image57" text:anchor-type="as-char" svg:width="6.9236in" svg:height="3.956343in" draw:z-index="0">
<draw:image xlink:href="../Images/yкринформ/2023-04-03T-57-32-00-03-00/630_360_1585831815-622.jpg" xlink:type="simple" xlink:show="embed" xlink:actuate="onLoad" draw:mime-type="image/jpeg"/>
</draw:frame>
在乌克兰的128位医院进行的婴儿康复在生命的头三年中，婴儿提前和/或患者的康复。</text:p>
      <text:p text:style-name="P4">
这报告了<text:a xlink:type="simple" xlink:href="https://moz.gov.ua/article/news/reabilitacija-protjagom-pershih-troh-rokiv-zhittja-dlja-nemovljat-jaki-narodilis-peredchasno-taabo-hvorimi-" text:style-name="Internet_20_link" text:visited-style-name="Visited_20_Internet_20_Link">
</text:a>
，报道乌克林福姆。</text:p>
      <text:p text:style-name="P4">
“三岁以下儿童的医疗康复过早出生和//异常，在乌克兰的所有医疗机构与NSAU签订了合同。全国各地有128家医院。 ，Dnipropetrovsk和Lviv区域，”  - 它读取消息。</text:p>
      <text:p text:style-name="P4">
值得注意的是，在医疗保健计划“在困难的新生儿病例中为新生儿的医疗保健”计划提供了此类援助。 对于那些需要进一步康复的人，提供了“在生命的头三年出生的早产和/或病人的医疗康复”。</text:p>
      <text:p text:style-name="P4">
卫生部指出，父母可以选择任何在此方向上有ZSZU合同的医院，而不管注册的位置如何(https://www.ukrinform.ua/tag-diti)。 如果从医院的另一家医疗机构转学，就可以在与主持人的宣言中对初级保健医师的监管获得这样的医疗援助。</text:p>
      <text:p text:style-name="P4">
<text:span text:style-name="T4">
另请阅读：</text:span>
 <text:a xlink:type="simple" xlink:href="https://www.ukrinform.ua/rubric-society/3685369-ukraina-otrimala-ak-gumdopomogu-medobladnanna-liki-ta-zasobi-dla-nemovlat.html" text:style-name="Internet_20_link" text:visited-style-name="Visited_20_Internet_20_Link">
</text:a>
在包装中免费为儿童提供：</text:p>
      <text:p text:style-name="P4">
<text:span text:style-name="T5">
多学科康复团队的工作 - 根据专家的初级考试和咨询，进行康复诊断，并成立个人康复计划，以提供康复服务； </text:span>
实验室和工具检查； <text:span text:style-name="T5">
康复服务不管孩子的居住地如何； </text:span>
根据其状况，其他专业医生对孩子的咨询； <text:span text:style-name="T5">
特殊筛查以检测自闭症谱系障碍； </text:span>
孩子在医院的营养； <text:span text:style-name="T5">
为儿童选择和适应特殊设备和替代通信设施。</text:span>
<text:span text:style-name="T5">
另请阅读：</text:span>
* <text:a xlink:type="simple" xlink:href="https://www.ukrinform.ua/rubric-society/3598171-v-ukraini-startuvala-programa-rozsirenoi-perevirki-nemovlat-na-ridkisni-zahvoruvanna.html" text:style-name="Internet_20_link" text:visited-style-name="Visited_20_Internet_20_Link">
</text:a>
满的 <text:a xlink:type="simple" xlink:href="https://contracting.nszu.gov.ua/kontraktuvannya/kontraktuvannya-2023/vimogi-pmg-2023" text:style-name="Internet_20_link" text:visited-style-name="Visited_20_Internet_20_Link">
</text:a>
在“需求2023”部分的NSAU网站上可用的软件包中包含(第30段“生命过早出生的婴儿的医疗康复和/深渊在生命的头三年”).</text:p>
      <text:p text:style-name="P4">
Як повідомлялося, в Програмі медичних гарантій на 2023 рік передбачено 39пакетів медичних послуг. Бюджет ПМГ становить понад 142 млрд грн.</text:p>
      <text:p text:style-name="P4">
News Source: <text:a xlink:type="simple" xlink:href="https://www.ukrinform.ua/rubric-society/3691148-medicnu-reabilitaciu-peredcasno-narodzenih-ditej-provodat-u-128-likarnah-moz.html" text:style-name="Internet_20_link" text:visited-style-name="Visited_20_Internet_20_Link">
https://www.ukrinform.ua/rubric-society/3691148-medicnu-reabilitaciu-peredcasno-narodzenih-ditej-provodat-u-128-likarnah-moz.html</text:a>
</text:p>
      <!--NEWS-->
      <text:h text:style-name="P10" text:outline-level="1">
<text:span text:style-name="T4">
在Mariupol，入侵者计划将俄罗斯联邦和绅士搬到665户家庭中</text:span>
</text:h>
      <text:p text:style-name="P4">
作者: Ukrinform (Person)</text:p>
      <text:p text:style-name="P4">
出版商: Укринформ (Organization)</text:p>
      <text:p text:style-name="P4">
出版时间: 2023-04-03T-59:27:00+03:00</text:p>
      <text:p text:style-name="P4">
修改时间: 2023-04-03T21:27:00+03:00</text:p>
      <text:p text:style-name="P4">
描述: 在被俘虏的玛丽乌波尔入侵者中，占领力希望将665辆私人住宅和来自俄罗斯的加斯特人置于665辆私人住宅中。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Війна з росією', 'Вадим Бойченко']</text:p>
      <text:p text:style-name="P4">
类型: Article</text:p>
      <!--METADATA-->
      <text:p text:style-name="P4">
<draw:frame draw:style-name="fr1" draw:name="Image58" text:anchor-type="as-char" svg:width="6.9236in" svg:height="3.956343in" draw:z-index="0">
<draw:image xlink:href="../Images/yкринформ/2023-04-03T-59-27-00-03-00/630_360_1680546247-363.jpg" xlink:type="simple" xlink:show="embed" xlink:actuate="onLoad" draw:mime-type="image/jpeg"/>
</draw:frame>
玛丽奥波尔(Mariupol)的占领当局，俄罗斯的玛丽奥波尔(Mariupol)入侵者，希望将665家私人住宅和俄罗斯旅游经营者放在俄罗斯。</text:p>
      <text:p text:style-name="P4">
正如乌克林福姆报道的那样，关于<text:a xlink:type="simple" xlink:href="https://t.me/mariupolrada/13556" text:style-name="Internet_20_link" text:visited-style-name="Visited_20_Internet_20_Link">
</text:a>
市议会的报告。</text:p>
      <text:p text:style-name="P4">
“在被占领的野马住宅舞会上。 665私人住宅的职业正准备被公认为为“无家可归”，并在部署军事武士状的部署下。 从本质上讲，这是一种“使”合法化的努力，并实际上将他人的财产带到敌对行动时，将其带给占领者。”</text:p>
      <text:p text:style-name="P4">
<text:span text:style-name="T4">
另请阅读：</text:span>
 <text:a xlink:type="simple" xlink:href="https://www.ukrinform.ua/rubric-other_news/3691028-andrusenko-zagarbniki-cerez-mariupol-prodovzuut-vezti-vkradene-ukrainske-zerno-do-rf.html" text:style-name="Internet_20_link" text:visited-style-name="Visited_20_Internet_20_Link">
</text:a>
据俄罗斯入侵者乌克兰市长瓦迪姆·博伊兴(Vadim Boychenko)的市长说，俄罗斯入侵者最初摧毁了海滨城市，现在他们想从人们那里夺走人们。</text:p>
      <text:p text:style-name="P4">
“建立合法性的幻想(Aggressori- ed。)应用财产无家可归的程序。 但实际上，这是另一个非法犯罪的人民抢劫。 但是他们所有的计划都是徒劳的，因为乌马里波尔很快就会返回乌克兰的旗帜，并以合法性和秩序的命令。”</text:p>
      <text:p text:style-name="P4">
据报道，俄罗斯的侵略造成了玛丽upol中最大的人道主义灾难之一。 由于敌意，该市几乎被摧毁了90％。</text:p>
      <text:p text:style-name="P4">
<text:span text:style-name="T4">
另请阅读：</text:span>
 <text:a xlink:type="simple" xlink:href="https://www.ukrinform.ua/rubric-regions/3690591-u-mariupoli-pisla-pidrivu-avto-kolaboranta-rosiani-vze-tizden-provodat-zacistku.html" text:style-name="Internet_20_link" text:visited-style-name="Visited_20_Internet_20_Link">
</text:a>
据Boychenko称，该市约有15万名居民被俄罗斯的Maripolyapolyapolya封锁，约有12万人留下了超过12万人，约有1,120,000人留在被俘虏的城市中。</text:p>
      <text:p text:style-name="P4">
入侵者将野马和周围定居点转变为俄罗斯军队的军事逻辑枢纽。</text:p>
      <text:p text:style-name="P4">
News Source: <text:a xlink:type="simple" xlink:href="https://www.ukrinform.ua/rubric-regions/3691146-u-mariupoli-zagarbniki-planuut-rozseliti-vijskovih-rf-ta-gastrolerivcinovnikiv-u-665-budinkah.html" text:style-name="Internet_20_link" text:visited-style-name="Visited_20_Internet_20_Link">
https://www.ukrinform.ua/rubric-regions/3691146-u-mariupoli-zagarbniki-planuut-rozseliti-vijskovih-rf-ta-gastrolerivcinovnikiv-u-665-budinkah.html</text:a>
</text:p>
      <!--NEWS-->
      <text:h text:style-name="P10" text:outline-level="1">
<text:span text:style-name="T4">
在美国，乌克兰将开始春季攻势数周</text:span>
</text:h>
      <text:p text:style-name="P4">
作者: Ukrinform (Person)</text:p>
      <text:p text:style-name="P4">
出版商: Укринформ (Organization)</text:p>
      <text:p text:style-name="P4">
出版时间: 2023-04-03T-61:08:00+03:00</text:p>
      <text:p text:style-name="P4">
修改时间: 2023-04-03T21:08:00+03:00</text:p>
      <text:p text:style-name="P4">
描述: 在西方，他们希望在接下来的几周内看到乌克兰部队的反击的开始，而俄罗斯试图在乌克兰职位上进行进攻的企图将不会成功。  - 乌克林。</text:p>
      <text:p text:style-name="P4">
图片: ["<text:a xlink:type="simple" xlink:href="https://static.ukrinform.com/photos/2023_03/thumb_files/630_360_1680240754-664.jpg" text:style-name="Internet_20_link" text:visited-style-name="Visited_20_Internet_20_Link">
630_360_16802...</text:a>
"]</text:p>
      <text:p text:style-name="P4">
标签: ['США', 'Війна з росією', 'Контрнаступ']</text:p>
      <text:p text:style-name="P4">
类型: Article</text:p>
      <!--METADATA-->
      <text:p text:style-name="P4">
<draw:frame draw:style-name="fr1" draw:name="Image59" text:anchor-type="as-char" svg:width="6.9236in" svg:height="3.956343in" draw:z-index="0">
<draw:image xlink:href="../Images/yкринформ/2023-04-03T-61-08-00-03-00/630_360_1680240754-664.jpg" xlink:type="simple" xlink:show="embed" xlink:actuate="onLoad" draw:mime-type="image/jpeg"/>
</draw:frame>
在最后一次，他们在附近的几天里看到乌克兰部队的反击开始，而俄罗斯试图在乌克兰职位上进行进攻的企图并没有成功。</text:p>
      <text:p text:style-name="P4">
这是在周一在北约大使朱利安·史密斯(Julianne Smitht)报道的北约大使朱利安·史密斯(Julianne Smitht)报告中在线简报中所述的。</text:p>
      <text:p text:style-name="P4">
美国外交官说：“我们希望乌克兰人能够移动或开始自己的春季休息日。”</text:p>
      <text:p text:style-name="P4">
<text:span text:style-name="T4">
另请阅读：</text:span>
 <text:a xlink:type="simple" xlink:href="https://www.ukrinform.ua/rubric-ato/3691083-vorog-namagaetsa-nastupati-na-cotiroh-napramkah-zsu-vidbili-ponad-45-atak.html" text:style-name="Internet_20_link" text:visited-style-name="Visited_20_Internet_20_Link">
</text:a>
在这方面，她强调，乌克兰方面将决定时间，以及在反对意见上采取的行动策略。</text:p>
      <text:p text:style-name="P4">
她指出，俄罗斯还展示了试图开始对电话的新进攻。</text:p>
      <text:p text:style-name="P4">
北约的美国代表说：“但是看来俄罗斯目前还没有具体的，这将使之希望在战场上取得重大胜利的观点。”</text:p>
      <text:p text:style-name="P4">
<text:span text:style-name="T4">
另请阅读：</text:span>
 <text:a xlink:type="simple" xlink:href="https://www.ukrinform.ua/rubric-ato/3690908-zelenskij-pro-vesnanij-nastup-zsu-rosiani-se-maut-cas-piti-inakse-mi-ih-znisimo.html" text:style-name="Internet_20_link" text:visited-style-name="Visited_20_Internet_20_Link">
</text:a>
正如乌克林福姆报道的<text:a xlink:type="simple" xlink:href="https://www.ukrinform.ua/rubric-ato/3691094-bilij-dim-anonsuvav-cogo-tizna-se-odin-oboronnij-paket-dla-ukraini.html" text:style-name="Internet_20_link" text:visited-style-name="Visited_20_Internet_20_Link">
</text:a>
，这将与美国的内容进行协调，以支持武装部队。</text:p>
      <text:p text:style-name="P4">
照片：武装部队总参谋部</text:p>
      <text:p text:style-name="P4">
News Source: <text:a xlink:type="simple" xlink:href="https://www.ukrinform.ua/rubric-ato/3691142-u-ssa-pripuskaut-so-ukraina-rozpocne-vesnanij-nastup-uprodovz-tizniv.html" text:style-name="Internet_20_link" text:visited-style-name="Visited_20_Internet_20_Link">
https://www.ukrinform.ua/rubric-ato/3691142-u-ssa-pripuskaut-so-ukraina-rozpocne-vesnanij-nastup-uprodovz-tizniv.html</text:a>
</text:p>
      <!--NEWS-->
      <text:h text:style-name="P10" text:outline-level="1">
<text:span text:style-name="T4">
明天在乌克兰没有大降雨，每天最多5°</text:span>
</text:h>
      <text:p text:style-name="P4">
作者: Ukrinform (Person)</text:p>
      <text:p text:style-name="P4">
出版商: Укринформ (Organization)</text:p>
      <text:p text:style-name="P4">
出版时间: 2023-04-03T-64:52:00+03:00</text:p>
      <text:p text:style-name="P4">
修改时间: 2023-04-03T20:52:00+03:00</text:p>
      <text:p text:style-name="P4">
描述: 在乌克兰，只有在西部地区，在西部地区，在冰的道路上，夜间，夜晚至6°弗罗斯特的道路，下午，下午的热量在15°。  - 乌克林。</text:p>
      <text:p text:style-name="P4">
图片: ["<text:a xlink:type="simple" xlink:href="https://static.ukrinform.com/photos/2021_03/thumb_files/630_360_1616148793-761.jpg" text:style-name="Internet_20_link" text:visited-style-name="Visited_20_Internet_20_Link">
630_360_16161...</text:a>
"]</text:p>
      <text:p text:style-name="P4">
标签: ['Погода', 'Сніг', 'Прогноз']</text:p>
      <text:p text:style-name="P4">
类型: Article</text:p>
      <!--METADATA-->
      <text:p text:style-name="P4">
<draw:frame draw:style-name="fr1" draw:name="Image60" text:anchor-type="as-char" svg:width="6.9236in" svg:height="3.951406in" draw:z-index="0">
<draw:image xlink:href="../Images/yкринформ/2023-04-03T-64-52-00-03-00/630_360_1616148793-761.jpg" xlink:type="simple" xlink:show="embed" xlink:actuate="onLoad" draw:mime-type="image/jpeg"/>
</draw:frame>
在乌克兰，周二没有预测大量降水，只有在西部地区和纳粹地区，它将是雪，在冰的路上，夜晚至6°霜冻，下午高达15°。</text:p>
      <text:p text:style-name="P4">
乌克兰形式在乌克兰水文气象学中心报道。</text:p>
      <text:p text:style-name="P4">
“在西部地区和Zhytomyr地区<text:a xlink:type="simple" xlink:href="https://www.ukrinform.ua/tag-snig" text:style-name="Internet_20_link" text:visited-style-name="Visited_20_Internet_20_Link">
</text:a>
，在冰上的道路上； 晚上的温度在1-6°霜冻，下午1-6°，在夜间4-9°霜冻，白天0-5°霜冻。 在无休止的降雨领土的其余部分，仅在基辅地区的夜晚，在南部，大多数中央地区，小雨； 晚上和早晨，在当地的下午，雷暴； 在白天10-15°的夜晚温度为1-6°，在基辅，Cherkasy地区和ODESA地区6-11°。 消息中的喀尔巴阡山脉和克里米亚的阵风为15-20 m/s的风是最主要的，在消息中。</text:p>
      <text:p text:style-name="P4">
在4月4日的基辅和该地区，晚上，下午将是小雨，没有物质。 西北风，5-10 m/s。 在首都，晚上的温度为2-4°，下午6-8°，夜间在基辅地区1-6°，下午6-9°。</text:p>
      <text:p text:style-name="P4">
根据预测，4月5日至6日在西部(4月5日以及在Zhytomyr Tavinnitsa地区)湿雪，喀尔巴阡山脉的雪； 晚上的温度为0-5°霜，在喀尔巴阡山脉5-10°霜冻中； 在白天0-5°热； 在这个地方的道路上。</text:p>
      <text:p text:style-name="P4">
4月5日，在其余的领土上，在东部地区，雨中没有降水量；晚上4-9°的温度在4月5日，10-15°，东北奶油架上，高达18°°，4月6，8-13°C。 风主要是东北7-12 m/s。</text:p>
      <text:p text:style-name="P4">
预计在4月5日至6日，基辅和该地区的降雨。 东北风，7-12 m/s。 在资本中，晚上6-8°的温度在4月5日，12-14°，4月6日至12日至12日至10-12°； 4月5日至15日，在4月5日至15°的下午，晚上4-9°温暖的夜晚在基辅地区。</text:p>
      <text:p text:style-name="P4">
<text:span text:style-name="T4">
另请阅读：</text:span>
 <text:a xlink:type="simple" xlink:href="https://www.ukrinform.ua/rubric-regions/3690833-u-dvoh-oblastah-cerez-negodu-bez-svitla-zalisilisa-blizko-58-tisac-abonentiv.html" text:style-name="Internet_20_link" text:visited-style-name="Visited_20_Internet_20_Link">
</text:a>
预测者预计在4月7日至8日在乌克兰有时会降雨(4月7日增加区域中等)，在该国西部，有湿雪。 4月7日温度0-6°(在Transcarpathia和Prykarpattya中，在1-3°霜冻)，在该国的末端，4月7日，北部地区3-9°； 第7-13°(4月7日在Transcarpathia和Prykarpattya 3-9°温暖).</text:p>
      <text:p text:style-name="P4">
News Source: <text:a xlink:type="simple" xlink:href="https://www.ukrinform.ua/rubric-regions/3690950-v-ukraini-zavtra-bez-istotnih-opadiv-uden-do-5-tepla.html" text:style-name="Internet_20_link" text:visited-style-name="Visited_20_Internet_20_Link">
https://www.ukrinform.ua/rubric-regions/3690950-v-ukraini-zavtra-bez-istotnih-opadiv-uden-do-5-tepla.html</text:a>
</text:p>
      <!--NEWS-->
      <text:h text:style-name="P10" text:outline-level="1">
<text:span text:style-name="T4">
协调总部讲述了何时被认为缺失后卫的社会付款</text:span>
</text:h>
      <text:p text:style-name="P4">
作者: Ukrinform (Person)</text:p>
      <text:p text:style-name="P4">
出版商: Укринформ (Organization)</text:p>
      <text:p text:style-name="P4">
出版时间: 2023-04-03T-66:49:10+03:00</text:p>
      <text:p text:style-name="P4">
修改时间: 2023-04-03T20:49:10+03:00</text:p>
      <text:p text:style-name="P4">
描述: 关于战俘管理的协调总部与第72个单独的机械旅的军人家属进行了，尤其是指向亲戚认为失踪的家庭的社会付款。  - 乌克林。</text:p>
      <text:p text:style-name="P4">
图片: ["<text:a xlink:type="simple" xlink:href="https://static.ukrinform.com/photos/2023_04/thumb_files/630_360_1680543930-584.jpg" text:style-name="Internet_20_link" text:visited-style-name="Visited_20_Internet_20_Link">
630_360_16805...</text:a>
", "<text:a xlink:type="simple" xlink:href="https://static.ukrinform.com/photos/2023_04/1680544073-583.jpg" text:style-name="Internet_20_link" text:visited-style-name="Visited_20_Internet_20_Link">
1680544073-58...</text:a>
"]</text:p>
      <text:p text:style-name="P4">
标签: ['Списки полонених', 'Полонені', 'Війна з росією']</text:p>
      <text:p text:style-name="P4">
类型: Article</text:p>
      <!--METADATA-->
      <text:p text:style-name="P4">
<draw:frame draw:style-name="fr1" draw:name="Image61" text:anchor-type="as-char" svg:width="6.9236in" svg:height="3.956343in" draw:z-index="0">
<draw:image xlink:href="../Images/yкринформ/2023-04-03T-66-49-10-03-00/630_360_1680543930-584.jpg" xlink:type="simple" xlink:show="embed" xlink:actuate="onLoad" draw:mime-type="image/jpeg"/>
</draw:frame>
关于辩护战俘的抗辩总部是与第72个独立机械旅的军人家属发生的，尤其是关于向亲戚认为失踪的家庭的社会付款。</text:p>
      <text:p text:style-name="P4">
关于<text:a xlink:type="simple" xlink:href="https://t.me/Koord_shtab/778" text:style-name="Internet_20_link" text:visited-style-name="Visited_20_Internet_20_Link">
</text:a>
据乌克林福姆报道，她报告了有关战俘管理的新闻服务总部。</text:p>
      <text:p text:style-name="P4">
“与第72机械旅的军人家人举行会议，在协调总部举行。 该问题的代表，乌克兰的武装部队，国家警察和特殊情况下失踪人员的顾问的代表回答了这些问题，”该消息写道。</text:p>
      <text:p text:style-name="P4">
<text:span text:style-name="T4">
另请阅读：</text:span>
 <text:a xlink:type="simple" xlink:href="https://www.ukrinform.ua/rubric-ato/3690737-obmin-polonenih-u-koordstabi-rozpovili-pro-robotu-z-miznarodnimi-organizaciami.html" text:style-name="Internet_20_link" text:visited-style-name="Visited_20_Internet_20_Link">
</text:a>
</text:p>
      <text:p text:style-name="P4">
<draw:frame draw:style-name="fr1" draw:name="Image62" text:anchor-type="as-char" svg:width="6.9236in" svg:height="4.436233in" draw:z-index="0">
<draw:image xlink:href="../Images/yкринформ/2023-04-03T-66-49-10-03-00/1680544073-583.jpg" xlink:type="simple" xlink:show="embed" xlink:actuate="onLoad" draw:mime-type="image/jpeg"/>
</draw:frame>
值得注意的是，在会议期间，他们讨论了捍卫者或俘虏消失后的调查。</text:p>
      <text:p text:style-name="P4">
“军事部门有30天的调查。 调查结果通常更快。 此后，军事部门宣布了收购和社会支持的领土中心，他必须在白天通知他的亲戚。 指挥官没有义务报告亲戚的问题。 沟通是通过领土中心提供的。”协调指出。</text:p>
      <text:p text:style-name="P4">
<text:span text:style-name="T4">
另请阅读：</text:span>
 <text:a xlink:type="simple" xlink:href="https://www.ukrinform.ua/rubric-ato/3690212-ukrainciv-zasteregli-vid-vikoristanna-rosijskih-catbotiv-dla-posuku-polonenih.html" text:style-name="Internet_20_link" text:visited-style-name="Visited_20_Internet_20_Link">
</text:a>
会议也是关于社会付款的。 伊万·安吉林(Ivan Angelin)在特殊情况下失踪的失踪人员顾问指出，当后卫被认为是失踪者，而他的家人为未成年人的家庭配方奶粉涉及养家糊口的人，然后养家糊口从囚禁中转身，收到了这笔钱。</text:p>
      <text:p text:style-name="P4">
员工代表回忆说，在交流期间，大约有三分之一的被认为失踪的人被返回。</text:p>
      <text:p text:style-name="P4">
据报道，乌克兰已从俄罗斯囚禁中又返回了12名公民，其中包括5人受伤。</text:p>
      <text:p text:style-name="P4">
News Source: <text:a xlink:type="simple" xlink:href="https://www.ukrinform.ua/rubric-society/3691138-u-koordinacijnomu-stabi-rozpovili-pro-socviplati-koli-zahisnik-vvazaetsa-zniklim-bezvisti.html" text:style-name="Internet_20_link" text:visited-style-name="Visited_20_Internet_20_Link">
https://www.ukrinform.ua/rubric-society/3691138-u-koordinacijnomu-stabi-rozpovili-pro-socviplati-koli-zahisnik-vvazaetsa-zniklim-bezvisti.html</text:a>
</text:p>
      <!--NEWS-->
      <text:h text:style-name="P10" text:outline-level="1">
<text:span text:style-name="T4">
家用汽油在Kryvyi rih的公寓街区爆炸，至少4人受伤</text:span>
</text:h>
      <text:p text:style-name="P4">
作者: liveuamap (Language: en)</text:p>
      <text:p text:style-name="P4">
时间: 2023-04-03T01:39:06</text:p>
      <text:p text:style-name="P4">
地点: Kryvyi Rih (Latitude:47.91199 Longtitude:33.34145)</text:p>
      <text:p text:style-name="P4">
视频: []</text:p>
      <text:p text:style-name="P4">
图片: ["<text:a xlink:type="simple" xlink:href="https://liveuamap.com/pics/2023/04/03/22553260_0.jpg" text:style-name="Internet_20_link" text:visited-style-name="Visited_20_Internet_20_Link">
22553260_0.jpg</text:a>
"]</text:p>
      <text:p text:style-name="P4">
标签: ["Europe", "Central and Eastern Europe"]</text:p>
      <text:p text:style-name="P4">
Id: 22553260</text:p>
      <!--METADATA-->
      <text:p text:style-name="P4">
家用汽油在Kryvyi rih的公寓街区爆炸，至少4人受伤</text:p>
      <text:p text:style-name="P4">
<draw:frame draw:style-name="fr1" draw:name="Image63" text:anchor-type="as-char" svg:width="6.9236in" svg:height="9.231467in" draw:z-index="0">
<draw:image xlink:href="../Images/liveuamap/2023-04-03T01-39-06/22553260_0.jpg" xlink:type="simple" xlink:show="embed" xlink:actuate="onLoad" draw:mime-type="image/jpeg"/>
</draw:frame>
新闻集链接：<text:a xlink:type="simple" xlink:href="https://liveuamap.com/en/2023/3-april-household-gas-exploded-in-an-apartment-block-in-kryvyi" text:style-name="Internet_20_link" text:visited-style-name="Visited_20_Internet_20_Link">
https://liveuamap.com/en/2023/3-april-househoushhold-gas-exploded-in-an-an-aptment-block-in-kryvyi</text:a>
</text:p>
      <text:p text:style-name="P4">
News Source: <text:a xlink:type="simple" xlink:href="https://t.me/dnepr_operativ/39187" text:style-name="Internet_20_link" text:visited-style-name="Visited_20_Internet_20_Link">
https://t.me/dnepr_operativ/39187</text:a>
</text:p>
      <!--NEWS-->
      <text:h text:style-name="P10" text:outline-level="1">
<text:span text:style-name="T4">
据报道，一辆汽车在梅利托尔（Melitopol）爆炸，占领了Zaporizhzhia地区的一部分</text:span>
</text:h>
      <text:p text:style-name="P4">
作者: liveuamap (Language: en)</text:p>
      <text:p text:style-name="P4">
时间: 2023-04-03T01:42:10</text:p>
      <text:p text:style-name="P4">
地点: Melitopol',Zaporizhia Oblast (Latitude:46.85068 Longtitude:35.37563)</text:p>
      <text:p text:style-name="P4">
视频: []</text:p>
      <text:p text:style-name="P4">
图片: []</text:p>
      <text:p text:style-name="P4">
标签: ["Europe", "Central and Eastern Europe"]</text:p>
      <text:p text:style-name="P4">
Id: 22553261</text:p>
      <!--METADATA-->
      <text:p text:style-name="P4">
据报道，一辆汽车在梅利托尔(Melitopol)爆炸，占领了Zaporizhzhiaregion的一部分</text:p>
      <text:p text:style-name="P4">
新闻集链接：<text:a xlink:type="simple" xlink:href="https://liveuamap.com/en/2023/3-april-reportedly-a-vehicle-has-exploded-in-melitopol-occupied" text:style-name="Internet_20_link" text:visited-style-name="Visited_20_Internet_20_Link">
https://liveuamap.com/en/2023/3-april-reportsy--a- vehicle-has-exploded-in-in-melitopol-Copupied</text:a>
</text:p>
      <text:p text:style-name="P4">
News Source: <text:a xlink:type="simple" xlink:href="https://t.me/info_zp/32256" text:style-name="Internet_20_link" text:visited-style-name="Visited_20_Internet_20_Link">
https://t.me/info_zp/32256</text:a>
</text:p>
      <!--NEWS-->
      <text:h text:style-name="P10" text:outline-level="1">
<text:span text:style-name="T4">
Sumska Oblast（08:08）。 红色警报：空中威胁。 警笛声。 立即掩盖！</text:span>
</text:h>
      <text:p text:style-name="P4">
作者: liveuamap (Language: en)</text:p>
      <text:p text:style-name="P4">
时间: 2023-04-03T02:09:00</text:p>
      <text:p text:style-name="P4">
地点: Sumska Oblast (Latitude:51.00055 Longtitude:34.00124)</text:p>
      <text:p text:style-name="P4">
视频: []</text:p>
      <text:p text:style-name="P4">
图片: []</text:p>
      <text:p text:style-name="P4">
标签: ["Europe", "Central and Eastern Europe"]</text:p>
      <text:p text:style-name="P4">
Id: 22553262</text:p>
      <!--METADATA-->
      <text:p text:style-name="P4">
Sumy地区(08:08). Red Alert: aerial threat. Sirens sounding. Take covernow!</text:p>
      <text:p text:style-name="P4">
News Collection Link: <text:a xlink:type="simple" xlink:href="https://liveuamap.com/en/2023/03-april-sumska-oblast0808-red-alert-aerial-tg" text:style-name="Internet_20_link" text:visited-style-name="Visited_20_Internet_20_Link">
https://liveuamap.com/en/2023/03-april-sumska-oblast0808-red-alert-aerial-tg</text:a>
</text:p>
      <text:p text:style-name="P4">
News Source: <text:a xlink:type="simple" xlink:href="https://t.me/air_alert_ua/42481" text:style-name="Internet_20_link" text:visited-style-name="Visited_20_Internet_20_Link">
https://t.me/air_alert_ua/42481</text:a>
</text:p>
      <!--NEWS-->
      <text:h text:style-name="P10" text:outline-level="1">
<text:span text:style-name="T4">
俄罗斯军队昨天炮击了库拉克霍夫（Kurakhove）和赫尼克（Hirnyk）9次，造成了广泛的伤害</text:span>
</text:h>
      <text:p text:style-name="P4">
作者: liveuamap (Language: en)</text:p>
      <text:p text:style-name="P4">
时间: 2023-04-03T02:41:15</text:p>
      <text:p text:style-name="P4">
地点: Kurahove (Latitude:47.98255 Longtitude:37.29039)</text:p>
      <text:p text:style-name="P4">
视频: []</text:p>
      <text:p text:style-name="P4">
图片: ["<text:a xlink:type="simple" xlink:href="https://liveuamap.com/pics/2023/04/03/22553266_0.jpg" text:style-name="Internet_20_link" text:visited-style-name="Visited_20_Internet_20_Link">
22553266_0.jpg</text:a>
", "<text:a xlink:type="simple" xlink:href="https://liveuamap.com/pics/2023/04/03/22553266_1.jpg" text:style-name="Internet_20_link" text:visited-style-name="Visited_20_Internet_20_Link">
22553266_1.jpg</text:a>
", "<text:a xlink:type="simple" xlink:href="https://liveuamap.com/pics/2023/04/03/22553266_2.jpg" text:style-name="Internet_20_link" text:visited-style-name="Visited_20_Internet_20_Link">
22553266_2.jpg</text:a>
", "<text:a xlink:type="simple" xlink:href="https://liveuamap.com/pics/2023/04/03/22553266_3.jpg" text:style-name="Internet_20_link" text:visited-style-name="Visited_20_Internet_20_Link">
22553266_3.jpg</text:a>
"]</text:p>
      <text:p text:style-name="P4">
标签: ["Europe", "Central and Eastern Europe"]</text:p>
      <text:p text:style-name="P4">
Id: 22553266</text:p>
      <!--METADATA-->
      <text:p text:style-name="P4">
俄罗斯军队昨天炮击了库拉克霍夫(Kurakhove)和赫尼克(Hirnyk)9次，造成了广泛的伤害  <draw:frame draw:style-name="fr1" draw:name="Image64" text:anchor-type="as-char" svg:width="6.9236in" svg:height="6.9236in" draw:z-index="0">
<draw:image xlink:href="../Images/liveuamap/2023-04-03T02-41-15/22553266_0.jpg" xlink:type="simple" xlink:show="embed" xlink:actuate="onLoad" draw:mime-type="image/jpeg"/>
</draw:frame>
<draw:frame draw:style-name="fr1" draw:name="Image65" text:anchor-type="as-char" svg:width="6.9236in" svg:height="6.9236in" draw:z-index="0">
<draw:image xlink:href="../Images/liveuamap/2023-04-03T02-41-15/22553266_1.jpg" xlink:type="simple" xlink:show="embed" xlink:actuate="onLoad" draw:mime-type="image/jpeg"/>
</draw:frame>
<draw:frame draw:style-name="fr1" draw:name="Image66" text:anchor-type="as-char" svg:width="6.9236in" svg:height="6.9236in" draw:z-index="0">
<draw:image xlink:href="../Images/liveuamap/2023-04-03T02-41-15/22553266_2.jpg" xlink:type="simple" xlink:show="embed" xlink:actuate="onLoad" draw:mime-type="image/jpeg"/>
</draw:frame>
<draw:frame draw:style-name="fr1" draw:name="Image67" text:anchor-type="as-char" svg:width="6.9236in" svg:height="6.9236in" draw:z-index="0">
<draw:image xlink:href="../Images/liveuamap/2023-04-03T02-41-15/22553266_3.jpg" xlink:type="simple" xlink:show="embed" xlink:actuate="onLoad" draw:mime-type="image/jpeg"/>
</draw:frame>
新闻集链接：<text:a xlink:type="simple" xlink:href="https://liveuamap.com/en/2023/3-april-russian-army-shelled-kurakhove-and-hirnyk-9-times" text:style-name="Internet_20_link" text:visited-style-name="Visited_20_Internet_20_Link">
https://liveuamap.com/en/2023/3-april-russian-army-shelled-kurakhove-and-kurakhove-and-hirnyk-9-times</text:a>
</text:p>
      <text:p text:style-name="P4">
News Source: <text:a xlink:type="simple" xlink:href="https://t.me/suspilnedonbas/12287" text:style-name="Internet_20_link" text:visited-style-name="Visited_20_Internet_20_Link">
https://t.me/suspilnedonbas/12287</text:a>
</text:p>
      <!--NEWS-->
      <text:h text:style-name="P10" text:outline-level="1">
<text:span text:style-name="T4">
在Sivershchyna和Slobozhanshchyna的指示，俄罗斯军队炮击了Voldyne，Basivka，Ryasne ...</text:span>
</text:h>
      <text:p text:style-name="P4">
作者: liveuamap (Language: en)</text:p>
      <text:p text:style-name="P4">
时间: 2023-04-03T03:17:00</text:p>
      <text:p text:style-name="P4">
地点: Kharkiv (Latitude:50.00917 Longtitude:37.68688)</text:p>
      <text:p text:style-name="P4">
视频: []</text:p>
      <text:p text:style-name="P4">
图片: []</text:p>
      <text:p text:style-name="P4">
标签: ["Russia"]</text:p>
      <text:p text:style-name="P4">
Id: 22553344</text:p>
      <!--METADATA-->
      <text:p text:style-name="P4">
在Sumy地区的Suvshchyna和Slobozhanschyna指示俄罗斯军队，Sumy地区的Basivka，Basivka，Ryasne和Mezenivka，也是Veterynarne，Hatysche，Velykyy Burluk和Kharkiv地区的Kharkiv地区，乌克克斯(Armed)的乌克克斯(Armed)</text:p>
      <text:p text:style-name="P4">
新闻集链接：<text:a xlink:type="simple" xlink:href="https://liveuamap.com/en/2023/3-april-at-sivershchyna-and-slobozhanschyna-directions-russian" text:style-name="Internet_20_link" text:visited-style-name="Visited_20_Internet_20_Link">
https://liveuamap.com/en/2023/3-april-at-sivershchyna-and-slobozhanschyna-directions-russian</text:a>
</text:p>
      <text:p text:style-name="P4">
News Source: <text:a xlink:type="simple" xlink:href="https://t.me/lumsrc/4398" text:style-name="Internet_20_link" text:visited-style-name="Visited_20_Internet_20_Link">
https://t.me/lumsrc/4398</text:a>
</text:p>
      <!--NEWS-->
      <text:h text:style-name="P10" text:outline-level="1">
<text:span text:style-name="T4">
Odeska Oblast（10:42）。 红色警报：空中威胁。 警笛声。 立即掩盖！</text:span>
</text:h>
      <text:p text:style-name="P4">
作者: liveuamap (Language: en)</text:p>
      <text:p text:style-name="P4">
时间: 2023-04-03T04:44:00</text:p>
      <text:p text:style-name="P4">
地点: Odeska Oblast (Latitude:46.75000000 Longtitude:30.25000000)</text:p>
      <text:p text:style-name="P4">
视频: []</text:p>
      <text:p text:style-name="P4">
图片: []</text:p>
      <text:p text:style-name="P4">
标签: ["Europe", "Central and Eastern Europe"]</text:p>
      <text:p text:style-name="P4">
Id: 22553350</text:p>
      <!--METADATA-->
      <text:p text:style-name="P4">
ODESA地区(10:42). Red Alert: aerial threat. Sirens sounding. Take covernow!</text:p>
      <text:p text:style-name="P4">
News Collection Link: <text:a xlink:type="simple" xlink:href="https://liveuamap.com/en/2023/03-april-odeska-oblast1042-red-alert-aerial-tg" text:style-name="Internet_20_link" text:visited-style-name="Visited_20_Internet_20_Link">
https://liveuamap.com/en/2023/03-april-odeska-oblast1042-red-alert-aerial-tg</text:a>
</text:p>
      <text:p text:style-name="P4">
News Source: <text:a xlink:type="simple" xlink:href="https://t.me/suspilneodesa/22187" text:style-name="Internet_20_link" text:visited-style-name="Visited_20_Internet_20_Link">
https://t.me/suspilneodesa/22187</text:a>
</text:p>
      <!--NEWS-->
      <text:h text:style-name="P10" text:outline-level="1">
<text:span text:style-name="T4">
Kherson，Khersonska Oblast（10:44）。 红色警报：空中威胁。 警笛声。 立即掩盖！</text:span>
</text:h>
      <text:p text:style-name="P4">
作者: liveuamap (Language: en)</text:p>
      <text:p text:style-name="P4">
时间: 2023-04-03T04:45:00</text:p>
      <text:p text:style-name="P4">
地点: Kherson (Latitude:46.65581000 Longtitude:32.61780000)</text:p>
      <text:p text:style-name="P4">
视频: []</text:p>
      <text:p text:style-name="P4">
图片: []</text:p>
      <text:p text:style-name="P4">
标签: ["Europe", "Central and Eastern Europe"]</text:p>
      <text:p text:style-name="P4">
Id: 22553351</text:p>
      <!--METADATA-->
      <text:p text:style-name="P4">
赫尔森，赫森地区(10:44). Red Alert: aerial threat. Sirens sounding.Take cover now!</text:p>
      <text:p text:style-name="P4">
News Collection Link: <text:a xlink:type="simple" xlink:href="https://liveuamap.com/en/2023/03-april-kherson-khersonska-oblast1044-red-alg" text:style-name="Internet_20_link" text:visited-style-name="Visited_20_Internet_20_Link">
https://liveuamap.com/en/2023/03-april-kherson-khersonska-oblast1044-red-alg</text:a>
</text:p>
      <text:p text:style-name="P4">
News Source: <text:a xlink:type="simple" xlink:href="https://t.me/air_alert_ua/42484" text:style-name="Internet_20_link" text:visited-style-name="Visited_20_Internet_20_Link">
https://t.me/air_alert_ua/42484</text:a>
</text:p>
      <!--NEWS-->
      <text:h text:style-name="P10" text:outline-level="1">
<text:span text:style-name="T4">
Mykolaiv，Mykolayivska Oblast（10:44）。 红色警报：空中威胁。 警笛声。 立即掩盖！</text:span>
</text:h>
      <text:p text:style-name="P4">
作者: liveuamap (Language: en)</text:p>
      <text:p text:style-name="P4">
时间: 2023-04-03T04:47:00</text:p>
      <text:p text:style-name="P4">
地点: Mykolaiv (Latitude:46.94866 Longtitude:32.00639)</text:p>
      <text:p text:style-name="P4">
视频: []</text:p>
      <text:p text:style-name="P4">
图片: []</text:p>
      <text:p text:style-name="P4">
标签: ["Europe", "Central and Eastern Europe"]</text:p>
      <text:p text:style-name="P4">
Id: 22553352</text:p>
      <!--METADATA-->
      <text:p text:style-name="P4">
Nikolaev，Mykolaiv地区(10:44). Red Alert: aerial threat. Sirenssounding. Take cover now!</text:p>
      <text:p text:style-name="P4">
News Collection Link: <text:a xlink:type="simple" xlink:href="https://liveuamap.com/en/2023/03-april-mykolaiv-mykolayivska-oblast1044-redg" text:style-name="Internet_20_link" text:visited-style-name="Visited_20_Internet_20_Link">
https://liveuamap.com/en/2023/03-april-mykolaiv-mykolayivska-oblast1044-redg</text:a>
</text:p>
      <text:p text:style-name="P4">
News Source: <text:a xlink:type="simple" xlink:href="https://t.me/air_alert_ua/42485" text:style-name="Internet_20_link" text:visited-style-name="Visited_20_Internet_20_Link">
https://t.me/air_alert_ua/42485</text:a>
</text:p>
      <!--NEWS-->
      <text:h text:style-name="P10" text:outline-level="1">
<text:span text:style-name="T4">
Donetsk Oblast（12:11）。 红色警报：空中威胁。 警笛声。 立即掩盖！</text:span>
</text:h>
      <text:p text:style-name="P4">
作者: liveuamap (Language: en)</text:p>
      <text:p text:style-name="P4">
时间: 2023-04-03T06:13:00</text:p>
      <text:p text:style-name="P4">
地点: Donetsk Oblast (Latitude:48.72718 Longtitude:37.57801)</text:p>
      <text:p text:style-name="P4">
视频: []</text:p>
      <text:p text:style-name="P4">
图片: []</text:p>
      <text:p text:style-name="P4">
标签: ["Europe", "Central and Eastern Europe"]</text:p>
      <text:p text:style-name="P4">
Id: 22553363</text:p>
      <!--METADATA-->
      <text:p text:style-name="P4">
Donetsk Oblast(12:11). Red Alert: aerial threat. Sirens sounding. Take covernow!</text:p>
      <text:p text:style-name="P4">
News Collection Link: <text:a xlink:type="simple" xlink:href="https://liveuamap.com/en/2023/03-april-donetsk-oblast1211-red-alert-aerial-g" text:style-name="Internet_20_link" text:visited-style-name="Visited_20_Internet_20_Link">
https://liveuamap.com/en/2023/03-april-donetsk-oblast1211-red-alert-aerial-g</text:a>
</text:p>
      <text:p text:style-name="P4">
News Source: <text:a xlink:type="simple" xlink:href="https://t.me/air_alert_ua/42489" text:style-name="Internet_20_link" text:visited-style-name="Visited_20_Internet_20_Link">
https://t.me/air_alert_ua/42489</text:a>
</text:p>
      <!--NEWS-->
      <text:h text:style-name="P10" text:outline-level="1">
<text:span text:style-name="T4">
Kherson，Khersonska Oblast（13:30）。 红色警报：空中威胁。 警笛声。 立即掩盖！</text:span>
</text:h>
      <text:p text:style-name="P4">
作者: liveuamap (Language: en)</text:p>
      <text:p text:style-name="P4">
时间: 2023-04-03T07:31:00</text:p>
      <text:p text:style-name="P4">
地点: Kherson (Latitude:46.65591 Longtitude:32.61733)</text:p>
      <text:p text:style-name="P4">
视频: []</text:p>
      <text:p text:style-name="P4">
图片: []</text:p>
      <text:p text:style-name="P4">
标签: ["Europe", "Central and Eastern Europe"]</text:p>
      <text:p text:style-name="P4">
Id: 22553375</text:p>
      <!--METADATA-->
      <text:p text:style-name="P4">
赫尔森，赫森地区(13:30). Red Alert: aerial threat. Sirens sounding.Take cover now!</text:p>
      <text:p text:style-name="P4">
News Collection Link: <text:a xlink:type="simple" xlink:href="https://liveuamap.com/en/2023/03-april-kherson-khersonska-oblast1330-red-alg" text:style-name="Internet_20_link" text:visited-style-name="Visited_20_Internet_20_Link">
https://liveuamap.com/en/2023/03-april-kherson-khersonska-oblast1330-red-alg</text:a>
</text:p>
      <text:p text:style-name="P4">
News Source: <text:a xlink:type="simple" xlink:href="https://t.me/air_alert_ua/42491" text:style-name="Internet_20_link" text:visited-style-name="Visited_20_Internet_20_Link">
https://t.me/air_alert_ua/42491</text:a>
</text:p>
      <!--NEWS-->
      <text:h text:style-name="P10" text:outline-level="1">
<text:span text:style-name="T4">
Mykolaiv，Mykolayivska Oblast（13:41）。 红色警报：空中威胁。 警笛声。 立即掩盖！</text:span>
</text:h>
      <text:p text:style-name="P4">
作者: liveuamap (Language: en)</text:p>
      <text:p text:style-name="P4">
时间: 2023-04-03T07:41:00</text:p>
      <text:p text:style-name="P4">
地点: Mykolaiv (Latitude:46.94908 Longtitude:32.00597)</text:p>
      <text:p text:style-name="P4">
视频: []</text:p>
      <text:p text:style-name="P4">
图片: []</text:p>
      <text:p text:style-name="P4">
标签: ["Europe", "Central and Eastern Europe"]</text:p>
      <text:p text:style-name="P4">
Id: 22553378</text:p>
      <!--METADATA-->
      <text:p text:style-name="P4">
Nikolaev，Mykolaiv地区(13:41). Red Alert: aerial threat. Sirenssounding. Take cover now!</text:p>
      <text:p text:style-name="P4">
News Collection Link: <text:a xlink:type="simple" xlink:href="https://liveuamap.com/en/2023/03-april-mykolaiv-mykolayivska-oblast1341-redg" text:style-name="Internet_20_link" text:visited-style-name="Visited_20_Internet_20_Link">
https://liveuamap.com/en/2023/03-april-mykolaiv-mykolayivska-oblast1341-redg</text:a>
</text:p>
      <text:p text:style-name="P4">
News Source: <text:a xlink:type="simple" xlink:href="https://t.me/air_alert_ua/42492" text:style-name="Internet_20_link" text:visited-style-name="Visited_20_Internet_20_Link">
https://t.me/air_alert_ua/42492</text:a>
</text:p>
      <!--NEWS-->
      <text:h text:style-name="P10" text:outline-level="1">
<text:span text:style-name="T4">
Kherson，Khersonska Oblast（14:36）。 红色警报：空中威胁。 警笛声。 立即掩盖！</text:span>
</text:h>
      <text:p text:style-name="P4">
作者: liveuamap (Language: en)</text:p>
      <text:p text:style-name="P4">
时间: 2023-04-03T08:36:00</text:p>
      <text:p text:style-name="P4">
地点: Kherson (Latitude:46.65583 Longtitude:32.618)</text:p>
      <text:p text:style-name="P4">
视频: []</text:p>
      <text:p text:style-name="P4">
图片: []</text:p>
      <text:p text:style-name="P4">
标签: ["Europe", "Central and Eastern Europe"]</text:p>
      <text:p text:style-name="P4">
Id: 22553384</text:p>
      <!--METADATA-->
      <text:p text:style-name="P4">
赫尔森，赫森地区(14:36). Red Alert: aerial threat. Sirens sounding.Take cover now!</text:p>
      <text:p text:style-name="P4">
News Collection Link: <text:a xlink:type="simple" xlink:href="https://liveuamap.com/en/2023/03-april-kherson-khersonska-oblast1436-red-alg" text:style-name="Internet_20_link" text:visited-style-name="Visited_20_Internet_20_Link">
https://liveuamap.com/en/2023/03-april-kherson-khersonska-oblast1436-red-alg</text:a>
</text:p>
      <text:p text:style-name="P4">
News Source: <text:a xlink:type="simple" xlink:href="https://t.me/air_alert_ua/42495" text:style-name="Internet_20_link" text:visited-style-name="Visited_20_Internet_20_Link">
https://t.me/air_alert_ua/42495</text:a>
</text:p>
      <!--NEWS-->
      <text:h text:style-name="P10" text:outline-level="1">
<text:span text:style-name="T4">
Zaporizka Oblast（14:49）。 红色警报：空中威胁。 警笛声。 立即掩盖！</text:span>
</text:h>
      <text:p text:style-name="P4">
作者: liveuamap (Language: en)</text:p>
      <text:p text:style-name="P4">
时间: 2023-04-03T08:50:00</text:p>
      <text:p text:style-name="P4">
地点: Zaporizka Oblast (Latitude:47.611701 Longtitude:35.764251)</text:p>
      <text:p text:style-name="P4">
视频: []</text:p>
      <text:p text:style-name="P4">
图片: []</text:p>
      <text:p text:style-name="P4">
标签: ["Europe", "Central and Eastern Europe"]</text:p>
      <text:p text:style-name="P4">
Id: 22553386</text:p>
      <!--METADATA-->
      <text:p text:style-name="P4">
Zaporizhzhia地区(14:49). Red Alert: aerial threat. Sirens sounding. Take covernow!</text:p>
      <text:p text:style-name="P4">
News Collection Link: <text:a xlink:type="simple" xlink:href="https://liveuamap.com/en/2023/03-april-zaporizka-oblast1449-red-alert-aeriag" text:style-name="Internet_20_link" text:visited-style-name="Visited_20_Internet_20_Link">
https://liveuamap.com/en/2023/03-april-zaporizka-oblast1449-red-alert-aeriag</text:a>
</text:p>
      <text:p text:style-name="P4">
News Source: <text:a xlink:type="simple" xlink:href="https://t.me/suspilnezaporizhzhya/11846" text:style-name="Internet_20_link" text:visited-style-name="Visited_20_Internet_20_Link">
https://t.me/suspilnezaporizhzhya/11846</text:a>
</text:p>
      <!--NEWS-->
      <text:h text:style-name="P10" text:outline-level="1">
<text:span text:style-name="T4">
俄罗斯航空在Orikhiv的教育设施进行了导弹罢工</text:span>
</text:h>
      <text:p text:style-name="P4">
作者: liveuamap (Language: en)</text:p>
      <text:p text:style-name="P4">
时间: 2023-04-03T10:57:50</text:p>
      <text:p text:style-name="P4">
地点: Ukraine (Latitude:47.5648 Longtitude:35.79058)</text:p>
      <text:p text:style-name="P4">
视频: []</text:p>
      <text:p text:style-name="P4">
图片: ["<text:a xlink:type="simple" xlink:href="https://liveuamap.com/pics/2023/04/03/22553397_0.jpg" text:style-name="Internet_20_link" text:visited-style-name="Visited_20_Internet_20_Link">
22553397_0.jpg</text:a>
", "<text:a xlink:type="simple" xlink:href="https://liveuamap.com/pics/2023/04/03/22553397_1.jpg" text:style-name="Internet_20_link" text:visited-style-name="Visited_20_Internet_20_Link">
22553397_1.jpg</text:a>
", "<text:a xlink:type="simple" xlink:href="https://liveuamap.com/pics/2023/04/03/22553397_2.jpg" text:style-name="Internet_20_link" text:visited-style-name="Visited_20_Internet_20_Link">
22553397_2.jpg</text:a>
"]</text:p>
      <text:p text:style-name="P4">
标签: ["Europe", "Central and Eastern Europe"]</text:p>
      <text:p text:style-name="P4">
Id: 22553397</text:p>
      <!--METADATA-->
      <text:p text:style-name="P4">
俄罗斯航空在Orikhiv的教育设施进行了导弹罢工</text:p>
      <text:p text:style-name="P4">
<draw:frame draw:style-name="fr1" draw:name="Image68" text:anchor-type="as-char" svg:width="6.9236in" svg:height="5.1927in" draw:z-index="0">
<draw:image xlink:href="../Images/liveuamap/2023-04-03T10-57-50/22553397_0.jpg" xlink:type="simple" xlink:show="embed" xlink:actuate="onLoad" draw:mime-type="image/jpeg"/>
</draw:frame>
<draw:frame draw:style-name="fr1" draw:name="Image69" text:anchor-type="as-char" svg:width="6.9236in" svg:height="5.210009in" draw:z-index="0">
<draw:image xlink:href="../Images/liveuamap/2023-04-03T10-57-50/22553397_1.jpg" xlink:type="simple" xlink:show="embed" xlink:actuate="onLoad" draw:mime-type="image/jpeg"/>
</draw:frame>
<draw:frame draw:style-name="fr1" draw:name="Image70" text:anchor-type="as-char" svg:width="6.9236in" svg:height="9.190619in" draw:z-index="0">
<draw:image xlink:href="../Images/liveuamap/2023-04-03T10-57-50/22553397_2.jpg" xlink:type="simple" xlink:show="embed" xlink:actuate="onLoad" draw:mime-type="image/jpeg"/>
</draw:frame>
新闻集链接：[https://liveuamap.com/en/2023/3-april-russian-aviation-conducted-missile-missile-strike-at--- adedededational]](https://liveuamap.com/en/2023/3-april-russian-aviation-conducted-missile-strike-at-educational)</text:p>
      <text:p text:style-name="P4">
News Source: <text:a xlink:type="simple" xlink:href="https://twitter.com/Gulli_ver_sn/status/1642902542680989696" text:style-name="Internet_20_link" text:visited-style-name="Visited_20_Internet_20_Link">
https://twitter.com/Gulli_ver_sn/status/1642902542680989696</text:a>
</text:p>
      <!--NEWS-->
      <text:h text:style-name="P10" text:outline-level="1">
<text:span text:style-name="T4">
1人因在Avdiivka炮击而丧生</text:span>
</text:h>
      <text:p text:style-name="P4">
作者: liveuamap (Language: en)</text:p>
      <text:p text:style-name="P4">
时间: 2023-04-03T11:33:51</text:p>
      <text:p text:style-name="P4">
地点: Donetsk Oblast (Latitude:48.13585 Longtitude:37.75229)</text:p>
      <text:p text:style-name="P4">
视频: []</text:p>
      <text:p text:style-name="P4">
图片: ["<text:a xlink:type="simple" xlink:href="https://liveuamap.com/pics/2023/04/03/22553401_0.jpg" text:style-name="Internet_20_link" text:visited-style-name="Visited_20_Internet_20_Link">
22553401_0.jpg</text:a>
"]</text:p>
      <text:p text:style-name="P4">
标签: ["Minsk Monitor", "Europe"]</text:p>
      <text:p text:style-name="P4">
Id: 22553401</text:p>
      <!--METADATA-->
      <text:p text:style-name="P4">
1人因在Avdiivka炮击而丧生</text:p>
      <text:p text:style-name="P4">
<draw:frame draw:style-name="fr1" draw:name="Image71" text:anchor-type="as-char" svg:width="6.9236in" svg:height="4.612849in" draw:z-index="0">
<draw:image xlink:href="../Images/liveuamap/2023-04-03T11-33-51/22553401_0.jpg" xlink:type="simple" xlink:show="embed" xlink:actuate="onLoad" draw:mime-type="image/jpeg"/>
</draw:frame>
新闻集链接：<text:a xlink:type="simple" xlink:href="https://liveuamap.com/en/2023/3-april-1-person-killed-as-result-of-shelling-in-avdiivka" text:style-name="Internet_20_link" text:visited-style-name="Visited_20_Internet_20_Link">
https://liveuamap.com/en/2023/3-april-1-person-kill-kill-kill-as-result-shelling-in-in-in-avdiivka</text:a>
</text:p>
      <text:p text:style-name="P4">
News Source: <text:a xlink:type="simple" xlink:href="https://t.me/suspilnedonbas/12305" text:style-name="Internet_20_link" text:visited-style-name="Visited_20_Internet_20_Link">
https://t.me/suspilnedonbas/12305</text:a>
</text:p>
      <!--NEWS-->
      <text:h text:style-name="P10" text:outline-level="1">
<text:span text:style-name="T4">
Kherson，Khersonska Oblast（19:22）。 红色警报：空中威胁。 警笛声。 立即掩盖！</text:span>
</text:h>
      <text:p text:style-name="P4">
作者: liveuamap (Language: en)</text:p>
      <text:p text:style-name="P4">
时间: 2023-04-03T13:23:00</text:p>
      <text:p text:style-name="P4">
地点: Kherson (Latitude:46.65489 Longtitude:32.61727)</text:p>
      <text:p text:style-name="P4">
视频: []</text:p>
      <text:p text:style-name="P4">
图片: []</text:p>
      <text:p text:style-name="P4">
标签: ["Europe", "Central and Eastern Europe"]</text:p>
      <text:p text:style-name="P4">
Id: 22553438</text:p>
      <!--METADATA-->
      <text:p text:style-name="P4">
赫尔森，赫森地区(19:22). Red Alert: aerial threat. Sirens sounding.Take cover now!</text:p>
      <text:p text:style-name="P4">
News Collection Link: <text:a xlink:type="simple" xlink:href="https://liveuamap.com/en/2023/03-april-kherson-khersonska-oblast1922-red-alg" text:style-name="Internet_20_link" text:visited-style-name="Visited_20_Internet_20_Link">
https://liveuamap.com/en/2023/03-april-kherson-khersonska-oblast1922-red-alg</text:a>
</text:p>
      <text:p text:style-name="P4">
News Source: <text:a xlink:type="simple" xlink:href="https://t.me/air_alert_ua/42499" text:style-name="Internet_20_link" text:visited-style-name="Visited_20_Internet_20_Link">
https://t.me/air_alert_ua/42499</text:a>
</text:p>
      <!--NEWS-->
      <text:h text:style-name="P10" text:outline-level="1">
<text:span text:style-name="T4">
Zaporizka Oblast（19:29）。 红色警报：空中威胁。 警笛声。 立即掩盖！</text:span>
</text:h>
      <text:p text:style-name="P4">
作者: liveuamap (Language: en)</text:p>
      <text:p text:style-name="P4">
时间: 2023-04-03T13:30:00</text:p>
      <text:p text:style-name="P4">
地点: Zaporizka Oblast (Latitude:47.612601 Longtitude:35.766431)</text:p>
      <text:p text:style-name="P4">
视频: []</text:p>
      <text:p text:style-name="P4">
图片: []</text:p>
      <text:p text:style-name="P4">
标签: ["Europe", "Central and Eastern Europe"]</text:p>
      <text:p text:style-name="P4">
Id: 22553439</text:p>
      <!--METADATA-->
      <text:p text:style-name="P4">
Zaporizhzhia地区(19:29). Red Alert: aerial threat. Sirens sounding. Take covernow!</text:p>
      <text:p text:style-name="P4">
News Collection Link: <text:a xlink:type="simple" xlink:href="https://liveuamap.com/en/2023/03-april-zaporizka-oblast1929-red-alert-aeriag" text:style-name="Internet_20_link" text:visited-style-name="Visited_20_Internet_20_Link">
https://liveuamap.com/en/2023/03-april-zaporizka-oblast1929-red-alert-aeriag</text:a>
</text:p>
      <text:p text:style-name="P4">
News Source: <text:a xlink:type="simple" xlink:href="https://t.me/air_alert_ua/42500" text:style-name="Internet_20_link" text:visited-style-name="Visited_20_Internet_20_Link">
https://t.me/air_alert_ua/42500</text:a>
</text:p>
      <!--NEWS-->
      <text:h text:style-name="P10" text:outline-level="1">
<text:span text:style-name="T4">
Donetsk Oblast（19:40）。 红色警报：空中威胁。 警笛声。 立即掩盖！</text:span>
</text:h>
      <text:p text:style-name="P4">
作者: liveuamap (Language: en)</text:p>
      <text:p text:style-name="P4">
时间: 2023-04-03T13:41:00</text:p>
      <text:p text:style-name="P4">
地点: Donetsk Oblast (Latitude:48.72744 Longtitude:37.5781)</text:p>
      <text:p text:style-name="P4">
视频: []</text:p>
      <text:p text:style-name="P4">
图片: []</text:p>
      <text:p text:style-name="P4">
标签: ["Europe", "Central and Eastern Europe"]</text:p>
      <text:p text:style-name="P4">
Id: 22553440</text:p>
      <!--METADATA-->
      <text:p text:style-name="P4">
Donetsk Oblast(19:40). Red Alert: aerial threat. Sirens sounding. Take covernow!</text:p>
      <text:p text:style-name="P4">
News Collection Link: <text:a xlink:type="simple" xlink:href="https://liveuamap.com/en/2023/03-april-donetsk-oblast1940-red-alert-aerial-g" text:style-name="Internet_20_link" text:visited-style-name="Visited_20_Internet_20_Link">
https://liveuamap.com/en/2023/03-april-donetsk-oblast1940-red-alert-aerial-g</text:a>
</text:p>
      <text:p text:style-name="P4">
News Source: <text:a xlink:type="simple" xlink:href="https://t.me/air_alert_ua/42501" text:style-name="Internet_20_link" text:visited-style-name="Visited_20_Internet_20_Link">
https://t.me/air_alert_ua/42501</text:a>
</text:p>
      <!--NEWS-->
      <text:h text:style-name="P10" text:outline-level="1">
<text:span text:style-name="T4">
丹麦在公共汽车和班车旅行中推出了乌克兰语言音频水</text:span>
</text:h>
      <text:p text:style-name="P4">
作者: Ukrinform (Person)</text:p>
      <text:p text:style-name="P4">
出版商: Укринформ (Organization)</text:p>
      <text:p text:style-name="P4">
出版时间: 2023-04-03T14:44:29+03:00</text:p>
      <text:p text:style-name="P4">
修改时间: 2023-04-03T14:44:29+03:00</text:p>
      <text:p text:style-name="P4">
描述: 从现在开始，丹麦将在乌克兰的乌克兰人工作 - 在公共汽车和穿梭旅行中，总共将是59个乌克兰音频指南，在世界博物馆和景点中。  - 乌克林。</text:p>
      <text:p text:style-name="P4">
图片: ["<text:a xlink:type="simple" xlink:href="https://static.ukrinform.com/photos/2023_04/thumb_files/630_360_1680521871-430.jpg" text:style-name="Internet_20_link" text:visited-style-name="Visited_20_Internet_20_Link">
630_360_16805...</text:a>
", "<text:a xlink:type="simple" xlink:href="https://static.ukrinform.com/photos/2023_04/1680521872-264.jpg" text:style-name="Internet_20_link" text:visited-style-name="Visited_20_Internet_20_Link">
1680521872-26...</text:a>
", "<text:a xlink:type="simple" xlink:href="https://static.ukrinform.com/photos/2023_04/1680521872-789.jpg" text:style-name="Internet_20_link" text:visited-style-name="Visited_20_Internet_20_Link">
1680521872-78...</text:a>
", "<text:a xlink:type="simple" xlink:href="https://static.ukrinform.com/photos/2023_04/1680521871-830.jpg" text:style-name="Internet_20_link" text:visited-style-name="Visited_20_Internet_20_Link">
1680521871-83...</text:a>
"]</text:p>
      <text:p text:style-name="P4">
标签: ['Данія', 'Олена Зеленська', 'Аудіогід']</text:p>
      <text:p text:style-name="P4">
类型: Article</text:p>
      <!--METADATA-->
      <text:p text:style-name="P4">
<draw:frame draw:style-name="fr1" draw:name="Image72" text:anchor-type="as-char" svg:width="6.9236in" svg:height="3.956343in" draw:z-index="0">
<draw:image xlink:href="../Images/yкринформ/2023-04-03T14-44-29-03-00/630_360_1680521871-430.jpg" xlink:type="simple" xlink:show="embed" xlink:actuate="onLoad" draw:mime-type="image/jpeg"/>
</draw:frame>
在Danity中，第二次音频指南将在乌克兰人工作 - 在公共汽车和债券旅行中，总共将是世界景点博物馆中的59个乌克兰音频指南。</text:p>
      <text:p text:style-name="P4">
根据乌克林福姆的说法，第一夫人埃琳娜·泽伦斯克(Elena Zelensk)(https://t.me/FirstLadyOfUkraine/2806)。</text:p>
      <text:p text:style-name="P4">
“我们感谢丹麦为庇护所提供了35,000个同胞和所谓的乌克兰语言。今天，我们在丹麦在丹麦推出了乌克兰的第二次乌克兰语言Audiohyde，乘坐公共汽车和在Hop Off Copenhagenuhop上进行了班车游览。</text:p>
      <text:p text:style-name="P4">
<draw:frame draw:style-name="fr1" draw:name="Image73" text:anchor-type="as-char" svg:width="6.9236in" svg:height="5.1927in" draw:z-index="0">
<draw:image xlink:href="../Images/yкринформ/2023-04-03T14-44-29-03-00/1680521872-264.jpg" xlink:type="simple" xlink:show="embed" xlink:actuate="onLoad" draw:mime-type="image/jpeg"/>
</draw:frame>
她指出，这已经是<text:a xlink:type="simple" xlink:href="https://www.ukrinform.ua/tag-muzej" text:style-name="Internet_20_link" text:visited-style-name="Visited_20_Internet_20_Link">
</text:a>
和38个国家的景点。</text:p>
      <text:p text:style-name="P4">
“每一个这样的步骤都汇集了乌克兰人，他们在战争中都遥不可及世界各地的朋友。“找到一种通用语言”  - 我们通常会在寻找对话时说。在与世界对话中，乌克兰已经发现它。历史。发展和未来的语言。” Pershali强调。</text:p>
      <text:p text:style-name="P4">
<draw:frame draw:style-name="fr1" draw:name="Image74" text:anchor-type="as-char" svg:width="6.9236in" svg:height="5.1927in" draw:z-index="0">
<draw:image xlink:href="../Images/yкринформ/2023-04-03T14-44-29-03-00/1680521872-789.jpg" xlink:type="simple" xlink:show="embed" xlink:actuate="onLoad" draw:mime-type="image/jpeg"/>
</draw:frame>
据她说，哥本哈根音频指南的发布是由于乌克兰外交部与乌克兰大使馆在丹麦王国的肥沃合作而进行的。</text:p>
      <text:p text:style-name="P4">
<draw:frame draw:style-name="fr1" draw:name="Image75" text:anchor-type="as-char" svg:width="6.9236in" svg:height="4.32725in" draw:z-index="0">
<draw:image xlink:href="../Images/yкринформ/2023-04-03T14-44-29-03-00/1680521871-830.jpg" xlink:type="simple" xlink:show="embed" xlink:actuate="onLoad" draw:mime-type="image/jpeg"/>
</draw:frame>
据报道，自2020年以来，在Olenazenskaya的第一夫人的赞助下，就实施了有关乌克兰音频指南引入世界领先记忆的项目。</text:p>
      <text:p text:style-name="P4">
<text:span text:style-name="T4">
另请阅读：</text:span>
 <text:a xlink:type="simple" xlink:href="https://www.ukrinform.ua/rubric-culture/3636180-u-litvi-za-ucasti-zelenskoi-vidkrili-ukrainskomovnij-audiogid.html" text:style-name="Internet_20_link" text:visited-style-name="Visited_20_Internet_20_Link">
</text:a>
去年，乌克兰语言音频的音频出现在捷克共和国国家博物馆，博物馆到圣保罗的博物馆(巴西)，申布伦的宫殿(奥地利)，Gobustan历史和艺术品储备(阿塞拜疆)，圣马丁大教堂(斯洛伐克)，在奥斯陆的跳班上公共汽车路线上(挪威)在国家博物馆“立陶宛大公爵宫”(立陶宛)，巴厘岛的匆忙圣殿(印度尼西亚)，卡塔尔国家博物馆。 2023年，在荷兰启动了两个乌克兰音频指南 - 埃舍尔博物馆和布雷迪乌斯博物馆。<text:span text:style-name="T5">
foto：电报/Elena Zelenska</text:span>
</text:p>
      <text:p text:style-name="P4">
News Source: <text:a xlink:type="simple" xlink:href="https://www.ukrinform.ua/rubric-culture/3690945-u-danii-zapustili-ukrainomovnij-audiogid-na-avtobusnih-i-covnikovih-ekskursiah.html" text:style-name="Internet_20_link" text:visited-style-name="Visited_20_Internet_20_Link">
https://www.ukrinform.ua/rubric-culture/3690945-u-danii-zapustili-ukrainomovnij-audiogid-na-avtobusnih-i-covnikovih-ekskursiah.html</text:a>
</text:p>
      <!--NEWS-->
      <text:h text:style-name="P10" text:outline-level="1">
<text:span text:style-name="T4">
联合国没有应对其主要任务，需要激进改革-MP</text:span>
</text:h>
      <text:p text:style-name="P4">
作者: Ukrinform (Person)</text:p>
      <text:p text:style-name="P4">
出版商: Укринформ (Organization)</text:p>
      <text:p text:style-name="P4">
出版时间: 2023-04-03T15:14:12+03:00</text:p>
      <text:p text:style-name="P4">
修改时间: 2023-04-03T15:14:12+03:00</text:p>
      <text:p text:style-name="P4">
描述: 联合国没有应对其主要任务 - 维持世界上的和平与安全 - 需要进行激进的改革。  - 乌克林。</text:p>
      <text:p text:style-name="P4">
图片: ["<text:a xlink:type="simple" xlink:href="https://static.ukrinform.com/photos/2021_11/thumb_files/630_360_1635749082-989.jpg" text:style-name="Internet_20_link" text:visited-style-name="Visited_20_Internet_20_Link">
630_360_16357...</text:a>
", "<text:a xlink:type="simple" xlink:href="https://static.ukrinform.com/photos/2023_04/1680521459-484.jpg" text:style-name="Internet_20_link" text:visited-style-name="Visited_20_Internet_20_Link">
1680521459-48...</text:a>
"]</text:p>
      <text:p text:style-name="P4">
标签: ['ООН', 'Реформа']</text:p>
      <text:p text:style-name="P4">
类型: Article</text:p>
      <!--METADATA-->
      <text:p text:style-name="P4">
<draw:frame draw:style-name="fr1" draw:name="Image76" text:anchor-type="as-char" svg:width="6.9236in" svg:height="3.956343in" draw:z-index="0">
<draw:image xlink:href="../Images/yкринформ/2023-04-03T15-14-12-03-00/630_360_1635749082-989.jpg" xlink:type="simple" xlink:show="embed" xlink:actuate="onLoad" draw:mime-type="image/jpeg"/>
</draw:frame>
联合国没有应对其主要任务 - 世界和平与安全 - 需要激进的改革。</text:p>
      <text:p text:style-name="P4">
这个意见被表达了(“人民仆人”的议会派别)在媒体中心的“乌克兰 - 乌克林”的简报中。</text:p>
      <text:p text:style-name="P4">
<draw:frame draw:style-name="fr1" draw:name="Image77" text:anchor-type="as-char" svg:width="6.9236in" svg:height="4.615733in" draw:z-index="0">
<draw:image xlink:href="../Images/yкринформ/2023-04-03T15-14-12-03-00/1680521459-484.jpg" xlink:type="simple" xlink:show="embed" xlink:actuate="onLoad" draw:mime-type="image/jpeg"/>
</draw:frame>
“在我看来，联合国的命运让人联想到国际联盟的命运。联合国没有应对其主要的任务维护世界上的储存桌。它并不能保护成员国，乌克兰从侵略行为中。该组织需要进行彻底改革，要么是遗忘，就像国际联盟发生的那样。”他说。</text:p>
      <text:p text:style-name="P4">
<text:span text:style-name="T4">
另请阅读：</text:span>
 <text:a xlink:type="simple" xlink:href="https://www.ukrinform.ua/rubric-ato/3682912-dmitro-kuleba-nagadav-ak-rosia-uzurpuvala-misce-v-radbezi-oon.html" text:style-name="Internet_20_link" text:visited-style-name="Visited_20_Internet_20_Link">
</text:a>
根据网络的说法，联合国的改革，尤其是联合国安理会“成熟和converted依”。 据他说，现在联合国安理会的永久组成并不能反映世界上的真实情况，因为没有印度，没有非洲国家，拉丁美洲。 议员指出，联合国没有执行其基本功能，因为它在侵略者国家的毫无根据的存在使它瘫痪了，这通常会阻止做出重要的国际决策的能力。</text:p>
      <text:p text:style-name="P4">
<text:span text:style-name="T4">
另请阅读：</text:span>
 <text:a xlink:type="simple" xlink:href="https://www.ukrinform.ua/rubric-world/3690548-onovlena-koncepcia-zovnisnoi-politiki-rosii-glibinna-derzava-zminue-kamuflaz.html" text:style-name="Internet_20_link" text:visited-style-name="Visited_20_Internet_20_Link">
</text:a>
Merezhko补充说，世界社区的需求不同。 他认为，建立一个国家改革联合国的联盟很重要。 人民副手指出，联合国宪章中的任何改革都没有改变，并且可以在联合国安理会所有成员的支持下进行更改的过程。 在这方面，试图改革的vidwithose可能会发生“僵局”。</text:p>
      <text:p text:style-name="P4">
据报道，Radbeza的总统职位<text:a xlink:type="simple" xlink:href="https://www.ukrinform.ua/tag-oon" text:style-name="Internet_20_link" text:visited-style-name="Visited_20_Internet_20_Link">
</text:a>
它的成员每月都会改变。 1月，日本，尤利亚蒂亚 - 马耳他，3月 - 莫桑比克，四月俄罗斯开始。</text:p>
      <text:p text:style-name="P4">
<text:span text:style-name="T5">
foto：Alexandros Michailidis/Shutterstock</text:span>
</text:p>
      <text:p text:style-name="P4">
News Source: <text:a xlink:type="simple" xlink:href="https://www.ukrinform.ua/rubric-polytics/3690961-oon-ne-vporalas-zi-svoim-osnovnim-zavdannam-i-potrebue-radikalnoi-reformi-deputat.html" text:style-name="Internet_20_link" text:visited-style-name="Visited_20_Internet_20_Link">
https://www.ukrinform.ua/rubric-polytics/3690961-oon-ne-vporalas-zi-svoim-osnovnim-zavdannam-i-potrebue-radikalnoi-reformi-deputat.html</text:a>
</text:p>
      <!--NEWS-->
      <text:h text:style-name="P10" text:outline-level="1">
<text:span text:style-name="T4">
州艺术宣布了Oles Honchar奖获得者</text:span>
</text:h>
      <text:p text:style-name="P4">
作者: Ukrinform (Person)</text:p>
      <text:p text:style-name="P4">
出版商: Укринформ (Organization)</text:p>
      <text:p text:style-name="P4">
出版时间: 2023-04-03T15:18:15+03:00</text:p>
      <text:p text:style-name="P4">
修改时间: 2023-04-03T15:18:15+03:00</text:p>
      <text:p text:style-name="P4">
描述: 诗人弗拉迪斯拉夫·斯托尔尼科夫（Vladislav Stolnikov）获得了2023年的奥尔斯·霍纳奖（Oles Honchar）奖，该奖项是“失败之风”的收藏。  - 乌克林。</text:p>
      <text:p text:style-name="P4">
图片: ["<text:a xlink:type="simple" xlink:href="https://static.ukrinform.com/photos/2023_04/thumb_files/630_360_1680524277-914.png" text:style-name="Internet_20_link" text:visited-style-name="Visited_20_Internet_20_Link">
630_360_16805...</text:a>
"]</text:p>
      <text:p text:style-name="P4">
标签: ['Гончар', 'Література', 'Премія']</text:p>
      <text:p text:style-name="P4">
类型: Article</text:p>
      <!--METADATA-->
      <text:p text:style-name="P4">
<draw:frame draw:style-name="fr1" draw:name="Image78" text:anchor-type="as-char" svg:width="6.9236in" svg:height="3.956343in" draw:z-index="0">
<draw:image xlink:href="../Images/yкринформ/2023-04-03T15-18-15-03-00/630_360_1680524277-914.png" xlink:type="simple" xlink:show="embed" xlink:actuate="onLoad" draw:mime-type="image/png"/>
</draw:frame>
2023年，Olesya Gonchar被授予诗人Vladislav Stolnikov的“春季风”。</text:p>
      <text:p text:style-name="P4">
关于它报告<text:a xlink:type="simple" xlink:href="https://arts.gov.ua/ogoloshuyemo-imya-laureata-premiyi-imeni-olesya-gonchara-2023-roku/" text:style-name="Internet_20_link" text:visited-style-name="Visited_20_Internet_20_Link">
</text:a>
乌克林福姆据报道，国家艺术塔米斯托克教育机构。</text:p>
      <text:p text:style-name="P4">
“……通过公开投票，长期和长期讨论授予奖项的成员由斯托尔尼科夫奖的获奖者弗拉迪斯拉夫确定。诗歌于2020年出版的“宇宙”出版，”该消息写着。</text:p>
      <text:p text:style-name="P4">
值得注意的是，今年在<text:a xlink:type="simple" xlink:href="https://www.ukrinform.ua/tag-konkurs" text:style-name="Internet_20_link" text:visited-style-name="Visited_20_Internet_20_Link">
</text:a>
收到了25份申请。 The meeting of the Committee on awarding the Literary Prize, devoid of applications and elected the winner, took place on March 31. 乌克兰作家Oles Honchar 105周年纪念日宣布了获奖者奖。</text:p>
      <text:p text:style-name="P4">
<text:span text:style-name="T4">
另请阅读：</text:span>
 <text:a xlink:type="simple" xlink:href="https://www.ukrinform.ua/rubric-culture/3689646-u-kievi-prezentuvali-knigu-sistdesatniki-bunt-proti-imperii.html" text:style-name="Internet_20_link" text:visited-style-name="Visited_20_Internet_20_Link">
</text:a>
据报道，每年颁发的Oles Honchar奖是为了确认人文主义理想，乌克兰人民的精神价值观，乌克兰独立的思想的最佳作品。</text:p>
      <text:p text:style-name="P4">
News Source: <text:a xlink:type="simple" xlink:href="https://www.ukrinform.ua/rubric-culture/3690963-derzmistectv-ogolosilo-lavreata-premii-imeni-olesa-goncara.html" text:style-name="Internet_20_link" text:visited-style-name="Visited_20_Internet_20_Link">
https://www.ukrinform.ua/rubric-culture/3690963-derzmistectv-ogolosilo-lavreata-premii-imeni-olesa-goncara.html</text:a>
</text:p>
      <!--NEWS-->
      <text:h text:style-name="P10" text:outline-level="1">
<text:span text:style-name="T4">
在华沙开设的一个新的乌克兰人协助中心</text:span>
</text:h>
      <text:p text:style-name="P4">
作者: Ukrinform (Person)</text:p>
      <text:p text:style-name="P4">
出版商: Укринформ (Organization)</text:p>
      <text:p text:style-name="P4">
出版时间: 2023-04-03T15:21:00+03:00</text:p>
      <text:p text:style-name="P4">
修改时间: 2023-04-03T15:21:00+03:00</text:p>
      <text:p text:style-name="P4">
描述: 在华沙，拥有移民和难民经验的援助和支持人员中心一直在运作。  - 乌克林。</text:p>
      <text:p text:style-name="P4">
图片: ["<text:a xlink:type="simple" xlink:href="https://static.ukrinform.com/photos/2023_04/thumb_files/630_360_1680524387-945.jpg" text:style-name="Internet_20_link" text:visited-style-name="Visited_20_Internet_20_Link">
630_360_16805...</text:a>
", "<text:a xlink:type="simple" xlink:href="https://static.ukrinform.com/photos/2023_04/1680524337-920.jpg" text:style-name="Internet_20_link" text:visited-style-name="Visited_20_Internet_20_Link">
1680524337-92...</text:a>
"]</text:p>
      <text:p text:style-name="P4">
标签: ['Польща', 'Біженці', 'Війна з росією']</text:p>
      <text:p text:style-name="P4">
类型: Article</text:p>
      <!--METADATA-->
      <text:p text:style-name="P4">
<draw:frame draw:style-name="fr1" draw:name="Image79" text:anchor-type="as-char" svg:width="6.9236in" svg:height="3.956343in" draw:z-index="0">
<draw:image xlink:href="../Images/yкринформ/2023-04-03T15-21-00-03-00/630_360_1680524387-945.jpg" xlink:type="simple" xlink:show="embed" xlink:actuate="onLoad" draw:mime-type="image/jpeg"/>
</draw:frame>
在华沙，他得到了具有移民和难民经验的人的协助和支持。</text:p>
      <text:p text:style-name="P4">
据报道，该中心在波兰移民论坛基金的支持下开放。</text:p>
      <text:p text:style-name="P4">
Upol移民论坛上的乌克利林说：“该中心可以获得免费的援助，尤其是在解决特定法律方面，与获得教育，医学或解决行政机构中不同问题有关的特定法律。”</text:p>
      <text:p text:style-name="P4">
该中心有一个3至8岁儿童的房间，儿童每天最多可以留下四个小时的儿童。 除了劳动者外，儿童房间还在周六10到14点工作。教育工作者会讲乌克兰和俄罗斯。</text:p>
      <text:p text:style-name="P4">
<draw:frame draw:style-name="fr1" draw:name="Image80" text:anchor-type="as-char" svg:width="6.9236in" svg:height="6.9236in" draw:z-index="0">
<draw:image xlink:href="../Images/yкринформ/2023-04-03T15-21-00-03-00/1680524337-920.jpg" xlink:type="simple" xlink:show="embed" xlink:actuate="onLoad" draw:mime-type="image/jpeg"/>
</draw:frame>
援助中心的初步注册可用免费咨询，也可以在线提供。 这是关于成人，年轻人，律师，助产士，留在合法化的专家，商业顾问，职业顾问等的心理学家。</text:p>
      <text:p text:style-name="P4">
您可以访问波兰 +48692-913-993的上述任何专家，也可以写信给：<text:a xlink:type="simple" xlink:href="http://mailto:zapisy@forummigracyjne.org" text:style-name="Internet_20_link" text:visited-style-name="Visited_20_Internet_20_Link">
</text:a>
。</text:p>
      <text:p text:style-name="P4">
此外， <text:a xlink:type="simple" xlink:href="https://www.facebook.com/PolskieForumMigracyjne/posts/pfbid0vHZ8xDhhj3UWpf9FXoCYJWufP5pjHejxqYpLkpr99DfdCwJii5AMgmv81HeuPtMbl" text:style-name="Internet_20_link" text:visited-style-name="Visited_20_Internet_20_Link">
</text:a>
定期采取各种措施，旨在支持孕妇和年轻父母，例如学校准备学校，儿童的发展，Bastard按摩的大师班。 与不同专家的信息会议也是周期性的，在此期间，您可以了解波兰生活的各个方面，例如寻找工作或儿童记录到学校。</text:p>
      <text:p text:style-name="P4">
波兰移民论坛基金的所有服务均可免费提供。 无论他们何时何地去波兰，该中心将帮助所有外国人。 专家建议使用不同语言的建议，包括乌克兰，俄罗斯，波兰，白俄罗斯，英语，法语，西班牙，车臣，达里，Pushta。</text:p>
      <text:p text:style-name="P4">
协助 <text:a xlink:type="simple" xlink:href="https://forummigracyjne.org/" text:style-name="Internet_20_link" text:visited-style-name="Visited_20_Internet_20_Link">
</text:a>
从4月3日起，您可以在华沙获得地址：Str。 Gurchevskaya，137岁，从星期一至周五9年至18年。该项目由联合国难民高级专员资助(难民署)并由丹麦难民委员会协调(刚果). ВінРеалізується у співпраці з польським фондом «Для свободи».</text:p>
      <text:p text:style-name="P4">
Фонд «Польський міграційний форум з 2007 року допомагає в Польщі особам здосвідом міграції та біженства адаптуватися в нових умовах та обставинах.</text:p>
      <text:p text:style-name="P4">
Нагадаємо, українці, які змушені були виїхати з України, рятуючись відросійської повномасштабної агресії, з 1 квітня <text:a xlink:type="simple" xlink:href="https://www.ukrinform.ua/rubric-diaspora/3688958-ukrainski-bizenci-z-1-kvitna-zmozut-viroblati-u-polsi-posvidku-na-timcasove-prozivanna.html" text:style-name="Internet_20_link" text:visited-style-name="Visited_20_Internet_20_Link">
</text:a>
在波兰获得临时居留许可证的文件。</text:p>
      <text:p text:style-name="P4">
News Source: <text:a xlink:type="simple" xlink:href="https://www.ukrinform.ua/rubric-diaspora/3690962-u-varsavi-vidkrivsa-novij-centr-dopomogi-dla-ukrainciv.html" text:style-name="Internet_20_link" text:visited-style-name="Visited_20_Internet_20_Link">
https://www.ukrinform.ua/rubric-diaspora/3690962-u-varsavi-vidkrivsa-novij-centr-dopomogi-dla-ukrainciv.html</text:a>
</text:p>
      <!--NEWS-->
      <text:h text:style-name="P10" text:outline-level="1">
<text:span text:style-name="T4">
马鲁西亚克在世界杯的最后一场比赛中表现出乌克兰历史上最好的成绩</text:span>
</text:h>
      <text:p text:style-name="P4">
作者: Ukrinform (Person)</text:p>
      <text:p text:style-name="P4">
出版商: Укринформ (Organization)</text:p>
      <text:p text:style-name="P4">
出版时间: 2023-04-03T15:25:33+03:00</text:p>
      <text:p text:style-name="P4">
修改时间: 2023-04-03T15:25:33+03:00</text:p>
      <text:p text:style-name="P4">
描述: 乌克兰人成为第54位。  - 乌克林。</text:p>
      <text:p text:style-name="P4">
图片: ["<text:a xlink:type="simple" xlink:href="https://static.ukrinform.com/photos/2023_04/thumb_files/630_360_1680524672-462.jpg" text:style-name="Internet_20_link" text:visited-style-name="Visited_20_Internet_20_Link">
630_360_16805...</text:a>
"]</text:p>
      <text:p text:style-name="P4">
标签: ['стрибки з трампліну']</text:p>
      <text:p text:style-name="P4">
类型: Article</text:p>
      <!--METADATA-->
      <text:p text:style-name="P4">
<draw:frame draw:style-name="fr1" draw:name="Image81" text:anchor-type="as-char" svg:width="6.9236in" svg:height="3.956343in" draw:z-index="0">
<draw:image xlink:href="../Images/yкринформ/2023-04-03T15-25-33-03-00/630_360_1680524672-462.jpg" xlink:type="simple" xlink:show="embed" xlink:actuate="onLoad" draw:mime-type="image/jpeg"/>
</draw:frame>
乌克兰人是第54位。</text:p>
      <text:p text:style-name="P4">
报道说，乌克兰Yevhen Marusyak在2022/23赛季的世界杯春季杯世界杯中排名第54位。</text:p>
      <text:p text:style-name="P4">
这位23岁的运动员在世界舞台地区的赛季中三次结束。 最好的结果是计划中的第18位，带来了13个。 球中还有5分，瑞什尼(Ryashny)也有3分。</text:p>
      <text:p text:style-name="P4">
他总共获得21分，并在排名中排名第54位。 这是乌克兰历史上最好的结果，此前该记录属于Vitaliy Shumbars，他2009/10年以13分成为第68位。</text:p>
      <text:p text:style-name="P4">
<text:span text:style-name="T4">
另请阅读：</text:span>
 <text:a xlink:type="simple" xlink:href="https://www.ukrinform.ua/rubric-sports/3690252-marusak-vstanoviv-rekord-ukraini-na-kubku-svitu-zi-stribkiv-z-tramplina.html" text:style-name="Internet_20_link" text:visited-style-name="Visited_20_Internet_20_Link">
</text:a>
正如乌克林福姆报道的那样，23岁的Yevgeny Marusyak已经完成了乌克兰为期三天的赛季。</text:p>
      <text:p text:style-name="P4">
照片：Skijumping.pl。</text:p>
      <text:p text:style-name="P4">
News Source: <text:a xlink:type="simple" xlink:href="https://www.ukrinform.ua/rubric-sports/3690968-marusak-pokazav-najkrasij-rezultat-v-istorii-ukraini-v-pidsumkovomu-zaliku-kubka-svitu-zi-stribkiv-z-tramplina.html" text:style-name="Internet_20_link" text:visited-style-name="Visited_20_Internet_20_Link">
https://www.ukrinform.ua/rubric-sports/3690968-marusak-pokazav-najkrasij-rezultat-v-istorii-ukraini-v-pidsumkovomu-zaliku-kubka-svitu-zi-stribkiv-z-tramplina.html</text:a>
</text:p>
      <!--NEWS-->
      <text:h text:style-name="P10" text:outline-level="1">
<text:span text:style-name="T4">
从4月1日起，支付工作的养老金领取者</text:span>
</text:h>
      <text:p text:style-name="P4">
作者: Ukrinform (Person)</text:p>
      <text:p text:style-name="P4">
出版商: Укринформ (Organization)</text:p>
      <text:p text:style-name="P4">
出版时间: 2023-04-03T15:26:00+03:00</text:p>
      <text:p text:style-name="P4">
修改时间: 2023-04-03T15:26:00+03:00</text:p>
      <text:p text:style-name="P4">
描述: 从4月1日起，有权进行重新计算的养老金领取者将自动转移养老金。  - 乌克林。</text:p>
      <text:p text:style-name="P4">
图片: ["<text:a xlink:type="simple" xlink:href="https://static.ukrinform.com/photos/2022_10/thumb_files/630_360_1667225843-919.jpg" text:style-name="Internet_20_link" text:visited-style-name="Visited_20_Internet_20_Link">
630_360_16672...</text:a>
"]</text:p>
      <text:p text:style-name="P4">
标签: ['Пенсія', 'Пенсійний фонд', 'Гроші']</text:p>
      <text:p text:style-name="P4">
类型: Article</text:p>
      <!--METADATA-->
      <text:p text:style-name="P4">
<draw:frame draw:style-name="fr1" draw:name="Image82" text:anchor-type="as-char" svg:width="6.9236in" svg:height="3.956343in" draw:z-index="0">
<draw:image xlink:href="../Images/yкринформ/2023-04-03T15-26-00-03-00/630_360_1667225843-919.jpg" xlink:type="simple" xlink:show="embed" xlink:actuate="onLoad" draw:mime-type="image/jpeg"/>
</draw:frame>
获得重新计算权的养老金领取者会自动重新计算。</text:p>
      <text:p text:style-name="P4">
根据乌克林福姆的说法，[]给出了适当的解释(https://www.pfu.gov.ua/2156943-pererahunok-pensij-pratsyuyuchym-pensioneram/?fbclid=IwAR0oaFZLmctgD4Coj8YfrBM0ZFoIU_vI9DKj2NdcX8FZX5G6r0pHmZipIW8).</text:p>
      <text:p text:style-name="P4">
«Порядок проведення перерахунку пенсій особам, які продовжують працювати,встановлено частиною четвертою статті 42 Закону України “Прозагальнообов’язкове державне пенсійне страхування“. Такий перерахунок завждипроводився кожних два роки за зверненнями пенсіонерів. Починаючи з квітня 2018року, органи Пенсійного фонду здійснюють такий перерахунок автоматично, беззвернення пенсіонерів», - йдеться у повідомленні.</text:p>
      <text:p text:style-name="P4">
У Фонді зазначили, що цьогоріч <text:a xlink:type="simple" xlink:href="https://www.ukrinform.ua/tag-pensia" text:style-name="Internet_20_link" text:visited-style-name="Visited_20_Internet_20_Link">
 </text:a>
他们将被转移给任命/初步重新计算后的养老金并获得浪潮的权利的人，即24个月的保险经验，或者已经过去了两年以进行养老金或初步的重新计算。</text:p>
      <text:p text:style-name="P4">
同时，提醒养老金领取者重新计算的权利还确定了2023年1月至2月获得的保险。 以及有关ESA支付的数据，该数据将在下一季度内大约在被保险人的登记册中显示。</text:p>
      <text:p text:style-name="P4">
<text:span text:style-name="T4">
另请阅读：</text:span>
 <text:a xlink:type="simple" xlink:href="https://www.ukrinform.ua/rubric-society/3688615-pisla-indeksacii-u-berezni-pensii-zrosli-majze-na-20-smigal.html" text:style-name="Internet_20_link" text:visited-style-name="Visited_20_Internet_20_Link">
</text:a>
Vodans说：“在2023年第一季度的报告保险公司之后，有关此期间支付单一捐款的信息的储备金将立即自动转移给工作养老金领取者。”</text:p>
      <text:p text:style-name="P4">
此外，应该记住的是，养老金在每个人中增加的金额，因为这取决于工作收入所获得的保险经验。 在重新计算过程中，基金的专家分析了计算养老金的可行性：考虑到保险经验或保险和薪水。</text:p>
      <text:p text:style-name="P4">
据报道，政府已决定从2023年3月1日起为19.7％的1,050万人索引。 平均养老金现在为5219.69 UAH。</text:p>
      <text:p text:style-name="P4">
News Source: <text:a xlink:type="simple" xlink:href="https://www.ukrinform.ua/rubric-society/3690970-pracuucim-pensioneram-pensii-z-1-kvitna-pererahuut-avtomaticno.html" text:style-name="Internet_20_link" text:visited-style-name="Visited_20_Internet_20_Link">
https://www.ukrinform.ua/rubric-society/3690970-pracuucim-pensioneram-pensii-z-1-kvitna-pererahuut-avtomaticno.html</text:a>
</text:p>
      <!--NEWS-->
      <text:h text:style-name="P10" text:outline-level="1">
<text:span text:style-name="T4">
军事设备维修：德国和罗马尼亚承诺乌克兰帮助</text:span>
</text:h>
      <text:p text:style-name="P4">
作者: Ukrinform (Person)</text:p>
      <text:p text:style-name="P4">
出版商: Укринформ (Organization)</text:p>
      <text:p text:style-name="P4">
出版时间: 2023-04-03T15:30:00+03:00</text:p>
      <text:p text:style-name="P4">
修改时间: 2023-04-03T15:30:00+03:00</text:p>
      <text:p text:style-name="P4">
描述: 德国和罗马尼亚在双边以及欧盟合作伙伴和北约盟友都密切支持乌克兰。  - 乌克林。</text:p>
      <text:p text:style-name="P4">
图片: ["<text:a xlink:type="simple" xlink:href="https://static.ukrinform.com/photos/2023_04/thumb_files/630_360_1680525146-337.jpeg" text:style-name="Internet_20_link" text:visited-style-name="Visited_20_Internet_20_Link">
630_360_16805...</text:a>
"]</text:p>
      <text:p text:style-name="P4">
标签: ['Німеччина', 'Румунія', 'Зброя', 'Війна з росією']</text:p>
      <text:p text:style-name="P4">
类型: Article</text:p>
      <!--METADATA-->
      <text:p text:style-name="P4">
<draw:frame draw:style-name="fr1" draw:name="Image83" text:anchor-type="as-char" svg:width="6.9236in" svg:height="3.956343in" draw:z-index="0">
<draw:image xlink:href="../Images/yкринформ/2023-04-03T15-30-00-03-00/630_360_1680525146-337.jpeg" xlink:type="simple" xlink:show="embed" xlink:actuate="onLoad" draw:mime-type="image/jpeg"/>
</draw:frame>
德国罗马尼亚在双边以及欧盟伙伴和北约盟友都紧密合作，以支持乌克兰。</text:p>
      <text:p text:style-name="P4">
乌克林福音通讯员报道，这是由德国总理奥拉夫·索尔茨(Olaf Soltz)和罗马尼亚总统克劳斯·约翰尼斯(Klaus Johannis)在4月3日在布加勒斯特的一份联合通报中说的。</text:p>
      <text:p text:style-name="P4">
“我们在乌克兰的支持方面的合作非常激烈……我可以知道，我们将继续采取许多具体步骤，”  -  []说<text:a xlink:type="simple" xlink:href="https://www.ukrinform.ua/tag-solc" text:style-name="Internet_20_link" text:visited-style-name="Visited_20_Internet_20_Link">
</text:a>
。</text:p>
      <text:p text:style-name="P4">
他指出，这尤其适用于对乌克兰传输的军事设备的维修和维护。 这是德国武器制造商Rheinmetall中心的简单创作，用于为罗马尼亚萨图母马武装部队使用的婚礼军事装备服务。</text:p>
      <text:p text:style-name="P4">
总理称这场战争的特殊性，该设备应由乌克兰市场修理，但接近其边界。</text:p>
      <text:p text:style-name="P4">
<text:span text:style-name="T4">
另请阅读：</text:span>
 <text:a xlink:type="simple" xlink:href="https://www.ukrinform.ua/rubric-ato/3688202-solc-pidtverdiv-nimeccina-peredala-ukraini-18-tankiv-leopard.html" text:style-name="Internet_20_link" text:visited-style-name="Visited_20_Internet_20_Link">
</text:a>
这位政客说：“我们很高兴欧盟成员有许多欧洲国家准备向我们提供。”</text:p>
      <text:p text:style-name="P4">
他还感谢罗马尼亚接受了许多乌克兰的bunnern子，这是一种“大型人道主义姿态”，以及对乌克兰谷物纠正的“团结方式”倡议“团结方式”的后勤援助。</text:p>
      <text:p text:style-name="P4">
约翰尼斯(Johannis)证实，他的国家帮助从乌克兰获得了很多谷物。他告知380万人离开了罗马尼亚领土，其中剩下的110,000多个。</text:p>
      <text:p text:style-name="P4">
在评论设备维修中心的创建时，他称其为德国投资，经济合作，而不仅仅是经济合作。</text:p>
      <text:p text:style-name="P4">
“有必要继续根据需要为乌克兰提供支持。 在欧盟一级和成员国，”罗马尼亚总统说。</text:p>
      <text:p text:style-name="P4">
<text:span text:style-name="T4">
另请阅读：</text:span>
 <text:a xlink:type="simple" xlink:href="https://www.ukrinform.ua/rubric-ato/3690730-rheinmetall-budue-v-rumunii-centr-obslugovuvanna-vijskovoi-tehniki-zsu.html" text:style-name="Internet_20_link" text:visited-style-name="Visited_20_Internet_20_Link">
</text:a>
他谈到了加强北约东部侧面并加强藻类在黑海中的存在，这在室内特别重要。</text:p>
      <text:p text:style-name="P4">
两位领导人都证实了欧盟扩张的支持，特别是以乌克兰和摩尔多瓦为代价。</text:p>
      <text:p text:style-name="P4">
Scholtz在布加勒斯特(Bucharest)进行了为期一天的访问，在此期间，他还将与摩尔多瓦总统相处。</text:p>
      <text:p text:style-name="P4">
<text:span text:style-name="T5">
foto：Twitter Olaf Sholtz</text:span>
</text:p>
      <text:p text:style-name="P4">
News Source: <text:a xlink:type="simple" xlink:href="https://www.ukrinform.ua/rubric-polytics/3690977-remont-vijskovoi-tehniki-nimeccina-ta-rumunia-obicaut-ukraini-dopomogu.html" text:style-name="Internet_20_link" text:visited-style-name="Visited_20_Internet_20_Link">
https://www.ukrinform.ua/rubric-polytics/3690977-remont-vijskovoi-tehniki-nimeccina-ta-rumunia-obicaut-ukraini-dopomogu.html</text:a>
</text:p>
      <!--NEWS-->
      <text:h text:style-name="P10" text:outline-level="1">
<text:span text:style-name="T4">
敖德萨和dnipro医疗机构收到的X -rays可以无力工作</text:span>
</text:h>
      <text:p text:style-name="P4">
作者: Ukrinform (Person)</text:p>
      <text:p text:style-name="P4">
出版商: Укринформ (Organization)</text:p>
      <text:p text:style-name="P4">
出版时间: 2023-04-03T15:32:41+03:00</text:p>
      <text:p text:style-name="P4">
修改时间: 2023-04-03T15:32:41+03:00</text:p>
      <text:p text:style-name="P4">
描述: 公共卫生中心已将FDR Xair Fujifilm的两次超级射线照相转移到了DNIEPER和ODESSA的军事医疗设施上，它们可以无电。  - 乌克林。</text:p>
      <text:p text:style-name="P4">
图片: ["<text:a xlink:type="simple" xlink:href="https://static.ukrinform.com/photos/2023_04/thumb_files/630_360_1680525071-130.jpg" text:style-name="Internet_20_link" text:visited-style-name="Visited_20_Internet_20_Link">
630_360_16805...</text:a>
", "<text:a xlink:type="simple" xlink:href="https://static.ukrinform.com/photos/2023_04/1680525111-403.png" text:style-name="Internet_20_link" text:visited-style-name="Visited_20_Internet_20_Link">
1680525111-40...</text:a>
", "<text:a xlink:type="simple" xlink:href="https://static.ukrinform.com/photos/2023_04/1680525113-565.png" text:style-name="Internet_20_link" text:visited-style-name="Visited_20_Internet_20_Link">
1680525113-56...</text:a>
"]</text:p>
      <text:p text:style-name="P4">
标签: ['Дніпро', 'Одеса', 'Рентген']</text:p>
      <text:p text:style-name="P4">
类型: Article</text:p>
      <!--METADATA-->
      <text:p text:style-name="P4">
<draw:frame draw:style-name="fr1" draw:name="Image84" text:anchor-type="as-char" svg:width="6.9236in" svg:height="3.956343in" draw:z-index="0">
<draw:image xlink:href="../Images/yкринформ/2023-04-03T15-32-41-03-00/630_360_1680525071-130.jpg" xlink:type="simple" xlink:show="embed" xlink:actuate="onLoad" draw:mime-type="image/jpeg"/>
</draw:frame>
中央委员会已将其转移到DNIPRO医疗机构，Odessa两个可以携带的放射线设备FDR Xair Fujifilm可以无电。</text:p>
      <text:p text:style-name="P4">
关于它报告<text:a xlink:type="simple" xlink:href="https://www.phc.org.ua/news/u-dnipri-ta-odesi-vstanovili-ultraportativni-rentgeni-yaki-mozhut-pracyuvati-bez-elektriki" text:style-name="Internet_20_link" text:visited-style-name="Visited_20_Internet_20_Link">
</text:a>
，报道乌克林福姆。</text:p>
      <text:p text:style-name="P4">
“这样的X射线的优势，尤其是在战争中，是移动性thaus。X射线的重量仅为3.5公斤，它使您可以使用毛毡空间工作，并根据需要轻松移动设备”，-goes在消息中。</text:p>
      <text:p text:style-name="P4">
<draw:frame draw:style-name="fr1" draw:name="Image85" text:anchor-type="as-char" svg:width="6.9236in" svg:height="3.89908in" draw:z-index="0">
<draw:image xlink:href="../Images/yкринформ/2023-04-03T15-32-41-03-00/1680525111-403.png" xlink:type="simple" xlink:show="embed" xlink:actuate="onLoad" draw:mime-type="image/png"/>
</draw:frame>
<draw:frame draw:style-name="fr1" draw:name="Image86" text:anchor-type="as-char" svg:width="6.9236in" svg:height="3.89908in" draw:z-index="0">
<draw:image xlink:href="../Images/yкринформ/2023-04-03T15-32-41-03-00/1680525113-565.png" xlink:type="simple" xlink:show="embed" xlink:actuate="onLoad" draw:mime-type="image/png"/>
</draw:frame>
据报道，2023年1月，Fujifilm的Ultra -Portable射线照相机构获得了两家军事医院，Kharkiv，Mykolaiv地区和Kyiv的区域性结核病机构。</text:p>
      <text:p text:style-name="P4">
基本照片：eymsolutions.mx</text:p>
      <text:p text:style-name="P4">
News Source: <text:a xlink:type="simple" xlink:href="https://www.ukrinform.ua/rubric-regions/3690975-vijskovi-medzakladi-odesi-ta-dnipra-otrimali-rentgeni-aki-mozut-pracuvati-bez-elektriki.html" text:style-name="Internet_20_link" text:visited-style-name="Visited_20_Internet_20_Link">
https://www.ukrinform.ua/rubric-regions/3690975-vijskovi-medzakladi-odesi-ta-dnipra-otrimali-rentgeni-aki-mozut-pracuvati-bez-elektriki.html</text:a>
</text:p>
      <!--NEWS-->
      <text:h text:style-name="P10" text:outline-level="1">
<text:span text:style-name="T4">
Kharkiv，Kharkiv地区，Dnipro，Dnipropetrovsk地区（21：ZZ）。 红色ALRT：空中tchretate。 ...</text:span>
</text:h>
      <text:p text:style-name="P4">
作者: liveuamap (Language: en)</text:p>
      <text:p text:style-name="P4">
时间: 2023-04-03T15:34:00</text:p>
      <text:p text:style-name="P4">
地点: Kharkiv (Latitude:49.98081000 Longtitude:36.25272000)</text:p>
      <text:p text:style-name="P4">
视频: []</text:p>
      <text:p text:style-name="P4">
图片: []</text:p>
      <text:p text:style-name="P4">
标签: ["Europe", "Central and Eastern Europe"]</text:p>
      <text:p text:style-name="P4">
Id: 22553458</text:p>
      <!--METADATA-->
      <text:p text:style-name="P4">
哈尔基夫(Kharkiv)，哈尔基夫地区，德尼普罗(Dnipro)(21:33). Red Alert:aerial threat. Sirens sounding. Take cover now!</text:p>
      <text:p text:style-name="P4">
News Collection Link: <text:a xlink:type="simple" xlink:href="https://liveuamap.com/en/2023/03-april-kharkiv-kharkivska-oblast-dnipro-dnig" text:style-name="Internet_20_link" text:visited-style-name="Visited_20_Internet_20_Link">
https://liveuamap.com/en/2023/03-april-kharkiv-kharkivska-oblast-dnipro-dnig</text:a>
</text:p>
      <text:p text:style-name="P4">
News Source: <text:a xlink:type="simple" xlink:href="https://t.me/air_alert_ua/42506" text:style-name="Internet_20_link" text:visited-style-name="Visited_20_Internet_20_Link">
https://t.me/air_alert_ua/42506</text:a>
</text:p>
      <!--NEWS-->
      <text:h text:style-name="P10" text:outline-level="1">
<text:span text:style-name="T4">
NBU和波兰中央银行在货币交换方面持续了一年</text:span>
</text:h>
      <text:p text:style-name="P4">
作者: Ukrinform (Person)</text:p>
      <text:p text:style-name="P4">
出版商: Укринформ (Organization)</text:p>
      <text:p text:style-name="P4">
出版时间: 2023-04-03T15:35:59+03:00</text:p>
      <text:p text:style-name="P4">
修改时间: 2023-04-03T15:35:59+03:00</text:p>
      <text:p text:style-name="P4">
描述: 乌克兰中央银行与波兰在货币掉期方面的协议又延长了一年。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Нацбанк', 'Польща', 'Україна']</text:p>
      <text:p text:style-name="P4">
类型: Article</text:p>
      <!--METADATA-->
      <text:p text:style-name="P4">
<draw:frame draw:style-name="fr1" draw:name="Image87" text:anchor-type="as-char" svg:width="6.9236in" svg:height="3.956343in" draw:z-index="0">
<draw:image xlink:href="../Images/yкринформ/2023-04-03T15-35-59-03-00/630_360_1679320501-539.png" xlink:type="simple" xlink:show="embed" xlink:actuate="onLoad" draw:mime-type="image/png"/>
</draw:frame>
乌克兰和波兰中央银行关于货币掉期的签约又延长了一年。</text:p>
      <text:p text:style-name="P4">
根据乌克林福姆(Ukrinform)的说法，<text:a xlink:type="simple" xlink:href="https://t.me/nbu_ua/1440" text:style-name="Internet_20_link" text:visited-style-name="Visited_20_Internet_20_Link">
</text:a>
声明说：“乌克兰中央银行和波兰之间就货币交换的货币交换而言，又延长了一年。”</text:p>
      <text:p text:style-name="P4">
据指出，合同的条款没有更改。 最大运营量为10亿美元。 美国是等效的，有效性是工资的可能性一年。</text:p>
      <text:p text:style-name="P4">
<text:span text:style-name="T4">
另请阅读：</text:span>
 <text:a xlink:type="simple" xlink:href="https://www.ukrinform.ua/rubric-economy/3690237-nacbank-perejsov-na-sistemu-elektronnih-plateziv-novogo-pokolinna.html" text:style-name="Internet_20_link" text:visited-style-name="Visited_20_Internet_20_Link">
</text:a>
国家银行提醒人们，在全面入侵俄罗斯的第一天，波兰中央银行决定在乌克兰开放10亿美元向乌克兰国家银行开放。 我们根据货币互换的条款。 国家银行没有使用相关资金，同时，对波兰中央银行的这种支持成为了乌克兰金融部门的“安全枕头”。</text:p>
      <text:p text:style-name="P4">
如报道，<text:a xlink:type="simple" xlink:href="https://www.ukrinform.ua/tag-nacbank" text:style-name="Internet_20_link" text:visited-style-name="Visited_20_Internet_20_Link">
</text:a>
两国国家银行在2022年3月就签署了一项关于Hryvnia/USD运营运营的协议，最高可达10亿美元。 我们等效。</text:p>
      <text:p text:style-name="P4">
<text:span text:style-name="T5">
foto：nbu</text:span>
</text:p>
      <text:p text:style-name="P4">
News Source: <text:a xlink:type="simple" xlink:href="https://www.ukrinform.ua/rubric-economy/3690976-dogovir-miz-nbu-i-centrobankom-polsi-pro-valutnij-svop-prodovzili-se-na-rik.html" text:style-name="Internet_20_link" text:visited-style-name="Visited_20_Internet_20_Link">
https://www.ukrinform.ua/rubric-economy/3690976-dogovir-miz-nbu-i-centrobankom-polsi-pro-valutnij-svop-prodovzili-se-na-rik.html</text:a>
</text:p>
      <!--NEWS-->
      <text:h text:style-name="P10" text:outline-level="1">
<text:span text:style-name="T4">
警方因在LAVRA的MKIP委员会的妨碍而打开了此案</text:span>
</text:h>
      <text:p text:style-name="P4">
作者: Ukrinform (Person)</text:p>
      <text:p text:style-name="P4">
出版商: Укринформ (Organization)</text:p>
      <text:p text:style-name="P4">
出版时间: 2023-04-03T15:36:00+03:00</text:p>
      <text:p text:style-name="P4">
修改时间: 2023-04-03T15:36:00+03:00</text:p>
      <text:p text:style-name="P4">
描述: 基辅警方开放了刑事诉讼，目的是妨碍基辅 - 佩奇斯克·拉维拉财产库存的文化和信息政策的工作。  - 乌克林。</text:p>
      <text:p text:style-name="P4">
图片: ["<text:a xlink:type="simple" xlink:href="https://static.ukrinform.com/photos/2017_10/thumb_files/630_360_1507654552-5163.jpeg" text:style-name="Internet_20_link" text:visited-style-name="Visited_20_Internet_20_Link">
630_360_15076...</text:a>
"]</text:p>
      <text:p text:style-name="P4">
标签: ['Поліція', 'Київська Лавра', 'Кримінал']</text:p>
      <text:p text:style-name="P4">
类型: Article</text:p>
      <!--METADATA-->
      <text:p text:style-name="P4">
<draw:frame draw:style-name="fr1" draw:name="Image88" text:anchor-type="as-char" svg:width="6.9236in" svg:height="3.956343in" draw:z-index="0">
<draw:image xlink:href="../Images/yкринформ/2023-04-03T15-36-00-03-00/630_360_1507654552-5163.jpeg" xlink:type="simple" xlink:show="embed" xlink:actuate="onLoad" draw:mime-type="image/jpeg"/>
</draw:frame>
警方开放了刑事诉讼，目的是妨碍文化和信息政策委员会关于财产库存的工作。</text:p>
      <text:p text:style-name="P4">
乌克林福姆尤利亚·吉德维利斯警方发言人的评论中宣布了这一点。</text:p>
      <text:p text:style-name="P4">
“根据艺术的刑事诉讼。 刑法的179(非法维护，亵渎或破坏宗教神社。)”， - 发言人说。</text:p>
      <text:p text:style-name="P4">
<text:span text:style-name="T4">
另请阅读：</text:span>
 <text:a xlink:type="simple" xlink:href="https://www.ukrinform.ua/rubric-society/3690913-svasenniku-upc-mp-akij-poskodiv-u-lavri-tehniku-zurnalistiv-povidomili-pro-pidozru.html" text:style-name="Internet_20_link" text:visited-style-name="Visited_20_Internet_20_Link">
</text:a>
据报道，法院拒绝确保乌克兰东正教的主张(莫斯科宗主)对于拒绝继续使用国有建筑物和其他财产的交易无效的国家预备役“ Kyiv-Pechersk Lavra”。</text:p>
      <text:p text:style-name="P4">
基辅 - 佩奇斯克·拉夫拉(Kyiv-Pechersk)拉夫拉(Lavra National Reserve)宣布与29岁的乌克兰乌克兰东正教教堂(Ukrainian Orthox Church)从29岁开始享受租约。</text:p>
      <text:p text:style-name="P4">
<text:span text:style-name="T4">
另请阅读：</text:span>
 <text:a xlink:type="simple" xlink:href="https://www.ukrinform.ua/rubric-society/3690847-medijniki-zaklikaut-rozsliduvati-fakti-pereskodzanna-roboti-zurnalistiv-bila-lavri.html" text:style-name="Internet_20_link" text:visited-style-name="Visited_20_Internet_20_Link">
</text:a>
3月30日，基辅 - 佩奇斯克·拉维拉(Kiev-Pechersk Lavra)财产的文化和信息政策委员会委员会。 然而 <text:a xlink:type="simple" xlink:href="https://www.ukrinform.ua/rubric-society/3689845-do-cerkvi-u-kievopecerskij-lavri-komisiu-mkip-ne-puskali-nevidomi-v-cernecih-rasah.html" text:style-name="Internet_20_link" text:visited-style-name="Visited_20_Internet_20_Link">
</text:a>
。</text:p>
      <text:p text:style-name="P4">
执法人员就基辅 - 佩奇斯克·拉夫拉(Keev-Pechersk Lavra)领土上的记者活动妨碍了新闻工作者的活动开幕。 申请人报告说，在射击过程中，对操作员造成的损害的神职人员之一。</text:p>
      <text:p text:style-name="P4">
基辅警方调查人员报告说，怀疑神职人员在基辅 - 佩奇斯克·拉夫拉(Keiev-Pechersk Lavra)领土上的新闻活动。</text:p>
      <text:p text:style-name="P4">
News Source: <text:a xlink:type="simple" xlink:href="https://www.ukrinform.ua/rubric-society/3690981-policia-vidkrila-spravu-cerez-pereskodzanna-roboti-komisii-mkip-u-lavri.html" text:style-name="Internet_20_link" text:visited-style-name="Visited_20_Internet_20_Link">
https://www.ukrinform.ua/rubric-society/3690981-policia-vidkrila-spravu-cerez-pereskodzanna-roboti-komisii-mkip-u-lavri.html</text:a>
</text:p>
      <!--NEWS-->
      <text:h text:style-name="P10" text:outline-level="1">
<text:span text:style-name="T4">
业务改善了其活动的前景</text:span>
</text:h>
      <text:p text:style-name="P4">
作者: Ukrinform (Person)</text:p>
      <text:p text:style-name="P4">
出版商: Укринформ (Organization)</text:p>
      <text:p text:style-name="P4">
出版时间: 2023-04-03T15:45:00+03:00</text:p>
      <text:p text:style-name="P4">
修改时间: 2023-04-03T15:45:00+03:00</text:p>
      <text:p text:style-name="P4">
描述: 3月，所有部门的企业更乐观地评估了其活动的结果和前景。  - 乌克林。</text:p>
      <text:p text:style-name="P4">
图片: ["<text:a xlink:type="simple" xlink:href="https://static.ukrinform.com/photos/2022_06/thumb_files/630_360_1654625641-738.jpg" text:style-name="Internet_20_link" text:visited-style-name="Visited_20_Internet_20_Link">
630_360_16546...</text:a>
"]</text:p>
      <text:p text:style-name="P4">
标签: ['Бізнес', 'Нацбанк']</text:p>
      <text:p text:style-name="P4">
类型: Article</text:p>
      <!--METADATA-->
      <text:p text:style-name="P4">
<draw:frame draw:style-name="fr1" draw:name="Image89" text:anchor-type="as-char" svg:width="6.9236in" svg:height="3.956343in" draw:z-index="0">
<draw:image xlink:href="../Images/yкринформ/2023-04-03T15-45-00-03-00/630_360_1654625641-738.jpg" xlink:type="simple" xlink:show="embed" xlink:actuate="onLoad" draw:mime-type="image/jpeg"/>
</draw:frame>
三月份所有部门的企业更乐观地评估了其活动的结果。</text:p>
      <text:p text:style-name="P4">
正如Ukrinform报道的那样，业务活动指数证明了这一点(ioda)报告说，哪个国家银行每月计算<text:a xlink:type="simple" xlink:href="https://bank.gov.ua/ua/news/all/indeks-ochikuvan-dilovoyi-aktivnosti-mayje-dosyag-rivnovajnogo-rivnya--rezultati-opituvannya-pidpriyemstv-u-berezni" text:style-name="Internet_20_link" text:visited-style-name="Visited_20_Internet_20_Link">
</text:a>
 <text:a xlink:type="simple" xlink:href="https://bank.gov.ua/ua/news/all/indeks-ochikuvan-dilovoyi-aktivnosti-mayje-dosyag-rivnovajnogo-rivnya--rezultati-opituvannya-pidpriyemstv-u-berezni" text:style-name="Internet_20_link" text:visited-style-name="Visited_20_Internet_20_Link">
</text:a>
。</text:p>
      <text:p text:style-name="P4">
“改善外部条件，物流，状况<text:a xlink:type="simple" xlink:href="https://www.ukrinform.ua/tag-energetika" text:style-name="Internet_20_link" text:visited-style-name="Visited_20_Internet_20_Link">
</text:a>
，越来越多的消费者妈妈会对三月份的商业期望产生积极影响。”</text:p>
      <text:p text:style-name="P4">
2023年3月，IODA在2月的45.0中增加到49.5，几乎可以触及。 这是自2021年12月以来的最高价值。</text:p>
      <text:p text:style-name="P4">
贸易公司根据消费者情绪复兴，能源供应的改善和货物供应的背景提供了对活动结果的最乐观估计：部门指数从2月的47.0增加到53.6 2021年11月。 受访者已大大改善了营业额和购买商品购买量的营业额。</text:p>
      <text:p text:style-name="P4">
<text:span text:style-name="T4">
另请阅读：</text:span>
 <text:a xlink:type="simple" xlink:href="https://www.ukrinform.ua/rubric-economy/3689548-kabmin-shvaliv-nadanna-grantiv-biznesu-z-teritorij-mozlivih-bojovih-dij.html" text:style-name="Internet_20_link" text:visited-style-name="Visited_20_Internet_20_Link">
</text:a>
能源和外部条件状况的改善以及调整供应链的改善对被告的估计产生了积极影响。 与上个月相比，他们的经济成果首次预计其经济成果会有所提高：该部门指数越过中立水平，相比之下，相比47.2 Ulita。 受访者预计制造产品的量和产品的新产品(包括出口)会增加。 同时，在进行的工作估计中，悲观情绪下降了(未实现的订单)但是，残留产品增长的期望已经削弱。尽管季节性复兴，服务部门的服务对其经济前景的估计最快：该部门指数为45.7，与2月的43.2相当。 受访者在某种程度上得到了缓解，但对所提供的服务量，新订单以及执行过程中的批量服务保持了负面的认识。</text:p>
      <text:p text:style-name="P4">
调查中参与的大多数企业都预测，购买价格和承包商价格的增长率以及其自己的产品或服务的价值和关税会降低。</text:p>
      <text:p text:style-name="P4">
<text:span text:style-name="T4">
另请阅读：</text:span>
 <text:a xlink:type="simple" xlink:href="https://www.ukrinform.ua/rubric-economy/3689269-ukraina-spilno-z-nimeckim-biznesom-budut-rozvivati-zeleni-proekti.html" text:style-name="Internet_20_link" text:visited-style-name="Visited_20_Internet_20_Link">
</text:a>
NBU说：“就业估计仍然受到限制。调查中所有部门的企业预计不会增加雇员总数。贸易企业中最不安的估计。”</text:p>
      <text:p text:style-name="P4">
据报道，每月对2023年的6至24束进行了对企业进行的调查； 它覆盖了484家企业。 在接受调查的企业中，有46.5％是行业公司，28.9％ - 服务，20.7％ - 贸易，5.0％ - 建筑； 32.9％的受访者 - 大型企业，30.0％ - 平均，37.2％ - 小。</text:p>
      <text:p text:style-name="P4">
News Source: <text:a xlink:type="simple" xlink:href="https://www.ukrinform.ua/rubric-economy/3690982-biznes-trohi-pokrasiv-perspektivi-svoei-dialnosti-nbu.html" text:style-name="Internet_20_link" text:visited-style-name="Visited_20_Internet_20_Link">
https://www.ukrinform.ua/rubric-economy/3690982-biznes-trohi-pokrasiv-perspektivi-svoei-dialnosti-nbu.html</text:a>
</text:p>
      <!--NEWS-->
      <text:h text:style-name="P10" text:outline-level="1">
<text:span text:style-name="T4">
怀疑前Ukrtatnafta经理：Baby报告了详细信息</text:span>
</text:h>
      <text:p text:style-name="P4">
作者: Ukrinform (Person)</text:p>
      <text:p text:style-name="P4">
出版商: Укринформ (Organization)</text:p>
      <text:p text:style-name="P4">
出版时间: 2023-04-03T15:45:20+03:00</text:p>
      <text:p text:style-name="P4">
修改时间: 2023-04-03T15:45:20+03:00</text:p>
      <text:p text:style-name="P4">
描述: 经济安全局报告说，PJSC“ ukrtatnafta”董事会第一任代理主席的新怀疑是故意逃避另外6.87亿UAH的消费税。  - 乌克林。</text:p>
      <text:p text:style-name="P4">
图片: ["<text:a xlink:type="simple" xlink:href="https://static.ukrinform.com/photos/2016_05/thumb_files/630_360_1462365596-4338.jpg" text:style-name="Internet_20_link" text:visited-style-name="Visited_20_Internet_20_Link">
630_360_14623...</text:a>
"]</text:p>
      <text:p text:style-name="P4">
标签: ['Акциз', 'Підозра', 'Укртатнафта', 'Бюро економічної безпеки']</text:p>
      <text:p text:style-name="P4">
类型: Article</text:p>
      <!--METADATA-->
      <text:p text:style-name="P4">
<draw:frame draw:style-name="fr1" draw:name="Image90" text:anchor-type="as-char" svg:width="6.9236in" svg:height="3.956343in" draw:z-index="0">
<draw:image xlink:href="../Images/yкринформ/2023-04-03T15-45-20-03-00/630_360_1462365596-4338.jpg" xlink:type="simple" xlink:show="embed" xlink:actuate="onLoad" draw:mime-type="image/jpeg"/>
</draw:frame>
局安全被告知，新怀疑是对PJSC“ Ukrtatnafta”董事会第一任副董事长的前执行义务，以征收另外6.87亿UAH的消费税。</text:p>
      <text:p text:style-name="P4">
正如乌克林福姆报道的那样，它报告了<text:a xlink:type="simple" xlink:href="https://esbu.gov.ua/news/beb-povidomylo-pro-novu-pidozru-eks-top-menedzheru-ukrtatnafty-v-ukhylenni-vid-splaty-shche-687-mln-hrn-podatkiv" text:style-name="Internet_20_link" text:visited-style-name="Visited_20_Internet_20_Link">
</text:a>
声明说：“乌克兰经济安全局的侦探已经建立了新的事实犯罪，并报告了对PJSC“ Ukrtatnafta”前代理主席的新怀疑，以故意逃避另外6.87亿次6.87亿UAH消费税税。”</text:p>
      <text:p text:style-name="P4">
调查发现，在2022年2月，PJSC“ ukrtatnafta”的官员进行了买方出售燃料的出售，而无视法律规范，独立地确定了付款税的税收负债金额。</text:p>
      <text:p text:style-name="P4">
<text:span text:style-name="T4">
另请阅读：</text:span>
 <text:a xlink:type="simple" xlink:href="https://www.ukrinform.ua/rubric-economy/3690952-ukrtatnafta-pererahue-do-budzetu-687-miljoniv-podatkiv-aki-ne-splatili-kolisni-vlasniki.html" text:style-name="Internet_20_link" text:visited-style-name="Visited_20_Internet_20_Link">
</text:a>
公司的管理不确保提交宣言和支付消费税，这导致未向州征收资金<text:a xlink:type="simple" xlink:href="https://www.ukrinform.ua/tag-budzet" text:style-name="Internet_20_link" text:visited-style-name="Visited_20_Internet_20_Link">
</text:a>
特别是大小。 尽管众所周知，该帐户的帐户中有足够的资金，但未缴税。 因此，截至2022年4月2日，缴纳消费税的欠款超过UAH 6.87亿。</text:p>
      <text:p text:style-name="P4">
随后，为了掩盖犯罪并避免责任，该公司的官员向乌克兰的其他州机构的州税务服务指示，因为在武装部队期间因造成的损害而无法正确维持应税核算的情况俄罗斯联邦和白俄罗斯共和国。 专家的意见和法医经济专业知识的结果也证实了上述债务。</text:p>
      <text:p text:style-name="P4">
据报道BAB和SBU，UKRNAFTA TUCATRATNAFTA的前经理在拨款400亿。 作为调查的一部分，搜索了搜索。 侦探巴布斯报告说，涉嫌逃避付款，特别是该公司的前经理和首席会计师。 Ukrtatnafta PJSC的前董事目前正在进行中。执法人员继续在刑事诉讼范围内积极进行调查，确立这些公司前高管非法活动的所有情况。</text:p>
      <text:p text:style-name="P4">
乌克兰乌克兰特纳夫塔最大的石油公司将另外将国家预算转移到6.87亿美元，这尚未由前所有者支付。</text:p>
      <text:p text:style-name="P4">
News Source: <text:a xlink:type="simple" xlink:href="https://www.ukrinform.ua/rubric-economy/3690983-pidozra-kolisnomu-menedzeru-ukrtatnafti-u-beb-povidomili-detali.html" text:style-name="Internet_20_link" text:visited-style-name="Visited_20_Internet_20_Link">
https://www.ukrinform.ua/rubric-economy/3690983-pidozra-kolisnomu-menedzeru-ukrtatnafti-u-beb-povidomili-detali.html</text:a>
</text:p>
      <!--NEWS-->
      <text:h text:style-name="P10" text:outline-level="1">
<text:span text:style-name="T4">
克里奇科会见了汉堡市长，并讨论了基辅的帮助</text:span>
</text:h>
      <text:p text:style-name="P4">
作者: Ukrinform (Person)</text:p>
      <text:p text:style-name="P4">
出版商: Укринформ (Organization)</text:p>
      <text:p text:style-name="P4">
出版时间: 2023-04-03T15:46:41+03:00</text:p>
      <text:p text:style-name="P4">
修改时间: 2023-04-03T15:46:41+03:00</text:p>
      <text:p text:style-name="P4">
描述: 基辅市长Vitaliy Klitschko在与汉堡市长彼得会面时，讨论了德国伙伴向乌克兰首都的进一步协助。  - 乌克林。</text:p>
      <text:p text:style-name="P4">
图片: ["<text:a xlink:type="simple" xlink:href="https://static.ukrinform.com/photos/2023_04/thumb_files/630_360_1680525203-3608.jpeg" text:style-name="Internet_20_link" text:visited-style-name="Visited_20_Internet_20_Link">
630_360_16805...</text:a>
"]</text:p>
      <text:p text:style-name="P4">
标签: ['Німеччина', 'Віталій Кличко', 'Київ']</text:p>
      <text:p text:style-name="P4">
类型: Article</text:p>
      <!--METADATA-->
      <text:p text:style-name="P4">
<draw:frame draw:style-name="fr1" draw:name="Image91" text:anchor-type="as-char" svg:width="6.9236in" svg:height="3.956343in" draw:z-index="0">
<draw:image xlink:href="../Images/yкринформ/2023-04-03T15-46-41-03-00/630_360_1680525203-3608.jpeg" xlink:type="simple" xlink:show="embed" xlink:actuate="onLoad" draw:mime-type="image/jpeg"/>
</draw:frame>
基辅市长Vitaliy Klitschko在与Hamburgapeter市长的会议上讨论了德国合作伙伴对乌克兰页面的进一步协助。</text:p>
      <text:p text:style-name="P4">
正如乌克林福姆报道的那样，克里奇科在[]中报道(https://www.facebook.com/Vitaliy.Klychko/posts/pfbid02tEWqfKnJDC6PHTE6M2ARcPayb8jPh3gTSMcL5u3jjYbSmKhh3HPyDna76Rq57hVUl)据克里奇科(Klitschko)称，在会议期间，他“感谢甘布格(Gamburg)对乌克兰首都的支持和协助。 但是他同意进一步的合作。”</text:p>
      <text:p text:style-name="P4">
市长说：“今天，在前往基辅的途中，穆曼堡提供了三辆城市巴士。”</text:p>
      <text:p text:style-name="P4">
如<text:a xlink:type="simple" xlink:href="https://www.ukrinform.ua/tag-vitalij-klicko" text:style-name="Internet_20_link" text:visited-style-name="Visited_20_Internet_20_Link">
</text:a>
，“乌克兰的冠军需要增加公用事业城市运输城市运输的股票。 我们将感谢进一步的援助。”</text:p>
      <text:p text:style-name="P4">
<text:a xlink:type="simple" xlink:href="https://static.ukrinform.com/photos/2023_04/1680525203-6542.jpeg" text:style-name="Internet_20_link" text:visited-style-name="Visited_20_Internet_20_Link">
</text:a>
 <text:a xlink:type="simple" xlink:href="https://static.ukrinform.com/photos/2023_04/1680525203-3608.jpeg" text:style-name="Internet_20_link" text:visited-style-name="Visited_20_Internet_20_Link">
</text:a>
 <text:a xlink:type="simple" xlink:href="https://static.ukrinform.com/photos/2023_04/1680525203-1371.jpeg" text:style-name="Internet_20_link" text:visited-style-name="Visited_20_Internet_20_Link">
</text:a>
 <text:a xlink:type="simple" xlink:href="https://static.ukrinform.com/photos/2023_04/1680525203-8344.jpeg" text:style-name="Internet_20_link" text:visited-style-name="Visited_20_Internet_20_Link">
</text:a>
 <text:a xlink:type="simple" xlink:href="https://static.ukrinform.com/photos/2023_04/1680525203-3278.jpeg" text:style-name="Internet_20_link" text:visited-style-name="Visited_20_Internet_20_Link">
</text:a>
 <text:a xlink:type="simple" xlink:href="https://static.ukrinform.com/photos/2023_04/1680525203-7768.jpeg" text:style-name="Internet_20_link" text:visited-style-name="Visited_20_Internet_20_Link">
</text:a>
双方还“讨论了德国合作伙伴在为紧急情况提供紧急系统的协助(如果关闭光). Вонинеобхідні сьогодні, зокрема для станцій швидкої допомоги, рятувальників,комунальних служб. І дуже важливе для нашого міста - питання безпеки йогожителів”.</text:p>
      <text:p text:style-name="P4">
“Київ потребує обладнання для новітньої системи оповіщення, яку ми вже почаливстановлювати. Йдеться про систему для оголошення повітряної тривоги. Щоброзвинути цю систему, нам необхідно більше приладів, які працюють автономно,коли немає світла. Прикладом системи, яку Київ встановлює зараз, є, зокреманімецька. Мер Гамбурга запевнив у подальшій допомозі Києву - як в нинішніхнайгостріших потребах, так в в майбутній відбудові столиці України”, -підкреслив Кличко.</text:p>
      <text:p text:style-name="P4">
<text:span text:style-name="T4">
Читайте також:</text:span>
 <text:a xlink:type="simple" xlink:href="https://www.ukrinform.ua/rubric-kyiv/3686898-klicko-nazvav-najskladnisij-misac-dla-kieva-pid-cas-povnomasstabnogo-vtorgnenna.html" text:style-name="Internet_20_link" text:visited-style-name="Visited_20_Internet_20_Link">
 </text:a>
此外，基辅市长与德国媒体进行了交谈，并呼吁德国伊米特斯协会的力量进一步支持乌克兰并提供所有必要的帮助。正如乌克林福姆报道的<text:a xlink:type="simple" xlink:href="https://www.ukrinform.ua/rubric-kyiv/3689439-kievu-peredali-z-nimeccini-ta-polsi-cotiri-sucasnih-pozeznih-avto.html" text:style-name="Internet_20_link" text:visited-style-name="Visited_20_Internet_20_Link">
</text:a>
来自德国和波兰合作伙伴有四辆新的现代消防车。</text:p>
      <text:p text:style-name="P4">
News Source: <text:a xlink:type="simple" xlink:href="https://www.ukrinform.ua/rubric-kyiv/3690984-klicko-zustrivsa-z-merom-gamburga-i-obgovoriv-dopomogu-kievu.html" text:style-name="Internet_20_link" text:visited-style-name="Visited_20_Internet_20_Link">
https://www.ukrinform.ua/rubric-kyiv/3690984-klicko-zustrivsa-z-merom-gamburga-i-obgovoriv-dopomogu-kievu.html</text:a>
</text:p>
      <!--NEWS-->
      <text:h text:style-name="P10" text:outline-level="1">
<text:span text:style-name="T4">
边防部队最多延迟20个证据 - 每天Demchenko</text:span>
</text:h>
      <text:p text:style-name="P4">
作者: Ukrinform (Person)</text:p>
      <text:p text:style-name="P4">
出版商: Укринформ (Organization)</text:p>
      <text:p text:style-name="P4">
出版时间: 2023-04-03T15:49:00+03:00</text:p>
      <text:p text:style-name="P4">
修改时间: 2023-04-03T15:49:00+03:00</text:p>
      <text:p text:style-name="P4">
描述: 国家边防人员每天延迟约20人，试图非法越境。 在全面入侵此类违规者时，每天有60-70人。  - 乌克林。</text:p>
      <text:p text:style-name="P4">
图片: ["<text:a xlink:type="simple" xlink:href="https://static.ukrinform.com/photos/2023_03/thumb_files/630_360_1678197189-116.jpg" text:style-name="Internet_20_link" text:visited-style-name="Visited_20_Internet_20_Link">
630_360_16781...</text:a>
"]</text:p>
      <text:p text:style-name="P4">
标签: ['Прикордонники', 'Ухилянти', 'Єдині новини']</text:p>
      <text:p text:style-name="P4">
类型: Article</text:p>
      <!--METADATA-->
      <text:p text:style-name="P4">
<draw:frame draw:style-name="fr1" draw:name="Image92" text:anchor-type="as-char" svg:width="6.9236in" svg:height="3.956343in" draw:z-index="0">
<draw:image xlink:href="../Images/yкринформ/2023-04-03T15-49-00-03-00/630_360_1678197189-116.jpg" xlink:type="simple" xlink:show="embed" xlink:actuate="onLoad" draw:mime-type="image/jpeg"/>
</draw:frame>
州边防部队人员每天延误约20人，试图越境。 在全面入侵此类罪犯的开始时，每天有60-70人。</text:p>
      <text:p text:style-name="P4">
乌克林福姆(Ukrinform)表示，国家边防部队服务局发言人安德里·登申科(Andriy Demchenko)在全国电视台“ unin”的播音中告知。</text:p>
      <text:p text:style-name="P4">
“在戒严令开始时，尤其是在最初的几个月中，每天约60-70人，以一种非法的方式进行转型[]在边境上是非法的。(https://www.ukrinform.ua/tag-kordon)。 现在，将有20个人参与其中，试图在检查站非法越境，大厅公民试图使用伪造文件，以及那些通过边境“绿色区域”的资格的文件，也就是说。发言人说：“检查站试图越过州边界线。”</text:p>
      <text:p text:style-name="P4">
_viso：电信“统一新闻” _</text:p>
      <text:p text:style-name="P4">
发言人在评论禁止公务员出国旅行时，提醒人们，现在的负责人及其代表不同层次，人们的代表，地方议会代表，地方议会，法官，检察官，检察官和人员，他们意识到军事时期的国家机构法律。 同时，Evinyatka。 特别是，在需要或在国外的亲戚死亡的情况下，公务员可能会离开国外。</text:p>
      <text:p text:style-name="P4">
<text:span text:style-name="T4">
另请阅读：</text:span>
 <text:a xlink:type="simple" xlink:href="https://www.ukrinform.ua/rubric-society/3686440-sbu-likviduvala-14-novih-shem-viizdu-uhilantiv-za-kordon.html" text:style-name="Internet_20_link" text:visited-style-name="Visited_20_Internet_20_Link">
</text:a>
一月份，政府确定，不同层次，政府官员，雇员的代表是由国家权力，法官，检察官，负责商务旅行的机构进行了动员和战时的预订的。 在年初的2.5个月内<text:a xlink:type="simple" xlink:href="https://www.ukrinform.ua/rubric-society/3686763-prikordonniki-z-pocatku-roku-vidmovili-u-peretini-kordonu-ponad-350-derzsluzbovcam.html" text:style-name="Internet_20_link" text:visited-style-name="Visited_20_Internet_20_Link">
</text:a>
没有理由在乌克兰以外旅行的人。</text:p>
      <text:p text:style-name="P4">
News Source: <text:a xlink:type="simple" xlink:href="https://www.ukrinform.ua/rubric-society/3690986-sodobi-prikordonniki-zatrimuut-do-20-uhilantiv-demcenko.html" text:style-name="Internet_20_link" text:visited-style-name="Visited_20_Internet_20_Link">
https://www.ukrinform.ua/rubric-society/3690986-sodobi-prikordonniki-zatrimuut-do-20-uhilantiv-demcenko.html</text:a>
</text:p>
      <!--NEWS-->
      <text:h text:style-name="P10" text:outline-level="1">
<text:span text:style-name="T4">
莫斯科教堂归还了圣克尼希夫保护区的遗物</text:span>
</text:h>
      <text:p text:style-name="P4">
作者: Ukrinform (Person)</text:p>
      <text:p text:style-name="P4">
出版商: Укринформ (Organization)</text:p>
      <text:p text:style-name="P4">
出版时间: 2023-04-03T15:51:24+03:00</text:p>
      <text:p text:style-name="P4">
修改时间: 2023-04-03T15:51:24+03:00</text:p>
      <text:p text:style-name="P4">
描述: Chernihiv大主教的遗物被莫斯科教堂的古老牧师带离了Chernihiv Reserve。  - 乌克林。</text:p>
      <text:p text:style-name="P4">
图片: ["<text:a xlink:type="simple" xlink:href="https://static.ukrinform.com/photos/2023_04/thumb_files/630_360_1680526142-952.jpg" text:style-name="Internet_20_link" text:visited-style-name="Visited_20_Internet_20_Link">
630_360_16805...</text:a>
", "<text:a xlink:type="simple" xlink:href="https://static.ukrinform.com/photos/2023_04/1680526102-553.jpg" text:style-name="Internet_20_link" text:visited-style-name="Visited_20_Internet_20_Link">
1680526102-55...</text:a>
", "<text:a xlink:type="simple" xlink:href="https://static.ukrinform.com/photos/2023_04/1680526102-210.jpg" text:style-name="Internet_20_link" text:visited-style-name="Visited_20_Internet_20_Link">
1680526102-21...</text:a>
"]</text:p>
      <text:p text:style-name="P4">
标签: ['Ткаченко', 'Чернігів', 'МКІП ', 'Мощі']</text:p>
      <text:p text:style-name="P4">
类型: Article</text:p>
      <!--METADATA-->
      <text:p text:style-name="P4">
<draw:frame draw:style-name="fr1" draw:name="Image93" text:anchor-type="as-char" svg:width="6.9236in" svg:height="3.956343in" draw:z-index="0">
<draw:image xlink:href="../Images/yкринформ/2023-04-03T15-51-24-03-00/630_360_1680526142-952.jpg" xlink:type="simple" xlink:show="embed" xlink:actuate="onLoad" draw:mime-type="image/jpeg"/>
</draw:frame>
Moshchever大主教被莫斯科教堂的“ Chernihiv”牧师带离了保护区，再次返回。</text:p>
      <text:p text:style-name="P4">
关于它报告<text:a xlink:type="simple" xlink:href="https://oldchernihiv.com/moshhi-svyatyteliv-feodosiya-uglytskogo-filareta-gumilevskogo-prep-lavrentiya-povernuti-v-troyitskyj-sobor/" text:style-name="Internet_20_link" text:visited-style-name="Visited_20_Internet_20_Link">
</text:a>
，报道乌克林福姆。</text:p>
      <text:p text:style-name="P4">
如图所述，4月1日，傍晚，uglitsky和Filaret Gumilevsky的Chernihiv大主教-Divodosius的遗物，Prep。 劳伦蒂亚(Laurentia)得益于预防文化和信息政策部长亚历山大·特卡钦科(Alexander Tkachenko)，法律公司米勒(Miller)的律师返回了三一大教堂。</text:p>
      <text:p text:style-name="P4">
<draw:frame draw:style-name="fr1" draw:name="Image94" text:anchor-type="as-char" svg:width="6.9236in" svg:height="4.609323in" draw:z-index="0">
<draw:image xlink:href="../Images/yкринформ/2023-04-03T15-51-24-03-00/1680526102-553.jpg" xlink:type="simple" xlink:show="embed" xlink:actuate="onLoad" draw:mime-type="image/jpeg"/>
</draw:frame>
3月24日，保护区的领导意识到了乌克兰东正教教堂的Chernihiv Epichia的运动，该教堂是西奥多斯·乌格里茨基·乌格里茨基·菲尔雷雷特·古米利夫斯基(Theodosius uglitsky Filaret Gumilevsky)的圣徒遗物。 劳伦蒂亚(Laurentia)从三位一体大教堂(Trinity Cathedral)到“全赫尼希夫(All Chernihiv)”切尔尼夫(Chernihiv)的圣殿。 国家建筑和历史保护区“切尔尼希夫古代”的管理发出了上诉(A. Ya。多拷贝)，Chernihiv uoc im pidan的宗教社区的校长认为，圣福奥多沙格格利茨基的遗物一直在不断地考虑到储备金和乌克兰州立博物馆基金会的敌人部分的存储空间。 因此，应将Theodosius Uglitsky遗物的任何运动的意图报告给预备役。</text:p>
      <text:p text:style-name="P4">
<text:span text:style-name="T4">
另请阅读：</text:span>
 <text:a xlink:type="simple" xlink:href="https://www.ukrinform.ua/rubric-culture/3681263-tkacenko-anonsuvav-reviziu-dla-perevirki-stanu-ruhomogo-majna-kiivskoi-lavri.html" text:style-name="Internet_20_link" text:visited-style-name="Visited_20_Internet_20_Link">
</text:a>
“预备的遗物。劳伦蒂和圣丝兰·古米勒夫斯基(St. Filaret Gumilevsky)在保护区中并不是难以接近的博物馆会计，但它们是整个乌克兰东正教社区的神社，不是一个乌克兰东正教教堂的财产。声明说：“国家意义建筑的纪念碑的历史，因此该文物应位于切尔尼夫三一大教堂 -  18-19世纪的9月Chernihiv大主教。”</text:p>
      <text:p text:style-name="P4">
<draw:frame draw:style-name="fr1" draw:name="Image95" text:anchor-type="as-char" svg:width="6.9236in" svg:height="4.609323in" draw:z-index="0">
<draw:image xlink:href="../Images/yкринформ/2023-04-03T15-51-24-03-00/1680526102-210.jpg" xlink:type="simple" xlink:show="embed" xlink:actuate="onLoad" draw:mime-type="image/jpeg"/>
</draw:frame>
</text:p>
      <text:p text:style-name="P4">
圣徒从三一大教堂的非法转移的事件已获得了乌克兰的宣传。 由于及时的反应，他们归还了建筑补品，这是整体财产复杂建筑和历史保护区“ Chernihiv Ancient”的一部分。</text:p>
      <text:p text:style-name="P4">
<text:span text:style-name="T4">
另请阅读：</text:span>
 <text:a xlink:type="simple" xlink:href="https://www.ukrinform.ua/rubric-world/3644223-pomer-kolisnij-papa-rimskij-benedikt-xvi.html" text:style-name="Internet_20_link" text:visited-style-name="Visited_20_Internet_20_Link">
</text:a>
正如Ukrinform所报道的那样，UOC-MP的教区拒绝在变形神庙，Yelets和Troitsky修道院的租赁中签订Chernihiv Reserve“古代”的合同。</text:p>
      <text:p text:style-name="P4">
主要照片：ukrainaincognita.com</text:p>
      <text:p text:style-name="P4">
照片由文字：公共Chernihiv</text:p>
      <text:p text:style-name="P4">
News Source: <text:a xlink:type="simple" xlink:href="https://www.ukrinform.ua/rubric-regions/3690988-moskovska-cerkva-povernula-mosi-svatih-cernigivskomu-zapovidniku.html" text:style-name="Internet_20_link" text:visited-style-name="Visited_20_Internet_20_Link">
https://www.ukrinform.ua/rubric-regions/3690988-moskovska-cerkva-povernula-mosi-svatih-cernigivskomu-zapovidniku.html</text:a>
</text:p>
      <!--NEWS-->
      <text:h text:style-name="P10" text:outline-level="1">
<text:span text:style-name="T4">
北约战争之后，应准备限制对乌克兰的侵略-Stoltenberg</text:span>
</text:h>
      <text:p text:style-name="P4">
作者: Ukrinform (Person)</text:p>
      <text:p text:style-name="P4">
出版商: Укринформ (Organization)</text:p>
      <text:p text:style-name="P4">
出版时间: 2023-04-03T15:58:00+03:00</text:p>
      <text:p text:style-name="P4">
修改时间: 2023-04-03T15:58:00+03:00</text:p>
      <text:p text:style-name="P4">
描述: 北约将协助乌克兰，尤其是乌克兰沃罗迪米尔·泽伦斯基（Volodymyr Zelensky）总统的和平计划，后者为可持续和公正的和平打开了道路。  - 乌克林。</text:p>
      <text:p text:style-name="P4">
图片: ["<text:a xlink:type="simple" xlink:href="https://static.ukrinform.com/photos/2021_12/thumb_files/630_360_1639653695-696.jpg" text:style-name="Internet_20_link" text:visited-style-name="Visited_20_Internet_20_Link">
630_360_16396...</text:a>
"]</text:p>
      <text:p text:style-name="P4">
标签: ['НАТО', 'Столтенберг', 'Україна', 'Зеленський', 'Війна з росією']</text:p>
      <text:p text:style-name="P4">
类型: Article</text:p>
      <!--METADATA-->
      <text:p text:style-name="P4">
<draw:frame draw:style-name="fr1" draw:name="Image96" text:anchor-type="as-char" svg:width="6.9236in" svg:height="3.956343in" draw:z-index="0">
<draw:image xlink:href="../Images/yкринформ/2023-04-03T15-58-00-03-00/630_360_1639653695-696.jpg" xlink:type="simple" xlink:show="embed" xlink:actuate="onLoad" draw:mime-type="image/jpeg"/>
</draw:frame>
它将帮助乌克兰，特别是在实施沃迪米尔·泽伦斯基乌克兰总统的和平计划方面，这为稳定而公正的和平打开了道路。</text:p>
      <text:p text:style-name="P4">
乌克林福姆报道，北约秘书长詹斯·斯托尔滕贝格(Jens Stoltenberg)在联盟外交大臣的前夕在VBRUSSEL批准中指出。</text:p>
      <text:p text:style-name="P4">
“外交部长<text:a xlink:type="simple" xlink:href="https://www.ukrinform.ua/tag-nato" text:style-name="Internet_20_link" text:visited-style-name="Visited_20_Internet_20_Link">
</text:a>
出现在我们安全的重要时刻。 明天，我们将在库勒外交大臣参与俄罗斯的侵略性战争并讨论我们对基辅的支持下，举行委员会 - 乌克兰。 我们不知道这场战争结束了。 但是，当这种情况发生时，我们必须准备采取措施，使乌克兰能够限制进一步的侵略。不应重复历史。”联盟负责人强调。</text:p>
      <text:p text:style-name="P4">
<text:span text:style-name="T4">
另请阅读：</text:span>
 <text:a xlink:type="simple" xlink:href="https://www.ukrinform.ua/rubric-ato/3690946-souzniki-dopomozut-ukraini-peremogi-u-vijni-ta-nablizitisa-do-clenstva-v-nato-stolterberg.html" text:style-name="Internet_20_link" text:visited-style-name="Visited_20_Internet_20_Link">
</text:a>
他指出，北约盟友不允许俄罗斯继续经营欧洲安全。</text:p>
      <text:p text:style-name="P4">
“我祝贺泽伦斯基总统的和平计划，该计划符合联合国宪章的原则。 它为公正和长期和平的基础建立了基础。但是现在没有迹象表明普京总统正在为和平做准备。 在更大的战争之前，这是警惕的。 这就是为什么我们团结起来决心举办所选课程并支持乌克兰的原因，只要是预算，”北约秘书长说。</text:p>
      <text:p text:style-name="P4">
斯托尔滕贝格回忆说，盟国为乌克兰提供的时间等于650亿欧元的军事援助。 他向现代战车和装甲车开始来到乌克兰的事实。 它可以在前线上进行真正的更改。</text:p>
      <text:p text:style-name="P4">
正如乌克林福姆报道的<text:a xlink:type="simple" xlink:href="https://www.ukrinform.ua/rubric-ato/3689624-nimeccina-peredala-ukraini-cergovij-paket-vijskovoi-dopomogi.html" text:style-name="Internet_20_link" text:visited-style-name="Visited_20_Internet_20_Link">
</text:a>
. Також Україна отримала від Португалії три танки Leopard моделі 2A6.</text:p>
      <text:p text:style-name="P4">
<text:span text:style-name="T5">
Фото: ОП</text:span>
</text:p>
      <text:p text:style-name="P4">
News Source: <text:a xlink:type="simple" xlink:href="https://www.ukrinform.ua/rubric-ato/3690999-pisla-vijni-nato-mae-buti-gotovim-do-strimuvanna-agresii-proti-ukraini-stoltenberg.html" text:style-name="Internet_20_link" text:visited-style-name="Visited_20_Internet_20_Link">
https://www.ukrinform.ua/rubric-ato/3690999-pisla-vijni-nato-mae-buti-gotovim-do-strimuvanna-agresii-proti-ukraini-stoltenberg.html</text:a>
</text:p>
      <!--NEWS-->
      <text:h text:style-name="P10" text:outline-level="1">
<text:span text:style-name="T4">
白俄罗斯开始检查武装部队的战斗准备</text:span>
</text:h>
      <text:p text:style-name="P4">
作者: Ukrinform (Person)</text:p>
      <text:p text:style-name="P4">
出版商: Укринформ (Organization)</text:p>
      <text:p text:style-name="P4">
出版时间: 2023-04-03T16:01:02+03:00</text:p>
      <text:p text:style-name="P4">
修改时间: 2023-04-03T16:01:02+03:00</text:p>
      <text:p text:style-name="P4">
描述: 在白俄罗斯，代表自称为总统亚历山大·卢卡申科（Alexander Lukashenko），对武装部队的战斗准备就绪开始了。  - 乌克林。</text:p>
      <text:p text:style-name="P4">
图片: ["<text:a xlink:type="simple" xlink:href="https://static.ukrinform.com/photos/2022_12/thumb_files/630_360_1669895820-859.jpg" text:style-name="Internet_20_link" text:visited-style-name="Visited_20_Internet_20_Link">
630_360_16698...</text:a>
"]</text:p>
      <text:p text:style-name="P4">
标签: ['білорусь', 'лукашенко', 'Війна з росією']</text:p>
      <text:p text:style-name="P4">
类型: Article</text:p>
      <!--METADATA-->
      <text:p text:style-name="P4">
<draw:frame draw:style-name="fr1" draw:name="Image97" text:anchor-type="as-char" svg:width="6.9236in" svg:height="3.956343in" draw:z-index="0">
<draw:image xlink:href="../Images/yкринформ/2023-04-03T16-01-02-03-00/630_360_1669895820-859.jpg" xlink:type="simple" xlink:show="embed" xlink:actuate="onLoad" draw:mime-type="image/jpeg"/>
</draw:frame>
在白俄罗斯人，自称为总统奥尔克斯德·卢卡申科(Oleksandr Lukashenko)的力量开始测试武装部队的战斗准备。</text:p>
      <text:p text:style-name="P4">
根据乌克林福姆的说法，共和国国防部在[]报告中(https://www.facebook.com/mod.mil.by/posts/pfbid05zKJtG2iixSH6WNb6YZ3Gcb5cPqRpTcrCpjUShevNoYBBUVaqZ9noFanNbeupzf5l?locale=ru_RU).</text:p>
      <text:p text:style-name="P4">
"Сьогодні за дорученням глави держави розпочато перевірку бойової готовностізбройних сил республіки <text:a xlink:type="simple" xlink:href="https://www.ukrinform.ua/tag-bilorus" text:style-name="Internet_20_link" text:visited-style-name="Visited_20_Internet_20_Link">
 </text:a>
。 他们将表现出复杂的性质，并将允许指挥官获得下属军事单位和单位，以提高战斗准备程度，以及军事部队愿意在时间上执行任务的意愿” ， - 证词读取。</text:p>
      <text:p text:style-name="P4">
值得注意的是，检查的一般管理委托给白俄罗斯共和国安理会的国家秘书处。</text:p>
      <text:p text:style-name="P4">
<text:span text:style-name="T4">
另请阅读：</text:span>
 <text:a xlink:type="simple" xlink:href="https://www.ukrinform.ua/rubric-ato/3690283-na-pivnicnomu-kordoni-vorozi-provokacii-ne-zafiksovani-situacia-pid-kontrolem-naev.html" text:style-name="Internet_20_link" text:visited-style-name="Visited_20_Internet_20_Link">
</text:a>
据报道，俄罗斯总统弗拉基米尔·普京(Vladimir Putin)表示<text:a xlink:type="simple" xlink:href="https://www.ukrinform.ua/rubric-world/3687449-putin-zaaviv-so-rosia-rozmistit-takticnu-adernu-zbrou-u-bilorusi.html" text:style-name="Internet_20_link" text:visited-style-name="Visited_20_Internet_20_Link">
</text:a>
在白俄罗斯。 自称为白俄罗斯亚历山大·卢卡申科(Belarus Alexander Lukashenko)的总统说，维伯鲁斯核武器的放置是由他的倡议制作的。</text:p>
      <text:p text:style-name="P4">
2023年2月，普京宣布了莫斯科减少合同的“暂停”(新的开始)但是，本文档并未规定“暂停”的可能性。</text:p>
      <text:p text:style-name="P4">
News Source: <text:a xlink:type="simple" xlink:href="https://www.ukrinform.ua/rubric-world/3690991-u-bilorusi-rozpocali-perevirku-bojovoi-gotovnosti-zbrojnih-sil.html" text:style-name="Internet_20_link" text:visited-style-name="Visited_20_Internet_20_Link">
https://www.ukrinform.ua/rubric-world/3690991-u-bilorusi-rozpocali-perevirku-bojovoi-gotovnosti-zbrojnih-sil.html</text:a>
</text:p>
      <!--NEWS-->
      <text:h text:style-name="P10" text:outline-level="1">
<text:span text:style-name="T4">
报道了DNIEPER居民的怀疑，他为一个4岁的孩子打分</text:span>
</text:h>
      <text:p text:style-name="P4">
作者: Ukrinform (Person)</text:p>
      <text:p text:style-name="P4">
出版商: Укринформ (Organization)</text:p>
      <text:p text:style-name="P4">
出版时间: 2023-04-03T16:02:25+03:00</text:p>
      <text:p text:style-name="P4">
修改时间: 2023-04-03T16:02:25+03:00</text:p>
      <text:p text:style-name="P4">
描述: 执法人员报告说，DNIEPER居民的怀疑，根据调查，她造成了一名4岁的儿童严重伤害，导致她死亡。  - 乌克林。</text:p>
      <text:p text:style-name="P4">
图片: ["<text:a xlink:type="simple" xlink:href="https://static.ukrinform.com/photos/2023_04/thumb_files/630_360_1680526905-925.jpg" text:style-name="Internet_20_link" text:visited-style-name="Visited_20_Internet_20_Link">
630_360_16805...</text:a>
"]</text:p>
      <text:p text:style-name="P4">
标签: ['Діти', 'Дніпро', 'Підозра', 'Смерть', 'Побиття']</text:p>
      <text:p text:style-name="P4">
类型: Article</text:p>
      <!--METADATA-->
      <text:p text:style-name="P4">
<draw:frame draw:style-name="fr1" draw:name="Image98" text:anchor-type="as-char" svg:width="6.9236in" svg:height="3.956343in" draw:z-index="0">
<draw:image xlink:href="../Images/yкринформ/2023-04-03T16-02-25-03-00/630_360_1680526905-925.jpg" xlink:type="simple" xlink:show="embed" xlink:actuate="onLoad" draw:mime-type="image/jpeg"/>
</draw:frame>
执法人员报告说，DNIEPER居民的怀疑，根据调查，她造成了一名4岁的儿童严重伤害，导致她死亡。</text:p>
      <text:p text:style-name="P4">
关于<text:a xlink:type="simple" xlink:href="https://www.facebook.com/pgo.gov.ua/posts/pfbid04VbxwLmfbgVkqANSueZoc4zeJHovTQCwEwWRaoCG3V2BhUQN71spXU7bfzN8dER2l" text:style-name="Internet_20_link" text:visited-style-name="Visited_20_Internet_20_Link">
</text:a>
报道说，总检察长办公室的新闻服务报道。</text:p>
      <text:p text:style-name="P4">
根据调查，一个人“是基于哭泣而引起的愤怒<text:a xlink:type="simple" xlink:href="https://www.ukrinform.ua/tag-diti" text:style-name="Internet_20_link" text:visited-style-name="Visited_20_Internet_20_Link">
</text:a>
“，他在身体上造成了分裂的四个儿子。这个男孩当场因受伤死亡。</text:p>
      <text:p text:style-name="P4">
该男子被拘留。 他被告知怀疑故意严重伤害的任务(艺术的第2部分。 乌克兰《刑法》第121条).</text:p>
      <text:p text:style-name="P4">
<text:span text:style-name="T4">
Читайте також:</text:span>
 <text:a xlink:type="simple" xlink:href="https://www.ukrinform.ua/rubric-regions/3675834-katuvali-i-gvaltuvali-ditej-na-kiivsini-olosili-pidozru-podruzzu.html" text:style-name="Internet_20_link" text:visited-style-name="Visited_20_Internet_20_Link">
 </text:a>
犯罪嫌疑人是通过未经正确承诺的预审拘留措施选择的。</text:p>
      <text:p text:style-name="P4">
News Source: <text:a xlink:type="simple" xlink:href="https://www.ukrinform.ua/rubric-regions/3690992-povidomili-pro-pidozru-zitelu-dnipra-akij-zabiv-4ricnu-ditinu-do-smerti.html" text:style-name="Internet_20_link" text:visited-style-name="Visited_20_Internet_20_Link">
https://www.ukrinform.ua/rubric-regions/3690992-povidomili-pro-pidozru-zitelu-dnipra-akij-zabiv-4ricnu-ditinu-do-smerti.html</text:a>
</text:p>
      <!--NEWS-->
      <text:h text:style-name="P10" text:outline-level="1">
<text:span text:style-name="T4">
日本敦促中国在监管“乌克兰危机”中发挥负责任的作用</text:span>
</text:h>
      <text:p text:style-name="P4">
作者: Ukrinform (Person)</text:p>
      <text:p text:style-name="P4">
出版商: Укринформ (Organization)</text:p>
      <text:p text:style-name="P4">
出版时间: 2023-04-03T16:05:00+03:00</text:p>
      <text:p text:style-name="P4">
修改时间: 2023-04-03T16:05:00+03:00</text:p>
      <text:p text:style-name="P4">
描述: 日本外交部长日本吉玛斯·海西（Yoshimas Hayashi）在与中国同事的一次会议上，加纳的价格呼吁中国在“乌克兰危机”定居中扮演“负责任的角色”。  - 乌克林。</text:p>
      <text:p text:style-name="P4">
图片: ["<text:a xlink:type="simple" xlink:href="https://static.ukrinform.com/photos/2023_04/thumb_files/630_360_1680527367-170.png" text:style-name="Internet_20_link" text:visited-style-name="Visited_20_Internet_20_Link">
630_360_16805...</text:a>
"]</text:p>
      <text:p text:style-name="P4">
标签: ['Японія', 'Китай', 'Війна з росією']</text:p>
      <text:p text:style-name="P4">
类型: Article</text:p>
      <!--METADATA-->
      <text:p text:style-name="P4">
<draw:frame draw:style-name="fr1" draw:name="Image99" text:anchor-type="as-char" svg:width="6.9236in" svg:height="3.956343in" draw:z-index="0">
<draw:image xlink:href="../Images/yкринформ/2023-04-03T16-05-00-03-00/630_360_1680527367-170.png" xlink:type="simple" xlink:show="embed" xlink:actuate="onLoad" draw:mime-type="image/png"/>
</draw:frame>
日本法学部长日本·海西(Hayashi)在与中国同事的一次会议上，称中国在定居“乌克兰危机”中扮演“负责任的角色”。</text:p>
      <text:p text:style-name="P4">
关于它，报告<text:a xlink:type="simple" xlink:href="https://english.kyodonews.net/news/2023/04/a25b25d65e32-update1-hayashi-meets-with-chinas-qin-seeks-release-of-japanese-national.html" text:style-name="Internet_20_link" text:visited-style-name="Visited_20_Internet_20_Link">
</text:a>
乌克林福姆报道，哈亚萨西在与中国外交主管在北京见面后说。</text:p>
      <text:p text:style-name="P4">
正如Hayashi所报道的那样，在与GAN的价格进行谈判期间，持续了3个小时45分钟，他为北京提出了许多敏感问题，其中有争议的Senkaca/Dyauydao群岛周围的分辨率，台湾和俄罗斯解决[] <text:a xlink:type="simple" xlink:href="https://www.ukrinform.ua/tag-vijna" text:style-name="Internet_20_link" text:visited-style-name="Visited_20_Internet_20_Link">
</text:a>
反乌克兰。</text:p>
      <text:p text:style-name="P4">
根据日本部长的说法，中国被扮演“负责任的角色”，以确保国际和平与安全。</text:p>
      <text:p text:style-name="P4">
<text:span text:style-name="T4">
另请阅读：</text:span>
 <text:a xlink:type="simple" xlink:href="https://www.ukrinform.ua/rubric-world/3688119-kitaj-mae-namir-u-vlasnij-sposib-spriati-politicnomu-virisennu-ukrainskoi-krizi.html" text:style-name="Internet_20_link" text:visited-style-name="Visited_20_Internet_20_Link">
</text:a>
同时，没有关于中国人民共和国和日本外交部负责人会议讨论与乌克兰有关的任何问题的媒体。</text:p>
      <text:p text:style-name="P4">
根据乌克林福姆的说法，日本总理富米奥<text:a xlink:type="simple" xlink:href="https://www.ukrinform.ua/rubric-polytics/3690123-rosia-mae-buti-pritagnuta-do-vidpovidalnosti-za-zlocini-v-ukraini-aponia.html" text:style-name="Internet_20_link" text:visited-style-name="Visited_20_Internet_20_Link">
</text:a>
俄罗斯在侵略期间应对乌克兰犯下的所有犯罪负责。</text:p>
      <text:p text:style-name="P4">
<text:span text:style-name="T5">
foto：kyodo news</text:span>
</text:p>
      <text:p text:style-name="P4">
News Source: <text:a xlink:type="simple" xlink:href="https://www.ukrinform.ua/rubric-polytics/3690998-aponia-zaklikala-kitaj-vidigravati-vidpovidalnu-rol-u-vreguluvanni-krizi-v-ukraini.html" text:style-name="Internet_20_link" text:visited-style-name="Visited_20_Internet_20_Link">
https://www.ukrinform.ua/rubric-polytics/3690998-aponia-zaklikala-kitaj-vidigravati-vidpovidalnu-rol-u-vreguluvanni-krizi-v-ukraini.html</text:a>
</text:p>
      <!--NEWS-->
      <text:h text:style-name="P10" text:outline-level="1">
<text:span text:style-name="T4">
在赫尔森，一名当地居民被俄罗斯炸药杀死 - 试图将其移动</text:span>
</text:h>
      <text:p text:style-name="P4">
作者: Ukrinform (Person)</text:p>
      <text:p text:style-name="P4">
出版商: Укринформ (Organization)</text:p>
      <text:p text:style-name="P4">
出版时间: 2023-04-03T16:05:32+03:00</text:p>
      <text:p text:style-name="P4">
修改时间: 2023-04-03T16:05:32+03:00</text:p>
      <text:p text:style-name="P4">
描述: 在Shlyakhovo村附近的Kherson地区，Berislav社区在俄罗斯爆炸物上爆炸，一名当地居民死亡 - 一名60岁的男人当场死亡。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ерсонщина', 'Вибухівка', 'Війна з росією']</text:p>
      <text:p text:style-name="P4">
类型: Article</text:p>
      <!--METADATA-->
      <text:p text:style-name="P4">
<draw:frame draw:style-name="fr1" draw:name="Image100" text:anchor-type="as-char" svg:width="6.9236in" svg:height="3.956343in" draw:z-index="0">
<draw:image xlink:href="../Images/yкринформ/2023-04-03T16-05-32-03-00/630_360_1654768443-794.jpg" xlink:type="simple" xlink:show="embed" xlink:actuate="onLoad" draw:mime-type="image/jpeg"/>
</draw:frame>
俄罗斯爆炸物的Shlyakhovo Beryslav社区附近的Nakherson地区，一名当地居民被炸毁 - 当场一个60岁的人被杀。</text:p>
      <text:p text:style-name="P4">
正如乌克林福姆报道的那样，它报告了<text:a xlink:type="simple" xlink:href="https://t.me/khersonskaODA/4868" text:style-name="Internet_20_link" text:visited-style-name="Visited_20_Internet_20_Link">
</text:a>
。</text:p>
      <text:p text:style-name="P4">
声明说：“在俄罗斯爆炸物上，贝丽加夫社区的一个居民被炸毁在什拉霍沃社区的村庄附近。”</text:p>
      <text:p text:style-name="P4">
值得注意的是，一名60岁的男子试图自己移动未知的对象。 爆炸在他手中。</text:p>
      <text:p text:style-name="P4">
<text:span text:style-name="T4">
另请阅读：</text:span>
 <text:a xlink:type="simple" xlink:href="https://www.ukrinform.ua/rubric-ato/3690851-na-livoberezzi-hersonsini-zagarbniki-skidaut-granati-z-rozviduvalnih-droniv-gumenuk.html" text:style-name="Internet_20_link" text:visited-style-name="Visited_20_Internet_20_Link">
</text:a>
炸药的爆炸造成的伤害太严重。 该男子当场辞职。</text:p>
      <text:p text:style-name="P4">
OVA提醒，霍森地区的绝大多数是主权地雷，妊娠纹和弹药。 因此，您需要尽可能多地避免悲剧。</text:p>
      <text:p text:style-name="P4">
正如乌克林福姆报道的<text:a xlink:type="simple" xlink:href="https://www.ukrinform.ua/rubric-ato/3689776-na-hersonsini-na-mini-pidirvalisa-energetiki-dvoe-zaginuli.html" text:style-name="Internet_20_link" text:visited-style-name="Visited_20_Internet_20_Link">
</text:a>
 .</text:p>
      <text:p text:style-name="P4">
News Source: <text:a xlink:type="simple" xlink:href="https://www.ukrinform.ua/rubric-regions/3690994-na-hersonsini-miscevij-meskanec-zaginuv-vid-rosijskoi-vibuhivki-namagavsa-ii-perenesti.html" text:style-name="Internet_20_link" text:visited-style-name="Visited_20_Internet_20_Link">
https://www.ukrinform.ua/rubric-regions/3690994-na-hersonsini-miscevij-meskanec-zaginuv-vid-rosijskoi-vibuhivki-namagavsa-ii-perenesti.html</text:a>
</text:p>
      <!--NEWS-->
      <text:h text:style-name="P10" text:outline-level="1">
<text:span text:style-name="T4">
乌克兰质疑国际围栏联合会的CAS决定，要求从俄罗斯联合会和白俄罗斯返回运动员</text:span>
</text:h>
      <text:p text:style-name="P4">
作者: Ukrinform (Person)</text:p>
      <text:p text:style-name="P4">
出版商: Укринформ (Organization)</text:p>
      <text:p text:style-name="P4">
出版时间: 2023-04-03T16:07:44+03:00</text:p>
      <text:p text:style-name="P4">
修改时间: 2023-04-03T16:07:44+03:00</text:p>
      <text:p text:style-name="P4">
描述: 适当的索赔将由洛桑体育仲裁法院考虑。  - 乌克林。</text:p>
      <text:p text:style-name="P4">
图片: ["<text:a xlink:type="simple" xlink:href="https://static.ukrinform.com/photos/2023_04/thumb_files/630_360_1680527196-332.jpg" text:style-name="Internet_20_link" text:visited-style-name="Visited_20_Internet_20_Link">
630_360_16805...</text:a>
"]</text:p>
      <text:p text:style-name="P4">
标签: ['Фехтування']</text:p>
      <text:p text:style-name="P4">
类型: Article</text:p>
      <!--METADATA-->
      <text:p text:style-name="P4">
<draw:frame draw:style-name="fr1" draw:name="Image101" text:anchor-type="as-char" svg:width="6.9236in" svg:height="3.956343in" draw:z-index="0">
<draw:image xlink:href="../Images/yкринформ/2023-04-03T16-07-44-03-00/630_360_1680527196-332.jpg" xlink:type="simple" xlink:show="embed" xlink:actuate="onLoad" draw:mime-type="image/jpeg"/>
</draw:frame>
适当的索赔将由洛桑体育仲裁法院考虑。</text:p>
      <text:p text:style-name="P4">
乌克兰已对FIE决定返回俄罗斯白俄罗斯运动员的比赛的申诉，<text:a xlink:type="simple" xlink:href="http://www.nffu.org.ua/2023_03_04_nffu_cas/" text:style-name="Internet_20_link" text:visited-style-name="Visited_20_Internet_20_Link">
</text:a>
乌克林福姆报道，乌克兰的围栏围栏。</text:p>
      <text:p text:style-name="P4">
在投诉中，乌克兰联邦提到了以下事实：FIE在决定从俄罗斯Tabilorus返回击剑手时违反了其手势。</text:p>
      <text:p text:style-name="P4">
“乌克兰的击剑联合会强烈谴责非凡的国会议员决定恢复俄罗斯和白俄罗斯运动员参加国际比赛的承认。 乌克兰米哈伊尔·伊利亚舍夫(Ilyashev)联合会主席说：“它被违反了FIE宪章的许多违规行为，这引发了许多有关其有效性的问题。”</text:p>
      <text:p text:style-name="P4">
<text:span text:style-name="T4">
另请阅读：</text:span>
 <text:a xlink:type="simple" xlink:href="https://www.ukrinform.ua/rubric-sports/3689494-federacia-fehtuvanna-danii-skasuvala-provedenna-miznarodnih-turniriv-cerez-dopusk-atletiv-z-rf-ta-bilorusi.html" text:style-name="Internet_20_link" text:visited-style-name="Visited_20_Internet_20_Link">
</text:a>
正如乌克林福姆(Ukrinform)报道的那样，俄罗斯联邦塔比里洛斯(Tabilorus)击退者返回的FIE决定将在2023年4月下半年生效。 这意味着俄罗斯和白俄罗斯人将于2023年参加欧洲和世界锦标赛，并参加奥运会资格。</text:p>
      <text:p text:style-name="P4">
照片：Getty图像</text:p>
      <text:p text:style-name="P4">
News Source: <text:a xlink:type="simple" xlink:href="https://www.ukrinform.ua/rubric-sports/3690995-ukraina-oskarzila-u-cas-risenna-miznarodnoi-federacii-fehtuvanna-povernuti-atletiv-z-rf-ta-bilorusi.html" text:style-name="Internet_20_link" text:visited-style-name="Visited_20_Internet_20_Link">
https://www.ukrinform.ua/rubric-sports/3690995-ukraina-oskarzila-u-cas-risenna-miznarodnoi-federacii-fehtuvanna-povernuti-atletiv-z-rf-ta-bilorusi.html</text:a>
</text:p>
      <!--NEWS-->
      <text:h text:style-name="P10" text:outline-level="1">
<text:span text:style-name="T4">
北约将不受俄罗斯的核恐吓 - 秘书长</text:span>
</text:h>
      <text:p text:style-name="P4">
作者: Ukrinform (Person)</text:p>
      <text:p text:style-name="P4">
出版商: Укринформ (Organization)</text:p>
      <text:p text:style-name="P4">
出版时间: 2023-04-03T16:13:32+03:00</text:p>
      <text:p text:style-name="P4">
修改时间: 2023-04-03T16:13:32+03:00</text:p>
      <text:p text:style-name="P4">
描述: 俄罗斯宣布打算在白俄罗斯放置核武器的意图是为了恐吓这一事件，但北约将保持警惕，不会受到克里姆林宫领导层的核勒索。  - 乌克林。</text:p>
      <text:p text:style-name="P4">
图片: ["<text:a xlink:type="simple" xlink:href="https://static.ukrinform.com/photos/2019_12/thumb_files/630_360_1575384440-197.jpg" text:style-name="Internet_20_link" text:visited-style-name="Visited_20_Internet_20_Link">
630_360_15753...</text:a>
"]</text:p>
      <text:p text:style-name="P4">
标签: ['НАТО', 'Столтенберг', 'росія', 'Ядерний шантаж']</text:p>
      <text:p text:style-name="P4">
类型: Article</text:p>
      <!--METADATA-->
      <text:p text:style-name="P4">
<draw:frame draw:style-name="fr1" draw:name="Image102" text:anchor-type="as-char" svg:width="6.9236in" svg:height="3.956343in" draw:z-index="0">
<draw:image xlink:href="../Images/yкринформ/2023-04-03T16-13-32-03-00/630_360_1575384440-197.jpg" xlink:type="simple" xlink:show="embed" xlink:actuate="onLoad" draw:mime-type="image/jpeg"/>
</draw:frame>
关于在白俄罗斯放置核武器的意图的宣布是试图进行事件的，但北约将保持警惕，不会受到克里姆林宫领导层的核勒索。</text:p>
      <text:p text:style-name="P4">
秘书长 - 大西洋联盟詹斯·斯托尔滕贝格(Jens Stoltenberg)说，今天在北约外交部长前夕的新闻发布会上宣布这一点。</text:p>
      <text:p text:style-name="P4">
“普京总统的宣布是普京总统试图用来拒绝乌克兰的支持的危险，疯狂言论的一部分。 阻止联盟的盟友在行使权利方面为乌克兰人提供支持是一种恐吓。 我们不会让自己恐吓。 我们将继续帮助乌克兰，”斯托尔滕贝格强调。</text:p>
      <text:p text:style-name="P4">
<text:span text:style-name="T4">
另请阅读：</text:span>
 <text:a xlink:type="simple" xlink:href="https://www.ukrinform.ua/rubric-polytics/3690094-adernij-santaz-rf-ne-zavadit-pidtrimci-ukraini-britania-v-oon.html" text:style-name="Internet_20_link" text:visited-style-name="Visited_20_Internet_20_Link">
</text:a>
他指出，北约将保持警惕，并将继续谨慎对待俄罗斯在做什么。 但是目前，联盟尚未看到俄罗斯核力量的任何翻译，这将需要对联盟核力量的地位，秘书长的地位进行任何变化。</text:p>
      <text:p text:style-name="P4">
“我们仍然是一个核联盟，我们限制并捍卫所有盟友，我们将继续仔细监测俄罗斯的行动，包括与白俄罗斯的核武器的潜在放置有关的行动，”  - 总结说。</text:p>
      <text:p text:style-name="P4">
<text:span text:style-name="T4">
另请阅读：</text:span>
 <text:a xlink:type="simple" xlink:href="https://www.ukrinform.ua/rubric-world/3690031-nerozpovsudzenna-adernoi-zbroi-zastupnica-genseka-oon-zaklikala-rosiu-dotrimuvatisa-dogovoru.html" text:style-name="Internet_20_link" text:visited-style-name="Visited_20_Internet_20_Link">
</text:a>
据报道，普京总统宣布打算将俄罗斯核武器放在白俄罗斯。 反过来，白俄罗斯独裁者亚历山大·卢卡申科(Alexander Lukashenko)表示愿意在白俄罗斯(Belarus)放置战术，而且还愿意放置战略<text:a xlink:type="simple" xlink:href="https://www.ukrinform.ua/tag-aderna-zbroa" text:style-name="Internet_20_link" text:visited-style-name="Visited_20_Internet_20_Link">
</text:a>
俄罗斯联邦。 这样的意图是由国际社会引发的，因为它破坏了国际传播和核非扩散制度的行动。</text:p>
      <text:p text:style-name="P4">
_foto：北约</text:p>
      <text:p text:style-name="P4">
News Source: <text:a xlink:type="simple" xlink:href="https://www.ukrinform.ua/rubric-world/3691000-nato-ne-piddavatimetsa-na-aderne-zalakuvanna-rosii-gensek.html" text:style-name="Internet_20_link" text:visited-style-name="Visited_20_Internet_20_Link">
https://www.ukrinform.ua/rubric-world/3691000-nato-ne-piddavatimetsa-na-aderne-zalakuvanna-rosii-gensek.html</text:a>
</text:p>
      <!--NEWS-->
      <text:h text:style-name="P10" text:outline-level="1">
<text:span text:style-name="T4">
乌克兰书架在斯科普里打开</text:span>
</text:h>
      <text:p text:style-name="P4">
作者: Ukrinform (Person)</text:p>
      <text:p text:style-name="P4">
出版商: Укринформ (Organization)</text:p>
      <text:p text:style-name="P4">
出版时间: 2023-04-03T16:15:00+03:00</text:p>
      <text:p text:style-name="P4">
修改时间: 2023-04-03T16:15:00+03:00</text:p>
      <text:p text:style-name="P4">
描述: 乌克兰书架的奥琳娜·泽伦斯基（Olena Zelensky）在乌克兰的民族夫人中，于4月3日在斯科普里的国家和大学图书馆在圣克莱门特·奥克里德（St. Clement Okhrid）开业。  - 乌克林。</text:p>
      <text:p text:style-name="P4">
图片: ["<text:a xlink:type="simple" xlink:href="https://static.ukrinform.com/photos/2023_04/thumb_files/630_360_1680525554-192.jpg" text:style-name="Internet_20_link" text:visited-style-name="Visited_20_Internet_20_Link">
630_360_16805...</text:a>
", "<text:a xlink:type="simple" xlink:href="https://static.ukrinform.com/photos/2023_04/1680525658-898.jpg" text:style-name="Internet_20_link" text:visited-style-name="Visited_20_Internet_20_Link">
1680525658-89...</text:a>
", "<text:a xlink:type="simple" xlink:href="https://static.ukrinform.com/photos/2023_04/1680525679-408.jpg" text:style-name="Internet_20_link" text:visited-style-name="Visited_20_Internet_20_Link">
1680525679-40...</text:a>
", "<text:a xlink:type="simple" xlink:href="https://static.ukrinform.com/photos/2023_04/1680525714-596.jpg" text:style-name="Internet_20_link" text:visited-style-name="Visited_20_Internet_20_Link">
1680525714-59...</text:a>
", "<text:a xlink:type="simple" xlink:href="https://static.ukrinform.com/photos/2023_04/1680525730-629.jpg" text:style-name="Internet_20_link" text:visited-style-name="Visited_20_Internet_20_Link">
1680525730-62...</text:a>
"]</text:p>
      <text:p text:style-name="P4">
标签: ['Книги', 'Культура', 'Посольство', 'Північна Македонія', 'Війна з росією']</text:p>
      <text:p text:style-name="P4">
类型: Article</text:p>
      <!--METADATA-->
      <text:p text:style-name="P4">
<draw:frame draw:style-name="fr1" draw:name="Image103" text:anchor-type="as-char" svg:width="6.9236in" svg:height="3.956343in" draw:z-index="0">
<draw:image xlink:href="../Images/yкринформ/2023-04-03T16-15-00-03-00/630_360_1680525554-192.jpg" xlink:type="simple" xlink:show="embed" xlink:actuate="onLoad" draw:mime-type="image/jpeg"/>
</draw:frame>
4月3日，在乌克兰第一夫人的赞助下，埃琳娜·泽伦斯卡亚(Elena Zelenskaya)在斯科普耶(Skopje)的圣克莱门特·奥克里德(St.</text:p>
      <text:p text:style-name="P4">
正如乌克林福姆报道的那样，据说<text:a xlink:type="simple" xlink:href="https://www.facebook.com/story.php" text:style-name="Internet_20_link" text:visited-style-name="Visited_20_Internet_20_Link">
</text:a>
乌克兰在马其顿北部的大使馆。</text:p>
      <text:p text:style-name="P4">
<draw:frame draw:style-name="fr1" draw:name="Image104" text:anchor-type="as-char" svg:width="6.9236in" svg:height="5.1927in" draw:z-index="0">
<draw:image xlink:href="../Images/yкринформ/2023-04-03T16-15-00-03-00/1680525658-898.jpg" xlink:type="simple" xlink:show="embed" xlink:actuate="onLoad" draw:mime-type="image/jpeg"/>
</draw:frame>
根据开幕式，图书馆馆长乌克兰·拉里萨(Ukraine Larisa Dir)的大使抚养了库基(Kuki)，乌克兰国民总统联盟和马其顿马其顿·维拉·切恩·米什科娃(Vera Chern-Mishkova)的作家联盟。</text:p>
      <text:p text:style-name="P4">
此外，作为活动的一部分，乌克兰社区的孩子们阅读了乌克兰古典和当代诗歌和散文的作品。</text:p>
      <text:p text:style-name="P4">
<draw:frame draw:style-name="fr1" draw:name="Image105" text:anchor-type="as-char" svg:width="6.9236in" svg:height="5.1927in" draw:z-index="0">
<draw:image xlink:href="../Images/yкринформ/2023-04-03T16-15-00-03-00/1680525679-408.jpg" xlink:type="simple" xlink:show="embed" xlink:actuate="onLoad" draw:mime-type="image/jpeg"/>
</draw:frame>
乌克兰Larisa Dir的大使指出，乌克兰书架项目是多维本质。 首先是保护我们原始的乌克兰身份，文化和传统以及《乌克兰国家法典》。 第二个是由于各自的占领者而表现出不间断和韧性的体现。</text:p>
      <text:p text:style-name="P4">
“我们的文化遗产是丰富，明亮和无敌的。 由于俄罗斯对乌克兰的军事侵略，我们的孩子需要乌克兰书籍，我们的孩子被迫离开乌克兰。”她说。</text:p>
      <text:p text:style-name="P4">
<draw:frame draw:style-name="fr1" draw:name="Image106" text:anchor-type="as-char" svg:width="6.9236in" svg:height="5.1927in" draw:z-index="0">
<draw:image xlink:href="../Images/yкринформ/2023-04-03T16-15-00-03-00/1680525714-596.jpg" xlink:type="simple" xlink:show="embed" xlink:actuate="onLoad" draw:mime-type="image/jpeg"/>
</draw:frame>
大使女士指出，每个国家都珍惜其纯洁的语言既保存民族记忆，又是对他人的丰富来源。</text:p>
      <text:p text:style-name="P4">
“从现在开始，将免费获得乌克兰的成人和儿童书籍。 在国外，您可以选择乌克兰语言书籍并教孩子。 要照顾乌克兰语言以使其声音Beasolone。” Larisa Dir补充说。</text:p>
      <text:p text:style-name="P4">
<draw:frame draw:style-name="fr1" draw:name="Image107" text:anchor-type="as-char" svg:width="6.9236in" svg:height="5.1927in" draw:z-index="0">
<draw:image xlink:href="../Images/yкринформ/2023-04-03T16-15-00-03-00/1680525730-629.jpg" xlink:type="simple" xlink:show="embed" xlink:actuate="onLoad" draw:mime-type="image/jpeg"/>
</draw:frame>
大使馆感谢基辅经济学院和国家和大学图书馆实施该项目的协助。 克莱门特·奥里斯基(Clement Ohridsky)。</text:p>
      <text:p text:style-name="P4">
应当指出的是，乌克兰书架是一个由未来世界实施的项目，在乌克兰第一夫人埃琳娜·泽伦斯克(Ukraine Elena Zelensk)，乌克兰文化部和乌克兰书学院的赞助下。<text:span text:style-name="T5">
photo：乌克兰大使馆在北马其顿共和国 / Facebook</text:span>
</text:p>
      <text:p text:style-name="P4">
News Source: <text:a xlink:type="simple" xlink:href="https://www.ukrinform.ua/rubric-diaspora/3690978-ukrainsku-knizkovu-policku-vidkrili-u-skope.html" text:style-name="Internet_20_link" text:visited-style-name="Visited_20_Internet_20_Link">
https://www.ukrinform.ua/rubric-diaspora/3690978-ukrainsku-knizkovu-policku-vidkrili-u-skope.html</text:a>
</text:p>
      <!--NEWS-->
      <text:h text:style-name="P10" text:outline-level="1">
<text:span text:style-name="T4">
烹饪外交：在基辅，联合国教科文组织首席执行官加入了博尔奇</text:span>
</text:h>
      <text:p text:style-name="P4">
作者: Ukrinform (Person)</text:p>
      <text:p text:style-name="P4">
出版商: Укринформ (Organization)</text:p>
      <text:p text:style-name="P4">
出版时间: 2023-04-03T16:21:17+03:00</text:p>
      <text:p text:style-name="P4">
修改时间: 2023-04-03T16:21:17+03:00</text:p>
      <text:p text:style-name="P4">
描述: 联合国教科文组织首席执行官Azuli Azule加入了Borscht的准备，并在Borscht博物馆的想法展示期间，在首都的一家餐馆品尝菜。  - 乌克林。</text:p>
      <text:p text:style-name="P4">
图片: ["<text:a xlink:type="simple" xlink:href="https://static.ukrinform.com/photos/2023_04/thumb_files/630_360_1680527426-5410.jpeg" text:style-name="Internet_20_link" text:visited-style-name="Visited_20_Internet_20_Link">
630_360_16805...</text:a>
"]</text:p>
      <text:p text:style-name="P4">
标签: ['Джапарова', 'Ткаченко', 'ЮНЕСКО', 'Борщ', 'Клопотенко']</text:p>
      <text:p text:style-name="P4">
类型: Article</text:p>
      <!--METADATA-->
      <text:p text:style-name="P4">
<draw:frame draw:style-name="fr1" draw:name="Image108" text:anchor-type="as-char" svg:width="6.9236in" svg:height="3.956343in" draw:z-index="0">
<draw:image xlink:href="../Images/yкринформ/2023-04-03T16-21-17-03-00/630_360_1680527426-5410.jpeg" xlink:type="simple" xlink:show="embed" xlink:actuate="onLoad" draw:mime-type="image/jpeg"/>
</draw:frame>
联合国教科文组织首席执行官Azuli Azule加入了Borscht的准备，并在Borsch Museum的想法展示期间，在首都的一家餐馆品尝。</text:p>
      <text:p text:style-name="P4">
乌克利福德通讯员报道，该活动是由专家，博尔施特(Borscht)的专家组织，联合国教科文组织码头Pomotyuk和厨师Yevgeny Klopotenko在餐厅“ Tomov一百年”组织的。</text:p>
      <text:p text:style-name="P4">
“我们要做的是烹饪外交。今天，我们已经准备了表演，这表明我们正在努力建立Borscht博物馆，以及ioflyany的Didzhital。</text:p>
      <text:p text:style-name="P4">
<text:span text:style-name="T4">
另请阅读：</text:span>
 <text:a xlink:type="simple" xlink:href="https://www.ukrinform.ua/rubric-regions/3690938-gendirektorka-unesko-zbiraetsa-zavtra-odesu.html" text:style-name="Internet_20_link" text:visited-style-name="Visited_20_Internet_20_Link">
</text:a>
</text:p>
      <text:p text:style-name="P4">
<text:a xlink:type="simple" xlink:href="https://static.ukrinform.com/photos/2023_04/1680527425-7532.jpeg" text:style-name="Internet_20_link" text:visited-style-name="Visited_20_Internet_20_Link">
 </text:a>
 <text:a xlink:type="simple" xlink:href="https://static.ukrinform.com/photos/2023_04/1680527425-2561.jpeg" text:style-name="Internet_20_link" text:visited-style-name="Visited_20_Internet_20_Link">
</text:a>
 <text:a xlink:type="simple" xlink:href="https://static.ukrinform.com/photos/2023_04/1680527425-3400.jpeg" text:style-name="Internet_20_link" text:visited-style-name="Visited_20_Internet_20_Link">
</text:a>
 <text:a xlink:type="simple" xlink:href="https://static.ukrinform.com/photos/2023_04/1680527425-3319.jpeg" text:style-name="Internet_20_link" text:visited-style-name="Visited_20_Internet_20_Link">
</text:a>
 <text:a xlink:type="simple" xlink:href="https://static.ukrinform.com/photos/2023_04/1680527425-6769.jpeg" text:style-name="Internet_20_link" text:visited-style-name="Visited_20_Internet_20_Link">
</text:a>
 <text:a xlink:type="simple" xlink:href="https://static.ukrinform.com/photos/2023_04/1680527425-9984.jpeg" text:style-name="Internet_20_link" text:visited-style-name="Visited_20_Internet_20_Link">
</text:a>
 <text:a xlink:type="simple" xlink:href="https://static.ukrinform.com/photos/2023_04/1680527426-5410.jpeg" text:style-name="Internet_20_link" text:visited-style-name="Visited_20_Internet_20_Link">
</text:a>
 <text:a xlink:type="simple" xlink:href="https://static.ukrinform.com/photos/2023_04/1680527426-5028.jpeg" text:style-name="Internet_20_link" text:visited-style-name="Visited_20_Internet_20_Link">
</text:a>
 <text:a xlink:type="simple" xlink:href="https://static.ukrinform.com/photos/2023_04/1680527426-1594.jpeg" text:style-name="Internet_20_link" text:visited-style-name="Visited_20_Internet_20_Link">
</text:a>
 <text:a xlink:type="simple" xlink:href="https://static.ukrinform.com/photos/2023_04/1680527426-6393.jpeg" text:style-name="Internet_20_link" text:visited-style-name="Visited_20_Internet_20_Link">
</text:a>
 <text:a xlink:type="simple" xlink:href="https://static.ukrinform.com/photos/2023_04/1680527426-1333.jpeg" text:style-name="Internet_20_link" text:visited-style-name="Visited_20_Internet_20_Link">
</text:a>
 <text:a xlink:type="simple" xlink:href="https://static.ukrinform.com/photos/2023_04/1680527426-1091.jpeg" text:style-name="Internet_20_link" text:visited-style-name="Visited_20_Internet_20_Link">
</text:a>
在西方，一张简易的床证明了从谷物到根作物的甜菜根的过程。 他们与蔬菜一起放置了河岸，充满了渴望传统的乌克兰菜肴。 餐厅的客人对Borscht的各种研究很熟悉。</text:p>
      <text:p text:style-name="P4">
代表团的参与者，包括联合国教科文组织的Azule首席执行官，信息政策文化Oleksandr Tkachenko和乌克兰第一副部Emine Dzhaparov加入了这道菜的准备。</text:p>
      <text:p text:style-name="P4">
厨师说：“这个博物馆没有肉。为azule添加了蘑菇，emine-红辣椒，mkip添加了土豆的头，我 - 莳萝种子。”</text:p>
      <text:p text:style-name="P4">
<text:span text:style-name="T4">
另请阅读：</text:span>
 <text:a xlink:type="simple" xlink:href="https://www.ukrinform.ua/rubric-polytics/3690799-v-ukrainu-pribula-z-vizitom-gendirektorka-unesko.html" text:style-name="Internet_20_link" text:visited-style-name="Visited_20_Internet_20_Link">
</text:a>
</text:p>
      <text:p text:style-name="P4">
克洛普滕科强调说：“这将是博尔施特未来博物馆的第一个要素。”</text:p>
      <text:p text:style-name="P4">
根据组织者的说法，博物馆将包含人们添加到井中的所有成分。 他们还计划收集有关这道菜的有趣事实。 在这样的博物馆之旅之后，它将能够与任何Hredges品尝Borsch。</text:p>
      <text:p text:style-name="P4">
<text:span text:style-name="T4">
另请阅读：</text:span>
 <text:a xlink:type="simple" xlink:href="https://www.ukrinform.ua/rubric-culture/3690894-mkip-proponue-vnesti-u-spiski-unesko-se-tri-elementi-nematerialnoi-kulturnoi-spadsini.html" text:style-name="Internet_20_link" text:visited-style-name="Visited_20_Internet_20_Link">
</text:a>
“烹饪外交”一词是在1980年代在韩国成立的，泡菜的手工艺品普及了该国。我们想证明，对于我们来说，对于韩国人来说，这是我们必须支持的身份。我们随着发展的发展，这将是非常好的。”  - 克拉波滕科说。</text:p>
      <text:p text:style-name="P4">
正如乌克林福姆报道的那样，乌克兰博士(Ukrainian Borscht)于2022年7月1日纳入了联合国教科文组织无形文化遗产的清单，该文化遗产需要立即保护。</text:p>
      <text:p text:style-name="P4">
4月3日，联合国教科文组织首席执行官Azuli Azul抵达基辅。 4月4日，她访问了敖德萨(Odessa)，该访问计划在海洋博物馆附近的普希金(Pushkin)和兰格罗诺夫斯卡亚(Langeronovskaya)开放，并提供有关将敖德萨历史中心纳入联合国教科文组织世界战争的信息。</text:p>
      <text:p text:style-name="P4">
News Source: <text:a xlink:type="simple" xlink:href="https://www.ukrinform.ua/rubric-culture/3691001-kulinarna-diplomatia-u-kievi-gendirektorka-unesko-dolucilasa-do-prigotuvanna-borsu.html" text:style-name="Internet_20_link" text:visited-style-name="Visited_20_Internet_20_Link">
https://www.ukrinform.ua/rubric-culture/3691001-kulinarna-diplomatia-u-kievi-gendirektorka-unesko-dolucilasa-do-prigotuvanna-borsu.html</text:a>
</text:p>
      <!--NEWS-->
      <text:h text:style-name="P10" text:outline-level="1">
<text:span text:style-name="T4">
挪威将一百多个发电机和其他设备移交给了乌克兰边防部队</text:span>
</text:h>
      <text:p text:style-name="P4">
作者: Ukrinform (Person)</text:p>
      <text:p text:style-name="P4">
出版商: Укринформ (Organization)</text:p>
      <text:p text:style-name="P4">
出版时间: 2023-04-03T16:25:48+03:00</text:p>
      <text:p text:style-name="P4">
修改时间: 2023-04-03T16:25:48+03:00</text:p>
      <text:p text:style-name="P4">
描述: 乌克兰边境警卫在挪威王国的辐射安全机构与乌克兰国家边防部队服务部之间的合作框架中，获得了一百多个发电机和其他财产，这将确保系统的持续运行以抵消辐射的系统国家边界和边界的威胁。  - 乌克林。</text:p>
      <text:p text:style-name="P4">
图片: ["<text:a xlink:type="simple" xlink:href="https://static.ukrinform.com/photos/2023_04/thumb_files/630_360_1680528206-596.jpeg" text:style-name="Internet_20_link" text:visited-style-name="Visited_20_Internet_20_Link">
630_360_16805...</text:a>
", "<text:a xlink:type="simple" xlink:href="https://static.ukrinform.com/photos/2023_04/1680528207-744.jpeg" text:style-name="Internet_20_link" text:visited-style-name="Visited_20_Internet_20_Link">
1680528207-74...</text:a>
", "<text:a xlink:type="simple" xlink:href="https://static.ukrinform.com/photos/2023_04/1680528204-897.jpeg" text:style-name="Internet_20_link" text:visited-style-name="Visited_20_Internet_20_Link">
1680528204-89...</text:a>
"]</text:p>
      <text:p text:style-name="P4">
标签: ['Норвегія', 'генератор']</text:p>
      <text:p text:style-name="P4">
类型: Article</text:p>
      <!--METADATA-->
      <text:p text:style-name="P4">
<draw:frame draw:style-name="fr1" draw:name="Image109" text:anchor-type="as-char" svg:width="6.9236in" svg:height="3.956343in" draw:z-index="0">
<draw:image xlink:href="../Images/yкринформ/2023-04-03T16-25-48-03-00/630_360_1680528206-596.jpeg" xlink:type="simple" xlink:show="embed" xlink:actuate="onLoad" draw:mime-type="image/jpeg"/>
</draw:frame>
乌克兰边境警卫在该机构在挪威王国和乌克兰国家边境服务机构合作的框架内获得了一百多个发电机和其他财产，这将允许确保持续运作抵消威胁辐射的国家边界和边界的系统。</text:p>
      <text:p text:style-name="P4">
正如乌克林福姆报道的那样，它报告了<text:a xlink:type="simple" xlink:href="https://dpsu.gov.ua/ua/news/Avtonomnist-odna-z-opor-nezalezhnosti/" text:style-name="Internet_20_link" text:visited-style-name="Visited_20_Internet_20_Link">
</text:a>
。</text:p>
      <text:p text:style-name="P4">
“在辐射安全局王国王国和乌克兰国家边境警卫队合作的框架内，边防卫队继续保持有针对性的援助。 支持的主要目的是确保必要的自主权和适当的生活。”</text:p>
      <text:p text:style-name="P4">
<draw:frame draw:style-name="fr1" draw:name="Image110" text:anchor-type="as-char" svg:width="6.9236in" svg:height="9.353102in" draw:z-index="0">
<draw:image xlink:href="../Images/yкринформ/2023-04-03T16-25-48-03-00/1680528207-744.jpeg" xlink:type="simple" xlink:show="embed" xlink:actuate="onLoad" draw:mime-type="image/jpeg"/>
</draw:frame>
在此阶段，边防部队收到了一百多个发电机和其他财产。</text:p>
      <text:p text:style-name="P4">
<draw:frame draw:style-name="fr1" draw:name="Image111" text:anchor-type="as-char" svg:width="5.632812in" svg:height="10.0in" draw:z-index="0">
<draw:image xlink:href="../Images/yкринформ/2023-04-03T16-25-48-03-00/1680528204-897.jpeg" xlink:type="simple" xlink:show="embed" xlink:actuate="onLoad" draw:mime-type="image/jpeg"/>
</draw:frame>
这种帮助将允许确保辐射威胁系统检查系统的持续运行。</text:p>
      <text:p text:style-name="P4">
<text:span text:style-name="T4">
另请阅读：</text:span>
 <text:a xlink:type="simple" xlink:href="https://www.ukrinform.ua/rubric-society/3690735-latvia-organizue-kurs-psihologicnoi-pidtrimki-dla-ukrainskih-prikordonnikiv.html" text:style-name="Internet_20_link" text:visited-style-name="Visited_20_Internet_20_Link">
</text:a>
SPSU指出，在2023年期间，预计将通过提供个人保护设备的边界单位，额外的发电机和辐射监测领域的专业怪兽，扩大乌克兰和该地区辐射安全领域的挪威同事的工作。</text:p>
      <text:p text:style-name="P4">
正如乌克林福姆报道的，国家基础设施恢复和发展的国家将于2023年举行<text:a xlink:type="simple" xlink:href="https://www.ukrinform.ua/rubric-vidbudova/3688173-agentstvo-vidnovlenna-modernizue-avtomobilni-punkti-propusku-na-kordonah-z-5-krainami.html" text:style-name="Internet_20_link" text:visited-style-name="Visited_20_Internet_20_Link">
</text:a>
<text:span text:style-name="T5">
foto：dpsu</text:span>
</text:p>
      <text:p text:style-name="P4">
News Source: <text:a xlink:type="simple" xlink:href="https://www.ukrinform.ua/rubric-society/3691003-norvegia-peredala-ukrainskim-prikordonnikam-ponad-sotnu-generatoriv-ta-inse-obladnanna.html" text:style-name="Internet_20_link" text:visited-style-name="Visited_20_Internet_20_Link">
https://www.ukrinform.ua/rubric-society/3691003-norvegia-peredala-ukrainskim-prikordonnikam-ponad-sotnu-generatoriv-ta-inse-obladnanna.html</text:a>
</text:p>
      <!--NEWS-->
      <text:h text:style-name="P10" text:outline-level="1">
<text:span text:style-name="T4">
Vatsko：Rebrov收到了两个经常在Charic Group播放的俱乐部的建议</text:span>
</text:h>
      <text:p text:style-name="P4">
作者: Ukrinform (Person)</text:p>
      <text:p text:style-name="P4">
出版商: Укринформ (Organization)</text:p>
      <text:p text:style-name="P4">
出版时间: 2023-04-03T16:26:14+03:00</text:p>
      <text:p text:style-name="P4">
修改时间: 2023-04-03T16:26:14+03:00</text:p>
      <text:p text:style-name="P4">
描述: 乌克兰的Al-Yana教练Sergey Rebrov最近收到了至少两个欧洲俱乐部 - 乌基林的合作提议。</text:p>
      <text:p text:style-name="P4">
图片: ["<text:a xlink:type="simple" xlink:href="https://static.ukrinform.com/photos/2023_04/thumb_files/630_360_1680528301-734.jpeg" text:style-name="Internet_20_link" text:visited-style-name="Visited_20_Internet_20_Link">
630_360_16805...</text:a>
"]</text:p>
      <text:p text:style-name="P4">
标签: ['Футбол', 'Ребров']</text:p>
      <text:p text:style-name="P4">
类型: Article</text:p>
      <!--METADATA-->
      <text:p text:style-name="P4">
<draw:frame draw:style-name="fr1" draw:name="Image112" text:anchor-type="as-char" svg:width="6.9236in" svg:height="3.956343in" draw:z-index="0">
<draw:image xlink:href="../Images/yкринформ/2023-04-03T16-26-14-03-00/630_360_1680528301-734.jpeg" xlink:type="simple" xlink:show="embed" xlink:actuate="onLoad" draw:mime-type="image/jpeg"/>
</draw:frame>
乌克兰的Al-Yana教练Sergey Rebrov最近收到了至少两个欧洲俱乐部的提议。</text:p>
      <text:p text:style-name="P4">
对这个 <text:a xlink:type="simple" xlink:href="https://www.youtube.com/watch" text:style-name="Internet_20_link" text:visited-style-name="Visited_20_Internet_20_Link">
 </text:a>
报道说，评论员Viktorvatko在Vatsko的空中播出。</text:p>
      <text:p text:style-name="P4">
消息人士称，我们正在谈论在冠军联赛小组中经常讲话的球队。</text:p>
      <text:p text:style-name="P4">
雷布罗夫本人不会急于做出决定，他想结束与6月30日设计的Al-ion的工作合同。</text:p>
      <text:p text:style-name="P4">
至于UAF，谈判过程中没有任何改变 - 这些迹象尚未就乌克兰国家队签署任何协议。</text:p>
      <text:p text:style-name="P4">
<text:span text:style-name="T4">
另请阅读：</text:span>
 <text:a xlink:type="simple" xlink:href="https://www.ukrinform.ua/rubric-sports/3690487-alajn-armolenka-ta-rebrova-zigrav-vniciu-z-liderom-persosti-oae.html" text:style-name="Internet_20_link" text:visited-style-name="Visited_20_Internet_20_Link">
</text:a>
正如乌克林福姆报道的那样，al-ain与阿联酋冠军领袖一起打了平局。</text:p>
      <text:p text:style-name="P4">
照片：instagram.com/v.vatsko</text:p>
      <text:p text:style-name="P4">
News Source: <text:a xlink:type="simple" xlink:href="https://www.ukrinform.ua/rubric-sports/3691004-vacko-rebrov-otrimav-propozicii-vid-dvoh-klubiv-aki-regularno-graut-u-grupi-lc.html" text:style-name="Internet_20_link" text:visited-style-name="Visited_20_Internet_20_Link">
https://www.ukrinform.ua/rubric-sports/3691004-vacko-rebrov-otrimav-propozicii-vid-dvoh-klubiv-aki-regularno-graut-u-grupi-lc.html</text:a>
</text:p>
      <!--NEWS-->
      <text:h text:style-name="P10" text:outline-level="1">
<text:span text:style-name="T4">
Zaporozhye绑架的同伙报道了怀疑</text:span>
</text:h>
      <text:p text:style-name="P4">
作者: Ukrinform (Person)</text:p>
      <text:p text:style-name="P4">
出版商: Укринформ (Organization)</text:p>
      <text:p text:style-name="P4">
出版时间: 2023-04-03T16:32:57+03:00</text:p>
      <text:p text:style-name="P4">
修改时间: 2023-04-03T16:32:57+03:00</text:p>
      <text:p text:style-name="P4">
描述: 根据调查，前执法人员曾表示怀疑，他在临时被征服的Zaporozhye领土上绑架儿童的同伙。  - 乌克林。</text:p>
      <text:p text:style-name="P4">
图片: ["<text:a xlink:type="simple" xlink:href="https://static.ukrinform.com/photos/2016_02/thumb_files/630_360_1455939934-7086.jpg" text:style-name="Internet_20_link" text:visited-style-name="Visited_20_Internet_20_Link">
630_360_14559...</text:a>
"]</text:p>
      <text:p text:style-name="P4">
标签: ['Діти', 'Підозра', 'Викрадення людей', 'Запоріжжя']</text:p>
      <text:p text:style-name="P4">
类型: Article</text:p>
      <!--METADATA-->
      <text:p text:style-name="P4">
<draw:frame draw:style-name="fr1" draw:name="Image113" text:anchor-type="as-char" svg:width="6.9236in" svg:height="3.956343in" draw:z-index="0">
<draw:image xlink:href="../Images/yкринформ/2023-04-03T16-32-57-03-00/630_360_1455939934-7086.jpg" xlink:type="simple" xlink:show="embed" xlink:actuate="onLoad" draw:mime-type="image/jpeg"/>
</draw:frame>
根据调查，这位前执法官员是对Zaporozhye暂时征服领土的儿童进行稳定的特定绑架者。</text:p>
      <text:p text:style-name="P4">
关于<text:a xlink:type="simple" xlink:href="https://t.me/DBRgovua/3311" text:style-name="Internet_20_link" text:visited-style-name="Visited_20_Internet_20_Link">
</text:a>
报道说，州局调查的新闻服务报道。</text:p>
      <text:p text:style-name="P4">
如图所述，Primorsky Zaporizhhya地区的前居民正在照顾少年预防部门的儿童权利，后者在少年入侵后自愿去入侵者工作，并从他们身上站立了非法创建的地位。执法机构“ Primorsky警察局”。</text:p>
      <text:p text:style-name="P4">
“除其他外，它帮助侵略者识别并出口了乌克兰儿童从暂时占领的领土到俄罗斯联邦。 此外，恶意因素是她的同胞的黎明，她不想服从占领政权。”信息将在信息中。</text:p>
      <text:p text:style-name="P4">
<text:span text:style-name="T4">
另请阅读：</text:span>
 <text:a xlink:type="simple" xlink:href="https://www.ukrinform.ua/rubric-ato/3690021-prokuror-mks-zaklikav-rosiu-povernuti-vikradenih-ukrainskih-ditej.html" text:style-name="Internet_20_link" text:visited-style-name="Visited_20_Internet_20_Link">
</text:a>
根据DBR的说法，专家保护与入侵者一起参与了当地人对财产命令的突袭。</text:p>
      <text:p text:style-name="P4">
DBR缺席告诉她怀疑叛国罪(艺术的第2部分。 111 kku).Санкція статті ККУ передбачає покарання у вигляді довічного позбавлення волі зконфіскацією майна.</text:p>
      <text:p text:style-name="P4">
Як повідомлялося, 2 квітня віцепрем’єр-міністр – міністр з питань реінтеграціїтимчасово окупованих територій Ірина <text:a xlink:type="simple" xlink:href="https://www.ukrinform.ua/tag-veresuk" text:style-name="Internet_20_link" text:visited-style-name="Visited_20_Internet_20_Link">
 </text:a>
她说，俄罗斯被列出了清单，其中列出了乌克兰非法出口的近44万个想法的名字。</text:p>
      <text:p text:style-name="P4">
News Source: <text:a xlink:type="simple" xlink:href="https://www.ukrinform.ua/rubric-regions/3691007-spivucasnici-vikradenna-ditej-na-zaporizzi-povidomili-pidozru.html" text:style-name="Internet_20_link" text:visited-style-name="Visited_20_Internet_20_Link">
https://www.ukrinform.ua/rubric-regions/3691007-spivucasnici-vikradenna-ditej-na-zaporizzi-povidomili-pidozru.html</text:a>
</text:p>
      <!--NEWS-->
      <text:h text:style-name="P10" text:outline-level="1">
<text:span text:style-name="T4">
在海牙，科索沃的thachi的表现开始</text:span>
</text:h>
      <text:p text:style-name="P4">
作者: Ukrinform (Person)</text:p>
      <text:p text:style-name="P4">
出版商: Укринформ (Organization)</text:p>
      <text:p text:style-name="P4">
出版时间: 2023-04-03T16:34:33+03:00</text:p>
      <text:p text:style-name="P4">
修改时间: 2023-04-03T16:34:33+03:00</text:p>
      <text:p text:style-name="P4">
描述: 今天，海牙战争犯罪法庭已经对前总统科索沃·哈西姆·塔查（Hashim Tacha）发起了一项程序，后者在与塞尔维亚的独立战争期间被指控犯有谋杀和酷刑。  - 乌克林。</text:p>
      <text:p text:style-name="P4">
图片: ["<text:a xlink:type="simple" xlink:href="https://static.ukrinform.com/photos/2020_11/thumb_files/630_360_1604577709-686.jpg" text:style-name="Internet_20_link" text:visited-style-name="Visited_20_Internet_20_Link">
630_360_16045...</text:a>
"]</text:p>
      <text:p text:style-name="P4">
标签: ['Гаага', 'Косово', 'Трибунал']</text:p>
      <text:p text:style-name="P4">
类型: Article</text:p>
      <!--METADATA-->
      <text:p text:style-name="P4">
<draw:frame draw:style-name="fr1" draw:name="Image114" text:anchor-type="as-char" svg:width="6.9236in" svg:height="3.956343in" draw:z-index="0">
<draw:image xlink:href="../Images/yкринформ/2023-04-03T16-34-33-03-00/630_360_1604577709-686.jpg" xlink:type="simple" xlink:show="embed" xlink:actuate="onLoad" draw:mime-type="image/jpeg"/>
</draw:frame>
当今的海牙战争犯罪部门已经发起了一项对前科索沃Tacha的程序，后者在与塞尔维亚的独立战争中被指控谋杀和酷刑。</text:p>
      <text:p text:style-name="P4">
正如乌克林福姆报道的那样，它报告了<text:a xlink:type="simple" xlink:href="https://www.bbc.com/news/world-europe-65161897" text:style-name="Internet_20_link" text:visited-style-name="Visited_20_Internet_20_Link">
</text:a>
值得注意的是，他被指控杀死了近100人和其他种族，包括人们的暴力失踪。 指控涉及<text:a xlink:type="simple" xlink:href="https://www.ukrinform.ua/tag-vijna" text:style-name="Internet_20_link" text:visited-style-name="Visited_20_Internet_20_Link">
</text:a>
对于科索沃(Kosovo)在1998  -  1999年对塞尔维亚的独立来说，死亡超过10,000。</text:p>
      <text:p text:style-name="P4">
检察官指责Tacha，以及Yakup Krasnich，Kadri Merry和Rezhelyma遭受酷刑，谋杀，恶魔以及其他反种族少数民族的罪行。</text:p>
      <text:p text:style-name="P4">
前总统没有承认自己有罪，并否认指控。</text:p>
      <text:p text:style-name="P4">
<text:span text:style-name="T4">
另请阅读：</text:span>
 <text:a xlink:type="simple" xlink:href="https://www.ukrinform.ua/rubric-world/3690142-eksprezidenta-kosovo-suditimut-u-gaazi-za-voenni-zlocini.html" text:style-name="Internet_20_link" text:visited-style-name="Visited_20_Internet_20_Link">
</text:a>
据报道，1998年至1999年，塔查(Tacha)对塞尔维亚政府进行了叛乱，最终导致了科索沃独立的宣告。 他被认为是战争的英雄。 2020年11月，特殊的科西夫法院(Kosiv Court)于2020年11月成立，提出了10项指控，以犯下战争罪和危害人类罪，其中包括人们的偏爱，谋杀，酷刑和强迫人民消失。</text:p>
      <text:p text:style-name="P4">
这位54岁的塔查(Tacha)起诉巴巴夫指控后不久就辞职了。</text:p>
      <text:p text:style-name="P4">
News Source: <text:a xlink:type="simple" xlink:href="https://www.ukrinform.ua/rubric-world/3691008-u-gaazi-rozpocavsa-sud-nad-eksprezidentom-kosova-taci.html" text:style-name="Internet_20_link" text:visited-style-name="Visited_20_Internet_20_Link">
https://www.ukrinform.ua/rubric-world/3691008-u-gaazi-rozpocavsa-sud-nad-eksprezidentom-kosova-taci.html</text:a>
</text:p>
      <!--NEWS-->
      <text:h text:style-name="P10" text:outline-level="1">
<text:span text:style-name="T4">
在跨载Phathia中拘留了俄罗斯反犹太人的代理人：呼吁毁灭犹太人</text:span>
</text:h>
      <text:p text:style-name="P4">
作者: Ukrinform (Person)</text:p>
      <text:p text:style-name="P4">
出版商: Укринформ (Organization)</text:p>
      <text:p text:style-name="P4">
出版时间: 2023-04-03T16:37:00+03:00</text:p>
      <text:p text:style-name="P4">
修改时间: 2023-04-03T16:37:00+03:00</text:p>
      <text:p text:style-name="P4">
描述: 在跨汽车地区，乌克兰的安全局拘留了当地居民，他们在莫斯科的指示下人为地点燃了该地区的反犹太主义情绪。  - 乌克林。</text:p>
      <text:p text:style-name="P4">
图片: ["<text:a xlink:type="simple" xlink:href="https://static.ukrinform.com/photos/2023_04/thumb_files/630_360_1680528858-5799.jpeg" text:style-name="Internet_20_link" text:visited-style-name="Visited_20_Internet_20_Link">
630_360_16805...</text:a>
"]</text:p>
      <text:p text:style-name="P4">
标签: ['Арешт', 'Страсбург', 'Закарпаття', 'Антисемітизм', 'агентура рф']</text:p>
      <text:p text:style-name="P4">
类型: Article</text:p>
      <!--METADATA-->
      <text:p text:style-name="P4">
<draw:frame draw:style-name="fr1" draw:name="Image115" text:anchor-type="as-char" svg:width="6.9236in" svg:height="3.956343in" draw:z-index="0">
<draw:image xlink:href="../Images/yкринформ/2023-04-03T16-37-00-03-00/630_360_1680528858-5799.jpeg" xlink:type="simple" xlink:show="embed" xlink:actuate="onLoad" draw:mime-type="image/jpeg"/>
</draw:frame>
乌克兰安全局的Uzakarpattya地区拘留了一名当地居民，他通过莫斯科的指示人为地点燃了该地区的反犹太主义情绪。</text:p>
      <text:p text:style-name="P4">
正如乌克林福姆报道的那样，这已经报道了<text:a xlink:type="simple" xlink:href="http://м" text:style-name="Internet_20_link" text:visited-style-name="Visited_20_Internet_20_Link">
</text:a>
。</text:p>
      <text:p text:style-name="P4">
在多阶段的特殊操作中，攻击者被拘留。</text:p>
      <text:p text:style-name="P4">
据发现，去年12月，一名男子在Uzhgorod建筑物的外墙上刻有铭文，呼吁谋杀犹太人。 他还派遣了犹太人社区“作者”的伪科学工作，其中他“证实”了对这个国家的仇恨。</text:p>
      <text:p text:style-name="P4">
<text:span text:style-name="T5">
viso：<text:a xlink:type="simple" xlink:href="https://t.me/SBUkr/7797" text:style-name="Internet_20_link" text:visited-style-name="Visited_20_Internet_20_Link">
</text:a>
</text:span>
</text:p>
      <text:p text:style-name="P4">
根据调查，到2014年，参与俄罗斯联邦领土的人 - 北奥塞梯共和国。</text:p>
      <text:p text:style-name="P4">
SBU研究了一个人与俄罗斯特殊服务的联系。</text:p>
      <text:p text:style-name="P4">
<text:span text:style-name="T4">
另请阅读：</text:span>
 <text:a xlink:type="simple" xlink:href="https://www.ukrinform.ua/rubric-regions/3686882-sbu-zatrimala-rosijskih-agentiv-sered-nih-inzener-motor-sici.html" text:style-name="Internet_20_link" text:visited-style-name="Visited_20_Internet_20_Link">
</text:a>
期间 <text:a xlink:type="simple" xlink:href="https://www.ukrinform.ua/tag-obsuk" text:style-name="Internet_20_link" text:visited-style-name="Visited_20_Internet_20_Link">
 </text:a>
在公寓中，恶性因素找到了计算机设备，并有犯罪和专业文学的证据，俄罗斯作者赞扬俄罗斯联邦的特殊服务。 还搭配绘画衣服涉及建筑物上的Antishemian铭文。</text:p>
      <text:p text:style-name="P4">
<text:a xlink:type="simple" xlink:href="https://static.ukrinform.com/photos/2023_04/1680528858-2250.jpeg" text:style-name="Internet_20_link" text:visited-style-name="Visited_20_Internet_20_Link">
</text:a>
 <text:a xlink:type="simple" xlink:href="https://static.ukrinform.com/photos/2023_04/1680528858-5799.jpeg" text:style-name="Internet_20_link" text:visited-style-name="Visited_20_Internet_20_Link">
</text:a>
 <text:a xlink:type="simple" xlink:href="https://static.ukrinform.com/photos/2023_04/1680528859-2970.jpeg" text:style-name="Internet_20_link" text:visited-style-name="Visited_20_Internet_20_Link">
</text:a>
 <text:a xlink:type="simple" xlink:href="https://static.ukrinform.com/photos/2023_04/1680528858-4844.jpeg" text:style-name="Internet_20_link" text:visited-style-name="Visited_20_Internet_20_Link">
</text:a>
 <text:a xlink:type="simple" xlink:href="https://static.ukrinform.com/photos/2023_04/1680528858-3638.jpeg" text:style-name="Internet_20_link" text:visited-style-name="Visited_20_Internet_20_Link">
</text:a>
 <text:a xlink:type="simple" xlink:href="https://static.ukrinform.com/photos/2023_04/1680528860-3664.jpeg" text:style-name="Internet_20_link" text:visited-style-name="Visited_20_Internet_20_Link">
</text:a>
 <text:a xlink:type="simple" xlink:href="https://static.ukrinform.com/photos/2023_04/1680528860-5329.jpeg" text:style-name="Internet_20_link" text:visited-style-name="Visited_20_Internet_20_Link">
</text:a>
 <text:a xlink:type="simple" xlink:href="https://static.ukrinform.com/photos/2023_04/1680528860-3404.jpeg" text:style-name="Internet_20_link" text:visited-style-name="Visited_20_Internet_20_Link">
</text:a>
 <text:a xlink:type="simple" xlink:href="https://static.ukrinform.com/photos/2023_04/1680529097-7415.jpeg" text:style-name="Internet_20_link" text:visited-style-name="Visited_20_Internet_20_Link">
</text:a>
根据收集的证据，根据艺术的第1部分宣布被拘留者怀疑。 161(对国家，地区，种族或宗教敌意的点火)乌克兰的刑法。</text:p>
      <text:p text:style-name="P4">
正在进行调查，以确定犯罪的所有情况并承担责任。</text:p>
      <text:p text:style-name="P4">
正如乌克林福姆报道的，早些时(https://www.ukrinform.ua/rubric-regions/3683165-na-zakarpatti-ogolosili-pidozru-nastoatelu-hramu-upc-mp.html)。 他被指控点燃宗教仇恨。</text:p>
      <text:p text:style-name="P4">
News Source: <text:a xlink:type="simple" xlink:href="https://www.ukrinform.ua/rubric-regions/3691009-na-zakarpatti-zatrimali-rosijskogo-agentaantisemita-zaklikav-do-znisenna-evreiv.html" text:style-name="Internet_20_link" text:visited-style-name="Visited_20_Internet_20_Link">
https://www.ukrinform.ua/rubric-regions/3691009-na-zakarpatti-zatrimali-rosijskogo-agentaantisemita-zaklikav-do-znisenna-evreiv.html</text:a>
</text:p>
      <!--NEWS-->
      <text:h text:style-name="P10" text:outline-level="1">
<text:span text:style-name="T4">
切尔尼希夫地区的Zelensky访问了医院，并向受伤的军队颁发了奖项</text:span>
</text:h>
      <text:p text:style-name="P4">
作者: Ukrinform (Person)</text:p>
      <text:p text:style-name="P4">
出版商: Укринформ (Organization)</text:p>
      <text:p text:style-name="P4">
出版时间: 2023-04-03T16:44:00+03:00</text:p>
      <text:p text:style-name="P4">
修改时间: 2023-04-03T16:44:00+03:00</text:p>
      <text:p text:style-name="P4">
描述: 在前往切尔尼希夫地区的工作之旅中，沃罗迪米尔·泽伦斯基总统访问了一家军事医院，并与乌克兰的捍卫者进行了交谈，后者在战斗中受伤后，尤其是在顿涅茨克的方向上接受了治疗。  - 乌克林。</text:p>
      <text:p text:style-name="P4">
图片: ["<text:a xlink:type="simple" xlink:href="https://static.ukrinform.com/photos/2023_04/thumb_files/630_360_1680529389-846.jpeg" text:style-name="Internet_20_link" text:visited-style-name="Visited_20_Internet_20_Link">
630_360_16805...</text:a>
", "<text:a xlink:type="simple" xlink:href="https://static.ukrinform.com/photos/2023_04/1680529389-348.jpeg" text:style-name="Internet_20_link" text:visited-style-name="Visited_20_Internet_20_Link">
1680529389-34...</text:a>
"]</text:p>
      <text:p text:style-name="P4">
标签: ['Нагорода', 'Чернігівщина', 'Зеленський']</text:p>
      <text:p text:style-name="P4">
类型: Article</text:p>
      <!--METADATA-->
      <text:p text:style-name="P4">
<draw:frame draw:style-name="fr1" draw:name="Image116" text:anchor-type="as-char" svg:width="6.9236in" svg:height="3.956343in" draw:z-index="0">
<draw:image xlink:href="../Images/yкринформ/2023-04-03T16-44-00-03-00/630_360_1680529389-846.jpeg" xlink:type="simple" xlink:show="embed" xlink:actuate="onLoad" draw:mime-type="image/jpeg"/>
</draw:frame>
总统洛德米尔·泽伦斯基(Lordimir Zelensky)在去切尼希夫地区的工作之旅中是一家访问医院，并与乌克兰的捍卫者进行了交谈，乌克兰的捍卫者在战斗中受伤后正在接受治疗，包括纳德尼特(Nadonnets)的方向。</text:p>
      <text:p text:style-name="P4">
正如乌克林福姆报道的那样，据报道<text:a xlink:type="simple" xlink:href="https://www.president.gov.ua/news/na-chernigivshini-glava-derzhavi-vidvidav-u-gospitali-porane-82053" text:style-name="Internet_20_link" text:visited-style-name="Visited_20_Internet_20_Link">
</text:a>
罗伯特·加贝克(Robert Gabec)与国家元首，维琴勒(Vicecanzler)，德国部和气候保护部一起访问了军事医院。</text:p>
      <text:p text:style-name="P4">
总统向乌克兰武装部队的军事人员颁发了州奖。</text:p>
      <text:p text:style-name="P4">
“谢谢您的勇气。 祝您快速康复，我们都有赢家，” Zelensky说。</text:p>
      <text:p text:style-name="P4">
国家元首还会与军事医生会面，并指出他们声明<text:a xlink:type="simple" xlink:href="https://www.ukrinform.ua/tag-nagoroda" text:style-name="Internet_20_link" text:visited-style-name="Visited_20_Internet_20_Link">
</text:a>
 .</text:p>
      <text:p text:style-name="P4">
<draw:frame draw:style-name="fr1" draw:name="Image117" text:anchor-type="as-char" svg:width="6.9236in" svg:height="4.617948in" draw:z-index="0">
<draw:image xlink:href="../Images/yкринформ/2023-04-03T16-44-00-03-00/1680529389-348.jpeg" xlink:type="simple" xlink:show="embed" xlink:actuate="onLoad" draw:mime-type="image/jpeg"/>
</draw:frame>
他说：“感谢您的重要工作和维护我们战士的生命。”</text:p>
      <text:p text:style-name="P4">
总统和外国客人检查了该机构的建立，包括德国政府提供的现代计算机断层扫描。</text:p>
      <text:p text:style-name="P4">
<text:span text:style-name="T4">
另请阅读：</text:span>
 <text:a xlink:type="simple" xlink:href="https://www.ukrinform.ua/rubric-regions/3690903-zelenskij-vidvidav-selo-agidne-ziteliv-akogo-rosiani-misac-utrimuvali-u-pidvali.html" text:style-name="Internet_20_link" text:visited-style-name="Visited_20_Internet_20_Link">
</text:a>
正如乌克林福姆报道的<text:a xlink:type="simple" xlink:href="https://www.ukrinform.ua/rubric-regions/3690903-zelenskij-vidvidav-selo-agidne-ziteliv-akogo-rosiani-misac-utrimuvali-u-pidvali.html" text:style-name="Internet_20_link" text:visited-style-name="Visited_20_Internet_20_Link">
</text:a>
在Yaidny村解放的周年纪念日，Chernihiv地区访问了学校，在地下室，俄罗斯入侵者将平民置于人质近一个月。</text:p>
      <text:p text:style-name="P4">
<text:span text:style-name="T5">
foto和由总统提供的视频</text:span>
</text:p>
      <text:p text:style-name="P4">
News Source: <text:a xlink:type="simple" xlink:href="https://www.ukrinform.ua/rubric-ato/3691011-zelenskij-na-cernigivsini-vidvidav-gospital-i-vruciv-nagorodi-poranenim-vijskovim.html" text:style-name="Internet_20_link" text:visited-style-name="Visited_20_Internet_20_Link">
https://www.ukrinform.ua/rubric-ato/3691011-zelenskij-na-cernigivsini-vidvidav-gospital-i-vruciv-nagorodi-poranenim-vijskovim.html</text:a>
</text:p>
      <!--NEWS-->
      <text:h text:style-name="P10" text:outline-level="1">
<text:span text:style-name="T4">
资本救援人员得到了一辆带有30米楼梯的消防车</text:span>
</text:h>
      <text:p text:style-name="P4">
作者: Ukrinform (Person)</text:p>
      <text:p text:style-name="P4">
出版商: Укринформ (Organization)</text:p>
      <text:p text:style-name="P4">
出版时间: 2023-04-03T16:45:00+03:00</text:p>
      <text:p text:style-name="P4">
修改时间: 2023-04-03T16:45:00+03:00</text:p>
      <text:p text:style-name="P4">
描述: 基辅救援人员收到了一辆消防车，带有恩人30米的楼梯。  - 乌克林。</text:p>
      <text:p text:style-name="P4">
图片: ["<text:a xlink:type="simple" xlink:href="https://static.ukrinform.com/photos/2023_04/thumb_files/630_360_1680529276-313.jpg" text:style-name="Internet_20_link" text:visited-style-name="Visited_20_Internet_20_Link">
630_360_16805...</text:a>
"]</text:p>
      <text:p text:style-name="P4">
标签: ['Автомобіль', 'Благодійність', 'Київ', 'Рятувальники']</text:p>
      <text:p text:style-name="P4">
类型: Article</text:p>
      <!--METADATA-->
      <text:p text:style-name="P4">
<draw:frame draw:style-name="fr1" draw:name="Image118" text:anchor-type="as-char" svg:width="6.9236in" svg:height="3.956343in" draw:z-index="0">
<draw:image xlink:href="../Images/yкринформ/2023-04-03T16-45-00-03-00/630_360_1680529276-313.jpg" xlink:type="simple" xlink:show="embed" xlink:actuate="onLoad" draw:mime-type="image/jpeg"/>
</draw:frame>
基辅转身接到了一辆消防车，带有30米高的楼梯的捐助者。</text:p>
      <text:p text:style-name="P4">
正如乌克林福姆报道的那样，它报告了<text:a xlink:type="simple" xlink:href="https://kyivcity.gov.ua/news/sogodni_ryatuvalnikam_stolitsi_peredali_yak_gumanitarnu_dopomogu_pozhezhne_avto_iz_30-metrovimi_skhodami_foto/" text:style-name="Internet_20_link" text:visited-style-name="Visited_20_Internet_20_Link">
</text:a>
.</text:p>
      <text:p text:style-name="P4">
“Сьогодні на території однієї з пожежних частин Києва відбулась передачаголовному управлінню Державної служби України з надзвичайних ситуацій у м.Києві пожежного авто із 30-метровими сходами. Це допомога Міжнародногоблагодійного фонду “Україно!Я за тебе” та його партнерів – німецькихблагодійних організацій Oranta Helps та Lehnhardt-Stiftung. Про це повідомивзаступник голови КМДА Петро Пантелеєв, який під час передачі авто подякувавміжнародним партнерам та відзначив, наскільки такі автомобілі потрібніукраїнським містам для порятунку людей”, - йдеться у повідомленні.</text:p>
      <text:p text:style-name="P4">
<text:a xlink:type="simple" xlink:href="https://static.ukrinform.com/photos/2023_04/1680529083-8487.jpeg" text:style-name="Internet_20_link" text:visited-style-name="Visited_20_Internet_20_Link">
 </text:a>
 <text:a xlink:type="simple" xlink:href="https://static.ukrinform.com/photos/2023_04/1680529083-9820.jpeg" text:style-name="Internet_20_link" text:visited-style-name="Visited_20_Internet_20_Link">
</text:a>
 <text:a xlink:type="simple" xlink:href="https://static.ukrinform.com/photos/2023_04/1680529082-5697.jpeg" text:style-name="Internet_20_link" text:visited-style-name="Visited_20_Internet_20_Link">
</text:a>
 <text:a xlink:type="simple" xlink:href="https://static.ukrinform.com/photos/2023_04/1680529083-2118.jpeg" text:style-name="Internet_20_link" text:visited-style-name="Visited_20_Internet_20_Link">
</text:a>
 <text:a xlink:type="simple" xlink:href="https://static.ukrinform.com/photos/2023_04/1680529085-7980.jpeg" text:style-name="Internet_20_link" text:visited-style-name="Visited_20_Internet_20_Link">
</text:a>
 <text:a xlink:type="simple" xlink:href="https://static.ukrinform.com/photos/2023_04/1680529085-7864.jpeg" text:style-name="Internet_20_link" text:visited-style-name="Visited_20_Internet_20_Link">
</text:a>
 <text:a xlink:type="simple" xlink:href="https://static.ukrinform.com/photos/2023_04/1680529086-5360.jpeg" text:style-name="Internet_20_link" text:visited-style-name="Visited_20_Internet_20_Link">
</text:a>
 <text:a xlink:type="simple" xlink:href="https://static.ukrinform.com/photos/2023_04/1680529086-6040.jpeg" text:style-name="Internet_20_link" text:visited-style-name="Visited_20_Internet_20_Link">
</text:a>
他指出，在2022年，人道主义援助和在城市预算购买的框架中，基辅收到了58辆救援车。 自年初以来，资本已经补充了五个专家。</text:p>
      <text:p text:style-name="P4">
<text:span text:style-name="T4">
另请阅读：</text:span>
 <text:a xlink:type="simple" xlink:href="https://www.ukrinform.ua/rubric-diaspora/3686438-kanadska-diaspora-peredala-ukrainskim-ratuvalnikam-i-pozeznikam-speckostumi.html" text:style-name="Internet_20_link" text:visited-style-name="Visited_20_Internet_20_Link">
</text:a>
“我们救援人员技术基础的更新和现代化是城市当局的优先事项。 在战争条件下，救援人员躺下，因此对公园特别的补充，救援和撤离设备的续签增加了我们的救援服务的工作，” Panteleev说。</text:p>
      <text:p text:style-name="P4">
同样是对代表的帮助表示感谢<text:a xlink:type="simple" xlink:href="https://www.ukrinform.ua/tag-blagodijnist" text:style-name="Internet_20_link" text:visited-style-name="Visited_20_Internet_20_Link">
</text:a>
向组织颁发了基夫市长的六张典范证书。</text:p>
      <text:p text:style-name="P4">
News Source: <text:a xlink:type="simple" xlink:href="https://www.ukrinform.ua/rubric-kyiv/3691012-stolicni-ratuvalniki-otrimali-vid-blagodijnikiv-pozezne-avto.html" text:style-name="Internet_20_link" text:visited-style-name="Visited_20_Internet_20_Link">
https://www.ukrinform.ua/rubric-kyiv/3691012-stolicni-ratuvalniki-otrimali-vid-blagodijnikiv-pozezne-avto.html</text:a>
</text:p>
      <!--NEWS-->
      <text:h text:style-name="P10" text:outline-level="1">
<text:span text:style-name="T4">
在Sumy地区U领导的支持下，将创建农业服务</text:span>
</text:h>
      <text:p text:style-name="P4">
作者: Ukrinform (Person)</text:p>
      <text:p text:style-name="P4">
出版商: Укринформ (Organization)</text:p>
      <text:p text:style-name="P4">
出版时间: 2023-04-03T16:50:00+03:00</text:p>
      <text:p text:style-name="P4">
修改时间: 2023-04-03T16:50:00+03:00</text:p>
      <text:p text:style-name="P4">
描述: 在U-Lead计划的支持下，在Sumy地区的Znob-Novgorod和解社区的领土上，他们计划创建一项农业服务，以帮助改善粮食安全。  - 乌克林。</text:p>
      <text:p text:style-name="P4">
图片: ["<text:a xlink:type="simple" xlink:href="https://static.ukrinform.com/photos/2023_04/thumb_files/630_360_1680529789-446.jpg" text:style-name="Internet_20_link" text:visited-style-name="Visited_20_Internet_20_Link">
630_360_16805...</text:a>
"]</text:p>
      <text:p text:style-name="P4">
标签: ['Сумщина', 'Аграрії', 'U-LEAD з Європою']</text:p>
      <text:p text:style-name="P4">
类型: Article</text:p>
      <!--METADATA-->
      <text:p text:style-name="P4">
<draw:frame draw:style-name="fr1" draw:name="Image119" text:anchor-type="as-char" svg:width="6.9236in" svg:height="3.956343in" draw:z-index="0">
<draw:image xlink:href="../Images/yкринформ/2023-04-03T16-50-00-03-00/630_360_1680529789-446.jpg" xlink:type="simple" xlink:show="embed" xlink:actuate="onLoad" draw:mime-type="image/jpeg"/>
</draw:frame>
Sumy地区的Swab-Novgorod社区在U-Lead计划的支持下，计划创建一种农业服务，以帮助促进粮食安全。</text:p>
      <text:p text:style-name="P4">
这报告了<text:a xlink:type="simple" xlink:href="https://u-lead.org.ua/news/176" text:style-name="Internet_20_link" text:visited-style-name="Visited_20_Internet_20_Link">
</text:a>
，报道乌克林福姆。</text:p>
      <text:p text:style-name="P4">
“该项目的金额超过140万。 在2023年秋天，Znob-Novgorod社区的居民必须看到服务的第一步。</text:p>
      <text:p text:style-name="P4">
据他说，项目 - 低收入和夏季的主要目标受众可以在适当的支持下增加自己土地上水果和蔬菜产品的种植量。 主要任务是对此类家庭的最大覆盖范围以及建立更大的社区人口，能够为自己提供自己的产品并改善其财产。 同时，将来，农业服务有机会扩大Ina-Beginner企业家客户的范围。</text:p>
      <text:p text:style-name="P4">
在这种情况下，可以采用维持服务成本的赔偿机制，包括来自其他人，邻近社区和居民。</text:p>
      <text:p text:style-name="P4">
“重要的是，该项目的合作伙伴之一是Znob-Novgorod的职业农业秘书员，该研究有足够的检查。为了直接影响粮食安全计划的实施，尽管它位于侵略者国家危险的邻近领域，但它将清楚地表明该领土发展的可能性。”阿吉巴洛夫强调。</text:p>
      <text:p text:style-name="P4">
<text:span text:style-name="T4">
另请阅读：</text:span>
 <text:a xlink:type="simple" xlink:href="https://www.ukrinform.ua/rubric-regions/3689887-gromadi-zitomirsini-torik-otrimali-vid-ulead-dopomogi-majze-na-miljon-evro.html" text:style-name="Internet_20_link" text:visited-style-name="Visited_20_Internet_20_Link">
</text:a>
他指出，该项目的措施还包含教育组成部分：为社区中的公共企业建立合作社的贡献，吸引了咨询服务和人口，仅是在Agrosphere中的企业家活动开始并开发当地合作活动并开发当地合作活动的人口。支持计划。有机乌克兰的想法将实施。 在U-Lead计划的支持下，North”和社区社区 - “ Znob-Blagostium”。 该项目规定购买具有带有附件的反向运动系统的微型散发器。 还计划向居民提供咨询农艺服务，并创建将提供土地处理的家庭数据库。</text:p>
      <text:p text:style-name="P4">
<text:span text:style-name="T4">
另请阅读：</text:span>
 <text:a xlink:type="simple" xlink:href="https://www.ukrinform.ua/rubric-regions/3685504-ulead-dopomagae-12-gromadam-vdoskonaliti-upravlinna-vidhodami.html" text:style-name="Internet_20_link" text:visited-style-name="Visited_20_Internet_20_Link">
</text:a>
据报道，部长的内阁于2022年4月29日批准<text:a xlink:type="simple" xlink:href="https://www.kmu.gov.ua/npas/pro-zatverdzhennya-planu-zahodiv-z-a327r" text:style-name="Internet_20_link" text:visited-style-name="Visited_20_Internet_20_Link">
</text:a>
OMS创建粮食安全计划的规定。 为了帮助此，U-Lead计划引入了一项新的教育计划，并选择了四英尺的社区。 Znob-Novgorod成为其中之一，也是Sumy地区唯一的一个。 倡议，专家帮助社区专业人士找到了对战争造成的粮食挑战的有效响应工具。</text:p>
      <text:p text:style-name="P4">
乌克兰计划在地方一级，问责制和发展方面扩大权利和机会的计划<text:a xlink:type="simple" xlink:href="https://u-lead.org.ua/" text:style-name="Internet_20_link" text:visited-style-name="Visited_20_Internet_20_Link">
</text:a>
»共同的资金由其成员国德国，波兰，瑞典，丹麦，爱沙尼亚塔斯洛维尼亚的资金，以支持乌克兰加强地方政府的途径。 U领导在乌克兰促进透明，负责和多层次的管理，这响应了公民的需求和社区。</text:p>
      <text:p text:style-name="P4">
<text:span text:style-name="T5">
foto：u-lead.org.ua</text:span>
</text:p>
      <text:p text:style-name="P4">
News Source: <text:a xlink:type="simple" xlink:href="https://www.ukrinform.ua/rubric-regions/3691014-za-pidtrimki-ulead-na-sumsini-stvorat-agrarnu-servisnu-sluzbu.html" text:style-name="Internet_20_link" text:visited-style-name="Visited_20_Internet_20_Link">
https://www.ukrinform.ua/rubric-regions/3691014-za-pidtrimki-ulead-na-sumsini-stvorat-agrarnu-servisnu-sluzbu.html</text:a>
</text:p>
      <!--NEWS-->
      <text:h text:style-name="P10" text:outline-level="1">
<text:span text:style-name="T4">
乌克兰正在测试用于侵犯领土的先进技术 - 经济部</text:span>
</text:h>
      <text:p text:style-name="P4">
作者: Ukrinform (Person)</text:p>
      <text:p text:style-name="P4">
出版商: Укринформ (Organization)</text:p>
      <text:p text:style-name="P4">
出版时间: 2023-04-03T16:55:34+03:00</text:p>
      <text:p text:style-name="P4">
修改时间: 2023-04-03T16:55:34+03:00</text:p>
      <text:p text:style-name="P4">
描述: 乌克兰与国际合作伙伴一起准备了一个试点项目，以在最新技术的实际条件下进行测试，以检查可能被爆炸物污染的领土。  - 乌克林。</text:p>
      <text:p text:style-name="P4">
图片: ["<text:a xlink:type="simple" xlink:href="https://static.ukrinform.com/photos/2022_10/thumb_files/630_360_1664984195-898.jpg" text:style-name="Internet_20_link" text:visited-style-name="Visited_20_Internet_20_Link">
630_360_16649...</text:a>
"]</text:p>
      <text:p text:style-name="P4">
标签: ['Мінекономіки', 'Розмінування', 'Технології']</text:p>
      <text:p text:style-name="P4">
类型: Article</text:p>
      <!--METADATA-->
      <text:p text:style-name="P4">
<draw:frame draw:style-name="fr1" draw:name="Image120" text:anchor-type="as-char" svg:width="6.9236in" svg:height="3.956343in" draw:z-index="0">
<draw:image xlink:href="../Images/yкринформ/2023-04-03T16-55-34-03-00/630_360_1664984195-898.jpg" xlink:type="simple" xlink:show="embed" xlink:actuate="onLoad" draw:mime-type="image/jpeg"/>
</draw:frame>
乌克兰正在与国际合作伙伴一起准备一项试点项目，以测试最新技术的最新条件，以检查可能会被爆炸物体厌倦的领土。</text:p>
      <text:p text:style-name="P4">
据乌克林福姆称，这是在人道主义杰出人际化工作组的一次会议上讨论的。(https://www.me.gov.ua/News/Detail?lang=uk-UA&amp;id=702450f5-eadc-458d-8bad-d1bea4c50b8c&amp;title=MobilizumoNa)消息写道：“根据该项目的结果，将在我们领土领土的人道主义贬低期间应用良好结果的技术。”</text:p>
      <text:p text:style-name="P4">
经济部指出，调查和进一步的爆炸物对该国需要一个非常重要的领土。(https://www.ukrinform.ua/rubric-society/3690295-v-ukraini-potrebuut-rozminuvanna-blizko-470-tisac-gektariv-silgospugid-dsns.html)农业用地。 为了最大程度地提高该过程，乌克兰不仅应吸引大量的财务技术资源，而且还应采用现代技术。</text:p>
      <text:p text:style-name="P4">
<text:span text:style-name="T4">
另请阅读：</text:span>
 <text:a xlink:type="simple" xlink:href="https://www.ukrinform.ua/rubric-polytics/3690047-zelenskij-obgovoriv-iz-premerom-horvatii-potrebi-zsu-ta-povoennu-vidbudovu-ukraini.html" text:style-name="Internet_20_link" text:visited-style-name="Visited_20_Internet_20_Link">
</text:a>
“我们与合作伙伴一起为拥有此类技术的制造商提供了在真实条件下对其进行测试的制造商。这些技术将证明效率将参与人道主义矿山。机构间工作组主席，第一位维塞里米尔 - 米尼尔 - 经济部长 - 经济部长 - 乌克兰Yuliasviridenko指出了会议的结果。</text:p>
      <text:p text:style-name="P4">
特别是在MRG会议期间，支持搜索和批准对项目实施的相应地块的决定，以研究最新的技术研究，以实施爆炸物。</text:p>
      <text:p text:style-name="P4">
如今，来自不同国家的15多个制造商准备成为试点项目的参与者。<text:span text:style-name="T4">
另请阅读：</text:span>
 <text:a xlink:type="simple" xlink:href="https://www.ukrinform.ua/rubric-vidbudova/3690803-niderlandi-dolucatsa-do-kriticno-vazlivih-napramiv-rannogo-vidnovlenna-ukraini.html" text:style-name="Internet_20_link" text:visited-style-name="Visited_20_Internet_20_Link">
</text:a>
Sviridenko说：“通过这种方式，我们正在动员乌克兰的外国生产者，他们都采用适当的先进技术和乌克兰人。我们的土地应尽快清除敌对行动或打击的后果。”</text:p>
      <text:p text:style-name="P4">
据乌克林福姆(Ukrinform)报道，2023年3月的国家多重管理局批准了农业土地人道主义土地措施的计划。 因此，将在乌克兰群岛进行调查并在乌克兰进行了调查，并将对470.8.5万公顷的农业土地，基夫，米科尔，穆西，苏米，哈尔基夫，扎波里兹，科尔森，切尔尼希夫和切尔加斯加斯地区进行调查并在乌克兰进行调查。</text:p>
      <text:p text:style-name="P4">
<text:span text:style-name="T5">
foto：snns</text:span>
</text:p>
      <text:p text:style-name="P4">
News Source: <text:a xlink:type="simple" xlink:href="https://www.ukrinform.ua/rubric-economy/3691017-ukraina-testue-peredovi-tehnologii-dla-rozminuvanna-teritorii-minekonomiki.html" text:style-name="Internet_20_link" text:visited-style-name="Visited_20_Internet_20_Link">
https://www.ukrinform.ua/rubric-economy/3691017-ukraina-testue-peredovi-tehnologii-dla-rozminuvanna-teritorii-minekonomiki.html</text:a>
</text:p>
      <!--NEWS-->
      <text:h text:style-name="P10" text:outline-level="1">
<text:span text:style-name="T4">
在Zaporizhhya，俄罗斯联邦编写了“清算”合作者的清单</text:span>
</text:h>
      <text:p text:style-name="P4">
作者: Ukrinform (Person)</text:p>
      <text:p text:style-name="P4">
出版商: Укринформ (Organization)</text:p>
      <text:p text:style-name="P4">
出版时间: 2023-04-03T16:59:19+03:00</text:p>
      <text:p text:style-name="P4">
修改时间: 2023-04-03T16:59:19+03:00</text:p>
      <text:p text:style-name="P4">
描述: 在Zaporozhye的临时占领领土中，敌人列出了合作者的名单，在俄罗斯人撤退的情况下，这将无法释放。 他们被淘汰或故意离开乌克兰人。  - 乌克林。</text:p>
      <text:p text:style-name="P4">
图片: ["<text:a xlink:type="simple" xlink:href="https://static.ukrinform.com/photos/2023_04/thumb_files/630_360_1680529754-955.jpg" text:style-name="Internet_20_link" text:visited-style-name="Visited_20_Internet_20_Link">
630_360_16805...</text:a>
", "<text:a xlink:type="simple" xlink:href="https://static.ukrinform.com/photos/2023_04/1680529755-783.jpg" text:style-name="Internet_20_link" text:visited-style-name="Visited_20_Internet_20_Link">
1680529755-78...</text:a>
"]</text:p>
      <text:p text:style-name="P4">
标签: ['Ліквідація', 'Колаборант', 'Федоров', 'Запоріжжя']</text:p>
      <text:p text:style-name="P4">
类型: Article</text:p>
      <!--METADATA-->
      <text:p text:style-name="P4">
<draw:frame draw:style-name="fr1" draw:name="Image121" text:anchor-type="as-char" svg:width="6.9236in" svg:height="3.956343in" draw:z-index="0">
<draw:image xlink:href="../Images/yкринформ/2023-04-03T16-59-19-03-00/630_360_1680529754-955.jpg" xlink:type="simple" xlink:show="embed" xlink:actuate="onLoad" draw:mime-type="image/jpeg"/>
</draw:frame>
在Zaporozhye敌人被占领领土时，合作者列出了合作者的名单，在俄罗斯人撤退的情况下，这将无法释放。 乌克兰当局被淘汰或有意。</text:p>
      <text:p text:style-name="P4">
梅利托波尔市市长伊万·费多罗夫(Ivan Fedorov)在乌克兰乌克兰(Ukrinform)的简报中指出。</text:p>
      <text:p text:style-name="P4">
“我们知道，占领警察还绘制了合作者的名单，这些清单可以从我国被占领的地区释放。 我们还了解了此类清单是在其他职业权力的其他机构中形成的，除了<text:a xlink:type="simple" xlink:href="https://www.ukrinform.ua/tag-policia" text:style-name="Internet_20_link" text:visited-style-name="Visited_20_Internet_20_Link">
</text:a>
。 我们还看到了赎回的霍尔森地区的例子，当时入侵者并没有让所有人在逃脱期间放手。”梅利托波尔市长说。</text:p>
      <text:p text:style-name="P4">
<draw:frame draw:style-name="fr1" draw:name="Image122" text:anchor-type="as-char" svg:width="6.9236in" svg:height="4.615733in" draw:z-index="0">
<draw:image xlink:href="../Images/yкринформ/2023-04-03T16-59-19-03-00/1680529755-783.jpg" xlink:type="simple" xlink:show="embed" xlink:actuate="onLoad" draw:mime-type="image/jpeg"/>
</draw:frame>
据他介绍，今天正在调查的已发行方式中的这些合作者中很大一部分被我们的特殊服务逮捕。</text:p>
      <text:p text:style-name="P4">
Fedorov指出，可用的信息显示：众所周知，合作者或将在俄罗斯军队离开期间被清算，或者有意将其传给乌克兰当局，因为任何人都需要叛徒。</text:p>
      <text:p text:style-name="P4">
<text:span text:style-name="T4">
另请阅读：</text:span>
 <text:a xlink:type="simple" xlink:href="https://www.ukrinform.ua/rubric-ato/3690810-u-melitopoli-pidirvali-avtomobil-kolaboranta.html" text:style-name="Internet_20_link" text:visited-style-name="Visited_20_Internet_20_Link">
</text:a>
梅利托波尔市长在回答有关Zaporizhzhya合作者数量的问题时说，在梅利托波尔本身和地区的整个地区，在整个地区，他们拥有一千五千人 - 约700人。</text:p>
      <text:p text:style-name="P4">
“他们都被淘汰了吗？ 当然不。 至于受到约束的人，​​这是数十个人对职业有很好的信息。”费多罗夫说。</text:p>
      <text:p text:style-name="P4">
像之前一样 <text:a xlink:type="simple" xlink:href="https://www.ukrinform.ua/rubric-regions/3690943-partizani-melitopola-vzali-na-sebe-vidpovidalnist-za-pidriv-avto-kolaboranta-zubareva.html" text:style-name="Internet_20_link" text:visited-style-name="Visited_20_Internet_20_Link">
</text:a>
乌克林福姆(Ukrinform)周一早上在梅利托波尔(Melitopol)的中心，一辆汽车，一辆合作者马克西姆·祖巴雷夫(Maxim Zubarev)被炸毁的汽车。 根据以前的信息，叛徒在医院死亡。</text:p>
      <text:p text:style-name="P4">
News Source: <text:a xlink:type="simple" xlink:href="https://www.ukrinform.ua/rubric-regions/3691019-na-zaporizzi-vijskovi-rf-skladaut-spiski-kolaborantiv-na-likvidaciu.html" text:style-name="Internet_20_link" text:visited-style-name="Visited_20_Internet_20_Link">
https://www.ukrinform.ua/rubric-regions/3691019-na-zaporizzi-vijskovi-rf-skladaut-spiski-kolaborantiv-na-likvidaciu.html</text:a>
</text:p>
      <!--NEWS-->
      <text:h text:style-name="P10" text:outline-level="1">
<text:span text:style-name="T4">
标准普尔在战时将Ukrzaliznytsia的评级提高到最高水平</text:span>
</text:h>
      <text:p text:style-name="P4">
作者: Ukrinform (Person)</text:p>
      <text:p text:style-name="P4">
出版商: Укринформ (Organization)</text:p>
      <text:p text:style-name="P4">
出版时间: 2023-04-03T17:00:41+03:00</text:p>
      <text:p text:style-name="P4">
修改时间: 2023-04-03T17:00:41+03:00</text:p>
      <text:p text:style-name="P4">
描述: 国际评级机构标准普尔全球耙子将JSC“ Ukrzaliznytsya”的评级提高到了SSS+的水平。  - 乌克林。</text:p>
      <text:p text:style-name="P4">
图片: ["<text:a xlink:type="simple" xlink:href="https://static.ukrinform.com/photos/2018_09/thumb_files/630_360_1538046946-1722.jpeg" text:style-name="Internet_20_link" text:visited-style-name="Visited_20_Internet_20_Link">
630_360_15380...</text:a>
"]</text:p>
      <text:p text:style-name="P4">
标签: ['Рейтинг', "Standard &amp; Poor's", 'Укрзалізниця']</text:p>
      <text:p text:style-name="P4">
类型: Article</text:p>
      <!--METADATA-->
      <text:p text:style-name="P4">
<draw:frame draw:style-name="fr1" draw:name="Image123" text:anchor-type="as-char" svg:width="6.9236in" svg:height="3.956343in" draw:z-index="0">
<draw:image xlink:href="../Images/yкринформ/2023-04-03T17-00-41-03-00/630_360_1538046946-1722.jpeg" xlink:type="simple" xlink:show="embed" xlink:actuate="onLoad" draw:mime-type="image/jpeg"/>
</draw:frame>
国际评级机构标准普尔全球耙子将JSC“ Ukrzaliznytsya”的评级提高到了SSS+的水平。</text:p>
      <text:p text:style-name="P4">
新闻服务报告<text:a xlink:type="simple" xlink:href="https://www.uz.gov.ua/press_center/up_to_date_topic/601718/" text:style-name="Internet_20_link" text:visited-style-name="Visited_20_Internet_20_Link">
</text:a>
，报道乌克林福姆。</text:p>
      <text:p text:style-name="P4">
标准普尔全球评级机构的评级为乌克兰兹尼特(Ukrzaliznytsia)等于韦德(Veee)，这是当前战争条件的最大可能结果。</text:p>
      <text:p text:style-name="P4">
“最近完成的债务重组量为8.949亿美元，有助于提高评级。 多亏了该协议和大众合作伙伴的其他报告，对公司流动性的压力得到了消除，其在2023  -  2024年的债务合同付款将减少90％以上，”该消息将在该消息中。信息。</text:p>
      <text:p text:style-name="P4">
<text:span text:style-name="T4">
另请阅读：</text:span>
 <text:a xlink:type="simple" xlink:href="https://www.ukrinform.ua/rubric-economy/3688054-ukrzaliznica-povertatime-povnu-vartist-kvitkiv-pisla-vidpravlenna-potaga.html" text:style-name="Internet_20_link" text:visited-style-name="Visited_20_Internet_20_Link">
</text:a>
UZ指出，该机构还指出，信用额度的流动性的需求为1.5亿欧元，并根据法律的债务银行的写入 - 债务银行的写入，该法律于2022年8月生效。</text:p>
      <text:p text:style-name="P4">
据报道，2023年3月10日，标准普尔确认了长期的主权信用<text:a xlink:type="simple" xlink:href="https://www.ukrinform.ua/tag-rejting" text:style-name="Internet_20_link" text:visited-style-name="Visited_20_Internet_20_Link">
</text:a>
乌克兰的外币达到“ SSS+/S”的水平，并以“ SD/SD”的形式确认，乌克兰在“ SSS+/c”水平上确认了乌克兰的短期主权信用评级。 预测是“稳定”。</text:p>
      <text:p text:style-name="P4">
News Source: <text:a xlink:type="simple" xlink:href="https://www.ukrinform.ua/rubric-economy/3691021-sp-pidvisilo-rejting-ukrzaliznici-do-maksimalnogo-rivna-v-umovah-voennogo-casu.html" text:style-name="Internet_20_link" text:visited-style-name="Visited_20_Internet_20_Link">
https://www.ukrinform.ua/rubric-economy/3691021-sp-pidvisilo-rejting-ukrzaliznici-do-maksimalnogo-rivna-v-umovah-voennogo-casu.html</text:a>
</text:p>
      <!--NEWS-->
      <text:h text:style-name="P10" text:outline-level="1">
<text:span text:style-name="T4">
ukrposhta彻底恢复了其在Borodyanka的基础设施</text:span>
</text:h>
      <text:p text:style-name="P4">
作者: Ukrinform (Person)</text:p>
      <text:p text:style-name="P4">
出版商: Укринформ (Organization)</text:p>
      <text:p text:style-name="P4">
出版时间: 2023-04-03T17:06:58+03:00</text:p>
      <text:p text:style-name="P4">
修改时间: 2023-04-03T17:06:58+03:00</text:p>
      <text:p text:style-name="P4">
描述: JSC“ ukrposhta”通过花费超过70万UAH，完全恢复了Borodyanka的邮政基础设施。  - 乌克林。</text:p>
      <text:p text:style-name="P4">
图片: ["<text:a xlink:type="simple" xlink:href="https://static.ukrinform.com/photos/2020_01/thumb_files/630_360_1580215154-339.jpg" text:style-name="Internet_20_link" text:visited-style-name="Visited_20_Internet_20_Link">
630_360_15802...</text:a>
"]</text:p>
      <text:p text:style-name="P4">
标签: ['Укрпошта', 'Київщина', 'Бородянка']</text:p>
      <text:p text:style-name="P4">
类型: Article</text:p>
      <!--METADATA-->
      <text:p text:style-name="P4">
<draw:frame draw:style-name="fr1" draw:name="Image124" text:anchor-type="as-char" svg:width="6.9236in" svg:height="3.956343in" draw:z-index="0">
<draw:image xlink:href="../Images/yкринформ/2023-04-03T17-06-58-03-00/630_360_1580215154-339.jpg" xlink:type="simple" xlink:show="embed" xlink:actuate="onLoad" draw:mime-type="image/jpeg"/>
</draw:frame>
JSC“ ukrposhta”通过花费超过70万UAH，完全恢复了Borodyanka的邮政基础设施。</text:p>
      <text:p text:style-name="P4">
关于它报告乌克林福姆，参考新闻服务<text:a xlink:type="simple" xlink:href="https://www.ukrposhta.ua/ua/news/57879-ukrposhta-povnistju-vidnovila-poshtovu-infrastrukturu-v-borodjanci" text:style-name="Internet_20_link" text:visited-style-name="Visited_20_Internet_20_Link">
</text:a>
。</text:p>
      <text:p text:style-name="P4">
“乌克普什塔恢复了Borodyanka当地分类对象的工作。 这些内容还续签了分支机构07801的工作。因此，Borodyansky地区的邮费基础设施已完全恢复，可以完全由Borodyansky，Ivankiv，Makariv和Polissya地区完全归还”</text:p>
      <text:p text:style-name="P4">
邮政基础设施的恢复成本超过UAH 70万。</text:p>
      <text:p text:style-name="P4">
志愿者还加入了恢复：在1号地区基金的支持下，有100人拆除了障碍，并删除了邮政对象的分类对象的场所。 总共清除了4吨垃圾，并拆除了所有紧急结构。</text:p>
      <text:p text:style-name="P4">
<text:span text:style-name="T4">
另请阅读：</text:span>
 <text:a xlink:type="simple" xlink:href="https://www.ukrinform.ua/rubric-society/3689808-ukrposta-vvodit-postovij-blok-ne-zabudemo-ne-probacimo-buca-irpin-gostomel.html" text:style-name="Internet_20_link" text:visited-style-name="Visited_20_Internet_20_Link">
</text:a>
4月初，Borodyansky地区有37个固定式和16个邮政办公室，为211个登记册的居民提供服务。</text:p>
      <text:p text:style-name="P4">
据报道，由于敌人的火箭袭击了2022年2月28日，Borodyanka位于07801的建筑物中，该建筑物位于07801和分类对象。(https://www.ukrinform.ua/tag-pozeza)。 点火发生在建筑物的左侧，导致隔间完全燃烧。 姿势室受到的影响较小，但不可能在其中工作。</text:p>
      <text:p text:style-name="P4">
俄罗斯的狙击手也在建筑物的阁楼上，而在内部院子里的金属售货亭则是保护场所，俄罗斯联邦的军队安排了洗澡。</text:p>
      <text:p text:style-name="P4">
News Source: <text:a xlink:type="simple" xlink:href="https://www.ukrinform.ua/rubric-vidbudova/3691025-ukrposta-povnistu-vidnovila-svou-infrastrukturu-v-borodanci.html" text:style-name="Internet_20_link" text:visited-style-name="Visited_20_Internet_20_Link">
https://www.ukrinform.ua/rubric-vidbudova/3691025-ukrposta-povnistu-vidnovila-svou-infrastrukturu-v-borodanci.html</text:a>
</text:p>
      <!--NEWS-->
      <text:h text:style-name="P10" text:outline-level="1">
<text:span text:style-name="T4">
银行上周发行了超过5.14亿可用贷款</text:span>
</text:h>
      <text:p text:style-name="P4">
作者: Ukrinform (Person)</text:p>
      <text:p text:style-name="P4">
出版商: Укринформ (Organization)</text:p>
      <text:p text:style-name="P4">
出版时间: 2023-04-03T17:07:22+03:00</text:p>
      <text:p text:style-name="P4">
修改时间: 2023-04-03T17:07:22+03:00</text:p>
      <text:p text:style-name="P4">
描述: 自计划“负担得起的贷款5-7-9％”开始以来，业务实体从授权银行获得了UAH 1861亿美元的贷款，其中上一周为5.145亿美元。  - 乌克林。</text:p>
      <text:p text:style-name="P4">
图片: ["<text:a xlink:type="simple" xlink:href="https://static.ukrinform.com/photos/2019_02/thumb_files/630_360_1551291091-252.jpeg" text:style-name="Internet_20_link" text:visited-style-name="Visited_20_Internet_20_Link">
630_360_15512...</text:a>
"]</text:p>
      <text:p text:style-name="P4">
标签: ['Банк', 'Гроші', 'Доступні кредити']</text:p>
      <text:p text:style-name="P4">
类型: Article</text:p>
      <!--METADATA-->
      <text:p text:style-name="P4">
<draw:frame draw:style-name="fr1" draw:name="Image125" text:anchor-type="as-char" svg:width="6.9236in" svg:height="3.956343in" draw:z-index="0">
<draw:image xlink:href="../Images/yкринформ/2023-04-03T17-07-22-03-00/630_360_1551291091-252.jpeg" xlink:type="simple" xlink:show="embed" xlink:actuate="onLoad" draw:mime-type="image/jpeg"/>
</draw:frame>
该计划开始的开始，“可用贷款5-7-9％”实体将授权银行的贷款保留为1.861亿美元，其中一周为5.145亿美元。</text:p>
      <text:p text:style-name="P4">
正如乌克林福姆报道的那样，它报告了<text:a xlink:type="simple" xlink:href="https://www.mof.gov.ua/uk/news/minfin_za_chas_dii_voiennogo_stanu_v_mezhakh_derzhavnoi_programi_dostupni_krediti_5-7-9_vidano_24_099_pilgovikh_kreditiv_na_sumu_9647_mlrd_griven-3914" text:style-name="Internet_20_link" text:visited-style-name="Visited_20_Internet_20_Link">
</text:a>
声明说：“上周，已发行了100张特权贷款，其中包括5.145亿美元的UAH，其中包括经济公共部门的银行，25项信贷协议为9,140万。”</text:p>
      <text:p text:style-name="P4">
值得注意的是，从2023年4月3日开始，从国家计划开始“可用贷款5-7-9％”，实体收到了银行58 921 [] [] <text:a xlink:type="simple" xlink:href="https://www.ukrinform.ua/tag-kredit" text:style-name="Internet_20_link" text:visited-style-name="Visited_20_Internet_20_Link">
</text:a>
UAH的金额为1861亿，其中38 793-从国家部门 - 经济银行总计，总计787亿美元(截至2023年4月3日).</text:p>
      <text:p text:style-name="P4">
За період дії воєнного стану в Україні у межах державної програми «Доступнікредити 5-7-9%» укладено 24 099 кредитних договорів на загальну суму 96,47млрд грн (包括公共部门银行-18 317信用协议520.9亿美元的金额)其中：UAH 9.9亿美元 - 出于投资目的，UAH 7.37 Mlrd-作为反危机贷款，UAH 43.7亿卢比 - 作为预先交流贷款的再融资，266.6亿，UAH，农场生产者的贷款和5681亿美元。战争目标。</text:p>
      <text:p text:style-name="P4">
<text:span text:style-name="T4">
另请阅读：</text:span>
 <text:a xlink:type="simple" xlink:href="https://www.ukrinform.ua/rubric-economy/3689790-programou-dostupni-krediti-579-zmozut-skoristatisa-pererobni-pidpriemstva.html" text:style-name="Internet_20_link" text:visited-style-name="Visited_20_Internet_20_Link">
</text:a>
据报道，政府计划“可用的贷款为5-7-9％”，对1 2020年开始为1。 其中有3％(取决于业务日期及其规模(年营业额)：每年5％ - 如果在第一季度创建了2500万Hryvnias的流出和至少2个工作场所； 每年7％ - 用于收入高达2500万的业务； 每年9％ - 用于UAH 5000万的业务。</text:p>
      <text:p text:style-name="P4">
2023年3月，部长的内阁允许战斗和去除领土领土的企业家参加“ 5-7-9％的可用贷款”国家计划。</text:p>
      <text:p text:style-name="P4">
News Source: <text:a xlink:type="simple" xlink:href="https://www.ukrinform.ua/rubric-economy/3691027-banki-minulogo-tizna-vidali-ponad-514-miljoniv-dostupnih-kreditiv.html" text:style-name="Internet_20_link" text:visited-style-name="Visited_20_Internet_20_Link">
https://www.ukrinform.ua/rubric-economy/3691027-banki-minulogo-tizna-vidali-ponad-514-miljoniv-dostupnih-kreditiv.html</text:a>
</text:p>
      <!--NEWS-->
      <text:h text:style-name="P10" text:outline-level="1">
<text:span text:style-name="T4">
在Ivano-Frankivsk中，数百人与死去的Vitaliy Merinov一起搬家</text:span>
</text:h>
      <text:p text:style-name="P4">
作者: Ukrinform (Person)</text:p>
      <text:p text:style-name="P4">
出版商: Укринформ (Organization)</text:p>
      <text:p text:style-name="P4">
出版时间: 2023-04-03T17:09:00+03:00</text:p>
      <text:p text:style-name="P4">
修改时间: 2023-04-03T17:09:00+03:00</text:p>
      <text:p text:style-name="P4">
描述: 在伊万诺 - 弗兰基夫斯克（Ivano-Frankivsk）中，数百人告别了死去的维塔利·梅里诺夫（Vitaliy Merinov）。  - 乌克林。</text:p>
      <text:p text:style-name="P4">
图片: ["<text:a xlink:type="simple" xlink:href="https://static.ukrinform.com/photos/2023_04/thumb_files/630_360_1680530876-871.jpg" text:style-name="Internet_20_link" text:visited-style-name="Visited_20_Internet_20_Link">
630_360_16805...</text:a>
", "<text:a xlink:type="simple" xlink:href="https://static.ukrinform.com/photos/2023_04/1680530876-732.jpg" text:style-name="Internet_20_link" text:visited-style-name="Visited_20_Internet_20_Link">
1680530876-73...</text:a>
", "<text:a xlink:type="simple" xlink:href="https://static.ukrinform.com/photos/2023_04/1680530875-817.jpg" text:style-name="Internet_20_link" text:visited-style-name="Visited_20_Internet_20_Link">
1680530875-81...</text:a>
"]</text:p>
      <text:p text:style-name="P4">
标签: ['Івано-Франківськ', 'Прощання']</text:p>
      <text:p text:style-name="P4">
类型: Article</text:p>
      <!--METADATA-->
      <text:p text:style-name="P4">
<draw:frame draw:style-name="fr1" draw:name="Image126" text:anchor-type="as-char" svg:width="6.9236in" svg:height="3.956343in" draw:z-index="0">
<draw:image xlink:href="../Images/yкринформ/2023-04-03T17-09-00-03-00/630_360_1680530876-871.jpg" xlink:type="simple" xlink:show="embed" xlink:actuate="onLoad" draw:mime-type="image/jpeg"/>
</draw:frame>
在Ivano-Frankivsk中，数百人与死去的Vitalyimmemev告别。</text:p>
      <text:p text:style-name="P4">
关于<text:a xlink:type="simple" xlink:href="https://www.facebook.com/Igor.fris/posts/pfbid0j1H5SWN7YPVpbznyb5ZBAo9soqjymWhBSULeFM1hwbQLFoePWHivFS6YTd19HYFml" text:style-name="Internet_20_link" text:visited-style-name="Visited_20_Internet_20_Link">
</text:a>
<text:a xlink:type="simple" xlink:href="https://www.facebook.com/Igor.fris/posts/pfbid0j1H5SWN7YPVpbznyb5ZBAo9soqjymWhBSULeFM1hwbQLFoePWHivFS6YTd19HYFml" text:style-name="Internet_20_link" text:visited-style-name="Visited_20_Internet_20_Link">
</text:a>
乌克林福姆报道，乌克兰伊戈尔·弗里斯(Ukor Fris)的人民代表写道。</text:p>
      <text:p text:style-name="P4">
“看来，在Frankivsk，这是死去英雄的第一个步态，其中许多人参加了这一步态。 由于某种原因，在我看来，Vitalikbronebian。 它不带球和炮弹。 他错了。 当事方的最后一个尊重。 最后的话。 最后的外观，”弗里斯写道。</text:p>
      <text:p text:style-name="P4">
<draw:frame draw:style-name="fr1" draw:name="Image127" text:anchor-type="as-char" svg:width="6.9236in" svg:height="3.898161in" draw:z-index="0">
<draw:image xlink:href="../Images/yкринформ/2023-04-03T17-09-00-03-00/1680530876-732.jpg" xlink:type="simple" xlink:show="embed" xlink:actuate="onLoad" draw:mime-type="image/jpeg"/>
</draw:frame>
众所周知，死者的步态是从悲伤的屋子到葬礼开始的沙皇基督圣殿发生的。</text:p>
      <text:p text:style-name="P4">
<draw:frame draw:style-name="fr1" draw:name="Image128" text:anchor-type="as-char" svg:width="6.9236in" svg:height="4.615733in" draw:z-index="0">
<draw:image xlink:href="../Images/yкринформ/2023-04-03T17-09-00-03-00/1680530875-817.jpg" xlink:type="simple" xlink:show="embed" xlink:actuate="onLoad" draw:mime-type="image/jpeg"/>
</draw:frame>
正如该机构报道的那样，3月31日，人们知道执行委员会成员和前弗兰基夫斯克市议会Vitaliy Merinov因正面接收的罗马人在医院死亡。 他是世界的四次冠军，是环球影战界乌克兰的冠军，拳击运动大师。 瓦尔特(Valt)进行了全面入侵的第一天。 梅里诺夫(Merinov)接受了他在卢汉斯(Luhansk)地区的最后一位Boarvitaly。 以前在国民警卫队任职，2014年参加了ATO。</text:p>
      <text:p text:style-name="P4">
<text:span text:style-name="T4">
另请阅读：</text:span>
 <text:a xlink:type="simple" xlink:href="https://www.ukrinform.ua/rubric-kyiv/3684347-u-kievi-poprosalisa-iz-zahisnikom-mariupola-vadimom-fokseu.html" text:style-name="Internet_20_link" text:visited-style-name="Visited_20_Internet_20_Link">
</text:a>
死者有一个妻子和一个两年的女儿。</text:p>
      <text:p text:style-name="P4">
目前，[]下的签名集合正在进行中(https://petition.president.gov.ua/petition/186934?fbclid=IwAR2iaYJu7xq8eYKwwVMie4SEZvk5tF-PobN2aaP1t3dvn4aNebf069ekf0E)向乌克兰Volodymyr Zelensky的总统任命Vitaliy Merinov称为“乌克兰英雄”。</text:p>
      <text:p text:style-name="P4">
<text:span text:style-name="T5">
foto：Facebook Igor frysa</text:span>
</text:p>
      <text:p text:style-name="P4">
News Source: <text:a xlink:type="simple" xlink:href="https://www.ukrinform.ua/rubric-regions/3691029-v-ivanofrankivsku-sotni-ludej-vijsli-na-hodu-prosanna-iz-zagiblim-vitaliem-merinovim.html" text:style-name="Internet_20_link" text:visited-style-name="Visited_20_Internet_20_Link">
https://www.ukrinform.ua/rubric-regions/3691029-v-ivanofrankivsku-sotni-ludej-vijsli-na-hodu-prosanna-iz-zagiblim-vitaliem-merinovim.html</text:a>
</text:p>
      <!--NEWS-->
      <text:h text:style-name="P10" text:outline-level="1">
<text:span text:style-name="T4">
澳大利亚将为乌克兰提供约100个远程武器系统</text:span>
</text:h>
      <text:p text:style-name="P4">
作者: Ukrinform (Person)</text:p>
      <text:p text:style-name="P4">
出版商: Укринформ (Organization)</text:p>
      <text:p text:style-name="P4">
出版时间: 2023-04-03T17:19:25+03:00</text:p>
      <text:p text:style-name="P4">
修改时间: 2023-04-03T17:19:25+03:00</text:p>
      <text:p text:style-name="P4">
描述: 澳大利亚将为乌克兰提供大约一百个远程武器系统（RWS），价值高达8000万美元。  - 乌克林。</text:p>
      <text:p text:style-name="P4">
图片: ["<text:a xlink:type="simple" xlink:href="https://static.ukrinform.com/photos/2023_04/thumb_files/630_360_1680531304-135.jpg" text:style-name="Internet_20_link" text:visited-style-name="Visited_20_Internet_20_Link">
630_360_16805...</text:a>
"]</text:p>
      <text:p text:style-name="P4">
标签: ['Австралія', 'Україна', 'Зброя', 'допомога', 'Війна з росією']</text:p>
      <text:p text:style-name="P4">
类型: Article</text:p>
      <!--METADATA-->
      <text:p text:style-name="P4">
<draw:frame draw:style-name="fr1" draw:name="Image129" text:anchor-type="as-char" svg:width="6.9236in" svg:height="3.956343in" draw:z-index="0">
<draw:image xlink:href="../Images/yкринформ/2023-04-03T17-19-25-03-00/630_360_1680531304-135.jpg" xlink:type="simple" xlink:show="embed" xlink:actuate="onLoad" draw:mime-type="image/jpeg"/>
</draw:frame>
Australianad将大约一百个远程武器系统到乌克兰(RWS)值得多达8000万美元。</text:p>
      <text:p text:style-name="P4">
根据乌克林福姆的说法，这是在澳大利亚公司的网站上报告的<text:a xlink:type="simple" xlink:href="https://www.eos-aus.com/eos-to-supply-remote-weapon-systems-to-ukraine" text:style-name="Internet_20_link" text:visited-style-name="Visited_20_Internet_20_Link">
</text:a>
。</text:p>
      <text:p text:style-name="P4">
今天，Electro Optic Systems已宣布签署ReadDential武器系统合同(RWS)向乌克兰价值高达8000万美元。</text:p>
      <text:p text:style-name="P4">
如图所述，EOS已与乌克兰州贸易企业“ Special Technoexport”达成了一项协议(«Ste»)在<text:a xlink:type="simple" xlink:href="https://www.ukrinform.ua/tag-ukraina" text:style-name="Internet_20_link" text:visited-style-name="Visited_20_Internet_20_Link">
</text:a>
最多100个重型RWS系统，包括适应和相关服务。</text:p>
      <text:p text:style-name="P4">
该协议规定在2023年和2024年期间提供系统的供应，但前提是在未来几周内进行示范测试。</text:p>
      <text:p text:style-name="P4">
远程武器系统(RWS)它安装在装甲车和坦克上，以使部队能够识别目标，自动从武器系统中跟踪他们的消防，而无需离开汽车，而不会受到外部影响。</text:p>
      <text:p text:style-name="P4">
<text:span text:style-name="T4">
另请阅读：</text:span>
 <text:a xlink:type="simple" xlink:href="https://www.ukrinform.ua/rubric-ato/3690957-norvegia-ta-dania-peredadut-ukraini-8-tisac-artilerijskih-snaradiv.html" text:style-name="Internet_20_link" text:visited-style-name="Visited_20_Internet_20_Link">
</text:a>
可以将RW集成到各种车辆中，并且平台被塔维尔特用于各种任务。 它将确保全面披露的准备就绪，因为机组人员控制着在交通媒介中受保护的系统。</text:p>
      <text:p text:style-name="P4">
这些产品是在澳大利亚生产的。 该公司表示：“在执行Eosbuilding合同时，由澳大利亚和其他国家的100多家供应商组成的支持和供应链。”</text:p>
      <text:p text:style-name="P4">
正如澳大利亚政府乌克林福姆报道的<text:a xlink:type="simple" xlink:href="https://www.ukrinform.ua/rubric-world/3689789-avstralia-vvela-novi-sankcii-proti-rosijskih-cinovnikiv.html" text:style-name="Internet_20_link" text:visited-style-name="Visited_20_Internet_20_Link">
</text:a>
。</text:p>
      <text:p text:style-name="P4">
<text:span text:style-name="T5">
foto来自eos-aus.com</text:span>
</text:p>
      <text:p text:style-name="P4">
News Source: <text:a xlink:type="simple" xlink:href="https://www.ukrinform.ua/rubric-ato/3691032-avstralia-nadast-ukraini-blizko-100-distancijnih-sistem-ozbroenna.html" text:style-name="Internet_20_link" text:visited-style-name="Visited_20_Internet_20_Link">
https://www.ukrinform.ua/rubric-ato/3691032-avstralia-nadast-ukraini-blizko-100-distancijnih-sistem-ozbroenna.html</text:a>
</text:p>
      <!--NEWS-->
      <text:h text:style-name="P10" text:outline-level="1">
<text:span text:style-name="T4">
敌人在赫尔森医院开火，有200多名患者</text:span>
</text:h>
      <text:p text:style-name="P4">
作者: Ukrinform (Person)</text:p>
      <text:p text:style-name="P4">
出版商: Укринформ (Organization)</text:p>
      <text:p text:style-name="P4">
出版时间: 2023-04-03T17:22:57+03:00</text:p>
      <text:p text:style-name="P4">
修改时间: 2023-04-03T17:22:57+03:00</text:p>
      <text:p text:style-name="P4">
描述: 下午，俄罗斯军队向赫尔森的一家医疗机构开火，窗户和篱笆受损。  - 乌克林。</text:p>
      <text:p text:style-name="P4">
图片: ["<text:a xlink:type="simple" xlink:href="https://static.ukrinform.com/photos/2023_04/thumb_files/630_360_1680531684-363.png" text:style-name="Internet_20_link" text:visited-style-name="Visited_20_Internet_20_Link">
630_360_16805...</text:a>
"]</text:p>
      <text:p text:style-name="P4">
标签: ['Херсон', 'Обстріл', 'Лікарня', 'Війна з росією']</text:p>
      <text:p text:style-name="P4">
类型: Article</text:p>
      <!--METADATA-->
      <text:p text:style-name="P4">
<draw:frame draw:style-name="fr1" draw:name="Image130" text:anchor-type="as-char" svg:width="6.9236in" svg:height="3.956343in" draw:z-index="0">
<draw:image xlink:href="../Images/yкринформ/2023-04-03T17-22-57-03-00/630_360_1680531684-363.png" xlink:type="simple" xlink:show="embed" xlink:actuate="onLoad" draw:mime-type="image/png"/>
</draw:frame>
白天军队向霍森的一家医疗机构开火，窗户和围栏受损。</text:p>
      <text:p text:style-name="P4">
正如乌克林福姆报道的那样，它报告了<text:a xlink:type="simple" xlink:href="https://t.me/khersonskaODA/4871" text:style-name="Internet_20_link" text:visited-style-name="Visited_20_Internet_20_Link">
</text:a>
.</text:p>
      <text:p text:style-name="P4">
«Пообіді російська армія <text:a xlink:type="simple" xlink:href="https://www.ukrinform.ua/tag-obstril" text:style-name="Internet_20_link" text:visited-style-name="Visited_20_Internet_20_Link">
 </text:a>
幸运的是，在人们所在的建筑物中没有直接打击，因此没有受害者。”</text:p>
      <text:p text:style-name="P4">
值得注意的是，超过两打窗户没有玻璃，也因医院的栅栏而损坏。</text:p>
      <text:p text:style-name="P4">
目前，该机构正在接受200多名患者的治疗，100名专家正在工作。</text:p>
      <text:p text:style-name="P4">
<text:span text:style-name="T4">
另请阅读：</text:span>
 <text:a xlink:type="simple" xlink:href="https://www.ukrinform.ua/rubric-ato/3686961-rosia-zrujnuvala-i-poskodila-v-ukraini-medzakladiv-na-25-milarda.html" text:style-name="Internet_20_link" text:visited-style-name="Visited_20_Internet_20_Link">
</text:a>
OVA发布了一段有关敌对攻击后果的视频。</text:p>
      <text:p text:style-name="P4">
作为  <text:a xlink:type="simple" xlink:href="https://www.ukrinform.ua/rubric-ato/3690834-vorog-obstrilav-dva-sela-na-hersonsini-kerovanimi-aviabombami.html" text:style-name="Internet_20_link" text:visited-style-name="Visited_20_Internet_20_Link">
 </text:a>
乌克林福姆(Ukrinform)，在赫尔森地区(Kherson)地区，军方被开除在基佐米斯村(Kizomis Village)管理的航空炸弹和DNIEPER BELOZERSKY社区。</text:p>
      <text:p text:style-name="P4">
News Source: <text:a xlink:type="simple" xlink:href="https://www.ukrinform.ua/rubric-ato/3691035-vorog-obstrilav-hersonsku-likarnu-v-akij-perebuvali-ponad-200-pacientiv.html" text:style-name="Internet_20_link" text:visited-style-name="Visited_20_Internet_20_Link">
https://www.ukrinform.ua/rubric-ato/3691035-vorog-obstrilav-hersonsku-likarnu-v-akij-perebuvali-ponad-200-pacientiv.html</text:a>
</text:p>
      <!--NEWS-->
      <text:h text:style-name="P10" text:outline-level="1">
<text:span text:style-name="T4">
中国致命武器的供应将成为一个大错误-Stoltenberg</text:span>
</text:h>
      <text:p text:style-name="P4">
作者: Ukrinform (Person)</text:p>
      <text:p text:style-name="P4">
出版商: Укринформ (Organization)</text:p>
      <text:p text:style-name="P4">
出版时间: 2023-04-03T17:25:26+03:00</text:p>
      <text:p text:style-name="P4">
修改时间: 2023-04-03T17:25:26+03:00</text:p>
      <text:p text:style-name="P4">
描述: 中国生产的致命武器以支持俄罗斯在对乌克兰的激进战争中的任何供应都是一个大错误，可能会破坏全球稳定和安全。  - 乌克林。</text:p>
      <text:p text:style-name="P4">
图片: ["<text:a xlink:type="simple" xlink:href="https://static.ukrinform.com/photos/2021_02/thumb_files/630_360_1613784849-448.jpg" text:style-name="Internet_20_link" text:visited-style-name="Visited_20_Internet_20_Link">
630_360_16137...</text:a>
"]</text:p>
      <text:p text:style-name="P4">
标签: ['Китай', 'НАТО', 'Столтенберг', 'Зброя', 'Війна з росією']</text:p>
      <text:p text:style-name="P4">
类型: Article</text:p>
      <!--METADATA-->
      <text:p text:style-name="P4">
<draw:frame draw:style-name="fr1" draw:name="Image131" text:anchor-type="as-char" svg:width="6.9236in" svg:height="3.956343in" draw:z-index="0">
<draw:image xlink:href="../Images/yкринформ/2023-04-03T17-25-26-03-00/630_360_1613784849-448.jpg" xlink:type="simple" xlink:show="embed" xlink:actuate="onLoad" draw:mime-type="image/jpeg"/>
</draw:frame>
中国生产的任何致命武器以支持俄罗斯在对乌克兰的激进战争中提供支持，这将是一个大错误，可能破坏稳定和安全。</text:p>
      <text:p text:style-name="P4">
北约秘书长Yinstoltenberg在北约外交部长前夕的新闻发布会上，今天在布鲁塞尔宣布了这一点。</text:p>
      <text:p text:style-name="P4">
“我们(部长 -  ed。)还考虑日益增长的团结<text:a xlink:type="simple" xlink:href="https://www.ukrinform.ua/tag-kitaj" text:style-name="Internet_20_link" text:visited-style-name="Visited_20_Internet_20_Link">
</text:a>
与俄罗斯。 从中国到俄罗斯的任何致命援助供应都是一个大错误。 在俄罗斯和中国在挑战国际秩序和民主价值观的时候，重要的是，别名必须保留所有盟友和伙伴的统一性。”主管强调。</text:p>
      <text:p text:style-name="P4">
<text:span text:style-name="T4">
另请阅读：</text:span>
 <text:a xlink:type="simple" xlink:href="https://www.ukrinform.ua/rubric-world/3689372-u-kitai-zaavili-so-posilat-vijskovu-spivpracu-z-rosieu.html" text:style-name="Internet_20_link" text:visited-style-name="Visited_20_Internet_20_Link">
</text:a>
他报道说，周三，在会议的第二天，来自澳大利亚，日本，新西兰和大韩民国的同事以及欧盟高级外交政策和安全代表将由国家部长们加入。</text:p>
      <text:p text:style-name="P4">
“俄罗斯对乌克兰战争的后果是全球的。 今天的Vevropy发生的事情可能会在明天在东亚发生。 因此，我祝贺乌克兰在我们的合作伙伴那里得到了强有力的支持，包括最近宣布北约对乌克兰支持的贡献。”斯托尔滕贝格说。</text:p>
      <text:p text:style-name="P4">
<text:span text:style-name="T4">
另请阅读：</text:span>
 <text:a xlink:type="simple" xlink:href="https://www.ukrinform.ua/rubric-ato/3690946-souzniki-dopomozut-ukraini-peremogi-u-vijni-ta-nablizitisa-do-clenstva-v-nato-stolterberg.html" text:style-name="Internet_20_link" text:visited-style-name="Visited_20_Internet_20_Link">
</text:a>
他指出，北约盟友将与合作伙伴讨论Cybrenetic Defance等领域的加深工作，这是最新的错误信息技术。</text:p>
      <text:p text:style-name="P4">
据报道，在最近访问中国元首前往莫斯科之后，中国城堡没有为俄罗斯提供任何武器供应。 俄罗斯的帖子是关于将核武器放置在白俄罗斯的意图，官方<text:a xlink:type="simple" xlink:href="https://www.ukrinform.ua/rubric-world/3690053-kitaj-zaaviv-na-radbezi-oon-so-vistupae-proti-rozmisenna-adernoi-zbroi-v-insih-krainah.html" text:style-name="Internet_20_link" text:visited-style-name="Visited_20_Internet_20_Link">
</text:a>
 .</text:p>
      <text:p text:style-name="P4">
News Source: <text:a xlink:type="simple" xlink:href="https://www.ukrinform.ua/rubric-world/3691036-postacanna-kitaem-letalnoi-zbroi-rosii-stane-velikou-pomilkou-stoltenberg.html" text:style-name="Internet_20_link" text:visited-style-name="Visited_20_Internet_20_Link">
https://www.ukrinform.ua/rubric-world/3691036-postacanna-kitaem-letalnoi-zbroi-rosii-stane-velikou-pomilkou-stoltenberg.html</text:a>
</text:p>
      <!--NEWS-->
      <text:h text:style-name="P10" text:outline-level="1">
<text:span text:style-name="T4">
在基辅</text:span>
</text:h>
      <text:p text:style-name="P4">
作者: Ukrinform (Person)</text:p>
      <text:p text:style-name="P4">
出版商: Укринформ (Organization)</text:p>
      <text:p text:style-name="P4">
出版时间: 2023-04-03T17:27:25+03:00</text:p>
      <text:p text:style-name="P4">
修改时间: 2023-04-03T17:27:25+03:00</text:p>
      <text:p text:style-name="P4">
描述: 在基辅，执法人员暴露了勒索市政卫生设施的一个分支的负责人，并收到了三千美元的贿赂以退出军事注册。  - 乌克林。</text:p>
      <text:p text:style-name="P4">
图片: ["<text:a xlink:type="simple" xlink:href="https://static.ukrinform.com/photos/2022_08/thumb_files/630_360_1661241537-557.jpg" text:style-name="Internet_20_link" text:visited-style-name="Visited_20_Internet_20_Link">
630_360_16612...</text:a>
", "<text:a xlink:type="simple" xlink:href="https://static.ukrinform.com/photos/2023_04/1680531968-182.jpg" text:style-name="Internet_20_link" text:visited-style-name="Visited_20_Internet_20_Link">
1680531968-18...</text:a>
"]</text:p>
      <text:p text:style-name="P4">
标签: ['Хабар', 'Прокуратура', 'Офіс генпрокурора']</text:p>
      <text:p text:style-name="P4">
类型: Article</text:p>
      <!--METADATA-->
      <text:p text:style-name="P4">
<draw:frame draw:style-name="fr1" draw:name="Image132" text:anchor-type="as-char" svg:width="6.9236in" svg:height="3.956343in" draw:z-index="0">
<draw:image xlink:href="../Images/yкринформ/2023-04-03T17-27-25-03-00/630_360_1661241537-557.jpg" xlink:type="simple" xlink:show="embed" xlink:actuate="onLoad" draw:mime-type="image/jpeg"/>
</draw:frame>
在基辅，执法人员在保护和收到三千美元的贿赂中，揭露了一个市政机构的分支机构负责人，以取消Zaporizhsky Accounting。</text:p>
      <text:p text:style-name="P4">
根据乌克林福姆的说法，基辅城市检察官办公室在[]中报道(https://t.me/kyiv_pro_office/1842)。</text:p>
      <text:p text:style-name="P4">
被宣布涉嫌征集和收到不当行为的人(艺术的第3部分。 《乌克兰刑法》的368).</text:p>
      <text:p text:style-name="P4">
За даними слідства, на початку січня військовозобов’язаний громадянин України,маючи певні хвороби, звернувся щодо проходження військово-лікарської комісії зподальшим виключенням із військового обліку до голови ВЛК – завідувача філіїкомунального некомерційного підприємства "Консультативно-діагностичний центр"одного з районів столиці.</text:p>
      <text:p text:style-name="P4">
<draw:frame draw:style-name="fr1" draw:name="Image133" text:anchor-type="as-char" svg:width="6.9236in" svg:height="9.231467in" draw:z-index="0">
<draw:image xlink:href="../Images/yкринформ/2023-04-03T17-27-25-03-00/1680531968-182.jpg" xlink:type="simple" xlink:show="embed" xlink:actuate="onLoad" draw:mime-type="image/jpeg"/>
</draw:frame>
后者指出，无论现有疾病如何，都将发出对兵役的提及，但将被签发，但要转移三千美元向他转移。</text:p>
      <text:p text:style-name="P4">
<text:span text:style-name="T4">
另请阅读：</text:span>
 <text:a xlink:type="simple" xlink:href="https://www.ukrinform.ua/rubric-economy/3689802-kerivnictvo-zitomirskoi-mitnici-vikrili-u-habarnictvi.html" text:style-name="Internet_20_link" text:visited-style-name="Visited_20_Internet_20_Link">
</text:a>
已经确定，从2023年1月至2023年2月，该分支机构的负责人与公民重复，并给了他有关注册和提供医疗信息以及接受体检的指示。</text:p>
      <text:p text:style-name="P4">
执法人员在收到上述资金的情况下拘留了嫌疑人，该嫌疑人是通过将军事会计排除在外的临时不适合服兵役证书的情况。</text:p>
      <text:p text:style-name="P4">
选择被告进行预审措施。 决定逮捕以确保没收的财产。</text:p>
      <text:p text:style-name="P4">
<text:span text:style-name="T4">
另请阅读：</text:span>
 <text:a xlink:type="simple" xlink:href="https://www.ukrinform.ua/rubric-regions/3687895-sudda-na-kiivsini-otrimav-85-roku-za-habar.html" text:style-name="Internet_20_link" text:visited-style-name="Visited_20_Internet_20_Link">
</text:a>
在工作场所的批准搜索期间，在居住地点，雄伟罪犯雄伟壮观，另有5.5万美元。</text:p>
      <text:p text:style-name="P4">
采取了调查措施，以暴露其他参与获得有关兵役不适合的文件的正确利益的人。</text:p>
      <text:p text:style-name="P4">
正如乌克林福姆报道的，以前的执法人员<text:a xlink:type="simple" xlink:href="https://www.ukrinform.ua/rubric-society/3682396-vikrili-posadovca-minoboroni-akij-za-habari-perepravlav-uhilantiv-za-kordon.html" text:style-name="Internet_20_link" text:visited-style-name="Visited_20_Internet_20_Link">
</text:a>
。</text:p>
      <text:p text:style-name="P4">
OGP的照片，说明性</text:p>
      <text:p text:style-name="P4">
News Source: <text:a xlink:type="simple" xlink:href="https://www.ukrinform.ua/rubric-kyiv/3691037-u-kievi-golovu-vlk-vikrili-na-habari-za-znatta-z-vijskovogo-obliku.html" text:style-name="Internet_20_link" text:visited-style-name="Visited_20_Internet_20_Link">
https://www.ukrinform.ua/rubric-kyiv/3691037-u-kievi-golovu-vlk-vikrili-na-habari-za-znatta-z-vijskovogo-obliku.html</text:a>
</text:p>
      <!--NEWS-->
      <text:h text:style-name="P10" text:outline-level="1">
<text:span text:style-name="T4">
Andriy Melnik is re -elected by the President of the Handball Federation of Ukraine</text:span>
</text:h>
      <text:p text:style-name="P4">
作者: Ukrinform (Person)</text:p>
      <text:p text:style-name="P4">
出版商: Укринформ (Organization)</text:p>
      <text:p text:style-name="P4">
出版时间: 2023-04-03T17:28:54+03:00</text:p>
      <text:p text:style-name="P4">
修改时间: 2023-04-03T17:28:54+03:00</text:p>
      <text:p text:style-name="P4">
描述: 关于梅尔尼克连任的决定是在FSU报告和选举大会上做出的。  - 乌克林。</text:p>
      <text:p text:style-name="P4">
图片: ["<text:a xlink:type="simple" xlink:href="https://static.ukrinform.com/photos/2023_04/thumb_files/630_360_1680532073-579.jpg" text:style-name="Internet_20_link" text:visited-style-name="Visited_20_Internet_20_Link">
630_360_16805...</text:a>
"]</text:p>
      <text:p text:style-name="P4">
标签: ['гандбол']</text:p>
      <text:p text:style-name="P4">
类型: Article</text:p>
      <!--METADATA-->
      <text:p text:style-name="P4">
<draw:frame draw:style-name="fr1" draw:name="Image134" text:anchor-type="as-char" svg:width="6.9236in" svg:height="3.956343in" draw:z-index="0">
<draw:image xlink:href="../Images/yкринформ/2023-04-03T17-28-54-03-00/630_360_1680532073-579.jpg" xlink:type="simple" xlink:show="embed" xlink:actuate="onLoad" draw:mime-type="image/jpeg"/>
</draw:frame>
关于梅尔尼克连任的决定是在FSU报告和选举大会上做出的。</text:p>
      <text:p text:style-name="P4">
国会有38位代表参加，<text:a xlink:type="simple" xlink:href="https://handball.net.ua/ukr/zvitno-viborniy-kongres-fgu-andriy-melnik-perebraniy-na-posadi-prezidenta-federaciji-gandbolu-ukrajini/" text:style-name="Internet_20_link" text:visited-style-name="Visited_20_Internet_20_Link">
</text:a>
乌克林福姆报道，乌克兰手球联合会的新闻服务。</text:p>
      <text:p text:style-name="P4">
在克里米亚自治共和国，沃尔林，文尼特西亚，dnipropetrovsk，顿涅茨克，donetsk，Zaporizhia，transtcarpathian，Ivano-Frankivsk，Kyiv，Kyiv，Kyiv，Kirovograd，Kirovograd，Kirovograd，Lviv，Lviv，Mykolaiv，poressa sumy，sumy，sumy，sumy，哈尔基夫，哈尔基夫，哈尔基夫·切尔尼夫特地区和城市的手球联合会。</text:p>
      <text:p text:style-name="P4">
国会内布尔的Zhytomyr和Luhansk地区联合会的代表。</text:p>
      <text:p text:style-name="P4">
37票获得“”，3票“弃权”。</text:p>
      <text:p text:style-name="P4">
Melnyk was re -elected as President FSU for a four -year term.</text:p>
      <text:p text:style-name="P4">
<text:span text:style-name="T4">
另请阅读：</text:span>
 <text:a xlink:type="simple" xlink:href="https://www.ukrinform.ua/rubric-sports/3688717-motor-ne-zmig-probitisa-do-14-finalu-evropejskoi-ligi-z-gandbolu.html" text:style-name="Internet_20_link" text:visited-style-name="Visited_20_Internet_20_Link">
</text:a>
正如乌克林福姆(Ukrinform)报道的那样，Zaporizhzhya“马达”的Gandball球员在欧洲联盟早期。</text:p>
      <text:p text:style-name="P4">
照片：Handball.net.ua</text:p>
      <text:p text:style-name="P4">
News Source: <text:a xlink:type="simple" xlink:href="https://www.ukrinform.ua/rubric-sports/3691038-andria-melnika-pereobrano-prezidentom-federacii-gandbolu-ukraini.html" text:style-name="Internet_20_link" text:visited-style-name="Visited_20_Internet_20_Link">
https://www.ukrinform.ua/rubric-sports/3691038-andria-melnika-pereobrano-prezidentom-federacii-gandbolu-ukraini.html</text:a>
</text:p>
      <!--NEWS-->
      <text:h text:style-name="P10" text:outline-level="1">
<text:span text:style-name="T4">
乌克兰需要多功能F-16，因为俄罗斯在空气ignati中具有显着优势</text:span>
</text:h>
      <text:p text:style-name="P4">
作者: Ukrinform (Person)</text:p>
      <text:p text:style-name="P4">
出版商: Укринформ (Organization)</text:p>
      <text:p text:style-name="P4">
出版时间: 2023-04-03T17:30:36+03:00</text:p>
      <text:p text:style-name="P4">
修改时间: 2023-04-03T17:30:36+03:00</text:p>
      <text:p text:style-name="P4">
描述: 俄罗斯在空气中占据了5-6次的乌克兰，因此乌克兰需要多功能F-16飞机，这可能会影响空气，地面，地面目标。  - 乌克林。</text:p>
      <text:p text:style-name="P4">
图片: ["<text:a xlink:type="simple" xlink:href="https://static.ukrinform.com/photos/2016_09/thumb_files/630_360_1475055667-6679.jpg" text:style-name="Internet_20_link" text:visited-style-name="Visited_20_Internet_20_Link">
630_360_14750...</text:a>
"]</text:p>
      <text:p text:style-name="P4">
标签: ['Винищувач', 'Війна з росією', 'Єдині новини']</text:p>
      <text:p text:style-name="P4">
类型: Article</text:p>
      <!--METADATA-->
      <text:p text:style-name="P4">
<draw:frame draw:style-name="fr1" draw:name="Image135" text:anchor-type="as-char" svg:width="6.9236in" svg:height="3.956343in" draw:z-index="0">
<draw:image xlink:href="../Images/yкринформ/2023-04-03T17-30-36-03-00/630_360_1475055667-6679.jpg" xlink:type="simple" xlink:show="embed" xlink:actuate="onLoad" draw:mime-type="image/jpeg"/>
</draw:frame>
俄罗斯预测乌克兰在空中5-6次，因此乌克兰需要多功能F-16，这可能会影响空气，陆地，过剩目标。</text:p>
      <text:p text:style-name="P4">
根据乌克林福姆的说法，武装部队空军的发言人尤里·伊格纳特(Yuriy Ignat)在全国电视上的“ unin”中说。</text:p>
      <text:p text:style-name="P4">
“俄罗斯有时会占上5-6次，这只是今天在乌克兰附近的40个垫子上剖析的群体，被占领了<text:a xlink:type="simple" xlink:href="https://www.ukrinform.ua/tag-krim" text:style-name="Internet_20_link" text:visited-style-name="Visited_20_Internet_20_Link">
</text:a>
。 此外，它们在技术上是更高的时间。 他们进行了Su-27飞机的深刻现代化，如今是Cesu-30，有Su-35的版本，有一架战斗机SU-34，他们从这些飞机中使用的是一种新的威胁”伊格纳蒂说，加上，添加，添加，添加，添加，添加，添加，添加。俄罗斯联邦几乎每天在乌克兰生产约10枚托管航空炸弹，而不是进入乌克兰防空击败的领域。</text:p>
      <text:p text:style-name="P4">
发言人指出，乌克兰从斯洛伐克和波兰获得的MIG-29提高了武装部队武装部队的能力，但在道德上已经过时，我们的技术特征很差。 他强调，与此同时，乌克兰迫切需要F-16。</text:p>
      <text:p text:style-name="P4">
<text:span text:style-name="T4">
另请阅读：</text:span>
 <text:a xlink:type="simple" xlink:href="https://www.ukrinform.ua/rubric-ato/3690828-polsa-peredala-ukraini-persi-mig29.html" text:style-name="Internet_20_link" text:visited-style-name="Visited_20_Internet_20_Link">
</text:a>
“ F-16是MIG-29的同伴，已经通过了几个深层现代化的阶段。这包括替换基本设备：它是雷达的董事会，它看到了达拉科，还有各种各样的武器导弹，托管的iViation导弹，能够令人印象深刻的空气，陆地，地表目标 - 全部是F-16。 这就是为什么我们需要这样的多功能平面的原因。 转移到合作伙伴的MIG-29没有。 沟通系统，导航系统，其自己的家庭系统以及毕竟是一个少量的现代化。 但是我们会说这是第一步，我们感谢合作伙伴的支持。”发言人说。</text:p>
      <text:p text:style-name="P4">
<text:span text:style-name="T4">
另请阅读：</text:span>
 <text:a xlink:type="simple" xlink:href="https://www.ukrinform.ua/rubric-ato/3689083-ukraina-vze-mae-rozpocati-pidgotovku-do-otrimanna-litakiv-f16-ignat.html" text:style-name="Internet_20_link" text:visited-style-name="Visited_20_Internet_20_Link">
</text:a>
他在评论乌克兰飞行员的准备工作时，报道说，已经完成了使用F-16的培训的遗传学者，但对技术文档的培训也同样重要，他们将为F-16服务的工程师。 我Ignatus说，乌克兰机场基础设施非常适应Ignat。</text:p>
      <text:p text:style-name="P4">
News Source: <text:a xlink:type="simple" xlink:href="https://www.ukrinform.ua/rubric-ato/3691039-ukraini-potribni-bagatocilovi-f16-cerez-znacnu-perevagu-rosii-u-povitri-ignat.html" text:style-name="Internet_20_link" text:visited-style-name="Visited_20_Internet_20_Link">
https://www.ukrinform.ua/rubric-ato/3691039-ukraini-potribni-bagatocilovi-f16-cerez-znacnu-perevagu-rosii-u-povitri-ignat.html</text:a>
</text:p>
      <!--NEWS-->
      <text:h text:style-name="P10" text:outline-level="1">
<text:span text:style-name="T4">
Zaporizhhya地区，Kirovohrad地区，Kharkiv，Kharkiv地区，Dnipro，Dnipropetrovsk，AT ...</text:span>
</text:h>
      <text:p text:style-name="P4">
作者: liveuamap (Language: en)</text:p>
      <text:p text:style-name="P4">
时间: 2023-04-03T17:31:00</text:p>
      <text:p text:style-name="P4">
地点: Zaporizka Oblast (Latitude:47.612021 Longtitude:35.765261)</text:p>
      <text:p text:style-name="P4">
视频: []</text:p>
      <text:p text:style-name="P4">
图片: []</text:p>
      <text:p text:style-name="P4">
标签: ["Europe", "Central and Eastern Europe"]</text:p>
      <text:p text:style-name="P4">
Id: 22553478</text:p>
      <!--METADATA-->
      <text:p text:style-name="P4">
Zaporizhhya地区，Kirovohrad地区，Kharkiv，Kharkiv地区，Dnipro，Dnipropetrovsk地区，Poltava地区(23:30). Red Alert: aerial threat.Sirens sounding. Take cover now!</text:p>
      <text:p text:style-name="P4">
News Collection Link: <text:a xlink:type="simple" xlink:href="https://liveuamap.com/en/2023/03-april-zaporizka-oblast-kirovohradska-oblasg" text:style-name="Internet_20_link" text:visited-style-name="Visited_20_Internet_20_Link">
https://liveuamap.com/en/2023/03-april-zaporizka-oblast-kirovohradska-oblasg</text:a>
</text:p>
      <text:p text:style-name="P4">
News Source: <text:a xlink:type="simple" xlink:href="https://t.me/air_alert_ua/42514" text:style-name="Internet_20_link" text:visited-style-name="Visited_20_Internet_20_Link">
https://t.me/air_alert_ua/42514</text:a>
</text:p>
      <!--NEWS-->
      <text:h text:style-name="P10" text:outline-level="1">
<text:span text:style-name="T4">
Sumska Oblast，Donetsk Oblast（23:31）。 红色警报：空中威胁。 警笛声。 立即掩盖！</text:span>
</text:h>
      <text:p text:style-name="P4">
作者: liveuamap (Language: en)</text:p>
      <text:p text:style-name="P4">
时间: 2023-04-03T17:33:00</text:p>
      <text:p text:style-name="P4">
地点: Sumska Oblast (Latitude:51.00000000 Longtitude:34.00000000)</text:p>
      <text:p text:style-name="P4">
视频: []</text:p>
      <text:p text:style-name="P4">
图片: []</text:p>
      <text:p text:style-name="P4">
标签: ["Europe", "Central and Eastern Europe"]</text:p>
      <text:p text:style-name="P4">
Id: 22553479</text:p>
      <!--METADATA-->
      <text:p text:style-name="P4">
Sumy地区，顿涅茨克地区(23:31). Red Alert: aerial threat. Sirenssounding. Take cover now!</text:p>
      <text:p text:style-name="P4">
News Collection Link: <text:a xlink:type="simple" xlink:href="https://liveuamap.com/en/2023/03-april-sumska-oblast-donetsk-oblast2331-redg" text:style-name="Internet_20_link" text:visited-style-name="Visited_20_Internet_20_Link">
https://liveuamap.com/en/2023/03-april-sumska-oblast-donetsk-oblast2331-redg</text:a>
</text:p>
      <text:p text:style-name="P4">
News Source: <text:a xlink:type="simple" xlink:href="https://t.me/air_alert_ua/42516" text:style-name="Internet_20_link" text:visited-style-name="Visited_20_Internet_20_Link">
https://t.me/air_alert_ua/42516</text:a>
</text:p>
      <!--NEWS-->
      <text:h text:style-name="P10" text:outline-level="1">
<text:span text:style-name="T4">
乌克兰和罗马尼亚将举行克里米亚平台的第一次黑海安全会议</text:span>
</text:h>
      <text:p text:style-name="P4">
作者: Ukrinform (Person)</text:p>
      <text:p text:style-name="P4">
出版商: Укринформ (Organization)</text:p>
      <text:p text:style-name="P4">
出版时间: 2023-04-03T17:35:41+03:00</text:p>
      <text:p text:style-name="P4">
修改时间: 2023-04-03T17:35:41+03:00</text:p>
      <text:p text:style-name="P4">
描述: 乌克兰和罗马尼亚将于4月12日至13日举行国际克里米亚国际平台的第一次黑海安全会议。  - 乌克林。</text:p>
      <text:p text:style-name="P4">
图片: ["<text:a xlink:type="simple" xlink:href="https://static.ukrinform.com/photos/2023_02/thumb_files/630_360_1676387593-272.jpg" text:style-name="Internet_20_link" text:visited-style-name="Visited_20_Internet_20_Link">
630_360_16763...</text:a>
"]</text:p>
      <text:p text:style-name="P4">
标签: ['МЗС', 'Румунія', 'Кримська платформа']</text:p>
      <text:p text:style-name="P4">
类型: Article</text:p>
      <!--METADATA-->
      <text:p text:style-name="P4">
<draw:frame draw:style-name="fr1" draw:name="Image136" text:anchor-type="as-char" svg:width="6.9236in" svg:height="3.956343in" draw:z-index="0">
<draw:image xlink:href="../Images/yкринформ/2023-04-03T17-35-41-03-00/630_360_1676387593-272.jpg" xlink:type="simple" xlink:show="embed" xlink:actuate="onLoad" draw:mime-type="image/jpeg"/>
</draw:frame>
乌克兰塔鲁努尼亚将于4月12日至13日在布加勒斯特(Bucharest)举行，布加勒斯特(Bucharest)是国际克里米亚平台的第一次黑海会议。</text:p>
      <text:p text:style-name="P4">
根据乌克林福称<text:a xlink:type="simple" xlink:href="https://mfa.gov.ua/events/ukrayina-ta-rumuniya-provedut-v-buharesti-pershu-chornomorsku-bezpekovu-konferenciyu-mizhnarodnoyi-krimskoyi-platformi" text:style-name="Internet_20_link" text:visited-style-name="Visited_20_Internet_20_Link">
</text:a>
，外交部长和国防部长，国际机构的负责人，政府官员和代表国际克里米亚平台参与者的独立专家将参加此次活动。</text:p>
      <text:p text:style-name="P4">
“他们分析了俄罗斯反对乌克兰战争对黑人海 - 援助地区和世界的安全状况的多维影响，讨论了应对挑战和威胁的应对策略，以及基本配置的策略该地区的安全系统。 信息战争和网络攻击也将是关注的重点。”他们告诉外部政治部门。</text:p>
      <text:p text:style-name="P4">
<text:span text:style-name="T4">
另请阅读：</text:span>
 <text:a xlink:type="simple" xlink:href="https://www.ukrinform.ua/rubric-crimea/3682775-stefancuk-anonsuvav-nastupnij-parlamentskij-samit-krimskoi-platformi-u-prazi.html" text:style-name="Internet_20_link" text:visited-style-name="Visited_20_Internet_20_Link">
</text:a>
会议的组织者是乌克兰外交部，乌克兰国防部，罗马尼亚外交部，罗马尼亚国防部，与国防战略中心合作(乌克兰).</text:p>
      <text:p text:style-name="P4">
Як повідомлялося, перший парламентський саміт міжнародної Кримської платформивідбувся у столиці Хорватії Загребі у жовтні минулого року.</text:p>
      <text:p text:style-name="P4">
News Source: <text:a xlink:type="simple" xlink:href="https://www.ukrinform.ua/rubric-crimea/3691041-ukraina-ta-rumunia-provedut-persu-cornomorsku-bezpekovu-konferenciu-krimskoi-platformi.html" text:style-name="Internet_20_link" text:visited-style-name="Visited_20_Internet_20_Link">
https://www.ukrinform.ua/rubric-crimea/3691041-ukraina-ta-rumunia-provedut-persu-cornomorsku-bezpekovu-konferenciu-krimskoi-platformi.html</text:a>
</text:p>
      <!--NEWS-->
      <text:h text:style-name="P10" text:outline-level="1">
<text:span text:style-name="T4">
12个乌克兰人从俄罗斯囚禁中返回</text:span>
</text:h>
      <text:p text:style-name="P4">
作者: Ukrinform (Person)</text:p>
      <text:p text:style-name="P4">
出版商: Укринформ (Organization)</text:p>
      <text:p text:style-name="P4">
出版时间: 2023-04-03T17:37:00+03:00</text:p>
      <text:p text:style-name="P4">
修改时间: 2023-04-03T17:37:00+03:00</text:p>
      <text:p text:style-name="P4">
描述: 乌克兰从俄罗斯囚禁中又返回了12名公民，其中包括5名重伤。  - 乌克林。</text:p>
      <text:p text:style-name="P4">
图片: ["<text:a xlink:type="simple" xlink:href="https://static.ukrinform.com/photos/2023_04/thumb_files/630_360_1680532541-205.jpg" text:style-name="Internet_20_link" text:visited-style-name="Visited_20_Internet_20_Link">
630_360_16805...</text:a>
"]</text:p>
      <text:p text:style-name="P4">
标签: ['Звільнення', 'Полонені', 'Війна з росією']</text:p>
      <text:p text:style-name="P4">
类型: Article</text:p>
      <!--METADATA-->
      <text:p text:style-name="P4">
<draw:frame draw:style-name="fr1" draw:name="Image137" text:anchor-type="as-char" svg:width="6.9236in" svg:height="3.956343in" draw:z-index="0">
<draw:image xlink:href="../Images/yкринформ/2023-04-03T17-37-00-03-00/630_360_1680532541-205.jpg" xlink:type="simple" xlink:show="embed" xlink:actuate="onLoad" draw:mime-type="image/jpeg"/>
</draw:frame>
乌克兰从俄罗斯囚禁中又完成了12名公民，其中包括5名受伤。</text:p>
      <text:p text:style-name="P4">
根据乌克林福姆的说法，关于温暖拥有的行为的协调总部报告了<text:a xlink:type="simple" xlink:href="https://t.me/Koord_shtab/764" text:style-name="Internet_20_link" text:visited-style-name="Visited_20_Internet_20_Link">
</text:a>
。</text:p>
      <text:p text:style-name="P4">
被解放的是十名被捕的士兵，特别是Bakhmut Boyakhbil，实验性和Orikhovo-vasylivka <text:a xlink:type="simple" xlink:href="https://www.ukrinform.ua/tag-doneccina" text:style-name="Internet_20_link" text:visited-style-name="Visited_20_Internet_20_Link">
</text:a>
，靠近卢汉斯克地区的克雷欣纳(Kreminna)和氯尼普比卡(Chervonopopivka)。</text:p>
      <text:p text:style-name="P4">
<text:span text:style-name="T5">
viso：<text:a xlink:type="simple" xlink:href="https://t.me/Koord_shtab/776" text:style-name="Internet_20_link" text:visited-style-name="Visited_20_Internet_20_Link">
</text:a>
</text:span>
</text:p>
      <text:p text:style-name="P4">
解放的捍卫者属于乌克兰武装部队的士兵和中士，特别是第518个独立的特殊目的营，第25个独立的空降Sicheslav旅，第95个单独的空中层层，第93个独立的机械旅。是第57次单独射击Batalion的Mariupol旅的汽车步兵。</text:p>
      <text:p text:style-name="P4">
<text:span text:style-name="T4">
另请阅读：</text:span>
 <text:a xlink:type="simple" xlink:href="https://www.ukrinform.ua/rubric-society/3689393-poraneni-hvori-ta-zinki-u-koordinacijnomu-stabi-nazvali-prioriteti-zvilnenna-polonenih.html" text:style-name="Internet_20_link" text:visited-style-name="Visited_20_Internet_20_Link">
</text:a>
其余的囚禁 - 两名平民，侵略者以诅咒为由：来自Lipka村，Kharkiv地区和Donetsk地区的Mariupol。</text:p>
      <text:p text:style-name="P4">
作为 <text:a xlink:type="simple" xlink:href="https://t.me/dmytro_lubinetzs/2043" text:style-name="Internet_20_link" text:visited-style-name="Visited_20_Internet_20_Link">
 </text:a>
Verkhovna Rada专员Dmitry Lubinets，乌克兰人的囚犯的归来是在3月24日的回应中，遣返了国防军俘虏的严重受伤和严重生病的俄罗斯军队。</text:p>
      <text:p text:style-name="P4">
监察员指出，根据日内瓦公约，俄罗斯 - 根本不应被平民俘虏。</text:p>
      <text:p text:style-name="P4">
他说：“但是，我们指出，俄罗斯人被我们的公民征求必要的医疗服务。”</text:p>
      <text:p text:style-name="P4">
卢比尼特(Lubinets)强调，乌克兰需要进入保留其公民的地方，因为俄罗斯联邦不能确保其逗留的适当条件(与亲戚缺乏沟通，医疗保健不当，营养不良等。).</text:p>
      <text:p text:style-name="P4">
<text:span text:style-name="T4">
Читайте також:</text:span>
 <text:a xlink:type="simple" xlink:href="https://www.ukrinform.ua/rubric-ato/3690212-ukrainciv-zasteregli-vid-vikoristanna-rosijskih-catbotiv-dla-posuku-polonenih.html" text:style-name="Internet_20_link" text:visited-style-name="Visited_20_Internet_20_Link">
 </text:a>
Verkhovna Rada的专员呼吁国际社会增加对俄罗斯联邦的压力，要求其超过国际人事税率，并从所有非法被拘留的乌克兰公民的囚禁中释放任何条件。</text:p>
      <text:p text:style-name="P4">
News Source: <text:a xlink:type="simple" xlink:href="https://www.ukrinform.ua/rubric-ato/3691043-ukraina-povernula-z-polonu-12-ludej-sered-nih-zahisniki-bahmuta.html" text:style-name="Internet_20_link" text:visited-style-name="Visited_20_Internet_20_Link">
https://www.ukrinform.ua/rubric-ato/3691043-ukraina-povernula-z-polonu-12-ludej-sered-nih-zahisniki-bahmuta.html</text:a>
</text:p>
      <!--NEWS-->
      <text:h text:style-name="P10" text:outline-level="1">
<text:span text:style-name="T4">
俄罗斯联邦的军队削弱并涵盖了俘虏巴赫穆特的仙女 - 西尔斯基</text:span>
</text:h>
      <text:p text:style-name="P4">
作者: Ukrinform (Person)</text:p>
      <text:p text:style-name="P4">
出版商: Укринформ (Organization)</text:p>
      <text:p text:style-name="P4">
出版时间: 2023-04-03T17:51:00+03:00</text:p>
      <text:p text:style-name="P4">
修改时间: 2023-04-03T17:51:00+03:00</text:p>
      <text:p text:style-name="P4">
描述: 乌克兰武装部队陆军的指挥官亚历山大·席尔斯基上校会见了朝巴赫穆特方向辩护的乌克兰捍卫者，并指出俄罗斯军队较弱。  - 乌克林。</text:p>
      <text:p text:style-name="P4">
图片: ["<text:a xlink:type="simple" xlink:href="https://static.ukrinform.com/photos/2023_04/thumb_files/630_360_1680532547-848.jpg" text:style-name="Internet_20_link" text:visited-style-name="Visited_20_Internet_20_Link">
630_360_16805...</text:a>
", "<text:a xlink:type="simple" xlink:href="https://static.ukrinform.com/photos/2023_04/1680532548-781.jpg" text:style-name="Internet_20_link" text:visited-style-name="Visited_20_Internet_20_Link">
1680532548-78...</text:a>
", "<text:a xlink:type="simple" xlink:href="https://static.ukrinform.com/photos/2023_04/1680532548-182.jpg" text:style-name="Internet_20_link" text:visited-style-name="Visited_20_Internet_20_Link">
1680532548-18...</text:a>
"]</text:p>
      <text:p text:style-name="P4">
标签: ['Бахмут', 'ЗСУ', 'Військові', 'Сирський', 'Війна з росією']</text:p>
      <text:p text:style-name="P4">
类型: Article</text:p>
      <!--METADATA-->
      <text:p text:style-name="P4">
<draw:frame draw:style-name="fr1" draw:name="Image138" text:anchor-type="as-char" svg:width="6.9236in" svg:height="3.956343in" draw:z-index="0">
<draw:image xlink:href="../Images/yкринформ/2023-04-03T17-51-00-03-00/630_360_1680532547-848.jpg" xlink:type="simple" xlink:show="embed" xlink:actuate="onLoad" draw:mime-type="image/jpeg"/>
</draw:frame>
乌克兰武装部队的总司令亚历山大·赛尔斯基上校与乌克兰捍卫者在一起，他们在巴赫穆特·纳普里姆卡(Bakhmut Napryamka)捍卫，并表示俄罗斯军队较弱。</text:p>
      <text:p text:style-name="P4">
他在[]中报告了这一点(https://t.me/osirskiy/31)，报道乌克林福姆。</text:p>
      <text:p text:style-name="P4">
«bakhmut方向。 我不断地与执行最热热点任务的单位合作。 他会见了安排无敌“瓦格纳”和俄罗斯伞兵神话的士兵和指挥官，他说<text:a xlink:type="simple" xlink:href="https://www.ukrinform.ua/tag-sirskij" text:style-name="Internet_20_link" text:visited-style-name="Visited_20_Internet_20_Link">
</text:a>
 .</text:p>
      <text:p text:style-name="P4">
<draw:frame draw:style-name="fr1" draw:name="Image139" text:anchor-type="as-char" svg:width="6.9236in" svg:height="4.609323in" draw:z-index="0">
<draw:image xlink:href="../Images/yкринформ/2023-04-03T17-51-00-03-00/1680532548-781.jpg" xlink:type="simple" xlink:show="embed" xlink:actuate="onLoad" draw:mime-type="image/jpeg"/>
</draw:frame>
据指挥官说，敌人削弱了自己的失败，并以所有关于巴赫穆特市的“俘虏”的假货来掩盖自己的失败。</text:p>
      <text:p text:style-name="P4">
<text:span text:style-name="T4">
另请阅读：</text:span>
 <text:a xlink:type="simple" xlink:href="https://www.ukrinform.ua/rubric-ato/3690678-malar-pro-bahmut-vorog-namagaetsa-zadiati-ne-lise-vagnerivciv-a-j-desantnikiv.html" text:style-name="Internet_20_link" text:visited-style-name="Visited_20_Internet_20_Link">
</text:a>
但是，据Sirsky称，武装部队的成功工作驳斥了俄罗斯宣传家的努力。</text:p>
      <text:p text:style-name="P4">
<draw:frame draw:style-name="fr1" draw:name="Image140" text:anchor-type="as-char" svg:width="6.9236in" svg:height="4.609323in" draw:z-index="0">
<draw:image xlink:href="../Images/yкринформ/2023-04-03T17-51-00-03-00/1680532548-182.jpg" xlink:type="simple" xlink:show="embed" xlink:actuate="onLoad" draw:mime-type="image/jpeg"/>
</draw:frame>
这位指挥官说：“从每个战士现在都在他的前部，他自己的头部，我们整个军队的前进都取决于这一事实。”</text:p>
      <text:p text:style-name="P4">
根据乌克林的说法，根据乌克兰国防部的说法，<text:a xlink:type="simple" xlink:href="https://www.ukrinform.ua/rubric-ato/3690678-malar-pro-bahmut-vorog-namagaetsa-zadiati-ne-lise-vagnerivciv-a-j-desantnikiv.html" text:style-name="Internet_20_link" text:visited-style-name="Visited_20_Internet_20_Link">
</text:a>
顿涅茨克地区非常紧张，国防力量必须在艰难的条件下施加俄罗斯军队的进步。</text:p>
      <text:p text:style-name="P4">
<text:span text:style-name="T5">
foto：Telegram/Syrsky</text:span>
</text:p>
      <text:p text:style-name="P4">
News Source: <text:a xlink:type="simple" xlink:href="https://www.ukrinform.ua/rubric-ato/3691050-armia-rf-slabsae-i-prikrivae-provali-fejkami-pro-vzatta-bahmuta-sirskij.html" text:style-name="Internet_20_link" text:visited-style-name="Visited_20_Internet_20_Link">
https://www.ukrinform.ua/rubric-ato/3691050-armia-rf-slabsae-i-prikrivae-provali-fejkami-pro-vzatta-bahmuta-sirskij.html</text:a>
</text:p>
      <!--NEWS-->
      <text:h text:style-name="P10" text:outline-level="1">
<text:span text:style-name="T4">
SBU在准备恐怖袭击时宣布怀疑来自卡尔木马斯的五名战斗机</text:span>
</text:h>
      <text:p text:style-name="P4">
作者: Ukrinform (Person)</text:p>
      <text:p text:style-name="P4">
出版商: Укринформ (Organization)</text:p>
      <text:p text:style-name="P4">
出版时间: 2023-04-03T17:59:36+03:00</text:p>
      <text:p text:style-name="P4">
修改时间: 2023-04-03T17:59:36+03:00</text:p>
      <text:p text:style-name="P4">
描述: 在Poltava地区，SBU收集了证据基础，并报告怀疑有组织的“ Kalmius” DNR”的五名成员，他们准备了恐怖袭击。  - 乌克林。</text:p>
      <text:p text:style-name="P4">
图片: ["<text:a xlink:type="simple" xlink:href="https://static.ukrinform.com/photos/2023_03/thumb_files/630_360_1679650189-636.jpg" text:style-name="Internet_20_link" text:visited-style-name="Visited_20_Internet_20_Link">
630_360_16796...</text:a>
"]</text:p>
      <text:p text:style-name="P4">
标签: ['Підозра', 'СБУ', 'Війна з росією']</text:p>
      <text:p text:style-name="P4">
类型: Article</text:p>
      <!--METADATA-->
      <text:p text:style-name="P4">
<draw:frame draw:style-name="fr1" draw:name="Image141" text:anchor-type="as-char" svg:width="6.9236in" svg:height="3.956343in" draw:z-index="0">
<draw:image xlink:href="../Images/yкринформ/2023-04-03T17-59-36-03-00/630_360_1679650189-636.jpg" xlink:type="simple" xlink:show="embed" xlink:actuate="onLoad" draw:mime-type="image/jpeg"/>
</draw:frame>
SBU NAVLTAVA地区收集了证据，并报告了涉嫌五个组织的Calmius DNR集团，该组织准备了恐怖袭击。</text:p>
      <text:p text:style-name="P4">
根据乌克林福姆的说法，Poltava地区的SBU管理层报告了<text:a xlink:type="simple" xlink:href="https://www.facebook.com/ssu.poltavska/posts/pfbid08ziynghhVJpPQAtfmELUBQq8DA565jGypsSjyHjFeMajkjH9uaxoyrn77rXJRG3xl" text:style-name="Internet_20_link" text:visited-style-name="Visited_20_Internet_20_Link">
</text:a>
“在调查过程中，发现2014年，上述非法武器形成的成员与部队进行了战斗(https://www.ukrinform.ua/tag-doneccina)在2014年秋天，该营变成了同名炮兵大队，并参加了以Sergiy Prokofiev命名的Donetsk国际机场的战斗。</text:p>
      <text:p text:style-name="P4">
如图所述，调查人员记录了该小组参与者的非法活动：炮兵炮台的指挥官“鸡”被称为。 dnr; 独奏者，电池办公室的指挥官； “霜”，电池侦察员； “青铜”，电池飞行计算器； 军事地形师“瓦”。</text:p>
      <text:p text:style-name="P4">
在对证人进行了一系列检查和审讯之后，SBU的调查人员通过对Poltava地区检察官办公室进行了次要处理的领导，在缺席的情况下向这些数字告知了这一数字，以前的怀疑改变了人们的怀疑，即以周围的恐怖行为的准备。有组织的小组和参与恐怖组织(艺术的第1部分。 14，艺术第3部分。 28，艺术第2部分。 258，艺术的第1部分。 刑法的258-3)其中两个是关于一群人事先阴谋的恐怖行为的行为(艺术的第2部分。 《乌克兰刑法》 258).</text:p>
      <text:p text:style-name="P4">
<text:span text:style-name="T4">
Читайте також:</text:span>
 <text:a xlink:type="simple" xlink:href="https://www.ukrinform.ua/rubric-regions/3642802-bojovika-z-ugrupovanna-motoroli-zasudili-na-12-rokiv.html" text:style-name="Internet_20_link" text:visited-style-name="Visited_20_Internet_20_Link">
 </text:a>
正如乌克林福姆报道的<text:a xlink:type="simple" xlink:href="https://www.ukrinform.ua/rubric-regions/3690843-sbu-zatrimala-navidnicu-rosijskih-raket-na-likarni-j-gurtozitki-kramatorska.html" text:style-name="Internet_20_link" text:visited-style-name="Visited_20_Internet_20_Link">
</text:a>
在反对顿涅茨克地区前线载体的措施中，她拘留了一名线人，该线人在医院和Kramatorsk的宿舍中引用了俄罗斯群落。</text:p>
      <text:p text:style-name="P4">
News Source: <text:a xlink:type="simple" xlink:href="https://www.ukrinform.ua/rubric-ato/3691052-sbu-ogolosila-pidozru-patom-bojovikam-iz-grupi-kalmius-u-pidgotovci-teraktiv.html" text:style-name="Internet_20_link" text:visited-style-name="Visited_20_Internet_20_Link">
https://www.ukrinform.ua/rubric-ato/3691052-sbu-ogolosila-pidozru-patom-bojovikam-iz-grupi-kalmius-u-pidgotovci-teraktiv.html</text:a>
</text:p>
      <!--NEWS-->
      <text:h text:style-name="P10" text:outline-level="1">
<text:span text:style-name="T4">
Zelenskaya与联合国教科文组织首席执行官的联合国教科文组织首席执行官讨论</text:span>
</text:h>
      <text:p text:style-name="P4">
作者: Ukrinform (Person)</text:p>
      <text:p text:style-name="P4">
出版商: Укринформ (Organization)</text:p>
      <text:p text:style-name="P4">
出版时间: 2023-04-03T18:00:00+03:00</text:p>
      <text:p text:style-name="P4">
修改时间: 2023-04-03T18:00:00+03:00</text:p>
      <text:p text:style-name="P4">
描述: 总统的妻子奥琳娜·泽伦斯卡亚（Olena Zelenskaya）与联合国教科文组织总干事阿祖拉（Azula）讨论了乌克兰文化遗产的保存和教育部门的恢复。  - 乌克林。</text:p>
      <text:p text:style-name="P4">
图片: ["<text:a xlink:type="simple" xlink:href="https://static.ukrinform.com/photos/2023_04/thumb_files/630_360_1680539444-922.jpeg" text:style-name="Internet_20_link" text:visited-style-name="Visited_20_Internet_20_Link">
630_360_16805...</text:a>
", "<text:a xlink:type="simple" xlink:href="https://static.ukrinform.com/photos/2023_04/1680539445-562.jpeg" text:style-name="Internet_20_link" text:visited-style-name="Visited_20_Internet_20_Link">
1680539445-56...</text:a>
", "<text:a xlink:type="simple" xlink:href="https://static.ukrinform.com/photos/2023_04/1680539445-129.jpeg" text:style-name="Internet_20_link" text:visited-style-name="Visited_20_Internet_20_Link">
1680539445-12...</text:a>
"]</text:p>
      <text:p text:style-name="P4">
标签: ['Культурна спадщина', 'ЮНЕСКО', 'Зеленський']</text:p>
      <text:p text:style-name="P4">
类型: Article</text:p>
      <!--METADATA-->
      <text:p text:style-name="P4">
<draw:frame draw:style-name="fr1" draw:name="Image142" text:anchor-type="as-char" svg:width="6.9236in" svg:height="3.956343in" draw:z-index="0">
<draw:image xlink:href="../Images/yкринформ/2023-04-03T18-00-00-03-00/630_360_1680539444-922.jpeg" xlink:type="simple" xlink:show="embed" xlink:actuate="onLoad" draw:mime-type="image/jpeg"/>
</draw:frame>
总统的妻子Olena Zelenskaya与联合国教科文组织的联合国教科文组织首席执行官讨论了乌克兰文化遗产和教育行业的恢复。</text:p>
      <text:p text:style-name="P4">
正如乌克林福姆报道的那样，据报道<text:a xlink:type="simple" xlink:href="https://www.president.gov.ua/news/olena-zelenska-obgovorila-z-gendirektorkoyu-yunesko-zberezhe-82045" text:style-name="Internet_20_link" text:visited-style-name="Visited_20_Internet_20_Link">
</text:a>
在文化和信息政策部长亚历山大·托卡奇科(Alexander Tkachenko)和第一任外交事务副部长埃米内(Emine Dzhaparov)的情况下，会议在基辅举行，在基辅举行，在国家储备“索非亚·基夫斯卡”。</text:p>
      <text:p text:style-name="P4">
<draw:frame draw:style-name="fr1" draw:name="Image143" text:anchor-type="as-char" svg:width="6.9236in" svg:height="4.613521in" draw:z-index="0">
<draw:image xlink:href="../Images/yкринформ/2023-04-03T18-00-00-03-00/1680539445-562.jpeg" xlink:type="simple" xlink:show="embed" xlink:actuate="onLoad" draw:mime-type="image/jpeg"/>
</draw:frame>
第一夫人感谢奥黛丽·阿祖拉(Audrey Azulae)在反拉尼 - 俄罗斯侵略中的支持，尤其是在世界遗产列表中，世界遗产敖德萨的积极决定。(2023年1月25日).</text:p>
      <text:p text:style-name="P4">
<text:span text:style-name="T4">
Читайте також:</text:span>
 <text:a xlink:type="simple" xlink:href="https://www.ukrinform.ua/rubric-culture/3690894-mkip-proponue-vnesti-u-spiski-unesko-se-tri-elementi-nematerialnoi-kulturnoi-spadsini.html" text:style-name="Internet_20_link" text:visited-style-name="Visited_20_Internet_20_Link">
 </text:a>
“这是在乌克兰的一场全面战争中做出的决定，当时安全和文化遗产是侵略国的战略目标之一，将保护Zelenskaya文化遗产。</text:p>
      <text:p text:style-name="P4">
<draw:frame draw:style-name="fr1" draw:name="Image144" text:anchor-type="as-char" svg:width="6.9236in" svg:height="4.622384in" draw:z-index="0">
<draw:image xlink:href="../Images/yкринформ/2023-04-03T18-00-00-03-00/1680539445-129.jpeg" xlink:type="simple" xlink:show="embed" xlink:actuate="onLoad" draw:mime-type="image/jpeg"/>
</draw:frame>
总统的妻子还祝贺第二次世界大战委员会的工作以及他从俄罗斯总统任期释放。 该委员会的第45届会议将于今年9月在沙特阿拉伯举行。</text:p>
      <text:p text:style-name="P4">
第一夫人说：“访问乌克兰后，您将更好地理解我们为保护的东西而战，以及为什么它对我们很重要。”</text:p>
      <text:p text:style-name="P4">
总统的妻子指出，联合国教科文组织为监测，评估和记录对乌克兰文化遗产造成的损害所做的努力。 这些数据将用于收集证据，以带来参考侵略者，尤其是针对乌克兰文化遗产的国际罪行。</text:p>
      <text:p text:style-name="P4">
Zelenska说：“我们希望支持联合国教科文组织的文化价值观，攻击者继续并非法从乌克兰占领的领土上出口，严重违反了联合国教科文组织的法规和公约。”</text:p>
      <text:p text:style-name="P4">
<text:span text:style-name="T4">
另请阅读：</text:span>
 <text:a xlink:type="simple" xlink:href="https://www.ukrinform.ua/rubric-other_news/3690939-ukraina-podast-svou-kandidaturu-do-vikonavcoi-radi-unesko.html" text:style-name="Internet_20_link" text:visited-style-name="Visited_20_Internet_20_Link">
</text:a>
</text:p>
      <text:p text:style-name="P4">
她还强调了联合国教科文组织在恢复乌克兰教育体系方面的重要性。</text:p>
      <text:p text:style-name="P4">
这位总统妻子强调说：“他们准备继续在欧洲联合国教科会的界限内与联合国教科文组织积极合作，这是对乌克兰儿童和受俄罗斯反对乌克兰战争影响的乌克兰儿童和教师的限制。”</text:p>
      <text:p text:style-name="P4">
视频： <text:a xlink:type="simple" xlink:href="https://t.me/FirstLadyOfUkraine/2820" text:style-name="Internet_20_link" text:visited-style-name="Visited_20_Internet_20_Link">
</text:a>
正如乌克林福姆报道的<text:a xlink:type="simple" xlink:href="https://www.ukrinform.ua/rubric-culture/3691001-kulinarna-diplomatia-u-kievi-gendirektorka-unesko-dolucilasa-do-prigotuvanna-borsu.html" text:style-name="Internet_20_link" text:visited-style-name="Visited_20_Internet_20_Link">
</text:a>
联合国教科文组织ODI Azule到达了基辅。 4月4日，她访问了敖德萨，她计划在普希金(Pushkin)和兰格罗诺夫斯卡亚(Langeronovskaya)的念珠里(Maritime Museum)附近的念珠，这是有关在联合国教科文组织全球中心纳入敖德萨历史中心的信息创新。</text:p>
      <text:p text:style-name="P4">
News Source: <text:a xlink:type="simple" xlink:href="https://www.ukrinform.ua/rubric-culture/3691110-zelenska-obgovorila-z-gendirektorkou-unesko-zberezenna-ukrainskoi-kulturnoi-spadsini.html" text:style-name="Internet_20_link" text:visited-style-name="Visited_20_Internet_20_Link">
https://www.ukrinform.ua/rubric-culture/3691110-zelenska-obgovorila-z-gendirektorkou-unesko-zberezenna-ukrainskoi-kulturnoi-spadsini.html</text:a>
</text:p>
      <!--NEWS-->
      <text:h text:style-name="P10" text:outline-level="1">
<text:span text:style-name="T4">
在Zhytomyr地区，UOC -MP的牧师撞到了男孩的头 - 警察打开了案件</text:span>
</text:h>
      <text:p text:style-name="P4">
作者: Ukrinform (Person)</text:p>
      <text:p text:style-name="P4">
出版商: Укринформ (Organization)</text:p>
      <text:p text:style-name="P4">
出版时间: 2023-04-03T18:06:18+03:00</text:p>
      <text:p text:style-name="P4">
修改时间: 2023-04-03T18:06:18+03:00</text:p>
      <text:p text:style-name="P4">
描述: 在Zhytomyr地区的Irshansk村庄，在宗教团体的一次会议上，莫斯科父权制的乌克兰东正教教堂的当地人与雇员之间发生了冲突，在此期间，男孩受伤。  - 乌克林。</text:p>
      <text:p text:style-name="P4">
图片: ["<text:a xlink:type="simple" xlink:href="https://static.ukrinform.com/photos/2017_01/thumb_files/630_360_1484635695-9547.jpg" text:style-name="Internet_20_link" text:visited-style-name="Visited_20_Internet_20_Link">
630_360_14846...</text:a>
"]</text:p>
      <text:p text:style-name="P4">
标签: ['Поліція', 'УПЦ МП', 'Житомирщина']</text:p>
      <text:p text:style-name="P4">
类型: Article</text:p>
      <!--METADATA-->
      <text:p text:style-name="P4">
<draw:frame draw:style-name="fr1" draw:name="Image145" text:anchor-type="as-char" svg:width="6.9236in" svg:height="3.956343in" draw:z-index="0">
<draw:image xlink:href="../Images/yкринформ/2023-04-03T18-06-18-03-00/630_360_1484635695-9547.jpg" xlink:type="simple" xlink:show="embed" xlink:actuate="onLoad" draw:mime-type="image/jpeg"/>
</draw:frame>
在Zhytomyr地区的村庄，在宗教团体的一次会议期间，莫斯科父权制的乌克兰东正教教堂的时间间居民和雇员发生了冲突，在此期间，男孩受伤。</text:p>
      <text:p text:style-name="P4">
正如乌克林福姆报道的那样，它报告了<text:a xlink:type="simple" xlink:href="https://zt.npu.gov.ua/news/na-zhytomyrshchyni-za-faktom-podii-bilia-khramu-politseiski-vidkryly-kryminalne-provadzhennia" text:style-name="Internet_20_link" text:visited-style-name="Visited_20_Internet_20_Link">
</text:a>
。</text:p>
      <text:p text:style-name="P4">
“ 4月2日，一个宗教团体在伊尔尚克村的圣博克罗夫教堂的领土上举行。 警察在现场确保执法。 在活动期间，执法人员通过身体对抗停止了所有尝试。 同时，有几份关于非法的报道，包括击中一个12岁男孩的负责人的任务。”声明说。</text:p>
      <text:p text:style-name="P4">
执法人员建立了活动的所有情况和证人，并收集了活动的视频证书。 警方开始了以前的法律资格 - 艺术的刑事诉讼。 125(故意轻体伤害)刑法。</text:p>
      <text:p text:style-name="P4">
<text:span text:style-name="T4">
另请阅读：</text:span>
 <text:a xlink:type="simple" xlink:href="https://www.ukrinform.ua/rubric-society/3690913-svasenniku-upc-mp-akij-poskodiv-u-lavri-tehniku-zurnalistiv-povidomili-pro-pidozru.html" text:style-name="Internet_20_link" text:visited-style-name="Visited_20_Internet_20_Link">
</text:a>
为了 <text:a xlink:type="simple" xlink:href="https://www.facebook.com/permalink.php" text:style-name="Internet_20_link" text:visited-style-name="Visited_20_Internet_20_Link">
</text:a>
Zhytomyr-ovrutsk主教管区负责人Zhytomyr Ivruch Paisius的主教管区，在莫斯科父权制的UOC教会社区的前夕，决定搬到乌克兰的正统教堂。</text:p>
      <text:p text:style-name="P4">
在社交网络中传播<text:a xlink:type="simple" xlink:href="https://www.youtube.com/watch" text:style-name="Internet_20_link" text:visited-style-name="Visited_20_Internet_20_Link">
</text:a>
这一事件在伊尔山斯克的宗教社区会议上。</text:p>
      <text:p text:style-name="P4">
正如乌克林福姆(Ukrinform)所报道的，在UOC的Holy Pokrovsky大教堂附近的Khmelnitsky报道，4月2日上午，事件发生在军队的殴打中，激进主义者与UOC-MP的代表之间发生冲突。</text:p>
      <text:p text:style-name="P4">
News Source: <text:a xlink:type="simple" xlink:href="https://www.ukrinform.ua/rubric-regions/3691054-na-zitomirsini-svasennik-upc-mp-vdariv-po-golovi-hlopcika-policia-vidkrila-spravu.html" text:style-name="Internet_20_link" text:visited-style-name="Visited_20_Internet_20_Link">
https://www.ukrinform.ua/rubric-regions/3691054-na-zitomirsini-svasennik-upc-mp-vdariv-po-golovi-hlopcika-policia-vidkrila-spravu.html</text:a>
</text:p>
      <!--NEWS-->
      <text:h text:style-name="P10" text:outline-level="1">
<text:span text:style-name="T4">
俄罗斯联邦和白俄罗斯的运动员将与跆拳道一起参加2023年世界杯</text:span>
</text:h>
      <text:p text:style-name="P4">
作者: Ukrinform (Person)</text:p>
      <text:p text:style-name="P4">
出版商: Укринформ (Organization)</text:p>
      <text:p text:style-name="P4">
出版时间: 2023-04-03T18:06:37+03:00</text:p>
      <text:p text:style-name="P4">
修改时间: 2023-04-03T18:06:37+03:00</text:p>
      <text:p text:style-name="P4">
描述: RF和白俄罗斯运动员将能够参与中立地位。  - 乌克林。</text:p>
      <text:p text:style-name="P4">
图片: ["<text:a xlink:type="simple" xlink:href="https://static.ukrinform.com/photos/2023_04/thumb_files/630_360_1680534329-996.jpeg" text:style-name="Internet_20_link" text:visited-style-name="Visited_20_Internet_20_Link">
630_360_16805...</text:a>
"]</text:p>
      <text:p text:style-name="P4">
标签: ['тхеквондо']</text:p>
      <text:p text:style-name="P4">
类型: Article</text:p>
      <!--METADATA-->
      <text:p text:style-name="P4">
<draw:frame draw:style-name="fr1" draw:name="Image146" text:anchor-type="as-char" svg:width="6.9236in" svg:height="3.956343in" draw:z-index="0">
<draw:image xlink:href="../Images/yкринформ/2023-04-03T18-06-37-03-00/630_360_1680534329-996.jpeg" xlink:type="simple" xlink:show="embed" xlink:actuate="onLoad" draw:mime-type="image/jpeg"/>
</draw:frame>
白俄罗斯的RFTA运动员将能够参与中立地位。</text:p>
      <text:p text:style-name="P4">
跆拳道联合会理事会(世界跆拳道) <text:a xlink:type="simple" xlink:href="http://www.worldtaekwondo.org/wtnews/view.html" text:style-name="Internet_20_link" text:visited-style-name="Visited_20_Internet_20_Link">
</text:a>
据报道，允许俄罗斯人和白俄罗斯人保持中立地位的决定。</text:p>
      <text:p text:style-name="P4">
声明说：“经过讨论后，理事会决定允许俄罗斯和白俄罗斯护照的个人中立运动员和员工在5月底的2023年世界杯开始，在Zthekwondo世界锦标赛上演出。”</text:p>
      <text:p text:style-name="P4">
跆拳道联合会还成立了一个委员会，以检查严格中立的态度。 将从几个阶段进行测试，并将符合国际奥林匹克委员会的指示(莫克).</text:p>
      <text:p text:style-name="P4">
<text:span text:style-name="T4">
Читайте також:</text:span>
 <text:a xlink:type="simple" xlink:href="https://www.ukrinform.ua/rubric-sports/3690442-mok-vvazae-so-bojkot-olimpiadi-zaskodit-ukrainskim-sportsmenam.html" text:style-name="Internet_20_link" text:visited-style-name="Visited_20_Internet_20_Link">
 </text:a>
据乌克林福姆报道，2022年3月，跆拳道世界联合会参与了俄罗斯和白俄罗斯运动员参加国际比赛。</text:p>
      <text:p text:style-name="P4">
照片：Edition.cnn.com</text:p>
      <text:p text:style-name="P4">
News Source: <text:a xlink:type="simple" xlink:href="https://www.ukrinform.ua/rubric-sports/3691055-sportsmeniv-rf-ta-bilorusi-dopustat-na-cs2023-z-thekvondo.html" text:style-name="Internet_20_link" text:visited-style-name="Visited_20_Internet_20_Link">
https://www.ukrinform.ua/rubric-sports/3691055-sportsmeniv-rf-ta-bilorusi-dopustat-na-cs2023-z-thekvondo.html</text:a>
</text:p>
      <!--NEWS-->
      <text:h text:style-name="P10" text:outline-level="1">
<text:span text:style-name="T4">
政府在一场全面的战争中吸引了t -bills的销售额3950亿</text:span>
</text:h>
      <text:p text:style-name="P4">
作者: Ukrinform (Person)</text:p>
      <text:p text:style-name="P4">
出版商: Укринформ (Organization)</text:p>
      <text:p text:style-name="P4">
出版时间: 2023-04-03T18:07:49+03:00</text:p>
      <text:p text:style-name="P4">
修改时间: 2023-04-03T18:07:49+03:00</text:p>
      <text:p text:style-name="P4">
描述: 从俄罗斯的全面入侵开始开始，政府就吸引了UAH 3950亿英镑，相当于出售内部国家贷款债券（t -bills）。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Нацбанк', 'Облігації', 'Війна з росією']</text:p>
      <text:p text:style-name="P4">
类型: Article</text:p>
      <!--METADATA-->
      <text:p text:style-name="P4">
<draw:frame draw:style-name="fr1" draw:name="Image147" text:anchor-type="as-char" svg:width="6.9236in" svg:height="3.956343in" draw:z-index="0">
<draw:image xlink:href="../Images/yкринформ/2023-04-03T18-07-49-03-00/630_360_1550144984-323.jpg" xlink:type="simple" xlink:show="embed" xlink:actuate="onLoad" draw:mime-type="image/jpeg"/>
</draw:frame>
政府在全面入侵俄罗斯的全面入侵中被出售而吸引了国内贷款(毛巾)UAH 3950亿份。</text:p>
      <text:p text:style-name="P4">
正如乌克林福姆报道的那样，它报告了<text:a xlink:type="simple" xlink:href="https://bank.gov.ua/ua/news/all/uryad-ukrayini-z-pochatku-povnomasshtabnoyi-viyni-zaluchiv-vid-prodaju-ovdp-na-auktsionah-mayje-395-mlrd-grn-v-ekvivalenti--depozitariy-nbu" text:style-name="Internet_20_link" text:visited-style-name="Visited_20_Internet_20_Link">
</text:a>
。</text:p>
      <text:p text:style-name="P4">
“从全面战​​争开始到2023年3月31日，乌克兰政府吸引了ATP的位置，将ATP的放置位于263.68亿UAH，27.142亿美元和1.0642亿欧元和1.0642亿欧元。 6.626亿，”该消息写道。</text:p>
      <text:p text:style-name="P4">
值得注意的是，2023年3月，债务市场内部借用了2600万(等效)超过了他对内部政府贷款的债券的付费。</text:p>
      <text:p text:style-name="P4">
在戒严令期间，财政部提高了Hryvnia的利率<text:a xlink:type="simple" xlink:href="https://www.ukrinform.ua/tag-obligacii" text:style-name="Internet_20_link" text:visited-style-name="Visited_20_Internet_20_Link">
</text:a>
 (最高利率-19.75％每年)以及以美元提名的军事债券(最高利率-4.85％每年)和欧元(最高率-3％每年3％).</text:p>
      <text:p text:style-name="P4">
Найбільший обсяг цих цінних паперів сконцентрований банками – первиннимидилерами. Другим за обсягом є портфель військових облігацій у власностігромадян та бізнесу України.</text:p>
      <text:p text:style-name="P4">
Обсяг військових ОВДП у власності нерезидентів становить 6 552,1 млн грн та13,3 млн дол. США.</text:p>
      <text:p text:style-name="P4">
<text:span text:style-name="T4">
Читайте також:</text:span>
 <text:a xlink:type="simple" xlink:href="https://www.ukrinform.ua/rubric-economy/3688664-minfin-rozmistiv-ovdp-na-174-milarda.html" text:style-name="Internet_20_link" text:visited-style-name="Visited_20_Internet_20_Link">
 </text:a>
正如乌克林福姆报道的那样，与俄罗斯的侵略有关，乌克兰政府已经决定了一项逐步的军事债券发行，其金额高达4000亿。 财政部每个星期二从3月1日开始进行每周二出售政府债券的拍卖。</text:p>
      <text:p text:style-name="P4">
为了加强内部债务市场，国家银行使银行能够注册强制储备金总数的50％，而NBU名单中的ODP牺牲了ODP。 自2023年3月11日以来，此列表有六期证券，其中3期在1月份添加到2023年的Talutus。</text:p>
      <text:p text:style-name="P4">
News Source: <text:a xlink:type="simple" xlink:href="https://www.ukrinform.ua/rubric-economy/3691056-urad-za-cas-povnomasstabnoi-vijni-zaluciv-395-milardiv-vid-prodazu-ovdp.html" text:style-name="Internet_20_link" text:visited-style-name="Visited_20_Internet_20_Link">
https://www.ukrinform.ua/rubric-economy/3691056-urad-za-cas-povnomasstabnoi-vijni-zaluciv-395-milardiv-vid-prodazu-ovdp.html</text:a>
</text:p>
      <!--NEWS-->
      <text:h text:style-name="P10" text:outline-level="1">
<text:span text:style-name="T4">
阿夫迪（Avdi）和马林斯克（Marinsk）的俄罗斯人有弹丸饥荒 - 国防军</text:span>
</text:h>
      <text:p text:style-name="P4">
作者: Ukrinform (Person)</text:p>
      <text:p text:style-name="P4">
出版商: Укринформ (Organization)</text:p>
      <text:p text:style-name="P4">
出版时间: 2023-04-03T18:11:00+03:00</text:p>
      <text:p text:style-name="P4">
修改时间: 2023-04-03T18:11:00+03:00</text:p>
      <text:p text:style-name="P4">
描述: 最后一天，俄罗斯军队冲进了乌克兰军方在阿夫迪（Avdi），马林斯基（Mariinsky）的指示以及NP地区的职位。 卡洛夫卡。 具有弹丸饥饿的敌人没有成功。  - 乌克林。</text:p>
      <text:p text:style-name="P4">
图片: ["<text:a xlink:type="simple" xlink:href="https://static.ukrinform.com/photos/2023_02/thumb_files/630_360_1675756522-669.jpg" text:style-name="Internet_20_link" text:visited-style-name="Visited_20_Internet_20_Link">
630_360_16757...</text:a>
"]</text:p>
      <text:p text:style-name="P4">
标签: ["Мар'їнка", 'Авдіївка', 'Війна з росією', 'Єдині новини']</text:p>
      <text:p text:style-name="P4">
类型: Article</text:p>
      <!--METADATA-->
      <text:p text:style-name="P4">
<draw:frame draw:style-name="fr1" draw:name="Image148" text:anchor-type="as-char" svg:width="6.9236in" svg:height="3.956343in" draw:z-index="0">
<draw:image xlink:href="../Images/yкринформ/2023-04-03T18-11-00-03-00/630_360_1675756522-669.jpg" xlink:type="simple" xlink:show="embed" xlink:actuate="onLoad" draw:mime-type="image/jpeg"/>
</draw:frame>
Ruskivskaya在最后一天的23次袭击了乌克兰军方在Avdiivsky，Marinsky的指示以及NP Karlivka地区的位置。 具有弹丸饥饿的敌人没有成功。</text:p>
      <text:p text:style-name="P4">
乌克林福姆(Ukrinform)表示，塔夫里斯基(Tavriysky)国防军中心的记者Alexeydmitrashkivskyi。</text:p>
      <text:p text:style-name="P4">
“敌人试图冲进23次乌克兰军队的位置23次 - 在Avdiivsky，Marinskaya的方向上，卡洛夫卡的定居点被添加到了这一溢价中。 但是敌人没有成功，他退缩了。敌人也试图猛击敌人10次。 应该注意的是，所有攻击都没有支持<text:a xlink:type="simple" xlink:href="https://www.ukrinform.ua/tag-vijskova-tehnika" text:style-name="Internet_20_link" text:visited-style-name="Visited_20_Internet_20_Link">
</text:a>
，只有一个情况下，敌人使用了两个设备，但保留了排斥并撤退。” Dmitrashkivsky说。</text:p>
      <text:p text:style-name="P4">
据他说，还观察到乌克兰军队在顿涅茨克方向的一些运营成功。 特别是，他们采取了更战略的立场，但是培训的入侵者的特殊单位。 这些部队之一遭到乌克兰炮兵的抨击，与乌克兰步兵参加了战斗。 敌人退缩了。 根据特种部队的说法，特种部队似乎反映了国防军。 众所周知，俄罗斯联邦155和200旅的单位在人员和设备中遭受了巨大损失，已经给了碰撞，并使其能够恢复。</text:p>
      <text:p text:style-name="P4">
<text:span text:style-name="T4">
另请阅读：</text:span>
 <text:a xlink:type="simple" xlink:href="https://www.ukrinform.ua/rubric-ato/3691050-armia-rf-slabsae-i-prikrivae-provali-fejkami-pro-vzatta-bahmuta-sirskij.html" text:style-name="Internet_20_link" text:visited-style-name="Visited_20_Internet_20_Link">
</text:a>
至于Avdiivka的局势，Dmitryashkivsky报告说，敌人试图强调我们在Avdiivka和Marinka之间的立场，不断重复，但并没有离开他的企图。</text:p>
      <text:p text:style-name="P4">
发言人说：“敌人遭受了巨大的损失……他们没有空中缺乏的设备数量。”</text:p>
      <text:p text:style-name="P4">
News Source: <text:a xlink:type="simple" xlink:href="https://www.ukrinform.ua/rubric-ato/3691067-u-rosian-na-avdiivskomu-ta-marinskomu-napramkah-sposterigaetsa-snaradnij-golod-sili-oboroni.html" text:style-name="Internet_20_link" text:visited-style-name="Visited_20_Internet_20_Link">
https://www.ukrinform.ua/rubric-ato/3691067-u-rosian-na-avdiivskomu-ta-marinskomu-napramkah-sposterigaetsa-snaradnij-golod-sili-oboroni.html</text:a>
</text:p>
      <!--NEWS-->
      <text:h text:style-name="P10" text:outline-level="1">
<text:span text:style-name="T4">
里奇斯基（Richskis）：我看到斯蒂芬诺夫斯基（Stepanovsky）扮演国家队主教练的角色</text:span>
</text:h>
      <text:p text:style-name="P4">
作者: Ukrinform (Person)</text:p>
      <text:p text:style-name="P4">
出版商: Укринформ (Organization)</text:p>
      <text:p text:style-name="P4">
出版时间: 2023-04-03T18:11:19+03:00</text:p>
      <text:p text:style-name="P4">
修改时间: 2023-04-03T18:11:19+03:00</text:p>
      <text:p text:style-name="P4">
描述: 乌克兰篮球队的前主教练Ainars Ronskis分享了他对谁应该领导国家队的想法。  - 乌克林。</text:p>
      <text:p text:style-name="P4">
图片: ["<text:a xlink:type="simple" xlink:href="https://static.ukrinform.com/photos/2023_04/thumb_files/630_360_1680534603-315.jpeg" text:style-name="Internet_20_link" text:visited-style-name="Visited_20_Internet_20_Link">
630_360_16805...</text:a>
"]</text:p>
      <text:p text:style-name="P4">
标签: ['Баскетбол']</text:p>
      <text:p text:style-name="P4">
类型: Article</text:p>
      <!--METADATA-->
      <text:p text:style-name="P4">
<draw:frame draw:style-name="fr1" draw:name="Image149" text:anchor-type="as-char" svg:width="6.9236in" svg:height="3.956343in" draw:z-index="0">
<draw:image xlink:href="../Images/yкринформ/2023-04-03T18-11-19-03-00/630_360_1680534603-315.jpeg" xlink:type="simple" xlink:show="embed" xlink:actuate="onLoad" draw:mime-type="image/jpeg"/>
</draw:frame>
乌克兰篮球队的前首席教练Ainars Raryskis分享了关于谁应该领导国家队的想法。</text:p>
      <text:p text:style-name="P4">
关于它 <text:a xlink:type="simple" xlink:href="https://basket.com.ua/news/interviu/ajnars-bagatskis-velyke-intervyu-pro-pidsumky-roboty-zbirnoyu-ukrayiny-novogo-golovnogo-trenera-bojkot-rosijskogo-sportu/" text:style-name="Internet_20_link" text:visited-style-name="Visited_20_Internet_20_Link">
</text:a>
乌克林福姆报道，在接受basket.com.ua的采访中。</text:p>
      <text:p text:style-name="P4">
“我很想考虑这个话题。 我可以说，我在这个角色中看到了全部责任。 这是一位与许多球员一起工作的教练，其中许多球员在俱乐部工作。 他是乌克兰的爱国者。 如果教练可以在国外工作并取得稳定的成绩，那表明温法希夫特知道他的业务，很难让这样的教练感到惊讶。 国家队是一个俱乐部，您可以在这个赛季中为整个赛季做准备一个多月。 Stepanovsky传达了如何在明确模式下准备团队。 Vitaliy能够做到这一点。</text:p>
      <text:p text:style-name="P4">
<text:span text:style-name="T4">
另请阅读：</text:span>
 <text:a xlink:type="simple" xlink:href="https://www.ukrinform.ua/rubric-sports/3690755-nba-mihajluk-onoviv-vlasnij-rekord-za-ockami-len-zigrav-cergovij-matc.html" text:style-name="Internet_20_link" text:visited-style-name="Visited_20_Internet_20_Link">
</text:a>
据乌克林福姆报道，里里斯(Richis)于3月初离开了国家队主教练的职位。</text:p>
      <text:p text:style-name="P4">
照片：fbu.ua</text:p>
      <text:p text:style-name="P4">
News Source: <text:a xlink:type="simple" xlink:href="https://www.ukrinform.ua/rubric-sports/3691060-bagatskis-bacu-stepanovskogo-v-roli-golovnogo-trenera-zbirnoi.html" text:style-name="Internet_20_link" text:visited-style-name="Visited_20_Internet_20_Link">
https://www.ukrinform.ua/rubric-sports/3691060-bagatskis-bacu-stepanovskogo-v-roli-golovnogo-trenera-zbirnoi.html</text:a>
</text:p>
      <!--NEWS-->
      <text:h text:style-name="P10" text:outline-level="1">
<text:span text:style-name="T4">
路透社：俄罗斯和印度石油贸易转向迪拜价格</text:span>
</text:h>
      <text:p text:style-name="P4">
作者: Ukrinform (Person)</text:p>
      <text:p text:style-name="P4">
出版商: Укринформ (Organization)</text:p>
      <text:p text:style-name="P4">
出版时间: 2023-04-03T18:12:39+03:00</text:p>
      <text:p text:style-name="P4">
修改时间: 2023-04-03T18:12:39+03:00</text:p>
      <text:p text:style-name="P4">
描述: 俄罗斯玫瑰省石油制造商和印度石油公司最大的炼油公司已同意在俄罗斯对印度的俄罗斯石油供应的最新协议中使用以迪拜石油为例。  - 乌克林。</text:p>
      <text:p text:style-name="P4">
图片: ["<text:a xlink:type="simple" xlink:href="https://static.ukrinform.com/photos/2020_06/thumb_files/630_360_1591537775-972.jpg" text:style-name="Internet_20_link" text:visited-style-name="Visited_20_Internet_20_Link">
630_360_15915...</text:a>
"]</text:p>
      <text:p text:style-name="P4">
标签: ['Індія', 'нафта', 'Торгівля', 'росія', 'Еталон Dubai']</text:p>
      <text:p text:style-name="P4">
类型: Article</text:p>
      <!--METADATA-->
      <text:p text:style-name="P4">
<draw:frame draw:style-name="fr1" draw:name="Image150" text:anchor-type="as-char" svg:width="6.9236in" svg:height="3.956343in" draw:z-index="0">
<draw:image xlink:href="../Images/yкринформ/2023-04-03T18-12-39-03-00/630_360_1591537775-972.jpg" xlink:type="simple" xlink:show="embed" xlink:actuate="onLoad" draw:mime-type="image/jpeg"/>
</draw:frame>
俄罗斯Rosneft Oil and Indianoil Corp，Indianoil Corp已同意在对印度俄罗斯石油供应的最新协议中使用亚洲的Naftubai Napubai补救措施。</text:p>
      <text:p text:style-name="P4">
根据乌克林福姆的报道，该机构报告了<text:a xlink:type="simple" xlink:href="https://www.reuters.com/business/energy/russia-shifts-dubai-benchmark-indian-oil-deal-sources-2023-04-03/" text:style-name="Internet_20_link" text:visited-style-name="Visited_20_Internet_20_Link">
</text:a>
。</text:p>
      <text:p text:style-name="P4">
这两个国家拥有的公司决定放弃欧洲的统治地位。布伦特参考文献是俄罗斯销售比例的流离失所的一种体现<text:a xlink:type="simple" xlink:href="https://www.ukrinform.ua/tag-nafta" text:style-name="Internet_20_link" text:visited-style-name="Visited_20_Internet_20_Link">
</text:a>
在俄罗斯去年入侵乌克兰之后，在欧洲之后，欧洲开始从俄罗斯石油中退化。</text:p>
      <text:p text:style-name="P4">
值得注意的是，这两个基准都以美元计价和Set S&amp;Platts(美国标准普尔全球INC单位)，但布伦特主要由欧洲石油公司和贸易商使用，而迪拜在亚洲和附近受到石油的影响很大。</text:p>
      <text:p text:style-name="P4">
<text:span text:style-name="T4">
另请阅读：</text:span>
 <text:a xlink:type="simple" xlink:href="https://www.ukrinform.ua/rubric-economy/3681562-india-ne-dopuskae-porusenna-sankcij-zakupovuuci-rosijsku-naftu-bloomberg.html" text:style-name="Internet_20_link" text:visited-style-name="Visited_20_Internet_20_Link">
</text:a>
Rosneft首席执行官Igor Sechin在2月表示，Napro石油石油的价格将在欧洲以外确定，因为亚洲斯塔拉尼是西方在西方对俄罗斯联邦实施更多制裁之后的最大俄罗斯石油买家。</text:p>
      <text:p text:style-name="P4">
据两名消息人士称，根据3月29日宣布的新协议，俄罗斯石油公司的销售几乎使印度石油公司石油的销售翻了一番。</text:p>
      <text:p text:style-name="P4">
<text:span text:style-name="T4">
另请阅读：</text:span>
 <text:a xlink:type="simple" xlink:href="https://www.ukrinform.ua/rubric-world/3684382-bloomberg-vikriv-tinovij-flot-rosijskih-naftovih-tankeriv.html" text:style-name="Internet_20_link" text:visited-style-name="Visited_20_Internet_20_Link">
</text:a>
正如乌克林福姆报道的那样，印度和阿联酋的至少两家公司有助于使用油轮舰队规避西部石油制裁。</text:p>
      <text:p text:style-name="P4">
News Source: <text:a xlink:type="simple" xlink:href="https://www.ukrinform.ua/rubric-economy/3691061-reuters-rosia-ta-india-u-torgivli-naftou-perejsli-na-etalon-cin-dubai.html" text:style-name="Internet_20_link" text:visited-style-name="Visited_20_Internet_20_Link">
https://www.ukrinform.ua/rubric-economy/3691061-reuters-rosia-ta-india-u-torgivli-naftou-perejsli-na-etalon-cin-dubai.html</text:a>
</text:p>
      <!--NEWS-->
      <text:h text:style-name="P10" text:outline-level="1">
<text:span text:style-name="T4">
反乌克兰的宣传：检察官办公室报告怀疑百万富翁博客作者</text:span>
</text:h>
      <text:p text:style-name="P4">
作者: Ukrinform (Person)</text:p>
      <text:p text:style-name="P4">
出版商: Укринформ (Organization)</text:p>
      <text:p text:style-name="P4">
出版时间: 2023-04-03T18:16:56+03:00</text:p>
      <text:p text:style-name="P4">
修改时间: 2023-04-03T18:16:56+03:00</text:p>
      <text:p text:style-name="P4">
描述: 执法人员报告怀疑百万富翁博客作者，根据调查，该博客作者证明了俄罗斯联邦的武装侵略并传播了反乌克兰宣传。  - 乌克林。</text:p>
      <text:p text:style-name="P4">
图片: ["<text:a xlink:type="simple" xlink:href="https://static.ukrinform.com/photos/2022_06/thumb_files/630_360_1655121940-321.png" text:style-name="Internet_20_link" text:visited-style-name="Visited_20_Internet_20_Link">
630_360_16551...</text:a>
"]</text:p>
      <text:p text:style-name="P4">
标签: ['Підозра', 'Прокуратура', 'Офіс генпрокурора']</text:p>
      <text:p text:style-name="P4">
类型: Article</text:p>
      <!--METADATA-->
      <text:p text:style-name="P4">
<draw:frame draw:style-name="fr1" draw:name="Image151" text:anchor-type="as-char" svg:width="6.9236in" svg:height="3.956343in" draw:z-index="0">
<draw:image xlink:href="../Images/yкринформ/2023-04-03T18-16-56-03-00/630_360_1655121940-321.png" xlink:type="simple" xlink:show="embed" xlink:actuate="onLoad" draw:mime-type="image/png"/>
</draw:frame>
执法人员报告怀疑百万富翁博客作者，根据研究，该博客作者证明了俄罗斯联邦的武装侵略并传播反乌克兰宣传。</text:p>
      <text:p text:style-name="P4">
关于<text:a xlink:type="simple" xlink:href="https://t.me/pgo_gov_ua/10981" text:style-name="Internet_20_link" text:visited-style-name="Visited_20_Internet_20_Link">
</text:a>
报道说，检察官办公室办公室的新闻服务报道。</text:p>
      <text:p text:style-name="P4">
“在Vinnytsia地区检察官办公室的程序领导下，乌克兰的公民去了俄罗斯联合会进行全面的入侵，报道说，犯有许多针对乌克兰国家安全基础的罪行，”将在消息中。</text:p>
      <text:p text:style-name="P4">
<text:span text:style-name="T4">
另请阅读：</text:span>
 <text:a xlink:type="simple" xlink:href="https://www.ukrinform.ua/rubric-regions/3691057-na-harkivsini-miscevij-deputatci-vid-opzz-ogolosili-pidozru-v-derzzradi.html" text:style-name="Internet_20_link" text:visited-style-name="Visited_20_Internet_20_Link">
</text:a>
根据调查，犯罪嫌疑人在其在线资源上发表了与反乌克兰叙事的在线资源。</text:p>
      <text:p text:style-name="P4">
特别是，参与作者计划的人传播了对武装部队的抹黑，“证实”了改变乌克兰领土领土宪法秩序的必要性，“将“恐怖组织”合法化为“恐怖组织”，“ lnr/dnr”和俄罗斯领土俄罗斯联邦。</text:p>
      <text:p text:style-name="P4">
根据检察长办公室的说法，博客作者还对2022年在基辅地区，哈尔基夫，赫尔森和玛丽奥波尔的武装行动武装行动的武装行动发表了扭曲的评论。</text:p>
      <text:p text:style-name="P4">
<text:span text:style-name="T4">
另请阅读：</text:span>
 <text:a xlink:type="simple" xlink:href="https://www.ukrinform.ua/rubric-regions/3691054-na-zitomirsini-svasennik-upc-mp-vdariv-po-golovi-hlopcika-policia-vidkrila-spravu.html" text:style-name="Internet_20_link" text:visited-style-name="Visited_20_Internet_20_Link">
</text:a>
OGP强调说：“考试的结论证实了这些公开言论的非法性，因为那些旨在损害乌克兰在痛苦条件下的主权，领土完整，国防能力，经济和信息安全的危害。”</text:p>
      <text:p text:style-name="P4">
该男子执法人员被指控分配带有公共安心的材料，以应对州政府的暴力变化； 侵占乌克兰的领土内容和不可侵犯性； 国务院; 战争的宣传；合理，承认合法，否认俄罗斯反对乌克兰联合会的武装侵略，荣耀(艺术的第2部分。 109，艺术第1部分。 110，艺术第2部分。 111，艺术。 436，艺术第2部分。 刑法的436-2).</text:p>
      <text:p text:style-name="P4">
Досудове розслідування здійснює Управління СБУ у Вінницькій області.</text:p>
      <text:p text:style-name="P4">
За <text:a xlink:type="simple" xlink:href="https://t.me/SBUkr/7807" text:style-name="Internet_20_link" text:visited-style-name="Visited_20_Internet_20_Link">
 </text:a>
乌克兰的安全服务，这个博客作者Zavoriy Podolyak。 他目前在俄罗斯。</text:p>
      <text:p text:style-name="P4">
<text:span text:style-name="T4">
另请阅读：</text:span>
 <text:a xlink:type="simple" xlink:href="https://www.ukrinform.ua/rubric-regions/3691007-spivucasnici-vikradenna-ditej-na-zaporizzi-povidomili-pidozru.html" text:style-name="Internet_20_link" text:visited-style-name="Visited_20_Internet_20_Link">
</text:a>
</text:p>
      <text:p text:style-name="P4">
正在进行复杂的措施，以使负责人。</text:p>
      <text:p text:style-name="P4">
据报道，2月20日，SBU据称怀疑Prokremlivsky的博客作者，他们抹黑了武装部队。</text:p>
      <text:p text:style-name="P4">
News Source: <text:a xlink:type="simple" xlink:href="https://www.ukrinform.ua/rubric-society/3691063-antiukrainska-propaganda-prokuratura-povidomila-pidozru-blogerumiljonniku.html" text:style-name="Internet_20_link" text:visited-style-name="Visited_20_Internet_20_Link">
https://www.ukrinform.ua/rubric-society/3691063-antiukrainska-propaganda-prokuratura-povidomila-pidozru-blogerumiljonniku.html</text:a>
</text:p>
      <!--NEWS-->
      <text:h text:style-name="P10" text:outline-level="1">
<text:span text:style-name="T4">
在尼古拉地区，青少年在操场上的操场上发现了三枚手榴弹</text:span>
</text:h>
      <text:p text:style-name="P4">
作者: Ukrinform (Person)</text:p>
      <text:p text:style-name="P4">
出版商: Укринформ (Organization)</text:p>
      <text:p text:style-name="P4">
出版时间: 2023-04-03T18:18:58+03:00</text:p>
      <text:p text:style-name="P4">
修改时间: 2023-04-03T18:18:58+03:00</text:p>
      <text:p text:style-name="P4">
描述: 在尼古拉地区，青少年在操场上发现了三枚手榴弹。  - 乌克林。</text:p>
      <text:p text:style-name="P4">
图片: ["<text:a xlink:type="simple" xlink:href="https://static.ukrinform.com/photos/2023_04/thumb_files/630_360_1680535114-516.jpg" text:style-name="Internet_20_link" text:visited-style-name="Visited_20_Internet_20_Link">
630_360_16805...</text:a>
"]</text:p>
      <text:p text:style-name="P4">
标签: ['Діти', 'Граната', 'Миколаївщина']</text:p>
      <text:p text:style-name="P4">
类型: Article</text:p>
      <!--METADATA-->
      <text:p text:style-name="P4">
<draw:frame draw:style-name="fr1" draw:name="Image152" text:anchor-type="as-char" svg:width="6.9236in" svg:height="3.956343in" draw:z-index="0">
<draw:image xlink:href="../Images/yкринформ/2023-04-03T18-18-58-03-00/630_360_1680535114-516.jpg" xlink:type="simple" xlink:show="embed" xlink:actuate="onLoad" draw:mime-type="image/jpeg"/>
</draw:frame>
青少年在操场上发现了三枚手榴弹。</text:p>
      <text:p text:style-name="P4">
这是在[]中报道的(https://facebook.com/permalink.php?story_fbid=pfbid0oVCSWrdj4XSR8BV43jRhWV39cEfM74oSm1LH74u1Jr9sy9TqssQqcYL2zLUXyrSxl&amp;id=100005813858099&amp;_rdr)乌克林福姆报道，区域警察谢尔盖·谢奇(Sergey Shaychet)负责人。</text:p>
      <text:p text:style-name="P4">
“在操场上，13岁的男孩注意到房子被埋葬了三个<text:a xlink:type="simple" xlink:href="https://www.ukrinform.ua/tag-granata" text:style-name="Internet_20_link" text:visited-style-name="Visited_20_Internet_20_Link">
</text:a>
有激情。...男孩立即打电话给警察。” Schikhet说。</text:p>
      <text:p text:style-name="P4">
据他说，当场爆炸性服务的专家。</text:p>
      <text:p text:style-name="P4">
执法人员确定了爆炸是如何进入操场的。</text:p>
      <text:p text:style-name="P4">
<text:span text:style-name="T4">
另请阅读：</text:span>
 <text:a xlink:type="simple" xlink:href="https://www.ukrinform.ua/rubric-regions/3690645-u-bilij-cerkvi-vibuhnula-granata-v-budinku-zaginuv-colovik.html" text:style-name="Internet_20_link" text:visited-style-name="Visited_20_Internet_20_Link">
</text:a>
据乌克林福姆报道，3月底在基辅地区的Vyshgorod区<text:a xlink:type="simple" xlink:href="https://www.ukrinform.ua/rubric-ato/3689082-na-kiivsini-znisili-rosijsku-protitankovu-granatu.html" text:style-name="Internet_20_link" text:visited-style-name="Visited_20_Internet_20_Link">
</text:a>
 .</text:p>
      <text:p text:style-name="P4">
News Source: <text:a xlink:type="simple" xlink:href="https://www.ukrinform.ua/rubric-regions/3691064-na-mikolaivsini-pidlitki-znajsli-na-ditacomu-majdanciku-tri-granati.html" text:style-name="Internet_20_link" text:visited-style-name="Visited_20_Internet_20_Link">
https://www.ukrinform.ua/rubric-regions/3691064-na-mikolaivsini-pidlitki-znajsli-na-ditacomu-majdanciku-tri-granati.html</text:a>
</text:p>
      <!--NEWS-->
      <text:h text:style-name="P10" text:outline-level="1">
<text:span text:style-name="T4">
Zelensky在Chernihiv地区的占领期间向军事和平民颁发了英雄主义的奖项</text:span>
</text:h>
      <text:p text:style-name="P4">
作者: Ukrinform (Person)</text:p>
      <text:p text:style-name="P4">
出版商: Укринформ (Organization)</text:p>
      <text:p text:style-name="P4">
出版时间: 2023-04-03T18:20:10+03:00</text:p>
      <text:p text:style-name="P4">
修改时间: 2023-04-03T18:20:10+03:00</text:p>
      <text:p text:style-name="P4">
描述: 沃迪米尔总统Zelenskyy授予军人和平民，他们在切尼希夫地区从俄罗斯占领中辩护和解放期间表现出勇气和英雄主义。  - 乌克林。</text:p>
      <text:p text:style-name="P4">
图片: ["<text:a xlink:type="simple" xlink:href="https://static.ukrinform.com/photos/2023_04/thumb_files/630_360_1680535127-824.jpeg" text:style-name="Internet_20_link" text:visited-style-name="Visited_20_Internet_20_Link">
630_360_16805...</text:a>
", "<text:a xlink:type="simple" xlink:href="https://static.ukrinform.com/photos/2023_04/1680535127-486.jpeg" text:style-name="Internet_20_link" text:visited-style-name="Visited_20_Internet_20_Link">
1680535127-48...</text:a>
", "<text:a xlink:type="simple" xlink:href="https://static.ukrinform.com/photos/2023_04/1680535127-114.jpeg" text:style-name="Internet_20_link" text:visited-style-name="Visited_20_Internet_20_Link">
1680535127-11...</text:a>
"]</text:p>
      <text:p text:style-name="P4">
标签: None</text:p>
      <text:p text:style-name="P4">
类型: Article</text:p>
      <!--METADATA-->
      <text:p text:style-name="P4">
<draw:frame draw:style-name="fr1" draw:name="Image153" text:anchor-type="as-char" svg:width="6.9236in" svg:height="3.956343in" draw:z-index="0">
<draw:image xlink:href="../Images/yкринформ/2023-04-03T18-20-10-03-00/630_360_1680535127-824.jpeg" xlink:type="simple" xlink:show="embed" xlink:actuate="onLoad" draw:mime-type="image/jpeg"/>
</draw:frame>
总统洛尔迪尔·泽伦斯基(Lordir Zelensky)授予军人和平民，他们在俄罗斯占领中辩护和释放切尼希夫地区时表现出了勇气和英雄主义。</text:p>
      <text:p text:style-name="P4">
这报告了<text:a xlink:type="simple" xlink:href="https://www.president.gov.ua/news/uspihi-nashogo-narodu-v-bitvah-za-chernigivshinu-sumshinu-ki-82057" text:style-name="Internet_20_link" text:visited-style-name="Visited_20_Internet_20_Link">
</text:a>
。</text:p>
      <text:p text:style-name="P4">
Zelensky是在普罗罗斯入侵者地区解放周年纪念日发生的事件。</text:p>
      <text:p text:style-name="P4">
“我们庆祝北部地区解放一周年。一年前，我们的人民正在争夺<text:a xlink:type="simple" xlink:href="https://www.ukrinform.ua/tag-cernigivsina" text:style-name="Internet_20_link" text:visited-style-name="Visited_20_Internet_20_Link">
</text:a>
，苏米地区，真相在基辅地区开放。 关于乌克兰是什么的真相。 世界不仅看到了乌克兰人的勇气和决心，这并不是乌克兰人和乌克兰人的勇气。 世界看到乌克兰能够从这场战争中获胜 - 乌克兰的战争。”泽伦斯基说。</text:p>
      <text:p text:style-name="P4">
据他说，在北部地区的战斗之后，世界上对乌克兰的信念证实了世界的根本变化。</text:p>
      <text:p text:style-name="P4">
据总统说，乌克兰士兵和切尼希夫地区的平民都在为社区的斗争中翻新了真正的英雄主义，这将永远被记住。</text:p>
      <text:p text:style-name="P4">
“在超过400天的时间里，我们所有人都在这个完整的范围内一直在保护我们的国家……在出色的方式，艰难的战斗，艰难的时期。 但是，我们有一个难以忍受的，这给了我们乌克兰人，乌克兰人和获胜的机会。 在你的土地上打架。 为了保护我们内在的团结，并帮助为乌克兰殴打的任何人，在乌克兰工作，照顾我们的国家。 但要堡垒 - 在个人一级，在我们村庄，定居点，城市的层面上，以便我们留在我们国家的层面，乌克兰。”泽伦斯基说。</text:p>
      <text:p text:style-name="P4">
<draw:frame draw:style-name="fr1" draw:name="Image154" text:anchor-type="as-char" svg:width="6.9236in" svg:height="4.617948in" draw:z-index="0">
<draw:image xlink:href="../Images/yкринформ/2023-04-03T18-20-10-03-00/1680535127-486.jpeg" xlink:type="simple" xlink:show="embed" xlink:actuate="onLoad" draw:mime-type="image/jpeg"/>
</draw:frame>
总统由切尔尼希夫市军事管理局局长德米特里·兹里奇斯基(Dmitry Zrizhinsky)提出了名誉“城市 - 乌克兰英雄”。 他为庆祝整个地区切尼希夫·塔格罗(Chernihiv Tageroism)的斗争而感到非常荣幸。</text:p>
      <text:p text:style-name="P4">
<draw:frame draw:style-name="fr1" draw:name="Image155" text:anchor-type="as-char" svg:width="6.9236in" svg:height="4.617948in" draw:z-index="0">
<draw:image xlink:href="../Images/yкринформ/2023-04-03T18-20-10-03-00/1680535127-114.jpeg" xlink:type="simple" xlink:show="embed" xlink:actuate="onLoad" draw:mime-type="image/jpeg"/>
</draw:frame>
国家元首还授予军人和平民，他们在从俄罗斯占领中辩护和释放切尼希夫地区时表现出了勇气和英雄主义。<text:span text:style-name="T4">
另请阅读：</text:span>
 <text:a xlink:type="simple" xlink:href="https://www.ukrinform.ua/rubric-ato/3691011-zelenskij-na-cernigivsini-vidvidav-gospital-i-vruciv-nagorodi-poranenim-vijskovim.html" text:style-name="Internet_20_link" text:visited-style-name="Visited_20_Internet_20_Link">
</text:a>
正如乌克林福姆报道的<text:a xlink:type="simple" xlink:href="https://www.ukrinform.ua/rubric-regions/3690903-zelenskij-vidvidav-selo-agidne-ziteliv-akogo-rosiani-misac-utrimuvali-u-pidvali.html" text:style-name="Internet_20_link" text:visited-style-name="Visited_20_Internet_20_Link">
</text:a>
在Yaidny村解放的周年纪念日，Chernihiv地区访问了学校，在地下室，俄罗斯入侵者将平民置于人质近一个月。</text:p>
      <text:p text:style-name="P4">
<text:span text:style-name="T5">
foto和由总统提供的视频</text:span>
</text:p>
      <text:p text:style-name="P4">
News Source: <text:a xlink:type="simple" xlink:href="https://www.ukrinform.ua/rubric-regions/3691065-zelenskij-vruciv-nagorodi-vijskovim-i-civilnim-za-geroizm-pid-cas-deokupacii-cernigivsini.html" text:style-name="Internet_20_link" text:visited-style-name="Visited_20_Internet_20_Link">
https://www.ukrinform.ua/rubric-regions/3691065-zelenskij-vruciv-nagorodi-vijskovim-i-civilnim-za-geroizm-pid-cas-deokupacii-cernigivsini.html</text:a>
</text:p>
      <!--NEWS-->
      <text:h text:style-name="P10" text:outline-level="1">
<text:span text:style-name="T4">
Odeska Oblast（00:23）。 红色警报：空中威胁。 警笛声。 立即掩盖！</text:span>
</text:h>
      <text:p text:style-name="P4">
作者: liveuamap (Language: en)</text:p>
      <text:p text:style-name="P4">
时间: 2023-04-03T18:24:00</text:p>
      <text:p text:style-name="P4">
地点: Odeska Oblast (Latitude:46.74996 Longtitude:30.25064)</text:p>
      <text:p text:style-name="P4">
视频: []</text:p>
      <text:p text:style-name="P4">
图片: []</text:p>
      <text:p text:style-name="P4">
标签: ["Europe", "Central and Eastern Europe"]</text:p>
      <text:p text:style-name="P4">
Id: 22553484</text:p>
      <!--METADATA-->
      <text:p text:style-name="P4">
ODESA地区(00:23). Red Alert: aerial threat. Sirens sounding. Take covernow!</text:p>
      <text:p text:style-name="P4">
News Collection Link: <text:a xlink:type="simple" xlink:href="https://liveuamap.com/en/2023/03-april-odeska-oblast0023-red-alert-aerial-tg" text:style-name="Internet_20_link" text:visited-style-name="Visited_20_Internet_20_Link">
https://liveuamap.com/en/2023/03-april-odeska-oblast0023-red-alert-aerial-tg</text:a>
</text:p>
      <text:p text:style-name="P4">
News Source: <text:a xlink:type="simple" xlink:href="https://t.me/suspilneodesa/22213" text:style-name="Internet_20_link" text:visited-style-name="Visited_20_Internet_20_Link">
https://t.me/suspilneodesa/22213</text:a>
</text:p>
      <!--NEWS-->
      <text:h text:style-name="P10" text:outline-level="1">
<text:span text:style-name="T4">
四月份的俄罗斯人可以“动员”临时占领领土的年轻人 - 梅利托波尔市长</text:span>
</text:h>
      <text:p text:style-name="P4">
作者: Ukrinform (Person)</text:p>
      <text:p text:style-name="P4">
出版商: Укринформ (Organization)</text:p>
      <text:p text:style-name="P4">
出版时间: 2023-04-03T18:27:16+03:00</text:p>
      <text:p text:style-name="P4">
修改时间: 2023-04-03T18:27:16+03:00</text:p>
      <text:p text:style-name="P4">
描述: 入侵者准备开始从TOT到应征服务的年轻人招募年轻人。  - 乌克林。</text:p>
      <text:p text:style-name="P4">
图片: ["<text:a xlink:type="simple" xlink:href="https://static.ukrinform.com/photos/2022_12/thumb_files/630_360_1671792555-121.jpg" text:style-name="Internet_20_link" text:visited-style-name="Visited_20_Internet_20_Link">
630_360_16717...</text:a>
"]</text:p>
      <text:p text:style-name="P4">
标签: ['Призов', 'Федоров', 'Війна з росією']</text:p>
      <text:p text:style-name="P4">
类型: Article</text:p>
      <!--METADATA-->
      <text:p text:style-name="P4">
<draw:frame draw:style-name="fr1" draw:name="Image156" text:anchor-type="as-char" svg:width="6.9236in" svg:height="3.956343in" draw:z-index="0">
<draw:image xlink:href="../Images/yкринформ/2023-04-03T18-27-16-03-00/630_360_1671792555-121.jpg" xlink:type="simple" xlink:show="embed" xlink:actuate="onLoad" draw:mime-type="image/jpeg"/>
</draw:frame>
4月的入侵者开始了年轻人从TOT到应征服务的呼吁。</text:p>
      <text:p text:style-name="P4">
关于它在[]中报告(https://t.me/ivan_fedorov_melitopol/1643)Melitopol市长伊万·费多罗夫(Ivan Fedorov)报道。</text:p>
      <text:p text:style-name="P4">
消息写道：“入侵者准备将年轻人从牙齿变成大炮肉 - 从4月起，可以将呼叫传播给应征服务。”</text:p>
      <text:p text:style-name="P4">
<text:span text:style-name="T4">
另请阅读：</text:span>
 <text:a xlink:type="simple" xlink:href="https://www.ukrinform.ua/rubric-regions/3691019-na-zaporizzi-vijskovi-rf-skladaut-spiski-kolaborantiv-na-likvidaciu.html" text:style-name="Internet_20_link" text:visited-style-name="Visited_20_Internet_20_Link">
</text:a>
据费多洛夫(Fedorov)称，起初俄罗斯人说，来自“新地区”的年轻人不会为军队服务而叛逆。 但是，在如今由普京签署的春季电话的法律中，这也不例外。</text:p>
      <text:p text:style-name="P4">
梅利托波尔(Melitopol)主席再次强调需要紧急离开根源领土，因为这对所有人都是致命的。</text:p>
      <text:p text:style-name="P4">
正如乌克林福姆报道的，在卢汉斯克和顿涅茨克地区的被占领地区<text:a xlink:type="simple" xlink:href="https://www.ukrinform.ua/rubric-regions/3649106-na-okupovanih-teritoriah-lugansini-ta-doneccini-zagarbniki-stavlat-pidlitkiv-na-vijskovij-oblik.html" text:style-name="Internet_20_link" text:visited-style-name="Visited_20_Internet_20_Link">
</text:a>
 .</text:p>
      <text:p text:style-name="P4">
News Source: <text:a xlink:type="simple" xlink:href="https://www.ukrinform.ua/rubric-regions/3691068-rosiani-u-kvitni-mozut-mobilizuvati-molod-z-timcasovo-okupovanih-teritorij-mer-melitopola.html" text:style-name="Internet_20_link" text:visited-style-name="Visited_20_Internet_20_Link">
https://www.ukrinform.ua/rubric-regions/3691068-rosiani-u-kvitni-mozut-mobilizuvati-molod-z-timcasovo-okupovanih-teritorij-mer-melitopola.html</text:a>
</text:p>
      <!--NEWS-->
      <text:h text:style-name="P10" text:outline-level="1">
<text:span text:style-name="T4">
SBU显示了当今囚犯交换的独家录像</text:span>
</text:h>
      <text:p text:style-name="P4">
作者: Ukrinform (Person)</text:p>
      <text:p text:style-name="P4">
出版商: Укринформ (Organization)</text:p>
      <text:p text:style-name="P4">
出版时间: 2023-04-03T18:29:00+03:00</text:p>
      <text:p text:style-name="P4">
修改时间: 2023-04-03T18:29:00+03:00</text:p>
      <text:p text:style-name="P4">
描述: 乌克兰的安全局在4月3日星期一与俄罗斯战俘交换了专属人员。  - 乌克林。</text:p>
      <text:p text:style-name="P4">
图片: ["<text:a xlink:type="simple" xlink:href="https://static.ukrinform.com/photos/2023_04/thumb_files/630_360_1680535462-566.jpg" text:style-name="Internet_20_link" text:visited-style-name="Visited_20_Internet_20_Link">
630_360_16805...</text:a>
"]</text:p>
      <text:p text:style-name="P4">
标签: ['СБУ', 'Полонені', 'Війна з росією']</text:p>
      <text:p text:style-name="P4">
类型: Article</text:p>
      <!--METADATA-->
      <text:p text:style-name="P4">
<draw:frame draw:style-name="fr1" draw:name="Image157" text:anchor-type="as-char" svg:width="6.9236in" svg:height="3.956343in" draw:z-index="0">
<draw:image xlink:href="../Images/yкринформ/2023-04-03T18-29-00-03-00/630_360_1680535462-566.jpg" xlink:type="simple" xlink:show="embed" xlink:actuate="onLoad" draw:mime-type="image/jpeg"/>
</draw:frame>
乌克兰的服务安全显示了4月3日星期一与俄罗斯俄罗斯冠军的独家交流。</text:p>
      <text:p text:style-name="P4">
根据乌克林福姆的说法，在[]中发布的SBU的相应视频(https://t.me/SBUkr/7808?fbclid=IwAR2h8iierIWYTDUStUOgw3sOy_kJQgEyDE4HY95bs4vMShPpkPuGKlj68RU).</text:p>
      <text:p text:style-name="P4">
З полону звільнили ще 12 українців. Зокрема, 10 військових і двох цивільних.</text:p>
      <text:p text:style-name="P4">
“Це результат роботи Об’єднаного центру з координації пошуку та звільненнявійськовополонених, який виконав рішення Координаційного штабу з питаньповодження з військовополоненими”, - йдеться в повідомленні.</text:p>
      <text:p text:style-name="P4">
<text:span text:style-name="T5">
Відео:<text:a xlink:type="simple" xlink:href="https://t.me/SBUkr/7808" text:style-name="Internet_20_link" text:visited-style-name="Visited_20_Internet_20_Link">
 </text:a>
</text:span>
</text:p>
      <text:p text:style-name="P4">
情报局强调，他们正在努力执行乌克兰沃罗迪米尔·泽伦斯基(Volodymyr Zelensky)总统的任务，并从每个乌克兰人的囚禁中返回。</text:p>
      <text:p text:style-name="P4">
<text:span text:style-name="T4">
另请阅读：</text:span>
 <text:a xlink:type="simple" xlink:href="https://www.ukrinform.ua/rubric-ato/3690737-obmin-polonenih-u-koordstabi-rozpovili-pro-robotu-z-miznarodnimi-organizaciami.html" text:style-name="Internet_20_link" text:visited-style-name="Visited_20_Internet_20_Link">
</text:a>
正如乌克林福姆报道的那样，4月3日星期一，乌克兰从[]返回<text:a xlink:type="simple" xlink:href="https://www.ukrinform.ua/rubric-ato/3691043-ukraina-povernula-z-polonu-12-ludej-sered-nih-zahisniki-bahmuta.html" text:style-name="Internet_20_link" text:visited-style-name="Visited_20_Internet_20_Link">
</text:a>
另外12名公民，包括重伤的公民。</text:p>
      <text:p text:style-name="P4">
<text:span text:style-name="T5">
foto：监察员办公室</text:span>
</text:p>
      <text:p text:style-name="P4">
News Source: <text:a xlink:type="simple" xlink:href="https://www.ukrinform.ua/rubric-ato/3691070-sbu-pokazala-ekskluzivni-kadri-zi-sogodnisnogo-obminu-polonenimi.html" text:style-name="Internet_20_link" text:visited-style-name="Visited_20_Internet_20_Link">
https://www.ukrinform.ua/rubric-ato/3691070-sbu-pokazala-ekskluzivni-kadri-zi-sogodnisnogo-obminu-polonenimi.html</text:a>
</text:p>
      <!--NEWS-->
      <text:h text:style-name="P10" text:outline-level="1">
<text:span text:style-name="T4">
在ODESA报告的无人机攻击，几次爆炸声可听见</text:span>
</text:h>
      <text:p text:style-name="P4">
作者: liveuamap (Language: en)</text:p>
      <text:p text:style-name="P4">
时间: 2023-04-03T18:32:11</text:p>
      <text:p text:style-name="P4">
地点: Odesa, Odessa Oblast (Latitude:46.48527 Longtitude:30.77734)</text:p>
      <text:p text:style-name="P4">
视频: []</text:p>
      <text:p text:style-name="P4">
图片: []</text:p>
      <text:p text:style-name="P4">
标签: ["Central and Eastern Europe"]</text:p>
      <text:p text:style-name="P4">
Id: 22553488</text:p>
      <!--METADATA-->
      <text:p text:style-name="P4">
在ODESA报告的无人机攻击，几次爆炸声可听见</text:p>
      <text:p text:style-name="P4">
新闻集链接：<text:a xlink:type="simple" xlink:href="https://liveuamap.com/en/2023/3-april-drone-attack-reported-in-odesa-several-explosions" text:style-name="Internet_20_link" text:visited-style-name="Visited_20_Internet_20_Link">
https://liveuamap.com/en/2023/3-APRIL-DRONE-ATTACK-REPORTEDEND-IN-ODESA-SEVERAL-EXPLOSIONS</text:a>
</text:p>
      <text:p text:style-name="P4">
News Source: <text:a xlink:type="simple" xlink:href="https://t.me/our_odessa/45914" text:style-name="Internet_20_link" text:visited-style-name="Visited_20_Internet_20_Link">
https://t.me/our_odessa/45914</text:a>
</text:p>
      <!--NEWS-->
      <text:h text:style-name="P10" text:outline-level="1">
<text:span text:style-name="T4">
Fedorov拒绝通过Messenger的故事传达 - 从技术上讲是不可能的</text:span>
</text:h>
      <text:p text:style-name="P4">
作者: Ukrinform (Person)</text:p>
      <text:p text:style-name="P4">
出版商: Укринформ (Organization)</text:p>
      <text:p text:style-name="P4">
出版时间: 2023-04-03T18:32:27+03:00</text:p>
      <text:p text:style-name="P4">
修改时间: 2023-04-03T18:32:27+03:00</text:p>
      <text:p text:style-name="P4">
描述: 如今，由于流行的使者 -  Viber或Telegram，从技术上讲并非不可能将故事情节发送给军队。  - 乌克林。</text:p>
      <text:p text:style-name="P4">
图片: ["<text:a xlink:type="simple" xlink:href="https://static.ukrinform.com/photos/2022_08/thumb_files/630_360_1661950064-952.jpg" text:style-name="Internet_20_link" text:visited-style-name="Visited_20_Internet_20_Link">
630_360_16619...</text:a>
"]</text:p>
      <text:p text:style-name="P4">
标签: ['Мобільний додаток', 'Повістка', 'Мінцифри', 'Михайло Федоров']</text:p>
      <text:p text:style-name="P4">
类型: Article</text:p>
      <!--METADATA-->
      <text:p text:style-name="P4">
<draw:frame draw:style-name="fr1" draw:name="Image158" text:anchor-type="as-char" svg:width="6.9236in" svg:height="3.956343in" draw:z-index="0">
<draw:image xlink:href="../Images/yкринформ/2023-04-03T18-32-27-03-00/630_360_1661950064-952.jpg" xlink:type="simple" xlink:show="embed" xlink:actuate="onLoad" draw:mime-type="image/jpeg"/>
</draw:frame>
如今，在技术上不可能发送流行的使者的故事情节-Viber或Telegram。</text:p>
      <text:p text:style-name="P4">
Viceremier-Minister报道了创新，教育发展，Tatekhnology Minister的科学Mikhail Fedorov在一次访谈中<text:a xlink:type="simple" xlink:href="https://www.youtube.com/watch" text:style-name="Internet_20_link" text:visited-style-name="Visited_20_Internet_20_Link">
</text:a>
，报道乌克林福姆。</text:p>
      <text:p text:style-name="P4">
据部长称，人民副手菲多尔·韦尼斯拉夫斯基(Fyodor Venislavsky)关于乌克兰可以通过使者实施新闻通讯的想法是“不正确的陈述，要么是脱离上下文的概念”。</text:p>
      <text:p text:style-name="P4">
<text:span text:style-name="T4">
另请阅读：</text:span>
 <text:a xlink:type="simple" xlink:href="https://www.ukrinform.ua/rubric-society/3681673-ci-zakonna-vidaca-povistok-na-vulici-ta-v-gromadskih-miscah-poasnenna-lubinca.html" text:style-name="Internet_20_link" text:visited-style-name="Visited_20_Internet_20_Link">
</text:a>
“这是在没有应征者质量登记册和注册表和标识符与经过验证的数字绑定之前的，这是不可能完成的。 因此，从技术上讲，这样做并非不可能。”部长强调。</text:p>
      <text:p text:style-name="P4">
据报道，在3月29日，在议会安全，国防和情报联邦[]的“统一新闻”中。(https://www.ukrinform.ua/tag-venislavskij)他说，议会正在考虑使用信使传递故事的可能性。</text:p>
      <text:p text:style-name="P4">
News Source: <text:a xlink:type="simple" xlink:href="https://www.ukrinform.ua/rubric-society/3691072-fedorov-vidkidae-vrucenna-povistok-cerez-mesendzeri-tehnicno-nemozlivo.html" text:style-name="Internet_20_link" text:visited-style-name="Visited_20_Internet_20_Link">
https://www.ukrinform.ua/rubric-society/3691072-fedorov-vidkidae-vrucenna-povistok-cerez-mesendzeri-tehnicno-nemozlivo.html</text:a>
</text:p>
      <!--NEWS-->
      <text:h text:style-name="P10" text:outline-level="1">
<text:span text:style-name="T4">
Ukrenergo已从合作伙伴那里获得超过7亿欧元的贷款</text:span>
</text:h>
      <text:p text:style-name="P4">
作者: Ukrinform (Person)</text:p>
      <text:p text:style-name="P4">
出版商: Укринформ (Organization)</text:p>
      <text:p text:style-name="P4">
出版时间: 2023-04-03T18:35:06+03:00</text:p>
      <text:p text:style-name="P4">
修改时间: 2023-04-03T18:35:06+03:00</text:p>
      <text:p text:style-name="P4">
描述: 国际合作伙伴和捐助者向Ukrenergo NEC提供了超过7亿欧元的贷款，以恢复电力系统。  - 乌克林。</text:p>
      <text:p text:style-name="P4">
图片: ["<text:a xlink:type="simple" xlink:href="https://static.ukrinform.com/photos/2023_04/thumb_files/630_360_1680535762-307.jpg" text:style-name="Internet_20_link" text:visited-style-name="Visited_20_Internet_20_Link">
630_360_16805...</text:a>
", "<text:a xlink:type="simple" xlink:href="https://static.ukrinform.com/photos/2023_04/1680535971-439.jpg" text:style-name="Internet_20_link" text:visited-style-name="Visited_20_Internet_20_Link">
1680535971-43...</text:a>
"]</text:p>
      <text:p text:style-name="P4">
标签: ['Енергетика', 'Гуманітарна допомога', 'Укренерго']</text:p>
      <text:p text:style-name="P4">
类型: Article</text:p>
      <!--METADATA-->
      <text:p text:style-name="P4">
<draw:frame draw:style-name="fr1" draw:name="Image159" text:anchor-type="as-char" svg:width="6.9236in" svg:height="3.956343in" draw:z-index="0">
<draw:image xlink:href="../Images/yкринформ/2023-04-03T18-35-06-03-00/630_360_1680535762-307.jpg" xlink:type="simple" xlink:show="embed" xlink:actuate="onLoad" draw:mime-type="image/jpeg"/>
</draw:frame>
国际合作伙伴和捐助者为续签电力系统提供了超过7亿欧元的Ukrenergo NEC。</text:p>
      <text:p text:style-name="P4">
根据乌克林福姆(Ukrinform(https://www.facebook.com/vladimir.kudrytskyi/posts/pfbid0oAjwPNSiKtpSi366aSMLjMqyuonLXM4AdgZhsFQosQqjxjdwAvxGiwNdkmvqEYQAl?locale=ru_RU).</text:p>
      <text:p text:style-name="P4">
«Станом на сьогодні ми отримали від європейських партнерів та донорів більше700 мільйонів євро кредитів під мінімальний відсоток. Всі ці грошіпрацюватимуть для того, щоб захищати українського споживача», – сказавКудрицький під час спільного візиту на один з об’єктів «Укренерго» звіцеканцлером, міністром економіки та енергетики <text:a xlink:type="simple" xlink:href="https://www.ukrinform.ua/tag-nimeccina" text:style-name="Internet_20_link" text:visited-style-name="Visited_20_Internet_20_Link">
</text:a>
罗伯特·加贝特(Robert Gabet)和德国大使在乌克兰安卡·费尔顿(Anka Felguzen)。</text:p>
      <text:p text:style-name="P4">
<draw:frame draw:style-name="fr1" draw:name="Image160" text:anchor-type="as-char" svg:width="6.9236in" svg:height="4.615733in" draw:z-index="0">
<draw:image xlink:href="../Images/yкринформ/2023-04-03T18-35-06-03-00/1680535971-439.jpg" xlink:type="simple" xlink:show="embed" xlink:actuate="onLoad" draw:mime-type="image/jpeg"/>
</draw:frame>
据他说，只有德国运营商Amprion，Tennet，TrasnetBW和50Herz提供了维修制造电网和Ukrenergo变电站所需的一百多件设备。</text:p>
      <text:p text:style-name="P4">
<text:span text:style-name="T4">
另请阅读：</text:span>
 <text:a xlink:type="simple" xlink:href="https://www.ukrinform.ua/rubric-economy/3690430-golova-ukrenergo-nazvav-cotiri-komponenti-pidgotovki-do-nastupnoi-zimi.html" text:style-name="Internet_20_link" text:visited-style-name="Visited_20_Internet_20_Link">
</text:a>
克鲁伯纳戈补充说：“这就是真正的欧洲一体化的运作方式 - 我们在一起变得更加强大，可以抵抗俄罗斯的能源勒索。”</text:p>
      <text:p text:style-name="P4">
据报道，能源部分布在111家能源部门的企业之间，由国际合作伙伴作为人道主义援助提供的6000吨设备。</text:p>
      <text:p text:style-name="P4">
<text:span text:style-name="T5">
foto：Vladimir Kudrytsky，Facebook</text:span>
</text:p>
      <text:p text:style-name="P4">
News Source: <text:a xlink:type="simple" xlink:href="https://www.ukrinform.ua/rubric-economy/3691074-ukrenergo-otrimalo-ponad-700-miljoniv-kreditiv-vid-partneriv.html" text:style-name="Internet_20_link" text:visited-style-name="Visited_20_Internet_20_Link">
https://www.ukrinform.ua/rubric-economy/3691074-ukrenergo-otrimalo-ponad-700-miljoniv-kreditiv-vid-partneriv.html</text:a>
</text:p>
      <!--NEWS-->
      <text:h text:style-name="P10" text:outline-level="1">
<text:span text:style-name="T4">
防空在Odesa附近活跃</text:span>
</text:h>
      <text:p text:style-name="P4">
作者: liveuamap (Language: en)</text:p>
      <text:p text:style-name="P4">
时间: 2023-04-03T18:38:55</text:p>
      <text:p text:style-name="P4">
地点: Odesa, Odessa Oblast (Latitude:46.49697 Longtitude:30.7667)</text:p>
      <text:p text:style-name="P4">
视频: []</text:p>
      <text:p text:style-name="P4">
图片: []</text:p>
      <text:p text:style-name="P4">
标签: []</text:p>
      <text:p text:style-name="P4">
Id: 22553490</text:p>
      <!--METADATA-->
      <text:p text:style-name="P4">
防空在Odesa附近活跃</text:p>
      <text:p text:style-name="P4">
新闻集链接：<text:a xlink:type="simple" xlink:href="https://liveuamap.com/en/2023/3-april-air-defense-is-active-near-odesa" text:style-name="Internet_20_link" text:visited-style-name="Visited_20_Internet_20_Link">
https://liveuamap.com/en/2023/3-april-air-defense-is-is-active-near-odesa</text:a>
</text:p>
      <text:p text:style-name="P4">
News Source: <text:a xlink:type="simple" xlink:href="https://t.me/Tsaplienko/29204" text:style-name="Internet_20_link" text:visited-style-name="Visited_20_Internet_20_Link">
https://t.me/Tsaplienko/29204</text:a>
</text:p>
      <!--NEWS-->
      <text:h text:style-name="P10" text:outline-level="1">
<text:span text:style-name="T4">
乌克兰将利用国际经验创建国家电子图书馆</text:span>
</text:h>
      <text:p text:style-name="P4">
作者: Ukrinform (Person)</text:p>
      <text:p text:style-name="P4">
出版商: Укринформ (Organization)</text:p>
      <text:p text:style-name="P4">
出版时间: 2023-04-03T18:39:16+03:00</text:p>
      <text:p text:style-name="P4">
修改时间: 2023-04-03T18:39:16+03:00</text:p>
      <text:p text:style-name="P4">
描述: 在战争中，乌克兰需要包括爱沙尼亚和波兰在内的欧洲国家使用的现代工具，以便快速无限地获得图书馆资金。  - 乌克林。</text:p>
      <text:p text:style-name="P4">
图片: ["<text:a xlink:type="simple" xlink:href="https://static.ukrinform.com/photos/2023_04/thumb_files/630_360_1680536338-652.jpg" text:style-name="Internet_20_link" text:visited-style-name="Visited_20_Internet_20_Link">
630_360_16805...</text:a>
"]</text:p>
      <text:p text:style-name="P4">
标签: ['Бібліотека', 'ЮНЕСКО', 'МКІП ']</text:p>
      <text:p text:style-name="P4">
类型: Article</text:p>
      <!--METADATA-->
      <text:p text:style-name="P4">
<draw:frame draw:style-name="fr1" draw:name="Image161" text:anchor-type="as-char" svg:width="6.9236in" svg:height="3.956343in" draw:z-index="0">
<draw:image xlink:href="../Images/yкринформ/2023-04-03T18-39-16-03-00/630_360_1680536338-652.jpg" xlink:type="simple" xlink:show="embed" xlink:actuate="onLoad" draw:mime-type="image/jpeg"/>
</draw:frame>
面对乌克兰，需要快速，无限制地获得完成资金的欧洲国家使用的现代工具，包括爱沙尼亚和波兰。</text:p>
      <text:p text:style-name="P4">
根据乌克林福姆的说法，乌克兰国家电子图书馆的临时工作组会议的成果告知<text:a xlink:type="simple" xlink:href="https://mkip.gov.ua/news/8904.html" text:style-name="Internet_20_link" text:visited-style-name="Visited_20_Internet_20_Link">
</text:a>
mkip。</text:p>
      <text:p text:style-name="P4">
“感谢爱沙尼亚国家图书馆表现出欲望的领导，分配了时间，以使工作组熟悉他们的成就。 对于乌克兰而言，此信息非常重要。 我希望继续富有成果的工作。</text:p>
      <text:p text:style-name="P4">
他还指出，工作组的几个成员最近返回格罗维沙夫(Groveshav)，他们研究了引入国家电子的经验<text:a xlink:type="simple" xlink:href="https://www.ukrinform.ua/tag-biblioteka" text:style-name="Internet_20_link" text:visited-style-name="Visited_20_Internet_20_Link">
</text:a>
波兰。 处理的材料将在稍后在工作组的另一次会议上介绍。</text:p>
      <text:p text:style-name="P4">
根据卡兰耶夫(Karandeyev)的说法，鉴于俄罗斯联邦的武装侵略和对文化职业的破坏，乌克兰有兴趣吸引为大多数国外服务的现代技术，以确保免费，快速的自由访问纪录片遗产，这是由由纪录片遗产而来的，这是由该遗产收集的，这是由巴斯顿。</text:p>
      <text:p text:style-name="P4">
<text:span text:style-name="T4">
另请阅读：</text:span>
 <text:a xlink:type="simple" xlink:href="https://www.ukrinform.ua/rubric-culture/3688936-ukrainski-knizkovi-policki-zavilisa-vze-v-34-krainah-zelenska.html" text:style-name="Internet_20_link" text:visited-style-name="Visited_20_Internet_20_Link">
</text:a>
根据MKIP的说法，乌克兰指导努力介绍国家电子图书馆，这要归功于该部努力的统一，非政府组织“所有 - 乌克兰图书馆协会的乌克兰公共组织”，图书馆和博物馆和档案领域的主要专家，以及联合国教科文组织，国际图书馆联合会。(ifla)，外国机构。</text:p>
      <text:p text:style-name="P4">
据乌克林福姆(Ukrinform)报道，乌克兰将在2025  -  2029年为执行行政Radjunko提交候选人资格，并为Unscultural Landscape Chernihiv的名单做准备。</text:p>
      <text:p text:style-name="P4">
<text:span text:style-name="T5">
foto：nk ntu</text:span>
</text:p>
      <text:p text:style-name="P4">
News Source: <text:a xlink:type="simple" xlink:href="https://www.ukrinform.ua/rubric-culture/3691075-ukraina-vikoristae-miznarodnij-dosvid-u-stvorenni-nacionalnoi-elektronnoi-biblioteki.html" text:style-name="Internet_20_link" text:visited-style-name="Visited_20_Internet_20_Link">
https://www.ukrinform.ua/rubric-culture/3691075-ukraina-vikoristae-miznarodnij-dosvid-u-stvorenni-nacionalnoi-elektronnoi-biblioteki.html</text:a>
</text:p>
      <!--NEWS-->
      <text:h text:style-name="P10" text:outline-level="1">
<text:span text:style-name="T4">
在阿夫迪夫卡（Avdiivka），俄罗斯人开了公共汽车 - 乘客被杀，驾驶员受伤</text:span>
</text:h>
      <text:p text:style-name="P4">
作者: Ukrinform (Person)</text:p>
      <text:p text:style-name="P4">
出版商: Укринформ (Organization)</text:p>
      <text:p text:style-name="P4">
出版时间: 2023-04-03T18:43:00+03:00</text:p>
      <text:p text:style-name="P4">
修改时间: 2023-04-03T18:43:00+03:00</text:p>
      <text:p text:style-name="P4">
描述: 在阿夫迪夫卡（Avdiivka），俄罗斯入侵者开了部门：因此，乘客被杀，驾驶员受伤。  - 乌克林。</text:p>
      <text:p text:style-name="P4">
图片: ["<text:a xlink:type="simple" xlink:href="https://static.ukrinform.com/photos/2023_04/thumb_files/630_360_1680536952-157.jpeg" text:style-name="Internet_20_link" text:visited-style-name="Visited_20_Internet_20_Link">
630_360_16805...</text:a>
", "<text:a xlink:type="simple" xlink:href="https://static.ukrinform.com/photos/2023_04/1680536951-854.png" text:style-name="Internet_20_link" text:visited-style-name="Visited_20_Internet_20_Link">
1680536951-85...</text:a>
"]</text:p>
      <text:p text:style-name="P4">
标签: ['Обстріл', 'Авдіївка', 'Автобус', 'Війна з росією']</text:p>
      <text:p text:style-name="P4">
类型: Article</text:p>
      <!--METADATA-->
      <text:p text:style-name="P4">
<draw:frame draw:style-name="fr1" draw:name="Image162" text:anchor-type="as-char" svg:width="6.9236in" svg:height="3.946452in" draw:z-index="0">
<draw:image xlink:href="../Images/yкринформ/2023-04-03T18-43-00-03-00/630_360_1680536952-157.jpeg" xlink:type="simple" xlink:show="embed" xlink:actuate="onLoad" draw:mime-type="image/jpeg"/>
</draw:frame>
俄罗斯入侵者解雇了部门的巴士：因此，乘客被杀，驾驶员受伤。</text:p>
      <text:p text:style-name="P4">
正如乌克林福姆报道的那样，关于<text:a xlink:type="simple" xlink:href="https://t.me/pavlokyrylenko_donoda/7342" text:style-name="Internet_20_link" text:visited-style-name="Visited_20_Internet_20_Link">
</text:a>
顿涅茨克地区军事管理局负责人Pavel Kirilencot报告了炮击中的相关照片。</text:p>
      <text:p text:style-name="P4">
“一个人被杀，一个人在[]期间受伤(https://www.ukrinform.ua/tag-obstril)俄罗斯占领军的Avdiivka。 俄罗斯人袭击了工业大道，亲吻了该部门，当时是两个人 - 一个驾驶员和一名乘客。 驾驶员还活着休息，不幸的是，乘客受伤，与生活不相容。”该地区负责人写道。</text:p>
      <text:p text:style-name="P4">
<draw:frame draw:style-name="fr1" draw:name="Image163" text:anchor-type="as-char" svg:width="6.9236in" svg:height="5.1927in" draw:z-index="0">
<draw:image xlink:href="../Images/yкринформ/2023-04-03T18-43-00-03-00/1680536951-854.png" xlink:type="simple" xlink:show="embed" xlink:actuate="onLoad" draw:mime-type="image/png"/>
</draw:frame>
他还指出，几乎在大规模炮击的同时，是YAR的时间。 结果，两所房屋被烧毁，另外三所房屋损坏。 但是在炮击期间，没有人受伤，因为人们渴望。</text:p>
      <text:p text:style-name="P4">
“去年的经验表明，顿涅茨克地区的任何一点都是危险的，避免的唯一方法是前往该国其他地区。 包裹!撤离!” Kirilenko打电话。</text:p>
      <text:p text:style-name="P4">
<text:span text:style-name="T4">
另请阅读：</text:span>
 <text:a xlink:type="simple" xlink:href="https://www.ukrinform.ua/rubric-regions/3690754-na-doneccini-za-dobu-rosiani-vbili-sistoh-civilnih-se-15-poranili.html" text:style-name="Internet_20_link" text:visited-style-name="Visited_20_Internet_20_Link">
</text:a>
据报道，顿涅茨克地区一直在俄罗斯的不断炮击中，敌人每天杀害和伤害平民，损害基础设施对象。</text:p>
      <text:p text:style-name="P4">
News Source: <text:a xlink:type="simple" xlink:href="https://www.ukrinform.ua/rubric-ato/3691081-v-avdiivci-rosiani-obstrilali-avtobus-pasazirka-zaginula-vodij-poranenij.html" text:style-name="Internet_20_link" text:visited-style-name="Visited_20_Internet_20_Link">
https://www.ukrinform.ua/rubric-ato/3691081-v-avdiivci-rosiani-obstrilali-avtobus-pasazirka-zaginula-vodij-poranenij.html</text:a>
</text:p>
      <!--NEWS-->
      <text:h text:style-name="P10" text:outline-level="1">
<text:span text:style-name="T4">
教皇方济各敦促为乌克兰祈祷</text:span>
</text:h>
      <text:p text:style-name="P4">
作者: Ukrinform (Person)</text:p>
      <text:p text:style-name="P4">
出版商: Укринформ (Organization)</text:p>
      <text:p text:style-name="P4">
出版时间: 2023-04-03T18:45:41+03:00</text:p>
      <text:p text:style-name="P4">
修改时间: 2023-04-03T18:45:41+03:00</text:p>
      <text:p text:style-name="P4">
描述: 弗朗西斯教皇敦促乌克兰人民为战争祈祷。  - 乌克林。</text:p>
      <text:p text:style-name="P4">
图片: ["<text:a xlink:type="simple" xlink:href="https://static.ukrinform.com/photos/2023_04/thumb_files/630_360_1680536715-183.jpeg" text:style-name="Internet_20_link" text:visited-style-name="Visited_20_Internet_20_Link">
630_360_16805...</text:a>
"]</text:p>
      <text:p text:style-name="P4">
标签: ['Папа Франциск', 'Молитва', 'Війна з росією']</text:p>
      <text:p text:style-name="P4">
类型: Article</text:p>
      <!--METADATA-->
      <text:p text:style-name="P4">
<draw:frame draw:style-name="fr1" draw:name="Image164" text:anchor-type="as-char" svg:width="6.9236in" svg:height="3.956343in" draw:z-index="0">
<draw:image xlink:href="../Images/yкринформ/2023-04-03T18-45-41-03-00/630_360_1680536715-183.jpeg" xlink:type="simple" xlink:show="embed" xlink:actuate="onLoad" draw:mime-type="image/jpeg"/>
</draw:frame>
Papafransysk敦促为战争祈祷乌克兰人民。</text:p>
      <text:p text:style-name="P4">
根据乌克林福姆的说法，他在[]中写了有关它的文章(https://twitter.com/Pontifex/status/1642851945038880772?ref_src=twsrc%5Etfw%7Ctwcamp%5Etweetembed%7Ctwterm%5E1642851945038880772%7Ctwgr%5E443136a8b56ec463753ecf3a99cd2696db234270%7Ctwcon%5Es1_&amp;ref_url=https%3A%2F%2Fwww.cnn.com%2Feurope%2Flive-news%2Frussia-ukraine-war-news-04-03-23%2Findex.html)。</text:p>
      <text:p text:style-name="P4">
教皇写道：“在圣周的这些日子里，我们比那些因战争而筋疲力尽的人们和所有正在经历战争的人民祈祷的人更积极地祈祷，以便他们将在上帝的帮助下打开和平的方式。”(https://www.ukrinform.ua/tag-papa-francisk)。</text:p>
      <text:p text:style-name="P4">
<text:span text:style-name="T4">
另请阅读：</text:span>
 <text:a xlink:type="simple" xlink:href="https://www.ukrinform.ua/rubric-society/3684332-papa-rimskij-ukrainskim-bizencam-molusa-za-mir-dla-vasoi-kraini.html" text:style-name="Internet_20_link" text:visited-style-name="Visited_20_Internet_20_Link">
</text:a>
据报道，弗朗西斯教皇向所有在场的人表示祝贺，并在庆祝棕榈周日的庆祝活动中相信世界，并要求大家团结土壤以寻求和平，回想起乌克兰。</text:p>
      <text:p text:style-name="P4">
<text:span text:style-name="T5">
foto：vaticannews.va</text:span>
</text:p>
      <text:p text:style-name="P4">
News Source: <text:a xlink:type="simple" xlink:href="https://www.ukrinform.ua/rubric-society/3691079-papa-francisk-zaklikav-molitisa-za-ukrainu.html" text:style-name="Internet_20_link" text:visited-style-name="Visited_20_Internet_20_Link">
https://www.ukrinform.ua/rubric-society/3691079-papa-francisk-zaklikav-molitisa-za-ukrainu.html</text:a>
</text:p>
      <!--NEWS-->
      <text:h text:style-name="P10" text:outline-level="1">
<text:span text:style-name="T4">
敌人试图朝四个方向迈出，武装部队反映了45多次攻击</text:span>
</text:h>
      <text:p text:style-name="P4">
作者: Ukrinform (Person)</text:p>
      <text:p text:style-name="P4">
出版商: Укринформ (Organization)</text:p>
      <text:p text:style-name="P4">
出版时间: 2023-04-03T18:55:26+03:00</text:p>
      <text:p text:style-name="P4">
修改时间: 2023-04-03T18:55:26+03:00</text:p>
      <text:p text:style-name="P4">
描述: 俄罗斯联邦的部队集中力量试图在四个方向上采取进攻行动，乌克兰捍卫者在白天反映了45次敌人袭击。  - 乌克林。</text:p>
      <text:p text:style-name="P4">
图片: ["<text:a xlink:type="simple" xlink:href="https://static.ukrinform.com/photos/2023_04/thumb_files/630_360_1680537134-788.jpg" text:style-name="Internet_20_link" text:visited-style-name="Visited_20_Internet_20_Link">
630_360_16805...</text:a>
", "<text:a xlink:type="simple" xlink:href="https://static.ukrinform.com/photos/2023_04/1680537141-596.jpg" text:style-name="Internet_20_link" text:visited-style-name="Visited_20_Internet_20_Link">
1680537141-59...</text:a>
"]</text:p>
      <text:p text:style-name="P4">
标签: ['Генштаб', 'ЗСУ', 'Війна з росією', '#stoprussia']</text:p>
      <text:p text:style-name="P4">
类型: Article</text:p>
      <!--METADATA-->
      <text:p text:style-name="P4">
<draw:frame draw:style-name="fr1" draw:name="Image165" text:anchor-type="as-char" svg:width="6.9236in" svg:height="3.956343in" draw:z-index="0">
<draw:image xlink:href="../Images/yкринформ/2023-04-03T18-55-26-03-00/630_360_1680537134-788.jpg" xlink:type="simple" xlink:show="embed" xlink:actuate="onLoad" draw:mime-type="image/jpeg"/>
</draw:frame>
俄罗斯联邦将部队集中在尝试采取四个地区的进攻行动上，乌克兰捍卫者在当天反映了45岁以上的袭击。</text:p>
      <text:p text:style-name="P4">
根据乌克兰的说法，乌克兰武装部队的总参谋部在[]中报道(https://www.facebook.com/GeneralStaff.ua/posts/pfbid02fJnei1XUxCBb5aBXoRwayujUzyHpDz9N4QYet1CStt7M52FGPkviBJBN8NodMCNLl)截至4月3日星期一18:00发布了及时的信息。</text:p>
      <text:p text:style-name="P4">
“敌人继续将主要努力集中在进攻性代理利马，巴赫穆特，阿维迪夫和马林斯基的指示上。由于乌克兰国防军部队的邻近行动以及每个战士的英雄主义，敌人的袭击超过45次。在白天反映了。”证词说。</text:p>
      <text:p text:style-name="P4">
据总参谋部总参谋部称，Avdiivka Tamarinka仍留在总参谋部。</text:p>
      <text:p text:style-name="P4">
<draw:frame draw:style-name="fr1" draw:name="Image166" text:anchor-type="as-char" svg:width="6.9236in" svg:height="4.615733in" draw:z-index="0">
<draw:image xlink:href="../Images/yкринформ/2023-04-03T18-55-26-03-00/1680537141-596.jpg" xlink:type="simple" xlink:show="embed" xlink:actuate="onLoad" draw:mime-type="image/jpeg"/>
</draw:frame>
值得注意的是，国防军的航空在入侵者的人员和军事装备的贬值领域赢得了五杆。 另外，捍卫者击倒了俄罗斯侦察无人机。</text:p>
      <text:p text:style-name="P4">
火箭部队的部队和武装部队的炮兵袭击了敌人的生命力量。</text:p>
      <text:p text:style-name="P4">
白天，俄罗斯军队在silobolophe和定居点的民用基础设施的位置进行了3枚导弹和17次航空罢工，并进行了20多个火箭发射器。</text:p>
      <text:p text:style-name="P4">
<text:span text:style-name="T4">
另请阅读：</text:span>
 <text:a xlink:type="simple" xlink:href="https://www.ukrinform.ua/rubric-ato/3691067-u-rosian-na-avdiivskomu-ta-marinskomu-napramkah-sposterigaetsa-snaradnij-golod-sili-oboroni.html" text:style-name="Internet_20_link" text:visited-style-name="Visited_20_Internet_20_Link">
</text:a>
整个乌克兰的导弹和航空罢工的可能性仍然很高。</text:p>
      <text:p text:style-name="P4">
据总参谋部称，在<text:span text:style-name="T4">
 volynskyi </text:span>
，<text:span text:style-name="T4">
 Polissya </text:span>
，<text:span text:style-name="T4">
 siversky </text:span>
和<text:span text:style-name="T4">
 Slobozhansky Prats </text:span>
，据总参谋部称，与乌克兰边境地区无力执行的运营状况并不是无法执行的。</text:p>
      <text:p text:style-name="P4">
俄罗斯继续使用白俄罗斯及其军事基础设施的空域和领土。 白俄罗斯垃圾填埋场准备俄罗斯联邦武装部队的部队。</text:p>
      <text:p text:style-name="P4">
维持俄罗斯单位在库尔斯克和贝尔戈罗德地区边界地区的存在。在<text:span text:style-name="T4">
 kupyansk的方向上</text:span>
俄罗斯炮击遭到了卡米卡(Kamyanka)，Petro-ivanivka，两岁，两岁的Kutkovka，Kutkovka，Western和Kharkiv地区的Masyutivka，Starch Lugansk地区，以及Donetsk地区的Tern和Serebryanka。</text:p>
      <text:p text:style-name="P4">
在白天，在<text:span text:style-name="T4">
利马方向</text:span>
，在内夫斯基和塞雷布里斯基林业的地区，入侵者的顺序不成功。 Luhansk地区的Makeevka，Nevskoye，Luhansk地区的Bigorivka是Merry，Condredsy和Donetsk地区的Rozdolivka，来自炮兵的震惊。</text:p>
      <text:p text:style-name="P4">
在<text:span text:style-name="T4">
巴赫穆特(Bakhmut)方向</text:span>
俄罗斯军队试图将巴赫穆特(Bakhmut)带到控制城市，继续袭击它。 在Orikhovo-Basilivka附近，俄罗斯人是不成功的进攻行动。</text:p>
      <text:p text:style-name="P4">
<text:span text:style-name="T4">
另请阅读：</text:span>
 <text:a xlink:type="simple" xlink:href="https://www.ukrinform.ua/rubric-ato/3690956-zsu-znisili-polovij-punkt-boepostacanna-rosian-u-kahovskomu-rajoni.html" text:style-name="Internet_20_link" text:visited-style-name="Visited_20_Internet_20_Link">
</text:a>
总参谋长指出：“白天的国防军对战斗碰撞线暴露的部分的敌人进行了约20次袭击。”</text:p>
      <text:p text:style-name="P4">
特别是Vasyukivka，Orikhovo-Vasylivka，Novomarka，Bogdanivka，Bakhmut，Ivanivske，Yar，Ozarivka，Dachne，Dachne，Alexander-Shultine，Alexander-Shultine，Iron，Iron和New York donetsk地区受到俄罗斯炮击的伤害。</text:p>
      <text:p text:style-name="P4">
在<text:span text:style-name="T4">
 avdiivsky </text:span>
和<text:span text:style-name="T4">
马林斯基的指示</text:span>
俄罗斯军队在Severny，Pervomaisky和Marinka的地区未能成功。 同时，他击败了Avdiivka，Vodyany，Severenov，Nedaylov，Pervomaisky，St. George，Marinka，Marinka和Donetsk地区的胜利。</text:p>
      <text:p text:style-name="P4">
在进攻行动的那天，在<text:span text:style-name="T4">
采矿方向</text:span>
，俄罗斯军队没有。 为了调整炮火，俄罗斯人非常有用。</text:p>
      <text:p text:style-name="P4">
在敌对下<text:a xlink:type="simple" xlink:href="https://www.ukrinform.ua/tag-obstril" text:style-name="Internet_20_link" text:visited-style-name="Visited_20_Internet_20_Link">
</text:a>
有Novomkhailivka，Coal，Prychistivka，Golden Niva，Veliky Novosilka Ivremivka，Donetsk地区。</text:p>
      <text:p text:style-name="P4">
在<text:span text:style-name="T4">
 Zaporizhzhya </text:span>
和<text:span text:style-name="T4">
 Kherson的指示</text:span>
俄罗斯军队并未积极进行，而是提高了国防能力。 同时，定居点向位于战斗恢复线附近的定居点开火，包括Olgiv，Gulyaipole，Magic，White，Little Tokmachka，I Kamyanskoye，Zaporizhzhya地区以及Kherson。</text:p>
      <text:p text:style-name="P4">
可以确定的是，在赫尔森地区的临时捕获的Skadovsky区，俄罗斯假单胞菌开始列出即将“疏散”到克里米亚或俄罗斯联邦的当​​地人名单。</text:p>
      <text:p text:style-name="P4">
据总裁说，“疏散”将以自愿进行，并将由妇女和儿童出口。_foto：武装部队总参谋部</text:p>
      <text:p text:style-name="P4">
News Source: <text:a xlink:type="simple" xlink:href="https://www.ukrinform.ua/rubric-ato/3691083-vorog-namagaetsa-nastupati-na-cotiroh-napramkah-zsu-vidbili-ponad-45-atak.html" text:style-name="Internet_20_link" text:visited-style-name="Visited_20_Internet_20_Link">
https://www.ukrinform.ua/rubric-ato/3691083-vorog-namagaetsa-nastupati-na-cotiroh-napramkah-zsu-vidbili-ponad-45-atak.html</text:a>
</text:p>
      <!--NEWS-->
      <text:h text:style-name="P10" text:outline-level="1">
<text:span text:style-name="T4">
切尔尼希夫地区的重建：Zelensky展示了德国的Vicecanzler</text:span>
</text:h>
      <text:p text:style-name="P4">
作者: Ukrinform (Person)</text:p>
      <text:p text:style-name="P4">
出版商: Укринформ (Organization)</text:p>
      <text:p text:style-name="P4">
出版时间: 2023-04-03T19:00:00+03:00</text:p>
      <text:p text:style-name="P4">
修改时间: 2023-04-03T19:00:00+03:00</text:p>
      <text:p text:style-name="P4">
描述: 切尼夫地区的沃迪米尔·泽伦斯基（Volodymyr Zelensky）总统已与德国经济和气候保护部长副总统罗伯特·加贝特（Robert Gabetk）进行了谈判，并且还熟悉了跨越德斯纳河（Desna River）的桥梁上的可再生工作。  - 乌克林。</text:p>
      <text:p text:style-name="P4">
图片: ["<text:a xlink:type="simple" xlink:href="https://static.ukrinform.com/photos/2023_04/thumb_files/630_360_1680537400-742.jpeg" text:style-name="Internet_20_link" text:visited-style-name="Visited_20_Internet_20_Link">
630_360_16805...</text:a>
", "<text:a xlink:type="simple" xlink:href="https://static.ukrinform.com/photos/2023_04/1680537399-507.jpeg" text:style-name="Internet_20_link" text:visited-style-name="Visited_20_Internet_20_Link">
1680537399-50...</text:a>
", "<text:a xlink:type="simple" xlink:href="https://static.ukrinform.com/photos/2023_04/1680537400-569.jpeg" text:style-name="Internet_20_link" text:visited-style-name="Visited_20_Internet_20_Link">
1680537400-56...</text:a>
"]</text:p>
      <text:p text:style-name="P4">
标签: ['Чернігівщина', 'Зеленський', 'Роберт Габек', 'Відновлення України']</text:p>
      <text:p text:style-name="P4">
类型: Article</text:p>
      <!--METADATA-->
      <text:p text:style-name="P4">
<draw:frame draw:style-name="fr1" draw:name="Image167" text:anchor-type="as-char" svg:width="6.9236in" svg:height="3.956343in" draw:z-index="0">
<draw:image xlink:href="../Images/yкринформ/2023-04-03T19-00-00-03-00/630_360_1680537400-742.jpeg" xlink:type="simple" xlink:show="embed" xlink:actuate="onLoad" draw:mime-type="image/jpeg"/>
</draw:frame>
切尔尼希夫地区的总统洛德米尔·泽伦斯基(Lordimir Zelensky)与德国经济和气候保护部长Vesecanzler进行谈判，罗伯特·加贝特克(Robert Gabetk)也熟悉了Desna桥梁交叉的可再生工作。</text:p>
      <text:p text:style-name="P4">
正如乌克林福姆报道的那样，它报告了<text:a xlink:type="simple" xlink:href="https://www.president.gov.ua/news/na-chernigivshini-prezident-ukrayini-proviv-peregovori-z-vic-82061" text:style-name="Internet_20_link" text:visited-style-name="Visited_20_Internet_20_Link">
</text:a>
。</text:p>
      <text:p text:style-name="P4">
声明说：“在前往切尔尼夫地区的工作之旅中，乌克兰沃迪米尔泽伦斯基总统会见了乌克兰在乌克兰访问的德国联邦共和国经济和保护部长沃西坎兹勒。”</text:p>
      <text:p text:style-name="P4">
同时留在<text:a xlink:type="simple" xlink:href="https://www.ukrinform.ua/tag-cernigivsina" text:style-name="Internet_20_link" text:visited-style-name="Visited_20_Internet_20_Link">
</text:a>
Zelensky与德国的Vicecanzler一起熟悉了穿越Desna River的桥上可再生作品的过程(基辅桥)以及该项目重建其他桥梁的项目。</text:p>
      <text:p text:style-name="P4">
<draw:frame draw:style-name="fr1" draw:name="Image168" text:anchor-type="as-char" svg:width="6.9236in" svg:height="4.617948in" draw:z-index="0">
<draw:image xlink:href="../Images/yкринформ/2023-04-03T19-00-00-03-00/1680537399-507.jpeg" xlink:type="simple" xlink:show="embed" xlink:actuate="onLoad" draw:mime-type="image/jpeg"/>
</draw:frame>
新闻服务应告知，桥梁于2022年3月23日被俄罗斯空军摧毁，现在Chernihiv的入口是通过黄斑浮桥穿越。</text:p>
      <text:p text:style-name="P4">
德国乌克兰州和维坎兰兹勒的负责人讲述了计划建造一个临时通道的计划，并在两个车道旁边建造一个新的居民。 将来，计划拆卸可用的桥梁并建造一个新的桥梁。</text:p>
      <text:p text:style-name="P4">
值得注意的是，德国方面提议考虑为恢复该地区桥梁基础设施的财政支持的可能性。</text:p>
      <text:p text:style-name="P4">
<draw:frame draw:style-name="fr1" draw:name="Image169" text:anchor-type="as-char" svg:width="6.9236in" svg:height="4.617948in" draw:z-index="0">
<draw:image xlink:href="../Images/yкринформ/2023-04-03T19-00-00-03-00/1680537400-569.jpeg" xlink:type="simple" xlink:show="embed" xlink:actuate="onLoad" draw:mime-type="image/jpeg"/>
</draw:frame>
根据国家元首的新闻报道，由于在切尔尼希夫地区进行了全面的俄罗斯入侵，因此35倍的结构和桥梁被摧毁或损坏。</text:p>
      <text:p text:style-name="P4">
此外，总统从全席俄罗斯侵略的第一天开始对德国乌克兰的支持和团结表示感谢。</text:p>
      <text:p text:style-name="P4">
<text:span text:style-name="T4">
另请阅读：</text:span>
 <text:a xlink:type="simple" xlink:href="https://www.ukrinform.ua/rubric-ato/3691011-zelenskij-na-cernigivsini-vidvidav-gospital-i-vruciv-nagorodi-poranenim-vijskovim.html" text:style-name="Internet_20_link" text:visited-style-name="Visited_20_Internet_20_Link">
</text:a>
Zelensky说：“您的访问对我们的公民，我们的军队和所有人都是有力的信号。”据报道，乌克兰州的负责人在乌克兰提供必要的防御武器时，特别感谢德国，特别是提供德国坦克豹子和BMP Marder，以及 - 为乌克兰天空贡献贡献的贡献乌克兰的天空，并指出了继续这种援助的重要性。</text:p>
      <text:p text:style-name="P4">
视频： <text:a xlink:type="simple" xlink:href="https://t.me/V_Zelenskiy_official/5734" text:style-name="Internet_20_link" text:visited-style-name="Visited_20_Internet_20_Link">
</text:a>
Zelezlensky强调：“今天，我们非常有动力去占领我们的国家。”</text:p>
      <text:p text:style-name="P4">
根据新闻社的说法，总统向德国商业和德国企业代表的准备就绪迎接了加入我们的国家。 因此，这次会议强调了确认德国 - 故事保险对商业风险的重要性，该保险现在准备在乌克兰人投资。</text:p>
      <text:p text:style-name="P4">
正如乌克林福姆报道的那样，Zelensky在Yaidne Chernyhiv村庄解放的周年纪念日访问了学校，俄罗斯本人将平民置于人质的地下室。</text:p>
      <text:p text:style-name="P4">
<text:span text:style-name="T5">
foto：总统办公室</text:span>
</text:p>
      <text:p text:style-name="P4">
News Source: <text:a xlink:type="simple" xlink:href="https://www.ukrinform.ua/rubric-vidbudova/3691086-vidnovlenna-cernigovsini-zelenskij-pokazav-vicekancleru-frn-ak-remontuut-mist-cerez-desnu.html" text:style-name="Internet_20_link" text:visited-style-name="Visited_20_Internet_20_Link">
https://www.ukrinform.ua/rubric-vidbudova/3691086-vidnovlenna-cernigovsini-zelenskij-pokazav-vicekancleru-frn-ak-remontuut-mist-cerez-desnu.html</text:a>
</text:p>
      <!--NEWS-->
      <text:h text:style-name="P10" text:outline-level="1">
<text:span text:style-name="T4">
新IMF计划：乌克兰获得了27亿美元的第一款</text:span>
</text:h>
      <text:p text:style-name="P4">
作者: Ukrinform (Person)</text:p>
      <text:p text:style-name="P4">
出版商: Укринформ (Organization)</text:p>
      <text:p text:style-name="P4">
出版时间: 2023-04-03T19:03:00+03:00</text:p>
      <text:p text:style-name="P4">
修改时间: 2023-04-03T19:03:00+03:00</text:p>
      <text:p text:style-name="P4">
描述: 根据新的扩大资金计划，乌克兰从国际货币基金组织那里获得了27亿美元的第一笔款项。  - 乌克林。</text:p>
      <text:p text:style-name="P4">
图片: ["<text:a xlink:type="simple" xlink:href="https://static.ukrinform.com/photos/2021_11/thumb_files/630_360_1638095829-464.jpg" text:style-name="Internet_20_link" text:visited-style-name="Visited_20_Internet_20_Link">
630_360_16380...</text:a>
"]</text:p>
      <text:p text:style-name="P4">
标签: ['МВФ', 'Нацбанк', 'Україна', 'Гроші']</text:p>
      <text:p text:style-name="P4">
类型: Article</text:p>
      <!--METADATA-->
      <text:p text:style-name="P4">
<draw:frame draw:style-name="fr1" draw:name="Image170" text:anchor-type="as-char" svg:width="6.9236in" svg:height="3.956343in" draw:z-index="0">
<draw:image xlink:href="../Images/yкринформ/2023-04-03T19-03-00-03-00/630_360_1638095829-464.jpg" xlink:type="simple" xlink:show="embed" xlink:actuate="onLoad" draw:mime-type="image/jpeg"/>
</draw:frame>
乌克兰从国际批量基金中获得了27亿美元的第一款。</text:p>
      <text:p text:style-name="P4">
根据乌克兰国家银行国家银行负责人Andriy Pishni的说法，<text:a xlink:type="simple" xlink:href="https://www.facebook.com/story.php" text:style-name="Internet_20_link" text:visited-style-name="Visited_20_Internet_20_Link">
</text:a>
.</text:p>
      <text:p text:style-name="P4">
«Це 2 млрд спеціальних прав запозичень, що дорівнює близько 2,7 млрд дол.Дякуємо партнерам за швидку допомогу та вже активно працюємо для успішногопроходження першого перегляду програми і отримання наступного траншу від МВФ»,— написав він.</text:p>
      <text:p text:style-name="P4">
<text:span text:style-name="T4">
Читайте також:</text:span>
 <text:a xlink:type="simple" xlink:href="https://www.ukrinform.ua/rubric-economy/3690289-nominalnij-vvp-ukraini-za-pat-rokiv-sagne-105-triljona-mvf.html" text:style-name="Internet_20_link" text:visited-style-name="Visited_20_Internet_20_Link">
 </text:a>
根据乌克林福姆的说法，3月31日，国际货币基金组织执行委员会<text:a xlink:type="simple" xlink:href="https://www.ukrinform.ua/rubric-economy/3690077-mvf-shvaliv-programu-finansuvanna-dla-ukraini-na-156-milarda.html" text:style-name="Internet_20_link" text:visited-style-name="Visited_20_Internet_20_Link">
</text:a>
乌克兰的EFF资金延长，价值156亿美元。 此安排是150亿美元的支持套餐的一部分。</text:p>
      <text:p text:style-name="P4">
乌克兰政府丹尼斯·施米加尔(Denis Shmigal)的负责人说<text:a xlink:type="simple" xlink:href="https://www.ukrinform.ua/rubric-economy/3690093-nova-programa-mvf-dopomoze-zberegti-makrofinansovu-stabilnist-ukraini-smigal.html" text:style-name="Internet_20_link" text:visited-style-name="Visited_20_Internet_20_Link">
</text:a>
并保留乌克兰的宏观财务稳定性。</text:p>
      <text:p text:style-name="P4">
News Source: <text:a xlink:type="simple" xlink:href="https://www.ukrinform.ua/rubric-economy/3691087-nova-programa-z-mvf-ukraina-otrimala-persij-trans-na-27-milarda.html" text:style-name="Internet_20_link" text:visited-style-name="Visited_20_Internet_20_Link">
https://www.ukrinform.ua/rubric-economy/3691087-nova-programa-z-mvf-ukraina-otrimala-persij-trans-na-27-milarda.html</text:a>
</text:p>
      <!--NEWS-->
      <text:h text:style-name="P10" text:outline-level="1">
<text:span text:style-name="T4">
在乌克林福事件中，介绍了“战争期间新的生活条件下妇女的适应”项目的结果</text:span>
</text:h>
      <text:p text:style-name="P4">
作者: Ukrinform (Person)</text:p>
      <text:p text:style-name="P4">
出版商: Укринформ (Organization)</text:p>
      <text:p text:style-name="P4">
出版时间: 2023-04-03T19:09:32+03:00</text:p>
      <text:p text:style-name="P4">
修改时间: 2023-04-03T19:09:32+03:00</text:p>
      <text:p text:style-name="P4">
描述: 在乌克林福式中，介绍了该项目“在战争期间在新的生活条件下适应妇女的改编”，该项目涉及在能量领域工作的妇女，并且是战争中的内部流离失所者。  - 乌克林。</text:p>
      <text:p text:style-name="P4">
图片: ["<text:a xlink:type="simple" xlink:href="https://static.ukrinform.com/photos/2023_04/thumb_files/630_360_1680538048-221.jpg" text:style-name="Internet_20_link" text:visited-style-name="Visited_20_Internet_20_Link">
630_360_16805...</text:a>
"]</text:p>
      <text:p text:style-name="P4">
标签: ['Переселенці', 'Укрінформ', 'Жінки']</text:p>
      <text:p text:style-name="P4">
类型: Article</text:p>
      <!--METADATA-->
      <text:p text:style-name="P4">
<draw:frame draw:style-name="fr1" draw:name="Image171" text:anchor-type="as-char" svg:width="6.9236in" svg:height="3.956343in" draw:z-index="0">
<draw:image xlink:href="../Images/yкринформ/2023-04-03T19-09-32-03-00/630_360_1680538048-221.jpg" xlink:type="simple" xlink:show="embed" xlink:actuate="onLoad" draw:mime-type="image/jpeg"/>
</draw:frame>
Uchkinform提出了“战争期间妇女在新的生活条件下适应妇女的改编”的结果，该项目涉及在能量领域工作的妇女，即通过内部流离失所者在战争中。</text:p>
      <text:p text:style-name="P4">
这是乌克利福通讯员的报道。</text:p>
      <text:p text:style-name="P4">
“今天，开始重建乌克兰，我们需要研究那些可驯服的技术，这些技术使在能源领域的就业变得更加安全，以扩大可以在其中工作的人的范围。我们认为...在能源领域，成功女性的例子的出现只是女性能源问题的实际支流，能量职业的女性成为关注的中心，以便我们可以谈论社会保护和妇女，iChlovik。在该领域的报酬的特征上，我们今天所获得的经验教训是在今天建立另一个可以在未来生活的空间。”在战争期间，在新的生活条件下适应妇女的娜塔莉亚·瑞波申科(Natalia Ryaboshenko)。</text:p>
      <text:p text:style-name="P4">
<text:span text:style-name="T4">
另请阅读：</text:span>
 <text:a xlink:type="simple" xlink:href="https://www.ukrinform.ua/rubric-society/3686555-u-kievi-predstavili-platformu-kontrolu-za-nadhodzennam-gumanitarnoi-dopomogi.html" text:style-name="Internet_20_link" text:visited-style-name="Visited_20_Internet_20_Link">
</text:a>
根据该项目项目协调员的结果，乌克兰的Border Ph.D. Border。</text:p>
      <text:p text:style-name="P4">
该计划包括能源领域的专家，能源公司的高级管理人员的指导会议，并为该项目的并发参与者准备个别计划。</text:p>
      <text:p text:style-name="P4">
<text:span text:style-name="T4">
另请阅读：</text:span>
 <text:a xlink:type="simple" xlink:href="https://www.ukrinform.ua/rubric-society/3690731-v-uradi-nagadali-so-pereselenci-mozut-otrimati-vauceri-na-navcanna-v-centrah-zajnatosti.html" text:style-name="Internet_20_link" text:visited-style-name="Visited_20_Internet_20_Link">
</text:a>
正如维斯里科娃(Vesryakova)所说的那样，有59名妇女被登记，她们被迫离开居住地和/或失去工作，其中29人参加了该项目，参加了16个项目，进行了训练，并制定了自己的职业计划。</text:p>
      <text:p text:style-name="P4">
该项目是在2022年10月11日实施的。 在此期间，这些零件不仅制定了个人职业计划，而且还必须体现它们。</text:p>
      <text:p text:style-name="P4">
News Source: <text:a xlink:type="simple" xlink:href="https://www.ukrinform.ua/rubric-society/3691089-v-ukrinformi-predstavili-rezultati-proektu-adaptacia-zinok-u-novih-umovah-zitta-pid-cas-vijni.html" text:style-name="Internet_20_link" text:visited-style-name="Visited_20_Internet_20_Link">
https://www.ukrinform.ua/rubric-society/3691089-v-ukrinformi-predstavili-rezultati-proektu-adaptacia-zinok-u-novih-umovah-zitta-pid-cas-vijni.html</text:a>
</text:p>
      <!--NEWS-->
      <text:h text:style-name="P10" text:outline-level="1">
<text:span text:style-name="T4">
非政府组织的“其他教育”和隔离基金会的项目赢得了欧盟的赠款</text:span>
</text:h>
      <text:p text:style-name="P4">
作者: Ukrinform (Person)</text:p>
      <text:p text:style-name="P4">
出版商: Укринформ (Organization)</text:p>
      <text:p text:style-name="P4">
出版时间: 2023-04-03T19:15:07+03:00</text:p>
      <text:p text:style-name="P4">
修改时间: 2023-04-03T19:15:07+03:00</text:p>
      <text:p text:style-name="P4">
描述: 宣布了2022年欧盟计划“ Creative Europe”的特殊竞争“乌克兰移民以及乌克兰文化和创造力部门的支持”的结果。  - 乌克林。</text:p>
      <text:p text:style-name="P4">
图片: ["<text:a xlink:type="simple" xlink:href="https://static.ukrinform.com/photos/2020_04/thumb_files/630_360_1588174487-194.jpg" text:style-name="Internet_20_link" text:visited-style-name="Visited_20_Internet_20_Link">
630_360_15881...</text:a>
"]</text:p>
      <text:p text:style-name="P4">
标签: ['Євросоюз', 'Конкурс', 'МКІП ', 'Грант']</text:p>
      <text:p text:style-name="P4">
类型: Article</text:p>
      <!--METADATA-->
      <text:p text:style-name="P4">
<draw:frame draw:style-name="fr1" draw:name="Image172" text:anchor-type="as-char" svg:width="6.9236in" svg:height="3.956343in" draw:z-index="0">
<draw:image xlink:href="../Images/yкринформ/2023-04-03T19-15-07-03-00/630_360_1588174487-194.jpg" xlink:type="simple" xlink:show="embed" xlink:actuate="onLoad" draw:mime-type="image/jpeg"/>
</draw:frame>
宣布特殊竞争的“支持乌克兰流离失所者的支持者和乌克兰的创意部门”的欧盟计划“创意-Urope” 2022年。</text:p>
      <text:p text:style-name="P4">
告知<text:a xlink:type="simple" xlink:href="https://mkip.gov.ua/news/8905.html" text:style-name="Internet_20_link" text:visited-style-name="Visited_20_Internet_20_Link">
</text:a>
信息政策文化部，乌克林福姆报告。</text:p>
      <text:p text:style-name="P4">
“根据这项分配资金的竞争，只有三个预先审核 - 将选出一个财团，其中一个将是乌克兰的组织。今天，我们有两家确认的确认公司 - 宣传：</text:p>
      <text:p text:style-name="P4">
\  - “ Zmina：重建 /变更：恢复”  - 隔离。种植文化倡议。</text:p>
      <text:p text:style-name="P4">
\  - 文化有助于 /文化有助于' - 其他教育，”  - 演讲说。</text:p>
      <text:p text:style-name="P4">
注意，有关该竞赛第三个成功项目的信息将在稍后发布。 还报道说，竞争的总预算为-50万欧元。</text:p>
      <text:p text:style-name="P4">
<text:span text:style-name="T4">
另请阅读：</text:span>
 <text:a xlink:type="simple" xlink:href="https://www.ukrinform.ua/rubric-culture/3689342-netflix-nadast-granti-na-pidtrimku-ukrainskogo-kino.html" text:style-name="Internet_20_link" text:visited-style-name="Visited_20_Internet_20_Link">
</text:a>
“我祝贺我的同事，并感谢您为申请准备的高质量工作!欧洲赠款不仅是对项目的描述，而且在合作伙伴通信的发展上都是系统性和复杂的工作。 文化和信息政策副部长Galina Grigorenko说：“对乌克兰 - 遗愿至关重要的技能和能力。</text:p>
      <text:p text:style-name="P4">
据报道，创意<text:a xlink:type="simple" xlink:href="https://www.ukrinform.ua/tag-evropa" text:style-name="Internet_20_link" text:visited-style-name="Visited_20_Internet_20_Link">
</text:a>
 - 欧盟在2014年开始的文化，创意和视听产业领域的该计划。</text:p>
      <text:p text:style-name="P4">
News Source: <text:a xlink:type="simple" xlink:href="https://www.ukrinform.ua/rubric-culture/3691090-proekti-go-insa-osvita-ta-fondu-izolacia-zdobuli-granti-vid-evrosouzu.html" text:style-name="Internet_20_link" text:visited-style-name="Visited_20_Internet_20_Link">
https://www.ukrinform.ua/rubric-culture/3691090-proekti-go-insa-osvita-ta-fondu-izolacia-zdobuli-granti-vid-evrosouzu.html</text:a>
</text:p>
      <!--NEWS-->
      <text:h text:style-name="P10" text:outline-level="1">
<text:span text:style-name="T4">
Tsurenko进入了查尔斯顿的第二个WTA锦标赛</text:span>
</text:h>
      <text:p text:style-name="P4">
作者: Ukrinform (Person)</text:p>
      <text:p text:style-name="P4">
出版商: Укринформ (Organization)</text:p>
      <text:p text:style-name="P4">
出版时间: 2023-04-03T19:16:19+03:00</text:p>
      <text:p text:style-name="P4">
修改时间: 2023-04-03T19:16:19+03:00</text:p>
      <text:p text:style-name="P4">
描述: 莱西亚·特伦科（Lesia Turenko）克服了女子网球协会（WTA）土壤锦标赛的起步障碍 - 信用一个查尔斯顿（Charleston）公开赛 - 在美国查尔斯顿（Charleston）（美国），奖金超过7.8亿美元 - 乌克林福姆（Ukrinform）。</text:p>
      <text:p text:style-name="P4">
图片: ["<text:a xlink:type="simple" xlink:href="https://static.ukrinform.com/photos/2023_04/thumb_files/630_360_1680538514-508.jpg" text:style-name="Internet_20_link" text:visited-style-name="Visited_20_Internet_20_Link">
630_360_16805...</text:a>
"]</text:p>
      <text:p text:style-name="P4">
标签: ['Цуренко', 'Теніс']</text:p>
      <text:p text:style-name="P4">
类型: Article</text:p>
      <!--METADATA-->
      <text:p text:style-name="P4">
<draw:frame draw:style-name="fr1" draw:name="Image173" text:anchor-type="as-char" svg:width="6.9236in" svg:height="3.956343in" draw:z-index="0">
<draw:image xlink:href="../Images/yкринформ/2023-04-03T19-16-19-03-00/630_360_1680538514-508.jpg" xlink:type="simple" xlink:show="embed" xlink:actuate="onLoad" draw:mime-type="image/jpeg"/>
</draw:frame>
乌克兰Tsurenko克服了土壤锦标赛的首发障碍(WTA) - 信用一个查尔斯顿公开赛 - 在查尔斯顿(美国)拥有超过7.8万美元的奖金  在竞争主要网格的第一个圈子中(#77 WTA等级)一个小时，这座山上阿根廷保罗·奥尔马赫(Paulo Ormahechea)(№183)-6：1，6：1，传输乌克林形式。</text:p>
      <text:p text:style-name="P4">
Turenko 1/8决赛的门票与第二名的ONC Zhaber Ztunis下的播种。</text:p>
      <text:p text:style-name="P4">
<text:span text:style-name="T4">
另请阅读：</text:span>
 <text:a xlink:type="simple" xlink:href="https://www.ukrinform.ua/rubric-sports/3690763-curenko-ta-astremska-diznalisa-supernic-na-turnirah-wta.html" text:style-name="Internet_20_link" text:visited-style-name="Visited_20_Internet_20_Link">
</text:a>
查尔斯顿锦标赛将持续到4月9日。</text:p>
      <text:p text:style-name="P4">
Chard One Charlestons公开赛的冠军冠军的头衔保护了Belinda Belinda Benchich，后者从组织者那里获得了第四个播种室。</text:p>
      <text:p text:style-name="P4">
照片：BTU。</text:p>
      <text:p text:style-name="P4">
News Source: <text:a xlink:type="simple" xlink:href="https://www.ukrinform.ua/rubric-sports/3691091-curenko-upevneno-probilasa-do-drugogo-kola-turniru-wta-u-carlstoni.html" text:style-name="Internet_20_link" text:visited-style-name="Visited_20_Internet_20_Link">
https://www.ukrinform.ua/rubric-sports/3691091-curenko-upevneno-probilasa-do-drugogo-kola-turniru-wta-u-carlstoni.html</text:a>
</text:p>
      <!--NEWS-->
      <text:h text:style-name="P10" text:outline-level="1">
<text:span text:style-name="T4">
白宫本周宣布了另一个针对乌克兰的防守方案</text:span>
</text:h>
      <text:p text:style-name="P4">
作者: Ukrinform (Person)</text:p>
      <text:p text:style-name="P4">
出版商: Укринформ (Organization)</text:p>
      <text:p text:style-name="P4">
出版时间: 2023-04-03T19:21:00+03:00</text:p>
      <text:p text:style-name="P4">
修改时间: 2023-04-03T19:21:00+03:00</text:p>
      <text:p text:style-name="P4">
描述: 美国正准备在本周向乌克兰宣布新的国防援助方案，这将与美国以前在美国方面的努力支持武装部队。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Оборона', 'США', 'Україна', 'допомога', 'Війна з росією']</text:p>
      <text:p text:style-name="P4">
类型: Article</text:p>
      <!--METADATA-->
      <text:p text:style-name="P4">
<draw:frame draw:style-name="fr1" draw:name="Image174" text:anchor-type="as-char" svg:width="6.9236in" svg:height="3.956343in" draw:z-index="0">
<draw:image xlink:href="../Images/yкринформ/2023-04-03T19-21-00-03-00/630_360_1472621188-8020.jpg" xlink:type="simple" xlink:show="embed" xlink:actuate="onLoad" draw:mime-type="image/jpeg"/>
</draw:frame>
联合国准备在本周宣布新的防御援助计划，该计划将与以前的努力相吻合。</text:p>
      <text:p text:style-name="P4">
乌克林福姆(Ukrinform)报告了自己的记者，周一在周一由国家安全委员会约翰·柯比(John Kirby)协调员的在线简报上指出。</text:p>
      <text:p text:style-name="P4">
“我想你会看到另一个(软件包 -  ed。)本周将出现。 我不能按时间来提供细节，但是正在工作(选择 -  ed。)前一个开发下一个的包裹，下一个包裹将很快就会非常多。”白宫代表说。</text:p>
      <text:p text:style-name="P4">
他还指出，新软件包将由其内容“协调” <text:a xlink:type="simple" xlink:href="https://www.ukrinform.ua/tag-ssa" text:style-name="Internet_20_link" text:visited-style-name="Visited_20_Internet_20_Link">
</text:a>
乌克兰为武装部队提供必要武器和弹药的最后几周提供。</text:p>
      <text:p text:style-name="P4">
<text:span text:style-name="T4">
另请阅读：</text:span>
 <text:a xlink:type="simple" xlink:href="https://www.ukrinform.ua/rubric-ato/3690957-norvegia-ta-dania-peredadut-ukraini-8-tisac-artilerijskih-snaradiv.html" text:style-name="Internet_20_link" text:visited-style-name="Visited_20_Internet_20_Link">
</text:a>
此外，柯比(Kirby)评估了在改善条件的过程中，预计乌克兰战场将有新的碰撞动态。</text:p>
      <text:p text:style-name="P4">
据报道，上周，美国机构路透社参考了政府报告<text:a xlink:type="simple" xlink:href="https://www.ukrinform.ua/rubric-ato/3690109-ssa-gotuut-novij-paket-vijskovoi-dopomogi-ukraini-na-26-milarda-reuters.html" text:style-name="Internet_20_link" text:visited-style-name="Visited_20_Internet_20_Link">
</text:a>
 .</text:p>
      <text:p text:style-name="P4">
News Source: <text:a xlink:type="simple" xlink:href="https://www.ukrinform.ua/rubric-ato/3691094-bilij-dim-anonsuvav-cogo-tizna-se-odin-oboronnij-paket-dla-ukraini.html" text:style-name="Internet_20_link" text:visited-style-name="Visited_20_Internet_20_Link">
https://www.ukrinform.ua/rubric-ato/3691094-bilij-dim-anonsuvav-cogo-tizna-se-odin-oboronnij-paket-dla-ukraini.html</text:a>
</text:p>
      <!--NEWS-->
      <text:h text:style-name="P10" text:outline-level="1">
<text:span text:style-name="T4">
中国59年来首次改变了属于库里群岛的地位</text:span>
</text:h>
      <text:p text:style-name="P4">
作者: Ukrinform (Person)</text:p>
      <text:p text:style-name="P4">
出版商: Укринформ (Organization)</text:p>
      <text:p text:style-name="P4">
出版时间: 2023-04-03T19:26:12+03:00</text:p>
      <text:p text:style-name="P4">
修改时间: 2023-04-03T19:26:12+03:00</text:p>
      <text:p text:style-name="P4">
描述: 在过去的59年中，中国第一次改变了库里群岛问题的立场，现在北京占据了“中性”的地位。  - 乌克林。</text:p>
      <text:p text:style-name="P4">
图片: ["<text:a xlink:type="simple" xlink:href="https://static.ukrinform.com/photos/2019_08/thumb_files/630_360_1565352815-929.jpg" text:style-name="Internet_20_link" text:visited-style-name="Visited_20_Internet_20_Link">
630_360_15653...</text:a>
"]</text:p>
      <text:p text:style-name="P4">
标签: ['Японія', 'Китай', 'Курильські острови', 'росія']</text:p>
      <text:p text:style-name="P4">
类型: Article</text:p>
      <!--METADATA-->
      <text:p text:style-name="P4">
<draw:frame draw:style-name="fr1" draw:name="Image175" text:anchor-type="as-char" svg:width="6.9236in" svg:height="3.956343in" draw:z-index="0">
<draw:image xlink:href="../Images/yкринформ/2023-04-03T19-26-12-03-00/630_360_1565352815-929.jpg" xlink:type="simple" xlink:show="embed" xlink:actuate="onLoad" draw:mime-type="image/jpeg"/>
</draw:frame>
在过去的59年中，中国第一次改变了库里尔群岛归属问题的立场，现在北京占据了“中立”地位。</text:p>
      <text:p text:style-name="P4">
正如乌克林福姆报道的那样，它报告了<text:a xlink:type="simple" xlink:href="https://english.kyodonews.net/news/2023/04/a152cd28ed5b-chinas-xi-did-not-support-japans-claim-over-russian-held-isles.html" text:style-name="Internet_20_link" text:visited-style-name="Visited_20_Internet_20_Link">
</text:a>
。</text:p>
      <text:p text:style-name="P4">
该新闻社在提到自己的消息来源的话下指出，日本的负责人在与俄罗斯联邦总统弗拉基米尔特汀(Vladimirputin)的谈判期间不支持日本对北海道附近被占领的俄罗斯俘虏的主张，而是放弃了古代他们认可的位置。</text:p>
      <text:p text:style-name="P4">
普京在莫斯科举行的会议期间说，中国在这场领土争端中“不支持任何场景”，迈向了中国地位中立的政策，该政策是由当时的中国中国毛泽东在1964年成立的日本领土。</text:p>
      <text:p text:style-name="P4">
<text:span text:style-name="T4">
另请阅读：</text:span>
 <text:a xlink:type="simple" xlink:href="https://www.ukrinform.ua/rubric-world/3685909-rosia-stvorue-sucilnu-zonu-kontrolu-nadvodnoi-obstanovki-vzdovz-kuril.html" text:style-name="Internet_20_link" text:visited-style-name="Visited_20_Internet_20_Link">
</text:a>
在东京入侵乌克兰之后，在东京对俄罗斯的北部地区和俄罗斯南部吸烟的岛屿上的双边谈判被暂停。</text:p>
      <text:p text:style-name="P4">
位置的变化<text:a xlink:type="simple" xlink:href="https://www.ukrinform.ua/tag-kitaj" text:style-name="Internet_20_link" text:visited-style-name="Visited_20_Internet_20_Link">
</text:a>
观众认为，由于莫斯科现在不太可能在北京的支持下，这可能会使持续数十年的争议变得复杂。</text:p>
      <text:p text:style-name="P4">
1964年7月，毛泽东在访问中国的日本社会党的代表团中，由俄罗斯捕获，“需要返回”，也就是说，宣布了北京的东京领土索赔的支持。</text:p>
      <text:p text:style-name="P4">
中国政府已担任这一立场，尽管近年来，它已经公开意识到这一点。 在中国制作的地图上，有争议的岛屿被标记为“被俄罗斯占领”。</text:p>
      <text:p text:style-name="P4">
<text:span text:style-name="T4">
另请阅读：</text:span>
 <text:a xlink:type="simple" xlink:href="https://www.ukrinform.ua/rubric-polytics/3588801-kurilski-ostrovi-mzs-vistupilo-z-zaavou-sodo-pozicii-ukraini.html" text:style-name="Internet_20_link" text:visited-style-name="Visited_20_Internet_20_Link">
</text:a>
日本根据保护性待遇和1855年的边界声称南库里群岛。 在日本，与俄罗斯联邦的领土争端正式是“北部领土”的问题。 同时，俄罗斯坚持认为吸烟者是第二次世界大战中苏联的一部分。</text:p>
      <text:p text:style-name="P4">
News Source: <text:a xlink:type="simple" xlink:href="https://www.ukrinform.ua/rubric-world/3691097-kitaj-vperse-za-59-rokiv-zminiv-poziciu-sodo-prinaleznosti-kurilskih-ostroviv.html" text:style-name="Internet_20_link" text:visited-style-name="Visited_20_Internet_20_Link">
https://www.ukrinform.ua/rubric-world/3691097-kitaj-vperse-za-59-rokiv-zminiv-poziciu-sodo-prinaleznosti-kurilskih-ostroviv.html</text:a>
</text:p>
      <!--NEWS-->
      <text:h text:style-name="P10" text:outline-level="1">
<text:span text:style-name="T4">
Naev讲述了与白俄罗斯边境边界的国防军的准备</text:span>
</text:h>
      <text:p text:style-name="P4">
作者: Ukrinform (Person)</text:p>
      <text:p text:style-name="P4">
出版商: Укринформ (Organization)</text:p>
      <text:p text:style-name="P4">
出版时间: 2023-04-03T19:31:58+03:00</text:p>
      <text:p text:style-name="P4">
修改时间: 2023-04-03T19:31:58+03:00</text:p>
      <text:p text:style-name="P4">
描述: 乌克兰中尉谢尔盖·纳夫（Sergey Naev）的武装部队联合部队的指挥官保证，北部作战区的国防和安全部队一直处于战斗状态，并始终为充分的反应做好准备。  - 乌克林。</text:p>
      <text:p text:style-name="P4">
图片: ["<text:a xlink:type="simple" xlink:href="https://static.ukrinform.com/photos/2023_02/thumb_files/630_360_1676881826-931.jpg" text:style-name="Internet_20_link" text:visited-style-name="Visited_20_Internet_20_Link">
630_360_16768...</text:a>
"]</text:p>
      <text:p text:style-name="P4">
标签: ['білорусь', 'Кордон', 'Сергій Наєв', 'Безпека', 'Війна з росією']</text:p>
      <text:p text:style-name="P4">
类型: Article</text:p>
      <!--METADATA-->
      <text:p text:style-name="P4">
<draw:frame draw:style-name="fr1" draw:name="Image176" text:anchor-type="as-char" svg:width="6.9236in" svg:height="3.956343in" draw:z-index="0">
<draw:image xlink:href="../Images/yкринформ/2023-04-03T19-31-58-03-00/630_360_1676881826-931.jpg" xlink:type="simple" xlink:show="embed" xlink:actuate="onLoad" draw:mime-type="image/jpeg"/>
</draw:frame>
乌克兰武装部队的总司令谢尔盖·纳夫(Sergey Naev)中尉保证，北部运营区有一定的防御和安全性，并始终准备好做出充分的反应。</text:p>
      <text:p text:style-name="P4">
他在[]上发表的视频中说了这一点(https://t.me/KOS_ZSU/1134)Cosis，据报道，Ukrinform报道。</text:p>
      <text:p text:style-name="P4">
<text:span text:style-name="T5">
viso：<text:a xlink:type="simple" xlink:href="https://t.me/KOS_ZSU/1134" text:style-name="Internet_20_link" text:visited-style-name="Visited_20_Internet_20_Link">
</text:a>
</text:span>
</text:p>
      <text:p text:style-name="P4">
“我们的情报人员监视与验证男孩准备的情况有关的情况<text:a xlink:type="simple" xlink:href="https://www.ukrinform.ua/tag-bilorus" text:style-name="Internet_20_link" text:visited-style-name="Visited_20_Internet_20_Link">
</text:a>
。 我们在指定检查的框架内提供了有关伊维安设备武器的移动的全面信息。 纳夫说：“操作区域副本中的防御力和安全力是在幼犬的持续战斗准备中准备做出足够的反应。”</text:p>
      <text:p text:style-name="P4">
<text:span text:style-name="T4">
另请阅读：</text:span>
 <text:a xlink:type="simple" xlink:href="https://www.ukrinform.ua/rubric-ato/3690882-naev-podakuvav-volonteram-za-dopomogu-vijskovim-na-pivnoci-ta-shodi-ukraini.html" text:style-name="Internet_20_link" text:visited-style-name="Visited_20_Internet_20_Link">
</text:a>
据报道，在白俄罗斯代表自称为总统亚历山大·卢卡申科<text:a xlink:type="simple" xlink:href="https://www.ukrinform.ua/rubric-world/3690991-u-bilorusi-rozpocali-perevirku-bojovoi-gotovnosti-zbrojnih-sil.html" text:style-name="Internet_20_link" text:visited-style-name="Visited_20_Internet_20_Link">
</text:a>
。</text:p>
      <text:p text:style-name="P4">
_foto：乌克兰武装部队联合部队的指挥</text:p>
      <text:p text:style-name="P4">
News Source: <text:a xlink:type="simple" xlink:href="https://www.ukrinform.ua/rubric-ato/3691106-naev-rozpoviv-pro-gotovnist-sil-oboroni-na-kordoni-z-bilorussu.html" text:style-name="Internet_20_link" text:visited-style-name="Visited_20_Internet_20_Link">
https://www.ukrinform.ua/rubric-ato/3691106-naev-rozpoviv-pro-gotovnist-sil-oboroni-na-kordoni-z-bilorussu.html</text:a>
</text:p>
      <!--NEWS-->
      <text:h text:style-name="P10" text:outline-level="1">
<text:span text:style-name="T4">
该网站的英文语言版本的翻译器</text:span>
</text:h>
      <text:p text:style-name="P4">
作者: Ukrinform (Person)</text:p>
      <text:p text:style-name="P4">
出版商: Укринформ (Organization)</text:p>
      <text:p text:style-name="P4">
出版时间: 2023-04-03T19:36:00+03:00</text:p>
      <text:p text:style-name="P4">
修改时间: 2023-04-03T19:36:00+03:00</text:p>
      <text:p text:style-name="P4">
描述: 乌克兰国家信息局乌克林福姆正在寻找本网站的英语语言版本的翻译（正式就业，官方就业）。  - 乌克林。</text:p>
      <text:p text:style-name="P4">
图片: ["<text:a xlink:type="simple" xlink:href="https://static.ukrinform.com/photos/2023_02/thumb_files/630_360_1676289797-474.jpg" text:style-name="Internet_20_link" text:visited-style-name="Visited_20_Internet_20_Link">
630_360_16762...</text:a>
"]</text:p>
      <text:p text:style-name="P4">
标签: ['Укрінформ']</text:p>
      <text:p text:style-name="P4">
类型: Article</text:p>
      <!--METADATA-->
      <text:p text:style-name="P4">
<draw:frame draw:style-name="fr1" draw:name="Image177" text:anchor-type="as-char" svg:width="6.9236in" svg:height="3.956343in" draw:z-index="0">
<draw:image xlink:href="../Images/yкринформ/2023-04-03T19-36-00-03-00/630_360_1676289797-474.jpg" xlink:type="simple" xlink:show="embed" xlink:actuate="onLoad" draw:mime-type="image/jpeg"/>
</draw:frame>
乌克兰乌克兰信息局“乌克林福姆”正在寻找该网站的分析版本的翻译人员(正式就业).</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News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Zelensky向切尔尼希夫地区的村庄展示了欧洲理事会秘书长“真正的集中”</text:span>
</text:h>
      <text:p text:style-name="P4">
作者: Ukrinform (Person)</text:p>
      <text:p text:style-name="P4">
出版商: Укринформ (Organization)</text:p>
      <text:p text:style-name="P4">
出版时间: 2023-04-03T19:40:00+03:00</text:p>
      <text:p text:style-name="P4">
修改时间: 2023-04-03T19:40:00+03:00</text:p>
      <text:p text:style-name="P4">
描述: 沃迪米尔·泽伦斯基（Volodymyr Zelensky）总统会见了欧洲委员会秘书长玛丽亚·佩奇诺维奇·布里奇（Maria Peychinovich-Burich），在此期间，他向她展示了在切尔尼希夫地区Yaidyna村的一个真正的集中营。  - 乌克林。</text:p>
      <text:p text:style-name="P4">
图片: ["<text:a xlink:type="simple" xlink:href="https://static.ukrinform.com/photos/2023_04/thumb_files/630_360_1680539288-279.jpeg" text:style-name="Internet_20_link" text:visited-style-name="Visited_20_Internet_20_Link">
630_360_16805...</text:a>
"]</text:p>
      <text:p text:style-name="P4">
标签: ['Рада Європи', 'Чернігівщина', 'Зеленський', 'Пейчинович-Бурич']</text:p>
      <text:p text:style-name="P4">
类型: Article</text:p>
      <!--METADATA-->
      <text:p text:style-name="P4">
<draw:frame draw:style-name="fr1" draw:name="Image178" text:anchor-type="as-char" svg:width="6.9236in" svg:height="3.956343in" draw:z-index="0">
<draw:image xlink:href="../Images/yкринформ/2023-04-03T19-40-00-03-00/630_360_1680539288-279.jpeg" xlink:type="simple" xlink:show="embed" xlink:actuate="onLoad" draw:mime-type="image/jpeg"/>
</draw:frame>
总统的洛尔迪尔·泽伦斯基(Lordir Zelensky)会见了欧洲委员会秘书长佩奇诺维奇·布里希(Peychinovich-Burich)，在此期间，他向她在切尼希夫地区的Yaidyna村展示了一个真正的集中罐。</text:p>
      <text:p text:style-name="P4">
正如乌克林福姆报道的那样，它告知<text:a xlink:type="simple" xlink:href="https://www.president.gov.ua/news/glava-derzhavi-proviv-u-chernigovi-zustrich-iz-generalnim-se-82065" text:style-name="Internet_20_link" text:visited-style-name="Visited_20_Internet_20_Link">
</text:a>
。</text:p>
      <text:p text:style-name="P4">
“在前往切尔尼希夫地区的工作旅行中，乌克兰乌克兰沃迪米尔塞伦斯基总统与欧洲委员会秘书长Mariape​​chinovich -Burich举行了一次会议，他自全面侵略以来第二次访问该国，”消息读取。</text:p>
      <text:p text:style-name="P4">
值得注意的是，欧洲委员会秘书长与国家元首一起访问了村庄，在那里他们检查了俄罗斯军队摧毁的基础设施和住宅建筑，以及一所学校，地下室的占领者保持当地人口。</text:p>
      <text:p text:style-name="P4">
<text:span text:style-name="T4">
另请阅读：</text:span>
 <text:a xlink:type="simple" xlink:href="https://www.ukrinform.ua/rubric-vidbudova/3691086-vidnovlenna-cernigovsini-zelenskij-pokazav-vicekancleru-frn-ak-remontuut-mist-cerez-desnu.html" text:style-name="Internet_20_link" text:visited-style-name="Visited_20_Internet_20_Link">
</text:a>
Zelensky强调：“以这所学校为例，您看到了一个真正的集中营以及俄罗斯侵略给乌克兰人带来的有才华的后果 - 来自老年人的婴儿。” 视频： <text:a xlink:type="simple" xlink:href="https://t.me/V_Zelenskiy_official/5736" text:style-name="Internet_20_link" text:visited-style-name="Visited_20_Internet_20_Link">
</text:a>
在会议期间，双方讨论了国际法律阵线的工作，俄罗斯侵略乌克兰，军事性质和对人类犯罪的罪行。</text:p>
      <text:p text:style-name="P4">
<text:span text:style-name="T4">
另请阅读：</text:span>
 <text:a xlink:type="simple" xlink:href="https://www.ukrinform.ua/rubric-ato/3691011-zelenskij-na-cernigivsini-vidvidav-gospital-i-vruciv-nagorodi-poranenim-vijskovim.html" text:style-name="Internet_20_link" text:visited-style-name="Visited_20_Internet_20_Link">
</text:a>
此外，当事各方关注为创建由俄罗斯侵略和完整的补偿机制造成的损失的措施，尤其是在准备雷克雅维克欧洲理事会的国家和政府峰会的背景下。</text:p>
      <text:p text:style-name="P4">
“沃罗迪米尔·泽伦斯基(Volodymyr Zelensky)敦促欧洲理事会依靠所有机会，以阻止俄罗斯公民的非法驱逐出境，并与其他国际合作伙伴一起暂时相对应的地区和敌对行动，以确保返回非法被驱逐出境的乌克兰人，尤其是儿童，尤其是儿童” - 说。</text:p>
      <text:p text:style-name="P4">
据报道，沃迪米尔·泽伦斯基(Volodymyr Zelensky)总统祝贺欧洲委员会在2023  -  2026年对乌克兰委员会采取的行动采取的行动“稳定，恢复税收”，并表达了他对成功实施的希望。据报道，在乌克兰<text:a xlink:type="simple" xlink:href="https://www.ukrinform.ua/rubric-polytics/3690771-v-ukrainu-pribula-gensek-radi-evropi.html" text:style-name="Internet_20_link" text:visited-style-name="Visited_20_Internet_20_Link">
</text:a>
。</text:p>
      <text:p text:style-name="P4">
总统沃迪米尔·泽伦斯基(Volodymyr Zelenskyy(https://www.ukrinform.ua/rubric-regions/3690903-zelenskij-vidvidav-selo-agidne-ziteliv-akogo-rosiani-misac-utrimuvali-u-pidvali.html) .</text:p>
      <text:p text:style-name="P4">
News Source: <text:a xlink:type="simple" xlink:href="https://www.ukrinform.ua/rubric-regions/3691100-zelenskij-pokazav-genseku-radi-evropi-spravznij-konctabir-u-seli-na-cernigivsini.html" text:style-name="Internet_20_link" text:visited-style-name="Visited_20_Internet_20_Link">
https://www.ukrinform.ua/rubric-regions/3691100-zelenskij-pokazav-genseku-radi-evropi-spravznij-konctabir-u-seli-na-cernigivsini.html</text:a>
</text:p>
      <!--NEWS-->
      <text:h text:style-name="P10" text:outline-level="1">
<text:span text:style-name="T4">
白宫否认俄罗斯关于巴赫穆特的假货</text:span>
</text:h>
      <text:p text:style-name="P4">
作者: Ukrinform (Person)</text:p>
      <text:p text:style-name="P4">
出版商: Укринформ (Organization)</text:p>
      <text:p text:style-name="P4">
出版时间: 2023-04-03T19:42:00+03:00</text:p>
      <text:p text:style-name="P4">
修改时间: 2023-04-03T19:42:00+03:00</text:p>
      <text:p text:style-name="P4">
描述: 没有确认俄罗斯人似乎是由顿涅茨克地区的乌克兰巴赫穆特控制的，而是有证据表明武装部队继续捍卫这座城市，并进行了激烈的战斗。  - 乌克林。</text:p>
      <text:p text:style-name="P4">
图片: ["<text:a xlink:type="simple" xlink:href="https://static.ukrinform.com/photos/2022_12/thumb_files/630_360_1671467664-524.jpg" text:style-name="Internet_20_link" text:visited-style-name="Visited_20_Internet_20_Link">
630_360_16714...</text:a>
"]</text:p>
      <text:p text:style-name="P4">
标签: ['Бахмут', 'Фейк', 'США', 'Білий дім', 'Війна з росією']</text:p>
      <text:p text:style-name="P4">
类型: Article</text:p>
      <!--METADATA-->
      <text:p text:style-name="P4">
<draw:frame draw:style-name="fr1" draw:name="Image179" text:anchor-type="as-char" svg:width="6.9236in" svg:height="3.956343in" draw:z-index="0">
<draw:image xlink:href="../Images/yкринформ/2023-04-03T19-42-00-03-00/630_360_1671467664-524.jpg" xlink:type="simple" xlink:show="embed" xlink:actuate="onLoad" draw:mime-type="image/jpeg"/>
</draw:frame>
没有确认俄罗斯人似乎由顿涅茨克地区的乌克兰巴赫穆特(Bakhmut)控制，而是有证据表明，武装部队继续破坏了这座城市，并进行了激烈的战斗。</text:p>
      <text:p text:style-name="P4">
Praboskorkrukrukrinform报道，这就是他在周一在最后一个假货的背景下描述了这种情况。</text:p>
      <text:p text:style-name="P4">
白宫代表说：“我无法确认俄罗斯人已经占领了行政大楼的报告。但是，我可以确认乌克兰人继续努力挣扎。”</text:p>
      <text:p text:style-name="P4">
他强调，现在仍然有艰苦的战斗，现在那里有Irosians无法控制这座城市。</text:p>
      <text:p text:style-name="P4">
<text:span text:style-name="T4">
另请阅读：</text:span>
 <text:a xlink:type="simple" xlink:href="https://www.ukrinform.ua/rubric-ato/3690678-malar-pro-bahmut-vorog-namagaetsa-zadiati-ne-lise-vagnerivciv-a-j-desantnikiv.html" text:style-name="Internet_20_link" text:visited-style-name="Visited_20_Internet_20_Link">
</text:a>
同时，柯比提醒俄罗斯人试图获胜多少。 用言语，他们只是将新兵扔下了“直杆”。 此外，白宫代表强调，这座城市的防御显然对乌克兰人来说至关重要。</text:p>
      <text:p text:style-name="P4">
正如乌克林福姆(Ukrinform)报道的那样，乌克兰武装部队武装部队武装部队武装部队武装部队武装部队的指挥官报道了乌克兰 - 波尔科夫尼克洛克斯基·赛尔斯基(Syrsky Syrsky)表示<text:a xlink:type="simple" xlink:href="https://www.ukrinform.ua/rubric-ato/3691050-armia-rf-slabsae-i-prikrivae-provali-fejkami-pro-vzatta-bahmuta-sirskij.html" text:style-name="Internet_20_link" text:visited-style-name="Visited_20_Internet_20_Link">
</text:a>
 .</text:p>
      <text:p text:style-name="P4">
News Source: <text:a xlink:type="simple" xlink:href="https://www.ukrinform.ua/rubric-ato/3691113-bilij-dim-sprostuvav-rosijski-fejki-pro-bahmut.html" text:style-name="Internet_20_link" text:visited-style-name="Visited_20_Internet_20_Link">
https://www.ukrinform.ua/rubric-ato/3691113-bilij-dim-sprostuvav-rosijski-fejki-pro-bahmut.html</text:a>
</text:p>
      <!--NEWS-->
      <text:h text:style-name="P10" text:outline-level="1">
<text:span text:style-name="T4">
来自前线地区的农业医生将能够获得玉米和向日葵种子 - 粮农组织已经接受申请</text:span>
</text:h>
      <text:p text:style-name="P4">
作者: Ukrinform (Person)</text:p>
      <text:p text:style-name="P4">
出版商: Укринформ (Organization)</text:p>
      <text:p text:style-name="P4">
出版时间: 2023-04-03T19:52:00+03:00</text:p>
      <text:p text:style-name="P4">
修改时间: 2023-04-03T19:52:00+03:00</text:p>
      <text:p text:style-name="P4">
描述: 联合国粮食和农业组织（FAO）已开始从Frontier地区的农业生产商那里收到2023年玉米和葵花籽的申请。  - 乌克林。</text:p>
      <text:p text:style-name="P4">
图片: ["<text:a xlink:type="simple" xlink:href="https://static.ukrinform.com/photos/2022_08/thumb_files/630_360_1660721848-689.jpg" text:style-name="Internet_20_link" text:visited-style-name="Visited_20_Internet_20_Link">
630_360_16607...</text:a>
"]</text:p>
      <text:p text:style-name="P4">
标签: ['Зерно', 'Аграрії', 'FAO', 'допомога']</text:p>
      <text:p text:style-name="P4">
类型: Article</text:p>
      <!--METADATA-->
      <text:p text:style-name="P4">
<draw:frame draw:style-name="fr1" draw:name="Image180" text:anchor-type="as-char" svg:width="6.9236in" svg:height="3.956343in" draw:z-index="0">
<draw:image xlink:href="../Images/yкринформ/2023-04-03T19-52-00-03-00/630_360_1660721848-689.jpg" xlink:type="simple" xlink:show="embed" xlink:actuate="onLoad" draw:mime-type="image/jpeg"/>
</draw:frame>
联合国食品和农业组织(刑事)她开始接受前线地区的农业生产商接受2023年播种运动的种子和向日葵的种子。</text:p>
      <text:p text:style-name="P4">
正如乌克林福姆报道的那样，它报告了<text:a xlink:type="simple" xlink:href="https://minagro.gov.ua/news/fao-rozpochinaye-reyestraciyu-na-otrimannya-nasinnya-kukurudzi-ta-sonyashnika-dlya-pidtrimki-agrovirobnikiv-z-prifrontovih-oblastej" text:style-name="Internet_20_link" text:visited-style-name="Visited_20_Internet_20_Link">
</text:a>
值得注意的是，在日本政府的财政支持下，粮农组织在2023年春季播种活动中实施了一项玉米和向日葵种子计划，以支持小型农场和其他农业生产商。</text:p>
      <text:p text:style-name="P4">
在该计划中，种子将分配给[]的9名受害者(https://www.ukrinform.ua/tag-vijna)乌克兰地区，尤其是Uchernyhiv，Donetsk，Dnipropetrovsk，Kharkiv，Kherson，Kherson，Mykolaiv，Odessa，Sumy和Zaporizhzhya地区。 针对法律实体，自然人 - 企业家和已注册农业土地从10到200公顷注册的个人的个人进行的，以上提到的地区进行活动。</text:p>
      <text:p text:style-name="P4">
<text:span text:style-name="T4">
另请阅读：</text:span>
 <text:a xlink:type="simple" xlink:href="https://www.ukrinform.ua/rubric-economy/3683426-fao-nadast-pidtrimku-reformi-ribnoi-galuzi-ukraini.html" text:style-name="Internet_20_link" text:visited-style-name="Visited_20_Internet_20_Link">
</text:a>
每个帮助接收者都可以获得足够数量的向日葵玉米种子来耕种10公顷的土地。</text:p>
      <text:p text:style-name="P4">
通过[]需要在程序中申请支持(https://www.dar.gov.ua/)<text:span text:style-name="T4">
到2023年4月12日</text:span>
。</text:p>
      <text:p text:style-name="P4">
<text:span text:style-name="T4">
另请阅读：</text:span>
 <text:a xlink:type="simple" xlink:href="https://www.ukrinform.ua/rubric-economy/3684708-druga-voenna-posivna-vikliki-rozminuvanna-i-materialnogo-zabezpecenna.html" text:style-name="Internet_20_link" text:visited-style-name="Visited_20_Internet_20_Link">
</text:a>
正如乌克林福姆报道的那样，2023年3月，粮农组织开始实施春季作物种子的计划(小麦，大麦，豌豆)前线地区的小农民，即Sumy，Chernihiv，Donetsk，Kharkiv，Dnipropetrovsk，Zaporizhia，Mykolaiv，Mykolaiv，Kherson Todesk地区。</text:p>
      <text:p text:style-name="P4">
News Source: <text:a xlink:type="simple" xlink:href="https://www.ukrinform.ua/rubric-economy/3691118-agrarii-z-prifrontovih-oblastej-zmozut-otrimati-nasinna-kukurudzi-ta-sonasnika-fao-prijmae-zaavki.html" text:style-name="Internet_20_link" text:visited-style-name="Visited_20_Internet_20_Link">
https://www.ukrinform.ua/rubric-economy/3691118-agrarii-z-prifrontovih-oblastej-zmozut-otrimati-nasinna-kukurudzi-ta-sonasnika-fao-prijmae-zaavki.html</text:a>
</text:p>
      <!--NEWS-->
      <text:h text:style-name="P10" text:outline-level="1">
<text:span text:style-name="T4">
在欧洲被捕的20多个地下武器</text:span>
</text:h>
      <text:p text:style-name="P4">
作者: Ukrinform (Person)</text:p>
      <text:p text:style-name="P4">
出版商: Укринформ (Organization)</text:p>
      <text:p text:style-name="P4">
出版时间: 2023-04-03T20:04:00+03:00</text:p>
      <text:p text:style-name="P4">
修改时间: 2023-04-03T20:04:00+03:00</text:p>
      <text:p text:style-name="P4">
描述: 作为罗马尼亚和保加利亚警察行动的一部分，来自31个国家 /地区的执法人员参与，涉嫌非法出售枪支。  - 乌克林。</text:p>
      <text:p text:style-name="P4">
图片: ["<text:a xlink:type="simple" xlink:href="https://static.ukrinform.com/photos/2017_01/thumb_files/630_360_1485562755-3984.jpg" text:style-name="Internet_20_link" text:visited-style-name="Visited_20_Internet_20_Link">
630_360_14855...</text:a>
"]</text:p>
      <text:p text:style-name="P4">
标签: ['Болгарія', 'Європа', 'Румунія', 'Торгівля зброєю']</text:p>
      <text:p text:style-name="P4">
类型: Article</text:p>
      <!--METADATA-->
      <text:p text:style-name="P4">
<draw:frame draw:style-name="fr1" draw:name="Image181" text:anchor-type="as-char" svg:width="6.9236in" svg:height="3.956343in" draw:z-index="0">
<draw:image xlink:href="../Images/yкринформ/2023-04-03T20-04-00-03-00/630_360_1485562755-3984.jpg" xlink:type="simple" xlink:show="embed" xlink:actuate="onLoad" draw:mime-type="image/jpeg"/>
</draw:frame>
在罗马尼亚和保加利亚警察行动的框架内，来自31个国家的执法人员参与，涉嫌非法出售枪支。</text:p>
      <text:p text:style-name="P4">
正如乌克林福姆报道的那样，它报告了<text:a xlink:type="simple" xlink:href="https://sofiaglobe.com/2023/04/03/in-operation-led-by-romania-and-bulgaria-22-firearms-traffickers-arrested/" text:style-name="Internet_20_link" text:visited-style-name="Visited_20_Internet_20_Link">
</text:a>
。</text:p>
      <text:p text:style-name="P4">
在行动中，在警察扣押了129枪和近1,500个信号武器的房屋中进行了143次搜查，约有25,000次战斗和非combat弹药以及炸药。</text:p>
      <text:p text:style-name="P4">
以下各国参加了协调的行动：奥地利，比利时，保加利亚，克罗地亚，塞浦路斯，捷克共和国，丹麦，爱沙尼亚，芬兰，法国，德国，德国，希腊，匈牙利，拉脱维亚，卢森堡，荷兰，波兰，波兰，葡萄牙，葡萄牙，葡萄牙，葡萄牙，葡萄牙，瑞典，瑞典，瑞典，瑞典，瑞典，瑞典，瑞典，瑞典，瑞典，瑞典阿尔巴尼亚，科索沃，黑山，马其顿北部，挪威，塞尔维亚，瑞士，乌克兰和英国。</text:p>
      <text:p text:style-name="P4">
<text:span text:style-name="T4">
另请阅读：</text:span>
 <text:a xlink:type="simple" xlink:href="https://www.ukrinform.ua/rubric-world/3688670-ssa-ta-britania-zaprovadili-sankcii-proti-narkobiznesu-rodini-asada.html" text:style-name="Internet_20_link" text:visited-style-name="Visited_20_Internet_20_Link">
</text:a>
罗马尼亚国家警察在欧洲多学科平台反对犯罪威胁的框架内由罗马尼亚国家警察进行了一项名为conversus的行动(empact).</text:p>
      <text:p text:style-name="P4">
Як стало відомо, операція тривала з 20 по 24 лютого за участі правоохороннихорганів 31 країни, а також Євроюсту та Європейської комісії.</text:p>
      <text:p text:style-name="P4">
News Source: <text:a xlink:type="simple" xlink:href="https://www.ukrinform.ua/rubric-world/3691121-u-evropi-arestuvali-ponad-20-pidpilnih-torgovciv-zbroeu.html" text:style-name="Internet_20_link" text:visited-style-name="Visited_20_Internet_20_Link">
https://www.ukrinform.ua/rubric-world/3691121-u-evropi-arestuvali-ponad-20-pidpilnih-torgovciv-zbroeu.html</text:a>
</text:p>
      <!--NEWS-->
      <text:h text:style-name="P10" text:outline-level="1">
<text:span text:style-name="T4">
Zelensky与联合国教科文组织首席执行官会面，获得了敖德萨的证书</text:span>
</text:h>
      <text:p text:style-name="P4">
作者: Ukrinform (Person)</text:p>
      <text:p text:style-name="P4">
出版商: Укринформ (Organization)</text:p>
      <text:p text:style-name="P4">
出版时间: 2023-04-03T20:06:00+03:00</text:p>
      <text:p text:style-name="P4">
修改时间: 2023-04-03T20:06:00+03:00</text:p>
      <text:p text:style-name="P4">
描述: 沃迪米尔·泽伦斯基（Volodymyr Zelensky）总统会见了联合国教科文组织的阿祖莱（Azule）首席执行官，并获得了联合国教科文组织世界遗产中心的提交证书。  - 乌克林。</text:p>
      <text:p text:style-name="P4">
图片: ["<text:a xlink:type="simple" xlink:href="https://static.ukrinform.com/photos/2023_04/thumb_files/630_360_1680540874-263.jpeg" text:style-name="Internet_20_link" text:visited-style-name="Visited_20_Internet_20_Link">
630_360_16805...</text:a>
", "<text:a xlink:type="simple" xlink:href="https://static.ukrinform.com/photos/2023_04/1680540874-839.jpeg" text:style-name="Internet_20_link" text:visited-style-name="Visited_20_Internet_20_Link">
1680540874-83...</text:a>
", "<text:a xlink:type="simple" xlink:href="https://static.ukrinform.com/photos/2023_04/1680540874-311.jpeg" text:style-name="Internet_20_link" text:visited-style-name="Visited_20_Internet_20_Link">
1680540874-31...</text:a>
"]</text:p>
      <text:p text:style-name="P4">
标签: ['Культурна спадщина', 'ЮНЕСКО', 'Азуле', 'Зеленський']</text:p>
      <text:p text:style-name="P4">
类型: Article</text:p>
      <!--METADATA-->
      <text:p text:style-name="P4">
<draw:frame draw:style-name="fr1" draw:name="Image182" text:anchor-type="as-char" svg:width="6.9236in" svg:height="3.956343in" draw:z-index="0">
<draw:image xlink:href="../Images/yкринформ/2023-04-03T20-06-00-03-00/630_360_1680540874-263.jpeg" xlink:type="simple" xlink:show="embed" xlink:actuate="onLoad" draw:mime-type="image/jpeg"/>
</draw:frame>
总统洛德米尔·泽伦斯基(Lordimir Zelensky)会见了联合国教科文组织首席执行官阿佐尔·塔纳·塔纳拉(Azole Tauna Taunala)，嘲弄了敖德萨市历史中心的提交证书，向联合国教科文组织惊喜遗产。</text:p>
      <text:p text:style-name="P4">
正如乌克林福姆报道的那样，Zelensky在[]中写道(https://t.me/V_Zelenskiy_official/5737?fbclid=IwAR00-KIoM3Q9SUTg5QQ0cHCoUqN5dq_GQg9ZoLQgBOrn4YINlWQiNgR1DhY).</text:p>
      <text:p text:style-name="P4">
“Провів зустріч із генеральною директоркою <text:a xlink:type="simple" xlink:href="https://www.ukrinform.ua/tag-unesko" text:style-name="Internet_20_link" text:visited-style-name="Visited_20_Internet_20_Link">
 </text:a>
azole。 感谢您的真正成果和乌克兰的支持。 我们就民主的价值观，我们的自由和独立性，孩子的流离失所以及我们的历史价值观，文化和文化进行战斗。 保护他们非常重要。”他写道。</text:p>
      <text:p text:style-name="P4">
<draw:frame draw:style-name="fr1" draw:name="Image183" text:anchor-type="as-char" svg:width="6.9236in" svg:height="4.617948in" draw:z-index="0">
<draw:image xlink:href="../Images/yкринформ/2023-04-03T20-06-00-03-00/1680540874-839.jpeg" xlink:type="simple" xlink:show="embed" xlink:actuate="onLoad" draw:mime-type="image/jpeg"/>
</draw:frame>
在会议期间，阿祖拉(Azulae)向Zelensky提交了一份证书，以引入敖德萨市历史中心向联合国教科文组织世界遗产名单Podzagroz提交了证书。</text:p>
      <text:p text:style-name="P4">
Zelensky得益于敖德萨的决定，他对关怀联合国教科文组织的其他乌克兰文化遗址(包括切尔尼希夫历史中心)的照顾表示了信念。</text:p>
      <text:p text:style-name="P4">
视频： <text:a xlink:type="simple" xlink:href="https://t.me/V_Zelenskiy_official/5737" text:style-name="Internet_20_link" text:visited-style-name="Visited_20_Internet_20_Link">
</text:a>
<text:span text:style-name="T4">
另请阅读：</text:span>
 <text:a xlink:type="simple" xlink:href="https://www.ukrinform.ua/rubric-culture/3691110-zelenska-obgovorila-z-gendirektorkou-unesko-zberezenna-ukrainskoi-kulturnoi-spadsini.html" text:style-name="Internet_20_link" text:visited-style-name="Visited_20_Internet_20_Link">
</text:a>
根据信息<text:a xlink:type="simple" xlink:href="https://www.president.gov.ua/news/na-chernigivshini-prezident-ukrayini-proviv-zustrich-iz-gene-82069" text:style-name="Internet_20_link" text:visited-style-name="Visited_20_Internet_20_Link">
</text:a>
，Zelensky曾在Chernihiv地区接受联合国教科文组织首席执行官的采访。</text:p>
      <text:p text:style-name="P4">
国家元首指出，联合国教科文组织团结与乌克兰人民的俄罗斯全面侵略的重要性。</text:p>
      <text:p text:style-name="P4">
该国际组织的团结设计尤其是其在乌克兰的机构存在的注册 - 基辅在基辅建立了联合国教科文组织办公室。</text:p>
      <text:p text:style-name="P4">
各方指出，乌克兰在联合国教科文组织的成员资格的重要性，该成员已经69年了，其特征是在科学，教育和文化领域中积极的国际合作。</text:p>
      <text:p text:style-name="P4">
总统分别强调了俄罗斯成员在联合国教科文组织嘲笑该组织及其对乌克兰战争的明确而有力的反应方面的不可接受。</text:p>
      <text:p text:style-name="P4">
<draw:frame draw:style-name="fr1" draw:name="Image184" text:anchor-type="as-char" svg:width="6.9236in" svg:height="4.617948in" draw:z-index="0">
<draw:image xlink:href="../Images/yкринформ/2023-04-03T20-06-00-03-00/1680540874-311.jpeg" xlink:type="simple" xlink:show="embed" xlink:actuate="onLoad" draw:mime-type="image/jpeg"/>
</draw:frame>
在这种情况下，总统强调了联合国教科文组织在国际伙伴和解中的领导角色的重要性，即恢复乌克兰文化占领乌克兰的受害者。</text:p>
      <text:p text:style-name="P4">
国家负责人赞扬联合国教科文组织在实施乌克兰的许多项目方面的协助，特别是为了确保在乌克兰Olenizenskaya的第一夫人的赞助下实施教育和计划健康的连续性。</text:p>
      <text:p text:style-name="P4">
正如乌克林福姆报道的，4月3日，联合国教科文组织首席执行官<text:a xlink:type="simple" xlink:href="https://www.ukrinform.ua/rubric-polytics/3690799-v-ukrainu-pribula-z-vizitom-gendirektorka-unesko.html" text:style-name="Internet_20_link" text:visited-style-name="Visited_20_Internet_20_Link">
</text:a>
。 4月4日，她的访问计划前往敖德萨，在她的参与下，他们计划在海事博物馆附近的Pushkinskaya Talanzheronivska街的拐角处开放遗产清单。</text:p>
      <text:p text:style-name="P4">
News Source: <text:a xlink:type="simple" xlink:href="https://www.ukrinform.ua/rubric-culture/3691119-zelenskij-podakuvav-gendirektorci-unesko-za-pidtrimku-ukraini.html" text:style-name="Internet_20_link" text:visited-style-name="Visited_20_Internet_20_Link">
https://www.ukrinform.ua/rubric-culture/3691119-zelenskij-podakuvav-gendirektorci-unesko-za-pidtrimku-ukraini.html</text:a>
</text:p>
      <!--NEWS-->
      <text:h text:style-name="P10" text:outline-level="1">
<text:span text:style-name="T4">
在喀尔巴阡地区，将审判俄罗斯人缺席为乌克兰准备国家社区的准备</text:span>
</text:h>
      <text:p text:style-name="P4">
作者: Ukrinform (Person)</text:p>
      <text:p text:style-name="P4">
出版商: Укринформ (Organization)</text:p>
      <text:p text:style-name="P4">
出版时间: 2023-04-03T20:07:03+03:00</text:p>
      <text:p text:style-name="P4">
修改时间: 2023-04-03T20:07:03+03:00</text:p>
      <text:p text:style-name="P4">
描述: 在喀尔巴阡地区，俄罗斯人将被认为是缺席的行动，以夺取国家权力。  - 乌克林。</text:p>
      <text:p text:style-name="P4">
图片: ["<text:a xlink:type="simple" xlink:href="https://static.ukrinform.com/photos/2018_10/thumb_files/630_360_1540839872-223.jpg" text:style-name="Internet_20_link" text:visited-style-name="Visited_20_Internet_20_Link">
630_360_15408...</text:a>
", "<text:a xlink:type="simple" xlink:href="https://static.ukrinform.com/photos/2023_04/1680541128-435.jpg" text:style-name="Internet_20_link" text:visited-style-name="Visited_20_Internet_20_Link">
1680541128-43...</text:a>
"]</text:p>
      <text:p text:style-name="P4">
标签: ['Прикарпаття', 'Суд', 'росія', 'Переворот']</text:p>
      <text:p text:style-name="P4">
类型: Article</text:p>
      <!--METADATA-->
      <text:p text:style-name="P4">
<draw:frame draw:style-name="fr1" draw:name="Image185" text:anchor-type="as-char" svg:width="6.9236in" svg:height="3.956343in" draw:z-index="0">
<draw:image xlink:href="../Images/yкринформ/2023-04-03T20-07-03-03-00/630_360_1540839872-223.jpg" xlink:type="simple" xlink:show="embed" xlink:actuate="onLoad" draw:mime-type="image/jpeg"/>
</draw:frame>
此外，为了夺取国家权力，俄罗斯人将被判定为缺席的行动同谋。</text:p>
      <text:p text:style-name="P4">
关于<text:a xlink:type="simple" xlink:href="https://www.facebook.com/permalink.php" text:style-name="Internet_20_link" text:visited-style-name="Visited_20_Internet_20_Link">
</text:a>
乌克林福姆报道，伊万诺·弗兰基夫斯克地区检察官办公室报告报告。</text:p>
      <text:p text:style-name="P4">
«伊万诺·弗兰基夫斯克地区检察官办公室的检察官被送往法院，俄罗斯联邦公民的行为是通过收购宪法秩序的暴力变更和扣押国家权力而采取行动的行为。(艺术的第1部分。 乌克兰的刑法109)»， - 在区域检察官办公室的消息中说。</text:p>
      <text:p text:style-name="P4">
据他们说，俄罗斯人将被判断为缺席。</text:p>
      <text:p text:style-name="P4">
值得注意的是，被告是许多公共和政治协会的领导人<text:a xlink:type="simple" xlink:href="https://www.ukrinform.ua/tag-rosia" text:style-name="Internet_20_link" text:visited-style-name="Visited_20_Internet_20_Link">
</text:a>
，与两种质量的乌克兰社会和政治组织犯了犯罪阴谋，以准备乌克兰的古董宪法扣押国家权力。</text:p>
      <text:p text:style-name="P4">
<text:span text:style-name="T4">
另请阅读：</text:span>
 <text:a xlink:type="simple" xlink:href="https://www.ukrinform.ua/rubric-regions/3691009-na-zakarpatti-zatrimali-rosijskogo-agentaantisemita-zaklikav-do-znisenna-evreiv.html" text:style-name="Internet_20_link" text:visited-style-name="Visited_20_Internet_20_Link">
</text:a>
“他是恢复苏联的意识形态学家，三个“斯拉夫”国家的统一，乌克兰将乌克兰暴力加入俄罗斯联邦，并寻求这种方式从侵略国进入守则，“区域检察官办公室”添加。</text:p>
      <text:p text:style-name="P4">
在搜索过程中，同谋抓住了估计，未来非政府和权力结构的参与者清单，伊斯兰教徒公众的宣言，必要的武器，财产和设备清单。</text:p>
      <text:p text:style-name="P4">
<draw:frame draw:style-name="fr1" draw:name="Image186" text:anchor-type="as-char" svg:width="6.9236in" svg:height="6.173543in" draw:z-index="0">
<draw:image xlink:href="../Images/yкринформ/2023-04-03T20-07-03-03-00/1680541128-435.jpg" xlink:type="simple" xlink:show="embed" xlink:actuate="onLoad" draw:mime-type="image/jpeg"/>
</draw:frame>
<text:span text:style-name="T5">
foto：ivano-frankivsk地区检察官办公室</text:span>
</text:p>
      <text:p text:style-name="P4">
被告的同伙是非政府组织“乌克兰选择”的成员，也是已经被定罪的俄罗斯联合会的人。 他们在乌克兰人的不同地区选择并吸引了人们意识到敌对行动，以抓住对当局代表的暴力行动的行政大楼。</text:p>
      <text:p text:style-name="P4">
News Source: <text:a xlink:type="simple" xlink:href="https://www.ukrinform.ua/rubric-regions/3691120-na-prikarpatti-zaocno-suditimut-rosianina-za-pidgotovku-derzperevorotu-v-ukraini.html" text:style-name="Internet_20_link" text:visited-style-name="Visited_20_Internet_20_Link">
https://www.ukrinform.ua/rubric-regions/3691120-na-prikarpatti-zaocno-suditimut-rosianina-za-pidgotovku-derzperevorotu-v-ukraini.html</text:a>
</text:p>
      <!--NEWS-->
      <text:h text:style-name="P10" text:outline-level="1">
<text:span text:style-name="T4">
国家批评欧佩克+减少石油生产解决方案</text:span>
</text:h>
      <text:p text:style-name="P4">
作者: Ukrinform (Person)</text:p>
      <text:p text:style-name="P4">
出版商: Укринформ (Organization)</text:p>
      <text:p text:style-name="P4">
出版时间: 2023-04-03T20:12:54+03:00</text:p>
      <text:p text:style-name="P4">
修改时间: 2023-04-03T20:12:54+03:00</text:p>
      <text:p text:style-name="P4">
描述: 美国政府批评了欧佩克卡特尔及其盟友的意外决定，包括面对当前全球市场不确定性的石油产量，这已经导致燃油价格上涨。  - 乌克林。</text:p>
      <text:p text:style-name="P4">
图片: ["<text:a xlink:type="simple" xlink:href="https://static.ukrinform.com/photos/2018_10/thumb_files/630_360_1539165444-497.jpg" text:style-name="Internet_20_link" text:visited-style-name="Visited_20_Internet_20_Link">
630_360_15391...</text:a>
"]</text:p>
      <text:p text:style-name="P4">
标签: ['нафта', 'ОПЕК', 'США']</text:p>
      <text:p text:style-name="P4">
类型: Article</text:p>
      <!--METADATA-->
      <text:p text:style-name="P4">
<draw:frame draw:style-name="fr1" draw:name="Image187" text:anchor-type="as-char" svg:width="6.9236in" svg:height="3.956343in" draw:z-index="0">
<draw:image xlink:href="../Images/yкринформ/2023-04-03T20-12-54-03-00/630_360_1539165444-497.jpg" xlink:type="simple" xlink:show="embed" xlink:actuate="onLoad" draw:mime-type="image/jpeg"/>
</draw:frame>
美国政府批评了欧佩特卡特尔及其盟友(包括俄罗斯)的意外决定，以减少面对当前全球市场的石油产量，这已经导致燃油价格上涨。</text:p>
      <text:p text:style-name="P4">
周一，国家安全委员会的协调员约翰·柯比(John Kirby)发表了相应的声明。</text:p>
      <text:p text:style-name="P4">
“鉴于市场的不确定性，我们认为减少生产是不合适的。 我们明确了。”柯比说，政府的最后一次联系<text:a xlink:type="simple" xlink:href="https://www.ukrinform.ua/tag-ssa" text:style-name="Internet_20_link" text:visited-style-name="Visited_20_Internet_20_Link">
</text:a>
与沙特阿拉伯一起被认为是事实上的欧佩克领导人。</text:p>
      <text:p text:style-name="P4">
同时，他确认卡特尔在周日报告了美国有关其计划的信息，这对周一的市场来说是一个惊喜。</text:p>
      <text:p text:style-name="P4">
<text:span text:style-name="T4">
另请阅读：</text:span>
 <text:a xlink:type="simple" xlink:href="https://www.ukrinform.ua/rubric-economy/3690795-nafta-dorozcae-na-tli-skorocenna-vidobutku-opek.html" text:style-name="Internet_20_link" text:visited-style-name="Visited_20_Internet_20_Link">
</text:a>
据报道，4月3日，包括沙特阿拉伯和俄罗斯联邦在内的许多国家 /地区的许多国家<text:a xlink:type="simple" xlink:href="https://www.ukrinform.ua/rubric-economy/3690739-kraini-opek-skorotat-dobovij-vidobutok-nafti-bils-ak-na-1-miljon-bareliv.html" text:style-name="Internet_20_link" text:visited-style-name="Visited_20_Internet_20_Link">
</text:a>
。 悬架，石油产量的总减少约为16.57亿b/d，其中50万b/d将出现在协议的领导人 - 俄罗斯联邦和沙特阿拉伯。4万千b/d。 在欧佩克的国家中，阿联酋的生产减少了144,000千b/d，科威特by 1.28千b/d，伊拉克 - 伊拉克 -  by 21.1亿b/d，阿尔及利亚 -  by 4.8千b/d，加蓬 -  8千b/d。</text:p>
      <text:p text:style-name="P4">
News Source: <text:a xlink:type="simple" xlink:href="https://www.ukrinform.ua/rubric-economy/3691124-stati-rozkritikuvali-risenna-opek-skorotiti-vidobutok-nafti.html" text:style-name="Internet_20_link" text:visited-style-name="Visited_20_Internet_20_Link">
https://www.ukrinform.ua/rubric-economy/3691124-stati-rozkritikuvali-risenna-opek-skorotiti-vidobutok-nafti.html</text:a>
</text:p>
      <!--NEWS-->
      <text:h text:style-name="P10" text:outline-level="1">
<text:span text:style-name="T4">
俄罗斯人在贝利斯拉夫地区袭击了企业</text:span>
</text:h>
      <text:p text:style-name="P4">
作者: Ukrinform (Person)</text:p>
      <text:p text:style-name="P4">
出版商: Укринформ (Organization)</text:p>
      <text:p text:style-name="P4">
出版时间: 2023-04-03T20:14:00+03:00</text:p>
      <text:p text:style-name="P4">
修改时间: 2023-04-03T20:14:00+03:00</text:p>
      <text:p text:style-name="P4">
描述: 俄罗斯军队袭击了霍森地区Bery​​slav地区的工业企业，袭击了托管航空炸弹，造成了损害和破坏。  - 乌克林。</text:p>
      <text:p text:style-name="P4">
图片: ["<text:a xlink:type="simple" xlink:href="https://static.ukrinform.com/photos/2023_04/thumb_files/630_360_1680541769-180.jpg" text:style-name="Internet_20_link" text:visited-style-name="Visited_20_Internet_20_Link">
630_360_16805...</text:a>
", "<text:a xlink:type="simple" xlink:href="https://static.ukrinform.com/photos/2023_04/1680541769-363.jpg" text:style-name="Internet_20_link" text:visited-style-name="Visited_20_Internet_20_Link">
1680541769-36...</text:a>
", "<text:a xlink:type="simple" xlink:href="https://static.ukrinform.com/photos/2023_04/1680541769-788.jpg" text:style-name="Internet_20_link" text:visited-style-name="Visited_20_Internet_20_Link">
1680541769-78...</text:a>
", "<text:a xlink:type="simple" xlink:href="https://static.ukrinform.com/photos/2023_04/1680541770-767.jpg" text:style-name="Internet_20_link" text:visited-style-name="Visited_20_Internet_20_Link">
1680541770-76...</text:a>
"]</text:p>
      <text:p text:style-name="P4">
标签: ['Херсонщина', 'Обстріл', 'Бомба', 'Війна з росією']</text:p>
      <text:p text:style-name="P4">
类型: Article</text:p>
      <!--METADATA-->
      <text:p text:style-name="P4">
<draw:frame draw:style-name="fr1" draw:name="Image188" text:anchor-type="as-char" svg:width="6.9236in" svg:height="3.956343in" draw:z-index="0">
<draw:image xlink:href="../Images/yкринформ/2023-04-03T20-14-00-03-00/630_360_1680541769-180.jpg" xlink:type="simple" xlink:show="embed" xlink:actuate="onLoad" draw:mime-type="image/jpeg"/>
</draw:frame>
Ruskivska袭击了托管航空炸弹，位于Kherson地区Vibryslav地区的工业企业，造成了损害和破坏。</text:p>
      <text:p text:style-name="P4">
乌克林福姆(Ukrinform(https://t.me/olexandrprokudin/210)。</text:p>
      <text:p text:style-name="P4">
“敌人使用托管航空恢复攻击<text:a xlink:type="simple" xlink:href="https://www.ukrinform.ua/tag-bomba" text:style-name="Internet_20_link" text:visited-style-name="Visited_20_Internet_20_Link">
</text:a>
。 他说：“四个炮弹在贝斯拉夫地区指挥着杂音。”</text:p>
      <text:p text:style-name="P4">
<draw:frame draw:style-name="fr1" draw:name="Image189" text:anchor-type="as-char" svg:width="6.9236in" svg:height="5.185939in" draw:z-index="0">
<draw:image xlink:href="../Images/yкринформ/2023-04-03T20-14-00-03-00/1680541769-363.jpg" xlink:type="simple" xlink:show="embed" xlink:actuate="onLoad" draw:mime-type="image/jpeg"/>
</draw:frame>
据Proudin称，敌对的中风损害了建筑物的金属结构，房间上方被摧毁的屋顶。</text:p>
      <text:p text:style-name="P4">
<draw:frame draw:style-name="fr1" draw:name="Image190" text:anchor-type="as-char" svg:width="6.9236in" svg:height="5.185939in" draw:z-index="0">
<draw:image xlink:href="../Images/yкринформ/2023-04-03T20-14-00-03-00/1680541769-788.jpg" xlink:type="simple" xlink:show="embed" xlink:actuate="onLoad" draw:mime-type="image/jpeg"/>
</draw:frame>
<text:span text:style-name="T4">
另请阅读：</text:span>
 <text:a xlink:type="simple" xlink:href="https://www.ukrinform.ua/rubric-ato/3690834-vorog-obstrilav-dva-sela-na-hersonsini-kerovanimi-aviabombami.html" text:style-name="Internet_20_link" text:visited-style-name="Visited_20_Internet_20_Link">
</text:a>
由于关节没有伤害。</text:p>
      <text:p text:style-name="P4">
<draw:frame draw:style-name="fr1" draw:name="Image191" text:anchor-type="as-char" svg:width="6.9236in" svg:height="9.231467in" draw:z-index="0">
<draw:image xlink:href="../Images/yкринформ/2023-04-03T20-14-00-03-00/1680541770-767.jpg" xlink:type="simple" xlink:show="embed" xlink:actuate="onLoad" draw:mime-type="image/jpeg"/>
</draw:frame>
正如乌克林福姆报道的那样，4月3日，俄罗斯军队<text:a xlink:type="simple" xlink:href="https://www.ukrinform.ua/rubric-ato/3691035-vorog-obstrilav-hersonsku-likarnu-v-akij-perebuvali-ponad-200-pacientiv.html" text:style-name="Internet_20_link" text:visited-style-name="Visited_20_Internet_20_Link">
</text:a>
在赫尔森医疗机构。</text:p>
      <text:p text:style-name="P4">
<text:span text:style-name="T5">
foto：Alexander Proudin的电报</text:span>
</text:p>
      <text:p text:style-name="P4">
News Source: <text:a xlink:type="simple" xlink:href="https://www.ukrinform.ua/rubric-ato/3691125-rosiani-kerovanimi-aviabombami-vdarili-po-pidpriemstvu-v-berislavskomu-rajoni.html" text:style-name="Internet_20_link" text:visited-style-name="Visited_20_Internet_20_Link">
https://www.ukrinform.ua/rubric-ato/3691125-rosiani-kerovanimi-aviabombami-vdarili-po-pidpriemstvu-v-berislavskomu-rajoni.html</text:a>
</text:p>
      <!--NEWS-->
      <text:h text:style-name="P10" text:outline-level="1">
<text:span text:style-name="T4">
在国际德国 - 乌克兰奖的五个提名中。 Oles Honchar宣布获奖者</text:span>
</text:h>
      <text:p text:style-name="P4">
作者: Ukrinform (Person)</text:p>
      <text:p text:style-name="P4">
出版商: Укринформ (Organization)</text:p>
      <text:p text:style-name="P4">
出版时间: 2023-04-03T20:22:58+03:00</text:p>
      <text:p text:style-name="P4">
修改时间: 2023-04-03T20:22:58+03:00</text:p>
      <text:p text:style-name="P4">
描述: 在国家文学博物馆关于乌克兰作家诞辰105周年的文学博物馆，授予了国际德国 - 乌克兰年轻作家奖的五个桂冠。  - 乌克林。</text:p>
      <text:p text:style-name="P4">
图片: ["<text:a xlink:type="simple" xlink:href="https://static.ukrinform.com/photos/2023_04/thumb_files/630_360_1680542448-611.jpg" text:style-name="Internet_20_link" text:visited-style-name="Visited_20_Internet_20_Link">
630_360_16805...</text:a>
"]</text:p>
      <text:p text:style-name="P4">
标签: ['Гончар', 'Премія', 'Музей Гончара']</text:p>
      <text:p text:style-name="P4">
类型: Article</text:p>
      <!--METADATA-->
      <text:p text:style-name="P4">
<draw:frame draw:style-name="fr1" draw:name="Image192" text:anchor-type="as-char" svg:width="6.9236in" svg:height="3.956343in" draw:z-index="0">
<draw:image xlink:href="../Images/yкринформ/2023-04-03T20-22-58-03-00/630_360_1680542448-611.jpg" xlink:type="simple" xlink:show="embed" xlink:actuate="onLoad" draw:mime-type="image/jpeg"/>
</draw:frame>
在乌克兰作家Oles Honchar成立105周年，联合文学博物馆被授予年轻作家同名的五个获奖者。</text:p>
      <text:p text:style-name="P4">
这是乌克利福通讯员的报道。</text:p>
      <text:p text:style-name="P4">
“这不仅是年轻作者的作品的区别：今天，当该国与侵略者竞争时，我们将其视为支持整个乌克兰文化的象征，这也参与了这场斗争... NMLU说：“ Gonchar的创造力与光与爱的观念有关，但他的命运竞赛中的角色一直是基于基督教道德的高美德而制作的。”</text:p>
      <text:p text:style-name="P4">
<text:span text:style-name="T4">
另请阅读：</text:span>
 <text:a xlink:type="simple" xlink:href="https://www.ukrinform.ua/rubric-culture/3690963-derzmistectv-ogolosilo-lavreata-premii-imeni-olesa-goncara.html" text:style-name="Internet_20_link" text:visited-style-name="Visited_20_Internet_20_Link">
</text:a>
在提名的“大散文”中，基辅作家塔拉斯·戈洛塔(Taras Golota)在《镜子测试》中赢得了故事的收藏，这也以诗歌而闻名。 陪审团在小散文的著作中，根据他的负责人Dmitrychistak的说法，一致指出了Bohdan Gasucas Ivano-Frankivsk的短篇小说“在太阳生长”中的收藏。 竞赛的作家和陪审团成员亚历山大·巴拉布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夫科。</text:p>
      <text:p text:style-name="P4">
“这种语言的气味，好像是从喀尔巴阡山坡上收集的，”  - 强调。</text:p>
      <text:p text:style-name="P4">
在提名的“诗歌”中，该奖项是由斯坦尼斯拉夫·诺维茨基(Stanislav Novitsky)获得的，来自Kropyvnytskyi的诗歌“ Play”。</text:p>
      <text:p text:style-name="P4">
<text:span text:style-name="T4">
另请阅读：</text:span>
 <text:a xlink:type="simple" xlink:href="https://www.ukrinform.ua/rubric-culture/3682755-premia-lesi-ukrainki-ogolosila-lavreatok.html" text:style-name="Internet_20_link" text:visited-style-name="Visited_20_Internet_20_Link">
</text:a>
“斯坦尼斯拉夫的诗歌作品发表在著名的《诗人千年》系列中，表明他是一个年轻但开朗的诗人。 当我们谈论他的作品时，我注意到他的风格是可以识别的 - 这是格言，一种简短的抒情，这是经历了超越的。” Chistyak说。</text:p>
      <text:p text:style-name="P4">
该奖项授予LVIV大学的一名学生。 Ivan Franko Lubomir Lesonin撰写了一系列论文“ The The Plum，您是您的专辑”。</text:p>
      <text:p text:style-name="P4">
“我想我们将在20年内聚集 - 我，加斯维克，诺维茨基 - 我们会说，一些采访是我们在2023年获得一项奖项的桂冠。 Menivid会很不错 - 记住陶艺家是如何团结起来的。”最年轻的获胜者是纳波尔塔瓦Kozelshchyna的Zezenko Zenenko。 他赢得了提名“文学劳动”的奖项，该奖项致力于“保留了一些最高的权力……”，专门致力于“保留了一些最高的权力……”，专门致力于Kozelshchyna的Gonchar作品。 Chistyak指出，与博物馆的工人和妻子合作，Gonchar的作者与博物馆的工人和妻子合作介绍了新材料。</text:p>
      <text:p text:style-name="P4">
在会议期间，提交了2022年尼古塔·格里格罗夫(Nikita Grigorovut)伊戈尔·伊戈尔·多申科(Nikita Grigorovut Igor Doroshenko)的文凭。 认识或个人认识波特的作家分享了他们对作家的记忆。</text:p>
      <text:p text:style-name="P4">
据报道，1996年，德国顾客以奥里斯娅·贡查拉西诺诺夫纳(Olesya Goncharasinovna)的名字命名，由德国顾客命名：作家Tatyanankushtevskaya，企业家，曾与Carrenberg日记和乌克兰的全国收入。</text:p>
      <text:p text:style-name="P4">
照片：Wikimedia</text:p>
      <text:p text:style-name="P4">
News Source: <text:a xlink:type="simple" xlink:href="https://www.ukrinform.ua/rubric-culture/3691127-u-patoh-nominaciah-miznarodnoi-nimeckoukrainskoi-premii-im-olesa-goncara-ogolosili-lavreativ.html" text:style-name="Internet_20_link" text:visited-style-name="Visited_20_Internet_20_Link">
https://www.ukrinform.ua/rubric-culture/3691127-u-patoh-nominaciah-miznarodnoi-nimeckoukrainskoi-premii-im-olesa-goncara-ogolosili-lavreativ.html</text:a>
</text:p>
      <!--NEWS-->
      <text:h text:style-name="P10" text:outline-level="1">
<text:span text:style-name="T4">
青年运动部再次呼吁与俄罗斯和白俄罗斯的运动员一起参加抵制比赛</text:span>
</text:h>
      <text:p text:style-name="P4">
作者: Ukrinform (Person)</text:p>
      <text:p text:style-name="P4">
出版商: Укринформ (Organization)</text:p>
      <text:p text:style-name="P4">
出版时间: 2023-04-03T20:23:00+03:00</text:p>
      <text:p text:style-name="P4">
修改时间: 2023-04-03T20:23:00+03:00</text:p>
      <text:p text:style-name="P4">
描述: 乌克兰青年和体育部将在运动员参加国际比赛的情况下剥夺国家联盟的民族地位，这些锦标赛与俄罗斯人和白俄罗斯人有关。</text:p>
      <ul>
        <li>
I的，。: </li>
      </ul>
      <text:p text:style-name="P4">
图片: ["<text:a xlink:type="simple" xlink:href="https://static.ukrinform.com/photos/2023_04/thumb_files/630_360_1680542120-155.jpg" text:style-name="Internet_20_link" text:visited-style-name="Visited_20_Internet_20_Link">
630_360_16805...</text:a>
"]</text:p>
      <text:p text:style-name="P4">
标签: ['Спорт']</text:p>
      <text:p text:style-name="P4">
类型: Article</text:p>
      <!--METADATA-->
      <text:p text:style-name="P4">
<draw:frame draw:style-name="fr1" draw:name="Image193" text:anchor-type="as-char" svg:width="6.9236in" svg:height="3.956343in" draw:z-index="0">
<draw:image xlink:href="../Images/yкринформ/2023-04-03T20-23-00-03-00/630_360_1680542120-155.jpg" xlink:type="simple" xlink:show="embed" xlink:actuate="onLoad" draw:mime-type="image/jpeg"/>
</draw:frame>
在运动员参加国际比赛的情况下，乌克兰青年和体育部将剥夺国家联盟的民族地位，这将涉及俄罗斯人和白俄罗斯人。</text:p>
      <text:p text:style-name="P4">
如报告<text:a xlink:type="simple" xlink:href="https://mms.gov.ua/news/informatsiia-minmolodsportu-shchodo-vykonannia-rishennia-kabinetu-ministriv-ukrainy-z-okremykh-pytan-vid-30-bereznia-2023-roku" text:style-name="Internet_20_link" text:visited-style-name="Visited_20_Internet_20_Link">
</text:a>
青年部部门开发了一个预计的乌克兰部长的内阁，“对《竞争法规的修正案》，是根据体育联合会的竞争基础，是由乌克兰部长的内阁批准的，该地位的国家反应状态的国家反应地位。据报道，日期为2012年1月18日，第22号，据报道。</text:p>
      <text:p text:style-name="P4">
特别是，该项目规定了在国际体育比赛中，运动员参与的运动员参加了所有 - 乌克兰体育联合会的可能性，在国际体育比赛中。白俄罗斯参加。</text:p>
      <text:p text:style-name="P4">
青年体育部解决了支持国家服务类型的问题的问题，国际联合会可能会在国际比赛中对非参与的罚款。</text:p>
      <text:p text:style-name="P4">
“青年部以及乌克兰的安全局正在研究个人经济和其他限制性收入的问题(制裁)对体育联合会及其成员采取行动，构成对纹身社会利益的真正和/或潜在威胁的行动。”该部的声明说。</text:p>
      <text:p text:style-name="P4">
<text:span text:style-name="T4">
另请阅读：</text:span>
 <text:a xlink:type="simple" xlink:href="https://www.ukrinform.ua/rubric-sports/3689051-minmolodsportu-vistupilo-iz-zaavou-stosovno-risenna-vikonkomu-mok-vid-28-berezna.html" text:style-name="Internet_20_link" text:visited-style-name="Visited_20_Internet_20_Link">
</text:a>
正如乌克林福姆报道的那样，内阁大臣和NOC成员Oleg Nemchinov报告说，政府决定只有在没有俄罗斯人和白俄罗斯的锦标赛中，乌克兰人才会参加奥运会。</text:p>
      <text:p text:style-name="P4">
News Source: <text:a xlink:type="simple" xlink:href="https://www.ukrinform.ua/rubric-sports/3691129-minmolodsport-vkotre-zaklikav-bojkotuvati-turniri-za-ucastu-atletiv-z-rosii-ta-bilorusi.html" text:style-name="Internet_20_link" text:visited-style-name="Visited_20_Internet_20_Link">
https://www.ukrinform.ua/rubric-sports/3691129-minmolodsport-vkotre-zaklikav-bojkotuvati-turniri-za-ucastu-atletiv-z-rosii-ta-bilorusi.html</text:a>
</text:p>
      <!--NEWS-->
      <text:h text:style-name="P10" text:outline-level="1">
<text:span text:style-name="T4">
超过350个使用底土的特殊许可已通过乌克兰的电子出售出售</text:span>
</text:h>
      <text:p text:style-name="P4">
作者: Ukrinform (Person)</text:p>
      <text:p text:style-name="P4">
出版商: Укринформ (Organization)</text:p>
      <text:p text:style-name="P4">
出版时间: 2023-04-03T20:23:01+03:00</text:p>
      <text:p text:style-name="P4">
修改时间: 2023-04-03T20:23:01+03:00</text:p>
      <text:p text:style-name="P4">
描述: 在不到三年的时间里，州的地质和地下土壤服务销售了352个特殊许可证，用于UAH 38亿。  - 乌克林。</text:p>
      <text:p text:style-name="P4">
图片: ["<text:a xlink:type="simple" xlink:href="https://static.ukrinform.com/photos/2023_04/thumb_files/630_360_1680542484-819.jpg" text:style-name="Internet_20_link" text:visited-style-name="Visited_20_Internet_20_Link">
630_360_16805...</text:a>
"]</text:p>
      <text:p text:style-name="P4">
标签: ['Аукціон', 'Бюджет', 'Гроші', 'Держгеонадра']</text:p>
      <text:p text:style-name="P4">
类型: Article</text:p>
      <!--METADATA-->
      <text:p text:style-name="P4">
<draw:frame draw:style-name="fr1" draw:name="Image194" text:anchor-type="as-char" svg:width="6.9236in" svg:height="3.956343in" draw:z-index="0">
<draw:image xlink:href="../Images/yкринформ/2023-04-03T20-23-01-03-00/630_360_1680542484-819.jpg" xlink:type="simple" xlink:show="embed" xlink:actuate="onLoad" draw:mime-type="image/jpeg"/>
</draw:frame>
三年来，电子拍卖销售中的地质和地下土壤服务352个特殊许可证，用于使用subiel土壤38亿。</text:p>
      <text:p text:style-name="P4">
根据乌克林福姆的说法，新闻服务报告<text:a xlink:type="simple" xlink:href="https://www.geo.gov.ua/derzhheonadra-suchasna-servisna-ustanova/" text:style-name="Internet_20_link" text:visited-style-name="Visited_20_Internet_20_Link">
</text:a>
。</text:p>
      <text:p text:style-name="P4">
“在连续第三年中，出售使用底土的特殊许可证的电子招标，电子脱离显示了透明度，便利性，效率的例子。 在整个期间，通过拍卖颁发了352个特定许可证，该许可证为[]提供了38亿张收据。(https://www.ukrinform.ua/tag-budzet)”， - 消息读取。</text:p>
      <text:p text:style-name="P4">
值得注意的是，投资地图集在线商店中的实体提名了三分之一的物体，并带有Teaserram准备的subloil空缺，该空缺具有500多个物体。</text:p>
      <text:p text:style-name="P4">
<text:span text:style-name="T4">
另请阅读：</text:span>
 <text:a xlink:type="simple" xlink:href="https://www.ukrinform.ua/rubric-economy/3689480-zemelni-eaukcioni-popovnili-budzeti-riznih-rivniv-na-1-milard.html" text:style-name="Internet_20_link" text:visited-style-name="Visited_20_Internet_20_Link">
</text:a>
此外，还为乌克兰11地区的当地社区提供了一些区域投资。</text:p>
      <text:p text:style-name="P4">
据报道，乌克兰的州地质和地下土壤检查局<text:a xlink:type="simple" xlink:href="https://www.ukrinform.ua/rubric-economy/3666490-derzgeonadra-torik-na-aukcionah-otrimala-165-milarda.html" text:style-name="Internet_20_link" text:visited-style-name="Visited_20_Internet_20_Link">
</text:a>
。</text:p>
      <text:p text:style-name="P4">
<text:span text:style-name="T5">
foto：geo.gov.ua</text:span>
</text:p>
      <text:p text:style-name="P4">
News Source: <text:a xlink:type="simple" xlink:href="https://www.ukrinform.ua/rubric-economy/3691128-cerez-eaukcioni-v-ukraini-vze-prodali-ponad-350-specdozvoliv-na-koristuvanna-nadrami.html" text:style-name="Internet_20_link" text:visited-style-name="Visited_20_Internet_20_Link">
https://www.ukrinform.ua/rubric-economy/3691128-cerez-eaukcioni-v-ukraini-vze-prodali-ponad-350-specdozvoliv-na-koristuvanna-nadrami.html</text:a>
</text:p>
      <!--NEWS-->
      <text:h text:style-name="P10" text:outline-level="1">
<text:span text:style-name="T4">
公共建筑的能源效率计划已在乌克兰开始</text:span>
</text:h>
      <text:p text:style-name="P4">
作者: Ukrinform (Person)</text:p>
      <text:p text:style-name="P4">
出版商: Укринформ (Organization)</text:p>
      <text:p text:style-name="P4">
出版时间: 2023-04-03T20:28:17+03:00</text:p>
      <text:p text:style-name="P4">
修改时间: 2023-04-03T20:28:17+03:00</text:p>
      <text:p text:style-name="P4">
描述: 根据计划“乌克兰公共建筑的能源效率”的项目选择，预算为3亿欧元。 这是对全国近一千千栋公共建筑的全面节能恢复。  - 乌克林。</text:p>
      <text:p text:style-name="P4">
图片: ["<text:a xlink:type="simple" xlink:href="https://static.ukrinform.com/photos/2023_01/thumb_files/630_360_1674516377-765.jpg" text:style-name="Internet_20_link" text:visited-style-name="Visited_20_Internet_20_Link">
630_360_16745...</text:a>
"]</text:p>
      <text:p text:style-name="P4">
标签: ['Будівництво', 'Ремонт', 'Кубраков', 'Відбудова']</text:p>
      <text:p text:style-name="P4">
类型: Article</text:p>
      <!--METADATA-->
      <text:p text:style-name="P4">
<draw:frame draw:style-name="fr1" draw:name="Image195" text:anchor-type="as-char" svg:width="6.9236in" svg:height="3.956343in" draw:z-index="0">
<draw:image xlink:href="../Images/yкринформ/2023-04-03T20-28-17-03-00/630_360_1674516377-765.jpg" xlink:type="simple" xlink:show="embed" xlink:actuate="onLoad" draw:mime-type="image/jpeg"/>
</draw:frame>
根据计划“乌克兰公共建筑的能源效率”的项目选择，预算为3亿欧元。 这是对全国近一千千栋公共建筑的全面节能恢复。</text:p>
      <text:p text:style-name="P4">
乌克林福姆(Ukrinform)报道了这一点，该报道是由Viceremier-Minister用于社区，领土和基础设施发展亚历山大·库布拉科夫(Alexander Kubrakov)的恢复，并参考了该部事工部新闻服务<text:a xlink:type="simple" xlink:href="https://www.facebook.com/MinInfra.UA/posts/pfbid0hkDUugond4D6ZMdZ473bFegxqWR1aavm5o7stA9J96ZJPMLoZya458Mv9w9yCnzJl" text:style-name="Internet_20_link" text:visited-style-name="Visited_20_Internet_20_Link">
</text:a>
.</text:p>
      <text:p text:style-name="P4">
«Сьогодні ми даємо старт реалізації Програми енергоефективності громадськихбудівель в Україні. Завдяки цьому сотні об’єктів по всій країні будутьвідновлені за найвищими стандартами енергоефективності. Закликаю органимісцевого самоврядування подати свої проєктні пропозиції та зробити крок доенергоефективної модернізації. Спільно ми здатні зробити нашу країнуенергонезалежною і це стане нашим внеском у перемогу», - зазначив він.</text:p>
      <text:p text:style-name="P4">
Проєкти з енергоефективності будуть реалізовуватись у дитячих садках, школах,закладах охорони здоров’я, а також об’єктах соціальної, адміністративної такультурної сфери. У програмі також зможуть взяти участь проєкти з ремонтугромадських будівель, пошкоджених внаслідок військових дій, та проєкти задаптації будівель для розміщення внутрішньо переміщених осіб.</text:p>
      <text:p text:style-name="P4">
<text:span text:style-name="T4">
Читайте також:</text:span>
 <text:a xlink:type="simple" xlink:href="https://www.ukrinform.ua/rubric-vidbudova/3690924-ukraini-potribni-sotni-milardiv-dla-svidkogo-vidnovlenna-prezident.html" text:style-name="Internet_20_link" text:visited-style-name="Visited_20_Internet_20_Link">
 </text:a>
第一阶段提供了每1亿欧元的热现代化措施。 它是关于隔离，屋顶，地下室，节能窗户和前门的安装，能源消耗的仪表和系统控制，加热系统的现代化，通风等。</text:p>
      <text:p text:style-name="P4">
该计划的最终受益者是地方政府。 它将从2023年4月3日至6月3日(包括)选中。 可以在2023年6月3日之前发送有关选择热 - 现代化和澄清请求的问题。</text:p>
      <text:p text:style-name="P4">
据报道，乌克兰社区发展，领土和基础设施部宣布了乌克兰太极欧洲投资银行之间“乌克兰公共建筑的能源效率”中的项目选择。</text:p>
      <text:p text:style-name="P4">
News Source: <text:a xlink:type="simple" xlink:href="https://www.ukrinform.ua/rubric-vidbudova/3691131-v-ukraini-startuvala-programa-energoefektivnosti-gromadskih-budivel.html" text:style-name="Internet_20_link" text:visited-style-name="Visited_20_Internet_20_Link">
https://www.ukrinform.ua/rubric-vidbudova/3691131-v-ukraini-startuvala-programa-energoefektivnosti-gromadskih-budivel.html</text:a>
</text:p>
      <!--NEWS-->
      <text:h text:style-name="P10" text:outline-level="1">
<text:span text:style-name="T4">
协调总部讲述了何时被认为缺失后卫的社会付款</text:span>
</text:h>
      <text:p text:style-name="P4">
作者: Ukrinform (Person)</text:p>
      <text:p text:style-name="P4">
出版商: Укринформ (Organization)</text:p>
      <text:p text:style-name="P4">
出版时间: 2023-04-03T20:49:10+03:00</text:p>
      <text:p text:style-name="P4">
修改时间: 2023-04-03T20:49:10+03:00</text:p>
      <text:p text:style-name="P4">
描述: 关于战俘管理的协调总部与第72个单独的机械旅的军人家属进行了，尤其是指向亲戚认为失踪的家庭的社会付款。  - 乌克林。</text:p>
      <text:p text:style-name="P4">
图片: ["<text:a xlink:type="simple" xlink:href="https://static.ukrinform.com/photos/2023_04/thumb_files/630_360_1680543930-584.jpg" text:style-name="Internet_20_link" text:visited-style-name="Visited_20_Internet_20_Link">
630_360_16805...</text:a>
", "<text:a xlink:type="simple" xlink:href="https://static.ukrinform.com/photos/2023_04/1680544073-583.jpg" text:style-name="Internet_20_link" text:visited-style-name="Visited_20_Internet_20_Link">
1680544073-58...</text:a>
"]</text:p>
      <text:p text:style-name="P4">
标签: ['Списки полонених', 'Полонені', 'Війна з росією']</text:p>
      <text:p text:style-name="P4">
类型: Article</text:p>
      <!--METADATA-->
      <text:p text:style-name="P4">
<draw:frame draw:style-name="fr1" draw:name="Image196" text:anchor-type="as-char" svg:width="6.9236in" svg:height="3.956343in" draw:z-index="0">
<draw:image xlink:href="../Images/yкринформ/2023-04-03T20-49-10-03-00/630_360_1680543930-584.jpg" xlink:type="simple" xlink:show="embed" xlink:actuate="onLoad" draw:mime-type="image/jpeg"/>
</draw:frame>
关于辩护战俘的抗辩总部是与第72个独立机械旅的军人家属发生的，尤其是关于向亲戚认为失踪的家庭的社会付款。</text:p>
      <text:p text:style-name="P4">
关于<text:a xlink:type="simple" xlink:href="https://t.me/Koord_shtab/778" text:style-name="Internet_20_link" text:visited-style-name="Visited_20_Internet_20_Link">
</text:a>
据乌克林福姆报道，她报告了有关战俘管理的新闻服务总部。</text:p>
      <text:p text:style-name="P4">
“与第72机械旅的军人家人举行会议，在协调总部举行。 该问题的代表，乌克兰的武装部队，国家警察和特殊情况下失踪人员的顾问的代表回答了这些问题，”该消息写道。</text:p>
      <text:p text:style-name="P4">
<text:span text:style-name="T4">
另请阅读：</text:span>
 <text:a xlink:type="simple" xlink:href="https://www.ukrinform.ua/rubric-ato/3690737-obmin-polonenih-u-koordstabi-rozpovili-pro-robotu-z-miznarodnimi-organizaciami.html" text:style-name="Internet_20_link" text:visited-style-name="Visited_20_Internet_20_Link">
</text:a>
</text:p>
      <text:p text:style-name="P4">
<draw:frame draw:style-name="fr1" draw:name="Image197" text:anchor-type="as-char" svg:width="6.9236in" svg:height="4.436233in" draw:z-index="0">
<draw:image xlink:href="../Images/yкринформ/2023-04-03T20-49-10-03-00/1680544073-583.jpg" xlink:type="simple" xlink:show="embed" xlink:actuate="onLoad" draw:mime-type="image/jpeg"/>
</draw:frame>
值得注意的是，在会议期间，他们讨论了捍卫者或俘虏消失后的调查。</text:p>
      <text:p text:style-name="P4">
“军事部门有30天的调查。 调查结果通常更快。 此后，军事部门宣布了收购和社会支持的领土中心，他必须在白天通知他的亲戚。 指挥官没有义务报告亲戚的问题。 沟通是通过领土中心提供的。”协调指出。</text:p>
      <text:p text:style-name="P4">
<text:span text:style-name="T4">
另请阅读：</text:span>
 <text:a xlink:type="simple" xlink:href="https://www.ukrinform.ua/rubric-ato/3690212-ukrainciv-zasteregli-vid-vikoristanna-rosijskih-catbotiv-dla-posuku-polonenih.html" text:style-name="Internet_20_link" text:visited-style-name="Visited_20_Internet_20_Link">
</text:a>
会议也是关于社会付款的。 伊万·安吉林(Ivan Angelin)在特殊情况下失踪的失踪人员顾问指出，当后卫被认为是失踪者，而他的家人为未成年人的家庭配方奶粉涉及养家糊口的人，然后养家糊口从囚禁中转身，收到了这笔钱。</text:p>
      <text:p text:style-name="P4">
员工代表回忆说，在交流期间，大约有三分之一的被认为失踪的人被返回。</text:p>
      <text:p text:style-name="P4">
据报道，乌克兰已从俄罗斯囚禁中又返回了12名公民，其中包括5人受伤。</text:p>
      <text:p text:style-name="P4">
News Source: <text:a xlink:type="simple" xlink:href="https://www.ukrinform.ua/rubric-society/3691138-u-koordinacijnomu-stabi-rozpovili-pro-socviplati-koli-zahisnik-vvazaetsa-zniklim-bezvisti.html" text:style-name="Internet_20_link" text:visited-style-name="Visited_20_Internet_20_Link">
https://www.ukrinform.ua/rubric-society/3691138-u-koordinacijnomu-stabi-rozpovili-pro-socviplati-koli-zahisnik-vvazaetsa-zniklim-bezvisti.html</text:a>
</text:p>
      <!--NEWS-->
      <text:h text:style-name="P10" text:outline-level="1">
<text:span text:style-name="T4">
明天在乌克兰没有大降雨，每天最多5°</text:span>
</text:h>
      <text:p text:style-name="P4">
作者: Ukrinform (Person)</text:p>
      <text:p text:style-name="P4">
出版商: Укринформ (Organization)</text:p>
      <text:p text:style-name="P4">
出版时间: 2023-04-03T20:52:00+03:00</text:p>
      <text:p text:style-name="P4">
修改时间: 2023-04-03T20:52:00+03:00</text:p>
      <text:p text:style-name="P4">
描述: 在乌克兰，只有在西部地区，在西部地区，在冰的道路上，夜间，夜晚至6°弗罗斯特的道路，下午，下午的热量在15°。  - 乌克林。</text:p>
      <text:p text:style-name="P4">
图片: ["<text:a xlink:type="simple" xlink:href="https://static.ukrinform.com/photos/2021_03/thumb_files/630_360_1616148793-761.jpg" text:style-name="Internet_20_link" text:visited-style-name="Visited_20_Internet_20_Link">
630_360_16161...</text:a>
"]</text:p>
      <text:p text:style-name="P4">
标签: ['Погода', 'Сніг', 'Прогноз']</text:p>
      <text:p text:style-name="P4">
类型: Article</text:p>
      <!--METADATA-->
      <text:p text:style-name="P4">
<draw:frame draw:style-name="fr1" draw:name="Image198" text:anchor-type="as-char" svg:width="6.9236in" svg:height="3.951406in" draw:z-index="0">
<draw:image xlink:href="../Images/yкринформ/2023-04-03T20-52-00-03-00/630_360_1616148793-761.jpg" xlink:type="simple" xlink:show="embed" xlink:actuate="onLoad" draw:mime-type="image/jpeg"/>
</draw:frame>
在乌克兰，周二没有预测大量降水，只有在西部地区和纳粹地区，它将是雪，在冰的路上，夜晚至6°霜冻，下午高达15°。</text:p>
      <text:p text:style-name="P4">
乌克兰形式在乌克兰水文气象学中心报道。</text:p>
      <text:p text:style-name="P4">
“在西部地区和Zhytomyr地区<text:a xlink:type="simple" xlink:href="https://www.ukrinform.ua/tag-snig" text:style-name="Internet_20_link" text:visited-style-name="Visited_20_Internet_20_Link">
</text:a>
，在冰上的道路上； 晚上的温度在1-6°霜冻，下午1-6°，在夜间4-9°霜冻，白天0-5°霜冻。 在无休止的降雨领土的其余部分，仅在基辅地区的夜晚，在南部，大多数中央地区，小雨； 晚上和早晨，在当地的下午，雷暴； 在白天10-15°的夜晚温度为1-6°，在基辅，Cherkasy地区和ODESA地区6-11°。 消息中的喀尔巴阡山脉和克里米亚的阵风为15-20 m/s的风是最主要的，在消息中。</text:p>
      <text:p text:style-name="P4">
在4月4日的基辅和该地区，晚上，下午将是小雨，没有物质。 西北风，5-10 m/s。 在首都，晚上的温度为2-4°，下午6-8°，夜间在基辅地区1-6°，下午6-9°。</text:p>
      <text:p text:style-name="P4">
根据预测，4月5日至6日在西部(4月5日以及在Zhytomyr Tavinnitsa地区)湿雪，喀尔巴阡山脉的雪； 晚上的温度为0-5°霜，在喀尔巴阡山脉5-10°霜冻中； 在白天0-5°热； 在这个地方的道路上。</text:p>
      <text:p text:style-name="P4">
4月5日，在其余的领土上，在东部地区，雨中没有降水量；晚上4-9°的温度在4月5日，10-15°，东北奶油架上，高达18°°，4月6，8-13°C。 风主要是东北7-12 m/s。</text:p>
      <text:p text:style-name="P4">
预计在4月5日至6日，基辅和该地区的降雨。 东北风，7-12 m/s。 在资本中，晚上6-8°的温度在4月5日，12-14°，4月6日至12日至12日至10-12°； 4月5日至15日，在4月5日至15°的下午，晚上4-9°温暖的夜晚在基辅地区。</text:p>
      <text:p text:style-name="P4">
<text:span text:style-name="T4">
另请阅读：</text:span>
 <text:a xlink:type="simple" xlink:href="https://www.ukrinform.ua/rubric-regions/3690833-u-dvoh-oblastah-cerez-negodu-bez-svitla-zalisilisa-blizko-58-tisac-abonentiv.html" text:style-name="Internet_20_link" text:visited-style-name="Visited_20_Internet_20_Link">
</text:a>
预测者预计在4月7日至8日在乌克兰有时会降雨(4月7日增加区域中等)，在该国西部，有湿雪。 4月7日温度0-6°(在Transcarpathia和Prykarpattya中，在1-3°霜冻)，在该国的末端，4月7日，北部地区3-9°； 第7-13°(4月7日在Transcarpathia和Prykarpattya 3-9°温暖).</text:p>
      <text:p text:style-name="P4">
News Source: <text:a xlink:type="simple" xlink:href="https://www.ukrinform.ua/rubric-regions/3690950-v-ukraini-zavtra-bez-istotnih-opadiv-uden-do-5-tepla.html" text:style-name="Internet_20_link" text:visited-style-name="Visited_20_Internet_20_Link">
https://www.ukrinform.ua/rubric-regions/3690950-v-ukraini-zavtra-bez-istotnih-opadiv-uden-do-5-tepla.html</text:a>
</text:p>
      <!--NEWS-->
      <text:h text:style-name="P10" text:outline-level="1">
<text:span text:style-name="T4">
在美国，乌克兰将开始春季攻势数周</text:span>
</text:h>
      <text:p text:style-name="P4">
作者: Ukrinform (Person)</text:p>
      <text:p text:style-name="P4">
出版商: Укринформ (Organization)</text:p>
      <text:p text:style-name="P4">
出版时间: 2023-04-03T21:08:00+03:00</text:p>
      <text:p text:style-name="P4">
修改时间: 2023-04-03T21:08:00+03:00</text:p>
      <text:p text:style-name="P4">
描述: 在西方，他们希望在接下来的几周内看到乌克兰部队的反击的开始，而俄罗斯试图在乌克兰职位上进行进攻的企图将不会成功。  - 乌克林。</text:p>
      <text:p text:style-name="P4">
图片: ["<text:a xlink:type="simple" xlink:href="https://static.ukrinform.com/photos/2023_03/thumb_files/630_360_1680240754-664.jpg" text:style-name="Internet_20_link" text:visited-style-name="Visited_20_Internet_20_Link">
630_360_16802...</text:a>
"]</text:p>
      <text:p text:style-name="P4">
标签: ['США', 'Війна з росією', 'Контрнаступ']</text:p>
      <text:p text:style-name="P4">
类型: Article</text:p>
      <!--METADATA-->
      <text:p text:style-name="P4">
<draw:frame draw:style-name="fr1" draw:name="Image199" text:anchor-type="as-char" svg:width="6.9236in" svg:height="3.956343in" draw:z-index="0">
<draw:image xlink:href="../Images/yкринформ/2023-04-03T21-08-00-03-00/630_360_1680240754-664.jpg" xlink:type="simple" xlink:show="embed" xlink:actuate="onLoad" draw:mime-type="image/jpeg"/>
</draw:frame>
在最后一次，他们在附近的几天里看到乌克兰部队的反击开始，而俄罗斯试图在乌克兰职位上进行进攻的企图并没有成功。</text:p>
      <text:p text:style-name="P4">
这是在周一在北约大使朱利安·史密斯(Julianne Smitht)报道的北约大使朱利安·史密斯(Julianne Smitht)报告中在线简报中所述的。</text:p>
      <text:p text:style-name="P4">
美国外交官说：“我们希望乌克兰人能够移动或开始自己的春季休息日。”</text:p>
      <text:p text:style-name="P4">
<text:span text:style-name="T4">
另请阅读：</text:span>
 <text:a xlink:type="simple" xlink:href="https://www.ukrinform.ua/rubric-ato/3691083-vorog-namagaetsa-nastupati-na-cotiroh-napramkah-zsu-vidbili-ponad-45-atak.html" text:style-name="Internet_20_link" text:visited-style-name="Visited_20_Internet_20_Link">
</text:a>
在这方面，她强调，乌克兰方面将决定时间，以及在反对意见上采取的行动策略。</text:p>
      <text:p text:style-name="P4">
她指出，俄罗斯还展示了试图开始对电话的新进攻。</text:p>
      <text:p text:style-name="P4">
北约的美国代表说：“但是看来俄罗斯目前还没有具体的，这将使之希望在战场上取得重大胜利的观点。”</text:p>
      <text:p text:style-name="P4">
<text:span text:style-name="T4">
另请阅读：</text:span>
 <text:a xlink:type="simple" xlink:href="https://www.ukrinform.ua/rubric-ato/3690908-zelenskij-pro-vesnanij-nastup-zsu-rosiani-se-maut-cas-piti-inakse-mi-ih-znisimo.html" text:style-name="Internet_20_link" text:visited-style-name="Visited_20_Internet_20_Link">
</text:a>
正如乌克林福姆报道的<text:a xlink:type="simple" xlink:href="https://www.ukrinform.ua/rubric-ato/3691094-bilij-dim-anonsuvav-cogo-tizna-se-odin-oboronnij-paket-dla-ukraini.html" text:style-name="Internet_20_link" text:visited-style-name="Visited_20_Internet_20_Link">
</text:a>
，这将与美国的内容进行协调，以支持武装部队。</text:p>
      <text:p text:style-name="P4">
照片：武装部队总参谋部</text:p>
      <text:p text:style-name="P4">
News Source: <text:a xlink:type="simple" xlink:href="https://www.ukrinform.ua/rubric-ato/3691142-u-ssa-pripuskaut-so-ukraina-rozpocne-vesnanij-nastup-uprodovz-tizniv.html" text:style-name="Internet_20_link" text:visited-style-name="Visited_20_Internet_20_Link">
https://www.ukrinform.ua/rubric-ato/3691142-u-ssa-pripuskaut-so-ukraina-rozpocne-vesnanij-nastup-uprodovz-tizniv.html</text:a>
</text:p>
      <!--NEWS-->
      <text:h text:style-name="P10" text:outline-level="1">
<text:span text:style-name="T4">
在Mariupol，入侵者计划将俄罗斯联邦和绅士搬到665户家庭中</text:span>
</text:h>
      <text:p text:style-name="P4">
作者: Ukrinform (Person)</text:p>
      <text:p text:style-name="P4">
出版商: Укринформ (Organization)</text:p>
      <text:p text:style-name="P4">
出版时间: 2023-04-03T21:27:00+03:00</text:p>
      <text:p text:style-name="P4">
修改时间: 2023-04-03T21:27:00+03:00</text:p>
      <text:p text:style-name="P4">
描述: 在被俘虏的玛丽乌波尔入侵者中，占领力希望将665辆私人住宅和来自俄罗斯的加斯特人置于665辆私人住宅中。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Війна з росією', 'Вадим Бойченко']</text:p>
      <text:p text:style-name="P4">
类型: Article</text:p>
      <!--METADATA-->
      <text:p text:style-name="P4">
<draw:frame draw:style-name="fr1" draw:name="Image200" text:anchor-type="as-char" svg:width="6.9236in" svg:height="3.956343in" draw:z-index="0">
<draw:image xlink:href="../Images/yкринформ/2023-04-03T21-27-00-03-00/630_360_1680546247-363.jpg" xlink:type="simple" xlink:show="embed" xlink:actuate="onLoad" draw:mime-type="image/jpeg"/>
</draw:frame>
玛丽奥波尔(Mariupol)的占领当局，俄罗斯的玛丽奥波尔(Mariupol)入侵者，希望将665家私人住宅和俄罗斯旅游经营者放在俄罗斯。</text:p>
      <text:p text:style-name="P4">
正如乌克林福姆报道的那样，关于<text:a xlink:type="simple" xlink:href="https://t.me/mariupolrada/13556" text:style-name="Internet_20_link" text:visited-style-name="Visited_20_Internet_20_Link">
</text:a>
市议会的报告。</text:p>
      <text:p text:style-name="P4">
“在被占领的野马住宅舞会上。 665私人住宅的职业正准备被公认为为“无家可归”，并在部署军事武士状的部署下。 从本质上讲，这是一种“使”合法化的努力，并实际上将他人的财产带到敌对行动时，将其带给占领者。”</text:p>
      <text:p text:style-name="P4">
<text:span text:style-name="T4">
另请阅读：</text:span>
 <text:a xlink:type="simple" xlink:href="https://www.ukrinform.ua/rubric-other_news/3691028-andrusenko-zagarbniki-cerez-mariupol-prodovzuut-vezti-vkradene-ukrainske-zerno-do-rf.html" text:style-name="Internet_20_link" text:visited-style-name="Visited_20_Internet_20_Link">
</text:a>
据俄罗斯入侵者乌克兰市长瓦迪姆·博伊兴(Vadim Boychenko)的市长说，俄罗斯入侵者最初摧毁了海滨城市，现在他们想从人们那里夺走人们。</text:p>
      <text:p text:style-name="P4">
“建立合法性的幻想(Aggressori- ed。)应用财产无家可归的程序。 但实际上，这是另一个非法犯罪的人民抢劫。 但是他们所有的计划都是徒劳的，因为乌马里波尔很快就会返回乌克兰的旗帜，并以合法性和秩序的命令。”</text:p>
      <text:p text:style-name="P4">
据报道，俄罗斯的侵略造成了玛丽upol中最大的人道主义灾难之一。 由于敌意，该市几乎被摧毁了90％。</text:p>
      <text:p text:style-name="P4">
<text:span text:style-name="T4">
另请阅读：</text:span>
 <text:a xlink:type="simple" xlink:href="https://www.ukrinform.ua/rubric-regions/3690591-u-mariupoli-pisla-pidrivu-avto-kolaboranta-rosiani-vze-tizden-provodat-zacistku.html" text:style-name="Internet_20_link" text:visited-style-name="Visited_20_Internet_20_Link">
</text:a>
据Boychenko称，该市约有15万名居民被俄罗斯的Maripolyapolyapolya封锁，约有12万人留下了超过12万人，约有1,120,000人留在被俘虏的城市中。</text:p>
      <text:p text:style-name="P4">
入侵者将野马和周围定居点转变为俄罗斯军队的军事逻辑枢纽。</text:p>
      <text:p text:style-name="P4">
News Source: <text:a xlink:type="simple" xlink:href="https://www.ukrinform.ua/rubric-regions/3691146-u-mariupoli-zagarbniki-planuut-rozseliti-vijskovih-rf-ta-gastrolerivcinovnikiv-u-665-budinkah.html" text:style-name="Internet_20_link" text:visited-style-name="Visited_20_Internet_20_Link">
https://www.ukrinform.ua/rubric-regions/3691146-u-mariupoli-zagarbniki-planuut-rozseliti-vijskovih-rf-ta-gastrolerivcinovnikiv-u-665-budinkah.html</text:a>
</text:p>
      <!--NEWS-->
      <text:h text:style-name="P10" text:outline-level="1">
<text:span text:style-name="T4">
早产儿童的医疗康复是在128家医院进行的</text:span>
</text:h>
      <text:p text:style-name="P4">
作者: Ukrinform (Person)</text:p>
      <text:p text:style-name="P4">
出版商: Укринформ (Organization)</text:p>
      <text:p text:style-name="P4">
出版时间: 2023-04-03T21:32:00+03:00</text:p>
      <text:p text:style-name="P4">
修改时间: 2023-04-03T21:32:00+03:00</text:p>
      <text:p text:style-name="P4">
描述: 天生和/或患者生命的头三年的康复在128位乌克兰医院进行。  - 乌克林。</text:p>
      <text:p text:style-name="P4">
图片: ["<text:a xlink:type="simple" xlink:href="https://static.ukrinform.com/photos/2020_04/thumb_files/630_360_1585831815-622.jpg" text:style-name="Internet_20_link" text:visited-style-name="Visited_20_Internet_20_Link">
630_360_15858...</text:a>
"]</text:p>
      <text:p text:style-name="P4">
标签: ['Діти', 'МОЗ', 'Реабілітація', 'Лікарня']</text:p>
      <text:p text:style-name="P4">
类型: Article</text:p>
      <!--METADATA-->
      <text:p text:style-name="P4">
<draw:frame draw:style-name="fr1" draw:name="Image201" text:anchor-type="as-char" svg:width="6.9236in" svg:height="3.956343in" draw:z-index="0">
<draw:image xlink:href="../Images/yкринформ/2023-04-03T21-32-00-03-00/630_360_1585831815-622.jpg" xlink:type="simple" xlink:show="embed" xlink:actuate="onLoad" draw:mime-type="image/jpeg"/>
</draw:frame>
在乌克兰的128位医院进行的婴儿康复在生命的头三年中，婴儿提前和/或患者的康复。</text:p>
      <text:p text:style-name="P4">
这报告了<text:a xlink:type="simple" xlink:href="https://moz.gov.ua/article/news/reabilitacija-protjagom-pershih-troh-rokiv-zhittja-dlja-nemovljat-jaki-narodilis-peredchasno-taabo-hvorimi-" text:style-name="Internet_20_link" text:visited-style-name="Visited_20_Internet_20_Link">
</text:a>
，报道乌克林福姆。</text:p>
      <text:p text:style-name="P4">
“三岁以下儿童的医疗康复过早出生和//异常，在乌克兰的所有医疗机构与NSAU签订了合同。全国各地有128家医院。 ，Dnipropetrovsk和Lviv区域，”  - 它读取消息。</text:p>
      <text:p text:style-name="P4">
值得注意的是，在医疗保健计划“在困难的新生儿病例中为新生儿的医疗保健”计划提供了此类援助。 对于那些需要进一步康复的人，提供了“在生命的头三年出生的早产和/或病人的医疗康复”。</text:p>
      <text:p text:style-name="P4">
卫生部指出，父母可以选择任何在此方向上有ZSZU合同的医院，而不管注册的位置如何(https://www.ukrinform.ua/tag-diti)。 如果从医院的另一家医疗机构转学，就可以在与主持人的宣言中对初级保健医师的监管获得这样的医疗援助。</text:p>
      <text:p text:style-name="P4">
<text:span text:style-name="T4">
另请阅读：</text:span>
 <text:a xlink:type="simple" xlink:href="https://www.ukrinform.ua/rubric-society/3685369-ukraina-otrimala-ak-gumdopomogu-medobladnanna-liki-ta-zasobi-dla-nemovlat.html" text:style-name="Internet_20_link" text:visited-style-name="Visited_20_Internet_20_Link">
</text:a>
在包装中免费为儿童提供：</text:p>
      <text:p text:style-name="P4">
<text:span text:style-name="T5">
多学科康复团队的工作 - 根据专家的初级考试和咨询，进行康复诊断，并成立个人康复计划，以提供康复服务； </text:span>
实验室和工具检查； <text:span text:style-name="T5">
康复服务不管孩子的居住地如何； </text:span>
根据其状况，其他专业医生对孩子的咨询； <text:span text:style-name="T5">
特殊筛查以检测自闭症谱系障碍； </text:span>
孩子在医院的营养； <text:span text:style-name="T5">
为儿童选择和适应特殊设备和替代通信设施。</text:span>
<text:span text:style-name="T5">
另请阅读：</text:span>
* <text:a xlink:type="simple" xlink:href="https://www.ukrinform.ua/rubric-society/3598171-v-ukraini-startuvala-programa-rozsirenoi-perevirki-nemovlat-na-ridkisni-zahvoruvanna.html" text:style-name="Internet_20_link" text:visited-style-name="Visited_20_Internet_20_Link">
</text:a>
满的 <text:a xlink:type="simple" xlink:href="https://contracting.nszu.gov.ua/kontraktuvannya/kontraktuvannya-2023/vimogi-pmg-2023" text:style-name="Internet_20_link" text:visited-style-name="Visited_20_Internet_20_Link">
</text:a>
在“需求2023”部分的NSAU网站上可用的软件包中包含(第30段“生命过早出生的婴儿的医疗康复和/深渊在生命的头三年”).</text:p>
      <text:p text:style-name="P4">
Як повідомлялося, в Програмі медичних гарантій на 2023 рік передбачено 39пакетів медичних послуг. Бюджет ПМГ становить понад 142 млрд грн.</text:p>
      <text:p text:style-name="P4">
News Source: <text:a xlink:type="simple" xlink:href="https://www.ukrinform.ua/rubric-society/3691148-medicnu-reabilitaciu-peredcasno-narodzenih-ditej-provodat-u-128-likarnah-moz.html" text:style-name="Internet_20_link" text:visited-style-name="Visited_20_Internet_20_Link">
https://www.ukrinform.ua/rubric-society/3691148-medicnu-reabilitaciu-peredcasno-narodzenih-ditej-provodat-u-128-likarnah-moz.html</text:a>
</text:p>
      <!--NEWS-->
      <text:h text:style-name="P10" text:outline-level="1">
<text:span text:style-name="T4">
为武装部队武装的已经有五个战斗机 - 伊格纳蒂</text:span>
</text:h>
      <text:p text:style-name="P4">
作者: Ukrinform (Person)</text:p>
      <text:p text:style-name="P4">
出版商: Укринформ (Organization)</text:p>
      <text:p text:style-name="P4">
出版时间: 2023-04-03T21:39:16+03:00</text:p>
      <text:p text:style-name="P4">
修改时间: 2023-04-03T21:39:16+03:00</text:p>
      <text:p text:style-name="P4">
描述: 乌克兰武装部队有5架战斗机旅：2 Su-27和3个MIG-29旅。  - 乌克林。</text:p>
      <text:p text:style-name="P4">
图片: ["<text:a xlink:type="simple" xlink:href="https://static.ukrinform.com/photos/2021_06/thumb_files/630_360_1624366364-770.jpg" text:style-name="Internet_20_link" text:visited-style-name="Visited_20_Internet_20_Link">
630_360_16243...</text:a>
"]</text:p>
      <text:p text:style-name="P4">
标签: ['Літак', 'ЗСУ', 'Винищувач']</text:p>
      <text:p text:style-name="P4">
类型: Article</text:p>
      <!--METADATA-->
      <text:p text:style-name="P4">
<draw:frame draw:style-name="fr1" draw:name="Image202" text:anchor-type="as-char" svg:width="6.9236in" svg:height="3.956343in" draw:z-index="0">
<draw:image xlink:href="../Images/yкринформ/2023-04-03T21-39-16-03-00/630_360_1624366364-770.jpg" xlink:type="simple" xlink:show="embed" xlink:actuate="onLoad" draw:mime-type="image/jpeg"/>
</draw:frame>
乌克兰的武装部队是5个战斗机旅：2个旅和3个Mig-29旅。</text:p>
      <text:p text:style-name="P4">
关于<text:a xlink:type="simple" xlink:href="https://www.youtube.com/watch" text:style-name="Internet_20_link" text:visited-style-name="Visited_20_Internet_20_Link">
</text:a>
乌克林福姆报道，空军发言人尤里·伊格纳特(Yuri Ignat)说。</text:p>
      <text:p text:style-name="P4">
“战斗机的转移是第一步。 这是传输诸如战斗机航空之类的武器的历史步骤。 今天，我们有五个这样的多拉克斯旅，两个Su-27旅和三个Mig-29旅。”伊格纳蒂说。</text:p>
      <text:p text:style-name="P4">
他补充说，这些是第四代的古老苏联战士，它们在道德上已经过时了，乌克兰需要略有其他飞机。</text:p>
      <text:p text:style-name="P4">
<text:span text:style-name="T4">
另请阅读：</text:span>
 <text:a xlink:type="simple" xlink:href="https://www.ukrinform.ua/rubric-ato/3689392-ukraini-potribni-vinisuvaci-f16-zaluznij.html" text:style-name="Internet_20_link" text:visited-style-name="Visited_20_Internet_20_Link">
</text:a>
正如乌克林福姆报道的<text:a xlink:type="simple" xlink:href="https://www.ukrinform.ua/rubric-ato/3690828-polsa-peredala-ukraini-persi-mig29.html" text:style-name="Internet_20_link" text:visited-style-name="Visited_20_Internet_20_Link">
</text:a>
MIG-29乌克兰的第一战斗机。</text:p>
      <text:p text:style-name="P4">
波兰和斯洛伐克的一般计划将33架MIG -29飞机转移到乌克兰：从他们那里获得20家基辅必须从13岁的华沙收到，从布拉迪斯拉娃(Bratislava)获得。 根据初步信息，这些州已经将四架飞机MIG-29移交给了乌克兰。 同时，购买了48架韩国FA-50飞机。 到今年年底，将空军使用的12架配置飞机已交付给该国。 接下来的36架飞机将根据波兰配备。</text:p>
      <text:p text:style-name="P4">
照片：乌克罗龙普罗姆</text:p>
      <text:p text:style-name="P4">
News Source: <text:a xlink:type="simple" xlink:href="https://www.ukrinform.ua/rubric-ato/3691150-na-ozbroenni-zsu-vze-e-pat-brigad-vinisuvaciv-ignat.html" text:style-name="Internet_20_link" text:visited-style-name="Visited_20_Internet_20_Link">
https://www.ukrinform.ua/rubric-ato/3691150-na-ozbroenni-zsu-vze-e-pat-brigad-vinisuvaciv-ignat.html</text:a>
</text:p>
      <!--NEWS-->
      <text:h text:style-name="P10" text:outline-level="1">
<text:span text:style-name="T4">
在Vereshchuk开会：国家应保证和平生活中的社会保护退伍军人</text:span>
</text:h>
      <text:p text:style-name="P4">
作者: Ukrinform (Person)</text:p>
      <text:p text:style-name="P4">
出版商: Укринформ (Organization)</text:p>
      <text:p text:style-name="P4">
出版时间: 2023-04-03T21:47:00+03:00</text:p>
      <text:p text:style-name="P4">
修改时间: 2023-04-03T21:47:00+03:00</text:p>
      <text:p text:style-name="P4">
描述: 武装部队时期人士将乌克兰Irina Vereshchuk暂时占领的领土重新融合强调，国家应保证对和平生活中退伍军人的社会保护。  - 乌克林。</text:p>
      <text:p text:style-name="P4">
图片: ["<text:a xlink:type="simple" xlink:href="https://static.ukrinform.com/photos/2023_04/thumb_files/630_360_1680547094-449.jpg" text:style-name="Internet_20_link" text:visited-style-name="Visited_20_Internet_20_Link">
630_360_16805...</text:a>
"]</text:p>
      <text:p text:style-name="P4">
标签: ['Соцзахист', 'Ветерани війни', 'Мінреінтеграції', 'Лапутіна']</text:p>
      <text:p text:style-name="P4">
类型: Article</text:p>
      <!--METADATA-->
      <text:p text:style-name="P4">
<draw:frame draw:style-name="fr1" draw:name="Image203" text:anchor-type="as-char" svg:width="6.9236in" svg:height="3.956343in" draw:z-index="0">
<draw:image xlink:href="../Images/yкринформ/2023-04-03T21-47-00-03-00/630_360_1680547094-449.jpg" xlink:type="simple" xlink:show="embed" xlink:actuate="onLoad" draw:mime-type="image/jpeg"/>
</draw:frame>
乌克兰Irina Vereshchuk暂时占领的领土重新融入的Viceremier-Minister-Minister强调，国家保证了对和平生活中退伍军人的社会保护。</text:p>
      <text:p text:style-name="P4">
根据乌克林福姆的说法，她在一次机构间会议上说，这是关于侦探社会保护领域的国家政策的形成和实施，并告知<text:a xlink:type="simple" xlink:href="https://minre.gov.ua/2023/04/03/derzhava-maye-napraczyuvaty-mehanizm-povernennya-zahysnykiv-ukrayiny-do-myrnogo-zhyttya-iryna-vereshhuk/" text:style-name="Internet_20_link" text:visited-style-name="Visited_20_Internet_20_Link">
</text:a>
_«_保护家园的公民应该确定支持。 特别是那些因战斗行动受伤的捍卫者和捍卫者。 他们不应证明自己的身份，接受许多官僚程序。 在此问题上，应引入数字工具，应自动做出决定，而人为因素的影响很小。 这些人在前面保护我们，因此作为一个国家，我们必须在和平生活中做出社会保护。” Vereshchuk强调。</text:p>
      <text:p text:style-name="P4">
<text:span text:style-name="T4">
另请阅读：</text:span>
 <text:a xlink:type="simple" xlink:href="https://www.ukrinform.ua/rubric-society/3667729-akim-bude-povernenna-ukrainskih-zahisnikiv-u-mirne-zitta-pisla-peremogi-u-vijni.html" text:style-name="Internet_20_link" text:visited-style-name="Visited_20_Internet_20_Link">
</text:a>
退伍军人朱莉娅·拉普丁(Julia Laputin)，社会政策部长Oksana Zholnovich，总统国防部的代表Oksana Zholnovich参加了讨论。</text:p>
      <text:p text:style-name="P4">
根据重返社会新闻服务部的说法，在会议期间，其参与者达成了一个事实，即将退伍军人返回和平生活的问题应该被认为是复杂的。 因此，这些机构为乌克兰的捍卫者提出了自己的支持计划，特别是社会适应，心理康复，就业，刺激了中量级企业家精神的发展。</text:p>
      <text:p text:style-name="P4">
注意到，每个程序的实施都需要持续的互动，因此今天的会议应该是一种站点。</text:p>
      <text:p text:style-name="P4">
<text:span text:style-name="T4">
另请阅读：</text:span>
 <text:a xlink:type="simple" xlink:href="https://www.ukrinform.ua/rubric-society/3663421-elektronnij-reestr-veteraniv-stvorenij-ale-bude-dostupnij-tilki-pisla-peremogi-laputina.html" text:style-name="Internet_20_link" text:visited-style-name="Visited_20_Internet_20_Link">
</text:a>
正如报道的那样，早些时候，在临时联合领土的重新融入部，所有乌克兰人都摆脱了俄罗斯联邦非法剥夺自由的敌意和家庭的家庭，[] [] [] [] <text:a xlink:type="simple" xlink:href="https://www.ukrinform.ua/rubric-society/3690740-simi-polonenih-maut-pravo-na-bezoplatnu-pravovu-dopomogu-minreintegracii.html" text:style-name="Internet_20_link" text:visited-style-name="Visited_20_Internet_20_Link">
</text:a>
。  照片：minre.gov.ua</text:p>
      <text:p text:style-name="P4">
News Source: <text:a xlink:type="simple" xlink:href="https://www.ukrinform.ua/rubric-society/3691152-narada-u-veresuk-derdava-mae-garantuvati-soczahist-veteranam-u-mirnomu-zitti.html" text:style-name="Internet_20_link" text:visited-style-name="Visited_20_Internet_20_Link">
https://www.ukrinform.ua/rubric-society/3691152-narada-u-veresuk-derdava-mae-garantuvati-soczahist-veteranam-u-mirnomu-zitti.html</text:a>
</text:p>
      <!--NEWS-->
      <text:h text:style-name="P10" text:outline-level="1">
<text:span text:style-name="T4">
俄罗斯人用自动手榴弹发射器和迫击炮在苏米地区开除了一个社区</text:span>
</text:h>
      <text:p text:style-name="P4">
作者: Ukrinform (Person)</text:p>
      <text:p text:style-name="P4">
出版商: Укринформ (Organization)</text:p>
      <text:p text:style-name="P4">
出版时间: 2023-04-03T21:56:00+03:00</text:p>
      <text:p text:style-name="P4">
修改时间: 2023-04-03T21:56:00+03:00</text:p>
      <text:p text:style-name="P4">
描述: 4月3日，俄罗斯军队向苏米地区的比洛波尔社区开火。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204" text:anchor-type="as-char" svg:width="6.9236in" svg:height="3.956343in" draw:z-index="0">
<draw:image xlink:href="../Images/yкринформ/2023-04-03T21-56-00-03-00/630_360_1479558145-5682.jpg" xlink:type="simple" xlink:show="embed" xlink:actuate="onLoad" draw:mime-type="image/jpeg"/>
</draw:frame>
4月3日，俄罗斯社区将于4月3日解雇苏米地区的Belopol社区。</text:p>
      <text:p text:style-name="P4">
根据乌克林福姆的说法，苏米地区军事行政部门报告了<text:a xlink:type="simple" xlink:href="https://t.me/Sumy_news_ODA/15233" text:style-name="Internet_20_link" text:visited-style-name="Visited_20_Internet_20_Link">
</text:a>
。</text:p>
      <text:p text:style-name="P4">
受害者写道：“今天，在白天，俄罗斯人向贝尔波尔郡社区​​开了枪 - 三速道：迫击炮的14个迫击炮，来自AGS的100张射击。”</text:p>
      <text:p text:style-name="P4">
<text:span text:style-name="T4">
另请阅读：</text:span>
 <text:a xlink:type="simple" xlink:href="https://www.ukrinform.ua/rubric-ato/3691083-vorog-namagaetsa-nastupati-na-cotiroh-napramkah-zsu-vidbili-ponad-45-atak.html" text:style-name="Internet_20_link" text:visited-style-name="Visited_20_Internet_20_Link">
</text:a>
幸运的是，它没有后果。</text:p>
      <text:p text:style-name="P4">
正如乌克林福姆(Ukrinform)报道的，俄罗斯军队于4月2日星期日向苏米地区的领土社区开火。</text:p>
      <text:p text:style-name="P4">
照片说明性</text:p>
      <text:p text:style-name="P4">
News Source: <text:a xlink:type="simple" xlink:href="https://www.ukrinform.ua/rubric-ato/3691149-rosiani-trici-obstrilali-gromadu-na-sumsini-z-avtomaticnih-granatometiv-ta-minometiv.html" text:style-name="Internet_20_link" text:visited-style-name="Visited_20_Internet_20_Link">
https://www.ukrinform.ua/rubric-ato/3691149-rosiani-trici-obstrilali-gromadu-na-sumsini-z-avtomaticnih-granatometiv-ta-minometiv.html</text:a>
</text:p>
      <!--NEWS-->
      <text:h text:style-name="P10" text:outline-level="1">
<text:span text:style-name="T4">
在教育部</text:span>
</text:h>
      <text:p text:style-name="P4">
作者: Ukrinform (Person)</text:p>
      <text:p text:style-name="P4">
出版商: Укринформ (Organization)</text:p>
      <text:p text:style-name="P4">
出版时间: 2023-04-03T22:14:00+03:00</text:p>
      <text:p text:style-name="P4">
修改时间: 2023-04-03T22:14:00+03:00</text:p>
      <text:p text:style-name="P4">
描述: 准备准备国家多组门测试的注册将持续时间为4月3日至2023年5月3日。  - 乌克林。</text:p>
      <text:p text:style-name="P4">
图片: ["<text:a xlink:type="simple" xlink:href="https://static.ukrinform.com/photos/2022_01/thumb_files/630_360_1642785788-292.jpeg" text:style-name="Internet_20_link" text:visited-style-name="Visited_20_Internet_20_Link">
630_360_16427...</text:a>
"]</text:p>
      <text:p text:style-name="P4">
标签: ['Міносвіти', 'Освіта', 'Мультипредметний тест']</text:p>
      <text:p text:style-name="P4">
类型: Article</text:p>
      <!--METADATA-->
      <text:p text:style-name="P4">
<draw:frame draw:style-name="fr1" draw:name="Image205" text:anchor-type="as-char" svg:width="6.9236in" svg:height="3.946452in" draw:z-index="0">
<draw:image xlink:href="../Images/yкринформ/2023-04-03T22-14-00-03-00/630_360_1642785788-292.jpeg" xlink:type="simple" xlink:show="embed" xlink:actuate="onLoad" draw:mime-type="image/jpeg"/>
</draw:frame>
准备准备国家多级测试的注册将从4月3日至2023年5月3日持续。</text:p>
      <text:p text:style-name="P4">
关于<text:a xlink:type="simple" xlink:href="https://www.youtube.com/watch" text:style-name="Internet_20_link" text:visited-style-name="Visited_20_Internet_20_Link">
</text:a>
乌克林福音通讯员报告说，教育和科学副部长安德里·维特里科说。</text:p>
      <text:p text:style-name="P4">
“今天的国家多级测试具有一些功能。在乌克兰教育质量评估中心的测试门户上进行国家多季度测试的注册，将适用于年度毕业生，以及那些希望改善可能性及其结果的参赛者他们已经收到了去年，以便以这种方式再次提交给高等教育机构。 注册将在4月3日，5月3日。 这非常重要。” Vitrenko说。</text:p>
      <text:p text:style-name="P4">
<text:span text:style-name="T4">
另请阅读：</text:span>
 <text:a xlink:type="simple" xlink:href="https://www.ukrinform.ua/rubric-society/3690762-vstup-2023-rozpocalasa-reestracia-dla-ucasti-u-multipredmetnomu-testi.html" text:style-name="Internet_20_link" text:visited-style-name="Visited_20_Internet_20_Link">
</text:a>
他指出，今年的NMT准备中有一定的特殊性，这是通过选择第三个主题选择的。</text:p>
      <text:p text:style-name="P4">
“如果去年所有受试者都具有约束力，今年有两个强制性的主题：乌克兰语言，文学和数学。 第三名 - 主体 - 历史或外语，物理，化学或生物学将是其E -Office中的参赛者，必须选择该主题的主题，因为国家多兴奋的测试将是个性化的，它将适用于每个参与者在设定的注册中，”教育副部长Insuki强调。</text:p>
      <text:p text:style-name="P4">
在谈到注册算法时，他指出，有必要建立身份文件的副本并发送到区域质量评估中心的检查。</text:p>
      <text:p text:style-name="P4">
<text:span text:style-name="T4">
另请阅读：</text:span>
 <text:a xlink:type="simple" xlink:href="https://www.ukrinform.ua/rubric-society/3690556-multipredmetnij-test-mozna-bude-sklasti-u-ponad-20-krainah-minosviti.html" text:style-name="Internet_20_link" text:visited-style-name="Visited_20_Internet_20_Link">
</text:a>
“在七天之内，您必须回答中心。 答案可以是或“您已注册以交付国家多级测试”，并且在哪个中心，您在注册或“拒绝”时也将选择该中心。 如果您被推荐，则需要联系区域中心或重复注册。 也许并不是您在电子办公室里无聊的所有文件。”官员解释说。Vitrenko还指出：“今年，每个参赛者都可以提交5个宣布预算形式的学习形式，并最多20份合同申请。”</text:p>
      <text:p text:style-name="P4">
据报道，乌克兰教育与科学部向其在31个国家 /地区的课程发送了信，并收到了21个部门对乌克兰学生通过多级考试的条件的积极回应。</text:p>
      <text:p text:style-name="P4">
News Source: <text:a xlink:type="simple" xlink:href="https://www.ukrinform.ua/rubric-society/3691154-u-mon-rozpovili-skilki-trivatime-reestracia-na-multipredmetnij-test.html" text:style-name="Internet_20_link" text:visited-style-name="Visited_20_Internet_20_Link">
https://www.ukrinform.ua/rubric-society/3691154-u-mon-rozpovili-skilki-trivatime-reestracia-na-multipredmetnij-test.html</text:a>
</text:p>
      <!--NEWS-->
      <text:h text:style-name="P10" text:outline-level="1">
<text:span text:style-name="T4">
Pomfir磁带已经收集了超过660万</text:span>
</text:h>
      <text:p text:style-name="P4">
作者: Ukrinform (Person)</text:p>
      <text:p text:style-name="P4">
出版商: Укринформ (Organization)</text:p>
      <text:p text:style-name="P4">
出版时间: 2023-04-03T22:27:10+03:00</text:p>
      <text:p text:style-name="P4">
修改时间: 2023-04-03T22:27:10+03:00</text:p>
      <text:p text:style-name="P4">
描述: 在第二个滚动周末的结果中收集的Pomfir胶带筹集了6 673 208 UAH，44 912观众参观了节目。  - 乌克林。</text:p>
      <text:p text:style-name="P4">
图片: ["<text:a xlink:type="simple" xlink:href="https://static.ukrinform.com/photos/2020_07/thumb_files/630_360_1594398452-806.jpg" text:style-name="Internet_20_link" text:visited-style-name="Visited_20_Internet_20_Link">
630_360_15943...</text:a>
", "<text:a xlink:type="simple" xlink:href="https://static.ukrinform.com/photos/2023_04/1680549841-933.jpg" text:style-name="Internet_20_link" text:visited-style-name="Visited_20_Internet_20_Link">
1680549841-93...</text:a>
"]</text:p>
      <text:p text:style-name="P4">
标签: ['Держкіно', 'фільм']</text:p>
      <text:p text:style-name="P4">
类型: Article</text:p>
      <!--METADATA-->
      <text:p text:style-name="P4">
<draw:frame draw:style-name="fr1" draw:name="Image206" text:anchor-type="as-char" svg:width="6.9236in" svg:height="3.956343in" draw:z-index="0">
<draw:image xlink:href="../Images/yкринформ/2023-04-03T22-27-10-03-00/630_360_1594398452-806.jpg" xlink:type="simple" xlink:show="embed" xlink:actuate="onLoad" draw:mime-type="image/jpeg"/>
</draw:frame>
Pomfir胶带在第二次滚动周末673 208 UAH的结果中收集，44,912位观众参观了节目。</text:p>
      <text:p text:style-name="P4">
根据乌克林福姆的说法，国家电影局在[]中报告(https://www.facebook.com/ukrainefilmagency/posts/pfbid0287WDDeULVYn5tGmBqvmj7BYAkBtD7cHFxzdS3BfbRZcAweg5B7FLuea7iZWxCNj3l).</text:p>
      <text:p text:style-name="P4">
У Держкіно повідомили, що покази стрічки “Памфір” продовжуються та закликалиукраїнців долучатися до перегляду потужної історії про родинні цінності,захист власних кордонів, безумовну любов та її наслідки.</text:p>
      <text:p text:style-name="P4">
<draw:frame draw:style-name="fr1" draw:name="Image207" text:anchor-type="as-char" svg:width="6.9236in" svg:height="6.9236in" draw:z-index="0">
<draw:image xlink:href="../Images/yкринформ/2023-04-03T22-27-10-03-00/1680549841-933.jpg" xlink:type="simple" xlink:show="embed" xlink:actuate="onLoad" draw:mime-type="image/jpeg"/>
</draw:frame>
在传统的马兰卡狂欢节前夕，录像带的事件正在乌克兰西部地区展开。 电影剧本的导演兼作者是德米特里·苏克霍利特基·萨图库克(Dmitry Sukholitky-Satuchuk)。</text:p>
      <text:p text:style-name="P4">
<text:span text:style-name="T4">
另请阅读：</text:span>
 <text:a xlink:type="simple" xlink:href="https://www.ukrinform.ua/rubric-culture/3688444-stricka-pamfir-za-cotiri-dni-prokatu-zibrala-majze-25-miljona.html" text:style-name="Internet_20_link" text:visited-style-name="Visited_20_Internet_20_Link">
</text:a>
潘皮尔(Pamphir)长期不在团聚后返回家中。 对Pampir家族的无条件热爱具有副作用，并导致它是一条不可逆转的后果的危险途径。</text:p>
      <text:p text:style-name="P4">
这部电影的制作得到了波兰电影院乌克兰的国家电影机构的支持(PISF)，法国CNC电影中心(帮助Cínemasdu Monde)，切尔尼夫特地区政府Tamzhi国际基金愿景SUD EST，Hubert Bals Fund和Goteborg电影基金。</text:p>
      <text:p text:style-name="P4">
国际促销活动得到了乌克兰研究所，德国佛像和哥特堡电影基金的支持。</text:p>
      <text:p text:style-name="P4">
<text:span text:style-name="T4">
另请阅读：</text:span>
 <text:a xlink:type="simple" xlink:href="https://www.ukrinform.ua/rubric-culture/3686159-u-kievi-vidbuvsa-premernij-pokaz-filmu-pamfir.html" text:style-name="Internet_20_link" text:visited-style-name="Visited_20_Internet_20_Link">
</text:a>
乌克兰的分销商是电影发行。</text:p>
      <text:p text:style-name="P4">
正如乌克林福姆报道的那样，3月22日，电影剧院“奥斯卡”电影《奥斯卡》于3月22日举行。</text:p>
      <text:p text:style-name="P4">
News Source: <text:a xlink:type="simple" xlink:href="https://www.ukrinform.ua/rubric-culture/3691157-stricka-pamfir-zibrala-u-prokati-vze-bilse-66-miljona.html" text:style-name="Internet_20_link" text:visited-style-name="Visited_20_Internet_20_Link">
https://www.ukrinform.ua/rubric-culture/3691157-stricka-pamfir-zibrala-u-prokati-vze-bilse-66-miljona.html</text:a>
</text:p>
      <!--NEWS-->
      <text:h text:style-name="P10" text:outline-level="1">
<text:span text:style-name="T4">
内门扎（Nemenza）：俄罗斯在法律上是联合国的 - 作为苏联的延续</text:span>
</text:h>
      <text:p text:style-name="P4">
作者: Ukrinform (Person)</text:p>
      <text:p text:style-name="P4">
出版商: Укринформ (Organization)</text:p>
      <text:p text:style-name="P4">
出版时间: 2023-04-03T22:28:00+03:00</text:p>
      <text:p text:style-name="P4">
修改时间: 2023-04-03T22:28:00+03:00</text:p>
      <text:p text:style-name="P4">
描述: 俄罗斯在联合国瓦西里·奈恩扎（Vasily Neenza）的俄罗斯邮政认为，他的州是苏联的延续者，因此在联合国组织和联合国安理会的组织中，他的州是合法的。  - 乌克林。</text:p>
      <text:p text:style-name="P4">
图片: ["<text:a xlink:type="simple" xlink:href="https://static.ukrinform.com/photos/2023_04/thumb_files/630_360_1680549574-270.jpeg" text:style-name="Internet_20_link" text:visited-style-name="Visited_20_Internet_20_Link">
630_360_16805...</text:a>
"]</text:p>
      <text:p text:style-name="P4">
标签: ['ООН', 'росія', 'Радбез ООН', 'СРСР']</text:p>
      <text:p text:style-name="P4">
类型: Article</text:p>
      <!--METADATA-->
      <text:p text:style-name="P4">
<draw:frame draw:style-name="fr1" draw:name="Image208" text:anchor-type="as-char" svg:width="6.9236in" svg:height="3.956343in" draw:z-index="0">
<draw:image xlink:href="../Images/yкринформ/2023-04-03T22-28-00-03-00/630_360_1680549574-270.jpeg" xlink:type="simple" xlink:show="embed" xlink:actuate="onLoad" draw:mime-type="image/jpeg"/>
</draw:frame>
联合国瓦西里·奈恩扎(Un Vasily Neenza)的普里瓦里亚(Privaria)认为，他的国家是一个持续的诺伊群岛，因此在联合国组织和联合国苏联安全组织中。</text:p>
      <text:p text:style-name="P4">
内岑扎(Nezenza)在Radbeza担任CRF总统之际在联合国总部施压，回答了乌克林福姆的问题。</text:p>
      <text:p text:style-name="P4">
这个问题的提出如下：“您非常清楚俄罗斯是联合国安理会，就像在联合国非法的一般情况下一样。 您所在国家是否不想开始将其在联合国成员合法化的过程中，就像其他所有其他国家在前南斯拉夫之后所做的那样，捷克斯洛伐克塔拉迪亚联盟不再存在？”</text:p>
      <text:p text:style-name="P4">
尼梅扎说：“俄罗斯在法律上是合法的。”这是苏联的连续性事实。 但是，他没有解释这个国家从世界政治地图中消失的消失与停止其他两个社会主义国家不同。</text:p>
      <text:p text:style-name="P4">
Neenza告知，在总统期间，俄罗斯将于4月5日以Arria的形式发起Radbeza成员的参与，讨论乌克兰被占领领土的驱逐出境。</text:p>
      <text:p text:style-name="P4">
<text:span text:style-name="T4">
另请阅读：</text:span>
 <text:a xlink:type="simple" xlink:href="https://www.ukrinform.ua/rubric-world/3685259-rosia-sklikae-radbez-oon-sodo-vivezenna-ukrainskih-ditej-zmi.html" text:style-name="Internet_20_link" text:visited-style-name="Visited_20_Internet_20_Link">
</text:a>
4月10日，俄罗斯联邦以RB的公开辩论的形式再次提出了向乌克兰的供应问题。 Neenza补充说，4月24日至25日，外国部长Lavrov博士将抵达纽约，他将在多边级别参加有关“保护统计原则”的辩论。</text:p>
      <text:p text:style-name="P4">
乌克林事物的通讯员在简报后问了另一个问题：“如果普京总统召集你，他说他已经在乌克兰倒塌，失去了200,000名士兵并寻求建议 - 您会建议他作为文凭和俄罗斯人吗？”</text:p>
      <text:p text:style-name="P4">
“这是不可能想象的 - 他会问我，他不会问我。 他的肩膀上有一个头。”俄罗斯的职位在联合国回答。</text:p>
      <text:p text:style-name="P4">
<text:span text:style-name="T4">
另请阅读：</text:span>
 <text:a xlink:type="simple" xlink:href="https://www.ukrinform.ua/rubric-polytics/3682456-istorik-snajder-na-radbezi-oon-potroliv-nebenzu.html" text:style-name="Internet_20_link" text:visited-style-name="Visited_20_Internet_20_Link">
</text:a>
据报道，乌克兰一再提出了俄罗斯合法性的问题<text:a xlink:type="simple" xlink:href="https://www.ukrinform.ua/tag-oon" text:style-name="Internet_20_link" text:visited-style-name="Visited_20_Internet_20_Link">
</text:a>
因为任何文件中未提供组织的文件。 在联合国创始人中 - 美国，英国，法国，中国，苏联，他们也是理事会的常任成员。 此列表中没有俄罗斯。回想一下，俄罗斯在联合国议会的每月总统职位于4月1日开始。</text:p>
      <text:p text:style-name="P4">
News Source: <text:a xlink:type="simple" xlink:href="https://www.ukrinform.ua/rubric-world/3691158-nebenza-rosia-perebuvae-v-oon-zakonno-ak-prodovzuvac-radanskogo-souzu.html" text:style-name="Internet_20_link" text:visited-style-name="Visited_20_Internet_20_Link">
https://www.ukrinform.ua/rubric-world/3691158-nebenza-rosia-perebuvae-v-oon-zakonno-ak-prodovzuvac-radanskogo-souzu.html</text:a>
</text:p>
      <!--NEWS-->
      <text:h text:style-name="P10" text:outline-level="1">
<text:span text:style-name="T4">
Zelensky会见了共和党国会议员的代表团</text:span>
</text:h>
      <text:p text:style-name="P4">
作者: Ukrinform (Person)</text:p>
      <text:p text:style-name="P4">
出版商: Укринформ (Organization)</text:p>
      <text:p text:style-name="P4">
出版时间: 2023-04-03T22:39:00+03:00</text:p>
      <text:p text:style-name="P4">
修改时间: 2023-04-03T22:39:00+03:00</text:p>
      <text:p text:style-name="P4">
描述: 乌克兰沃迪米尔Zelensky总统会见了共和党的国会议会代表团。</text:p>
      <ul>
        <li>
I的，。: </li>
      </ul>
      <text:p text:style-name="P4">
图片: ["<text:a xlink:type="simple" xlink:href="https://static.ukrinform.com/photos/2023_04/thumb_files/630_360_1680555499-257.jpeg" text:style-name="Internet_20_link" text:visited-style-name="Visited_20_Internet_20_Link">
630_360_16805...</text:a>
", "<text:a xlink:type="simple" xlink:href="https://static.ukrinform.com/photos/2023_04/1680555499-886.jpeg" text:style-name="Internet_20_link" text:visited-style-name="Visited_20_Internet_20_Link">
1680555499-88...</text:a>
", "<text:a xlink:type="simple" xlink:href="https://static.ukrinform.com/photos/2023_04/1680555498-457.jpeg" text:style-name="Internet_20_link" text:visited-style-name="Visited_20_Internet_20_Link">
1680555498-45...</text:a>
"]</text:p>
      <text:p text:style-name="P4">
标签: ['США', 'Конгрес США', 'Зеленський']</text:p>
      <text:p text:style-name="P4">
类型: Article</text:p>
      <!--METADATA-->
      <text:p text:style-name="P4">
<draw:frame draw:style-name="fr1" draw:name="Image209" text:anchor-type="as-char" svg:width="6.9236in" svg:height="3.956343in" draw:z-index="0">
<draw:image xlink:href="../Images/yкринформ/2023-04-03T22-39-00-03-00/630_360_1680555499-257.jpeg" xlink:type="simple" xlink:show="embed" xlink:actuate="onLoad" draw:mime-type="image/jpeg"/>
</draw:frame>
沃迪米尔·泽伦斯基(Volodymyr Zelensky)的总统乌克兰会见了共和党的国会代表代表团。</text:p>
      <text:p text:style-name="P4">
正如乌克林福姆报道的那样，它报告了<text:a xlink:type="simple" xlink:href="https://t.me/V_Zelenskiy_official/5738" text:style-name="Internet_20_link" text:visited-style-name="Visited_20_Internet_20_Link">
</text:a>
国家元首。</text:p>
      <text:p text:style-name="P4">
消息中说：“由常驻情报委员会主席迈克·特纳(Mike Turner)领导的美国共和党众议院代表团的一项重要会议。”</text:p>
      <text:p text:style-name="P4">
<text:a xlink:type="simple" xlink:href="https://t.me/V_Zelenskiy_official/5738" text:style-name="Internet_20_link" text:visited-style-name="Visited_20_Internet_20_Link">
</text:a>
据总统，双海和两项支持的美国总统贝登总统在抵抗俄罗斯的自由和民主价值方面发挥了决定性作用。</text:p>
      <text:p text:style-name="P4">
<draw:frame draw:style-name="fr1" draw:name="Image210" text:anchor-type="as-char" svg:width="6.9236in" svg:height="4.617948in" draw:z-index="0">
<draw:image xlink:href="../Images/yкринформ/2023-04-03T22-39-00-03-00/1680555499-886.jpeg" xlink:type="simple" xlink:show="embed" xlink:actuate="onLoad" draw:mime-type="image/jpeg"/>
</draw:frame>
泽伦斯基强调说：“我希望我们的国家之间的高度支持和互动将继续保持。这是击败俄罗斯侵略者的共同胜利的关键。”</text:p>
      <text:p text:style-name="P4">
<draw:frame draw:style-name="fr1" draw:name="Image211" text:anchor-type="as-char" svg:width="6.9236in" svg:height="4.617948in" draw:z-index="0">
<draw:image xlink:href="../Images/yкринформ/2023-04-03T22-39-00-03-00/1680555498-457.jpeg" xlink:type="simple" xlink:show="embed" xlink:actuate="onLoad" draw:mime-type="image/jpeg"/>
</draw:frame>
<text:span text:style-name="T4">
另请阅读：</text:span>
 <text:a xlink:type="simple" xlink:href="https://www.ukrinform.ua/rubric-regions/3690903-zelenskij-vidvidav-selo-agidne-ziteliv-akogo-rosiani-misac-utrimuvali-u-pidvali.html" text:style-name="Internet_20_link" text:visited-style-name="Visited_20_Internet_20_Link">
</text:a>
正如乌克林福姆报道的，今天<text:a xlink:type="simple" xlink:href="https://www.ukrinform.ua/rubric-vidbudova/3691086-vidnovlenna-cernigovsini-zelenskij-pokazav-vicekancleru-frn-ak-remontuut-mist-cerez-desnu.html" text:style-name="Internet_20_link" text:visited-style-name="Visited_20_Internet_20_Link">
</text:a>
。</text:p>
      <text:p text:style-name="P4">
_foto：op _</text:p>
      <text:p text:style-name="P4">
News Source: <text:a xlink:type="simple" xlink:href="https://www.ukrinform.ua/rubric-polytics/3691160-zelenskij-zustrivsa-z-delegacieu-kongresmenivrespublikanciv.html" text:style-name="Internet_20_link" text:visited-style-name="Visited_20_Internet_20_Link">
https://www.ukrinform.ua/rubric-polytics/3691160-zelenskij-zustrivsa-z-delegacieu-kongresmenivrespublikanciv.html</text:a>
</text:p>
      <!--NEWS-->
      <text:h text:style-name="P10" text:outline-level="1">
<text:span text:style-name="T4">
3月，联合国记录了乌克兰178名平民的死亡</text:span>
</text:h>
      <text:p text:style-name="P4">
作者: Ukrinform (Person)</text:p>
      <text:p text:style-name="P4">
出版商: Укринформ (Organization)</text:p>
      <text:p text:style-name="P4">
出版时间: 2023-04-03T22:47:00+03:00</text:p>
      <text:p text:style-name="P4">
修改时间: 2023-04-03T22:47:00+03:00</text:p>
      <text:p text:style-name="P4">
描述: 从2023年3月1日至3月31日，联合国人权高级专员记录了乌克兰178名平民死亡，587人受伤。  - 乌克林。</text:p>
      <text:p text:style-name="P4">
图片: ["<text:a xlink:type="simple" xlink:href="https://static.ukrinform.com/photos/2022_02/thumb_files/630_360_1643894096-658.jpg" text:style-name="Internet_20_link" text:visited-style-name="Visited_20_Internet_20_Link">
630_360_16438...</text:a>
"]</text:p>
      <text:p text:style-name="P4">
标签: ['ООН', 'Загибель', 'Воєнні злочини', 'Війна з росією']</text:p>
      <text:p text:style-name="P4">
类型: Article</text:p>
      <!--METADATA-->
      <text:p text:style-name="P4">
<draw:frame draw:style-name="fr1" draw:name="Image212" text:anchor-type="as-char" svg:width="6.9236in" svg:height="3.956343in" draw:z-index="0">
<draw:image xlink:href="../Images/yкринформ/2023-04-03T22-47-00-03-00/630_360_1643894096-658.jpg" xlink:type="simple" xlink:show="embed" xlink:actuate="onLoad" draw:mime-type="image/jpeg"/>
</draw:frame>
从2023年3月1日至3日，联合国人权高级专员在乌克兰记录了178名平民，有587人受伤。</text:p>
      <text:p text:style-name="P4">
关于IT报告乌克林福姆，参考<text:a xlink:type="simple" xlink:href="https://www.ohchr.org/en/news/2023/04/ukraine-civilian-casualty-update-3-april-2023" text:style-name="Internet_20_link" text:visited-style-name="Visited_20_Internet_20_Link">
</text:a>
。</text:p>
      <text:p text:style-name="P4">
澄清说，大多数受害者已导致使用爆发区，地雷和爆炸物的爆炸武器。</text:p>
      <text:p text:style-name="P4">
从2022年2月24日起，联合国记录了8451年的死亡，乌克兰平民在14156年的伤亡。</text:p>
      <text:p text:style-name="P4">
<text:span text:style-name="T4">
另请阅读：</text:span>
 <text:a xlink:type="simple" xlink:href="https://www.ukrinform.ua/rubric-ato/3691081-v-avdiivci-rosiani-obstrilali-avtobus-pasazirka-zaginula-vodij-poranenij.html" text:style-name="Internet_20_link" text:visited-style-name="Visited_20_Internet_20_Link">
</text:a>
UZLPL指出，由于延迟了区域的数据，实际数量的受害者数量要高得多。</text:p>
      <text:p text:style-name="P4">
News Source: <text:a xlink:type="simple" xlink:href="https://www.ukrinform.ua/rubric-ato/3691162-u-berezni-oon-zafiksuvala-zagibel-v-ukraini-178-civilnih-osib.html" text:style-name="Internet_20_link" text:visited-style-name="Visited_20_Internet_20_Link">
https://www.ukrinform.ua/rubric-ato/3691162-u-berezni-oon-zafiksuvala-zagibel-v-ukraini-178-civilnih-osib.html</text:a>
</text:p>
      <!--NEWS-->
      <text:h text:style-name="P10" text:outline-level="1">
<text:span text:style-name="T4">
WBA宣布了Usik和Duba之间的冠军对决</text:span>
</text:h>
      <text:p text:style-name="P4">
作者: Ukrinform (Person)</text:p>
      <text:p text:style-name="P4">
出版商: Укринформ (Organization)</text:p>
      <text:p text:style-name="P4">
出版时间: 2023-04-03T22:52:00+03:00</text:p>
      <text:p text:style-name="P4">
修改时间: 2023-04-03T22:52:00+03:00</text:p>
      <text:p text:style-name="P4">
描述: 世界拳击协会（WBA）正式授权了一场战斗，该战斗应与乌克兰的乌克兰亚历山大·乌斯伊克（Alexander Usyk）（20-0，13 KO）和英国丹尼尔·杜巴（Daniel Duba）（19-1，18 KO）遇到。  - 乌克林。</text:p>
      <text:p text:style-name="P4">
图片: ["<text:a xlink:type="simple" xlink:href="https://static.ukrinform.com/photos/2023_04/thumb_files/630_360_1680551526-728.jpg" text:style-name="Internet_20_link" text:visited-style-name="Visited_20_Internet_20_Link">
630_360_16805...</text:a>
"]</text:p>
      <text:p text:style-name="P4">
标签: ['Бокс', 'Усик']</text:p>
      <text:p text:style-name="P4">
类型: Article</text:p>
      <!--METADATA-->
      <text:p text:style-name="P4">
<draw:frame draw:style-name="fr1" draw:name="Image213" text:anchor-type="as-char" svg:width="6.9236in" svg:height="3.956343in" draw:z-index="0">
<draw:image xlink:href="../Images/yкринформ/2023-04-03T22-52-00-03-00/630_360_1680551526-728.jpg" xlink:type="simple" xlink:show="embed" xlink:actuate="onLoad" draw:mime-type="image/jpeg"/>
</draw:frame>
世界 - 名册协会(WBA)正式批准了这场战斗，其中应设计来自乌克兰的乌克兰亚历山大·乌斯伊克(20-0，13 KO)和不列颠杜巴(19-1，18 ko).</text:p>
      <text:p text:style-name="P4">
Про це повідомив <text:a xlink:type="simple" xlink:href="https://twitter.com/WBABoxing" text:style-name="Internet_20_link" text:visited-style-name="Visited_20_Internet_20_Link">
</text:a>
组织，报道乌克林福姆。</text:p>
      <text:p text:style-name="P4">
回想一下，USIK拥有Holovastovas的WBA，WBO和IBF世界冠军的头衔，Dubois被任命为强制性的WBA竞争者，并在其表演中拥有WBA World Belt。</text:p>
      <text:p text:style-name="P4">
拳击手的谈判时间为30天(4月4日至下午2点). Якщо ж за цей час домовленості про умови поєдинку не досягнуто, тодіWBA оголосить промоутерські торги.</text:p>
      <text:p text:style-name="P4">
<text:span text:style-name="T4">
Читайте також:</text:span>
 <text:a xlink:type="simple" xlink:href="https://www.ukrinform.ua/rubric-sports/3687407-vladislav-eliseev-ne-bacu-zodnogo-variantu-pri-akomu-dubua-peremoze-usika.html" text:style-name="Internet_20_link" text:visited-style-name="Visited_20_Internet_20_Link">
 </text:a>
据报道，亚历山大·乌西克(Alexander Usik)和Zonewbc British Tyson Fury的所有者之间的绝对世界冠军可能比赛的谈判未能成功。(33-5-1，24是).</text:p>
      <text:p text:style-name="P4">
Фото: xsport.ua.</text:p>
      <text:p text:style-name="P4">
News Source: <text:a xlink:type="simple" xlink:href="https://www.ukrinform.ua/rubric-sports/3691161-wba-ogolosila-pro-cempionskij-poedinok-miz-usikom-ta-dubua.html" text:style-name="Internet_20_link" text:visited-style-name="Visited_20_Internet_20_Link">
https://www.ukrinform.ua/rubric-sports/3691161-wba-ogolosila-pro-cempionskij-poedinok-miz-usikom-ta-dubua.html</text:a>
</text:p>
      <!--NEWS-->
      <text:h text:style-name="P10" text:outline-level="1">
<text:span text:style-name="T4">
主席：我们每天都与恐怖分子国家一致的一天接近</text:span>
</text:h>
      <text:p text:style-name="P4">
作者: Ukrinform (Person)</text:p>
      <text:p text:style-name="P4">
出版商: Укринформ (Organization)</text:p>
      <text:p text:style-name="P4">
出版时间: 2023-04-03T22:55:00+03:00</text:p>
      <text:p text:style-name="P4">
修改时间: 2023-04-03T22:55:00+03:00</text:p>
      <text:p text:style-name="P4">
描述: 乌克兰每天变得更强大，并且正接近俄罗斯 - 恐怖分子国家的侵略性的那一天。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Тероризм', 'Україна', 'Зеленський', 'Війна з росією']</text:p>
      <text:p text:style-name="P4">
类型: Article</text:p>
      <!--METADATA-->
      <text:p text:style-name="P4">
<draw:frame draw:style-name="fr1" draw:name="Image214" text:anchor-type="as-char" svg:width="6.9236in" svg:height="3.956343in" draw:z-index="0">
<draw:image xlink:href="../Images/yкринформ/2023-04-03T22-55-00-03-00/630_360_1679682020-565.jpeg" xlink:type="simple" xlink:show="embed" xlink:actuate="onLoad" draw:mime-type="image/jpeg"/>
</draw:frame>
乌克兰人的日子变得更强大，并且正接近俄罗斯一个恐怖分子国家的侵略性。</text:p>
      <text:p text:style-name="P4">
Volodymyr Zelenskyy在[]中说了这一点(https://www.youtube.com/watch?v=UfLJPvrYAbY)，报道乌克林福姆。</text:p>
      <text:p text:style-name="P4">
<text:span text:style-name="T5">
viso：<text:a xlink:type="simple" xlink:href="https://t.me/OP_UA/9170" text:style-name="Internet_20_link" text:visited-style-name="Visited_20_Internet_20_Link">
</text:a>
</text:span>
</text:p>
      <text:p text:style-name="P4">
<text:span text:style-name="T4">
我希望健康，亲爱的乌克兰人!</text:span>
</text:p>
      <text:p text:style-name="P4">
这个忙碌的一天的摘要。</text:p>
      <text:p text:style-name="P4">
速度。 现在是第一次的新野外会议是第一次。</text:p>
      <text:p text:style-name="P4">
前线，北部地区和边界的关键安全问题。</text:p>
      <text:p text:style-name="P4">
指挥官报告了。 这次，Syrsky和Tarnavsky的将军报道了受保护的联系，而不是最热门的追求。</text:p>
      <text:p text:style-name="P4">
Bakhmut，Avdiivka，Marinka和Donetsk的情况。 Bigorivka被送给了卢甘斯克。</text:p>
      <text:p text:style-name="P4">
国防部国家边境服务部负责人Gur Mo的负责人。</text:p>
      <text:p text:style-name="P4">
一次完整的会议。 完全协调。 为了解放乌克兰土地，我们的积极行动进行全面准备。</text:p>
      <text:p text:style-name="P4">
在切尔尼希夫地区，到今天早上有许多不同的事件和谈判。</text:p>
      <text:p text:style-name="P4">
最困难的情感旅行之一。</text:p>
      <text:p text:style-name="P4">
他们参观了浆果 - 贝里(Berry)是我们切尔尼希夫(Chernihiv)地区通常的小村庄，该村庄是由俄罗斯 - 圈子转变为世界上最大的人之一的。</text:p>
      <text:p text:style-name="P4">
俄罗斯士兵是在浆果指挥所在学校制造的，该村的所有居民都习惯了学校的地下室。 就像活着的盾牌一样。</text:p>
      <text:p text:style-name="P4">
从去年的第三至3月30日，这所学校的地下室被关押了三百多人。</text:p>
      <text:p text:style-name="P4">
老年人和年幼的孩子，女人和男人...最大的女人是93岁，最小的孩子不到半年。</text:p>
      <text:p text:style-name="P4">
这是这个地下室，像其他针对人类和人类的其他罪行一样，贝瑞的集中营将永远不会宽恕国家。 不只是我们。</text:p>
      <text:p text:style-name="P4">
克里姆林宫将不会在联合国议会，煤气管或其他任何东西的椅子上覆盖。 对于每一个科学土地，肯定会有合法而公平的责任。 在法庭，在国际刑事法院，在乌克兰法院。</text:p>
      <text:p text:style-name="P4">
我感谢乌克兰的客人拜访了我Chernihiv，后者在我们的浆果中看到了这种俄罗斯邪恶的集中。 我感谢Vicecanzler Germany Gabec和欧洲委员会秘书长Maria Peychinovich-Burich。 谢谢您和设备 - 有意义，正确。与往常一样，拜访我们在战斗后的医院拜访我们的勇士是一种特别的荣幸。 要感谢他们为乌克兰所做的一切，以感谢他们对乌克兰的信仰，我们的人民保护了这一点，这更有价值 - 他们的生活。</text:p>
      <text:p text:style-name="P4">
他将英雄之城英雄城市的切尔尼希夫(Chernihiv)脱颖而出。 切尔尼希夫(Chernihiv)看到了不同的邪恶，不同的邪恶……以保护自己免受这种俄罗斯邪恶的侵害 - 或在我们的历史上不受伤害。</text:p>
      <text:p text:style-name="P4">
他授予我们在国防部辩护的勇士。</text:p>
      <text:p text:style-name="P4">
非常重要 - 感谢每个提供我们切尼希夫地区重建的人。敌人被摧毁的一切，我们都将恢复。</text:p>
      <text:p text:style-name="P4">
无论他们在克里姆林宫如何梦dream以求，乌克兰将永远不会成为废墟的国家。 他们的那些人并不成真。</text:p>
      <text:p text:style-name="P4">
在基辅，他已经在这里回来了，他与美国的代表团会面。</text:p>
      <text:p text:style-name="P4">
他感谢美国不变的强大援助 - 从比德奈白宫总统到国会和整个美国部队系统。</text:p>
      <text:p text:style-name="P4">
当然，他们谈到了乌克兰的积极行动。 当然，关于我们的联合赢家。</text:p>
      <text:p text:style-name="P4">
他还与美国国务院Mike Pompeo会面。</text:p>
      <text:p text:style-name="P4">
谢谢所有帮助我们保护自由的人!我感谢今天，尤其是挪威Denya，发起了政府将炮弹的其他政党转移到我们的士兵的倡议。 它非常准时且有用。</text:p>
      <text:p text:style-name="P4">
我们每天变得更强壮。 我们接近恐怖国家会回答的那一天。</text:p>
      <text:p text:style-name="P4">
<text:span text:style-name="T4">
荣耀归于所有正在争夺乌克兰的人!为乌克兰献出生命的所有人的永恒和光明的记忆!</text:span>
</text:p>
      <text:p text:style-name="P4">
<text:span text:style-name="T4">
荣耀到乌克兰!</text:span>
</text:p>
      <text:p text:style-name="P4">
_foto：op _</text:p>
      <text:p text:style-name="P4">
News Source: <text:a xlink:type="simple" xlink:href="https://www.ukrinform.ua/rubric-ato/3691164-prezident-sodna-nablizaemo-den-koli-derzavaterorist-vidpovidatime.html" text:style-name="Internet_20_link" text:visited-style-name="Visited_20_Internet_20_Link">
https://www.ukrinform.ua/rubric-ato/3691164-prezident-sodna-nablizaemo-den-koli-derzavaterorist-vidpovidatime.html</text:a>
</text:p>
      <!--NEWS-->
      <text:h text:style-name="P10" text:outline-level="1">
<text:span text:style-name="T4">
Zelensky在Chernihiv举行了一次实地会议</text:span>
</text:h>
      <text:p text:style-name="P4">
作者: Ukrinform (Person)</text:p>
      <text:p text:style-name="P4">
出版商: Укринформ (Organization)</text:p>
      <text:p text:style-name="P4">
出版时间: 2023-04-03T23:02:00+03:00</text:p>
      <text:p text:style-name="P4">
修改时间: 2023-04-03T23:02:00+03:00</text:p>
      <text:p text:style-name="P4">
描述: 乌克兰沃迪米尔·泽伦斯基（Ukraine Volodymyr Zelensky）主席举行了一次 - 现场会议 - 第一次是在Chernihiv的Dniep​​er中。  - 乌克林。</text:p>
      <text:p text:style-name="P4">
图片: ["<text:a xlink:type="simple" xlink:href="https://static.ukrinform.com/photos/2023_04/thumb_files/630_360_1680552389-420.jpeg" text:style-name="Internet_20_link" text:visited-style-name="Visited_20_Internet_20_Link">
630_360_16805...</text:a>
"]</text:p>
      <text:p text:style-name="P4">
标签: ['Чернігів', 'Зеленський', 'Війна з росією']</text:p>
      <text:p text:style-name="P4">
类型: Article</text:p>
      <!--METADATA-->
      <text:p text:style-name="P4">
<draw:frame draw:style-name="fr1" draw:name="Image215" text:anchor-type="as-char" svg:width="6.9236in" svg:height="3.956343in" draw:z-index="0">
<draw:image xlink:href="../Images/yкринформ/2023-04-03T23-02-00-03-00/630_360_1680552389-420.jpeg" xlink:type="simple" xlink:show="embed" xlink:actuate="onLoad" draw:mime-type="image/jpeg"/>
</draw:frame>
乌克兰沃迪米尔·泽伦斯基(Ukraine Volodymyr Zelensky)主席举行了一次实地会议 - 首先是乌德尼普里(Udnipri)，现在是在切尔尼希夫(Chernihiv)。</text:p>
      <text:p text:style-name="P4">
他在[]中说(https://www.youtube.com/watch?v=UfLJPvrYAbY&amp;ab_channel=UkrinformTV)，报道乌克林福姆。</text:p>
      <text:p text:style-name="P4">
国家负责人说：“新的现场会议是目前在Chernihiv的DNIEPER中的第一次会议。</text:p>
      <text:p text:style-name="P4">
视频： <text:a xlink:type="simple" xlink:href="https://t.me/OP_UA/9170" text:style-name="Internet_20_link" text:visited-style-name="Visited_20_Internet_20_Link">
</text:a>
特别是，他们讨论了巴赫穆特，阿夫迪夫卡，马林卡和所有顿涅茨克，比格里维卡和所有卢汉斯地区的情况。 国防部代表古尔莫(Gurmo)的负责人，州边境部门负责人的负责人也参加了头。</text:p>
      <text:p text:style-name="P4">
<text:span text:style-name="T4">
另请阅读：</text:span>
 <text:a xlink:type="simple" xlink:href="https://www.ukrinform.ua/rubric-ato/3691164-prezident-sodna-nablizaemo-den-koli-derzavaterorist-vidpovidatime.html" text:style-name="Internet_20_link" text:visited-style-name="Visited_20_Internet_20_Link">
</text:a>
“一次完整的会议。 完全协调。 为了解放乌克兰土地，我们的积极行动进行全面准备。” Zelensky说</text:p>
      <text:p text:style-name="P4">
如报道，<text:a xlink:type="simple" xlink:href="https://www.ukrinform.ua/rubric-ato/3688242-prezident-poviv-zasidanna-stavki-u-dnipri-strategicnomu-misti-centru-ukraini.html" text:style-name="Internet_20_link" text:visited-style-name="Visited_20_Internet_20_Link">
</text:a>
，我们国家中心的战略城市。</text:p>
      <text:p text:style-name="P4">
照片：作品</text:p>
      <text:p text:style-name="P4">
News Source: <text:a xlink:type="simple" xlink:href="https://www.ukrinform.ua/rubric-ato/3691166-zelenskij-proviv-viizne-zasidanna-stavki-u-cernigovi.html" text:style-name="Internet_20_link" text:visited-style-name="Visited_20_Internet_20_Link">
https://www.ukrinform.ua/rubric-ato/3691166-zelenskij-proviv-viizne-zasidanna-stavki-u-cernigovi.html</text:a>
</text:p>
      <!--NEWS-->
      <text:h text:style-name="P10" text:outline-level="1">
<text:span text:style-name="T4">
Mkip将挑战Stasyuk的续签，担任HoloDomor博物馆首席执行官</text:span>
</text:h>
      <text:p text:style-name="P4">
作者: Ukrinform (Person)</text:p>
      <text:p text:style-name="P4">
出版商: Укринформ (Organization)</text:p>
      <text:p text:style-name="P4">
出版时间: 2023-04-03T23:16:00+03:00</text:p>
      <text:p text:style-name="P4">
修改时间: 2023-04-03T23:16:00+03:00</text:p>
      <text:p text:style-name="P4">
描述: 文化和信息政策部将挑战法院裁定Olesya Stasyuk担任全莫尔氏杀伤剂博物馆的总主任的决定。  - 乌克林。</text:p>
      <text:p text:style-name="P4">
图片: ["<text:a xlink:type="simple" xlink:href="https://static.ukrinform.com/photos/2017_09/thumb_files/630_360_1506110725-9171.jpg" text:style-name="Internet_20_link" text:visited-style-name="Visited_20_Internet_20_Link">
630_360_15061...</text:a>
"]</text:p>
      <text:p text:style-name="P4">
标签: ['Геноцид', 'Голодомор', 'Музей', 'Суд', 'МКІП ']</text:p>
      <text:p text:style-name="P4">
类型: Article</text:p>
      <!--METADATA-->
      <text:p text:style-name="P4">
<draw:frame draw:style-name="fr1" draw:name="Image216" text:anchor-type="as-char" svg:width="6.9236in" svg:height="3.956343in" draw:z-index="0">
<draw:image xlink:href="../Images/yкринформ/2023-04-03T23-16-00-03-00/630_360_1506110725-9171.jpg" xlink:type="simple" xlink:show="embed" xlink:actuate="onLoad" draw:mime-type="image/jpeg"/>
</draw:frame>
文化和信息政策部将对法院的裁决提起诉讼，要求续签Olesya Stasyuk为种族灭绝博物馆博物馆的总主任。</text:p>
      <text:p text:style-name="P4">
正如乌克林福姆报道的那样，据报道<text:a xlink:type="simple" xlink:href="https://mkip.gov.ua/news/8912.html" text:style-name="Internet_20_link" text:visited-style-name="Visited_20_Internet_20_Link">
</text:a>
。</text:p>
      <text:p text:style-name="P4">
值得注意的是，4月3日，伊万诺·弗兰基夫斯克(Ivano-Frankivsk)地区的科洛米亚市地方法院恢复了霍洛德诺尔基因西特(Holodomor-Genocide)国家博物馆的前总干事Olesya Stasyuk。</text:p>
      <text:p text:style-name="P4">
“鉴于案件档案和提供的证据，文化和信息政策部将熟悉法院对Taneodinnosti的论点，将提出上诉。 我们强调释放Stasyuk oo 在霍洛德诺尔 - 族裔博物馆总董事的职位上，合同和当前立法的合法替代者被持有。” Umkip强调。</text:p>
      <text:p text:style-name="P4">
该部提醒人们，斯塔西克(Stasyuk)被一封信告知，在过去的几个月中，关于受害者人数的演讲严重加剧了<text:a xlink:type="simple" xlink:href="https://www.ukrinform.ua/tag-golodomor" text:style-name="Internet_20_link" text:visited-style-name="Visited_20_Internet_20_Link">
</text:a>
1932年至1933年，“通过公共场所的创新和积极晋升有关，目前没有足够的证实，有1050万乌克兰人的受害者数量。”</text:p>
      <text:p text:style-name="P4">
<text:span text:style-name="T4">
另请阅读：</text:span>
 <text:a xlink:type="simple" xlink:href="https://www.ukrinform.ua/rubric-culture/3622638-mkip-planue-vidkriti-novu-ekspoziciu-u-drugij-castini-muzeu-golodomoru.html" text:style-name="Internet_20_link" text:visited-style-name="Visited_20_Internet_20_Link">
</text:a>
根据2021年11月30日在MCIP举行的一场工作会议的结果，她参与了一部分参与，共同发表了联合职位，随后发布了乌克兰国家记忆研究所的网站。 MKIP的立场是明确的：在公共平面中，这方面的讨论是不可接受的。</text:p>
      <text:p text:style-name="P4">
鉴于此，MKIP要求Stasiuk解释情况。</text:p>
      <text:p text:style-name="P4">
“同时，到今天 Stasyuk从未回答过这个问题的问题，尽管他不得不按照合同这样做。 根据同一合同，应卫生部要求，MKIP和Stasyuk信息之间的信息合同是对合同条件的执行不当，这成为其解雇的基础。”该部总结道。</text:p>
      <text:p text:style-name="P4">
News Source: <text:a xlink:type="simple" xlink:href="https://www.ukrinform.ua/rubric-culture/3691168-mkip-oskarzit-ponovlenna-stasuk-na-posadi-gendirektora-muzeu-golodomorugenocidu.html" text:style-name="Internet_20_link" text:visited-style-name="Visited_20_Internet_20_Link">
https://www.ukrinform.ua/rubric-culture/3691168-mkip-oskarzit-ponovlenna-stasuk-na-posadi-gendirektora-muzeu-golodomorugenocidu.html</text:a>
</text:p>
      <!--NEWS-->
      <text:h text:style-name="P10" text:outline-level="1">
<text:span text:style-name="T4">
乌克兰国家队胜利的曲棍球运动员始于2023年世界杯</text:span>
</text:h>
      <text:p text:style-name="P4">
作者: Ukrinform (Person)</text:p>
      <text:p text:style-name="P4">
出版商: Укринформ (Organization)</text:p>
      <text:p text:style-name="P4">
出版时间: 2023-04-03T23:21:00+03:00</text:p>
      <text:p text:style-name="P4">
修改时间: 2023-04-03T23:21:00+03:00</text:p>
      <text:p text:style-name="P4">
描述: 曲棍球女子国家队已成功地参加了20123年IIIA部门的世界杯。  - 乌克林。</text:p>
      <text:p text:style-name="P4">
图片: ["<text:a xlink:type="simple" xlink:href="https://static.ukrinform.com/photos/2023_04/thumb_files/630_360_1680553211-958.jpg" text:style-name="Internet_20_link" text:visited-style-name="Visited_20_Internet_20_Link">
630_360_16805...</text:a>
"]</text:p>
      <text:p text:style-name="P4">
标签: ['хокей', 'Збірна України', 'Жінки']</text:p>
      <text:p text:style-name="P4">
类型: Article</text:p>
      <!--METADATA-->
      <text:p text:style-name="P4">
<draw:frame draw:style-name="fr1" draw:name="Image217" text:anchor-type="as-char" svg:width="6.9236in" svg:height="3.956343in" draw:z-index="0">
<draw:image xlink:href="../Images/yкринформ/2023-04-03T23-21-00-03-00/630_360_1680553211-958.jpg" xlink:type="simple" xlink:show="embed" xlink:actuate="onLoad" draw:mime-type="image/jpeg"/>
</draw:frame>
乌克兰女性曲棍球已经成功地在20123年的世界杯上开始。</text:p>
      <text:p text:style-name="P4">
作为 <text:a xlink:type="simple" xlink:href="https://fhu.com.ua/news/zhinocha-zbirna-ukrayiny-ne-zalyshyla-shansiv-rumuniyi-na-starti-chempionatu-svitu/" text:style-name="Internet_20_link" text:visited-style-name="Visited_20_Internet_20_Link">
 </text:a>
乌克兰曲棍球联合会在第一个“蓝色 -  Yellow”中被罗马尼亚队击败-4：0(1：0，3：0，0，0：0)，报道乌克林福姆。</text:p>
      <text:p text:style-name="P4">
Yulia Dobrovolskaya，Elizabetalipov，Alexander Mashkin和Pauline Pelegin是Yevgeny Alipov病房的一部分。</text:p>
      <text:p text:style-name="P4">
乌克兰队将于4月4日与霍基的曲棍球运动员举行的下一场比赛。</text:p>
      <text:p text:style-name="P4">
<text:span text:style-name="T4">
另请阅读：</text:span>
 <text:a xlink:type="simple" xlink:href="https://www.ukrinform.ua/rubric-sports/3690110-sokil-cempion-ukraini-z-hokeu.html" text:style-name="Internet_20_link" text:visited-style-name="Visited_20_Internet_20_Link">
</text:a>
罗马尼亚布拉索夫的世界冠军将持续到4月9日。</text:p>
      <text:p text:style-name="P4">
照片：fhu.com.ua.</text:p>
      <text:p text:style-name="P4">
News Source: <text:a xlink:type="simple" xlink:href="https://www.ukrinform.ua/rubric-sports/3691167-hokeistki-zbirnoi-ukraini-z-peremogi-startuvali-na-cs2023.html" text:style-name="Internet_20_link" text:visited-style-name="Visited_20_Internet_20_Link">
https://www.ukrinform.ua/rubric-sports/3691167-hokeistki-zbirnoi-ukraini-z-peremogi-startuvali-na-cs2023.html</text:a>
</text:p>
      <!--NEWS-->
      <text:h text:style-name="P10" text:outline-level="1">
<text:span text:style-name="T4">
克里姆林宫将无法掩盖联合国议会和煤气管的椅子-Zelensky</text:span>
</text:h>
      <text:p text:style-name="P4">
作者: Ukrinform (Person)</text:p>
      <text:p text:style-name="P4">
出版商: Укринформ (Organization)</text:p>
      <text:p text:style-name="P4">
出版时间: 2023-04-03T23:27:00+03:00</text:p>
      <text:p text:style-name="P4">
修改时间: 2023-04-03T23:27:00+03:00</text:p>
      <text:p text:style-name="P4">
描述: 克里姆林宫将不会在联合国安理会和天然气管道中覆盖 - 责任必然会发生。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Чернігів', 'Зеленський', 'Війна з росією']</text:p>
      <text:p text:style-name="P4">
类型: Article</text:p>
      <!--METADATA-->
      <text:p text:style-name="P4">
<draw:frame draw:style-name="fr1" draw:name="Image218" text:anchor-type="as-char" svg:width="6.9236in" svg:height="3.956343in" draw:z-index="0">
<draw:image xlink:href="../Images/yкринформ/2023-04-03T23-27-00-03-00/630_360_1677220159-612.png" xlink:type="simple" xlink:show="embed" xlink:actuate="onLoad" draw:mime-type="image/png"/>
</draw:frame>
克里姆林宫将在联合国安理会和煤气管中覆盖 - 责任必然会出现。</text:p>
      <text:p text:style-name="P4">
他在[]中说(https://www.youtube.com/watch?v=UfLJPvrYAbY&amp;ab_channel=UkrinformTV)，报道乌克林福姆。</text:p>
      <text:p text:style-name="P4">
“到今天早上，切尔尼希夫地区发生了许多不同的事件。 最困难的情感旅行之一。 他们参观了浆果 - 我们切尼希夫地区的普通村庄，俄罗斯野兽将去年变成了人们最大的欺凌行为之一，”格拉瓦州说。</text:p>
      <text:p text:style-name="P4">
<text:span text:style-name="T4">
另请阅读：</text:span>
 <text:a xlink:type="simple" xlink:href="https://www.ukrinform.ua/rubric-ato/3691166-zelenskij-proviv-viizne-zasidanna-stavki-u-cernigovi.html" text:style-name="Internet_20_link" text:visited-style-name="Visited_20_Internet_20_Link">
</text:a>
他指出，俄罗斯士兵是在浆果团队的学校里制造的，在学校的地下室是由该村的所有居民驾驶的，只是作为活盾。</text:p>
      <text:p text:style-name="P4">
Zelensky强调，从去年3月30日在这所学校的地下室中，占领者保留了三百多人 - 一所普通的乡村学校，地下室不到200米。</text:p>
      <text:p text:style-name="P4">
“老年人和年幼的孩子，女人和男人……最老的女人是93岁，最小的孩子不到半年。 这是这个地下室，在贝瑞的这个集中营，就像俄罗斯所有针对疾病人民的罪行一样，我们将永远不会原谅国家。 总统说。</text:p>
      <text:p text:style-name="P4">
<text:span text:style-name="T4">
另请阅读：</text:span>
 <text:a xlink:type="simple" xlink:href="https://www.ukrinform.ua/rubric-regions/3690903-zelenskij-vidvidav-selo-agidne-ziteliv-akogo-rosiani-misac-utrimuvali-u-pidvali.html" text:style-name="Internet_20_link" text:visited-style-name="Visited_20_Internet_20_Link">
</text:a>
他强调，克里姆林宫将无法在联合国议会，煤气管或其他任何东西，合法和公平的责任中掩盖自己在乌克兰法院的国际刑事法院。</text:p>
      <text:p text:style-name="P4">
Zelensky感谢参观了Chernihiv地区的乌克兰的客人，后者是俄罗斯邪恶在浆果中的集中。</text:p>
      <text:p text:style-name="P4">
“我感谢德国罗伯特·加贝克(Robert Gabec)和欧洲委员会秘书长Mariape​​ychin-Burich的Vicecanzler。 感谢您的谈判 - 有意义，正确。 联合国教科文组织的Odiko级总监Azula旨在关注乌克兰，今天的乌克兰会议。 我们为切尔尼夫历史中心做准备世界遗产的地位。 敖德萨历史中心最近获得的地位相同。”</text:p>
      <text:p text:style-name="P4">
<text:span text:style-name="T4">
另请阅读：</text:span>
 <text:a xlink:type="simple" xlink:href="https://www.ukrinform.ua/rubric-regions/3690903-zelenskij-vidvidav-selo-agidne-ziteliv-akogo-rosiani-misac-utrimuvali-u-pidvali.html" text:style-name="Internet_20_link" text:visited-style-name="Visited_20_Internet_20_Link">
</text:a>
</text:p>
      <text:p text:style-name="P4">
此外，总统还提出了切尔尼希夫(Chernihiv)的英雄之城(英雄之城)的区别。</text:p>
      <text:p text:style-name="P4">
切尔尼希夫(Chernihiv)看到了不同的入侵者，不同的邪恶。 保护自己免受俄罗斯差距的侵害 - 也许是我们历史上最重要的。 无论他们在克里姆林宫如何梦dream以求，乌克兰将永远不会成为废墟的国家。 他们的梦想并没有实现。”  -  Thezelensky说。</text:p>
      <text:p text:style-name="P4">
正如乌克林福姆报道的那样，沃迪米尔总统Zelenskyy与欧洲委员会秘书玛丽亚·佩奇诺维奇·布里希(Maria Peychinovich-Burich)举行了一次会议，在此期间<text:a xlink:type="simple" xlink:href="https://www.ukrinform.ua/rubric-regions/3691100-zelenskij-pokazav-genseku-radi-evropi-spravznij-konctabir-u-seli-na-cernigivsini.html" text:style-name="Internet_20_link" text:visited-style-name="Visited_20_Internet_20_Link">
</text:a>
。</text:p>
      <text:p text:style-name="P4">
照片：作品</text:p>
      <text:p text:style-name="P4">
News Source: <text:a xlink:type="simple" xlink:href="https://www.ukrinform.ua/rubric-ato/3691169-u-kremla-ne-vijde-prikritisa-krislom-u-radbezi-oon-ta-gazovimi-trubami-zelenskij.html" text:style-name="Internet_20_link" text:visited-style-name="Visited_20_Internet_20_Link">
https://www.ukrinform.ua/rubric-ato/3691169-u-kremla-ne-vijde-prikritisa-krislom-u-radbezi-oon-ta-gazovimi-trubami-zelenskij.html</text:a>
</text:p>
      <!--NEWS-->
      <text:h text:style-name="P10" text:outline-level="1">
<text:span text:style-name="T4">
美国和加拿大宣布了四个将驾驶月球的宇航员的名字</text:span>
</text:h>
      <text:p text:style-name="P4">
作者: Ukrinform (Person)</text:p>
      <text:p text:style-name="P4">
出版商: Укринформ (Organization)</text:p>
      <text:p text:style-name="P4">
出版时间: 2023-04-03T23:48:00+03:00</text:p>
      <text:p text:style-name="P4">
修改时间: 2023-04-03T23:48:00+03:00</text:p>
      <text:p text:style-name="P4">
描述: NASA和加拿大航天局（CSA）宣布了四个将在半个世纪以来首次乘坐Artemis II船上飞行的宇航员的名字，这将使人类更接近返回地球卫星的目标，以进行研究目的。  - 乌克林。</text:p>
      <text:p text:style-name="P4">
图片: ["<text:a xlink:type="simple" xlink:href="https://static.ukrinform.com/photos/2023_04/thumb_files/630_360_1680554221-807.jpg" text:style-name="Internet_20_link" text:visited-style-name="Visited_20_Internet_20_Link">
630_360_16805...</text:a>
"]</text:p>
      <text:p text:style-name="P4">
标签: ['Космос', 'Місяць', 'NASA']</text:p>
      <text:p text:style-name="P4">
类型: Article</text:p>
      <!--METADATA-->
      <text:p text:style-name="P4">
<draw:frame draw:style-name="fr1" draw:name="Image219" text:anchor-type="as-char" svg:width="6.9236in" svg:height="3.956343in" draw:z-index="0">
<draw:image xlink:href="../Images/yкринформ/2023-04-03T23-48-00-03-00/630_360_1680554221-807.jpg" xlink:type="simple" xlink:show="embed" xlink:actuate="onLoad" draw:mime-type="image/jpeg"/>
</draw:frame>
NASA Yanadian航天局(CSA)宣布了四名宇航员的名字，在上半个世纪将在Artemis II船上飞行一个月，该船将其带入目标，以返回地球的卫星以进行研究。</text:p>
      <text:p text:style-name="P4">
该公告于周一举行，<text:a xlink:type="simple" xlink:href="https://www.nasa.gov/press-release/nasa-names-astronauts-to-next-moon-mission-first-crew-under-artemis/" text:style-name="Internet_20_link" text:visited-style-name="Visited_20_Internet_20_Link">
</text:a>
乌克林福姆报告说，休斯敦的约翰逊NASA弹药中心。</text:p>
      <text:p text:style-name="P4">
“ Artemis II团队是成千上万的人，他们不懈地将我们转变为星星。 这是他们的船员，是我们的船员，是人类的船员，”美国机构的管理员比尔·尼尔森(Bill Nelson)在这方面断言。</text:p>
      <text:p text:style-name="P4">
<text:span text:style-name="T4">
另请阅读：</text:span>
 <text:a xlink:type="simple" xlink:href="https://www.ukrinform.ua/rubric-technology/3683381-u-nasa-pokazali-skafandr-dla-persoi-visadki-astronavtiv-na-misac-iz-1972-roku.html" text:style-name="Internet_20_link" text:visited-style-name="Visited_20_Internet_20_Link">
</text:a>
船员在以下作品中宣布：指挥官突袭魏斯曼(美国)，Victorglover飞行员(美国)，克里斯蒂娜·加玛克·科赫(Christina Gammak Koch)的第一位专家(美国)，第二专业任务杰里米·汉森(Jeremy Hansen)(加拿大).</text:p>
      <text:p text:style-name="P4">
За словами глави NASA, разом уся команда проєкту Artemis II відкриває нову ерудосліджень для нового покоління «зоряних мрійників».</text:p>
      <text:p text:style-name="P4">
Очікується, що політ експедиції триватиме близько десяти днів, та матиме наметі перевірку систем життєзабезпечення космічного корабля Orion, а такожможливості для життя й роботи в далекому космосі.</text:p>
      <text:p text:style-name="P4">
<text:span text:style-name="T4">
Читайте також:</text:span>
 <text:a xlink:type="simple" xlink:href="https://www.ukrinform.ua/rubric-technology/3682924-nasa-obralo-kompaniu-dla-dostavki-vantaziv-na-zvorotnij-bik-misaca.html" text:style-name="Internet_20_link" text:visited-style-name="Visited_20_Internet_20_Link">
 </text:a>
正如乌克林福姆报道的，上周在华盛顿的NASA总部<text:a xlink:type="simple" xlink:href="https://www.ukrinform.ua/rubric-technology/3689994-nasa-vidkrivae-novij-ofis-programi-misij-na-mars-ta-misac.html" text:style-name="Internet_20_link" text:visited-style-name="Visited_20_Internet_20_Link">
</text:a>
为了进行机构的研究活动。</text:p>
      <text:p text:style-name="P4">
照片：NASA</text:p>
      <text:p text:style-name="P4">
News Source: <text:a xlink:type="simple" xlink:href="https://www.ukrinform.ua/rubric-technology/3691170-ssa-j-kanada-ogolosili-imena-cotiroh-astronavtiv-aki-obletat-misac.html" text:style-name="Internet_20_link" text:visited-style-name="Visited_20_Internet_20_Link">
https://www.ukrinform.ua/rubric-technology/3691170-ssa-j-kanada-ogolosili-imena-cotiroh-astronavtiv-aki-obletat-misac.html</text:a>
</text:p>
      <!--NEWS-->
      <text:h text:style-name="P10" text:outline-level="1">
<text:span text:style-name="T4">
APL：埃弗顿与Mykolenko避免了托特纳姆热刺的失败</text:span>
</text:h>
      <text:p text:style-name="P4">
作者: Ukrinform (Person)</text:p>
      <text:p text:style-name="P4">
出版商: Укринформ (Organization)</text:p>
      <text:p text:style-name="P4">
出版时间: 2023-04-03T23:58:00+03:00</text:p>
      <text:p text:style-name="P4">
修改时间: 2023-04-03T23:58:00+03:00</text:p>
      <text:p text:style-name="P4">
描述: 英国英超联赛（APL）继续进行第29轮足球锦标赛的战斗。  - 乌克林。</text:p>
      <text:p text:style-name="P4">
图片: ["<text:a xlink:type="simple" xlink:href="https://static.ukrinform.com/photos/2023_04/thumb_files/630_360_1680554212-459.jpg" text:style-name="Internet_20_link" text:visited-style-name="Visited_20_Internet_20_Link">
630_360_16805...</text:a>
"]</text:p>
      <text:p text:style-name="P4">
标签: ['Футбол', 'Віталій Миколенко', 'АПЛ', 'Евертон']</text:p>
      <text:p text:style-name="P4">
类型: Article</text:p>
      <!--METADATA-->
      <text:p text:style-name="P4">
<draw:frame draw:style-name="fr1" draw:name="Image220" text:anchor-type="as-char" svg:width="6.9236in" svg:height="3.956343in" draw:z-index="0">
<draw:image xlink:href="../Images/yкринформ/2023-04-03T23-58-00-03-00/630_360_1680554212-459.jpg" xlink:type="simple" xlink:show="embed" xlink:actuate="onLoad" draw:mime-type="image/jpeg"/>
</draw:frame>
旺利乌斯超级联赛(超级联赛)第29轮足球的战斗。</text:p>
      <text:p text:style-name="P4">
乌克兰卫星队的“埃弗顿”(Everton)在利物浦的众议院体育场“哈迪森公园”的“埃弗顿”(Everton)逃脱了乌克利富姆报告的《阿托尼亚人》(Atonean)1：1，在托特纳姆(Tottenham)对抗的最后几分钟，在托特纳姆(Tottenham)对抗中的失败。</text:p>
      <text:p text:style-name="P4">
哈里·凯恩(Harry Kane)在会议的第68分钟将客人前进。 平等恢复了亲戚(90).</text:p>
      <text:p text:style-name="P4">
Миколенко з'явився на полі на 77-й хвилині, замінивши ірландського захисникаШеймуса Коулмена.</text:p>
      <text:p text:style-name="P4">
Команди догравали поєдинок у меншості - на 58-й хвилині матчу за неспортивнуповедінку червону картку отримав малійський півзахисник «Евертона» АбдулаєДукуре, а на 88-й за грубу гру поле залишив бразильський хавбек «Тоттенгема»Лукас Моура.</text:p>
      <text:p text:style-name="P4">
<text:span text:style-name="T4">
Читайте також:</text:span>
 <text:a xlink:type="simple" xlink:href="https://www.ukrinform.ua/rubric-sports/3690391-apl-arsenal-iz-zincenkom-vdoma-rozgromiv-lids.html" text:style-name="Internet_20_link" text:visited-style-name="Visited_20_Internet_20_Link">
 </text:a>
«埃弗顿»(27分)在托特纳姆热刺的APL排名中排名第15位(50)他升至第四位。</text:p>
      <text:p text:style-name="P4">
“爱尔兰岛”与Mykolenko的下一场比赛将于4月8日在“ Aldrafford”对阵曼联。</text:p>
      <text:p text:style-name="P4">
乌克兰亚历山大·津金科(Alexander Zinchenko)APL伦敦“阿森纳”的领导人(72眼镜)在曼城领先8分。</text:p>
      <text:p text:style-name="P4">
照片：法新社。</text:p>
      <text:p text:style-name="P4">
News Source: <text:a xlink:type="simple" xlink:href="https://www.ukrinform.ua/rubric-sports/3691171-apl-everton-z-mikolenkom-unik-u-porazki-vid-tottengema.html" text:style-name="Internet_20_link" text:visited-style-name="Visited_20_Internet_20_Link">
https://www.ukrinform.ua/rubric-sports/3691171-apl-everton-z-mikolenkom-unik-u-porazki-vid-tottengema.html</text:a>
</text:p>
      <!--NEWS-->
      <text:h text:style-name="P10" text:outline-level="1">
<text:span text:style-name="T4">
截至4月2日起，对俄罗斯联邦的制裁</text:span>
</text:h>
      <text:p text:style-name="P4">
作者: ['АРМІЯINFORM']</text:p>
      <text:p text:style-name="P4">
时间: 2023-04-03T40:00:00-04:00</text:p>
      <text:p text:style-name="P4">
描述:  - 埃托尼亚（Etoniya），拉特维亚（Latvia），立陶宛斯皮利（Ta Lithuania Spilly）在Radi Bezpeks中获得了丰厚的小型体系...与乌克兰2022年的战争，与乌克兰的最新消息，今天与乌克兰的新闻战争，与乌克兰的新闻战争，乌克兰2022年的最后一场战争，将在乌克兰和俄罗斯和俄罗斯和俄罗斯和俄罗斯和俄罗斯和俄罗斯和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82d7a4d0-6b37-48a9-8197-f2e672b34828_w1200_r11_large.jpg" text:style-name="Internet_20_link" text:visited-style-name="Visited_20_Internet_20_Link">
82d7a4d0-6b37-48a9-8197-f2e672b34828_w1200_r11_large.jpg</text:a>
']</text:p>
      <text:p text:style-name="P4">
标签: ['ЕКОНОМІКА РФ', 'КРАХ РОСІЙСЬКОЇ ЕКОНОМІКИ', 'СЛУЖБА ЗОВНІШНЬОЇ РОЗВІДКИ УКРАЇНИ']</text:p>
      <text:p text:style-name="P4">
类别: News</text:p>
      <!--METADATA-->
      <text:p text:style-name="P4">
<draw:frame draw:style-name="fr1" draw:name="Image221" text:anchor-type="as-char" svg:width="6.9236in" svg:height="3.63489in" draw:z-index="0">
<draw:image xlink:href="../Images/AРМІЯINFORM/2023-04-03T40-00-00-04-00/82d7a4d0-6b37-48a9-8197-f2e672b34828_w1200_r11_large.jpg" xlink:type="simple" xlink:show="embed" xlink:actuate="onLoad" draw:mime-type="image/jpeg"/>
</draw:frame>
 - 爱沙尼亚，拉脱维亚和立陶宛共同反对俄罗斯联合国安全总统。</text:p>
      <ul>
        <li>
          <text:p text:style-name="P4">
乌克兰将在波兰收购100个罗斯马克装甲运输车。</text:p>
        </li>
        <li>
          <text:p text:style-name="P4">
美国可以在下周宣布新的26亿美元军事援助计划，其中包括空降雷达，反坦克导弹和燃油站。</text:p>
        </li>
        <li>
          <text:p text:style-name="P4">
克罗地亚总理安德烈·普伦科维奇(Andrey Plenkovich)说，他认为乌克兰未来胜利的关键组成部分是乌克兰人为捍卫自己的准备，西方伙伴的团结以及对乌克兰事件的持续金融和军事支持。</text:p>
        </li>
        <li>
          <text:p text:style-name="P4">
乌克兰和斯洛文尼亚签署了一份联合声明，其中卢布拉纳支持乌克兰对北约的支持。</text:p>
        </li>
        <li>
          <text:p text:style-name="P4">
国际货币基金组织执行委员会以156亿美元的价格批准了乌克兰的四年资金套餐。</text:p>
        </li>
        <li>
          <text:p text:style-name="P4">
乌克兰国家预算从加拿大获得优惠贷款，金额为2.4卢比加拿大美元(同等价值18亿美元).</text:p>
        </li>
      </ul>
      <text:p text:style-name="P4">
<text:span text:style-name="T4">
рф</text:span>
</text:p>
      <text:p text:style-name="P4">
— Аргентина почала масово відмовляти росіянам у продовженні дозволу наперебування в країні під виглядом туристів та оформленні посвідки напроживання, — повідомив консульський відділ посольства рф в Аргентині.</text:p>
      <text:p text:style-name="P4">
— Через запроваджені ЄС санкції російській холдинг segezha group мусив продатисвою дочірню компанію segezha packaging, що об’єднує сім заводів ізвиробництва паперової упаковки в Туреччині, Данії, Нідерландах, Німеччині,Італії та Чехії.</text:p>
      <text:p text:style-name="P4">
— центробанк рф продовжив до 30 вересня 2023 року обмеження щодо переказугрошей за кордон: щомісяця росіяни та громадяни «дружніх країн» можутьпереказувати на рахунки в закордонних банках до $ 1 млн, за системами грошовихпереказів — не більше ніж $ 10 тис.</text:p>
      <text:p text:style-name="P4">
— центробанк визначив, що основні «тіньові фінансові послуги» у 2022 році булив російському будівельному секторі (43％)， 贸易(26％)以及球形服务(19％).</text:p>
      <text:p text:style-name="P4">
— У першому кварталі 2023 року на росії закрились 5,2 тис. організаційгромадського харчування. Витрати на відкриття нових закладів зросли на 20–30 %залежно від концепції ресторану чи кафе.</text:p>
      <text:p text:style-name="P4">
— російські розробники комп’ютерних ігор закликають уряд рф пролобіювати їхнійнамір вийти на ринок КНР поза загальною чергою та чинними правиламипроходження перевірок китайських регуляторів. Інакше, як зазначають вони узверненні, такого схвалення доведеться чекати три—п’ять років.</text:p>
      <ul>
        <li>
          <text:p text:style-name="P4">
立陶宛外交部已向白俄罗斯外交部提交，要求阻止Beales项目解决国际检查和核任务期间发现的所有问题。 立陶宛的外交大臣哈布里堡(Habrielusbergis)强调，白俄罗斯(Belarus)准备发射第二次有缺陷的NPP能源障碍，从而隐藏了事件并从公众身上造成了缺陷。</text:p>
        </li>
        <li>
          <text:p text:style-name="P4">
白俄罗斯的政党必须在3月31日之前每年派往司法部，以及比其他财产的收据和支出更多。 In addition to the large number of other information, it is necessary to provide information about members of elected political party bodies, with a surname, their own name, patronymic, birthday, citizenship, place of residence, place of work.(教学), contact telephone, positions in these elected bodies and the date of election of each of the members from the annexed protocols. 还必须提供有关该年度政党所采取的措施的信息，指示他们的任务和内容，包括记者，博客作者，社区社区主持人，社交网络上的主持人。</text:p>
        </li>
      </ul>
      <text:p text:style-name="P4">
-France拒绝接受剑杯舞台，该剑杯定于2023年5月19日至21日在圣莫尔德福斯(Saint-Mor de Fosse)接受，这是由于白俄罗斯和俄罗斯运动员的承认。 国际击剑联合会(或者)允许白俄罗斯和俄罗斯的运动员参加底土的比赛。 该决定于3月10日在一次非凡的国会举行中做出。</text:p>
      <ul>
        <li>
          <text:p text:style-name="P4">
2022年白俄罗斯发现的病例数量比2021年高12.4％。 医生将此与白俄罗斯监狱的Covid Pandemics联系在一起，那里的囚犯人数超过了所有。 医疗团结基金会的协调员莉迪亚·塔拉森科夫(Lydia Tarasenkov)认为应谨慎对待官方白俄罗斯数据。 有严重的协同操作，有可能与肿瘤学统计的操纵的例子。</text:p>
        </li>
        <li>
          <text:p text:style-name="P4">
3月31日，听取自称为白俄罗斯·卢卡申卡米(Belarus Lukashenkami)总统的信息，不仅是经过验证的人员，而且是由共和国宫殿驱动的劳工集体，学生和学生的代表。 在企业中，图片报告为此对意识形态的代表进行了。 Mozir Machine的员工建造工厂为Lukashenkovsky消息提供了好照片，仍然放弃了一件新的整体衣服，在活动后必须将其返回仓库。</text:p>
        </li>
      </ul>
      <text:p text:style-name="P4">
News Source: <text:a xlink:type="simple" xlink:href="https://armyinform.com.ua/2023/04/03/sankcziyi-proty-rosijskoyi-federacziyi-stanom-na-02-kvitnya/" text:style-name="Internet_20_link" text:visited-style-name="Visited_20_Internet_20_Link">
https://armyinform.com.ua/2023/04/03/sankcziyi-proty-rosijskoyi-federacziyi-stanom-na-02-kvitnya/</text:a>
</text:p>
      <!--NEWS-->
      <text:h text:style-name="P10" text:outline-level="1">
<text:span text:style-name="T4">
他在外国媒体中宣传克里姆林宫的叙述-CPD</text:span>
</text:h>
      <text:p text:style-name="P4">
作者: ['АРМІЯINFORM']</text:p>
      <text:p text:style-name="P4">
时间: 2023-04-03T41:00:00-04:00</text:p>
      <text:p text:style-name="P4">
描述: Toogo Tizhnya参加了前军事农业峰会，Ta Kremlin的宣传是涂抹的...与乌克兰2022年的战争，与乌克兰的最新新闻，今天与乌克兰的新闻战争，今天与乌克兰2022年的新闻战争，乌克兰和俄罗斯之间的战争会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339335536_207318661999807_3042700952364332723_n.jpg" text:style-name="Internet_20_link" text:visited-style-name="Visited_20_Internet_20_Link">
339335536_207318661999807_3042700952364332723_n.jpg</text:a>
']</text:p>
      <text:p text:style-name="P4">
标签: ['РОСІЙСЬКІ ФЕЙКИ', 'ЦЕНТР ПРОТИДІЇ ДЕЗІНФОРМАЦІЇ ПРИ РНБО УКРАЇНИ']</text:p>
      <text:p text:style-name="P4">
类别: News</text:p>
      <!--METADATA-->
      <text:p text:style-name="P4">
<draw:frame draw:style-name="fr1" draw:name="Image222" text:anchor-type="as-char" svg:width="6.9236in" svg:height="5.53888in" draw:z-index="0">
<draw:image xlink:href="../Images/AРМІЯINFORM/2023-04-03T41-00-00-04-00/339335536_207318661999807_3042700952364332723_n.jpg" xlink:type="simple" xlink:show="embed" xlink:actuate="onLoad" draw:mime-type="image/jpeg"/>
</draw:frame>
本周，在外国演讲者和媒体的帮助下，克里姆林宫的宣传宣传了“俄罗斯赢得反乌克兰战争”的叙述。</text:p>
      <text:p text:style-name="P4">
关于它<text:a xlink:type="simple" xlink:href="https://www.facebook.com/protydiyadezinformatsiyi.cpd/posts/pfbid0Ddviy2V45e6RK9vSRn4XAVU9oTVGthEe6iMvJ7EuSgZMndzfWB3At4Z9x7gy72Fvl" text:style-name="Internet_20_link" text:visited-style-name="Visited_20_Internet_20_Link">
告知</text:a>
在Facebook上在NSDC乌克兰打击错误信息的中心。</text:p>
      <ul>
        <li>
          <text:p text:style-name="P4">
新的Atlas YouTube频道上的美国分析师Brian Berletik在乌克兰的最新预测中“领导美国外交政策专家”感到绝望。</text:p>
        </li>
        <li>
          <text:p text:style-name="P4">
德国政治活动家金·多特克(Kim Dotk)在他的Twitter页面上辩称，乌克兰终于失去了战争的事实终于辞职了，因此他拼命试图寻找出路。</text:p>
        </li>
        <li>
          <text:p text:style-name="P4">
印度斯坦时报YouTube频道发布了一段视频，该视频是，由于美国可能疲劳或由于乌克兰无法反攻，全世界正在与俄罗斯迅速发生冲突。</text:p>
        </li>
      </ul>
      <text:p text:style-name="P4">
News Source: <text:a xlink:type="simple" xlink:href="https://armyinform.com.ua/2023/04/03/hto-czogo-tyzhnya-prosuvav-naratyvy-kremlya-v-inozemnyh-media-czpd/" text:style-name="Internet_20_link" text:visited-style-name="Visited_20_Internet_20_Link">
https://armyinform.com.ua/2023/04/03/hto-czogo-tyzhnya-prosuvav-naratyvy-kremlya-v-inozemnyh-media-czpd/</text:a>
</text:p>
      <!--NEWS-->
      <text:h text:style-name="P10" text:outline-level="1">
<text:span text:style-name="T4">
被囚禁和仍处于囚禁者的家庭的免费法律援助</text:span>
</text:h>
      <text:p text:style-name="P4">
作者: ['АРМІЯINFORM']</text:p>
      <text:p text:style-name="P4">
时间: 2023-04-03T42:00:00-04:00</text:p>
      <text:p text:style-name="P4">
描述: 罗斯斯将军乌利·兹维尔南斯基（Uli Zvilnensky）非法浅浅，由斯沃布迪·罗斯斯科（Svobody Rosisko）...与乌克兰2022年的战争，与乌克兰的最新新闻战争，今天与乌克兰2022年的新闻战争，乌克兰和俄罗斯之间的战争将是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free-legal-aid442-3.jpg" text:style-name="Internet_20_link" text:visited-style-name="Visited_20_Internet_20_Link">
free-legal-aid442-3.jpg</text:a>
']</text:p>
      <text:p text:style-name="P4">
标签: ['МІНРЕІНТЕГРАЦІЇ', 'СОЦЗАХИСТ ПІД ЧАС ВІЙНИ']</text:p>
      <text:p text:style-name="P4">
类别: News</text:p>
      <!--METADATA-->
      <text:p text:style-name="P4">
<draw:frame draw:style-name="fr1" draw:name="Image223" text:anchor-type="as-char" svg:width="6.9236in" svg:height="4.527695in" draw:z-index="0">
<draw:image xlink:href="../Images/AРМІЯINFORM/2023-04-03T42-00-00-04-00/free-legal-aid442-3.jpg" xlink:type="simple" xlink:show="embed" xlink:actuate="onLoad" draw:mime-type="image/jpeg"/>
</draw:frame>
说明性照片</text:p>
      <text:p text:style-name="P4">
所有人都从敌对的囚禁中释放，非法没有自由联合会的人有权获得主要法律援助。 特别是，入学法律建议，书写申请或投诉的帮助。</text:p>
      <text:p text:style-name="P4">
关于它<text:a xlink:type="simple" xlink:href="https://minre.gov.ua/2023/04/02/bezoplatna-pravova-dopomoga-zvilnenym-z-polonu-ta-simyam-tyh-hto-shhe-v-nevoli/" text:style-name="Internet_20_link" text:visited-style-name="Visited_20_Internet_20_Link">
报告</text:a>
乌克兰暂时占领领土的重新融合的调查部。</text:p>
      <text:p text:style-name="P4">
如果重返社会部的委员会确定了由于对乌克兰的武装侵略而剥夺这些人的事实，他们可以免费获得免费的法律援助。 它规定了法院，公共当局和地方自行政府中利益的保护，代表权利以及程序文件的准备。</text:p>
      <text:p text:style-name="P4">
国家部表示，在重返社会的国家信息局签署的救赎备忘录框架内，由囚禁和家庭发布的法律援助法令中心可能会获得免费法律援助：</text:p>
      <text:p text:style-name="P4">
<text:span text:style-name="T5">
电话号码致电免费法律援助系统的联络中心：0 800 213 103(在工作日的08:00至19:00，周末 - 从09:00到18:00); </text:span>
在[电报]中使用聊天机器人(https://t.me/LegalAidUkraineBot) (“获取咨询”按钮); *参观法律援助局。 您可以在在线地图上找到最近的局<text:a xlink:type="simple" xlink:href="https://www.google.com/maps/d/viewer" text:style-name="Internet_20_link" text:visited-style-name="Visited_20_Internet_20_Link">
</text:a>
<text:a xlink:type="simple" xlink:href="https://www.google.com/maps/d/viewer" text:style-name="Internet_20_link" text:visited-style-name="Visited_20_Internet_20_Link">
引用</text:a>
.</text:p>
      <text:p text:style-name="P4">
News Source: <text:a xlink:type="simple" xlink:href="https://armyinform.com.ua/2023/04/03/bezoplatna-pravova-dopomoga-zvilnenym-z-polonu-ta-simyam-tyh-hto-shhe-v-nevoli/" text:style-name="Internet_20_link" text:visited-style-name="Visited_20_Internet_20_Link">
https://armyinform.com.ua/2023/04/03/bezoplatna-pravova-dopomoga-zvilnenym-z-polonu-ta-simyam-tyh-hto-shhe-v-nevoli/</text:a>
</text:p>
      <!--NEWS-->
      <text:h text:style-name="P10" text:outline-level="1">
<text:span text:style-name="T4">
执法人员记录了卡尔基夫地区常规敌人炮击的后果</text:span>
</text:h>
      <text:p text:style-name="P4">
作者: ['АРМІЯINFORM']</text:p>
      <text:p text:style-name="P4">
时间: 2023-04-03T43:00:00-04:00</text:p>
      <text:p text:style-name="P4">
描述: 对于专有的Kerivnitvva Kurkiyansko的Kurkiyansko检察官，Kharkivsko地区...与乌克兰2022的战争，与乌克兰的最新新闻，今天与乌克兰的新闻战争，与乌克兰2022年最后一次与乌克兰进行战争，将与乌克兰和俄罗斯之间的战争以及乌克兰之间的战争他们说，在2022年，是否会在不久的将来与乌克兰发生战争</text:p>
      <text:p text:style-name="P4">
图片: ['<text:a xlink:type="simple" xlink:href="https://armyinform.com.ua/wp-content/uploads/2023/04/photo_2023-04-02_16-16-44.jpg" text:style-name="Internet_20_link" text:visited-style-name="Visited_20_Internet_20_Link">
photo_2023-04-02_16-16-44.jpg</text:a>
']</text:p>
      <text:p text:style-name="P4">
标签: ['STOPRUSSIA']</text:p>
      <text:p text:style-name="P4">
类别: News</text:p>
      <!--METADATA-->
      <text:p text:style-name="P4">
<draw:frame draw:style-name="fr1" draw:name="Image224" text:anchor-type="as-char" svg:width="6.9236in" svg:height="5.1927in" draw:z-index="0">
<draw:image xlink:href="../Images/AРМІЯINFORM/2023-04-03T43-00-00-04-00/photo_2023-04-02_16-16-44.jpg" xlink:type="simple" xlink:show="embed" xlink:actuate="onLoad" draw:mime-type="image/jpeg"/>
</draw:frame>
在哈尔基夫地区库皮斯克地区检察官办公室的程序指导下，就违反战争难题法的事实进行了预审调查。(艺术。 乌克兰《刑法》的438).</text:p>
      <text:p text:style-name="P4">
Про це <text:a xlink:type="simple" xlink:href="https://t.me/pgo_gov_ua" text:style-name="Internet_20_link" text:visited-style-name="Visited_20_Internet_20_Link">
повідомляє</text:a>
检察长办公室。</text:p>
      <text:p text:style-name="P4">
根据调查，在4月2日晚上，入侵者对库皮斯克区的聪明伯鲁克(Burluk)进行了火箭袭击。 建筑物损坏了炮击。 根据初步数据，敌人从Complexesrk-300向村庄开了枪。</text:p>
      <text:p text:style-name="P4">
4月1日，俄罗斯军方向RSSV开了枪。 Kutkovka Kupyansky区。 一名43岁的男子被杀。</text:p>
      <text:p text:style-name="P4">
检察官与哈尔基夫地区的SUNP调查RVP一起记录了俄罗斯联邦武装侵略的后果。</text:p>
      <text:p text:style-name="P4">
News Source: <text:a xlink:type="simple" xlink:href="https://armyinform.com.ua/2023/04/03/pravoohoronczi-zadokumentuvaly-naslidky-chergovyh-vorozhyh-obstriliv-harkivshhyny/" text:style-name="Internet_20_link" text:visited-style-name="Visited_20_Internet_20_Link">
https://armyinform.com.ua/2023/04/03/pravoohoronczi-zadokumentuvaly-naslidky-chergovyh-vorozhyh-obstriliv-harkivshhyny/</text:a>
</text:p>
      <!--NEWS-->
      <text:h text:style-name="P10" text:outline-level="1">
<text:span text:style-name="T4">
联合国安理会需要改革 - 捷克外交部长</text:span>
</text:h>
      <text:p text:style-name="P4">
作者: ['АРМІЯINFORM']</text:p>
      <text:p text:style-name="P4">
时间: 2023-04-03T44:00:00-04:00</text:p>
      <text:p text:style-name="P4">
描述: 捷克Yang Lipavsky阶级法学院来自Nedil Piditrimav的Klack Klacks ...与乌克兰2022年的战争，与乌克兰与乌克兰的最新新闻，与乌克兰的新闻，与乌克兰2022的新闻战争，今天，乌克兰和乌克兰战争之间将有一场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d111e1c-jan-lipavsk-253-.jpg" text:style-name="Internet_20_link" text:visited-style-name="Visited_20_Internet_20_Link">
d111e1c-jan-lipavsk-253-.jpg</text:a>
']</text:p>
      <text:p text:style-name="P4">
标签: ['МІНІСТР ЗАКОРДОННИХ СПРАВ ЧЕХІЇ', 'ЧЕХІЯ']</text:p>
      <text:p text:style-name="P4">
类别: News</text:p>
      <!--METADATA-->
      <text:p text:style-name="P4">
<draw:frame draw:style-name="fr1" draw:name="Image225" text:anchor-type="as-char" svg:width="6.9236in" svg:height="4.609956in" draw:z-index="0">
<draw:image xlink:href="../Images/AРМІЯINFORM/2023-04-03T44-00-00-04-00/d111e1c-jan-lipavsk-253-.jpg" xlink:type="simple" xlink:show="embed" xlink:actuate="onLoad" draw:mime-type="image/jpeg"/>
</draw:frame>
捷克外交部长扬·利帕夫斯基(Jan Lipavsky)</text:p>
      <text:p text:style-name="P4">
周日，捷克外交部长扬·利帕夫斯基(Jan Lipavsky)鉴于俄罗斯安全委员会的声明，支持乌克兰方面改革联合国的呼吁。</text:p>
      <text:p text:style-name="P4">
关于它，捷克外交部的负责人<text:a xlink:type="simple" xlink:href="https://twitter.com/JanLipavsky" text:style-name="Internet_20_link" text:visited-style-name="Visited_20_Internet_20_Link">
写了</text:a>
在Twitter中。</text:p>
      <text:p text:style-name="P4">
“我同意弗拉基米尔·泽伦斯基(Vladimir Zelensky)：联合国安理会需要改革，”  - 扬·利帕夫斯基(Jan Lipavsky)。</text:p>
      <text:p text:style-name="P4">
Lipavsky补充说：“最后的证据是，应该提供和平的机构正在主持违反联合国法规并威胁世界安全的国家。”</text:p>
      <text:p text:style-name="Quotations">

<text:p text:style-name="P4">
souhlasímS&gt;
 <text:a xlink:type="simple" xlink:href="https://twitter.com/ZelenskyyUa" text:style-name="Internet_20_link" text:visited-style-name="Visited_20_Internet_20_Link">
@zelenskyyua</text:a>
联合国安全建议需要改革。 最新的证据是一个事实，即确保和平的机构开始由一个违反联合国宪章的国家主持，并通过其野蛮行为威胁世界的安全。&gt;
&gt;
  -  JanLipavský(@Janlipavsky)<text:a xlink:type="simple" xlink:href="https://twitter.com/JanLipavsky/status/1642478852810129408" text:style-name="Internet_20_link" text:visited-style-name="Visited_20_Internet_20_Link">
4月2日，&gt;
 2023年</text:a>
</text:p>

</text:p>
      <text:p text:style-name="P4">
News Source: <text:a xlink:type="simple" xlink:href="https://armyinform.com.ua/2023/04/03/radbez-oon-potrebuye-reformy-glava-mzs-chehiyi/" text:style-name="Internet_20_link" text:visited-style-name="Visited_20_Internet_20_Link">
https://armyinform.com.ua/2023/04/03/radbez-oon-potrebuye-reformy-glava-mzs-chehiyi/</text:a>
</text:p>
      <!--NEWS-->
      <text:h text:style-name="P10" text:outline-level="1">
<text:span text:style-name="T4">
失败的“乌克兰冻结”的价格-CPD</text:span>
</text:h>
      <text:p text:style-name="P4">
作者: ['АРМІЯINFORM']</text:p>
      <text:p text:style-name="P4">
时间: 2023-04-03T45:00:00-04:00</text:p>
      <text:p text:style-name="P4">
描述: 对于剩余的PIV Roka，根据乌克兰的Tisyachi导弹，可以看到证据。 对于...与乌克兰2022年的战争，与乌克兰的最新新闻战争，与乌克兰的新闻战争，2022年的最后一场战争，今天将在乌克兰和俄罗斯之间发动战争，当2022年与乌克兰的战争将是他们说，在不久的将来与乌克兰发动了战争</text:p>
      <text:p text:style-name="P4">
图片: ['<text:a xlink:type="simple" xlink:href="https://armyinform.com.ua/wp-content/uploads/2023/04/2023.04.02-1.jpg" text:style-name="Internet_20_link" text:visited-style-name="Visited_20_Internet_20_Link">
2023.04.02-1.jpg</text:a>
', '<text:a xlink:type="simple" xlink:href="https://armyinform.com.ua/wp-content/uploads/2023/04/2023.04.02-2-150x150.jpg" text:style-name="Internet_20_link" text:visited-style-name="Visited_20_Internet_20_Link">
2023.04.02-2-150x150.jpg</text:a>
', '<text:a xlink:type="simple" xlink:href="https://armyinform.com.ua/wp-content/uploads/2023/04/2023.04.02-3-150x150.jpg" text:style-name="Internet_20_link" text:visited-style-name="Visited_20_Internet_20_Link">
2023.04.02-3-150x150.jpg</text:a>
', '<text:a xlink:type="simple" xlink:href="https://armyinform.com.ua/wp-content/uploads/2023/04/2023.04.02-4-150x150.jpg" text:style-name="Internet_20_link" text:visited-style-name="Visited_20_Internet_20_Link">
2023.04.02-4-150x150.jpg</text:a>
', '<text:a xlink:type="simple" xlink:href="https://armyinform.com.ua/wp-content/uploads/2023/04/2023.04.02-5-150x150.jpg" text:style-name="Internet_20_link" text:visited-style-name="Visited_20_Internet_20_Link">
2023.04.02-5-150x150.jpg</text:a>
', '<text:a xlink:type="simple" xlink:href="https://armyinform.com.ua/wp-content/uploads/2023/04/2023.04.02-6-150x150.jpg" text:style-name="Internet_20_link" text:visited-style-name="Visited_20_Internet_20_Link">
2023.04.02-6-150x150.jpg</text:a>
', '<text:a xlink:type="simple" xlink:href="https://armyinform.com.ua/wp-content/uploads/2023/04/2023.04.02-7-150x150.jpg" text:style-name="Internet_20_link" text:visited-style-name="Visited_20_Internet_20_Link">
2023.04.02-7-150x150.jpg</text:a>
', '<text:a xlink:type="simple" xlink:href="https://armyinform.com.ua/wp-content/uploads/2023/04/2023.04.02-8-150x150.jpg" text:style-name="Internet_20_link" text:visited-style-name="Visited_20_Internet_20_Link">
2023.04.02-8-150x150.jpg</text:a>
', '<text:a xlink:type="simple" xlink:href="https://armyinform.com.ua/wp-content/uploads/2023/04/2023.04.02-9-150x150.jpg" text:style-name="Internet_20_link" text:visited-style-name="Visited_20_Internet_20_Link">
2023.04.02-9-150x150.jpg</text:a>
']</text:p>
      <text:p text:style-name="P4">
标签: ['STOPRUSSIA', 'АГРЕСІЯ РФ', 'ВІЙНА', 'ВТОРГНЕННЯ РФ', 'КРАХ РОСІЙСЬКОЇ ЕКОНОМІКИ', 'ЦЕНТР ПРОТИДІЇ ДЕЗІНФОРМАЦІЇ ПРИ РНБО УКРАЇНИ']</text:p>
      <text:p text:style-name="P4">
类别: News</text:p>
      <!--METADATA-->
      <text:p text:style-name="P4">
<draw:frame draw:style-name="fr1" draw:name="Image226" text:anchor-type="as-char" svg:width="6.9236in" svg:height="5.53888in" draw:z-index="0">
<draw:image xlink:href="../Images/AРМІЯINFORM/2023-04-03T45-00-00-04-00/2023.04.02-1.jpg" xlink:type="simple" xlink:show="embed" xlink:actuate="onLoad" draw:mime-type="image/jpeg"/>
</draw:frame>
在过去的半年中，入侵者释放了数千枚Tabespitlos的火箭。 根据近似计算，只有敌对实体的成本约为55亿美元!**</text:p>
      <text:p text:style-name="P4">
关于它<text:a xlink:type="simple" xlink:href="https://t.me/CenterCounteringDisinformation/4757" text:style-name="Internet_20_link" text:visited-style-name="Visited_20_Internet_20_Link">
报告</text:a>
乌克兰NSDC在电报上的错误信息的中心原则。</text:p>
      <text:p text:style-name="P4">
“与此同时，俄罗斯整个地区的年度预算通常以数十个甚至数百个较低的火箭恐怖成本下降。 在这方面，并非总是有可能了解俄罗斯是否已被校准。</text:p>
      <text:p text:style-name="P4">
敌人试图用整个俄罗斯地区的预算数量来摧毁乌克兰能源系统的火箭成本的比较 - 阅读《打击错误信息中心》的温图。</text:p>
      <text:p text:style-name="P4">
<text:a xlink:type="simple" xlink:href="https://armyinform.com.ua/wp-content/uploads/2023/04/2023.04.02-2.jpg" text:style-name="Internet_20_link" text:visited-style-name="Visited_20_Internet_20_Link">
!(Images/AРМІЯINFORM/2023-04-03T45-00-00-04-00/2023.04.02-2-150x150.jpg)</text:a>
</text:p>
      <text:p text:style-name="P4">
<text:a xlink:type="simple" xlink:href="https://armyinform.com.ua/wp-content/uploads/2023/04/2023.04.02-3.jpg" text:style-name="Internet_20_link" text:visited-style-name="Visited_20_Internet_20_Link">
<draw:frame draw:style-name="fr1" draw:name="Image227" text:anchor-type="as-char" svg:width="6.9236in" svg:height="6.9236in" draw:z-index="0">
<draw:image xlink:href="../Images/AРМІЯINFORM/2023-04-03T45-00-00-04-00/2023.04.02-3-150x150.jpg" xlink:type="simple" xlink:show="embed" xlink:actuate="onLoad" draw:mime-type="image/jpeg"/>
</draw:frame>
</text:a>
</text:p>
      <text:p text:style-name="P4">
<text:a xlink:type="simple" xlink:href="https://armyinform.com.ua/wp-content/uploads/2023/04/2023.04.02-4.jpg" text:style-name="Internet_20_link" text:visited-style-name="Visited_20_Internet_20_Link">
<draw:frame draw:style-name="fr1" draw:name="Image228" text:anchor-type="as-char" svg:width="6.9236in" svg:height="6.9236in" draw:z-index="0">
<draw:image xlink:href="../Images/AРМІЯINFORM/2023-04-03T45-00-00-04-00/2023.04.02-4-150x150.jpg" xlink:type="simple" xlink:show="embed" xlink:actuate="onLoad" draw:mime-type="image/jpeg"/>
</draw:frame>
</text:a>
</text:p>
      <text:p text:style-name="P4">
<text:a xlink:type="simple" xlink:href="https://armyinform.com.ua/wp-content/uploads/2023/04/2023.04.02-5.jpg" text:style-name="Internet_20_link" text:visited-style-name="Visited_20_Internet_20_Link">
<draw:frame draw:style-name="fr1" draw:name="Image229" text:anchor-type="as-char" svg:width="6.9236in" svg:height="6.9236in" draw:z-index="0">
<draw:image xlink:href="../Images/AРМІЯINFORM/2023-04-03T45-00-00-04-00/2023.04.02-5-150x150.jpg" xlink:type="simple" xlink:show="embed" xlink:actuate="onLoad" draw:mime-type="image/jpeg"/>
</draw:frame>
</text:a>
</text:p>
      <text:p text:style-name="P4">
<text:a xlink:type="simple" xlink:href="https://armyinform.com.ua/wp-content/uploads/2023/04/2023.04.02-6.jpg" text:style-name="Internet_20_link" text:visited-style-name="Visited_20_Internet_20_Link">
<draw:frame draw:style-name="fr1" draw:name="Image230" text:anchor-type="as-char" svg:width="6.9236in" svg:height="6.9236in" draw:z-index="0">
<draw:image xlink:href="../Images/AРМІЯINFORM/2023-04-03T45-00-00-04-00/2023.04.02-6-150x150.jpg" xlink:type="simple" xlink:show="embed" xlink:actuate="onLoad" draw:mime-type="image/jpeg"/>
</draw:frame>
</text:a>
</text:p>
      <text:p text:style-name="P4">
<text:a xlink:type="simple" xlink:href="https://armyinform.com.ua/wp-content/uploads/2023/04/2023.04.02-7.jpg" text:style-name="Internet_20_link" text:visited-style-name="Visited_20_Internet_20_Link">
<draw:frame draw:style-name="fr1" draw:name="Image231" text:anchor-type="as-char" svg:width="6.9236in" svg:height="6.9236in" draw:z-index="0">
<draw:image xlink:href="../Images/AРМІЯINFORM/2023-04-03T45-00-00-04-00/2023.04.02-7-150x150.jpg" xlink:type="simple" xlink:show="embed" xlink:actuate="onLoad" draw:mime-type="image/jpeg"/>
</draw:frame>
</text:a>
</text:p>
      <text:p text:style-name="P4">
<text:a xlink:type="simple" xlink:href="https://armyinform.com.ua/wp-content/uploads/2023/04/2023.04.02-8.jpg" text:style-name="Internet_20_link" text:visited-style-name="Visited_20_Internet_20_Link">
<draw:frame draw:style-name="fr1" draw:name="Image232" text:anchor-type="as-char" svg:width="6.9236in" svg:height="6.9236in" draw:z-index="0">
<draw:image xlink:href="../Images/AРМІЯINFORM/2023-04-03T45-00-00-04-00/2023.04.02-8-150x150.jpg" xlink:type="simple" xlink:show="embed" xlink:actuate="onLoad" draw:mime-type="image/jpeg"/>
</draw:frame>
</text:a>
</text:p>
      <text:p text:style-name="P4">
<text:a xlink:type="simple" xlink:href="https://armyinform.com.ua/wp-content/uploads/2023/04/2023.04.02-9.jpg" text:style-name="Internet_20_link" text:visited-style-name="Visited_20_Internet_20_Link">
<draw:frame draw:style-name="fr1" draw:name="Image233" text:anchor-type="as-char" svg:width="6.9236in" svg:height="6.9236in" draw:z-index="0">
<draw:image xlink:href="../Images/AРМІЯINFORM/2023-04-03T45-00-00-04-00/2023.04.02-9-150x150.jpg" xlink:type="simple" xlink:show="embed" xlink:actuate="onLoad" draw:mime-type="image/jpeg"/>
</draw:frame>
</text:a>
</text:p>
      <text:p text:style-name="P4">
News Source: <text:a xlink:type="simple" xlink:href="https://armyinform.com.ua/2023/04/03/czina-nevdalogo-zamorozhuvannya-ukrayiny-czpd/" text:style-name="Internet_20_link" text:visited-style-name="Visited_20_Internet_20_Link">
https://armyinform.com.ua/2023/04/03/czina-nevdalogo-zamorozhuvannya-ukrayiny-czpd/</text:a>
</text:p>
      <!--NEWS-->
      <text:h text:style-name="P10" text:outline-level="1">
<text:span text:style-name="T4">
这位俄罗斯军人告诉父亲武装部队在附近的职位上的成功行动</text:span>
</text:h>
      <text:p text:style-name="P4">
作者: ['АРМІЯINFORM']</text:p>
      <text:p text:style-name="P4">
时间: 2023-04-03T46:00:00-04:00</text:p>
      <text:p text:style-name="P4">
描述: 乌克兰国防部Rosveski的Golovna Management出版了一场自动-Transkhodlennya ...与乌克兰2022年的战争，与乌克兰与乌克兰的最新新闻，与乌克兰的新闻战争，与乌克兰2022年的新闻战争，今天将在乌克兰之间进行战争和俄罗斯，当与乌克兰的战争将在2022年不在时，他们会在不久的将来与乌克兰战争，他们说，今天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text:p>
      <text:p text:style-name="P4">
类别: News</text:p>
      <!--METADATA-->
      <text:p text:style-name="P4">
<draw:frame draw:style-name="fr1" draw:name="Image234" text:anchor-type="as-char" svg:width="6.9236in" svg:height="3.894525in" draw:z-index="0">
<draw:image xlink:href="../Images/AРМІЯINFORM/2023-04-03T46-00-00-04-00/gurperehoplennya.jpg" xlink:type="simple" xlink:show="embed" xlink:actuate="onLoad" draw:mime-type="image/jpeg"/>
</draw:frame>
乌克兰国防部情报局主要局<text:a xlink:type="simple" xlink:href="https://t.me/DIUkraine" text:style-name="Internet_20_link" text:visited-style-name="Visited_20_Internet_20_Link">
出版</text:a>
俄罗斯军方的谈话拦截声音，在那里他告诉父亲，乌克兰军方几乎摧毁了他的所有嘴。</text:p>
      <text:p text:style-name="P4">
News Source: <text:a xlink:type="simple" xlink:href="https://armyinform.com.ua/2023/04/03/vijskovosluzhbovecz-rf-rozpovidaye-batkovi-pro-vdalu-operacziyu-zsu-na-susidnih-pozycziyah/" text:style-name="Internet_20_link" text:visited-style-name="Visited_20_Internet_20_Link">
https://armyinform.com.ua/2023/04/03/vijskovosluzhbovecz-rf-rozpovidaye-batkovi-pro-vdalu-operacziyu-zsu-na-susidnih-pozycziyah/</text:a>
</text:p>
      <!--NEWS-->
      <text:h text:style-name="P10" text:outline-level="1">
<text:span text:style-name="T4">
白天我们的飞机对敌人击中了八次打击</text:span>
</text:h>
      <text:p text:style-name="P4">
作者: ['АРМІЯINFORM']</text:p>
      <text:p text:style-name="P4">
时间: 2023-04-03T47:00:00-04:00</text:p>
      <text:p text:style-name="P4">
描述: 乌克兰的乌克兰人阿维·阿维（Dob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ГЕНЕРАЛЬНИЙ ШТАБ ЗС УКРАЇНИ', 'ХРОНІКА ОБОРОНИ']</text:p>
      <text:p text:style-name="P4">
类别: News</text:p>
      <!--METADATA-->
      <text:p text:style-name="P4">
<draw:frame draw:style-name="fr1" draw:name="Image235" text:anchor-type="as-char" svg:width="6.9236in" svg:height="4.658699in" draw:z-index="0">
<draw:image xlink:href="../Images/AРМІЯINFORM/2023-04-03T47-00-00-04-00/avicziya_udar-e1680493056934.jpg" xlink:type="simple" xlink:show="embed" xlink:actuate="onLoad" draw:mime-type="image/jpeg"/>
</draw:frame>
说明性照片<text:span text:style-name="T4">
🔥俄罗斯入侵的情况</text:span>
</text:p>
      <text:p text:style-name="P4">
乌克兰航空每天在入侵者集中的领域击中8次，<text:a xlink:type="simple" xlink:href="https://www.facebook.com/GeneralStaff.ua/posts/pfbid02utHwpJKkEBmj3LkBMNK23pJ6dcbfECjbY5wpJeG2SEtRox9TgKsfetL4Rv5kvXRbl" text:style-name="Internet_20_link" text:visited-style-name="Visited_20_Internet_20_Link">
报告</text:a>
乌克兰武装部队的总参谋部。</text:p>
      <text:p text:style-name="P4">
消息写道：“导弹部队和炮兵部队对1个管理点，3个生命部队，3个空中防御阵地以及其他6个昂贵的敌方物体感到惊讶。”</text:p>
      <text:p text:style-name="P4">
乌克兰武装部队的总人员指出，关于失去敌人的信息一直保持一致。</text:p>
      <text:p text:style-name="P4">
News Source: <text:a xlink:type="simple" xlink:href="https://armyinform.com.ua/2023/04/03/nasha-aviacziya-protyagom-doby-zavdala-visim-udariv-po-vorogu/" text:style-name="Internet_20_link" text:visited-style-name="Visited_20_Internet_20_Link">
https://armyinform.com.ua/2023/04/03/nasha-aviacziya-protyagom-doby-zavdala-visim-udariv-po-vorogu/</text:a>
</text:p>
      <!--NEWS-->
      <text:h text:style-name="P10" text:outline-level="1">
<text:span text:style-name="T4">
在过去的一天中，敌人击中了5个火箭发射器和32架飞机罢工</text:span>
</text:h>
      <text:p text:style-name="P4">
作者: ['АРМІЯINFORM']</text:p>
      <text:p text:style-name="P4">
时间: 2023-04-03T48:00:00-04:00</text:p>
      <text:p text:style-name="P4">
描述: 关于ZS乌克兰人在有关伤口的运营信息Stan中的总参谋部...与乌克兰2022年的战争，与乌克兰的最新新闻战争，今天与乌克兰2022年的新闻战争，乌克兰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5/630_360_1650977494-848.jpg" text:style-name="Internet_20_link" text:visited-style-name="Visited_20_Internet_20_Link">
630_360_1650977494-848.jpg</text:a>
']</text:p>
      <text:p text:style-name="P4">
标签: ['STOPRUSSIA', 'АГРЕСІЯ РФ', 'ГШ ЗСУ']</text:p>
      <text:p text:style-name="P4">
类别: News</text:p>
      <!--METADATA-->
      <text:p text:style-name="P4">
<draw:frame draw:style-name="fr1" draw:name="Image236" text:anchor-type="as-char" svg:width="6.9236in" svg:height="3.956343in" draw:z-index="0">
<draw:image xlink:href="../Images/AРМІЯINFORM/2023-04-03T48-00-00-04-00/630_360_1650977494-848.jpg" xlink:type="simple" xlink:show="embed" xlink:actuate="onLoad" draw:mime-type="image/jpeg"/>
</draw:frame>
说明性照片</text:p>
      <text:p text:style-name="P4">
关于它<text:a xlink:type="simple" xlink:href="https://www.facebook.com/GeneralStaff.ua/posts/pfbid02utHwpJKkEBmj3LkBMNK23pJ6dcbfECjbY5wpJeG2SEtRox9TgKsfetL4Rv5kvXRbl" text:style-name="Internet_20_link" text:visited-style-name="Visited_20_Internet_20_Link">
报告</text:a>
乌克兰武装部队的总参谋部截至截至俄罗斯入侵03.04.2023的运营信息。</text:p>
      <text:p text:style-name="P4">
“在过去的一天中，敌人击中了5个火箭发射器和32架飞机罢工，并进行了50多次炮击火箭发射器。</text:p>
      <text:p text:style-name="P4">
随着敌人继续采用恐怖策略，乌克兰全部农业的导弹和航空罢工的可能性很高。</text:p>
      <text:p text:style-name="P4">
News Source: <text:a xlink:type="simple" xlink:href="https://armyinform.com.ua/2023/04/03/protyagom-mynuloyi-doby-protyvnyk-zavdav-5-raketnyh-32-aviaczijnyh-udary-zdijsnyv-bilshe-50-obstriliv-z-rszv/" text:style-name="Internet_20_link" text:visited-style-name="Visited_20_Internet_20_Link">
https://armyinform.com.ua/2023/04/03/protyagom-mynuloyi-doby-protyvnyk-zavdav-5-raketnyh-32-aviaczijnyh-udary-zdijsnyv-bilshe-50-obstriliv-z-rszv/</text:a>
</text:p>
      <!--NEWS-->
      <text:h text:style-name="P10" text:outline-level="1">
<text:span text:style-name="T4">
在爱沙尼亚人中，乌克兰的支持达到98％</text:span>
</text:h>
      <text:p text:style-name="P4">
作者: ['Ольга Мосьондз']</text:p>
      <text:p text:style-name="P4">
时间: 2023-04-03T49:00:00-04:00</text:p>
      <text:p text:style-name="P4">
描述: 关于刻板式海军的介绍“ Mizhstorly spivpracya：帽子上的教训……与乌克兰2022年的战争，与乌克兰的最新新闻，今天与乌克兰2022年的新闻战争，今天将在乌克兰和乌克兰之间发生战争，乌克兰和乌克兰之间的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1607890h46edt47.jpg" text:style-name="Internet_20_link" text:visited-style-name="Visited_20_Internet_20_Link">
1607890h46edt47.jpg</text:a>
']</text:p>
      <text:p text:style-name="P4">
标签: ['ЕСТОНІЯ', 'ІНДРЕК КАННІК', 'СВІТ ПІДТРИМУЄ УКРАЇНУ']</text:p>
      <text:p text:style-name="P4">
类别: News</text:p>
      <!--METADATA-->
      <text:p text:style-name="P4">
<draw:frame draw:style-name="fr1" draw:name="Image237" text:anchor-type="as-char" svg:width="6.9236in" svg:height="5.1927in" draw:z-index="0">
<draw:image xlink:href="../Images/AРМІЯINFORM/2023-04-03T49-00-00-04-00/1607890h46edt47.jpg" xlink:type="simple" xlink:show="embed" xlink:actuate="onLoad" draw:mime-type="image/jpeg"/>
</draw:frame>
Indrek Kannik</text:p>
      <text:p text:style-name="P4">
关于此期间，关于这项分析报告“跨部门合作：通往可持续社会的道路”的介绍，该报告最近在基辅(Kiev)举行，国际国防与安全中心主任基辅(Kiev)举行了(ICD)在塔林，爱沙尼亚事工(1994)Indrek Kannik。</text:p>
      <text:p text:style-name="P4">
在爱沙尼亚和乌克兰稳定计划下的联合工作期间，调查了国际国防与安全中心如何在大规模入侵俄罗斯联邦的条件下显示出其可持续性，这对我们的国家也很重要，如我们国家一样重要以及整个欧洲。</text:p>
      <text:p text:style-name="P4">
另请阅读：</text:p>
      <text:p text:style-name="P4">
<text:a xlink:type="simple" xlink:href="https://armyinform.com.ua/2023/04/02/kompromis-z-rf-nemozhlyvyj-dlya-nyh-cze-pokaznyk-slabkosti-i-zelene-svitlo-jty-dali-indrek-kannik/" text:style-name="Internet_20_link" text:visited-style-name="Visited_20_Internet_20_Link">
与俄罗斯联邦的妥协是不可能的，对他们而言，这是虚弱的指标，绿灯很长-Indrek Kannik</text:a>
当被问及爱沙尼亚社会有多少支持乌克兰的沟通百分比时，Indrek Kannik回答：</text:p>
      <ul>
        <li>
在爱沙尼亚人中，乌克兰的支持可能超过95％甚至98。 问题是关于爱沙尼亚说俄语的人口。 对于这场战争和乌克兰，肯定有大约40-50个罪犯。 35-40％是难以确定的人。 他们可能知道，俄罗斯仍然做错了乌克兰的事情，但不想干预并公开反对侵略，因为他们的根源。 那些不支持乌克兰的人，不幸的是，公开的普通主义者 - 约有15-20％的俄罗斯人口。 原因是不同的 - 从俄罗斯联邦的宣传到苏联领导下的梅尔吉亚。 我想说的是，在爱沙尼亚，几代人之间存在相当大的差距。 而且，如果有些人支持俄罗斯联邦和普京的政策，那么在俄罗斯较老的人中。</li>
      </ul>
      <text:p text:style-name="P4">
News Source: <text:a xlink:type="simple" xlink:href="https://armyinform.com.ua/2023/04/03/sered-estoncziv-pidtrymka-ukrayiny-syagaye-98-vidsotkiv/" text:style-name="Internet_20_link" text:visited-style-name="Visited_20_Internet_20_Link">
https://armyinform.com.ua/2023/04/03/sered-estoncziv-pidtrymka-ukrayiny-syagaye-98-vidsotkiv/</text:a>
</text:p>
      <!--NEWS-->
      <text:h text:style-name="P10" text:outline-level="1">
<text:span text:style-name="T4">
占领者迫使梅利托波尔教师放弃乌克兰公民身份</text:span>
</text:h>
      <text:p text:style-name="P4">
作者: ['АРМІЯINFORM']</text:p>
      <text:p text:style-name="P4">
时间: 2023-04-03T50:00:00-04:00</text:p>
      <text:p text:style-name="P4">
描述: 关于ZS乌克兰人在有关伤口的运营信息Stan中的总参谋部...与乌克兰2022年的战争，与乌克兰的最新新闻战争，今天与乌克兰2022年的新闻战争，乌克兰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d6e4a09-914552b-tajikistan-705.jpg" text:style-name="Internet_20_link" text:visited-style-name="Visited_20_Internet_20_Link">
d6e4a09-914552b-tajikistan-705.jpg</text:a>
']</text:p>
      <text:p text:style-name="P4">
标签: ['STOPRUSSIA', 'ГШ ЗСУ']</text:p>
      <text:p text:style-name="P4">
类别: News</text:p>
      <!--METADATA-->
      <text:p text:style-name="P4">
<draw:frame draw:style-name="fr1" draw:name="Image238" text:anchor-type="as-char" svg:width="6.9236in" svg:height="3.87918in" draw:z-index="0">
<draw:image xlink:href="../Images/AРМІЯINFORM/2023-04-03T50-00-00-04-00/d6e4a09-914552b-tajikistan-705.jpg" xlink:type="simple" xlink:show="embed" xlink:actuate="onLoad" draw:mime-type="image/jpeg"/>
</draw:frame>
说明性照片</text:p>
      <text:p text:style-name="P4">
关于它<text:a xlink:type="simple" xlink:href="https://www.facebook.com/GeneralStaff.ua/posts/pfbid02utHwpJKkEBmj3LkBMNK23pJ6dcbfECjbY5wpJeG2SEtRox9TgKsfetL4Rv5kvXRbl" text:style-name="Internet_20_link" text:visited-style-name="Visited_20_Internet_20_Link">
报告</text:a>
乌克兰武装部队的总参谋部截至截至俄罗斯入侵03.04.2023的运营信息。</text:p>
      <text:p text:style-name="P4">
“俄罗斯入侵者继续对Zaporizhzhya地区暂时固定领土的人口进行强制认证。 特别是，在梅利托波尔(Melitopol)，入侵者邀请学校老师，直到今年6月1日，从乌克兰公民身份撰写并获得俄罗斯护照。”</text:p>
      <text:p text:style-name="P4">
News Source: <text:a xlink:type="simple" xlink:href="https://armyinform.com.ua/2023/04/03/okupanty-zmushuyut-melitopolskyh-vchyteliv-vidmovytysya-vid-ukrayinskogo-gromadyanstva/" text:style-name="Internet_20_link" text:visited-style-name="Visited_20_Internet_20_Link">
https://armyinform.com.ua/2023/04/03/okupanty-zmushuyut-melitopolskyh-vchyteliv-vidmovytysya-vid-ukrayinskogo-gromadyanstva/</text:a>
</text:p>
      <!--NEWS-->
      <text:h text:style-name="P10" text:outline-level="1">
<text:span text:style-name="T4">
每天敌人的损失：减去610入侵者，7 BBM和13个无人机 - 武装部队的总人员</text:span>
</text:h>
      <text:p text:style-name="P4">
作者: ['АРМІЯINFORM']</text:p>
      <text:p text:style-name="P4">
时间: 2023-04-03T51:00:00-04:00</text:p>
      <text:p text:style-name="P4">
描述: Zagalni Boyov，将敌人于02.24.22至03/03/23 Orintovo成为：...与乌克兰2022年战争，与乌克兰的战争，今天与乌克兰的最新消息，今天与乌克兰2022年的新闻战争，今天，乌克兰之间会有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vtraty_04-03-2023-scaled.jpg" text:style-name="Internet_20_link" text:visited-style-name="Visited_20_Internet_20_Link">
vtraty_04-03-2023-scaled.jpg</text:a>
']</text:p>
      <text:p text:style-name="P4">
标签: ['STOPRUSSIA', 'ВІЙНА', 'ВТРАТИ ВОРОГА']</text:p>
      <text:p text:style-name="P4">
类别: News</text:p>
      <!--METADATA-->
      <text:p text:style-name="P4">
<draw:frame draw:style-name="fr1" draw:name="Image239" text:anchor-type="as-char" svg:width="6.9236in" svg:height="6.975527in" draw:z-index="0">
<draw:image xlink:href="../Images/AРМІЯINFORM/2023-04-03T51-00-00-04-00/vtraty_04-03-2023-scaled.jpg" xlink:type="simple" xlink:show="embed" xlink:actuate="onLoad" draw:mime-type="image/jpeg"/>
</draw:frame>
从24.02.22到03.04.23的敌人的总损失将是定向的：</text:p>
      <text:p text:style-name="P4">
<text:span text:style-name="T4">
<text:span text:style-name="T5">
人员 -  </text:span>
* 175160(+610)淘汰的人</text:span>
<text:span text:style-name="T5">
坦克 -  </text:span>
<text:span text:style-name="T5">
 3619(+1)</text:span>
<text:span text:style-name="T4">
战斗装甲车 -  </text:span>
 6993(+7)<text:span text:style-name="T4">
<text:span text:style-name="T5">
炮兵系统 -  </text:span>
<text:span text:style-name="T5">
 2694(+7)</text:span>
 </text:span>
 rszv- <text:span text:style-name="T4">
 527(0)</text:span>
<text:span text:style-name="T5">
防防防防防空防 -  </text:span>
<text:span text:style-name="T5">
 280(+1)</text:span>
<text:span text:style-name="T4">
飞机 -  </text:span>
 306(0)<text:span text:style-name="T4">
<text:span text:style-name="T5">
直升机 -  </text:span>
* 291(0)</text:span>
<text:span text:style-name="T5">
无人机手术战术水平 -  </text:span>
<text:span text:style-name="T5">
 2262(+13)</text:span>
<text:span text:style-name="T4">
有翼的导弹 -  </text:span>
 911(0)<text:span text:style-name="T4">
<text:span text:style-name="T5">
船 /船 -  </text:span>
* 18(0)</text:span>
<text:span text:style-name="T5">
汽车设备和坦克 -  </text:span>
<text:span text:style-name="T5">
 5553(+16)</text:span>
<text:span text:style-name="T4">
特殊技术 -  </text:span>
 298(+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3.04.23。</text:p>
      <text:p text:style-name="P4">
News Source: <text:a xlink:type="simple" xlink:href="https://armyinform.com.ua/2023/04/03/vtraty-voroga-za-dobu-minus-610-okupantiv-7-bbm-ta-13-bezpilotnykiv-genshtab-zsu/" text:style-name="Internet_20_link" text:visited-style-name="Visited_20_Internet_20_Link">
https://armyinform.com.ua/2023/04/03/vtraty-voroga-za-dobu-minus-610-okupantiv-7-bbm-ta-13-bezpilotnykiv-genshtab-zsu/</text:a>
</text:p>
      <!--NEWS-->
      <text:h text:style-name="P10" text:outline-level="1">
<text:span text:style-name="T4">
美国驻乌克兰大使：一年前基辅地区的解放向世界展示了乌克兰会击退而不是服从世界</text:span>
</text:h>
      <text:p text:style-name="P4">
作者: ['АРМІЯINFORM']</text:p>
      <text:p text:style-name="P4">
时间: 2023-04-03T52:00:00-04:00</text:p>
      <text:p text:style-name="P4">
描述: 乌克兰布里吉特（Brijit）的美国哨兵大使到里奇尼西斯·基辅（Richnitsi Kievshini）...与乌克兰2022年的战争，与乌克兰的最新新闻，今天与乌克兰2022年的新闻战争，今天，乌克兰和俄罗斯之间的战争将是一场战争与乌克兰的战争将是不久的</text:p>
      <text:p text:style-name="P4">
图片: ['<text:a xlink:type="simple" xlink:href="https://armyinform.com.ua/wp-content/uploads/2023/04/borodyanka.jpg" text:style-name="Internet_20_link" text:visited-style-name="Visited_20_Internet_20_Link">
borodyanka.jpg</text:a>
']</text:p>
      <text:p text:style-name="P4">
标签: ['БОРОДЯНКА', 'БРІДЖИТ БРІНК', 'ПОСОЛ СПОЛУЧЕНИХ ШТАТІВ АМЕРИКИ']</text:p>
      <text:p text:style-name="P4">
类别: News</text:p>
      <!--METADATA-->
      <text:p text:style-name="P4">
<draw:frame draw:style-name="fr1" draw:name="Image240" text:anchor-type="as-char" svg:width="6.9236in" svg:height="3.894525in" draw:z-index="0">
<draw:image xlink:href="../Images/AРМІЯINFORM/2023-04-03T52-00-00-04-00/borodyanka.jpg" xlink:type="simple" xlink:show="embed" xlink:actuate="onLoad" draw:mime-type="image/jpeg"/>
</draw:frame>
美利坚合众国驻乌克兰布里奇特·布林克(Bridget Brinka)的大使到俄罗斯入侵者解放的周年纪念日指出，乌克兰将击退，并未被占领者抛弃。</text:p>
      <text:p text:style-name="P4">
布里奇特·布里克<text:a xlink:type="simple" xlink:href="https://twitter.com/USAmbKyiv/status/1642553054946795529/photo/1" text:style-name="Internet_20_link" text:visited-style-name="Visited_20_Internet_20_Link">
报告</text:a>
在Twitter上。</text:p>
      <text:p text:style-name="P4">
“我每天第一次去Borodyanka的照片都与我一起去，不仅是关于俄罗斯侵略和职业的恐怖，而且还涉及到鲍底卡(Borodyanka)和所有乌克兰(All Ukraine)的渴望自由生活。 一年前，一年前，乌克兰将击退并死亡。 我被感动去看看在鲍迪卡卡的雕塑发现“ <text:a xlink:type="simple" xlink:href="https://armyinform.com.ua/2023/04/02/na-chest-vyzvolennya-kyyivshhyny-v-borodyanczi-vidkryly-skulpturu-divchynka-pid-sonczem/" text:style-name="Internet_20_link" text:visited-style-name="Visited_20_Internet_20_Link">
一个阳光下的女孩</text:a>
布里奇特·布林克克(Bridget Brinkk)说：“ Yevgeny Primachenko是您在对抗，恢复和重建方面决心的象征。”</text:p>
      <text:p text:style-name="P4">
News Source: <text:a xlink:type="simple" xlink:href="https://armyinform.com.ua/2023/04/03/posol-ssha-v-ukrayini-zvilnennya-kyyivshhyny-rik-tomu-pokazalo-svitovi-shho-ukrayina-davatyme-vidsich-i-ne-pidkorytsya/" text:style-name="Internet_20_link" text:visited-style-name="Visited_20_Internet_20_Link">
https://armyinform.com.ua/2023/04/03/posol-ssha-v-ukrayini-zvilnennya-kyyivshhyny-rik-tomu-pokazalo-svitovi-shho-ukrayina-davatyme-vidsich-i-ne-pidkorytsya/</text:a>
</text:p>
      <!--NEWS-->
      <text:h text:style-name="P10" text:outline-level="1">
<text:span text:style-name="T4">
在乌克兰沉默的时刻</text:span>
</text:h>
      <text:p text:style-name="P4">
作者: ['АРМІЯINFORM']</text:p>
      <text:p text:style-name="P4">
时间: 2023-04-03T5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241" text:anchor-type="as-char" svg:width="6.9236in" svg:height="3.895992in" draw:z-index="0">
<draw:image xlink:href="../Images/AРМІЯINFORM/2023-04-03T53-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03/v-ukrayini-hvylyna-movchannya/" text:style-name="Internet_20_link" text:visited-style-name="Visited_20_Internet_20_Link">
https://armyinform.com.ua/2023/04/03/v-ukrayini-hvylyna-movchannya/</text:a>
</text:p>
      <!--NEWS-->
      <text:h text:style-name="P10" text:outline-level="1">
<text:span text:style-name="T4">
在黑海的黑海中有9艘入侵者的军舰，其中包括两只火箭</text:span>
</text:h>
      <text:p text:style-name="P4">
作者: ['Олександр Кіндсфатер']</text:p>
      <text:p text:style-name="P4">
时间: 2023-04-03T54:00:00-04:00</text:p>
      <text:p text:style-name="P4">
描述: 国防军总统Pivnya乌克兰人说...与乌克兰2022年的战争，与乌克兰的最新新闻，今天与乌克兰的新闻，今天最后一次与乌克兰战争，乌克兰和俄罗斯和俄罗斯之间的战争将发生，战争将在乌克兰与乌克兰战争，一场战争将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НАТАЛІЯ ГУМЕНЮК']</text:p>
      <text:p text:style-name="P4">
类别: News</text:p>
      <!--METADATA-->
      <text:p text:style-name="P4">
<draw:frame draw:style-name="fr1" draw:name="Image242" text:anchor-type="as-char" svg:width="6.9236in" svg:height="4.615733in" draw:z-index="0">
<draw:image xlink:href="../Images/AРМІЯINFORM/2023-04-03T54-00-00-04-00/raketa-kalibr-pusk-chorne-more.jpg" xlink:type="simple" xlink:show="embed" xlink:actuate="onLoad" draw:mime-type="image/jpeg"/>
</draw:frame>
说明性照片</text:p>
      <text:p text:style-name="P4">
<text:span text:style-name="T5">
乌克兰国防军中心的负责人，乌克兰国防军中心的负责人</text:span>
 Poe Natalia Humeniuk在国家远程“ Unin”的空中。</text:p>
      <ul>
        <li>
基于火箭的数量，包括现在留下的“口径”，施加大量火箭笔触的可能性不太可能。 但是不能排除斑点。 特别是，不可能以波浪攻击的名义排除可能的参与。 当他们第一次使用Shakhi时，然后是基于空气和海上的机器人。 我们必须保持警惕和谨慎。请记住，敌人具有关键和军事基础设施对象。”新闻中心的负责人补充说。</li>
      </ul>
      <text:p text:style-name="P4">
在赫尔森地区的左岸，入侵者继续采取防御行动。 他在自己的位置上回荡，并不断操纵，以避免南方方向的火堡。 我们的部队继续破坏敌人的活力，汽车和装甲车，以及它用于使用手榴弹的智能无人机。 即使是从贫困人口权利的地方当局 - 纪念日的平民诉讼，以便他们不积累，因为每场战争都可以使用并与和平人民对抗。</text:p>
      <text:p text:style-name="P4">
30公里的安全条正在清洁，敌人的炮击数量已经感觉到。 据纳塔利亚·汉尼克(Natalia Humeniuk)称，上周他们设法减少了每天21次。 尽管不幸的是，在某些日子里，它达到了50-60的炮击。 但这不是90和100，就像在几周的后面一样。 同样在最后一天，敌人拒绝使用杀死的航空导弹，这可能与天气恶化有关。</text:p>
      <text:p text:style-name="P4">
国防军继续对左岸和左岸之间岛屿的观察性撞击造成火灾损害，以在平民人口被盗的杂种船的形式摧毁食客及其燃料设施。</text:p>
      <text:p text:style-name="P4">
News Source: <text:a xlink:type="simple" xlink:href="https://armyinform.com.ua/2023/04/03/na-bojovomu-cherguvanni-v-chornomu-mori-zalyshayetsya-9-bojovyh-korabliv-zagarbnykiv-zokrema-dva-raketonosiyi/" text:style-name="Internet_20_link" text:visited-style-name="Visited_20_Internet_20_Link">
https://armyinform.com.ua/2023/04/03/na-bojovomu-cherguvanni-v-chornomu-mori-zalyshayetsya-9-bojovyh-korabliv-zagarbnykiv-zokrema-dva-raketonosiyi/</text:a>
</text:p>
      <!--NEWS-->
      <text:h text:style-name="P10" text:outline-level="1">
<text:span text:style-name="T4">
武装部队联合部队的指挥官与志愿者会面，并感谢士兵的帮助</text:span>
</text:h>
      <text:p text:style-name="P4">
作者: ['АРМІЯINFORM']</text:p>
      <text:p text:style-name="P4">
时间: 2023-04-03T55:00:00-04:00</text:p>
      <text:p text:style-name="P4">
描述: 兹布罗伊萨尼（Zbroyshany）的主司令，中尉谢尔盖·纳瓦·维德维（Sergey Nav Vidvisdav）...与乌克兰2022年的战争，与乌克兰与乌克兰的最新消息，今天与乌克兰2022年的新闻战争，今天上次与乌克兰2022年，乌克兰和俄罗斯之间的战争将会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nayev-volontery2.png" text:style-name="Internet_20_link" text:visited-style-name="Visited_20_Internet_20_Link">
nayev-volontery2.png</text:a>
']</text:p>
      <text:p text:style-name="P4">
标签: ['STOPRUSSIA', 'КОМАНДУВАННЯ ОБ’ЄДНАНИХ СИЛ ЗСУ', 'СЕРГІЙ НАЄВ']</text:p>
      <text:p text:style-name="P4">
类别: News</text:p>
      <!--METADATA-->
      <text:p text:style-name="P4">
<draw:frame draw:style-name="fr1" draw:name="Image243" text:anchor-type="as-char" svg:width="6.9236in" svg:height="3.57731in" draw:z-index="0">
<draw:image xlink:href="../Images/AРМІЯINFORM/2023-04-03T55-00-00-04-00/nayev-volontery2.png" xlink:type="simple" xlink:show="embed" xlink:actuate="onLoad" draw:mime-type="image/png"/>
</draw:frame>
乌克兰武装部队联合部队的指挥官谢尔盖·奈夫维特(Sergey Naivvit)中尉尊重鲁埃维特慈善基金会(Ruevit Charitable Foundation)，并感谢志愿者的积极性和与军队的富有成效的合作。</text:p>
      <text:p text:style-name="P4">
关于它<text:a xlink:type="simple" xlink:href="https://fb.watch/jG8-S2-1r_/" text:style-name="Internet_20_link" text:visited-style-name="Visited_20_Internet_20_Link">
报告</text:a>
乌克兰联合部队的指挥。</text:p>
      <text:p text:style-name="P4">
“连续九年，Ruevit慈善基金会的成员一直不懈，在我们国家的北部和东部进行了战斗。 他们与勇士团结一致的梦想目标 - 克服和赢得胜利。”</text:p>
      <text:p text:style-name="P4">
指挥官感谢志愿者所做的工作，并为使我们的胜利更加紧密所需的一切努力。</text:p>
      <text:p text:style-name="P4">
据他介绍，该基金成员制造的伪装工具包将在任务过程中受益于乌克兰士兵。 他们将保留多个士兵的生活。</text:p>
      <text:p text:style-name="P4">
“我们现在在一起，捍卫我们的独立性非常重要。 当我们赢得敌人时 - 我们将恢复，一起建造乌克兰，以使其蓬勃发展并变得比战前更好。”指挥官强调。</text:p>
      <text:p text:style-name="P4">
<text:span text:style-name="T4">
 Ruevit慈善基金会</text:span>
是在2014年的反恐怖主义行动开始时创建的。 来自里文地区的大约200人在各个方向上工作，确定了军人的当前需求，并积极与他们进行交流：编织伪装网，准备独木舟蜡烛，收集资金，为他们为包括无人驾驶空中设备在内的军事服务人员购买必要的设备， 设备。 其他公共组织正在积极参与其活动。</text:p>
      <text:p text:style-name="P4">
News Source: <text:a xlink:type="simple" xlink:href="https://armyinform.com.ua/2023/04/03/komanduvach-obyednanyh-syl-zsu-zustrivsya-z-volonteramy-ta-podyakuvav-za-dopomogu-voyinam/" text:style-name="Internet_20_link" text:visited-style-name="Visited_20_Internet_20_Link">
https://armyinform.com.ua/2023/04/03/komanduvach-obyednanyh-syl-zsu-zustrivsya-z-volonteramy-ta-podyakuvav-za-dopomogu-voyinam/</text:a>
</text:p>
      <!--NEWS-->
      <text:h text:style-name="P10" text:outline-level="1">
<text:span text:style-name="T4">
白天中和116个爆炸物的烟火技术</text:span>
</text:h>
      <text:p text:style-name="P4">
作者: ['АРМІЯINFORM']</text:p>
      <text:p text:style-name="P4">
时间: 2023-04-03T56:00:00-04:00</text:p>
      <text:p text:style-name="P4">
描述: 借出，2 kvitry，pirethrichilely of werenional警告...与乌克兰2022年的战争，与乌克兰与乌克兰的最新新闻，今天与乌克兰的新闻，乌克兰2022年上次与乌克兰的新闻战争，乌克兰和俄罗斯之间的战争以及俄罗斯之间的战争，当俄罗斯与俄罗斯之间的战争，当，当，当，当，当，当，当，当，当，当，当，当，当，当，当，当，当，当，当，当，当，当，当，当，当，当，当，当乌克兰战争，什么时候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4/051f0000-0aff-0242-be2f-08da173df50a_w1080_h608.png" text:style-name="Internet_20_link" text:visited-style-name="Visited_20_Internet_20_Link">
051f0000-0aff-0242-be2f-08da173df50a_w1080_h608.png</text:a>
', '<text:a xlink:type="simple" xlink:href="https://armyinform.com.ua/wp-content/uploads/2023/04/photo_5285276279765059007_y.jpg" text:style-name="Internet_20_link" text:visited-style-name="Visited_20_Internet_20_Link">
photo_5285276279765059007_y.jpg</text:a>
']</text:p>
      <text:p text:style-name="P4">
标签: ['STOPRUSSIA', 'ДСНС УКРАЇНИ', 'ПІРОТЕХНІКИ']</text:p>
      <text:p text:style-name="P4">
类别: News</text:p>
      <!--METADATA-->
      <text:p text:style-name="P4">
<draw:frame draw:style-name="fr1" draw:name="Image244" text:anchor-type="as-char" svg:width="6.9236in" svg:height="3.89773in" draw:z-index="0">
<draw:image xlink:href="../Images/AРМІЯINFORM/2023-04-03T56-00-00-04-00/051f0000-0aff-0242-be2f-08da173df50a_w1080_h608.png" xlink:type="simple" xlink:show="embed" xlink:actuate="onLoad" draw:mime-type="image/png"/>
</draw:frame>
<text:span text:style-name="T4">
在过去的一天，2 </text:span>
 <text:span text:style-name="T4">
 4月</text:span>
 <text:span text:style-name="T4">
，</text:span>
乌克兰的烟火单位在紧急情况下<text:span text:style-name="T4">
 72次</text:span>
涉及完成Demining任务。</text:p>
      <text:p text:style-name="P4">
关于它_ <text:a xlink:type="simple" xlink:href="https://dsns.gov.ua/uk/news/nadzvicaini-podiyi/operativna-informaciia-shhodo-roboti-pirotexnicnix-pidrozdiliv-dsns-ukrayini-25" text:style-name="Internet_20_link" text:visited-style-name="Visited_20_Internet_20_Link">
报告</text:a>
_乌克兰的SES。</text:p>
      <text:p text:style-name="P4">
发现，扣押和处置了<text:span text:style-name="T4">
 116 </text:span>
爆炸物的烟火单元。 检查(清除)<text:span text:style-name="T4">
 8.67 </text:span>
公顷的领土。</text:p>
      <text:p text:style-name="P4">
背景：从乌克兰俄罗斯联合会联合会大规模侵略开始，乌克兰SES的烟火单位就参与其中<text:span text:style-name="T4">
 49 295次</text:span>
执行我的任务。 处置<text:span text:style-name="T4">
 339 745熄灭项目</text:span>
，包括<text:span text:style-name="T4">
 2 200航空炸弹</text:span>
。 检查(清除)面积<text:span text:style-name="T4">
 81 563 gecter </text:span>
。</text:p>
      <text:p text:style-name="P4">
<draw:frame draw:style-name="fr1" draw:name="Image245" text:anchor-type="as-char" svg:width="6.9236in" svg:height="5.804039in" draw:z-index="0">
<draw:image xlink:href="../Images/AРМІЯINFORM/2023-04-03T56-00-00-04-00/photo_5285276279765059007_y.jpg" xlink:type="simple" xlink:show="embed" xlink:actuate="onLoad" draw:mime-type="image/jpeg"/>
</draw:frame>
总共剩下174,000平方米。 潜在危险领土的公里，占该州总面积的30％。</text:p>
      <text:p text:style-name="P4">
News Source: <text:a xlink:type="simple" xlink:href="https://armyinform.com.ua/2023/04/03/pirotehniky-dsns-zneshkodyly-116-vybuhonebezpechnyh-predmetiv-vprodovzh-doby/" text:style-name="Internet_20_link" text:visited-style-name="Visited_20_Internet_20_Link">
https://armyinform.com.ua/2023/04/03/pirotehniky-dsns-zneshkodyly-116-vybuhonebezpechnyh-predmetiv-vprodovzh-doby/</text:a>
</text:p>
      <!--NEWS-->
      <text:h text:style-name="P10" text:outline-level="1">
<text:span text:style-name="T4">
在Donetsk，我们设法提高了战术位置-Alexey Dmitrashkivsky</text:span>
</text:h>
      <text:p text:style-name="P4">
作者: ['Дмитро Горбунов']</text:p>
      <text:p text:style-name="P4">
时间: 2023-04-03T57:00:00-04:00</text:p>
      <text:p text:style-name="P4">
描述: 关于Donechchini上的Dia Voroga，在EFISRIST TELEMARAFON“єIiniNews”中Pivdni Ukrainian ...与乌克兰2022年的战争，与乌克兰的最新新闻，《今日新闻》，《与乌克兰的新闻》 2022年与乌克兰2022年进行战争，今天将在乌克兰和俄罗斯和俄罗斯和俄罗斯和俄罗斯和俄罗斯之间发生一场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3/0g6a4484.jpg" text:style-name="Internet_20_link" text:visited-style-name="Visited_20_Internet_20_Link">
0g6a4484.jpg</text:a>
']</text:p>
      <text:p text:style-name="P4">
标签: ['ОЛЕКСІЙ ДМИТРАШКІВСЬКИЙ']</text:p>
      <text:p text:style-name="P4">
类别: News</text:p>
      <!--METADATA-->
      <text:p text:style-name="P4">
<draw:frame draw:style-name="fr1" draw:name="Image246" text:anchor-type="as-char" svg:width="6.9236in" svg:height="4.615733in" draw:z-index="0">
<draw:image xlink:href="../Images/AРМІЯINFORM/2023-04-03T57-00-00-04-00/0g6a4484.jpg" xlink:type="simple" xlink:show="embed" xlink:actuate="onLoad" draw:mime-type="image/jpeg"/>
</draw:frame>
关于敌人在顿涅茨克和乌克兰南部在电信空气中的行动<text:a xlink:type="simple" xlink:href="https://www.youtube.com/watch" text:style-name="Internet_20_link" text:visited-style-name="Visited_20_Internet_20_Link">
“ unin”</text:a>
Alexeydmytrashkivsky上校告诉塔夫里斯基的上校。</text:p>
      <ul>
        <li>
占领者继续攻击Avdi和Marinsk的方向。他们试图集中力量，但他们什么也没做。 Donetskin设法提高了战术位置。 也就是说，我们担任了一些国家的重要职位， - 武装部队官员说。</li>
      </ul>
      <text:p text:style-name="P4">
他说，敌人在Avdiivka附近进行一些轮换。</text:p>
      <ul>
        <li>
到目前为止，已经知道撤离200辆机动步枪。 他们被带走了，以便可以恢复力量。 取而代之的是，“ wagnerivtsi”到那里的信息。 但是尚未确认这一点。总的来说，敌人非常害怕我们的反对意见，并了解他们的顿涅茨克方向已经耗尽。 他们逐渐失去了战斗能力， - 亚历克西·德米特拉什基夫斯基上校告知。</li>
      </ul>
      <text:p text:style-name="P4">
据他说，Zaporozhye方向没有显着变化。</text:p>
      <ul>
        <li>
敌人进行积极的情报并改善其防御边界。 Zaporizhzhya地区的俄罗斯人没有成功，使用了枪管的防衡炮兵，总结了国防军联合出版社的发言人。</li>
      </ul>
      <text:p text:style-name="P4">
News Source: <text:a xlink:type="simple" xlink:href="https://armyinform.com.ua/2023/04/03/na-donechchyni-nam-vdalosya-pokrashhyty-svoye-taktychne-polozhennya-oleksij-dmytrashkivskyj/" text:style-name="Internet_20_link" text:visited-style-name="Visited_20_Internet_20_Link">
https://armyinform.com.ua/2023/04/03/na-donechchyni-nam-vdalosya-pokrashhyty-svoye-taktychne-polozhennya-oleksij-dmytrashkivskyj/</text:a>
</text:p>
      <!--NEWS-->
      <text:h text:style-name="P10" text:outline-level="1">
<text:span text:style-name="T4">
白天，敌人在乌克兰的7个地区开火，12名平民被杀，32人受伤</text:span>
</text:h>
      <text:p text:style-name="P4">
作者: ['АРМІЯINFORM']</text:p>
      <text:p text:style-name="P4">
时间: 2023-04-03T58:00:00-04:00</text:p>
      <text:p text:style-name="P4">
描述: Rosiyski visyska的最后一遍是由乌克兰7个地区的Teritaran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283120940621875580_y-1.jpg" text:style-name="Internet_20_link" text:visited-style-name="Visited_20_Internet_20_Link">
photo_5283120940621875580_y-1.jpg</text:a>
']</text:p>
      <text:p text:style-name="P4">
标签: ['MILITARY MEDIA CENTER', 'STOPRUSSIA', 'ВОРОЖІ ОБСТРІЛИ']</text:p>
      <text:p text:style-name="P4">
类别: News</text:p>
      <!--METADATA-->
      <text:p text:style-name="P4">
<draw:frame draw:style-name="fr1" draw:name="Image247" text:anchor-type="as-char" svg:width="6.9236in" svg:height="4.882379in" draw:z-index="0">
<draw:image xlink:href="../Images/AРМІЯINFORM/2023-04-03T58-00-00-04-00/photo_5283120940621875580_y-1.jpg" xlink:type="simple" xlink:show="embed" xlink:actuate="onLoad" draw:mime-type="image/jpeg"/>
</draw:frame>
在最后一天，俄罗斯军队向乌克兰7个地区的领土开火。</text:p>
      <text:p text:style-name="P4">
在电报中<text:a xlink:type="simple" xlink:href="https://t.me/militarymediacenter/1603" text:style-name="Internet_20_link" text:visited-style-name="Visited_20_Internet_20_Link">
信息</text:a>
军事媒体中心。</text:p>
      <text:p text:style-name="P4">
“总的来说，不同类型的武器(迫击炮，坦克，SAU，炮兵，RSZV，S-300 ZRK，无人机，战术航空)92个定居点被解雇，确认了74个基础架构对象。</text:p>
      <text:p text:style-name="P4">
根据初步信息，12名平民被杀，32名受伤。</text:p>
      <text:p text:style-name="P4">
News Source: <text:a xlink:type="simple" xlink:href="https://armyinform.com.ua/2023/04/03/za-dobu-vorog-obstrilyav-7-oblastej-ukrayiny-12-czyvilnyh-zagyblyh-32-poraneno/" text:style-name="Internet_20_link" text:visited-style-name="Visited_20_Internet_20_Link">
https://armyinform.com.ua/2023/04/03/za-dobu-vorog-obstrilyav-7-oblastej-ukrayiny-12-czyvilnyh-zagyblyh-32-poraneno/</text:a>
</text:p>
      <!--NEWS-->
      <text:h text:style-name="P10" text:outline-level="1">
<text:span text:style-name="T4">
欧洲理事会乌克兰秘书长到达乌克兰</text:span>
</text:h>
      <text:p text:style-name="P4">
作者: ['АРМІЯINFORM']</text:p>
      <text:p text:style-name="P4">
时间: 2023-04-03T59:00:00-04:00</text:p>
      <text:p text:style-name="P4">
描述: 乌克兰Japarova执法报告的Persha ietchers Ministra举行了Zustrich Z ...与乌克兰2022年的战争，与乌克兰与乌克兰的最新新闻，今天与乌克兰的新闻，今天与乌克兰的新闻战争，今天上次与乌克兰的新闻战，乌克兰和俄罗斯之间的战争将发生，俄罗斯和俄罗斯和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fsxclusxgaikkjn.jpg" text:style-name="Internet_20_link" text:visited-style-name="Visited_20_Internet_20_Link">
fsxclusxgaikkjn.jpg</text:a>
']</text:p>
      <text:p text:style-name="P4">
标签: ['STOPRUSSIA', 'АГРЕСІЯ РФ', 'ГЕНСЕК РАДИ ЄВРОПИ', 'ЕМІНЕ ДЖАПАРОВА', 'МАРІЯ ПЕЙЧИНОВИЧ-БУРИЧ', 'МЗС']</text:p>
      <text:p text:style-name="P4">
类别: News</text:p>
      <!--METADATA-->
      <text:p text:style-name="P4">
<draw:frame draw:style-name="fr1" draw:name="Image248" text:anchor-type="as-char" svg:width="6.9236in" svg:height="4.603105in" draw:z-index="0">
<draw:image xlink:href="../Images/AРМІЯINFORM/2023-04-03T59-00-00-04-00/fsxclusxgaikkjn.jpg" xlink:type="simple" xlink:show="embed" xlink:actuate="onLoad" draw:mime-type="image/jpeg"/>
</draw:frame>
乌克兰埃米娜·迪扎帕罗娃(Emina Dzhaparova)与欧洲委员会秘书长玛丽亚·佩奇尼维奇·伯里希(Maria Peychinovich-Burich)通过的第一位外交部长，他在俄罗斯反乌克兰联盟大规模战争开始后访问了我们的州。</text:p>
      <text:p text:style-name="P4">
关于它<text:a xlink:type="simple" xlink:href="https://mfa.gov.ua/news/emine-dzhaparova-ta-mariya-pejchinovich-burich-obgovorili-podalshi-kroki-dlya-prityagnennya-rosiyi-do-vidpovidalnosti" text:style-name="Internet_20_link" text:visited-style-name="Visited_20_Internet_20_Link">
报告</text:a>
乌克兰外交部。</text:p>
      <text:p text:style-name="P4">
谈话的主要主题是欧洲理事会在克服俄罗斯侵略中的作用和地点的问题，以及为欧洲成员国议会的第四次国家和政府峰会准备的过程。</text:p>
      <text:p text:style-name="P4">
Emine Dzhaparova强调，峰会决定中的重要地位必须解决俄罗斯联合会因在乌克兰犯下的犯罪的责任，特别是建立了一个特别法庭和侵略造成的损害赔偿机制。</text:p>
      <text:p text:style-name="P4">
“重要的是要确保对战争委员会的肇事者的惩罚必然性。 对于自2014年以来死于Ruzian侵略者的人来说，这是我们的共同职责。 欧洲委员会在建立一个特别法庭，以持有俄罗斯侵略罪的参考中发挥作用。”乌克兰第一副部强调。</text:p>
      <text:p text:style-name="P4">
特别注意由俄罗斯联邦对乌克兰的侵略造成的损失登记册的前景，这将成为建立Seohochopical补偿机制的重要一步。</text:p>
      <text:p text:style-name="P4">
Emine Dzhaparova感谢Maria Peychinovich-Burich在与俄罗斯侵略者战斗中对乌克兰的明确支持。</text:p>
      <text:p text:style-name="P4">
News Source: <text:a xlink:type="simple" xlink:href="https://armyinform.com.ua/2023/04/03/v-ukrayinu-z-vizytom-prybula-gensek-rady-yevropy/" text:style-name="Internet_20_link" text:visited-style-name="Visited_20_Internet_20_Link">
https://armyinform.com.ua/2023/04/03/v-ukrayinu-z-vizytom-prybula-gensek-rady-yevropy/</text:a>
</text:p>
      <!--NEWS-->
      <text:h text:style-name="P10" text:outline-level="1">
<text:span text:style-name="T4">
近17,000名针对乌克兰国家安全的犯罪 - 检察官办公室已记录</text:span>
</text:h>
      <text:p text:style-name="P4">
作者: ['АРМІЯINFORM']</text:p>
      <text:p text:style-name="P4">
时间: 2023-04-03T60: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photo_5283129779664572015_y.jpg" text:style-name="Internet_20_link" text:visited-style-name="Visited_20_Internet_20_Link">
photo_5283129779664572015_y.jpg</text:a>
', '<text:a xlink:type="simple" xlink:href="https://armyinform.com.ua/wp-content/uploads/2023/04/photo_5283129779664572016_y.jpg" text:style-name="Internet_20_link" text:visited-style-name="Visited_20_Internet_20_Link">
photo_5283129779664572016_y.jpg</text:a>
']</text:p>
      <text:p text:style-name="P4">
标签: ['ОФІС ГЕНЕРАЛЬНОГО ПРОКУРОРА УКРАЇНИ']</text:p>
      <text:p text:style-name="P4">
类别: News</text:p>
      <!--METADATA-->
      <text:p text:style-name="P4">
<draw:frame draw:style-name="fr1" draw:name="Image249" text:anchor-type="as-char" svg:width="6.9236in" svg:height="4.447316in" draw:z-index="0">
<draw:image xlink:href="../Images/AРМІЯINFORM/2023-04-03T60-00-00-04-00/photo_5283129779664572015_y.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3日</text:span>
注册：</text:p>
      <ul>
        <li>
77 952军事犯罪， * 16 934针对乌克兰国家安全的罪行。</li>
      </ul>
      <text:p text:style-name="P4">
此外，根据少年检察官的官方数据，由于俄罗斯联邦的侵略，<text:span text:style-name="T4">
 1411儿童已成为</text:span>
，包括：</text:p>
      <ul>
        <li>
467-儿童被杀， * 944-儿童因严重程度的不同程度受伤。</li>
      </ul>
      <text:p text:style-name="P4">
该部门强调，这些数字不是最终的，因为在暂时占据的有形领土上的积极战斗场所的安装中继续进行工作。</text:p>
      <text:p text:style-name="P4">
<draw:frame draw:style-name="fr1" draw:name="Image250" text:anchor-type="as-char" svg:width="6.9236in" svg:height="4.447316in" draw:z-index="0">
<draw:image xlink:href="../Images/AРМІЯINFORM/2023-04-03T60-00-00-04-00/photo_5283129779664572016_y.jpg" xlink:type="simple" xlink:show="embed" xlink:actuate="onLoad" draw:mime-type="image/jpeg"/>
</draw:frame>
</text:p>
      <text:p text:style-name="P4">
News Source: <text:a xlink:type="simple" xlink:href="https://armyinform.com.ua/2023/04/03/zafiksovano-majzhe-17-tysyach-zlochyniv-proty-naczbezpeky-ukrayiny-ofis-genprokurora-2/" text:style-name="Internet_20_link" text:visited-style-name="Visited_20_Internet_20_Link">
https://armyinform.com.ua/2023/04/03/zafiksovano-majzhe-17-tysyach-zlochyniv-proty-naczbezpeky-ukrayiny-ofis-genprokurora-2/</text:a>
</text:p>
      <!--NEWS-->
      <text:h text:style-name="P10" text:outline-level="1">
<text:span text:style-name="T4">
在Kramatorsk，俄罗斯特殊服务的合伙人被拘留</text:span>
</text:h>
      <text:p text:style-name="P4">
作者: ['АРМІЯINFORM']</text:p>
      <text:p text:style-name="P4">
时间: 2023-04-03T61:00:00-04:00</text:p>
      <text:p text:style-name="P4">
描述: Donechini地区的PID小时在Donechini地区的Zakhodin Vikriki Vikriki ...与乌克兰2022年的战争，与乌克兰的最新新闻，今天与乌克兰的新闻战争，今天与乌克兰2022年的新闻战争，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photo_5282763182731020484_y.jpg" text:style-name="Internet_20_link" text:visited-style-name="Visited_20_Internet_20_Link">
photo_5282763182731020484_y.jpg</text:a>
']</text:p>
      <text:p text:style-name="P4">
标签: ['КОЛАБОРАНТКА', 'КРАМАТОРСЬК', 'СБУ']</text:p>
      <text:p text:style-name="P4">
类别: News</text:p>
      <!--METADATA-->
      <text:p text:style-name="P4">
<draw:frame draw:style-name="fr1" draw:name="Image251" text:anchor-type="as-char" svg:width="6.9236in" svg:height="4.620071in" draw:z-index="0">
<draw:image xlink:href="../Images/AРМІЯINFORM/2023-04-03T61-00-00-04-00/photo_5282763182731020484_y.jpg" xlink:type="simple" xlink:show="embed" xlink:actuate="onLoad" draw:mime-type="image/jpeg"/>
</draw:frame>
在顿涅茨克地区一线地区的抗衡措施中，暴露了侵略者的飞行员。 恶意因素是Kramatorsk的居民，作为由俄罗斯联邦FSB雇员招募的方式。</text:p>
      <text:p text:style-name="P4">
关于它<text:a xlink:type="simple" xlink:href="https://ssu.gov.ua/novyny/sbu-zatrymala-vorozhu-informatorku-yaka-navodyla-rosiiski-rakety-na-likarni-ta-hurtozhytky-u-kramatorsku" text:style-name="Internet_20_link" text:visited-style-name="Visited_20_Internet_20_Link">
报告</text:a>
乌克兰的安全服务。</text:p>
      <text:p text:style-name="P4">
在侵略者的指示下，参与军事飞机场的人，武装部队的武装部队武装部队的武装部队武装部队的武装部队武装部队的武装部队武装部队的武装部队。</text:p>
      <text:p text:style-name="P4">
此外，它绕过了这座城市，并在坐标医院和宿舍的电子图中标记。 智能需要俄罗斯，以准备和进行乌克兰物体的火箭袭击。</text:p>
      <text:p text:style-name="P4">
在执行敌对探索任务期间，SBU工作人员拘留了恶意因素。</text:p>
      <text:p text:style-name="P4">
被拘留者抓住了手机，她用来与俄罗斯特殊服务的代表进行敌对的说明和通讯。</text:p>
      <text:p text:style-name="P4">
目前，安全局的调查人员报告了对Zazlochin的怀疑的参与。</text:p>
      <text:p text:style-name="P4">
法院选择了被拘留者的预防措施 - 拘留。 长期调查以确定犯罪的所有情况。</text:p>
      <text:p text:style-name="P4">
News Source: <text:a xlink:type="simple" xlink:href="https://armyinform.com.ua/2023/04/03/u-kramatorsku-zatrymano-poplichnyczyu-rosijskyh-speczsluzhb/" text:style-name="Internet_20_link" text:visited-style-name="Visited_20_Internet_20_Link">
https://armyinform.com.ua/2023/04/03/u-kramatorsku-zatrymano-poplichnyczyu-rosijskyh-speczsluzhb/</text:a>
</text:p>
      <!--NEWS-->
      <text:h text:style-name="P10" text:outline-level="1">
<text:span text:style-name="T4">
波兰已经将几名Mig-29战斗机移交给乌克兰</text:span>
</text:h>
      <text:p text:style-name="P4">
作者: ['АРМІЯINFORM']</text:p>
      <text:p text:style-name="P4">
时间: 2023-04-03T62:00:00-04:00</text:p>
      <text:p text:style-name="P4">
描述: 在乌克兰，基尔卡（Kilka），波尔斯·vinishChyv Mig-29之前。 关于主权的成员...与乌克兰2022的战争，与乌克兰的战争是今天的最新消息，今天与乌克兰2022年的新闻战，乌克兰和俄罗斯之间的战争，以及与俄罗斯之间的战争，以及与与俄罗斯之间的战争乌克兰在2022年将是与否，是否会有，是否会有，是否会在不久的将来与乌克兰进行战争，这是与乌克兰的战争，今天的乌克兰新闻，乌克兰的新闻，乌克兰媒体在俄罗斯的乌克兰新闻</text:p>
      <text:p text:style-name="P4">
图片: ['<text:a xlink:type="simple" xlink:href="https://armyinform.com.ua/wp-content/uploads/2023/04/polska_mig.jpg" text:style-name="Internet_20_link" text:visited-style-name="Visited_20_Internet_20_Link">
polska_mig.jpg</text:a>
']</text:p>
      <text:p text:style-name="P4">
标签: ['ВИНИЩУВАЧІ МІГ-29', 'ПОЛЬЩА', 'СВІТ ПІДТРИМУЄ УКРАЇНУ']</text:p>
      <text:p text:style-name="P4">
类别: News</text:p>
      <!--METADATA-->
      <text:p text:style-name="P4">
<draw:frame draw:style-name="fr1" draw:name="Image252" text:anchor-type="as-char" svg:width="6.9236in" svg:height="3.894525in" draw:z-index="0">
<draw:image xlink:href="../Images/AРМІЯINFORM/2023-04-03T62-00-00-04-00/polska_mig.jpg" xlink:type="simple" xlink:show="embed" xlink:actuate="onLoad" draw:mime-type="image/jpeg"/>
</draw:frame>
几位波兰MIG-29战斗机已经到达乌克兰。</text:p>
      <text:p text:style-name="P4">
关于它<text:a xlink:type="simple" xlink:href="https://twitter.com/marcin_przydacz/status/1642763478061522947" text:style-name="Internet_20_link" text:visited-style-name="Visited_20_Internet_20_Link">
报告</text:a>
波兰国家秘书，总统政策部门负责人马尔丁·普希达奇(Marchin Pshidach)。</text:p>
      <text:p text:style-name="P4">
“根据我的信息，此过程已经完成，即，战斗机的第一部分的转移。”  -  <text:a xlink:type="simple" xlink:href="https://www.rmf24.pl/tylko-w-rmf24/poranna-rozmowa/news-marcin-przydacz-wolodymyr-zelenski-w-srode-przyjedzie-do-pol,nId,6693491#crp_state=1" text:style-name="Internet_20_link" text:visited-style-name="Visited_20_Internet_20_Link">
指出</text:a>
Marchin Pshidach。</text:p>
      <text:p text:style-name="P4">
他还谈到了乌克兰的反攻性和活动所必需的交付。</text:p>
      <text:p text:style-name="P4">
乌克兰正在获得力量。 从西欧来的这种武器越早，乌克兰就会越来越快地实现这一准备。 为了使乌克兰排斥俄罗斯，应将这项技术用于越来越快，因为今天在今天的前线，乌克兰保护了我们所有人的稳定性。”波兰官员强调。</text:p>
      <text:p text:style-name="P4">
News Source: <text:a xlink:type="simple" xlink:href="https://armyinform.com.ua/2023/04/03/polshha-vzhe-peredala-ukrayini-kilka-vynyshhuvachiv-mig-29/" text:style-name="Internet_20_link" text:visited-style-name="Visited_20_Internet_20_Link">
https://armyinform.com.ua/2023/04/03/polshha-vzhe-peredala-ukrayini-kilka-vynyshhuvachiv-mig-29/</text:a>
</text:p>
      <!--NEWS-->
      <text:h text:style-name="P10" text:outline-level="1">
<text:span text:style-name="T4">
我们在Bakhmut -Anna Malyar上每天和公共职位</text:span>
</text:h>
      <text:p text:style-name="P4">
作者: ['АРМІЯINFORM']</text:p>
      <text:p text:style-name="P4">
时间: 2023-04-03T63:00:00-04:00</text:p>
      <text:p text:style-name="P4">
描述: 乌克兰加纳·马拉尔（Ganna Marlar）的官员国际国际辩护人说，乌克兰的霍德尼（Khodniy）很简短...与乌克兰2022年的战争，与乌克兰的战争是今天的最新新闻，这是与乌克兰的新闻，乌克兰与乌克兰2022年的新闻战争，这是今天的最后一场新闻成为乌克兰与俄罗斯之间的战争，当2022年与乌克兰战争时，是否会在不久的将来与乌克兰进行战争，他们说，与乌克兰的战争，今天的乌克兰新闻，乌克兰的新闻，乌克兰的新闻俄罗斯的媒体</text:p>
      <text:p text:style-name="P4">
图片: ['<text:a xlink:type="simple" xlink:href="https://armyinform.com.ua/wp-content/uploads/2022/10/photo_2022-10-27_11-29-46-e1668072464945.jpg" text:style-name="Internet_20_link" text:visited-style-name="Visited_20_Internet_20_Link">
photo_2022-10-27_11-29-46-e1668072464945.jpg</text:a>
', '<text:a xlink:type="simple" xlink:href="https://armyinform.com.ua/wp-content/uploads/2023/04/photo_5282988874672490073_y-e1680511683359.jpg" text:style-name="Internet_20_link" text:visited-style-name="Visited_20_Internet_20_Link">
photo_5282988874672490073_y-e1680511683359.jpg</text:a>
']</text:p>
      <text:p text:style-name="P4">
标签: ['STOPRUSSIA', 'БАХМУТ', 'ГАННА МАЛЯР']</text:p>
      <text:p text:style-name="P4">
类别: News</text:p>
      <!--METADATA-->
      <text:p text:style-name="P4">
<draw:frame draw:style-name="fr1" draw:name="Image253" text:anchor-type="as-char" svg:width="6.9236in" svg:height="4.119542in" draw:z-index="0">
<draw:image xlink:href="../Images/AРМІЯINFORM/2023-04-03T63-00-00-04-00/photo_2022-10-27_11-29-46-e1668072464945.jpg" xlink:type="simple" xlink:show="embed" xlink:actuate="onLoad" draw:mime-type="image/jpeg"/>
</draw:frame>
Gannamaars。 照片：Dmitry Yurchenko /陆军</text:p>
      <text:p text:style-name="P4">
乌克兰国防部副部长安娜·马里亚尔(Anna Malyar)表示，乌克兰在巴赫穆特(Bakhmut Daily)提供正式职位。 那就是我们的力量。</text:p>
      <text:p text:style-name="P4">
关于这个安娜·玛丽亚(Anna Malyar)<text:a xlink:type="simple" xlink:href="https://t.me/annamaliar/611" text:style-name="Internet_20_link" text:visited-style-name="Visited_20_Internet_20_Link">
注明</text:a>
作为回应，假占领者受到启发。</text:p>
      <text:p text:style-name="P4">
<draw:frame draw:style-name="fr1" draw:name="Image254" text:anchor-type="as-char" svg:width="6.9236in" svg:height="7.528196in" draw:z-index="0">
<draw:image xlink:href="../Images/AРМІЯINFORM/2023-04-03T63-00-00-04-00/photo_5282988874672490073_y-e1680511683359.jpg" xlink:type="simple" xlink:show="embed" xlink:actuate="onLoad" draw:mime-type="image/jpeg"/>
</draw:frame>
“我们在巴赫穆特上的公共职位的力量是什么？ 我揭示了工作的秘密。 疲劳是我们公开广播了我们的官方立场。 它不必转移 - 它是公开的。”她说。</text:p>
      <text:p text:style-name="P4">
安娜·马里亚尔(Anna Malyar)强调，总统总统在晚间上诉中每天都有公共立场，国防部和武装部队总参谋部每天都有一个立场。</text:p>
      <text:p text:style-name="P4">
安娜·马里亚尔(Anna Malyar)说：“而且我们已经认识的学龄前儿童，您已经认识善良的，Cherevaty，Humeniuk，Yusov，Dmitrashkivsky-so也每天都会报告正式职位。”</text:p>
      <text:p text:style-name="P4">
News Source: <text:a xlink:type="simple" xlink:href="https://armyinform.com.ua/2023/04/03/my-shhodenno-ta-publichno-nadayemo-oficzijnu-pozycziyu-po-bahmutu-ganna-malyar/" text:style-name="Internet_20_link" text:visited-style-name="Visited_20_Internet_20_Link">
https://armyinform.com.ua/2023/04/03/my-shhodenno-ta-publichno-nadayemo-oficzijnu-pozycziyu-po-bahmutu-ganna-malyar/</text:a>
</text:p>
      <!--NEWS-->
      <text:h text:style-name="P10" text:outline-level="1">
<text:span text:style-name="T4">
“口径”的三个载体在地中海持有俄罗斯 - 武装部队的海军</text:span>
</text:h>
      <text:p text:style-name="P4">
作者: ['АРМІЯINFORM']</text:p>
      <text:p text:style-name="P4">
时间: 2023-04-03T64:00:00-04:00</text:p>
      <text:p text:style-name="P4">
描述: 4 kvitry Rosiyski Vievely在Sowerfrine Sea Sim船上的村庄，Yakiki的女仆...与乌克兰2022年的战争，与乌克兰的最新新闻，今天与乌克兰的新闻战争，今天与乌克兰2022年的新闻战争，乌克兰和乌克兰之间的战争将会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10/2022-10-17-u-chornomu-ta-seredzemnomu-moryah.jpg" text:style-name="Internet_20_link" text:visited-style-name="Visited_20_Internet_20_Link">
2022-10-17-u-chornomu-ta-seredzemnomu-moryah.jpg</text:a>
']</text:p>
      <text:p text:style-name="P4">
标签: ['STOPRUSSIA', 'ВМС ЗС УКРАЇНИ']</text:p>
      <text:p text:style-name="P4">
类别: News</text:p>
      <!--METADATA-->
      <text:p text:style-name="P4">
<draw:frame draw:style-name="fr1" draw:name="Image255" text:anchor-type="as-char" svg:width="6.9236in" svg:height="4.448227in" draw:z-index="0">
<draw:image xlink:href="../Images/AРМІЯINFORM/2023-04-03T64-00-00-04-00/2022-10-17-u-chornomu-ta-seredzemnomu-moryah.jpg" xlink:type="simple" xlink:show="embed" xlink:actuate="onLoad" draw:mime-type="image/jpeg"/>
</draw:frame>
说明性照片</text:p>
      <text:p text:style-name="P4">
截至4月4日，俄罗斯军队将七艘船带到了地中海，其中包括三个配备20个口径的火箭发射器。</text:p>
      <text:p text:style-name="P4">
关于这个<text:a xlink:type="simple" xlink:href="https://t.me/ukrainian_navy/2638" text:style-name="Internet_20_link" text:visited-style-name="Visited_20_Internet_20_Link">
被引用</text:a>
在乌克兰武装部队军事部队的指挥中。</text:p>
      <text:p text:style-name="P4">
海里有一艘敌方船。</text:p>
      <text:p text:style-name="P4">
在白天，为了俄罗斯联邦的利益，凯希·耶尼卡尔海峡的通过：</text:p>
      <text:p text:style-name="P4">
·到Azov Sea -14艘船，其中6艘船沿Bosphorus的方向继续前进；</text:p>
      <text:p text:style-name="P4">
·到黑海 -  24艘船，其中7艘船沿管道的方向继续移动。</text:p>
      <text:p text:style-name="P4">
这些船只是亚佐夫海平民船只的交通，违反了《国际海上保护人类生命公约》(Solas)通过关闭自动识别系统(AIS).</text:p>
      <text:p text:style-name="P4">
News Source: <text:a xlink:type="simple" xlink:href="https://armyinform.com.ua/2023/04/03/try-nosiyi-raket-kalibr-trymaye-rosiya-u-seredzemnomu-mori-vms-zsu-3/" text:style-name="Internet_20_link" text:visited-style-name="Visited_20_Internet_20_Link">
https://armyinform.com.ua/2023/04/03/try-nosiyi-raket-kalibr-trymaye-rosiya-u-seredzemnomu-mori-vms-zsu-3/</text:a>
</text:p>
      <!--NEWS-->
      <text:h text:style-name="P10" text:outline-level="1">
<text:span text:style-name="T4">
陆军维克多·彼得罗夫（Victor Petrov）在立陶宛的拳击比赛中获胜</text:span>
</text:h>
      <text:p text:style-name="P4">
作者: ['АРМІЯINFORM']</text:p>
      <text:p text:style-name="P4">
时间: 2023-04-03T65:00:00-04:00</text:p>
      <text:p text:style-name="P4">
描述: 在Meejet Tourniri级“ A” A” Imeni Algirdasa Shotsikas，Yakiyu Viduv，与2022年乌克兰的战争，与乌克兰的最新新闻，《与乌克兰的新闻战》，乌克兰2022年的新闻是今天的最后一场，乌克兰和俄罗斯和俄罗斯和俄罗斯和俄罗斯之间的战争将会，何时，何时，何时，何时，何时，何时，何时，何时，何时，何时，何时，与乌克兰在2022年将与乌克兰进行战争，将在不久的将来与乌克兰发生战争，与乌克兰的战争，乌克兰的新闻今天，乌克兰新闻在乌克兰媒体的俄罗斯人</text:p>
      <text:p text:style-name="P4">
图片: ['<text:a xlink:type="simple" xlink:href="https://armyinform.com.ua/wp-content/uploads/2023/04/339069868_882641669514895_1528539755276040598_n-e1680509263478.jpg" text:style-name="Internet_20_link" text:visited-style-name="Visited_20_Internet_20_Link">
339069868_882641669514895_1528539755276040598_n-e1680509263478.jpg</text:a>
']</text:p>
      <text:p text:style-name="P4">
标签: ['STOPRUSSIA', 'АРМІЙСЬКИЙ СПОРТ', 'БОКС', 'ЦСК ЗСУ']</text:p>
      <text:p text:style-name="P4">
类别: News</text:p>
      <!--METADATA-->
      <text:p text:style-name="P4">
<draw:frame draw:style-name="fr1" draw:name="Image256" text:anchor-type="as-char" svg:width="6.9236in" svg:height="6.781929in" draw:z-index="0">
<draw:image xlink:href="../Images/AРМІЯINFORM/2023-04-03T65-00-00-04-00/339069868_882641669514895_1528539755276040598_n-e1680509263478.jpg" xlink:type="simple" xlink:show="embed" xlink:actuate="onLoad" draw:mime-type="image/jpeg"/>
</draw:frame>
在Algardas射击国际拳击比赛(立陶宛)，乌克兰黄金中央体育俱乐部的代表。</text:p>
      <text:p text:style-name="P4">
关于它<text:a xlink:type="simple" xlink:href="https%3A%2F%2Fwww.facebook.com%2FCSKA1992%2Fposts%2Fpfbid021uDjM3bqoUuangaHqwWdfeAFJSqWxpQAf7QBQqHWtdMtm6xyRGG66UxsAphzXPGal&amp;show_text=true&amp;width=500" text:style-name="Internet_20_link" text:visited-style-name="Visited_20_Internet_20_Link">
报告</text:a>
武装部队的中央体育俱乐部。</text:p>
      <text:p text:style-name="P4">
维克多·彼得罗夫(Viktor Petrov)成为体重类别的冠军，最高67公斤。</text:p>
      <text:p text:style-name="P4">
结果，乌克兰国家队获得了13个奖项，并在17个成员国的总团队排名中排名第一。</text:p>
      <text:p text:style-name="P4">
News Source: <text:a xlink:type="simple" xlink:href="https://armyinform.com.ua/2023/04/03/armiyecz-viktor-petrov-vygrav-zoloto-na-bokserskomu-turniri-u-lytvi/" text:style-name="Internet_20_link" text:visited-style-name="Visited_20_Internet_20_Link">
https://armyinform.com.ua/2023/04/03/armiyecz-viktor-petrov-vygrav-zoloto-na-bokserskomu-turniri-u-lytvi/</text:a>
</text:p>
      <!--NEWS-->
      <text:h text:style-name="P10" text:outline-level="1">
<text:span text:style-name="T4">
韩国，日本和美国开始大规模海上训练</text:span>
</text:h>
      <text:p text:style-name="P4">
作者: ['АРМІЯINFORM']</text:p>
      <text:p text:style-name="P4">
时间: 2023-04-03T66:00:00-04:00</text:p>
      <text:p text:style-name="P4">
描述: 日本人到达美国朝鲜的美国朝鲜，以供多ennayaviexkovo-morstiki tschayan iz ...与乌克兰2022年的战争，与乌克兰的最新新闻，今天与乌克兰2022年的新闻战争，今天，乌克兰和俄罗斯和俄罗斯和俄罗斯和俄罗斯和俄罗斯和俄罗斯与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nimitz.jpg" text:style-name="Internet_20_link" text:visited-style-name="Visited_20_Internet_20_Link">
nimitz.jpg</text:a>
']</text:p>
      <text:p text:style-name="P4">
标签: ['МОРСЬКІ НАВЧАННЯ', 'ПІВДЕННА КОРЕЯ', 'США', 'ЯПОНІЯ']</text:p>
      <text:p text:style-name="P4">
类别: News</text:p>
      <!--METADATA-->
      <text:p text:style-name="P4">
<draw:frame draw:style-name="fr1" draw:name="Image257" text:anchor-type="as-char" svg:width="6.9236in" svg:height="3.894525in" draw:z-index="0">
<draw:image xlink:href="../Images/AРМІЯINFORM/2023-04-03T66-00-00-04-00/nimitz.jpg" xlink:type="simple" xlink:show="embed" xlink:actuate="onLoad" draw:mime-type="image/jpeg"/>
</draw:frame>
日本加入美国和韩国，进行为期两天的海军研究，美国尼米兹号美国航空队的参与。</text:p>
      <text:p text:style-name="P4">
这在[消息]中说明了(https://www.korea.kr/news/pressReleaseView.do?newsId=156560617)韩国政府。</text:p>
      <text:p text:style-name="P4">
在过去五年中，随着美国和韩国的参与，这些练习是最大的练习。 其中包括对美军及其韩国伙伴，战斗机和轰炸机的战斗演习，以及为韩国和美国海军陆战队登陆。</text:p>
      <text:p text:style-name="P4">
南部南部国防出版社说，韩国岛屿周一开始的原灵和搜救演习将提高“军方对朝鲜潜艇和核火箭威胁的渐进潜力的反应”。</text:p>
      <text:p text:style-name="P4">
韩国反裔阿美金斯(Kimincho)表示：“我们将坚决回应朝鲜的任何形式的挑衅，因此我们将失败。”</text:p>
      <text:p text:style-name="P4">
七年来，三个国家将第一次考虑与失去援助和海上事故有关的情况。</text:p>
      <text:p text:style-name="P4">
News Source: <text:a xlink:type="simple" xlink:href="https://armyinform.com.ua/2023/04/03/pivdenna-koreya-yaponiya-i-ssha-rozpochaly-masshtabni-morski-navchannya/" text:style-name="Internet_20_link" text:visited-style-name="Visited_20_Internet_20_Link">
https://armyinform.com.ua/2023/04/03/pivdenna-koreya-yaponiya-i-ssha-rozpochaly-masshtabni-morski-navchannya/</text:a>
</text:p>
      <!--NEWS-->
      <text:h text:style-name="P10" text:outline-level="1">
<text:span text:style-name="T4">
在赫尔森地区，俄罗斯联邦的军队被托管的气球机器人向两个村庄开火</text:span>
</text:h>
      <text:p text:style-name="P4">
作者: ['АРМІЯINFORM']</text:p>
      <text:p text:style-name="P4">
时间: 2023-04-03T67:00:00-04:00</text:p>
      <text:p text:style-name="P4">
描述: Rosisska Armia Vkreye袭击了Khersonsky Tserislavsky的Mirni人口...与乌克兰2022年的战争，与乌克兰的最新新闻，今天与乌克兰的新闻战争，今天与乌克兰2022年上次与乌克兰战争，乌克兰和俄罗斯之间的战争将与乌克兰之间的战争，当他们说，2022年，是否会在不久的将来与乌克兰进行战争</text:p>
      <text:p text:style-name="P4">
图片: ['<text:a xlink:type="simple" xlink:href="https://armyinform.com.ua/wp-content/uploads/2023/04/339496345_3364935507094560_4157134186698527274_n.jpg" text:style-name="Internet_20_link" text:visited-style-name="Visited_20_Internet_20_Link">
339496345_3364935507094560_4157134186698527274_n.jpg</text:a>
']</text:p>
      <text:p text:style-name="P4">
标签: ['STOPRUSSIA', 'АГРЕСІЯ РФ', 'ВОРОЖІ ОБСТРІЛИ', 'ХАРКІВСЬКИЙ ТРИБУНАЛ', 'ХЕРСОНЩИНА']</text:p>
      <text:p text:style-name="P4">
类别: News</text:p>
      <!--METADATA-->
      <text:p text:style-name="P4">
<draw:frame draw:style-name="fr1" draw:name="Image258" text:anchor-type="as-char" svg:width="6.9236in" svg:height="4.762476in" draw:z-index="0">
<draw:image xlink:href="../Images/AРМІЯINFORM/2023-04-03T67-00-00-04-00/339496345_3364935507094560_4157134186698527274_n.jpg" xlink:type="simple" xlink:show="embed" xlink:actuate="onLoad" draw:mime-type="image/jpeg"/>
</draw:frame>
俄罗斯军队再次袭击了RSSV，炮兵，迫击炮，无人机和航空的库尔森·塔拉斯拉夫地区的和平定居点。 俄罗斯军队向居住的pikzomis和Dniprovsky Belozersk社区开火。 炸弹袭击受到卫生综合体和植物领土的破坏。</text:p>
      <text:p text:style-name="P4">
关于它<text:a xlink:type="simple" xlink:href="https://www.facebook.com/khersonpolice.official/posts/pfbid07WEJcAxCDs5dexQMviYn7yG44wbpvsNZnownYXiVCA6zfEeCUfb8SY4GRqPn9yNWl" text:style-name="Internet_20_link" text:visited-style-name="Visited_20_Internet_20_Link">
报告</text:a>
赫尔森地区的警察。</text:p>
      <text:p text:style-name="P4">
在霍森市，在敌人的火势下，有民用基础设施的物体。由于敌对的炮弹，私人和公寓楼，乡下人，商店受伤。</text:p>
      <text:p text:style-name="P4">
在自己家庭院的船上附近的迫击炮炮击期间，一个47岁的男子。 在入侵者的迫击炮射击下，也是伊万尼夫卡(Ivanivka)的村庄，达里夫斯卡村(Dariivska Village Community)，该国有一名75岁的妇女合作。</text:p>
      <text:p text:style-name="P4">
在贝利斯拉夫市，俄罗斯军方从无人致命的设备中辍学给了警察。 车辆损坏，人们没有受伤。 入侵者还向贝里斯拉夫炮兵开了开火，破坏了关键基础设施和私人住宅的对象。</text:p>
      <text:p text:style-name="P4">
调查人员，炸药和犯罪分子在炮击现场工作。警方对事件进行了检查，收集了重大证据并解决了俄罗斯联邦罢工的后果。</text:p>
      <text:p text:style-name="P4">
News Source: <text:a xlink:type="simple" xlink:href="https://armyinform.com.ua/2023/04/03/na-hersonshhyni-armiya-rf-obstrilyala-dva-sela-kerovanymy-aviabombamy/" text:style-name="Internet_20_link" text:visited-style-name="Visited_20_Internet_20_Link">
https://armyinform.com.ua/2023/04/03/na-hersonshhyni-armiya-rf-obstrilyala-dva-sela-kerovanymy-aviabombamy/</text:a>
</text:p>
      <!--NEWS-->
      <text:h text:style-name="P10" text:outline-level="1">
<text:span text:style-name="T4">
挪威教练教我们的后卫在防守战中开火</text:span>
</text:h>
      <text:p text:style-name="P4">
作者: ['АРМІЯINFORM']</text:p>
      <text:p text:style-name="P4">
时间: 2023-04-03T68:00:00-04:00</text:p>
      <text:p text:style-name="P4">
描述: Instruktori Norwegian Guards Hemevernet来自大英国人成为一项法律...与乌克兰2022年的战争，与乌克兰与乌克兰的最新新闻战争，今天与乌克兰2022年的新闻战争，乌克兰和俄罗斯之间的战争将与俄罗斯和俄罗斯之间的战争，以及何时与俄罗斯战争，何时与乌克兰战争，这是一场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4/339684420_899026614705330_2537261056981397840_n.jpg" text:style-name="Internet_20_link" text:visited-style-name="Visited_20_Internet_20_Link">
339684420_899026614705330_2537261056981397840_n.jpg</text:a>
', '<text:a xlink:type="simple" xlink:href="https://armyinform.com.ua/wp-content/uploads/2023/04/339682845_769007557952002_5745209259042619156_n.jpg" text:style-name="Internet_20_link" text:visited-style-name="Visited_20_Internet_20_Link">
339682845_769007557952002_5745209259042619156_n.jpg</text:a>
', '<text:a xlink:type="simple" xlink:href="https://armyinform.com.ua/wp-content/uploads/2023/04/339699807_1571304420057784_7787887683407212819_n-150x150.jpg" text:style-name="Internet_20_link" text:visited-style-name="Visited_20_Internet_20_Link">
339699807_1571304420057784_7787887683407212819_n-150x150.jpg</text:a>
', '<text:a xlink:type="simple" xlink:href="https://armyinform.com.ua/wp-content/uploads/2023/04/339732969_1207736526512486_3511849641356995636_n-150x150.jpg" text:style-name="Internet_20_link" text:visited-style-name="Visited_20_Internet_20_Link">
339732969_1207736526512486_3511849641356995636_n-150x150.jpg</text:a>
']</text:p>
      <text:p text:style-name="P4">
标签: ['STOPRUSSIA', 'ВЕЛИКА БРИТАНІЯ', 'ГЕНШТАБ ЗС УКРАЇНИ', 'НОРВЕГІЯ']</text:p>
      <text:p text:style-name="P4">
类别: News</text:p>
      <!--METADATA-->
      <text:p text:style-name="P4">
<draw:frame draw:style-name="fr1" draw:name="Image259" text:anchor-type="as-char" svg:width="6.9236in" svg:height="4.708048in" draw:z-index="0">
<draw:image xlink:href="../Images/AРМІЯINFORM/2023-04-03T68-00-00-04-00/339684420_899026614705330_2537261056981397840_n.jpg" xlink:type="simple" xlink:show="embed" xlink:actuate="onLoad" draw:mime-type="image/jpeg"/>
</draw:frame>
英国乌克兰招聘人员Heimevernet的挪威国民警卫队讲师Heimevernet如何在防守战斗中用小盔甲用病房开火。</text:p>
      <text:p text:style-name="P4">
在Facebook上关于它<text:a xlink:type="simple" xlink:href="https%3A%2F%2Fwww.facebook.com%2FGeneralStaff.ua%2Fposts%2Fpfbid0QBHYn2mcmnv5TCCZ3QSmBcvWw5tJNd29WG3LWr2gWp9GwJLusY87k95ErHSiWZVol&amp;show_text=true&amp;width=500" text:style-name="Internet_20_link" text:visited-style-name="Visited_20_Internet_20_Link">
报告</text:a>
武装部队的总人员。</text:p>
      <text:p text:style-name="P4">
声明说：“这项准备使您能够掌握战斗技巧，以便几乎没有或最少的军事经验的志愿士兵可以保护乌克兰。”</text:p>
      <text:p text:style-name="P4">
<draw:frame draw:style-name="fr1" draw:name="Image260" text:anchor-type="as-char" svg:width="6.9236in" svg:height="4.096463in" draw:z-index="0">
<draw:image xlink:href="../Images/AРМІЯINFORM/2023-04-03T68-00-00-04-00/339682845_769007557952002_5745209259042619156_n.jpg" xlink:type="simple" xlink:show="embed" xlink:actuate="onLoad" draw:mime-type="image/jpeg"/>
</draw:frame>
挪威王国继续支持乌克兰人民，并为持续违反国际法的行为提供了不断的支持。</text:p>
      <text:p text:style-name="P4">
武装部队总参谋部补充说，乌克兰感谢英国的支持和援助。</text:p>
      <text:p text:style-name="P4">
<text:a xlink:type="simple" xlink:href="https://armyinform.com.ua/wp-content/uploads/2023/04/339699807_1571304420057784_7787887683407212819_n.jpg" text:style-name="Internet_20_link" text:visited-style-name="Visited_20_Internet_20_Link">
!(Images/AРМІЯINFORM/2023-04-03T68-00-00-04-00/339699807_1571304420057784_7787887683407212819_n-150x150.jpg)</text:a>
</text:p>
      <text:p text:style-name="P4">
<text:a xlink:type="simple" xlink:href="https://armyinform.com.ua/wp-content/uploads/2023/04/339732969_1207736526512486_3511849641356995636_n.jpg" text:style-name="Internet_20_link" text:visited-style-name="Visited_20_Internet_20_Link">
<draw:frame draw:style-name="fr1" draw:name="Image261" text:anchor-type="as-char" svg:width="6.9236in" svg:height="6.9236in" draw:z-index="0">
<draw:image xlink:href="../Images/AРМІЯINFORM/2023-04-03T68-00-00-04-00/339732969_1207736526512486_3511849641356995636_n-150x150.jpg" xlink:type="simple" xlink:show="embed" xlink:actuate="onLoad" draw:mime-type="image/jpeg"/>
</draw:frame>
</text:a>
</text:p>
      <text:p text:style-name="P4">
News Source: <text:a xlink:type="simple" xlink:href="https://armyinform.com.ua/2023/04/03/norvezki-instruktory-navchayut-nashyh-zahysnykiv-vesty-vogon-v-oboronnomu-boyu/" text:style-name="Internet_20_link" text:visited-style-name="Visited_20_Internet_20_Link">
https://armyinform.com.ua/2023/04/03/norvezki-instruktory-navchayut-nashyh-zahysnykiv-vesty-vogon-v-oboronnomu-boyu/</text:a>
</text:p>
      <!--NEWS-->
      <text:h text:style-name="P10" text:outline-level="1">
<text:span text:style-name="T4">
俄罗斯三色的地方到处都是邪恶和苦难 - 乌克兰总统</text:span>
</text:h>
      <text:p text:style-name="P4">
作者: ['АРМІЯINFORM']</text:p>
      <text:p text:style-name="P4">
时间: 2023-04-03T69:00:00-04:00</text:p>
      <text:p text:style-name="P4">
描述: 我们的Chernigiv。 切尔尼吉夫奇纳。 库迪（Kudi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4/photo_5285164408751900111_y-e1680520792263.jpg" text:style-name="Internet_20_link" text:visited-style-name="Visited_20_Internet_20_Link">
photo_5285164408751900111_y-e1680520792263.jpg</text:a>
', '<text:a xlink:type="simple" xlink:href="https://armyinform.com.ua/wp-content/uploads/2023/04/photo_5285164408751900106_y-150x150.jpg" text:style-name="Internet_20_link" text:visited-style-name="Visited_20_Internet_20_Link">
photo_5285164408751900106_y-150x150.jpg</text:a>
', '<text:a xlink:type="simple" xlink:href="https://armyinform.com.ua/wp-content/uploads/2023/04/photo_5285164408751900108_y-150x150.jpg" text:style-name="Internet_20_link" text:visited-style-name="Visited_20_Internet_20_Link">
photo_5285164408751900108_y-150x150.jpg</text:a>
', '<text:a xlink:type="simple" xlink:href="https://armyinform.com.ua/wp-content/uploads/2023/04/photo_5285164408751900109_y-150x150.jpg" text:style-name="Internet_20_link" text:visited-style-name="Visited_20_Internet_20_Link">
photo_5285164408751900109_y-150x150.jpg</text:a>
', '<text:a xlink:type="simple" xlink:href="https://armyinform.com.ua/wp-content/uploads/2023/04/photo_5285164408751900112_y-150x150.jpg" text:style-name="Internet_20_link" text:visited-style-name="Visited_20_Internet_20_Link">
photo_5285164408751900112_y-150x150.jpg</text:a>
', '<text:a xlink:type="simple" xlink:href="https://armyinform.com.ua/wp-content/uploads/2023/04/photo_5285164408751900113_y-150x150.jpg" text:style-name="Internet_20_link" text:visited-style-name="Visited_20_Internet_20_Link">
photo_5285164408751900113_y-150x150.jpg</text:a>
', '<text:a xlink:type="simple" xlink:href="https://armyinform.com.ua/wp-content/uploads/2023/04/photo_5285164408751900114_y-150x150.jpg" text:style-name="Internet_20_link" text:visited-style-name="Visited_20_Internet_20_Link">
photo_5285164408751900114_y-150x150.jpg</text:a>
', '<text:a xlink:type="simple" xlink:href="https://armyinform.com.ua/wp-content/uploads/2023/04/photo_5285164408751900115_y-150x150.jpg" text:style-name="Internet_20_link" text:visited-style-name="Visited_20_Internet_20_Link">
photo_5285164408751900115_y-150x150.jpg</text:a>
', '<text:a xlink:type="simple" xlink:href="https://armyinform.com.ua/wp-content/uploads/2023/04/photo_5285164408751900116_y-150x150.jpg" text:style-name="Internet_20_link" text:visited-style-name="Visited_20_Internet_20_Link">
photo_5285164408751900116_y-150x150.jpg</text:a>
', '<text:a xlink:type="simple" xlink:href="https://armyinform.com.ua/wp-content/uploads/2023/04/photo_5285164408751900117_y-150x150.jpg" text:style-name="Internet_20_link" text:visited-style-name="Visited_20_Internet_20_Link">
photo_5285164408751900117_y-150x150.jpg</text:a>
']</text:p>
      <text:p text:style-name="P4">
标签: ['STOPRUSSIA', 'ВОЛОДИМИР ЗЕЛЕНСЬКИЙ', 'ПРЕЗИДЕНТ УКРАЇНИ', 'ЧЕРНІГІВ']</text:p>
      <text:p text:style-name="P4">
类别: News</text:p>
      <!--METADATA-->
      <text:p text:style-name="P4">
<draw:frame draw:style-name="fr1" draw:name="Image262" text:anchor-type="as-char" svg:width="6.9236in" svg:height="4.186214in" draw:z-index="0">
<draw:image xlink:href="../Images/AРМІЯINFORM/2023-04-03T69-00-00-04-00/photo_5285164408751900111_y-e1680520792263.jpg" xlink:type="simple" xlink:show="embed" xlink:actuate="onLoad" draw:mime-type="image/jpeg"/>
</draw:frame>
我们的Chernihiv。 切尔尼希夫。 俄罗斯三色的地方到处都带来了邪恶和苦难。 职业到处都是，人们被瘫痪和枪击。 城市和村庄被摧毁。</text:p>
      <text:p text:style-name="P4">
乌克兰Volodymyr Zelenskyy的总裁<text:a xlink:type="simple" xlink:href="https://t.me/V_Zelenskiy_official/5729" text:style-name="Internet_20_link" text:visited-style-name="Visited_20_Internet_20_Link">
写</text:a>
在他的电报中。</text:p>
      <text:p text:style-name="P4">
“所有这一切的责任必须完成。 只有在公平地谴责侵略的基础上和平，而摧毁侵略的责任才能完全确保 - 和平可以持续很长时间，”国家元首强调。</text:p>
      <text:p text:style-name="P4">
<text:a xlink:type="simple" xlink:href="https://armyinform.com.ua/wp-content/uploads/2023/04/photo_5285164408751900106_y.jpg" text:style-name="Internet_20_link" text:visited-style-name="Visited_20_Internet_20_Link">
!(Images/AРМІЯINFORM/2023-04-03T69-00-00-04-00/photo_5285164408751900106_y-150x150.jpg)</text:a>
</text:p>
      <text:p text:style-name="P4">
<text:a xlink:type="simple" xlink:href="https://armyinform.com.ua/wp-content/uploads/2023/04/photo_5285164408751900108_y.jpg" text:style-name="Internet_20_link" text:visited-style-name="Visited_20_Internet_20_Link">
<draw:frame draw:style-name="fr1" draw:name="Image263" text:anchor-type="as-char" svg:width="6.9236in" svg:height="6.9236in" draw:z-index="0">
<draw:image xlink:href="../Images/AРМІЯINFORM/2023-04-03T69-00-00-04-00/photo_5285164408751900108_y-150x150.jpg" xlink:type="simple" xlink:show="embed" xlink:actuate="onLoad" draw:mime-type="image/jpeg"/>
</draw:frame>
</text:a>
</text:p>
      <text:p text:style-name="P4">
<text:a xlink:type="simple" xlink:href="https://armyinform.com.ua/wp-content/uploads/2023/04/photo_5285164408751900109_y.jpg" text:style-name="Internet_20_link" text:visited-style-name="Visited_20_Internet_20_Link">
<draw:frame draw:style-name="fr1" draw:name="Image264" text:anchor-type="as-char" svg:width="6.9236in" svg:height="6.9236in" draw:z-index="0">
<draw:image xlink:href="../Images/AРМІЯINFORM/2023-04-03T69-00-00-04-00/photo_5285164408751900109_y-150x150.jpg" xlink:type="simple" xlink:show="embed" xlink:actuate="onLoad" draw:mime-type="image/jpeg"/>
</draw:frame>
</text:a>
</text:p>
      <text:p text:style-name="P4">
<text:a xlink:type="simple" xlink:href="https://armyinform.com.ua/wp-content/uploads/2023/04/photo_5285164408751900112_y.jpg" text:style-name="Internet_20_link" text:visited-style-name="Visited_20_Internet_20_Link">
<draw:frame draw:style-name="fr1" draw:name="Image265" text:anchor-type="as-char" svg:width="6.9236in" svg:height="6.9236in" draw:z-index="0">
<draw:image xlink:href="../Images/AРМІЯINFORM/2023-04-03T69-00-00-04-00/photo_5285164408751900112_y-150x150.jpg" xlink:type="simple" xlink:show="embed" xlink:actuate="onLoad" draw:mime-type="image/jpeg"/>
</draw:frame>
</text:a>
</text:p>
      <text:p text:style-name="P4">
<text:a xlink:type="simple" xlink:href="https://armyinform.com.ua/wp-content/uploads/2023/04/photo_5285164408751900113_y.jpg" text:style-name="Internet_20_link" text:visited-style-name="Visited_20_Internet_20_Link">
<draw:frame draw:style-name="fr1" draw:name="Image266" text:anchor-type="as-char" svg:width="6.9236in" svg:height="6.9236in" draw:z-index="0">
<draw:image xlink:href="../Images/AРМІЯINFORM/2023-04-03T69-00-00-04-00/photo_5285164408751900113_y-150x150.jpg" xlink:type="simple" xlink:show="embed" xlink:actuate="onLoad" draw:mime-type="image/jpeg"/>
</draw:frame>
</text:a>
</text:p>
      <text:p text:style-name="P4">
<text:a xlink:type="simple" xlink:href="https://armyinform.com.ua/wp-content/uploads/2023/04/photo_5285164408751900114_y.jpg" text:style-name="Internet_20_link" text:visited-style-name="Visited_20_Internet_20_Link">
<draw:frame draw:style-name="fr1" draw:name="Image267" text:anchor-type="as-char" svg:width="6.9236in" svg:height="6.9236in" draw:z-index="0">
<draw:image xlink:href="../Images/AРМІЯINFORM/2023-04-03T69-00-00-04-00/photo_5285164408751900114_y-150x150.jpg" xlink:type="simple" xlink:show="embed" xlink:actuate="onLoad" draw:mime-type="image/jpeg"/>
</draw:frame>
</text:a>
</text:p>
      <text:p text:style-name="P4">
<text:a xlink:type="simple" xlink:href="https://armyinform.com.ua/wp-content/uploads/2023/04/photo_5285164408751900115_y.jpg" text:style-name="Internet_20_link" text:visited-style-name="Visited_20_Internet_20_Link">
<draw:frame draw:style-name="fr1" draw:name="Image268" text:anchor-type="as-char" svg:width="6.9236in" svg:height="6.9236in" draw:z-index="0">
<draw:image xlink:href="../Images/AРМІЯINFORM/2023-04-03T69-00-00-04-00/photo_5285164408751900115_y-150x150.jpg" xlink:type="simple" xlink:show="embed" xlink:actuate="onLoad" draw:mime-type="image/jpeg"/>
</draw:frame>
</text:a>
</text:p>
      <text:p text:style-name="P4">
<text:a xlink:type="simple" xlink:href="https://armyinform.com.ua/wp-content/uploads/2023/04/photo_5285164408751900116_y.jpg" text:style-name="Internet_20_link" text:visited-style-name="Visited_20_Internet_20_Link">
<draw:frame draw:style-name="fr1" draw:name="Image269" text:anchor-type="as-char" svg:width="6.9236in" svg:height="6.9236in" draw:z-index="0">
<draw:image xlink:href="../Images/AРМІЯINFORM/2023-04-03T69-00-00-04-00/photo_5285164408751900116_y-150x150.jpg" xlink:type="simple" xlink:show="embed" xlink:actuate="onLoad" draw:mime-type="image/jpeg"/>
</draw:frame>
</text:a>
</text:p>
      <text:p text:style-name="P4">
<text:a xlink:type="simple" xlink:href="https://armyinform.com.ua/wp-content/uploads/2023/04/photo_5285164408751900117_y.jpg" text:style-name="Internet_20_link" text:visited-style-name="Visited_20_Internet_20_Link">
<draw:frame draw:style-name="fr1" draw:name="Image270" text:anchor-type="as-char" svg:width="6.9236in" svg:height="6.9236in" draw:z-index="0">
<draw:image xlink:href="../Images/AРМІЯINFORM/2023-04-03T69-00-00-04-00/photo_5285164408751900117_y-150x150.jpg" xlink:type="simple" xlink:show="embed" xlink:actuate="onLoad" draw:mime-type="image/jpeg"/>
</draw:frame>
</text:a>
</text:p>
      <text:p text:style-name="P4">
News Source: <text:a xlink:type="simple" xlink:href="https://armyinform.com.ua/2023/04/03/vsyudy-kudy-zahodyv-rosijskyj-trykolor-bulo-prynesene-zlo-i-strazhdannya-prezydent-ukrayiny/" text:style-name="Internet_20_link" text:visited-style-name="Visited_20_Internet_20_Link">
https://armyinform.com.ua/2023/04/03/vsyudy-kudy-zahodyv-rosijskyj-trykolor-bulo-prynesene-zlo-i-strazhdannya-prezydent-ukrayiny/</text:a>
</text:p>
      <!--NEWS-->
      <text:h text:style-name="P10" text:outline-level="1">
<text:span text:style-name="T4">
赫森地区的两名居民被判处非法全民公决</text:span>
</text:h>
      <text:p text:style-name="P4">
作者: ['АРМІЯINFORM']</text:p>
      <text:p text:style-name="P4">
时间: 2023-04-03T70:00:00-04:00</text:p>
      <text:p text:style-name="P4">
描述: 对于Publnoye的指控，Cucumber的检察官Oleshkikovo地区检察官是居民...与2022年乌克兰的战争，与乌克兰的最新新闻，《与乌克兰新闻》（News War）的战争，今天与乌克兰2022年的战争今天，乌克兰和俄罗斯和俄罗斯和俄罗斯和俄罗斯和俄罗斯和俄罗斯之间的战争将会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654582_zasedanie_izbiratelynoy_komissii_kurgan_byulleteni_gerb_rossii_golosovanie_izbirateli_urna_golosovaniya_250x0_5494.3672.0.0.webp" text:style-name="Internet_20_link" text:visited-style-name="Visited_20_Internet_20_Link">
654582_zasedanie_izbiratelynoy_komissii_kurgan_byulleteni_gerb_rossii_golosovanie_izbirateli_urna_golosovaniya_250x0_5494.3672.0.0.webp</text:a>
']</text:p>
      <text:p text:style-name="P4">
标签: ['STOPRUSSIA', 'АГРЕСІЯ РФ', 'ВТОРГНЕННЯ РФ', 'ОФІС ГЕНЕРАЛЬНОГО ПРОКУРОРА УКРАЇНИ', 'ХЕРСОНСЬКА ОБЛАСТЬ']</text:p>
      <text:p text:style-name="P4">
类别: News</text:p>
      <!--METADATA-->
      <text:p text:style-name="P4">
<draw:frame draw:style-name="fr1" draw:name="Image271" text:anchor-type="as-char" svg:width="6.9236in" svg:height="4.62788in" draw:z-index="0">
<draw:image xlink:href="../ConvertedIMGs/AРМІЯINFORM/2023-04-03T70-00-00-04-00/654582_zasedanie_izbiratelynoy_komissii_kurgan_byulleteni_gerb_rossii_golosovanie_izbirateli_urna_golosovaniya_250x0_5494.3672.0.0.png" xlink:type="simple" xlink:show="embed" xlink:actuate="onLoad" draw:mime-type="image/png"/>
</draw:frame>
说明性照片</text:p>
      <text:p text:style-name="P4">
为了起诉两个西部赫尔森地区Oleshkiv地区检察官办公室的检察官，被判犯有合作活动罪(《乌克兰刑法》第111-1条的第5部分).</text:p>
      <text:p text:style-name="P4">
Прокурор у суді довів, що жінки добровільно брали участь у проведенніорганізованого окупаційною владою так званого «референдуму» щодо виходу зіскладу України та приєднання до рф тимчасово окупованої території Херсонськоїобласті.</text:p>
      <text:p text:style-name="P4">
З 23 по 27 вересня 2022 року вони ходили по домівках мешканців Чорнобаївськоїгромади з бюлетенями та урною, закликаючи їх брати участь у незаконномуголосуванні.</text:p>
      <text:p text:style-name="P4">
Їх затримали під час стабілізаційних заходів у звільненому Білозерськомурайоні Херсонської області.</text:p>
      <text:p text:style-name="P4">
Ураховуючи співпрацю зі слідством, суд призначив їм покарання - 5 роківпозбавлення волі.</text:p>
      <text:p text:style-name="P4">
До набрання вироків законої сили жінки утримуватимуться під вартою.</text:p>
      <text:p text:style-name="P4">
<text:span text:style-name="T4">
Джерело:</text:span>
 <text:span text:style-name="T5">
<text:a xlink:type="simple" xlink:href="脚本％20ASYNC％20SRC =％22https：/telegram.org/js/telegram-widget.js？22％22％22％20Data-Telegram-post =％22pgo_gov_ua/10969％22％22％22％20％20DATA-WIDTA 3E％3C/脚本" text:style-name="Internet_20_link" text:visited-style-name="Visited_20_Internet_20_Link">
Офіс Генеральногопрокурора</text:a>
</text:span>
</text:p>
      <text:p text:style-name="P4">
<text:a xlink:type="simple" xlink:href="https://www.facebook.com/photo/" text:style-name="Internet_20_link" text:visited-style-name="Visited_20_Internet_20_Link">
</text:a>
</text:p>
      <text:p text:style-name="P4">
News Source: <text:a xlink:type="simple" xlink:href="https://armyinform.com.ua/2023/04/03/za-provedennya-nezakonnogo-referendumu-zasudzheno-dvoh-zhytelok-hersonshhyny/" text:style-name="Internet_20_link" text:visited-style-name="Visited_20_Internet_20_Link">
https://armyinform.com.ua/2023/04/03/za-provedennya-nezakonnogo-referendumu-zasudzheno-dvoh-zhytelok-hersonshhyny/</text:a>
</text:p>
      <!--NEWS-->
      <text:h text:style-name="P10" text:outline-level="1">
<text:span text:style-name="T4">
4月4日将是关于矿山危险的启蒙日的会议表达</text:span>
</text:h>
      <text:p text:style-name="P4">
作者: ['АРМІЯINFORM']</text:p>
      <text:p text:style-name="P4">
时间: 2023-04-03T71:00:00-04:00</text:p>
      <text:p text:style-name="P4">
描述: 04 KVITRY在军事媒体中心大约11:00，信息Zustych-Cresentation ...与乌克兰2022年的战争，与乌克兰的最新消息，今天与乌克兰2022年的战争，今天与乌克兰的战争，乌克兰和俄罗斯之间以及俄罗斯之间的战争，以及俄罗斯之间的战争，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3/military-media-center.jpg" text:style-name="Internet_20_link" text:visited-style-name="Visited_20_Internet_20_Link">
military-media-center.jpg</text:a>
']</text:p>
      <text:p text:style-name="P4">
标签: ['MILITARY MEDIA CENTER', 'ЗУСТРІЧ-ПРЕЗЕНТАЦІЯ', 'МІЖНАРОДНИЙ ДЕНЬ ПРОСВІТИ З ПИТАНЬ МІННОЇ НЕБЕЗПЕКИ ТА ДОПОМОГИ У РОЗМІНУВАННІ', 'РОЗМІНУВАННЯ']</text:p>
      <text:p text:style-name="P4">
类别: News</text:p>
      <!--METADATA-->
      <text:p text:style-name="P4">
<draw:frame draw:style-name="fr1" draw:name="Image272" text:anchor-type="as-char" svg:width="6.9236in" svg:height="3.894525in" draw:z-index="0">
<draw:image xlink:href="../Images/AРМІЯINFORM/2023-04-03T71-00-00-04-00/military-media-center.jpg" xlink:type="simple" xlink:show="embed" xlink:actuate="onLoad" draw:mime-type="image/jpeg"/>
</draw:frame>
4月4日，11:00在军事媒体中心<text:a xlink:type="simple" xlink:href="https://t.me/militarymediacenter/1612" text:style-name="Internet_20_link" text:visited-style-name="Visited_20_Internet_20_Link">
将举行</text:a>
国际启蒙日的信息会议表达在需求中的危险部。”</text:p>
      <text:p text:style-name="P4">
乌克兰国防部，乌克兰国防部国家历史博物馆的代表将参加活动。</text:p>
      <text:p text:style-name="P4">
该活动将在国家当局秘书处的支持下举行。</text:p>
      <text:p text:style-name="P4">
在演讲会议上，参与者将讨论以下问题：</text:p>
      <text:p text:style-name="P4">
<text:span text:style-name="T5">
通知Minna危险； </text:span>
预防爆炸物风险的培训； *乌克兰国家军事历史博物馆的活动以及致力于矿山安全的互动展览的开幕。</text:p>
      <text:p text:style-name="P4">
需要媒体代表的认证，并将持续到4月10日10:00!</text:p>
      <text:p text:style-name="P4">
认证申请发送到E -MAIL地址：<text:a xlink:type="simple" xlink:href="https://armyinform.com.ua/cdn-cgi/l/email-protection" text:style-name="Internet_20_link" text:visited-style-name="Visited_20_Internet_20_Link">
[EmailProtected]</text:a>
指示记者的名称，姓名和愿望，出版物的名称，武装部队的认证数量，联系电话。</text:p>
      <text:p text:style-name="P4">
媒体代表也应获得乌克兰武装部队的认可。</text:p>
      <text:p text:style-name="P4">
News Source: <text:a xlink:type="simple" xlink:href="https://armyinform.com.ua/2023/04/03/4-kvitnya-vidbudetsya-zustrich-prezentacziya-do-dnya-prosvity-z-pytan-minnoyi-nebezpeky/" text:style-name="Internet_20_link" text:visited-style-name="Visited_20_Internet_20_Link">
https://armyinform.com.ua/2023/04/03/4-kvitnya-vidbudetsya-zustrich-prezentacziya-do-dnya-prosvity-z-pytan-minnoyi-nebezpeky/</text:a>
</text:p>
      <!--NEWS-->
      <text:h text:style-name="P10" text:outline-level="1">
<text:span text:style-name="T4">
据报道，据报道“ DPR沟通部长”的怀疑，这帮助FSB倾听了Donetsk的居民</text:span>
</text:h>
      <text:p text:style-name="P4">
作者: ['АРМІЯINFORM']</text:p>
      <text:p text:style-name="P4">
时间: 2023-04-03T72:00:00-04:00</text:p>
      <text:p text:style-name="P4">
描述: Zibraino Bezerazniy Docasi Vini vini kerivnikiv pogolniki组织在蒂姆加索沃（Timchasovo）...与乌克兰2022年的战争，与乌克兰的最新新闻，今天与乌克兰的新闻，《新闻战》，今天与乌克兰2022年的新闻战争，乌克兰和俄罗斯之间的战争将与乌克兰之间以及20222年乌克兰之间的战争他们会说，是否会在不久的将来与乌克兰进行战争，他们说，与乌克兰的战争，今天的乌克兰新闻，乌克兰的新闻，乌克兰的新闻</text:p>
      <text:p text:style-name="P4">
图片: ['<text:a xlink:type="simple" xlink:href="https://armyinform.com.ua/wp-content/uploads/2023/04/339131065_982056282678829_5485080184056389908_n.jpg" text:style-name="Internet_20_link" text:visited-style-name="Visited_20_Internet_20_Link">
339131065_982056282678829_5485080184056389908_n.jpg</text:a>
']</text:p>
      <text:p text:style-name="P4">
标签: ['STOPRUSSIA', 'АГРЕСІЯ РФ', 'ВТОРГНЕННЯ РФ', 'МІНІСТРУ ЗВ’ЯЗКУ ДНР', 'ПОВІДОМИЛИ ПРО ПІДОЗРУ', 'СБУ']</text:p>
      <text:p text:style-name="P4">
类别: News</text:p>
      <!--METADATA-->
      <text:p text:style-name="P4">
<draw:frame draw:style-name="fr1" draw:name="Image273" text:anchor-type="as-char" svg:width="6.9236in" svg:height="4.431104in" draw:z-index="0">
<draw:image xlink:href="../Images/AРМІЯINFORM/2023-04-03T72-00-00-04-00/339131065_982056282678829_5485080184056389908_n.jpg" xlink:type="simple" xlink:show="embed" xlink:actuate="onLoad" draw:mime-type="image/jpeg"/>
</draw:frame>
无可争议的证据表明，占领机构的两名领导人的过错是由顿涅茨克地区的及时热情的部分收集的。 DNR通讯部负责人之一。 在这个“职位”中，他按照Zarosian的“标准”执行了莫斯科的任务。</text:p>
      <text:p text:style-name="P4">
关于它<text:a xlink:type="simple" xlink:href="https://ssu.gov.ua/novyny/sbu-povidomyla-pro-pidozru-okupatsiinomu-ministru-zviazku-dnr-yakyi-dopomih-fsb-postavyty-na-proslushku-zhyteliv-donetska" text:style-name="Internet_20_link" text:visited-style-name="Visited_20_Internet_20_Link">
报告</text:a>
乌克兰的安全服务。</text:p>
      <text:p text:style-name="P4">
为此，他根据该地区被占领区的乌克兰通讯运营商的捕获设备组织了Foenix FSB控制的FSB。</text:p>
      <text:p text:style-name="P4">
随后，他在俄罗斯电话网络的当地居民的强迫“转移”中促进了入侵者。 通过这种方式，侵略者国家的情报服务将获得订户的个人数据以及有关其内容的信息。</text:p>
      <text:p text:style-name="P4">
此外，FSB使用受控的电话操作员来扩大SMS分布，并对该地区前部和政治内部情况的情况有错误的信息。</text:p>
      <text:p text:style-name="P4">
另一个攻击者是Phoenix Communication Operator的So符合“统一企业”的“统一企业”的“副总监”。 正是他帮助EMFSB员工获得了移动公司电信设备的全面技术。</text:p>
      <text:p text:style-name="P4">
根据收集的证据，安全局调查人员向参与创建恐怖组织或恐怖组织的人提供了通知。</text:p>
      <text:p text:style-name="P4">
News Source: <text:a xlink:type="simple" xlink:href="https://armyinform.com.ua/2023/04/03/povidomleno-pro-pidozru-okupaczijnomu-ministru-zvyazku-dnr-yakyj-dopomig-fsb-prosluhovuvaty-zhyteliv-doneczka/" text:style-name="Internet_20_link" text:visited-style-name="Visited_20_Internet_20_Link">
https://armyinform.com.ua/2023/04/03/povidomleno-pro-pidozru-okupaczijnomu-ministru-zvyazku-dnr-yakyj-dopomig-fsb-prosluhovuvaty-zhyteliv-doneczka/</text:a>
</text:p>
      <!--NEWS-->
      <text:h text:style-name="P10" text:outline-level="1">
<text:span text:style-name="T4">
丹麦和挪威将数千枚炮弹传给乌克兰</text:span>
</text:h>
      <text:p text:style-name="P4">
作者: ['АРМІЯINFORM']</text:p>
      <text:p text:style-name="P4">
时间: 2023-04-03T73:00:00-04:00</text:p>
      <text:p text:style-name="P4">
描述: 乌克兰蒂萨奇（Tisyach）的转移是为了斯皮尔努（Spilnu）而隐藏的丹尼（Danhy）国防的迷你建筑……与乌克兰2022年的战争，与乌克兰与乌克兰的最新新闻，今天与乌克兰的新闻战争，与乌克兰2022年的新闻战争，这是今天的最后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4/155.jpg" text:style-name="Internet_20_link" text:visited-style-name="Visited_20_Internet_20_Link">
155.jpg</text:a>
']</text:p>
      <text:p text:style-name="P4">
标签: ['STOPRUSSIA', 'АГРЕСІЯ РФ', 'ВТОРГНЕННЯ РФ', 'ДАНІЯ', 'МІНІСТР ОБОРОНИ НОРВЕГІЇ', 'СВІТ ПІДТРИМУЄ УКРАЇНУ']</text:p>
      <text:p text:style-name="P4">
类别: News</text:p>
      <!--METADATA-->
      <text:p text:style-name="P4">
<draw:frame draw:style-name="fr1" draw:name="Image274" text:anchor-type="as-char" svg:width="6.9236in" svg:height="3.894525in" draw:z-index="0">
<draw:image xlink:href="../Images/AРМІЯINFORM/2023-04-03T73-00-00-04-00/155.jpg" xlink:type="simple" xlink:show="embed" xlink:actuate="onLoad" draw:mime-type="image/jpeg"/>
</draw:frame>
说明性照片</text:p>
      <text:p text:style-name="P4">
丹麦部已与挪威达成了一项共同转让千炮弹的协议。</text:p>
      <text:p text:style-name="P4">
关于它<text:a xlink:type="simple" xlink:href="https://www.fmn.dk/da/nyheder/2023/dansk-norsk-samarbejde-sikrer-ammunition-til-ukraine/" text:style-name="Internet_20_link" text:visited-style-name="Visited_20_Internet_20_Link">
报告</text:a>
丹麦国防部的新闻服务。</text:p>
      <text:p text:style-name="P4">
多亏了新的丹麦北诺威格人的合作，丹麦将进一步增加其对乌克兰的军事贡献。</text:p>
      <text:p text:style-name="P4">
“乌克兰人继续迫切需要弹药来对抗俄罗斯。 丹麦与其他欧盟和北约国家一起准备了各种帮助。 我们与挪威的合作就是一个重要的例子。”代理说。 丹麦国防部长Troels Lund Polesen。</text:p>
      <text:p text:style-name="P4">
国家的合作意味着，丹麦工业将收集挪威155毫米炮弹的军团，并配备了丹麦金属指控，避雷器和炎症管中的全部炮弹。 下午被转移到乌克兰的防御。</text:p>
      <text:p text:style-name="P4">
“乌克兰需要炮兵弹药，我们可以提供帮助。 对于欧洲和挪威的安全，乌克兰必须设法捍卫俄罗斯的袭击，这一点很重要。</text:p>
      <text:p text:style-name="P4">
丹麦国防部认为，弹药将能够使用凯撒的丹麦炮兵，丹麦的议会决定在今年年初转移到乌克兰。</text:p>
      <text:p text:style-name="P4">
如<text:a xlink:type="simple" xlink:href="https://armyinform.com.ua/2023/02/13/daniya-peredala-ukrayini-vsi-svoyi-samohidni-gaubyczi-caesar/" text:style-name="Internet_20_link" text:visited-style-name="Visited_20_Internet_20_Link">
报道</text:a>
早些时候，丹麦转移到乌克兰的凯撒榴弹炮中。</text:p>
      <text:p text:style-name="P4">
News Source: <text:a xlink:type="simple" xlink:href="https://armyinform.com.ua/2023/04/03/daniya-i-norvegiya-peredayut-ukrayini-tysyachi-artylerijskyh-snaryadiv/" text:style-name="Internet_20_link" text:visited-style-name="Visited_20_Internet_20_Link">
https://armyinform.com.ua/2023/04/03/daniya-i-norvegiya-peredayut-ukrayini-tysyachi-artylerijskyh-snaryadiv/</text:a>
</text:p>
      <!--NEWS-->
      <text:h text:style-name="P10" text:outline-level="1">
<text:span text:style-name="T4">
伊朗无人机占领者的使用威胁仍然存在-Yuri Ignat</text:span>
</text:h>
      <text:p text:style-name="P4">
作者: ['Дмитро Горбунов']</text:p>
      <text:p text:style-name="P4">
时间: 2023-04-03T74:00:00-04:00</text:p>
      <text:p text:style-name="P4">
描述: 关于果冻电视节目“єIniNoveralty”的Vitriya Trivogs Viniknnnya的原因...与2022年与乌克兰的战争，与乌克兰的战争是今天的最新消息，这是今天与乌克兰2022年的新闻新闻，今天将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2/11/yurij-ignat-1.jpg" text:style-name="Internet_20_link" text:visited-style-name="Visited_20_Internet_20_Link">
yurij-ignat-1.jpg</text:a>
']</text:p>
      <text:p text:style-name="P4">
标签: ['ВТОРГНЕННЯ РФ', 'ЄДИНІ НОВИНИ', 'ІРАНСЬКІ ДРОНИ', 'ПС ЗСУ', 'ЮРІЙ ІГНАТ']</text:p>
      <text:p text:style-name="P4">
类别: News</text:p>
      <!--METADATA-->
      <text:p text:style-name="P4">
<draw:frame draw:style-name="fr1" draw:name="Image275" text:anchor-type="as-char" svg:width="6.9236in" svg:height="4.361868in" draw:z-index="0">
<draw:image xlink:href="../Images/AРМІЯINFORM/2023-04-03T74-00-00-04-00/yurij-ignat-1.jpg" xlink:type="simple" xlink:show="embed" xlink:actuate="onLoad" draw:mime-type="image/jpeg"/>
</draw:frame>
乌克兰空军的尤里·伊格纳修斯空军上校。</text:p>
      <text:p text:style-name="P4">
关于telorphone工作室中空气焦虑的原因<text:a xlink:type="simple" xlink:href="https://www.youtube.com/watch" text:style-name="Internet_20_link" text:visited-style-name="Visited_20_Internet_20_Link">
“ Unin”</text:a>
Yuri Ignat上校与记者与记者交谈。</text:p>
      <ul>
        <li>
焦虑是我们的日常生活。 如果占领者对步态或无人机的使用有很小的威胁，那么肯定会宣布焦虑。 我们从各种来源获取有关空气的信息：来自我们的合作伙伴，乌克兰机构等。 所有这些都是唯一的信息“气泡”。 武装部队官员说，当有关使用任何武器的对手的信息时，会听到焦虑，武装部队官员说。</li>
      </ul>
      <text:p text:style-name="P4">
他指出，并非总是有可能告知敌方炮兵，因为炮弹在几秒钟内飞出。</text:p>
      <ul>
        <li>
不幸的是，使用伊朗无人机的威胁仍然存在。 他们通常是从北方方向飞行的，主要是从布莱恩斯克地区飞行。</li>
      </ul>
      <text:p text:style-name="P4">
News Source: <text:a xlink:type="simple" xlink:href="https://armyinform.com.ua/2023/04/03/zagroza-vykorystannya-okupantamy-iranskyh-droniv-lyshayetsya-yurij-ignat/" text:style-name="Internet_20_link" text:visited-style-name="Visited_20_Internet_20_Link">
https://armyinform.com.ua/2023/04/03/zagroza-vykorystannya-okupantamy-iranskyh-droniv-lyshayetsya-yurij-ignat/</text:a>
</text:p>
      <!--NEWS-->
      <text:h text:style-name="P10" text:outline-level="1">
<text:span text:style-name="T4">
乌克兰和罗马尼亚将举行布加勒斯特国际克里米亚平台的第一次黑海安全会议</text:span>
</text:h>
      <text:p text:style-name="P4">
作者: ['АРМІЯINFORM']</text:p>
      <text:p text:style-name="P4">
时间: 2023-04-03T75:00:00-04:00</text:p>
      <text:p text:style-name="P4">
描述: 我不知道Viiskovaskova Actosia actocsisia Zronyna系统...与乌克兰2022年的战争，今天与乌克兰的最新消息，与乌克兰的新闻，乌克兰2022年最后一次战争，乌克兰和俄罗斯之间以及俄罗斯之间的战争，什么时候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1204821large-642bc25fdeda73c5af7b7c0b44fa1a9d.jpg" text:style-name="Internet_20_link" text:visited-style-name="Visited_20_Internet_20_Link">
1204821large-642bc25fdeda73c5af7b7c0b44fa1a9d.jpg</text:a>
']</text:p>
      <text:p text:style-name="P4">
标签: ['МІНІСТЕРСТВА ОБОРОНИ УКРАЇНИ', 'ПЕРША ЧОРНОМОРСЬКА БЕЗПЕКОВА КОНФЕРЕНЦІЯ']</text:p>
      <text:p text:style-name="P4">
类别: News</text:p>
      <!--METADATA-->
      <text:p text:style-name="P4">
<draw:frame draw:style-name="fr1" draw:name="Image276" text:anchor-type="as-char" svg:width="6.9236in" svg:height="3.819917in" draw:z-index="0">
<draw:image xlink:href="../Images/AРМІЯINFORM/2023-04-03T75-00-00-04-00/1204821large-642bc25fdeda73c5af7b7c0b44fa1a9d.jpg" xlink:type="simple" xlink:show="embed" xlink:actuate="onLoad" draw:mime-type="image/jpeg"/>
</draw:frame>
俄罗斯对乌克兰的不合理和不合理的军事侵略遭到黑人海 - 阿索夫地区的安全制度的破坏。 为了找到一个有效的工具来应对这些挑战并为该地区所有和平国家提供可持续发展的可能性，乌克兰于4月12日至13日举行了与罗马尼亚共同举行的第一次黑海安全会议。</text:p>
      <text:p text:style-name="P4">
该活动将在国际克里米亚平台的框架内举行 - 机制，旨在占领克里米亚，恢复黑海，欧洲和全球安全。</text:p>
      <text:p text:style-name="P4">
会议的组织者：乌克兰外交部，乌克兰国防部，罗马尼亚外交部，国防部罗马尼亚国防部与国防战略中心合作(乌克兰).</text:p>
      <text:p text:style-name="P4">
У заході візьмуть участь міністри закордонних справ та міністри оборони,очільники міжнародних інституцій, державні посадовці та незалежні експерти,які представляють учасників Міжнародної Кримської платформи. Вонипроаналізують багатовимірний вплив широкомасштабної війни росії проти Українина безпекову ситуацію в Чорноморсько-Азовському регіоні та світі, обговорятьможливу стратегію відповіді на виклики і загрози, а також основи майбутньоїконфігурації системи безпеки в регіоні.</text:p>
      <text:p text:style-name="P4">
У центрі уваги також будуть питання інформаційної війни та кібератак.</text:p>
      <text:p text:style-name="P4">
<text:span text:style-name="T4">
Програма конференції</text:span>
</text:p>
      <text:p text:style-name="P4">
<text:span text:style-name="T5">
Перший день (专家)：</text:span>
</text:p>
      <text:p text:style-name="P4">
*从克里米亚平台的专家网络专家讨论中，研究“黑色和阿佐夫海的未来安全配置”的介绍。</text:p>
      <text:p text:style-name="P4">
*专家讨论“第一网络战”。</text:p>
      <text:p text:style-name="P4">
*专家讨论：“俄罗斯信息战争如何进行，以及为什么挑战国际安全制度。”</text:p>
      <text:p text:style-name="P4">
<text:span text:style-name="T5">
第二天(官方代表)：</text:span>
</text:p>
      <text:p text:style-name="P4">
*小组讨论：“获得的课程：全面入侵俄罗斯联邦乌克兰，其多维影响和对民主世界的教训。”</text:p>
      <text:p text:style-name="P4">
*小组讨论“今天的计划：立即对黑海地区的威胁和挑战的反应”。</text:p>
      <text:p text:style-name="P4">
*面板讨论“未来配置：黑色和亚佐夫海域区域安全的未来是什么？ 在进入欧元 - 大西洋战略的途中，以实现稳定，安全和繁荣的地区。”</text:p>
      <text:p text:style-name="P4">
News Source: <text:a xlink:type="simple" xlink:href="https://armyinform.com.ua/2023/04/03/ukrayina-ta-rumuniya-provedut-u-buharesti-pershu-chornomorsku-bezpekovu-konferencziyu-mizhnarodnoyi-krymskoyi-platformy/" text:style-name="Internet_20_link" text:visited-style-name="Visited_20_Internet_20_Link">
https://armyinform.com.ua/2023/04/03/ukrayina-ta-rumuniya-provedut-u-buharesti-pershu-chornomorsku-bezpekovu-konferencziyu-mizhnarodnoyi-krymskoyi-platformy/</text:a>
</text:p>
      <!--NEWS-->
      <text:h text:style-name="P10" text:outline-level="1">
<text:span text:style-name="T4">
4月4日，将有一个无武器的圆桌军官。 乌克兰军事牧师研究所»</text:span>
</text:h>
      <text:p text:style-name="P4">
作者: ['АРМІЯINFORM']</text:p>
      <text:p text:style-name="P4">
时间: 2023-04-03T76:00:00-04:00</text:p>
      <text:p text:style-name="P4">
描述: 04 KVITRY在军事媒体中心大约12.30，Ofile Cralis“没有Zbro的Ofile。 ，何时，何时，何时，何时，何时，何时，何时，何时与乌克兰在2022年与乌克兰进行战争，将在不久的将来与乌克兰发生战争，与乌克兰的战争，今天的乌克兰新闻，乌克兰新闻，乌克兰新闻在俄罗斯的乌克兰媒体</text:p>
      <text:p text:style-name="P4">
图片: ['<text:a xlink:type="simple" xlink:href="https://armyinform.com.ua/wp-content/uploads/2023/02/military-media-center-2-1.jpg" text:style-name="Internet_20_link" text:visited-style-name="Visited_20_Internet_20_Link">
military-media-center-2-1.jpg</text:a>
']</text:p>
      <text:p text:style-name="P4">
标签: ['MILITARY MEDIA CENTER', 'ВІЙСЬКОВІ КАПЕЛАНИ', 'ВІКНУ', 'КРУГЛИЙ СТІЛ', 'СЛУЖБА ВІЙСЬКОВОГО КАПЕЛАНСТВА']</text:p>
      <text:p text:style-name="P4">
类别: News</text:p>
      <!--METADATA-->
      <text:p text:style-name="P4">
<draw:frame draw:style-name="fr1" draw:name="Image277" text:anchor-type="as-char" svg:width="6.9236in" svg:height="3.894525in" draw:z-index="0">
<draw:image xlink:href="../Images/AРМІЯINFORM/2023-04-03T76-00-00-04-00/military-media-center-2-1.jpg" xlink:type="simple" xlink:show="embed" xlink:actuate="onLoad" draw:mime-type="image/jpeg"/>
</draw:frame>
4月4日在12.30在军事媒体中心(将举行)(https://t.me/militarymediacenter/1613)圆桌会议«无武装的军官。 乌克兰军事牧师研究所：形成，宣教，普世主义»随着武装部队武装部队军事牧师服务的代表，基辅国立大学军事研究所的代表。 塔拉斯·舍申科(Taras Shevchenko)，科学家，活跃的牧师。</text:p>
      <text:p text:style-name="P4">
讨论的问题：</text:p>
      <text:p text:style-name="P4">
<text:span text:style-name="T5">
军事牧师研究所的成立； </text:span>
军事牧师的第一期成为窗户和国际牧师准备的经验； *牧师服务在正面和后方的任务，动力和挑战。</text:p>
      <text:p text:style-name="P4">
活动的主持人：乔治·科瓦伦科(Georgy Kovalenko)，PSCU的牧师，圣索菲亚索菲亚(Sophia Sophia)开放式东正教大学的校长。</text:p>
      <text:p text:style-name="P4">
需要媒体代表的认证，并将持续到4月4日的11.00。</text:p>
      <text:p text:style-name="P4">
认证申请发送到E -MAIL地址：<text:a xlink:type="simple" xlink:href="https://armyinform.com.ua/cdn-cgi/l/email-protection" text:style-name="Internet_20_link" text:visited-style-name="Visited_20_Internet_20_Link">
[EmailProtected]</text:a>
指示记者的名称，姓名和愿望，出版物的名称，武装部队的认证数量，联系电话。</text:p>
      <text:p text:style-name="P4">
News Source: <text:a xlink:type="simple" xlink:href="https://armyinform.com.ua/2023/04/03/4-kvitnya-vidbudetsya-kruglyj-stil-oficzery-bez-zbroyi-instytut-vijskovogo-kapelanstva-v-ukrayini/" text:style-name="Internet_20_link" text:visited-style-name="Visited_20_Internet_20_Link">
https://armyinform.com.ua/2023/04/03/4-kvitnya-vidbudetsya-kruglyj-stil-oficzery-bez-zbroyi-instytut-vijskovogo-kapelanstva-v-ukrayini/</text:a>
</text:p>
      <!--NEWS-->
      <text:h text:style-name="P10" text:outline-level="1">
<text:span text:style-name="T4">
关于门户的行动。业务是为退伍军人 - 企业家及其家人出现的</text:span>
</text:h>
      <text:p text:style-name="P4">
作者: ['АРМІЯINFORM']</text:p>
      <text:p text:style-name="P4">
时间: 2023-04-03T77:00:00-04:00</text:p>
      <text:p text:style-name="P4">
描述: 在国家职业选手的门户网站上，埃克斯波特·迪（Eksport dii.bis）的pidprimntvate ...与乌克兰2022年的战争，与乌克兰的最新新闻，今天与乌克兰的新闻，乌克兰2022年上次与乌克兰的新闻战争，乌克兰和俄罗斯之间以及俄罗斯之间以及何时会发生战争与乌克兰与乌克兰的战争将是不可行</text:p>
      <text:p text:style-name="P4">
图片: ['<text:a xlink:type="simple" xlink:href="https://armyinform.com.ua/wp-content/uploads/2023/04/339740789_174032332162892_25073962156487632_n.png" text:style-name="Internet_20_link" text:visited-style-name="Visited_20_Internet_20_Link">
339740789_174032332162892_25073962156487632_n.png</text:a>
']</text:p>
      <text:p text:style-name="P4">
标签: ['ВЕТЕРАНСЬКИЙ БІЗНЕС', 'ВОЄННИЙ СТАН', 'ДІЯ.БІЗНЕС', 'МІНВЕТЕРАНІВ', 'МІНІСТЕРСТВО ЦИФРОВОЇ ТРАНСФОРМАЦІЇ УКРАЇНИ', 'СОЦЗАХИСТ', 'СОЦЗАХИСТ ПІД ЧАС ВІЙНИ']</text:p>
      <text:p text:style-name="P4">
类别: News</text:p>
      <!--METADATA-->
      <text:p text:style-name="P4">
<draw:frame draw:style-name="fr1" draw:name="Image278" text:anchor-type="as-char" svg:width="6.9236in" svg:height="4.056076in" draw:z-index="0">
<draw:image xlink:href="../Images/AРМІЯINFORM/2023-04-03T77-00-00-04-00/339740789_174032332162892_25073962156487632_n.png" xlink:type="simple" xlink:show="embed" xlink:actuate="onLoad" draw:mime-type="image/png"/>
</draw:frame>
国家企业家和出口发展项目中出现了一个新的资深业务部分。 它是由乌克兰退伍军人部在数字化转型部，企业家和出口发展办公室和乌克兰退伍军人基金会的假设中创建的(掌握).</text:p>
      <text:p text:style-name="P4">
Про це <text:a xlink:type="simple" xlink:href="https://www.kmu.gov.ua/news/za-initsiatyvy-minveteraniv-na-portali-diiabiznes-ziavyvsia-rozdil-dlia-veteraniv-pidpryiemtsiv-ta-ikhnikh-rodyn" text:style-name="Internet_20_link" text:visited-style-name="Visited_20_Internet_20_Link">
повідомляє</text:a>
政府门户。</text:p>
      <text:p text:style-name="P4">
在“退伍军人”退伍军人节中，他们的家庭和家庭的家庭成员和乌克兰的捍卫者可以找到有关其业务发展和支持的所有必要信息：如何建立自己的企业，正确的会计，做一个财务计划，为开发其业务思想的发展而获得财务设计。推广产品并控制客户。</text:p>
      <text:p text:style-name="P4">
“目前，我们的大多数退伍军人和退伍军人再次与纳弗伦一起捍卫乌克兰。 他们中的绝大多数是年轻人。 而且，我们需要创建所有需要的条件，以提供现代工具，以便我们的捍卫者和捍卫者通过收购乌克兰，恢复乌克兰，站在经济方面。 这些工具是发展资深企业家精神的工具之一，这是资深企业家计划的支持。 该州的这种支持将帮助我们的人民开展自己的业务，在平民生活中获得更多的机会。</text:p>
      <text:p text:style-name="P4">
在“退伍军人业务”部分中，您还可以熟悉企业家的故事，这些企业家已经从退伍军人部乌克兰退伍军人基金会获得资金并实施了他们的项目。</text:p>
      <text:p text:style-name="P4">
“在创建了有关门户操作的新部分。我们不仅计划刺激退伍军人企业家精神的发展，而且还计划帮助解决现有的就业和出口Andriy Remizov。</text:p>
      <text:p text:style-name="P4">
News Source: <text:a xlink:type="simple" xlink:href="https://armyinform.com.ua/2023/04/03/na-portali-diya-biznes-zyavyvsya-rozdil-dlya-veteraniv-pidpryyemcziv-ta-yihnih-rodyn/" text:style-name="Internet_20_link" text:visited-style-name="Visited_20_Internet_20_Link">
https://armyinform.com.ua/2023/04/03/na-portali-diya-biznes-zyavyvsya-rozdil-dlya-veteraniv-pidpryyemcziv-ta-yihnih-rodyn/</text:a>
</text:p>
      <!--NEWS-->
      <text:h text:style-name="P10" text:outline-level="1">
<text:span text:style-name="T4">
谢谢他们幸存下来，等待武装部队，并向世界介绍了贝瑞的悲剧 - 国家元首</text:span>
</text:h>
      <text:p text:style-name="P4">
作者: ['АРМІЯINFORM']</text:p>
      <text:p text:style-name="P4">
时间: 2023-04-03T78:00:00-04:00</text:p>
      <text:p text:style-name="P4">
描述: Chernigivska总裁沃罗迪米尔·泽伦斯基（Volodymyr Zelensky）的Pid Hour Robochka ...与乌克兰2022年的战争，与乌克兰的最新新闻战争，今天与乌克兰2022年的新闻战争，乌克兰和俄罗斯之间的战争是否会发生战争，以及2022年在2022年与乌克兰进行战争他们说，是否会有一年的一年，在不久的将来会与乌克兰战争</text:p>
      <text:p text:style-name="P4">
图片: ['<text:a xlink:type="simple" xlink:href="https://armyinform.com.ua/wp-content/uploads/2023/04/992b8031a2cbad44697f4838f8b475dc_1680523500_extra_large.jpeg" text:style-name="Internet_20_link" text:visited-style-name="Visited_20_Internet_20_Link">
992b8031a2cbad44697f4838f8b475dc_1680523500_extra_large.jpeg</text:a>
', '<text:a xlink:type="simple" xlink:href="https://armyinform.com.ua/wp-content/uploads/2023/04/2b6568a1d8dc0a4650fd072d2c7a9ffc_1680523496_extra_large-150x150.jpeg" text:style-name="Internet_20_link" text:visited-style-name="Visited_20_Internet_20_Link">
2b6568a1d8dc0a4650fd072d2c7a9ffc_1680523496_extra_large-150x150.jpeg</text:a>
']</text:p>
      <text:p text:style-name="P4">
标签: ['STOPRUSSIA', 'АГРЕСІЯ РФ', 'ВОЛОДИМИР ЗЕЛЕНСЬКИЙ', 'ВТОРГНЕННЯ РФ', 'МАРІЯ ПЕЙЧИНОВИЧ-БУРИЧ', 'ПРЕЗИДЕНТ УКРАЇНИ', 'РОБЕРТ ГАБЕК', 'ЧЕРНІГІВЩИНА', 'ЯГІДНЕ']</text:p>
      <text:p text:style-name="P4">
类别: News</text:p>
      <!--METADATA-->
      <text:p text:style-name="P4">
<draw:frame draw:style-name="fr1" draw:name="Image279" text:anchor-type="as-char" svg:width="6.9236in" svg:height="4.617948in" draw:z-index="0">
<draw:image xlink:href="../Images/AРМІЯINFORM/2023-04-03T78-00-00-04-00/992b8031a2cbad44697f4838f8b475dc_1680523500_extra_large.jpeg" xlink:type="simple" xlink:show="embed" xlink:actuate="onLoad" draw:mime-type="image/jpeg"/>
</draw:frame>
乌克兰沃罗迪米尔塞尔斯基总裁在前往切尼夫地区的工作旅行中，与副校长，经济部长和保护克里姆蒂尼米奇·罗伯特·加贝特克(Klimatunimichy Robert Gabetk)和欧洲委员会秘书长玛丽亚普金 - 伯里希(Mariape​​chin-Buric-Burich)的秘书长一起检查军队。</text:p>
      <text:p text:style-name="P4">
关于它<text:a xlink:type="simple" xlink:href="https://www.president.gov.ua/news/na-chernigivshini-prezident-oglyanuv-naslidki-zlochiniv-rosi-82049" text:style-name="Internet_20_link" text:visited-style-name="Visited_20_Internet_20_Link">
报告</text:a>
乌克兰总统办公室。</text:p>
      <text:p text:style-name="P4">
国家元首与外国客人一起去了学校，地下室，直到2022年3月30日，占领者一直保持不卫生的条件，没有水和食品367平民。 人质中有50名儿童，其中包括数量数量 - 最小的一个半月。 有11人死亡，没有承受条件。 十个被俄罗斯入侵者枪杀。</text:p>
      <text:p text:style-name="P4">
乌克兰和欧洲客人的总统与留在学校地下室的村民进行了交谈。</text:p>
      <text:p text:style-name="P4">
Volodymyr Zelensky说：“感谢您的生存，我们能够等待我们的士兵，并向世界介绍俄罗斯联合会带来的悲剧，俄罗斯军事发言人以其领导层(他们的总统)到我们的土地。”</text:p>
      <text:p text:style-name="P4">
国家元首指出，浆果的居民在糟糕的审判中幸存下来。 用语，大约有400人住在这个村庄，将近370人被关在不到200平方米的学校地下室。</text:p>
      <text:p text:style-name="P4">
“地下室有27天。 他们幸存下来 - 站着坐着。 不幸的是，有11人被杀。 在黑暗中的所有这些人都活着，等待乌克兰的回归。”他说。</text:p>
      <text:p text:style-name="P4">
<text:a xlink:type="simple" xlink:href="https://armyinform.com.ua/wp-content/uploads/2023/04/2b6568a1d8dc0a4650fd072d2c7a9ffc_1680523496_extra_large.jpeg" text:style-name="Internet_20_link" text:visited-style-name="Visited_20_Internet_20_Link">
!(Images/AРМІЯINFORM/2023-04-03T78-00-00-04-00/2b6568a1d8dc0a4650fd072d2c7a9ffc_1680523496_extra_large-150x150.jpeg)</text:a>
总统说，黑暗中的囚犯在村民的姓氏和日期的墙壁上写道，以免忘记。 孩子们写了乌克兰国歌的台词。</text:p>
      <text:p text:style-name="P4">
“这些人幸存下来非常重要。 今天，我们的定居点分解了真正的英雄，这一点非常重要。” Volodymyr Zelenskyy补充说。</text:p>
      <text:p text:style-name="P4">
国家元首强调了我们伴侣在乌克兰解放领土上的代表的重要性，他们可以用自己的眼睛看到一切。Volodymyr Zelensky还感谢当地人和当局每天都为乌罗西亚占领而战。</text:p>
      <text:p text:style-name="P4">
由于军事侵略，Yaidny村的所有173人受伤，其中16人被摧毁。 此外，公共价值的对象 - 文化之家和费尔德斯卡耶点被破坏了。 学校遭受了重大破坏。</text:p>
      <text:p text:style-name="P4">
News Source: <text:a xlink:type="simple" xlink:href="https://armyinform.com.ua/2023/04/03/glava-derzhavy-dyakuyu-shho-vyzhyly-dochekalysya-zsu-i-rozpovily-svitovi-pro-tragediyu-v-yagidnomu/" text:style-name="Internet_20_link" text:visited-style-name="Visited_20_Internet_20_Link">
https://armyinform.com.ua/2023/04/03/glava-derzhavy-dyakuyu-shho-vyzhyly-dochekalysya-zsu-i-rozpovily-svitovi-pro-tragediyu-v-yagidnomu/</text:a>
</text:p>
      <!--NEWS-->
      <text:h text:style-name="P10" text:outline-level="1">
<text:span text:style-name="T4">
乌克兰总统授予受伤的后卫战士</text:span>
</text:h>
      <text:p text:style-name="P4">
作者: ['АРМІЯINFORM']</text:p>
      <text:p text:style-name="P4">
时间: 2023-04-03T79:00:00-04:00</text:p>
      <text:p text:style-name="P4">
描述: Chernigivsk地区的PID Hour Robochka总裁Volodymyr Zelensky Vidvisdav ...与乌克兰2022年的战争，与乌克兰的最新新闻战争，今天与乌克兰2022年的新闻战争，乌克兰和俄罗斯与俄罗斯之间的战争将与乌克兰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4/a7793c62d037180f516b3ce5863aea3a_1680524998_extra_large.jpeg" text:style-name="Internet_20_link" text:visited-style-name="Visited_20_Internet_20_Link">
a7793c62d037180f516b3ce5863aea3a_1680524998_extra_large.jpeg</text:a>
', '<text:a xlink:type="simple" xlink:href="https://armyinform.com.ua/wp-content/uploads/2023/04/95147bfbe7b604f8b60958dd2337afd5_1680524996_extra_large.jpeg" text:style-name="Internet_20_link" text:visited-style-name="Visited_20_Internet_20_Link">
95147bfbe7b604f8b60958dd2337afd5_1680524996_extra_large.jpeg</text:a>
']</text:p>
      <text:p text:style-name="P4">
标签: ['ВОЛОДИМИР ЗЕЛЕНСЬКИЙ', 'НАГОРОДЖЕННЯ ВІЙСЬКОВОСЛУЖБОВЦІВ', 'ЧЕРНІГІВЩИНА']</text:p>
      <text:p text:style-name="P4">
类别: News</text:p>
      <!--METADATA-->
      <text:p text:style-name="P4">
<draw:frame draw:style-name="fr1" draw:name="Image280" text:anchor-type="as-char" svg:width="6.9236in" svg:height="4.617948in" draw:z-index="0">
<draw:image xlink:href="../Images/AРМІЯINFORM/2023-04-03T79-00-00-04-00/a7793c62d037180f516b3ce5863aea3a_1680524998_extra_large.jpeg" xlink:type="simple" xlink:show="embed" xlink:actuate="onLoad" draw:mime-type="image/jpeg"/>
</draw:frame>
在前往切尼夫地区的工作之旅中，总统弗拉基米尔·泽伦斯基(Vladimir Zelensky)导致了一家军事医院，并与乌克兰的捍卫者进行了交谈，乌克兰的捍卫者将在战斗中受伤后，尤其是顿涅茨克(Donetsk)的方向进行治疗。</text:p>
      <text:p text:style-name="P4">
如<text:a xlink:type="simple" xlink:href="https://www.president.gov.ua/news/na-chernigivshini-glava-derzhavi-vidvidav-u-gospitali-porane-82053" text:style-name="Internet_20_link" text:visited-style-name="Visited_20_Internet_20_Link">
通知</text:a>
德国气候保护经济部长罗伯特·加贝克(Robert Gabec)经济部长Vicecanzler访问了乌克兰总统办公室。</text:p>
      <text:p text:style-name="P4">
总统向乌克兰武装部队的军事人员颁发了州奖。</text:p>
      <text:p text:style-name="P4">
“谢谢您的勇气。 祝您快速康复，我们都有赢家，” Volodymyr Zelenskyy说。</text:p>
      <text:p text:style-name="P4">
<draw:frame draw:style-name="fr1" draw:name="Image281" text:anchor-type="as-char" svg:width="6.9236in" svg:height="4.617948in" draw:z-index="0">
<draw:image xlink:href="../Images/AРМІЯINFORM/2023-04-03T79-00-00-04-00/95147bfbe7b604f8b60958dd2337afd5_1680524996_extra_large.jpeg" xlink:type="simple" xlink:show="embed" xlink:actuate="onLoad" draw:mime-type="image/jpeg"/>
</draw:frame>
国家元首还与军事医生会面，并由国家拥有。</text:p>
      <text:p text:style-name="P4">
他说：“感谢您的重要工作和维护我们战士的生命。”</text:p>
      <text:p text:style-name="P4">
总统和外国客人检查了该机构的建立，包括德国政府提供的现代计算机断层扫描。</text:p>
      <text:p text:style-name="P4">
News Source: <text:a xlink:type="simple" xlink:href="https://armyinform.com.ua/2023/04/03/prezydent-ukrayiny-nagorodyv-poranenyh-voyiniv-zahysnykiv/" text:style-name="Internet_20_link" text:visited-style-name="Visited_20_Internet_20_Link">
https://armyinform.com.ua/2023/04/03/prezydent-ukrayiny-nagorodyv-poranenyh-voyiniv-zahysnykiv/</text:a>
</text:p>
      <!--NEWS-->
      <text:h text:style-name="P10" text:outline-level="1">
<text:span text:style-name="T4">
我们需要西方武器才能100％保护乌克兰免受空中的影响-Yuri Ignat</text:span>
</text:h>
      <text:p text:style-name="P4">
作者: ['Дмитро Горбунов']</text:p>
      <text:p text:style-name="P4">
时间: 2023-04-03T80:00:00-04:00</text:p>
      <text:p text:style-name="P4">
描述: 关于Vartovikh的潜在土豆的母亲，果冻中的同样的Ilnshi Pannnya ...与乌克兰2022年的战争，与乌克兰的最新新闻，今天与乌克兰2022年的新闻战争，今天，乌克兰和俄罗斯和俄罗斯和俄罗斯和俄罗斯和俄罗斯和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ignat-e1680528463590.jpg" text:style-name="Internet_20_link" text:visited-style-name="Visited_20_Internet_20_Link">
ignat-e1680528463590.jpg</text:a>
']</text:p>
      <text:p text:style-name="P4">
标签: ['ЮРІЙ ІГНАТ']</text:p>
      <text:p text:style-name="P4">
类别: News</text:p>
      <!--METADATA-->
      <text:p text:style-name="P4">
<draw:frame draw:style-name="fr1" draw:name="Image282" text:anchor-type="as-char" svg:width="6.9236in" svg:height="4.322538in" draw:z-index="0">
<draw:image xlink:href="../Images/AРМІЯINFORM/2023-04-03T80-00-00-04-00/ignat-e1680528463590.jpg" xlink:type="simple" xlink:show="embed" xlink:actuate="onLoad" draw:mime-type="image/jpeg"/>
</draw:frame>
关于未来加强天空后卫的潜力以及工作室产妇中的其他问题<text:a xlink:type="simple" xlink:href="https://www.youtube.com/watch" text:style-name="Internet_20_link" text:visited-style-name="Visited_20_Internet_20_Link">
“唯一新闻”</text:a>
武装部队武装部队指挥的女发言人尤里·伊格纳特上校。</text:p>
      <ul>
        <li>
空中的任何物体都是危险。 每种火箭或无人机都会构成威胁。 例如，伊朗沙赫德可以从15千公斤的致命指控提高。 实际上，这是一种更准确的炮弹。 值得一提的是，敌人为了自己的路线，使用河流，跌入地形。 但是，我们的储物柜很清楚这些技巧， - 军队说。</li>
      </ul>
      <text:p text:style-name="P4">
他补充说，尽管乌克兰捍卫天空的捍卫者努力，武装部队仍需要额外的力量和手段。</text:p>
      <ul>
        <li>
在苏联时期，我们的大多数飞机或雷达站都不是一个秘密。 因此，我们需要西方武器来保护乌克兰免受空中的保护。 空军总司令奥尔什丘克(Oleshchuk)最近建议他的西方同事像已经存在的坦克一样建立航空联盟。 首先，我们要求F-16和其他合作伙伴。 MIG-29我们已经期望，这非常好。 F-16 Allic的创建是为了覆盖无法积累空气防御的所有裂缝。 武装部队官员最终告诉我们的空降，我们的空降人会按比例加强任何技术援助。</li>
      </ul>
      <text:p text:style-name="P4">
News Source: <text:a xlink:type="simple" xlink:href="https://armyinform.com.ua/2023/04/03/nam-potribno-zahidne-ozbroyennya-aby-na-100-zahystyty-ukrayinu-z-povitrya-yurij-ignat/" text:style-name="Internet_20_link" text:visited-style-name="Visited_20_Internet_20_Link">
https://armyinform.com.ua/2023/04/03/nam-potribno-zahidne-ozbroyennya-aby-na-100-zahystyty-ukrayinu-z-povitrya-yurij-ignat/</text:a>
</text:p>
      <!--NEWS-->
      <text:h text:style-name="P10" text:outline-level="1">
<text:span text:style-name="T4">
我们需要西方武器才能100％保护乌克兰免受空中的影响-Yuri Ignat</text:span>
</text:h>
      <text:p text:style-name="P4">
作者: ['Дмитро Горбунов']</text:p>
      <text:p text:style-name="P4">
时间: 2023-04-03T81:00:00-04:00</text:p>
      <text:p text:style-name="P4">
描述: 关于Vartovikh的潜在土豆的母亲，果冻中的同样的Ilnshi Pannnya ...与乌克兰2022年的战争，与乌克兰的最新新闻，今天与乌克兰2022年的新闻战争，今天，乌克兰和俄罗斯和俄罗斯和俄罗斯和俄罗斯和俄罗斯和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ignat-e1680528463590.jpg" text:style-name="Internet_20_link" text:visited-style-name="Visited_20_Internet_20_Link">
ignat-e1680528463590.jpg</text:a>
']</text:p>
      <text:p text:style-name="P4">
标签: ['ЮРІЙ ІГНАТ']</text:p>
      <text:p text:style-name="P4">
类别: News</text:p>
      <!--METADATA-->
      <text:p text:style-name="P4">
<draw:frame draw:style-name="fr1" draw:name="Image283" text:anchor-type="as-char" svg:width="6.9236in" svg:height="4.322538in" draw:z-index="0">
<draw:image xlink:href="../Images/AРМІЯINFORM/2023-04-03T81-00-00-04-00/ignat-e1680528463590.jpg" xlink:type="simple" xlink:show="embed" xlink:actuate="onLoad" draw:mime-type="image/jpeg"/>
</draw:frame>
关于未来加强天空后卫的潜力以及工作室产妇中的其他问题<text:a xlink:type="simple" xlink:href="https://www.youtube.com/watch" text:style-name="Internet_20_link" text:visited-style-name="Visited_20_Internet_20_Link">
“唯一新闻”</text:a>
武装部队武装部队指挥的女发言人尤里·伊格纳特上校。</text:p>
      <ul>
        <li>
空中的任何物体都是危险。 每种火箭或无人机都会构成威胁。 例如，伊朗沙赫德可以从15千公斤的致命指控提高。 实际上，这是一种更准确的炮弹。 值得一提的是，敌人为了自己的路线，使用河流，跌入地形。 但是，我们的储物柜很清楚这些技巧， - 军队说。</li>
      </ul>
      <text:p text:style-name="P4">
他补充说，尽管乌克兰捍卫天空的捍卫者努力，武装部队仍需要额外的力量和手段。</text:p>
      <ul>
        <li>
在苏联时期，我们的大多数飞机或雷达站都不是一个秘密。 因此，我们需要西方武器来保护乌克兰免受空中的保护。 空军总司令奥尔什丘克(Oleshchuk)最近建议他的西方同事像已经存在的坦克一样建立航空联盟。 首先，我们要求F-16和其他合作伙伴。 MIG-29我们已经期望，这非常好。 F-16 Allic的创建是为了覆盖无法积累空气防御的所有裂缝。 武装部队官员最终告诉我们的空降，我们的空降人会按比例加强任何技术援助。</li>
      </ul>
      <text:p text:style-name="P4">
News Source: <text:a xlink:type="simple" xlink:href="https://armyinform.com.ua/2023/04/03/nam-potribno-zahidne-ozbroyennya-aby-na-100-zahystyty-ukrayinu-z-povitrya-yurij-ignat/" text:style-name="Internet_20_link" text:visited-style-name="Visited_20_Internet_20_Link">
https://armyinform.com.ua/2023/04/03/nam-potribno-zahidne-ozbroyennya-aby-na-100-zahystyty-ukrayinu-z-povitrya-yurij-ignat/</text:a>
</text:p>
      <!--NEWS-->
      <text:h text:style-name="P10" text:outline-level="1">
<text:span text:style-name="T4">
殴打并模仿平民的处决：将在伊彭（Irpen）审判另一名占领者</text:span>
</text:h>
      <text:p text:style-name="P4">
作者: ['АРМІЯINFORM']</text:p>
      <text:p text:style-name="P4">
时间: 2023-04-03T82:00:00-04:00</text:p>
      <text:p text:style-name="P4">
描述: 俄罗斯联邦Zbroyni部队斯托塞利服务的指控，Yaki ...与乌克兰2022年的战争，与乌克兰的战争，今天的最新消息，与乌克兰2022年的战争，乌克兰和俄罗斯的最后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photo_5863055101697044353_y-e1680522527445.jpg" text:style-name="Internet_20_link" text:visited-style-name="Visited_20_Internet_20_Link">
photo_5863055101697044353_y-e1680522527445.jpg</text:a>
']</text:p>
      <text:p text:style-name="P4">
标签: ['STOPRUSSIA', 'ОФІС ГЕНЕРАЛЬНОГО ПРОКУРОРА УКРАЇНИ']</text:p>
      <text:p text:style-name="P4">
类别: News</text:p>
      <!--METADATA-->
      <text:p text:style-name="P4">
<draw:frame draw:style-name="fr1" draw:name="Image284" text:anchor-type="as-char" svg:width="6.9236in" svg:height="5.717264in" draw:z-index="0">
<draw:image xlink:href="../Images/AРМІЯINFORM/2023-04-03T82-00-00-04-00/photo_5863055101697044353_y-e1680522527445.jpg" xlink:type="simple" xlink:show="embed" xlink:actuate="onLoad" draw:mime-type="image/jpeg"/>
</draw:frame>
起诉书被送交法庭，以对武装的Sylrf的一名服务员，后者被Irpen居民虐待，并模仿了他们的处决。</text:p>
      <text:p text:style-name="P4">
关于它<text:a xlink:type="simple" xlink:href="https://t.me/pgo_gov_ua/10967" text:style-name="Internet_20_link" text:visited-style-name="Visited_20_Internet_20_Link">
报告</text:a>
乌克兰检察长办公室。</text:p>
      <text:p text:style-name="P4">
调查发现，在2022年3月，第104卫队空降袭击红劳工团的高级横向工作人员与其他俄罗斯军人一起在欧尔平进行了特别突袭。</text:p>
      <text:p text:style-name="P4">
“他们残酷，虐待和羞辱平民，试图识别乌克兰的爱国公民。 在欧丁军事医院的领土上，他们找到了两个平民。 被告命令疑问，但没有收到所需的信息，命令贝林·科林(Belin Kolin)的士兵彼此倾斜。 为了恐吓，他模仿了他们的射击，在人的头上拍了几枪。”</text:p>
      <text:p text:style-name="P4">
随后，他与俄罗斯联邦的其他军事人员一起，非法渗透了一个有两名平民的生活屋。</text:p>
      <text:p text:style-name="P4">
“他们撞到了躯干和受害者的头，模仿谋杀案，开了他的头。 据称，在那里，俄罗斯联邦的军队由于未能提供“真实的信息”，将自动武器发送给受害者，”检察长办公室被分配了。</text:p>
      <text:p text:style-name="P4">
被告现在被拘留。</text:p>
      <text:p text:style-name="P4">
News Source: <text:a xlink:type="simple" xlink:href="https://armyinform.com.ua/2023/04/03/byv-ta-imituvav-rozstril-czyvilnyh-shhe-odnogo-okupanta-sudytymut-za-zlochyny-v-irpeni/" text:style-name="Internet_20_link" text:visited-style-name="Visited_20_Internet_20_Link">
https://armyinform.com.ua/2023/04/03/byv-ta-imituvav-rozstril-czyvilnyh-shhe-odnogo-okupanta-sudytymut-za-zlochyny-v-irpeni/</text:a>
</text:p>
      <!--NEWS-->
      <text:h text:style-name="P10" text:outline-level="1">
<text:span text:style-name="T4">
北约国家将创建一个长期的计划来支持乌克兰 - 詹斯·斯托尔滕贝格</text:span>
</text:h>
      <text:p text:style-name="P4">
作者: ['АРМІЯINFORM']</text:p>
      <text:p text:style-name="P4">
时间: 2023-04-03T83:00:00-04:00</text:p>
      <text:p text:style-name="P4">
描述: 北约法律律师的Mainstrodnaya讨论了对杆的赞美...与乌克兰2022年的战争，与乌克兰的最新新闻，今天与乌克兰的新闻，乌克兰2022年上次与乌克兰的新闻战争，乌克兰和俄罗斯之间以及俄罗斯之间的战争以及何时，何时在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2/08/stoltenberg-krymska-platforma.jpg" text:style-name="Internet_20_link" text:visited-style-name="Visited_20_Internet_20_Link">
stoltenberg-krymska-platforma.jpg</text:a>
']</text:p>
      <text:p text:style-name="P4">
标签: ['ГЕНСЕК НАТО', 'ДОПОМОГА ПАРТНЕРІВ', 'ЄНС СТОЛТЕНБЕРГ', 'ПІДТРИМКА УКРАЇНИ', 'СВІТ ПІДТРИМУЄ УКРАЇНУ']</text:p>
      <text:p text:style-name="P4">
类别: News</text:p>
      <!--METADATA-->
      <text:p text:style-name="P4">
<draw:frame draw:style-name="fr1" draw:name="Image285" text:anchor-type="as-char" svg:width="6.9236in" svg:height="4.170843in" draw:z-index="0">
<draw:image xlink:href="../Images/AРМІЯINFORM/2023-04-03T83-00-00-04-00/stoltenberg-krymska-platforma.jpg" xlink:type="simple" xlink:show="embed" xlink:actuate="onLoad" draw:mime-type="image/jpeg"/>
</draw:frame>
北约外国外交大臣将讨论并批准对乌克兰的长期支持。</text:p>
      <text:p text:style-name="P4">
关于它<text:a xlink:type="simple" xlink:href="https://twitter.com/jensstoltenberg/status/1642843287428931585" text:style-name="Internet_20_link" text:visited-style-name="Visited_20_Internet_20_Link">
陈述</text:a>
北约秘书长詹斯·斯托尔滕贝格(Jens Stoltenberg)在布鲁塞尔外交大臣首席主管的新闻发布会上。</text:p>
      <text:p text:style-name="P4">
据他说，部长们将讨论北约如何加强乌克兰的支持，包括进一步加强武装部队以及维持垃圾填埋场设备和武器向北约的过渡。</text:p>
      <text:p text:style-name="P4">
他指出，联盟的目的是确保对乌克兰的辩护，以便将来重复这种武装侵略。</text:p>
      <text:p text:style-name="P4">
“我们的支持是长期设计的。 因此，我希望该部能够开始为乌克兰的长期计划开发。”北大西洋联盟秘书长说。</text:p>
      <text:p text:style-name="P4">
News Source: <text:a xlink:type="simple" xlink:href="https://armyinform.com.ua/2023/04/03/krayiny-nato-stvoryat-bagatorichnu-programu-dlya-pidtrymky-ukrayiny-yens-stoltenberg/" text:style-name="Internet_20_link" text:visited-style-name="Visited_20_Internet_20_Link">
https://armyinform.com.ua/2023/04/03/krayiny-nato-stvoryat-bagatorichnu-programu-dlya-pidtrymky-ukrayiny-yens-stoltenberg/</text:a>
</text:p>
      <!--NEWS-->
      <text:h text:style-name="P10" text:outline-level="1">
<text:span text:style-name="T4">
12次乌克兰人被囚禁回家 - 其中五人受伤严重</text:span>
</text:h>
      <text:p text:style-name="P4">
作者: ['АРМІЯINFORM']</text:p>
      <text:p text:style-name="P4">
时间: 2023-04-03T84:00:00-04:00</text:p>
      <text:p text:style-name="P4">
描述: Z Nonoli Zvilleno 12雅克的乌克兰人-10 vissikovikh tsivilny。 十...与乌克兰2022年的战争，与乌克兰的最新新闻战争，与乌克兰的新闻战争，2022年的新闻战争，今天将在乌克兰和俄罗斯之间发生战争，当与乌克兰在2022年与乌克兰的战争将是他们说，在不久的将来与乌克兰发动了战争</text:p>
      <text:p text:style-name="P4">
图片: ['<text:a xlink:type="simple" xlink:href="https://armyinform.com.ua/wp-content/uploads/2023/04/1fc94b18-c706-4c28-99bd-9451e1a02712.jpg" text:style-name="Internet_20_link" text:visited-style-name="Visited_20_Internet_20_Link">
1fc94b18-c706-4c28-99bd-9451e1a02712.jpg</text:a>
', '<text:a xlink:type="simple" xlink:href="https://armyinform.com.ua/wp-content/uploads/2023/04/9853bee1-d648-4d5a-8419-c2779f44fa94-150x150.jpg" text:style-name="Internet_20_link" text:visited-style-name="Visited_20_Internet_20_Link">
9853bee1-d648-4d5a-8419-c2779f44fa94-150x150.jpg</text:a>
', '<text:a xlink:type="simple" xlink:href="https://armyinform.com.ua/wp-content/uploads/2023/04/0f5118f8-59ef-4529-b7ee-f43cbb063cf2-150x150.jpg" text:style-name="Internet_20_link" text:visited-style-name="Visited_20_Internet_20_Link">
0f5118f8-59ef-4529-b7ee-f43cbb063cf2-150x150.jpg</text:a>
', '<text:a xlink:type="simple" xlink:href="https://armyinform.com.ua/wp-content/uploads/2023/04/77822bf4-8055-4971-9a70-91353a97422f-150x150.jpg" text:style-name="Internet_20_link" text:visited-style-name="Visited_20_Internet_20_Link">
77822bf4-8055-4971-9a70-91353a97422f-150x150.jpg</text:a>
', '<text:a xlink:type="simple" xlink:href="https://armyinform.com.ua/wp-content/uploads/2023/04/993fcf4b-bcf4-4dbc-9d92-709e92d393d5-150x150.jpg" text:style-name="Internet_20_link" text:visited-style-name="Visited_20_Internet_20_Link">
993fcf4b-bcf4-4dbc-9d92-709e92d393d5-150x150.jpg</text:a>
']</text:p>
      <text:p text:style-name="P4">
标签: ['STOPRUSSIA', 'АГРЕСІЯ РФ', 'ВТОРГНЕННЯ РФ', 'УКРАЇНСЬКІ ВІЙСЬКОВОПОЛОНЕНІ']</text:p>
      <text:p text:style-name="P4">
类别: News</text:p>
      <!--METADATA-->
      <text:p text:style-name="P4">
<draw:frame draw:style-name="fr1" draw:name="Image286" text:anchor-type="as-char" svg:width="6.9236in" svg:height="3.894525in" draw:z-index="0">
<draw:image xlink:href="../Images/AРМІЯINFORM/2023-04-03T84-00-00-04-00/1fc94b18-c706-4c28-99bd-9451e1a02712.jpg" xlink:type="simple" xlink:show="embed" xlink:actuate="onLoad" draw:mime-type="image/jpeg"/>
</draw:frame>
12名乌克兰人已从囚禁，10名军人和两名平民中释放出来。十名捍卫者属于士兵和中士。 特别是在巴赫穆特(Bakhmut)附近的战斗中捕获，在顿涅茨克(Donetsk)地区的实验性村庄和奥里克霍沃 - 瓦西维卡(Orikhovo-vasylivka)的村庄，在克雷梅尼纳附近和卢汉斯克地区的氯纳维托普卡(Chervonopopivka)。此外，两个平民也被返回，侵略者也被保留为侵略者：侵略者从事侵略：侵略者从事侵略。哈尔基夫地区和马里波尔村。</text:p>
      <text:p text:style-name="P4">
关于它<text:a xlink:type="simple" xlink:href="https://armyinform.com.ua/C:/Users/golov/Desktop/script%20async%20src=%22https:/telegram.org/js/telegram-widget.js" text:style-name="Internet_20_link" text:visited-style-name="Visited_20_Internet_20_Link">
报告</text:a>
协调楔形行为的总部。</text:p>
      <ul>
        <li>
3月24日，乌克兰自愿，没有任何条件返回俄罗斯，所有可运输的第五名受伤的囚犯。 这符合国际人道主义法。 取而代之的是，侵略者国家仅根据俄罗斯国际公约联合会订阅的要求，仅解决了五个受伤的乌克兰人，并非全部。 这种雄辩地表明了Vorodyan惯例的不愿意，这与对进一步建立不存在兴趣的残酷无关，对于特别脆弱的囚犯和平民人质类别而言，这是没有道理的。</li>
      </ul>
      <text:p text:style-name="P4">
<text:a xlink:type="simple" xlink:href="https://armyinform.com.ua/wp-content/uploads/2023/04/9853bee1-d648-4d5a-8419-c2779f44fa94.jpg" text:style-name="Internet_20_link" text:visited-style-name="Visited_20_Internet_20_Link">
!(Images/AРМІЯINFORM/2023-04-03T84-00-00-04-00/9853bee1-d648-4d5a-8419-c2779f44fa94-150x150.jpg)</text:a>
</text:p>
      <text:p text:style-name="P4">
<text:a xlink:type="simple" xlink:href="https://armyinform.com.ua/wp-content/uploads/2023/04/0f5118f8-59ef-4529-b7ee-f43cbb063cf2.jpg" text:style-name="Internet_20_link" text:visited-style-name="Visited_20_Internet_20_Link">
<draw:frame draw:style-name="fr1" draw:name="Image287" text:anchor-type="as-char" svg:width="6.9236in" svg:height="6.9236in" draw:z-index="0">
<draw:image xlink:href="../Images/AРМІЯINFORM/2023-04-03T84-00-00-04-00/0f5118f8-59ef-4529-b7ee-f43cbb063cf2-150x150.jpg" xlink:type="simple" xlink:show="embed" xlink:actuate="onLoad" draw:mime-type="image/jpeg"/>
</draw:frame>
</text:a>
</text:p>
      <text:p text:style-name="P4">
<text:a xlink:type="simple" xlink:href="https://armyinform.com.ua/wp-content/uploads/2023/04/77822bf4-8055-4971-9a70-91353a97422f.jpg" text:style-name="Internet_20_link" text:visited-style-name="Visited_20_Internet_20_Link">
<draw:frame draw:style-name="fr1" draw:name="Image288" text:anchor-type="as-char" svg:width="6.9236in" svg:height="6.9236in" draw:z-index="0">
<draw:image xlink:href="../Images/AРМІЯINFORM/2023-04-03T84-00-00-04-00/77822bf4-8055-4971-9a70-91353a97422f-150x150.jpg" xlink:type="simple" xlink:show="embed" xlink:actuate="onLoad" draw:mime-type="image/jpeg"/>
</draw:frame>
</text:a>
</text:p>
      <text:p text:style-name="P4">
<text:a xlink:type="simple" xlink:href="https://armyinform.com.ua/wp-content/uploads/2023/04/993fcf4b-bcf4-4dbc-9d92-709e92d393d5.jpg" text:style-name="Internet_20_link" text:visited-style-name="Visited_20_Internet_20_Link">
<draw:frame draw:style-name="fr1" draw:name="Image289" text:anchor-type="as-char" svg:width="6.9236in" svg:height="6.9236in" draw:z-index="0">
<draw:image xlink:href="../Images/AРМІЯINFORM/2023-04-03T84-00-00-04-00/993fcf4b-bcf4-4dbc-9d92-709e92d393d5-150x150.jpg" xlink:type="simple" xlink:show="embed" xlink:actuate="onLoad" draw:mime-type="image/jpeg"/>
</draw:frame>
</text:a>
</text:p>
      <text:p text:style-name="P4">
从大规模入侵被囚禁开始，2005年乌克兰人已被释放。 这是乌克兰州各个国家在协调总部关于婚礼行为的框架内的协调工作的结果。 乌克兰沃迪米尔·泽伦斯基总统将这个问题视为个人控制的首要任务之一。 乌克兰国家机构的一般协调和国际伙伴的努力为乌克兰总统办公室提供了职务。</text:p>
      <text:p text:style-name="P4">
News Source: <text:a xlink:type="simple" xlink:href="https://armyinform.com.ua/2023/04/03/dodomu-z-polonu-povernulosya-shhe-12-ukrayincziv-sered-nyh-pyatero-vazhkoporanenyh/" text:style-name="Internet_20_link" text:visited-style-name="Visited_20_Internet_20_Link">
https://armyinform.com.ua/2023/04/03/dodomu-z-polonu-povernulosya-shhe-12-ukrayincziv-sered-nyh-pyatero-vazhkoporanenyh/</text:a>
</text:p>
      <!--NEWS-->
      <text:h text:style-name="P10" text:outline-level="1">
<text:span text:style-name="T4">
世界看到乌克兰能够摆脱这场战争 - 乌克兰总统</text:span>
</text:h>
      <text:p text:style-name="P4">
作者: ['АРМІЯINFORM']</text:p>
      <text:p text:style-name="P4">
时间: 2023-04-03T85:00:00-04:00</text:p>
      <text:p text:style-name="P4">
描述: Pid Hour Robochka总裁总裁沃罗迪米尔·泽伦斯基·乌伊瓦夫（Volodymyr Zelensky Uyvav）...与乌克兰2022年的战争，与乌克兰与乌克兰的最新新闻战争，今天与乌克兰2022年的新闻战争，乌克兰和俄罗斯之间的战争将在乌克兰和俄罗斯之间发生战争，何时在2022年与乌克兰战争他们说，无论是否有一年，是否会在不久的将来与乌克兰进行战争</text:p>
      <text:p text:style-name="P4">
图片: ['<text:a xlink:type="simple" xlink:href="https://armyinform.com.ua/wp-content/uploads/2023/04/5955bcfb1c2ac81bc6dd40f4549f8030_1680530781_extra_large.jpeg" text:style-name="Internet_20_link" text:visited-style-name="Visited_20_Internet_20_Link">
5955bcfb1c2ac81bc6dd40f4549f8030_1680530781_extra_large.jpeg</text:a>
', '<text:a xlink:type="simple" xlink:href="https://armyinform.com.ua/wp-content/uploads/2023/04/089f75c7901913f4fd42531a68f5aa9d_1680530775_extra_large.jpeg" text:style-name="Internet_20_link" text:visited-style-name="Visited_20_Internet_20_Link">
089f75c7901913f4fd42531a68f5aa9d_1680530775_extra_large.jpeg</text:a>
', '<text:a xlink:type="simple" xlink:href="https://armyinform.com.ua/wp-content/uploads/2023/04/6a03642d35ad2f316858625d7a0c3b4c_1680530779_extra_large.jpeg" text:style-name="Internet_20_link" text:visited-style-name="Visited_20_Internet_20_Link">
6a03642d35ad2f316858625d7a0c3b4c_1680530779_extra_large.jpeg</text:a>
', '<text:a xlink:type="simple" xlink:href="https://armyinform.com.ua/wp-content/uploads/2023/04/d3da53173a4b4d3c4499e7a82e18a630_1680530775_extra_large.jpeg" text:style-name="Internet_20_link" text:visited-style-name="Visited_20_Internet_20_Link">
d3da53173a4b4d3c4499e7a82e18a630_1680530775_extra_large.jpeg</text:a>
']</text:p>
      <text:p text:style-name="P4">
标签: ['ВИЗВОЛЕННЯ', 'ВОЛОДИМИР ЗЕЛЕНСЬКИЙ', 'НАГОРОДЖЕННЯ', 'РІЧНИЦЯ', 'ЧЕРНІГІВ']</text:p>
      <text:p text:style-name="P4">
类别: News</text:p>
      <!--METADATA-->
      <text:p text:style-name="P4">
<draw:frame draw:style-name="fr1" draw:name="Image290" text:anchor-type="as-char" svg:width="6.9236in" svg:height="4.617948in" draw:z-index="0">
<draw:image xlink:href="../Images/AРМІЯINFORM/2023-04-03T85-00-00-04-00/5955bcfb1c2ac81bc6dd40f4549f8030_1680530781_extra_large.jpeg" xlink:type="simple" xlink:show="embed" xlink:actuate="onLoad" draw:mime-type="image/jpeg"/>
</draw:frame>
乌克兰沃罗迪米尔·泽伦斯基(Ukraine Volodymyr Zelensky)总裁在去切尼夫地区的工作之旅中，在该地区解放周年纪念日从俄罗斯入侵并颁发了州奖。 关于它<text:a xlink:type="simple" xlink:href="https://www.president.gov.ua/news/uspihi-nashogo-narodu-v-bitvah-za-chernigivshinu-sumshinu-ki-82057" text:style-name="Internet_20_link" text:visited-style-name="Visited_20_Internet_20_Link">
报告</text:a>
国家元首办公室。</text:p>
      <text:p text:style-name="P4">
该活动还参加了副校长，经济部长与气候尼米奇·罗伯特·加贝克(Robert Gabec)的保护和欧洲委员会秘书长玛丽亚·佩奇诺维奇·布里希(Maria Peychinovich-Burich)参加了此次活动。</text:p>
      <text:p text:style-name="P4">
“我们庆祝北部地区解放一周年。 那时，一年前，我们人民在为基尼希夫(Chernihiv)的苏米(Chernihiv)战斗中取得了成功，而基尼(Kyivshchyna)则将乌克兰是什么的真相分开了。 世界不仅看到了乌克兰人的决心，不仅是尤克兰卡的乌克兰人，而且乌克兰能够赢得胜利。 在某些战斗中不是部分赢，而是一般。 全世界看到乌克兰能够摆脱这场战争，”国家元首说，向观众讲话。</text:p>
      <text:p text:style-name="P4">
<draw:frame draw:style-name="fr1" draw:name="Image291" text:anchor-type="as-char" svg:width="6.9236in" svg:height="4.617948in" draw:z-index="0">
<draw:image xlink:href="../Images/AРМІЯINFORM/2023-04-03T85-00-00-04-00/089f75c7901913f4fd42531a68f5aa9d_1680530775_extra_large.jpeg" xlink:type="simple" xlink:show="embed" xlink:actuate="onLoad" draw:mime-type="image/jpeg"/>
</draw:frame>
总统指出，世界对我们国家的态度发生了根本的改变。</text:p>
      <text:p text:style-name="P4">
“正是在这里证实了乌克兰的世界信仰。 我们的军队的行动和占领者的逃脱证实了这一点。”他强调。</text:p>
      <text:p text:style-name="P4">
根据弗拉基米尔·泽伦斯基(Vladimir Zelensky)的说法，乌克兰士兵和切尔尼希夫的平民居民在为社区的斗争中表现出了真正的英雄主义，这将永远被记住。</text:p>
      <text:p text:style-name="P4">
<draw:frame draw:style-name="fr1" draw:name="Image292" text:anchor-type="as-char" svg:width="6.9236in" svg:height="4.617948in" draw:z-index="0">
<draw:image xlink:href="../Images/AРМІЯINFORM/2023-04-03T85-00-00-04-00/6a03642d35ad2f316858625d7a0c3b4c_1680530779_extra_large.jpeg" xlink:type="simple" xlink:show="embed" xlink:actuate="onLoad" draw:mime-type="image/jpeg"/>
</draw:frame>
与会者为纪念献出生命的公民付出了片刻。</text:p>
      <text:p text:style-name="P4">
“在超过400天的时间里，我们所有人都在这个完整的范围内一直在保护我们的国家……在出色的方式，艰难的战斗，艰难的时期。 但是，我们有一个难以忍受的，这给了我们乌克兰人，乌克兰人和获胜的机会。 在你的土地上打架。 为了保护我们的内在团结，并帮助为乌克兰奋斗的任何为乌克兰关心的人而战。 但要提交的要塞 - 在个人一级，在我们村庄，定居点，城市的层面上，以便我们留在我们国家的水平，所有乌克兰。”总统说。</text:p>
      <text:p text:style-name="P4">
<draw:frame draw:style-name="fr1" draw:name="Image293" text:anchor-type="as-char" svg:width="6.9236in" svg:height="4.617948in" draw:z-index="0">
<draw:image xlink:href="../Images/AРМІЯINFORM/2023-04-03T85-00-00-04-00/d3da53173a4b4d3c4499e7a82e18a630_1680530775_extra_large.jpeg" xlink:type="simple" xlink:show="embed" xlink:actuate="onLoad" draw:mime-type="image/jpeg"/>
</draw:frame>
Volodymyr Zelensky向Chernihiv City军事管理局的负责人Dmitry Zizhinsky提出了名誉“城市 - 乌克兰英雄”。</text:p>
      <text:p text:style-name="P4">
总统还指出了军人和平民的奖项，他们在俄罗斯占领中辩护和释放切尔尼希夫地区时表现出了勇气和英雄主义。</text:p>
      <text:p text:style-name="P4">
总统向乌克兰武装部队和其他军事登记的军人颁发了州奖，特别是Bohdan Khmelnitsky III学位的命令，“勇气”，“勇气”。 该奖项是由武装部队，乌克兰国民警卫队，乌克兰州紧急局的雇员，国家警察局，州边境服务局和州调查局获得的。</text:p>
      <text:p text:style-name="P4">
News Source: <text:a xlink:type="simple" xlink:href="https://armyinform.com.ua/2023/04/03/svit-pobachyv-shho-ukrayina-zdatna-vyjty-peremozhczem-iz-cziyeyi-vijny-prezydent-ukrayiny/" text:style-name="Internet_20_link" text:visited-style-name="Visited_20_Internet_20_Link">
https://armyinform.com.ua/2023/04/03/svit-pobachyv-shho-ukrayina-zdatna-vyjty-peremozhczem-iz-cziyeyi-vijny-prezydent-ukrayiny/</text:a>
</text:p>
      <!--NEWS-->
      <text:h text:style-name="P10" text:outline-level="1">
<text:span text:style-name="T4">
敌人削弱并试图用假货掩盖自己的失败</text:span>
</text:h>
      <text:p text:style-name="P4">
作者: ['АРМІЯINFORM']</text:p>
      <text:p text:style-name="P4">
时间: 2023-04-03T86:00:00-04:00</text:p>
      <text:p text:style-name="P4">
描述: 关于酋长，说ZSU土地的指挥官，Oleksandr Sirsky上校...与乌克兰2022年的战争，与乌克兰与乌克兰的最新消息，今天与乌克兰的新闻战争，今天与乌克兰的新闻战争，乌克兰和俄罗斯之间将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photo_5285234691596732964_y.jpg" text:style-name="Internet_20_link" text:visited-style-name="Visited_20_Internet_20_Link">
photo_5285234691596732964_y.jpg</text:a>
', '<text:a xlink:type="simple" xlink:href="https://armyinform.com.ua/wp-content/uploads/2023/04/photo_5285234691596732962_y-150x150.jpg" text:style-name="Internet_20_link" text:visited-style-name="Visited_20_Internet_20_Link">
photo_5285234691596732962_y-150x150.jpg</text:a>
', '<text:a xlink:type="simple" xlink:href="https://armyinform.com.ua/wp-content/uploads/2023/04/photo_5285234691596732961_y-150x150.jpg" text:style-name="Internet_20_link" text:visited-style-name="Visited_20_Internet_20_Link">
photo_5285234691596732961_y-150x150.jpg</text:a>
']</text:p>
      <text:p text:style-name="P4">
标签: ['БАХМУТ', 'КОМАНДУВАЧ СУХОПУТНИХ ВІЙСЬК', 'ОЛЕКСАНДР СИРСЬКИЙ', 'ФЕЙКИ РФ']</text:p>
      <text:p text:style-name="P4">
类别: News</text:p>
      <!--METADATA-->
      <text:p text:style-name="P4">
<draw:frame draw:style-name="fr1" draw:name="Image294" text:anchor-type="as-char" svg:width="6.9236in" svg:height="4.608521in" draw:z-index="0">
<draw:image xlink:href="../Images/AРМІЯINFORM/2023-04-03T86-00-00-04-00/photo_5285234691596732964_y.jpg" xlink:type="simple" xlink:show="embed" xlink:actuate="onLoad" draw:mime-type="image/jpeg"/>
</draw:frame>
关于它<text:a xlink:type="simple" xlink:href="https://t.me/osirskiy/33" text:style-name="Internet_20_link" text:visited-style-name="Visited_20_Internet_20_Link">
陈述</text:a>
陆军药物 - 哥伦尔 - 彩色亚历山大·西尔斯基(Alexander Sirsky)的指挥官在他的电报频道中。</text:p>
      <text:p text:style-name="P4">
«bakhmut方向。 我不断地与执行最热热点任务的部队合作。</text:p>
      <text:p text:style-name="P4">
亚历山大·赛尔斯基(Alexander Syrsky)会见了破坏瓦格纳和俄罗斯伞兵神话的士兵和指挥官。</text:p>
      <text:p text:style-name="P4">
“敌人削弱了，试图用新的和新假货来掩盖自己的失败。 但事实是，乌克兰武装部队的成功工作证明了俄罗斯宣传家的所有努力，”亚历山大·塞尔斯基上校强调。</text:p>
      <text:p text:style-name="P4">
根据他的说法，从每个战士现在都在他或她的领域，在他的领域的战es上做出的事实，我们整个军队的前进都取决于这一事实。</text:p>
      <text:p text:style-name="P4">
<text:a xlink:type="simple" xlink:href="https://armyinform.com.ua/wp-content/uploads/2023/04/photo_5285234691596732962_y.jpg" text:style-name="Internet_20_link" text:visited-style-name="Visited_20_Internet_20_Link">
!(Images/AРМІЯINFORM/2023-04-03T86-00-00-04-00/photo_5285234691596732962_y-150x150.jpg)</text:a>
</text:p>
      <text:p text:style-name="P4">
<text:a xlink:type="simple" xlink:href="https://armyinform.com.ua/wp-content/uploads/2023/04/photo_5285234691596732961_y.jpg" text:style-name="Internet_20_link" text:visited-style-name="Visited_20_Internet_20_Link">
<draw:frame draw:style-name="fr1" draw:name="Image295" text:anchor-type="as-char" svg:width="6.9236in" svg:height="6.9236in" draw:z-index="0">
<draw:image xlink:href="../Images/AРМІЯINFORM/2023-04-03T86-00-00-04-00/photo_5285234691596732961_y-150x150.jpg" xlink:type="simple" xlink:show="embed" xlink:actuate="onLoad" draw:mime-type="image/jpeg"/>
</draw:frame>
</text:a>
</text:p>
      <text:p text:style-name="P4">
News Source: <text:a xlink:type="simple" xlink:href="https://armyinform.com.ua/2023/04/03/vorog-slabshaye-i-namagayetsya-prykryty-svoyi-provaly-fejkamy-pro-vzyattya-bahmutu/" text:style-name="Internet_20_link" text:visited-style-name="Visited_20_Internet_20_Link">
https://armyinform.com.ua/2023/04/03/vorog-slabshaye-i-namagayetsya-prykryty-svoyi-provaly-fejkamy-pro-vzyattya-bahmutu/</text:a>
</text:p>
      <!--NEWS-->
      <text:h text:style-name="P10" text:outline-level="1">
<text:span text:style-name="T4">
我们的航空对敌人进行了5次节拍</text:span>
</text:h>
      <text:p text:style-name="P4">
作者: ['АРМІЯINFORM']</text:p>
      <text:p text:style-name="P4">
时间: 2023-04-03T87:00:00-04:00</text:p>
      <text:p text:style-name="P4">
描述: 关于乌克兰兹布罗伊萨尼部队的总部。 -DOB国防军的Aviacii ...与乌克兰2022年的战争，与乌克兰的最新新闻战争，与乌克兰的新闻战争，与乌克兰2022年的新闻战争，今天将在乌克兰和俄罗斯之间以及2022年与乌克兰战争之间发生战争他们说，与否，是否会在不久的将来与乌克兰进行战争</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ТОРГНЕННЯ РФ', 'ГШ ЗСУ', 'ХРОНІКА ОБОРОНИ']</text:p>
      <text:p text:style-name="P4">
类别: News</text:p>
      <!--METADATA-->
      <text:p text:style-name="P4">
<draw:frame draw:style-name="fr1" draw:name="Image296" text:anchor-type="as-char" svg:width="6.9236in" svg:height="5.385022in" draw:z-index="0">
<draw:image xlink:href="../Images/AРМІЯINFORM/2023-04-03T87-00-00-04-00/foto-aviacziya.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fJnei1XUxCBb5aBXoRwayujUzyHpDz9N4QYet1CStt7M52FGPkviBJBN8NodMCNLl" text:style-name="Internet_20_link" text:visited-style-name="Visited_20_Internet_20_Link">
报告</text:a>
乌克兰武装部队的总参谋部。</text:p>
      <ul>
        <li>
国防军的航空在侵略者的个人员工和军事装备集中的领域中进行了5次跳动。 另外，我们的捍卫者是一个连贯的侦察无人机，这是消息所读的。</li>
      </ul>
      <text:p text:style-name="P4">
反过来，火箭部队和炮兵的部队袭击了敌人的活力。</text:p>
      <text:p text:style-name="P4">
News Source: <text:a xlink:type="simple" xlink:href="https://armyinform.com.ua/2023/04/03/vorog-vdaryv-z-minometiv-po-akvatoriyi-dnipro-buzkogo-lymanu/" text:style-name="Internet_20_link" text:visited-style-name="Visited_20_Internet_20_Link">
https://armyinform.com.ua/2023/04/03/vorog-vdaryv-z-minometiv-po-akvatoriyi-dnipro-buzkogo-lymanu/</text:a>
</text:p>
      <!--NEWS-->
      <text:h text:style-name="P10" text:outline-level="1">
<text:span text:style-name="T4">
在切尔尼希夫地区，乌克兰总统与德国经济和气候保护部长Vicekanzler进行了谈判</text:span>
</text:h>
      <text:p text:style-name="P4">
作者: ['АРМІЯINFORM']</text:p>
      <text:p text:style-name="P4">
时间: 2023-04-03T88:00:00-04:00</text:p>
      <text:p text:style-name="P4">
描述: Chernigivska总裁沃迪米尔·泽伦斯基（Volodymyr Zelensky）的Robochka胆怯...与2022年与乌克兰的战争，与乌克兰的最新新闻战争，今天与乌克兰2022年的新闻战争，乌克兰的新闻战，乌克兰和俄罗斯之间的战争以及乌克兰在2022年与乌克兰进行战争他们说，无论是否有一年，是否会在不久的将来与乌克兰进行战争</text:p>
      <text:p text:style-name="P4">
图片: ['<text:a xlink:type="simple" xlink:href="https://armyinform.com.ua/wp-content/uploads/2023/04/93afef8c96cbec67547d3da17b807ce7_1680530690_extra_large.jpeg" text:style-name="Internet_20_link" text:visited-style-name="Visited_20_Internet_20_Link">
93afef8c96cbec67547d3da17b807ce7_1680530690_extra_large.jpeg</text:a>
', '<text:a xlink:type="simple" xlink:href="https://armyinform.com.ua/wp-content/uploads/2023/04/b199dc6badad8388241b59f61dc10dc1_1680530690_extra_large.jpeg" text:style-name="Internet_20_link" text:visited-style-name="Visited_20_Internet_20_Link">
b199dc6badad8388241b59f61dc10dc1_1680530690_extra_large.jpeg</text:a>
']</text:p>
      <text:p text:style-name="P4">
标签: ['ВОЛОДИМИР ЗЕЛЕНСЬКИЙ', 'ЗУСТРІЧ', 'НІМЕЧЧИНА', 'ЧЕРНІГІВЩИНА']</text:p>
      <text:p text:style-name="P4">
类别: News</text:p>
      <!--METADATA-->
      <text:p text:style-name="P4">
<draw:frame draw:style-name="fr1" draw:name="Image297" text:anchor-type="as-char" svg:width="6.9236in" svg:height="4.617948in" draw:z-index="0">
<draw:image xlink:href="../Images/AРМІЯINFORM/2023-04-03T88-00-00-04-00/93afef8c96cbec67547d3da17b807ce7_1680530690_extra_large.jpeg" xlink:type="simple" xlink:show="embed" xlink:actuate="onLoad" draw:mime-type="image/jpeg"/>
</draw:frame>
在前往切尔尼夫地区的工作之旅中，乌克兰沃罗迪米尔泽斯基总统会见了德意志联邦共和国经济和保护部长罗伯特·加贝特克(Robert Gabetk)，他正在乌克兰访问。 关于它<text:a xlink:type="simple" xlink:href="https://www.president.gov.ua/news/na-chernigivshini-prezident-ukrayini-proviv-peregovori-z-vic-82061" text:style-name="Internet_20_link" text:visited-style-name="Visited_20_Internet_20_Link">
报告</text:a>
乌克兰办公室主席。</text:p>
      <text:p text:style-name="P4">
国家负责人感谢从全层面的俄罗斯侵略的第一天开始对德国政府和个人罗伯特·加贝克(Robert Gabek)的有效支持和团结表示感谢。</text:p>
      <text:p text:style-name="P4">
Volodymyr Zelenskyy说：“您的访问对我们的公民，我们的军队和所有人都是有力的信号。”</text:p>
      <text:p text:style-name="P4">
他强调，鉴于去年乌克兰和德国超高级合作伙伴关系的两个州的总统去年，德国副校长访问切尔尼希夫地区很重要。</text:p>
      <text:p text:style-name="P4">
<draw:frame draw:style-name="fr1" draw:name="Image298" text:anchor-type="as-char" svg:width="6.9236in" svg:height="4.617948in" draw:z-index="0">
<draw:image xlink:href="../Images/AРМІЯINFORM/2023-04-03T88-00-00-04-00/b199dc6badad8388241b59f61dc10dc1_1680530690_extra_large.jpeg" xlink:type="simple" xlink:show="embed" xlink:actuate="onLoad" draw:mime-type="image/jpeg"/>
</draw:frame>
乌克兰国家负责人感谢德国为乌克兰的领导而提供必要的防御武器，特别是通过提供德国坦克豹子和BMP Marder，以及为保护乌克兰天空的贡献，并注意到继续进行这种援助的重要性。</text:p>
      <text:p text:style-name="P4">
“今天，我们非常有动力去占领我们的国家，”  - 强调沃迪米尔·泽伦斯基(Volodymyr Zelensky)。</text:p>
      <text:p text:style-name="P4">
乌克兰总统祝贺Inimetsky Enterprises的德国商业界代表准备加入我们的国家。 已经强调了现在准备在乌克兰进行投资的德国风险保险确认的建议。</text:p>
      <text:p text:style-name="P4">
特别是，在切尔尼希夫(Chernihiv)逗留期间，沃迪米尔·泽伦斯基(Volodymyr Zelenskyy)与德国 - 德国校长一起熟悉了这门课程(基辅桥)以及Chernihiv地区其他桥梁建设设计的设计。</text:p>
      <text:p text:style-name="P4">
俄罗斯空军于2022年3月23日摧毁了这座桥。根据临时的浮桥十字路口，切尼希夫的入口进行了。</text:p>
      <text:p text:style-name="P4">
乌克兰国家和德国副校长的负责人谈到了现有桥梁临时旅行的计划，并在两个车道旁边建造了新障碍。 将来，计划拆卸可用的桥梁并建造一个新的桥梁。总的来说，由于俄罗斯在切尼夫(Chernihiv)的全面入侵，35个人造结构和桥梁被摧毁或损坏。</text:p>
      <text:p text:style-name="P4">
News Source: <text:a xlink:type="simple" xlink:href="https://armyinform.com.ua/2023/04/03/na-chernigivshhyni-prezydent-ukrayiny-proviv-peregovory-z-vicze-kanczlerom-ministrom-ekonomiky-ta-zahystu-klimatu-nimechchyny/" text:style-name="Internet_20_link" text:visited-style-name="Visited_20_Internet_20_Link">
https://armyinform.com.ua/2023/04/03/na-chernigivshhyni-prezydent-ukrayiny-proviv-peregovory-z-vicze-kanczlerom-ministrom-ekonomiky-ta-zahystu-klimatu-nimechchyny/</text:a>
</text:p>
      <!--NEWS-->
      <text:h text:style-name="P10" text:outline-level="1">
<text:span text:style-name="T4">
敌人在我们的位置造成了3枚火箭和17次航空罢工</text:span>
</text:h>
      <text:p text:style-name="P4">
作者: ['АРМІЯINFORM']</text:p>
      <text:p text:style-name="P4">
时间: 2023-04-03T89:00:00-04:00</text:p>
      <text:p text:style-name="P4">
描述: YAK将在乌克兰Zbroyni部队的Vechirno-总部举行，这是与2022年乌克兰的最后一场战争，与乌克兰的战争是今天的最新新闻，这是与乌克兰2022年的新闻战争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4/popasna.jpg" text:style-name="Internet_20_link" text:visited-style-name="Visited_20_Internet_20_Link">
popasna.jpg</text:a>
']</text:p>
      <text:p text:style-name="P4">
标签: ['STOPRUSSIA', 'АГРЕСІЯ РФ', 'ВТОРГНЕННЯ РФ', 'ГШ ЗСУ']</text:p>
      <text:p text:style-name="P4">
类别: News</text:p>
      <!--METADATA-->
      <text:p text:style-name="P4">
<draw:frame draw:style-name="fr1" draw:name="Image299" text:anchor-type="as-char" svg:width="6.9236in" svg:height="6.389732in" draw:z-index="0">
<draw:image xlink:href="../Images/AРМІЯINFORM/2023-04-03T89-00-00-04-00/popasna.jpg" xlink:type="simple" xlink:show="embed" xlink:actuate="onLoad" draw:mime-type="image/jpeg"/>
</draw:frame>
说明性照片</text:p>
      <text:p text:style-name="P4">
<text:span text:style-name="T4">
🔥俄罗斯入侵的情况</text:span>
</text:p>
      <text:p text:style-name="P4">
如..所示](https://www.facebook.com/GeneralStaff.ua/posts/pfbid02fJnei1XUxCBb5aBXoRwayujUzyHpDz9N4QYet1CStt7M52FGPkviBJBN8NodMCNLl)在乌克兰武装部队总参谋部的傍晚，在先驱期间，他击中了3枚导弹和17次航空罢工，从凌空发射器的火箭发射器中拍摄了20多张图像，在我们部队与Tsyvilen的位置上定居点的基础架构。</text:p>
      <text:p text:style-name="P4">
整个乌克兰的导弹和航空罢工的可能性很高。</text:p>
      <text:p text:style-name="P4">
News Source: <text:a xlink:type="simple" xlink:href="https://armyinform.com.ua/2023/04/03/vorog-zavdav-3-raketnyh-ta-17-aviaczijnyh-udariv-po-nashyh-pozycziyah/" text:style-name="Internet_20_link" text:visited-style-name="Visited_20_Internet_20_Link">
https://armyinform.com.ua/2023/04/03/vorog-zavdav-3-raketnyh-ta-17-aviaczijnyh-udariv-po-nashyh-pozycziyah/</text:a>
</text:p>
      <!--NEWS-->
      <text:h text:style-name="P10" text:outline-level="1">
<text:span text:style-name="T4">
国家元首与切尔尼夫欧洲委员会秘书长举行了会议</text:span>
</text:h>
      <text:p text:style-name="P4">
作者: ['АРМІЯINFORM']</text:p>
      <text:p text:style-name="P4">
时间: 2023-04-03T90:00:00-04:00</text:p>
      <text:p text:style-name="P4">
描述: PID Hour Robochka总裁总裁沃罗迪米尔·泽伦斯基·普罗维夫（Volodymyr Zelensky Proviv）...与乌克兰2022年的战争，与乌克兰与乌克兰的最新新闻战争，今天与乌克兰2022年的新闻战争，乌克兰和俄罗斯之间的战争，何时与乌克兰与乌克兰战争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4/13ca752c50634868005ddcbc95ec0c70_1680530688_extra_large.jpeg" text:style-name="Internet_20_link" text:visited-style-name="Visited_20_Internet_20_Link">
13ca752c50634868005ddcbc95ec0c70_1680530688_extra_large.jpeg</text:a>
', '<text:a xlink:type="simple" xlink:href="https://armyinform.com.ua/wp-content/uploads/2023/04/3e186299b6b7dc6b02581784cf11d4c8_1680530688_extra_large.jpeg" text:style-name="Internet_20_link" text:visited-style-name="Visited_20_Internet_20_Link">
3e186299b6b7dc6b02581784cf11d4c8_1680530688_extra_large.jpeg</text:a>
']</text:p>
      <text:p text:style-name="P4">
标签: ['ВОЛОДИМИР ЗЕЛЕНСЬКИЙ', 'ГЕНЕРАЛЬНИЙ СЕКРЕТАР РАДИ ЄВРОПИ', 'ЗУСТРІЧ', 'МАРІЯ ПЕЙЧИНОВИЧ-БУРИЧ']</text:p>
      <text:p text:style-name="P4">
类别: News</text:p>
      <!--METADATA-->
      <text:p text:style-name="P4">
<draw:frame draw:style-name="fr1" draw:name="Image300" text:anchor-type="as-char" svg:width="6.9236in" svg:height="4.617948in" draw:z-index="0">
<draw:image xlink:href="../Images/AРМІЯINFORM/2023-04-03T90-00-00-04-00/13ca752c50634868005ddcbc95ec0c70_1680530688_extra_large.jpeg" xlink:type="simple" xlink:show="embed" xlink:actuate="onLoad" draw:mime-type="image/jpeg"/>
</draw:frame>
乌克兰沃罗迪米尔·泽伦斯基(Ukraine Volodymyr Zelensky)总统在前往切尼夫地区的工作旅行期间与欧洲委员会秘书长玛丽亚·佩奇尼维奇·伯里希(Maria Peychinovich-Burich)辞职，自从全面侵略以来，他自全面侵略以来就一直访问我们的国家。 。</text:p>
      <text:p text:style-name="P4">
特别是，欧洲委员会秘书长与国家元首一起访问了Yagidny村，在那里她检查了俄罗斯军队摧毁的基础设施和住宅建筑，以及一所学校，占领者在那里保持当地人口。 。</text:p>
      <text:p text:style-name="P4">
Volodymyr Zelenskyy强调说：“以这所学校为例，您看到了一个真正的集中营以及俄罗斯侵略给乌克兰人带来的有才华的后果 - 来自老年人的婴儿。”</text:p>
      <text:p text:style-name="P4">
在与欧洲委员会秘书长会议上，对《国际法方面》进行了详细讨论，以引起俄罗斯针对乌克兰，战争罪和危害人类罪的犯罪。</text:p>
      <text:p text:style-name="P4">
<draw:frame draw:style-name="fr1" draw:name="Image301" text:anchor-type="as-char" svg:width="6.9236in" svg:height="4.617948in" draw:z-index="0">
<draw:image xlink:href="../Images/AРМІЯINFORM/2023-04-03T90-00-00-04-00/3e186299b6b7dc6b02581784cf11d4c8_1680530688_extra_large.jpeg" xlink:type="simple" xlink:show="embed" xlink:actuate="onLoad" draw:mime-type="image/jpeg"/>
</draw:frame>
双方还关注为创建由俄罗斯侵略和完整赔偿机制引起的注册所采取的措施，尤其是在为雷克雅未克欧洲欧洲委员会的乌克兰国家和政府的准备准备的背景下。</text:p>
      <text:p text:style-name="P4">
Volodymyr Zelensky呼吁欧洲委员会附加所有机会，以阻止俄罗斯公民的非法驱逐出境，并与敌对行动的暂时相对应的地区和其他国际合作伙伴一起，以确保返回非法被驱逐出境的乌克兰人，尤其是儿童，尤其是儿童。</text:p>
      <text:p text:style-name="P4">
总统祝贺欧洲委员会在2023  -  2026年通过“稳定，重建和重建”采取了乌克兰行动计划，并表示了他的成功实施。</text:p>
      <text:p text:style-name="P4">
<text:span text:style-name="T4">
资料来源：</text:span>
 <text:a xlink:type="simple" xlink:href="https://www.president.gov.ua/news/glava-derzhavi-proviv-u-chernigovi-zustrich-iz-generalnim-se-82065" text:style-name="Internet_20_link" text:visited-style-name="Visited_20_Internet_20_Link">
总统办公室</text:a>
</text:p>
      <text:p text:style-name="P4">
News Source: <text:a xlink:type="simple" xlink:href="https://armyinform.com.ua/2023/04/03/glava-derzhavy-proviv-u-chernigovi-zustrich-iz-generalnym-sekretarem-rady-yevropy/" text:style-name="Internet_20_link" text:visited-style-name="Visited_20_Internet_20_Link">
https://armyinform.com.ua/2023/04/03/glava-derzhavy-proviv-u-chernigovi-zustrich-iz-generalnym-sekretarem-rady-yevropy/</text:a>
</text:p>
      <!--NEWS-->
      <text:h text:style-name="P10" text:outline-level="1">
<text:span text:style-name="T4">
我们的后卫在白天最多击败了50名入侵者的袭击</text:span>
</text:h>
      <text:p text:style-name="P4">
作者: ['АРМІЯINFORM']</text:p>
      <text:p text:style-name="P4">
时间: 2023-04-03T91:00:00-04:00</text:p>
      <text:p text:style-name="P4">
描述: 敌人是Zoedzhuvati Basic Zusill在领先的Di ...与乌克兰2022年的战争，与乌克兰与乌克兰的最新消息，今天与乌克兰2022年的新闻战争，今天将在乌克兰和俄罗斯之间发生战争，以及俄罗斯之间的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630_360_1676912332-614.jpg" text:style-name="Internet_20_link" text:visited-style-name="Visited_20_Internet_20_Link">
630_360_1676912332-614.jpg</text:a>
']</text:p>
      <text:p text:style-name="P4">
标签: ['STOPRUSSIA', 'АГРЕСІЯ РФ', 'ВТОРГНЕННЯ РФ', 'ГШ ЗСУ', 'ХРОНІКА ОБОРОНИ']</text:p>
      <text:p text:style-name="P4">
类别: News</text:p>
      <!--METADATA-->
      <text:p text:style-name="P4">
<draw:frame draw:style-name="fr1" draw:name="Image302" text:anchor-type="as-char" svg:width="6.9236in" svg:height="3.956343in" draw:z-index="0">
<draw:image xlink:href="../Images/AРМІЯINFORM/2023-04-03T91-00-00-04-00/630_360_1676912332-614.jpg" xlink:type="simple" xlink:show="embed" xlink:actuate="onLoad" draw:mime-type="image/jpeg"/>
</draw:frame>
说明性照片</text:p>
      <text:p text:style-name="P4">
<text:span text:style-name="T4">
🔥俄罗斯入侵的情况</text:span>
</text:p>
      <text:p text:style-name="P4">
敌人继续将主要努力集中在进攻，代理利马，巴赫穆特，阿维迪夫和玛丽斯基的方向上。</text:p>
      <text:p text:style-name="P4">
关于它<text:a xlink:type="simple" xlink:href="https://www.facebook.com/GeneralStaff.ua/posts/pfbid02fJnei1XUxCBb5aBXoRwayujUzyHpDz9N4QYet1CStt7M52FGPkviBJBN8NodMCNLl" text:style-name="Internet_20_link" text:visited-style-name="Visited_20_Internet_20_Link">
报告</text:a>
乌克兰武装部队的总参谋部。</text:p>
      <ul>
        <li>
多亏了乌克兰国防军和英雄主义部队的协调行动，每个人的英雄主义，白天反映了45次敌人的攻击。 简介说，巴赫穆特，阿夫迪夫卡和马林卡仍然存在于上上色行动中。</li>
      </ul>
      <text:p text:style-name="P4">
News Source: <text:a xlink:type="simple" xlink:href="https://armyinform.com.ua/2023/04/03/nashi-zahysnyky-vidbyly-do-50-atak-zagarbnyka/" text:style-name="Internet_20_link" text:visited-style-name="Visited_20_Internet_20_Link">
https://armyinform.com.ua/2023/04/03/nashi-zahysnyky-vidbyly-do-50-atak-zagarbnyka/</text:a>
</text:p>
      <!--NEWS-->
      <text:h text:style-name="P10" text:outline-level="1">
<text:span text:style-name="T4">
让我们动员乌克兰的外国生产者和乌克兰 - 尤利亚·斯维里德科（Yulia Sviridenko）</text:span>
</text:h>
      <text:p text:style-name="P4">
作者: ['АРМІЯINFORM']</text:p>
      <text:p text:style-name="P4">
时间: 2023-04-03T92:00:00-04:00</text:p>
      <text:p text:style-name="P4">
描述: 乌克兰人的间谍合作​​伙伴，哥伦尼亚人的prochkt testannya在真实的……与乌克兰2022年的战争，与乌克兰的最新新闻，今天与乌克兰的新闻，乌克兰2022年的新闻战争，今天将在乌克兰和俄罗斯和俄罗斯之间以及俄罗斯之间的战争，当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1/mini-rozminuvannya.jpg" text:style-name="Internet_20_link" text:visited-style-name="Visited_20_Internet_20_Link">
mini-rozminuvannya.jpg</text:a>
']</text:p>
      <text:p text:style-name="P4">
标签: ['STOPRUSSIA', 'ВТОРГНЕННЯ РФ', 'РОЗМІНУВАННЯ', 'ЮЛІЯ СВИРИДЕНКО']</text:p>
      <text:p text:style-name="P4">
类别: News</text:p>
      <!--METADATA-->
      <text:p text:style-name="P4">
<draw:frame draw:style-name="fr1" draw:name="Image303" text:anchor-type="as-char" svg:width="6.9236in" svg:height="4.620868in" draw:z-index="0">
<draw:image xlink:href="../Images/AРМІЯINFORM/2023-04-03T92-00-00-04-00/mini-rozminuvannya.jpg" xlink:type="simple" xlink:show="embed" xlink:actuate="onLoad" draw:mime-type="image/jpeg"/>
</draw:frame>
乌克兰与国际合作伙伴一起准备了一个试点项目，以测试最新技术的最新条件，以检查可能对爆炸物体感到无聊的领土。 根据该项目的结果，将在我们国家领土的人道主义指定期间将应用表现出良好结果的技术。 这是在2023年4月3日人道主义杰出工作组的一次会议上进行了讨论的，<text:a xlink:type="simple" xlink:href="https://www.kmu.gov.ua/news/mobilizuiemo-na-rozminuvannia-ukrainy-iak-inozemnykh-vyrobnykiv-shcho-maiut-vidpovidni-peredovi-tekhnolohii-tak-i-ukrainskykh-iuliia-svyrydenko" text:style-name="Internet_20_link" text:visited-style-name="Visited_20_Internet_20_Link">
报告</text:a>
政府门户。</text:p>
      <text:p text:style-name="P4">
“在发现爆炸性受试者的情况下，调查并进一步降低了该国非常重要的领土。 只有一项农业土地着陆措施的计划才对超过4.7万公顷的农业土地进行了调查。为了最大程度地提高加速流程的过程，乌克兰不仅应吸引财务和传统技术资源，而且还应考虑现代技术。 当今世界上所有的东西。 我们与合作伙伴一起向拥有此类技术的生产商提议在响应真实的条件下对其进行测试。 证明其有效性的技术将恢复到人道主义矿山。 这样，我们将能够显着加快脱魔过程。 制造商将获得一个积极的案例，”机构间工作组主席，这是乌克兰尤利亚·斯维里德科(Yulia Sviridenko)首位副总理经济副总理。</text:p>
      <text:p text:style-name="P4">
特别是在MRG会议期间，支持搜索和批准对项目实施的相应地块的决定，以研究最新的技术研究，以实施爆炸物。</text:p>
      <text:p text:style-name="P4">
如今，来自不同国家的15多个制造商准备成为试点项目的参与者。</text:p>
      <text:p text:style-name="P4">
将来，相关测试可以由乌克兰制造商进行。 在一次MRG会议上，该州激活了与乌克兰企业的合作，该公司可以并试图生产脱粉所需的设备和设备。 在不久的将来，将与制造商举行会议，在此期间，计划在此期间讨论矿工，国防部和相关设备中的SES的需求，制造商的能力以及进一步合作的步骤。我们将提醒，今天，它需要检查和拆除乌克兰领土的总共17.4万级公里，这些阶层可能受到污染，需要使用技术和非技术手段进行检查，以防杏仁检测到实施，人道主义的魔鬼。</text:p>
      <text:p text:style-name="P4">
News Source: <text:a xlink:type="simple" xlink:href="https://armyinform.com.ua/2023/04/03/mobilizuyemo-na-rozminuvannya-ukrayiny-yak-inozemnyh-vyrobnykiv-shho-mayut-vidpovidni-peredovi-tehnologiyi-tak-i-ukrayinskyh-yuliya-svyrydenko/" text:style-name="Internet_20_link" text:visited-style-name="Visited_20_Internet_20_Link">
https://armyinform.com.ua/2023/04/03/mobilizuyemo-na-rozminuvannya-ukrayiny-yak-inozemnyh-vyrobnykiv-shho-mayut-vidpovidni-peredovi-tehnologiyi-tak-i-ukrayinskyh-yuliya-svyrydenko/</text:a>
</text:p>
      <!--NEWS-->
      <text:h text:style-name="P10" text:outline-level="1">
<text:span text:style-name="T4">
在切尔尼希夫地区，乌克兰总统会见了联合国教科文组织首席执行官</text:span>
</text:h>
      <text:p text:style-name="P4">
作者: ['АРМІЯINFORM']</text:p>
      <text:p text:style-name="P4">
时间: 2023-04-03T93:00:00-04:00</text:p>
      <text:p text:style-name="P4">
描述: 在乌克兰乌克兰沃迪米尔·泽伦斯基（Chernigivshini）总裁Zelensky的总统，一般的谈判...与乌克兰2022年的战争，与乌克兰的最新新闻，今天与乌克兰2022年的新闻战争，今天，乌克兰和俄罗斯之间的战争将是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42780defb5b0031f919372aec17ab681_1680530724_extra_large.jpeg" text:style-name="Internet_20_link" text:visited-style-name="Visited_20_Internet_20_Link">
42780defb5b0031f919372aec17ab681_1680530724_extra_large.jpeg</text:a>
', '<text:a xlink:type="simple" xlink:href="https://armyinform.com.ua/wp-content/uploads/2023/04/f935e36c096302de83e517731e372e7b_1680530724_extra_large.jpeg" text:style-name="Internet_20_link" text:visited-style-name="Visited_20_Internet_20_Link">
f935e36c096302de83e517731e372e7b_1680530724_extra_large.jpeg</text:a>
', '<text:a xlink:type="simple" xlink:href="https://armyinform.com.ua/wp-content/uploads/2023/04/78be33c11841c226dea0b6a7fa3e6331_1680530728_extra_large.jpeg" text:style-name="Internet_20_link" text:visited-style-name="Visited_20_Internet_20_Link">
78be33c11841c226dea0b6a7fa3e6331_1680530728_extra_large.jpeg</text:a>
']</text:p>
      <text:p text:style-name="P4">
标签: ['ВОЛОДИМИР ЗЕЛЕНСЬКИЙ', 'ЗУСТРІЧ', 'ЧЕРНІГІВЩИНА', 'ЮНЕСКО']</text:p>
      <text:p text:style-name="P4">
类别: News</text:p>
      <!--METADATA-->
      <text:p text:style-name="P4">
<draw:frame draw:style-name="fr1" draw:name="Image304" text:anchor-type="as-char" svg:width="6.9236in" svg:height="4.617948in" draw:z-index="0">
<draw:image xlink:href="../Images/AРМІЯINFORM/2023-04-03T93-00-00-04-00/42780defb5b0031f919372aec17ab681_1680530724_extra_large.jpeg" xlink:type="simple" xlink:show="embed" xlink:actuate="onLoad" draw:mime-type="image/jpeg"/>
</draw:frame>
在切尔尼希夫地区，乌克兰沃迪米尔·泽伦斯基总统在访问我们的乌克兰的联合国教科文组织总监阿祖拉举行了谈判。 关于它<text:a xlink:type="simple" xlink:href="https://www.president.gov.ua/news/na-chernigivshini-prezident-ukrayini-proviv-zustrich-iz-gene-82069" text:style-name="Internet_20_link" text:visited-style-name="Visited_20_Internet_20_Link">
报告</text:a>
乌克兰办公室主席。</text:p>
      <text:p text:style-name="P4">
乌克兰国家的负责人指出，在俄罗斯全面侵略的条件下，乌克兰人民团结起来的重要性。</text:p>
      <text:p text:style-name="P4">
“感谢您的工作和乌克兰支持的真正结果。 我们为那不勒斯争夺民主的价值观，我们的自由和独立性，未来的儿童以及我们的历史价值观和文化遗产而战。 保护它们非常重要。” Volodymyr Zelenskyy说。</text:p>
      <text:p text:style-name="P4">
<draw:frame draw:style-name="fr1" draw:name="Image305" text:anchor-type="as-char" svg:width="6.9236in" svg:height="4.617948in" draw:z-index="0">
<draw:image xlink:href="../Images/AРМІЯINFORM/2023-04-03T93-00-00-04-00/f935e36c096302de83e517731e372e7b_1680530724_extra_large.jpeg" xlink:type="simple" xlink:show="embed" xlink:actuate="onLoad" draw:mime-type="image/jpeg"/>
</draw:frame>
与该国际组织的乌克兰的团结特别是其在我国的机构存在的注册 - 建立了UKIEV联合国教科文组织通信办公室。</text:p>
      <text:p text:style-name="P4">
各方指出，乌克兰在联合国教科文组织的成员资格的重要性，该成员已经69年了，其特征是在科学，教育和文化领域中积极的国际合作。</text:p>
      <text:p text:style-name="P4">
总统分别强调了俄罗斯成员在联合国教科文组织对组织及其机构对乌克兰RFPRO的明确而有力的反应的不可接受。</text:p>
      <text:p text:style-name="P4">
Volodymyr Zelensky向Audrei Azulia告知了乌克兰文化物体被摧毁和损害，强调他们的总数将建立在1190左右，以及乌克兰文化价值的绑架和非法出口，从临时占领的领土上。</text:p>
      <text:p text:style-name="P4">
在这种情况下，总统强调了联合国教科文组织在国际伙伴和解中的领导角色的重要性，即恢复乌克兰文化占领乌克兰的受害者。</text:p>
      <text:p text:style-name="P4">
<draw:frame draw:style-name="fr1" draw:name="Image306" text:anchor-type="as-char" svg:width="6.9236in" svg:height="4.617948in" draw:z-index="0">
<draw:image xlink:href="../Images/AРМІЯINFORM/2023-04-03T93-00-00-04-00/78be33c11841c226dea0b6a7fa3e6331_1680530728_extra_large.jpeg" xlink:type="simple" xlink:show="embed" xlink:actuate="onLoad" draw:mime-type="image/jpeg"/>
</draw:frame>
国家负责人称赞联合国教科文组织在一个国家实施许多项目方面的协助，包括确保在乌克兰第一夫人的赞助下实施教育和计划健康的连续性。</text:p>
      <text:p text:style-name="P4">
在会议期间，阿祖拉(Azulae)由国家元首向联合国教科文组织世界遗产中心提交了敖德萨市总统中心证书。</text:p>
      <text:p text:style-name="P4">
News Source: <text:a xlink:type="simple" xlink:href="https://armyinform.com.ua/2023/04/03/na-chernigivshhyni-prezydent-ukrayiny-proviv-zustrich-iz-generalnym-dyrektorom-yunesko/" text:style-name="Internet_20_link" text:visited-style-name="Visited_20_Internet_20_Link">
https://armyinform.com.ua/2023/04/03/na-chernigivshhyni-prezydent-ukrayiny-proviv-zustrich-iz-generalnym-dyrektorom-yunesko/</text:a>
</text:p>
      <!--NEWS-->
      <text:h text:style-name="P10" text:outline-level="1">
<text:span text:style-name="T4">
乌克兰获得了27亿美元。 我们来自国际货币基金组织</text:span>
</text:h>
      <text:p text:style-name="P4">
作者: ['АРМІЯINFORM']</text:p>
      <text:p text:style-name="P4">
时间: 2023-04-03T94:00:00-04:00</text:p>
      <text:p text:style-name="P4">
描述: Syogodnis，3 kvisnyny，致力于乌克里科夫·佩斯霍夫·佩尔莫夫斯的Zagalny基金，与乌克兰2022年的战争，与乌克兰的最新新闻，今天与乌克兰2022年与乌克兰2022年的战争，今天将在乌克兰和俄罗斯之间进行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3/mvf.jpg" text:style-name="Internet_20_link" text:visited-style-name="Visited_20_Internet_20_Link">
mvf.jpg</text:a>
']</text:p>
      <text:p text:style-name="P4">
标签: ['ДОПОМОГА', 'МВФ']</text:p>
      <text:p text:style-name="P4">
类别: News</text:p>
      <!--METADATA-->
      <text:p text:style-name="P4">
<draw:frame draw:style-name="fr1" draw:name="Image307" text:anchor-type="as-char" svg:width="6.9236in" svg:height="3.894525in" draw:z-index="0">
<draw:image xlink:href="../Images/AРМІЯINFORM/2023-04-03T94-00-00-04-00/mvf.jpg" xlink:type="simple" xlink:show="embed" xlink:actuate="onLoad" draw:mime-type="image/jpeg"/>
</draw:frame>
今天，4月3日，乌克兰国家预算的一般基金是27亿美元的第一笔。 美国(20亿SDR)来自国际批量基金(国际货币基金组织). Про це<text:a xlink:type="simple" xlink:href="https://www.kmu.gov.ua/news/ukraina-otrymala-27-mlrd-dol-ssha-vid-mvf" text:style-name="Internet_20_link" text:visited-style-name="Visited_20_Internet_20_Link">
повідомляє</text:a>
政府门户。</text:p>
      <text:p text:style-name="P4">
根据新的四年扩展资金计划收到的资金(扩展基金设施 -  EFF)对于乌克兰，这是156亿美元。 美国(116亿SDR).</text:p>
      <text:p text:style-name="P4">
«Сьогодні Україна отримала перший транш за новою програмою від МВФ. Завдякинаданим коштам ми спроможні й надалі зберігати економічну стабільність вУкраїні, а також забезпечувати пріоритетні видатки державного бюджету», —зазначив Міністр фінансів України Сергій Марченко.</text:p>
      <text:p text:style-name="P4">
<text:span text:style-name="T4">
Довідково</text:span>
</text:p>
      <text:p text:style-name="P4">
У п’ятницю, 31 березня, Рада директорів МВФ затвердила нову чотирирічнупрограму розширеного фінансування (扩展基金设施 -  EFF)对于乌克兰，金融为156亿美元。 美国(116亿SDR).</text:p>
      <text:p text:style-name="P4">
Програма включає два етапи. На першому етапі, що запланований на 2023-24 роки,увага зосереджена на впровадженні надійного бюджету на 2023 рік та збільшеннімобілізації доходів, у тому числі шляхом уникнення заходів, які можутьзменшити податкові надходження. Під час першого етапу також передбачаєтьсязниження інфляції та утримання обмінного курсу, в тому числі за допомогоюпідтримки відповідних валютних резервів. Крім того, очікуються заходи щодосприяння довгостроковій фінансовій стабільності, включно з підготовкою більшглибокої оцінки стану банківського сектору, а також продовженням сприяннянезалежності НБУ.</text:p>
      <text:p text:style-name="P4">
Під час другого етапу програми буде зроблено фокус на реформах, які допоможутьмаксимально ефективно підтримувати післявоєнне відновлення та реконструкцію, атакож допоможуть Україні імплементувати необхідні заходи на шляху доєвроінтеграції. Довгострокове зростання економіки також є одним з пріоритетівдругого етапу програми EFF.</text:p>
      <text:p text:style-name="P4">
News Source: <text:a xlink:type="simple" xlink:href="https://armyinform.com.ua/2023/04/03/ukrayina-otrymala-27-mlrd-dol-ssha-vid-mvf/" text:style-name="Internet_20_link" text:visited-style-name="Visited_20_Internet_20_Link">
https://armyinform.com.ua/2023/04/03/ukrayina-otrymala-27-mlrd-dol-ssha-vid-mvf/</text:a>
</text:p>
      <!--NEWS-->
      <text:h text:style-name="P10" text:outline-level="1">
<text:span text:style-name="T4">
在赫尔森地区，种族主义者计划将乌克兰妇女和儿童出口到俄罗斯联邦</text:span>
</text:h>
      <text:p text:style-name="P4">
作者: ['АРМІЯINFORM']</text:p>
      <text:p text:style-name="P4">
时间: 2023-04-03T95:00:00-04:00</text:p>
      <text:p text:style-name="P4">
描述: 关于乌克兰兹布罗伊萨尼部队的总部。  - 斯卡多夫斯基地区...与乌克兰2022年的战争，与乌克兰的战争是今天的最新消息，与乌克兰2022年的战争是今天的最后一场新闻，乌克兰和俄罗斯之间的战争是否会发生战争，当与俄罗斯之间的战争，以及与与俄罗斯的战争，与之交战。乌克兰在2022年将与否，在不久的将来会与乌克兰进行战争，说，与乌克兰的战争，今天的乌克兰新闻，乌克兰的新闻，乌克兰媒体在俄罗斯的乌克兰新闻</text:p>
      <text:p text:style-name="P4">
图片: ['<text:a xlink:type="simple" xlink:href="https://armyinform.com.ua/wp-content/uploads/2023/04/ilyustratyvne-foto_large.jpg" text:style-name="Internet_20_link" text:visited-style-name="Visited_20_Internet_20_Link">
ilyustratyvne-foto_large.jpg</text:a>
']</text:p>
      <text:p text:style-name="P4">
标签: ['STOPRUSSIA', 'АГРЕСІЯ РФ', 'ВТОРГНЕННЯ РФ', 'ГШ ЗСУ', 'ХЕРСОНСЬКА ОБЛАСТЬ']</text:p>
      <text:p text:style-name="P4">
类别: News</text:p>
      <!--METADATA-->
      <text:p text:style-name="P4">
<draw:frame draw:style-name="fr1" draw:name="Image308" text:anchor-type="as-char" svg:width="6.9236in" svg:height="4.615733in" draw:z-index="0">
<draw:image xlink:href="../Images/AРМІЯINFORM/2023-04-03T95-00-00-04-00/ilyustratyvne-foto_large.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fJnei1XUxCBb5aBXoRwayujUzyHpDz9N4QYet1CStt7M52FGPkviBJBN8NodMCNLl" text:style-name="Internet_20_link" text:visited-style-name="Visited_20_Internet_20_Link">
报告</text:a>
乌克兰武装部队的总参谋部。</text:p>
      <ul>
        <li>
在赫尔森地区的斯卡多夫斯基地区，俄罗斯的占领如此 - 苏格特开始准备从当地人中的人名单，他们将“疏散”到克里米亚或俄罗斯联邦的领土上。是的。 ， - 在等级中说。</li>
      </ul>
      <text:p text:style-name="P4">
News Source: <text:a xlink:type="simple" xlink:href="https://armyinform.com.ua/2023/04/03/na-hersonshhyni-rashysty-planuyut-vyvozyty-ukrayinskyh-zhinok-ta-ditej-do-rf/" text:style-name="Internet_20_link" text:visited-style-name="Visited_20_Internet_20_Link">
https://armyinform.com.ua/2023/04/03/na-hersonshhyni-rashysty-planuyut-vyvozyty-ukrayinskyh-zhinok-ta-ditej-do-rf/</text:a>
</text:p>
      <!--NEWS-->
      <text:h text:style-name="P10" text:outline-level="1">
<text:span text:style-name="T4">
SBU报告了Prokremlivsky博客千万富翁的怀疑，他称自己为“主要的战争发言人”</text:span>
</text:h>
      <text:p text:style-name="P4">
作者: ['АРМІЯINFORM']</text:p>
      <text:p text:style-name="P4">
时间: 2023-04-03T96:00:00-04:00</text:p>
      <text:p text:style-name="P4">
描述: Bezpeques Zibrala Vicherpna docasov基地的服务基础上是博客作者 - 米里昂尼克...与乌克兰2022年的战争，与乌克兰的最新新闻，今天与乌克兰的新闻战争，今天与乌克兰2022年最后一次战争，乌克兰和俄罗斯之间以及战争之间会发生战争他们在2022年与乌克兰有一年</text:p>
      <text:p text:style-name="P4">
图片: ['<text:a xlink:type="simple" xlink:href="https://armyinform.com.ua/wp-content/uploads/2023/04/339788744_185851834237774_6928946619098662086_n.jpg" text:style-name="Internet_20_link" text:visited-style-name="Visited_20_Internet_20_Link">
339788744_185851834237774_6928946619098662086_n.jpg</text:a>
']</text:p>
      <text:p text:style-name="P4">
标签: ['ПОВІДОМИЛИ ПРО ПІДОЗРУ', 'СБУ']</text:p>
      <text:p text:style-name="P4">
类别: News</text:p>
      <!--METADATA-->
      <text:p text:style-name="P4">
<draw:frame draw:style-name="fr1" draw:name="Image309" text:anchor-type="as-char" svg:width="6.9236in" svg:height="7.362095in" draw:z-index="0">
<draw:image xlink:href="../Images/AРМІЯINFORM/2023-04-03T96-00-00-04-00/339788744_185851834237774_6928946619098662086_n.jpg" xlink:type="simple" xlink:show="embed" xlink:actuate="onLoad" draw:mime-type="image/jpeg"/>
</draw:frame>
安全局已收集了一百万富翁博客作者尤里·波多利亚克(Yuri Podolyak)的全面证据，他在乌克兰面前公开证明了俄罗斯武装侵略性。</text:p>
      <text:p text:style-name="P4">
在侵略国的领土上，他积极参与俄罗斯特殊服务的正式和心理运作。</text:p>
      <text:p text:style-name="P4">
攻击者定期提倡宣传电视频道，包括索洛维约夫脱口秀。</text:p>
      <text:p text:style-name="P4">
在广播期间，他呼吁占领乌克兰，并在俄罗斯人的支持下，在破坏我国平民基础设施方面。</text:p>
      <text:p text:style-name="P4">
宣传员还通过自己的YouTube，Rutub和Telegrams自己的网站频道在前部的事件传播了假货，这些频道有数百万张记录。</text:p>
      <text:p text:style-name="P4">
SBU发起的专家研究证实，在采访和演讲中，有关于其颠覆性活动的事实。</text:p>
      <text:p text:style-name="P4">
安全局的调查人员告诉他，涉嫌乌克兰刑法五章：</text:p>
      <text:p text:style-name="P4">
<text:span text:style-name="T5">
h。2艺术。 109(旨在暴力变革或推翻宪法或扣押国家权力的行动); </text:span>
h。1v。110(要求违反乌克兰宪法建立的命令的领土边界的材料分配); <text:span text:style-name="T5">
h。2s。111(在戒严状态下犯下的国家背叛); * 艺术。 436(战争宣传); </text:span>
h。2pp。436-2(理由，认可合法，否认俄罗斯联邦对乌克兰的侵略，荣耀其参与者).</text:p>
      <text:p text:style-name="P4">
Наразі фігурант перебуває на території рф. Тривають комплексні заходи дляпритягнення його до відповідальності.</text:p>
      <text:p text:style-name="P4">
Розслідування проводили співробітники СБУ у Вінницькій області запроцесуального керівництва обласної прокуратури.</text:p>
      <text:p text:style-name="P4">
<text:span text:style-name="T4">
Джерело:</text:span>
 <text:a xlink:type="simple" xlink:href="https://ssu.gov.ua/novyny/sbu-povidomyla-pro-pidozru-prokremlivskomu-bloherumilionnyku-yakyi-nazyvaie-sebe-holovnym-spikerom-viiny" text:style-name="Internet_20_link" text:visited-style-name="Visited_20_Internet_20_Link">
Служба безпеки України</text:a>
</text:p>
      <text:p text:style-name="P4">
News Source: <text:a xlink:type="simple" xlink:href="https://armyinform.com.ua/2023/04/03/sbu-povidomyla-pro-pidozru-prokremlivskomu-blogeru-miljonnyku-yakyj-nazyvaye-sebe-golovnym-spikerom-vijny/" text:style-name="Internet_20_link" text:visited-style-name="Visited_20_Internet_20_Link">
https://armyinform.com.ua/2023/04/03/sbu-povidomyla-pro-pidozru-prokremlivskomu-blogeru-miljonnyku-yakyj-nazyvaye-sebe-golovnym-spikerom-vijny/</text:a>
</text:p>
      <!--NEWS-->
      <text:h text:style-name="P10" text:outline-level="1">
<text:span text:style-name="T4">
我们每天变得更强壮，我们接近恐怖分子负责的那一天 - 乌克兰总统</text:span>
</text:h>
      <text:p text:style-name="P4">
作者: ['АРМІЯINFORM']</text:p>
      <text:p text:style-name="P4">
时间: 2023-04-03T97:00:00-04:00</text:p>
      <text:p text:style-name="P4">
描述: 我很健康，乌克兰人！ pidsumki tsoo一天。 出价。 Nove ...与乌克兰2022年的战争，与乌克兰的最新新闻战争，与乌克兰的新闻战争，2022年的最后一场战争，今天将在乌克兰和俄罗斯之间发生战争，当2022年与乌克兰的战争将是他们说，在不久的将来与乌克兰发动了战争</text:p>
      <text:p text:style-name="P4">
图片: ['<text:a xlink:type="simple" xlink:href="https://armyinform.com.ua/wp-content/uploads/2023/04/2f56f141e9a058bb70e21de5c10859b6_1680550707_extra_large.png" text:style-name="Internet_20_link" text:visited-style-name="Visited_20_Internet_20_Link">
2f56f141e9a058bb70e21de5c10859b6_1680550707_extra_large.png</text:a>
']</text:p>
      <text:p text:style-name="P4">
标签: ['ВІДЕОЗВЕРНЕННЯ', 'ВОЛОДИМИР ЗЕЛЕНСЬКИЙ', 'СТАВКА']</text:p>
      <text:p text:style-name="P4">
类别: News</text:p>
      <!--METADATA-->
      <text:p text:style-name="P4">
<draw:frame draw:style-name="fr1" draw:name="Image310" text:anchor-type="as-char" svg:width="6.9236in" svg:height="3.871446in" draw:z-index="0">
<draw:image xlink:href="../Images/AРМІЯINFORM/2023-04-03T97-00-00-04-00/2f56f141e9a058bb70e21de5c10859b6_1680550707_extra_large.png" xlink:type="simple" xlink:show="embed" xlink:actuate="onLoad" draw:mime-type="image/png"/>
</draw:frame>
<text:span text:style-name="T4">
 <text:span text:style-name="T5">
我希望健康，亲爱的乌克兰人!</text:span>
 </text:span>
</text:p>
      <text:p text:style-name="P4">
这个忙碌的一天的摘要。</text:p>
      <text:p text:style-name="P4">
速度。 现在是第一次的新野外会议是第一次。</text:p>
      <text:p text:style-name="P4">
前线，北部地区和边界的关键安全问题。</text:p>
      <text:p text:style-name="P4">
指挥官报告了。 这次，Syrsky和Tarnavsky的将军报道了受保护的联系，而不是最热门的追求。</text:p>
      <text:p text:style-name="P4">
Bakhmut，Avdiivka，Marinka和Donetsk的情况。 Bigorivka被送给了卢甘斯克。</text:p>
      <text:p text:style-name="P4">
国防部国家边境服务部负责人Gur Mo的负责人。</text:p>
      <text:p text:style-name="P4">
一次完整的会议。 完全协调。 为了解放乌克兰土地，我们的积极行动进行全面准备。</text:p>
      <text:p text:style-name="P4">
在切尔尼希夫地区，到今天早上有许多不同的事件和谈判。</text:p>
      <text:p text:style-name="P4">
最困难的情感旅行之一。</text:p>
      <text:p text:style-name="P4">
他们参观了浆果 - 贝里(Berry)是我们切尔尼希夫(Chernihiv)地区通常的小村庄，该村庄是由俄罗斯 - 圈子转变为世界上最大的人之一的。</text:p>
      <text:p text:style-name="P4">
俄罗斯士兵是在浆果指挥所在学校制造的，该村的所有居民都习惯了学校的地下室。 就像活着的盾牌一样。</text:p>
      <text:p text:style-name="P4">
从去年的第三到3月30日，这所学校的地下室有300多人……一所普通的乡村学校和一个地下室 - 不到一米。</text:p>
      <text:p text:style-name="P4">
老年人和年幼的孩子，女人和男人...年龄最大的女人是93岁，最小的孩子不到六个月。</text:p>
      <text:p text:style-name="P4">
这是这个地下室，像其他针对人类和人类的其他罪行一样，贝瑞的集中营将永远不会宽恕国家。 不只是我们。</text:p>
      <text:p text:style-name="P4">
克里姆林宫将不会在联合国议会，煤气管或其他任何东西的椅子上覆盖。 对于每一个科学土地，肯定会有合法而公平的责任。 在法庭，在国际刑事法院，在乌克兰法院。</text:p>
      <text:p text:style-name="P4">
我感谢乌克兰的客人拜访了我Chernihiv，后者在我们的浆果中看到了这种俄罗斯邪恶的集中。 我感谢德国GABEC副校长和欧洲委员会秘书长玛丽亚·佩奇诺维奇·布里希(Maria Peychinovich-Burich)。 谢谢您和设备 - 有意义，正确。</text:p>
      <text:p text:style-name="P4">
我感谢联合国教科文组织首席执行官Azuli Azul对乌克兰的关注，今天在乌克兰。 我们为切尼希夫历史中心做准备，即联合国教科文组织世界战争的地位。 我们敖德萨历史中心最近获得的地位相同。他将英雄之城英雄城市的切尔尼希夫(Chernihiv)脱颖而出。 切尔尼希夫(Chernihiv)看到了不同的邪恶，不同的邪恶……以保护自己免受这种俄罗斯邪恶的侵害 - 或在我们历史上不必要的。</text:p>
      <text:p text:style-name="P4">
他授予我们在国防部辩护的勇士。</text:p>
      <text:p text:style-name="P4">
非常重要 - 感谢每个提供我们切尼希夫地区重建的人。敌人被摧毁的一切，我们都将恢复。</text:p>
      <text:p text:style-name="P4">
无论他们在克里姆林宫如何梦dream以求，乌克兰将永远不会成为废墟的国家。 他们的那些人并不成真。</text:p>
      <text:p text:style-name="P4">
在基辅，他已经在这里回来了，他与美国的代表团会面。</text:p>
      <text:p text:style-name="P4">
他感谢美国不变的强大援助 - 从比德奈白宫总统到国会和整个美国部队系统。</text:p>
      <text:p text:style-name="P4">
当然，他们谈到了乌克兰的积极行动。 当然，关于我们的联合赢家。</text:p>
      <text:p text:style-name="P4">
他还见了美国国务院前负责人迈克·庞培(Mike Pompeo)。</text:p>
      <text:p text:style-name="P4">
谢谢所有帮助我们保护自由的人!我感谢今天，尤其是挪威Denya，发起了政府将炮弹的其他政党转移到我们的士兵的倡议。 它非常准时且有用。</text:p>
      <text:p text:style-name="P4">
我们每天变得更强壮。 我们接近恐怖国家会回答的那一天。</text:p>
      <text:p text:style-name="P4">
荣耀归功于所有正在为乌克兰战斗的人!每个为乌克兰献出生命的人的永恒和淡淡的记忆!</text:p>
      <text:p text:style-name="P4">
<text:span text:style-name="T4">
 <text:span text:style-name="T5">
荣耀与乌克兰!</text:span>
 </text:span>
</text:p>
      <text:p text:style-name="P4">
<text:span text:style-name="T4">
资料来源：</text:span>
 <text:a xlink:type="simple" xlink:href="https://www.president.gov.ua/news/shodnya-stayemo-micnishimi-shodnya-nablizhayemo-den-koli-der-82073" text:style-name="Internet_20_link" text:visited-style-name="Visited_20_Internet_20_Link">
总统办公室</text:a>
</text:p>
      <text:p text:style-name="P4">
News Source: <text:a xlink:type="simple" xlink:href="https://armyinform.com.ua/2023/04/03/shhodnya-stayemo-micznishymy-shhodnya-nablyzhayemo-den-koly-derzhava-teroryst-vidpovidatyme-prezydent-ukrayiny/" text:style-name="Internet_20_link" text:visited-style-name="Visited_20_Internet_20_Link">
https://armyinform.com.ua/2023/04/03/shhodnya-stayemo-micznishymy-shhodnya-nablyzhayemo-den-koly-derzhava-teroryst-vidpovidatyme-prezydent-ukrayiny/</text:a>
</text:p>
      <!--NEWS-->
      <text:h text:style-name="P10" text:outline-level="1">
<text:span text:style-name="T4">
与另一个机械旅的军人家人举行了会议，在协调总部举行</text:span>
</text:h>
      <text:p text:style-name="P4">
作者: ['АРМІЯINFORM']</text:p>
      <text:p text:style-name="P4">
时间: 2023-04-03T98:00:00-04:00</text:p>
      <text:p text:style-name="P4">
描述: 在Blizky Vidpovili的签署时，协调总部的代表，乌克兰的Zbroyshany部队，...与乌克兰2022的战争，与乌克兰的战争是今天的最新消息，是与乌克兰2022年的新闻新闻，今天是乌克兰的新闻战争，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3/04/photo_5860637709419262100_w.jpg" text:style-name="Internet_20_link" text:visited-style-name="Visited_20_Internet_20_Link">
photo_5860637709419262100_w.jpg</text:a>
']</text:p>
      <text:p text:style-name="P4">
标签: ['ВІЙСЬКОВОПОЛОНЕНІ', 'ЗУСТРІЧ', 'КООРДИНАЦІЙНИЙ ШТАБ З ПИТАНЬ ПОВОДЖЕННЯ З ВІЙСЬКОВОПОЛОНЕНИМИ', 'РОДИНА']</text:p>
      <text:p text:style-name="P4">
类别: News</text:p>
      <!--METADATA-->
      <text:p text:style-name="P4">
<draw:frame draw:style-name="fr1" draw:name="Image311" text:anchor-type="as-char" svg:width="6.9236in" svg:height="4.436874in" draw:z-index="0">
<draw:image xlink:href="../Images/AРМІЯINFORM/2023-04-03T98-00-00-04-00/photo_5860637709419262100_w.jpg" xlink:type="simple" xlink:show="embed" xlink:actuate="onLoad" draw:mime-type="image/jpeg"/>
</draw:frame>
这些问题由协调总部的代表，乌克兰的武装部队，国家警察和特殊情况下失踪人员问题的顾问的武装部队回答。</text:p>
      <text:p text:style-name="P4">
他们讨论了奇波瓦蒂(Chippovaty)捍卫者失踪后进行官方调查的行为。 军事部门有30天的调查。 但是，调查结果通常更快。 在这个军事部门之后，tasocial支持的领土大会中心，白天应该在白天通知亲戚。 指挥官有义务回答亲戚的问题。 通过领土中心提供沟通。</text:p>
      <text:p text:style-name="P4">
会议也是关于社会付款的。 伊万·安吉林(Ivan Angelin)在特殊情况下失踪的失踪人员顾问指出，当后卫被认为是失踪者，而他的家人为未成年人的家庭配方奶粉涉及养家糊口的人，然后养家糊口从囚禁中转身，收到了这笔钱。</text:p>
      <text:p text:style-name="P4">
员工代表回忆说，在交流期间，大约有三分之一的被认为失踪的人被返回。</text:p>
      <text:p text:style-name="P4">
<text:span text:style-name="T4">
 来源： </text:span>
(https://t.me/Koord_shtab/778)</text:p>
      <text:p text:style-name="P4">
News Source: <text:a xlink:type="simple" xlink:href="https://armyinform.com.ua/2023/04/03/u-koordynaczijnomu-shtabi-vidbulasya-zustrich-z-rodynamy-vijskovosluzhbovcziv-okremoyi-mehanizovanoyi-brygady/" text:style-name="Internet_20_link" text:visited-style-name="Visited_20_Internet_20_Link">
https://armyinform.com.ua/2023/04/03/u-koordynaczijnomu-shtabi-vidbulasya-zustrich-z-rodynamy-vijskovosluzhbovcziv-okremoyi-mehanizovanoyi-brygady/</text:a>
</text:p>
      <!--NEWS-->
      <text:h text:style-name="P10" text:outline-level="1">
<text:span text:style-name="T4">
短的。 战争。 第404天</text:span>
</text:h>
      <text:p text:style-name="P4">
作者: ['АРМІЯINFORM']</text:p>
      <text:p text:style-name="P4">
时间: 2023-04-03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Ш ЗСУ']</text:p>
      <text:p text:style-name="P4">
类别: News</text:p>
      <!--METADATA-->
      <text:p text:style-name="P4">
News Source: <text:a xlink:type="simple" xlink:href="https://armyinform.com.ua/2023/04/03/korotko-vijna-den-404-videodajdzhest/" text:style-name="Internet_20_link" text:visited-style-name="Visited_20_Internet_20_Link">
https://armyinform.com.ua/2023/04/03/korotko-vijna-den-404-videodajdzhest/</text:a>
</text:p>
      <!--NEWS-->
      <text:h text:style-name="P10" text:outline-level="1">
<text:span text:style-name="T4">
杜达（Duda</text:span>
</text:h>
      <text:p text:style-name="P4">
作者: Ukrinform (Person)</text:p>
      <text:p text:style-name="P4">
出版商: Укринформ (Organization)</text:p>
      <text:p text:style-name="P4">
出版时间: 2023-04-04T-29:54:00+03:00</text:p>
      <text:p text:style-name="P4">
修改时间: 2023-04-04T01:54:00+03:00</text:p>
      <text:p text:style-name="P4">
描述: 波兰总统安德烈·杜达（Andrzej Duda）在意大利首都举行了大火，该欧洲奥运会将于6月21日在克拉科夫（Krakow）点燃欧洲2023年奥运会之际。  - 乌克林。</text:p>
      <text:p text:style-name="P4">
图片: ["<text:a xlink:type="simple" xlink:href="https://static.ukrinform.com/photos/2023_04/thumb_files/630_360_1680561698-424.jpg" text:style-name="Internet_20_link" text:visited-style-name="Visited_20_Internet_20_Link">
630_360_16805...</text:a>
", "<text:a xlink:type="simple" xlink:href="https://static.ukrinform.com/photos/2023_04/1680561540-371.jpg" text:style-name="Internet_20_link" text:visited-style-name="Visited_20_Internet_20_Link">
1680561540-37...</text:a>
"]</text:p>
      <text:p text:style-name="P4">
标签: ['Дуда', 'Санкції', 'Спорт', 'Європейські ігри']</text:p>
      <text:p text:style-name="P4">
类型: Article</text:p>
      <!--METADATA-->
      <text:p text:style-name="P4">
<draw:frame draw:style-name="fr1" draw:name="Image312" text:anchor-type="as-char" svg:width="6.9236in" svg:height="3.956343in" draw:z-index="0">
<draw:image xlink:href="../Images/yкринформ/2023-04-04T-29-54-00-03-00/630_360_1680561698-424.jpg" xlink:type="simple" xlink:show="embed" xlink:actuate="onLoad" draw:mime-type="image/jpeg"/>
</draw:frame>
安德烈·杜达(Andrzej Duda)总统大选在意大利首都发生了大火，乌克兰将于6月21日在欧洲2023年欧洲奥运会开始时点燃。</text:p>
      <text:p text:style-name="P4">
关于IT报告乌克林福姆，参考<text:a xlink:type="simple" xlink:href="http://www.pap.pl/aktualnosci/news,1556495,prezydent-duda-odebral-w-rzymie-ogien-pokoju-na-igrzyska-europejskie.html" text:style-name="Internet_20_link" text:visited-style-name="Visited_20_Internet_20_Link">
</text:a>
。</text:p>
      <text:p text:style-name="P4">
杜达说：“在80天内，这场大火克服了超过1500公里的公里，将在2023年全球最大的体育赛事中为超过7,000名运动员加入欧洲奥运会。”</text:p>
      <text:p text:style-name="P4">
他指出，他的家乡克拉科夫将是欧盟的第一个城市，欧洲奥运会接受了欧洲奥运会，就像他们过去在巴库和明斯克举行的那样。 对于波兰而言，波兰将是该国历史上最大的体育比赛。</text:p>
      <text:p text:style-name="P4">
DUDA感谢Spiros Kapralos欧洲奥林匹克委员会主席，但在这些国际比赛中，俄罗斯和白俄罗斯的运动员将不会有。</text:p>
      <text:p text:style-name="P4">
“我要感谢欧洲奥林匹克委员会主席，你们所有人，他们将通过不参加俄罗斯代表的参与，俄罗斯的代表开始升温乌克兰，而白俄罗斯的政权支持它”  - 强调<text:a xlink:type="simple" xlink:href="https://www.ukrinform.ua/tag-duda" text:style-name="Internet_20_link" text:visited-style-name="Visited_20_Internet_20_Link">
</text:a>
。</text:p>
      <text:p text:style-name="P4">
<text:span text:style-name="T4">
另请阅读：</text:span>
 <text:a xlink:type="simple" xlink:href="https://www.ukrinform.ua/rubric-sports/3689037-evropejski-igri-u-polsi-projdut-bez-rosijskih-ta-biloruskih-sportsmeniv.html" text:style-name="Internet_20_link" text:visited-style-name="Visited_20_Internet_20_Link">
</text:a>
据他说，作为欧洲奥运会的所有者，他将能够见到乌克兰Zelensky总统的战士，他将于4月5日在Dulsh访问时到达，并说：“弗拉基米尔，这些将是奥运会和平与安宁，我们不需要一切都很好。”</text:p>
      <text:p text:style-name="P4">
<draw:frame draw:style-name="fr1" draw:name="Image313" text:anchor-type="as-char" svg:width="6.9236in" svg:height="4.615733in" draw:z-index="0">
<draw:image xlink:href="../Images/yкринформ/2023-04-04T-29-54-00-03-00/1680561540-371.jpg" xlink:type="simple" xlink:show="embed" xlink:actuate="onLoad" draw:mime-type="image/jpeg"/>
</draw:frame>
杜达(Duda(运动步行)和Aniti Vladarchik(扔锤子). Вони розпочали естафетудоставлення вогню до Польщі.</text:p>
      <text:p text:style-name="P4">
Нагадаємо, Європейські ігри-2023 відбудуться з 21 червня до 2 липня у Краковіта Малопольському воєводстві. У них візьмуть участь понад 7 тис. спортсменівіз 48 країн, зокрема й України. У програмі Ігор - 29 дисциплін, у 19 з нихспортсмени виборюватимуть кваліфікацію на Олімпіаду-2024 в Парижі.</text:p>
      <text:p text:style-name="P4">
<text:span text:style-name="T5">
Фото: Jakub Szymczuk/KPRP</text:span>
</text:p>
      <text:p text:style-name="P4">
News Source: <text:a xlink:type="simple" xlink:href="https://www.ukrinform.ua/rubric-world/3691179-duda-otrimav-u-rimi-vogon-miru-do-evropejskih-igor2023.html" text:style-name="Internet_20_link" text:visited-style-name="Visited_20_Internet_20_Link">
https://www.ukrinform.ua/rubric-world/3691179-duda-otrimav-u-rimi-vogon-miru-do-evropejskih-igor2023.html</text:a>
</text:p>
      <!--NEWS-->
      <text:h text:style-name="P10" text:outline-level="1">
<text:span text:style-name="T4">
在敖德萨，有爆炸 - 媒体</text:span>
</text:h>
      <text:p text:style-name="P4">
作者: Ukrinform (Person)</text:p>
      <text:p text:style-name="P4">
出版商: Укринформ (Organization)</text:p>
      <text:p text:style-name="P4">
出版时间: 2023-04-04T-31:33:00+03:00</text:p>
      <text:p text:style-name="P4">
修改时间: 2023-04-04T01:33:00+03:00</text:p>
      <text:p text:style-name="P4">
描述: 敖德萨听到了爆炸声。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деса', 'Вибух', 'Повітряна тривога']</text:p>
      <text:p text:style-name="P4">
类型: Article</text:p>
      <!--METADATA-->
      <text:p text:style-name="P4">
<draw:frame draw:style-name="fr1" draw:name="Image314" text:anchor-type="as-char" svg:width="6.9236in" svg:height="3.948443in" draw:z-index="0">
<draw:image xlink:href="../Images/yкринформ/2023-04-04T-31-33-00-03-00/630_360_1538997483-946.jpg" xlink:type="simple" xlink:show="embed" xlink:actuate="onLoad" draw:mime-type="image/jpeg"/>
</draw:frame>
在敖德萨，听到了爆炸的声音。</text:p>
      <text:p text:style-name="P4">
关于它报告<text:a xlink:type="simple" xlink:href="https://t.me/s/suspilnenews" text:style-name="Internet_20_link" text:visited-style-name="Visited_20_Internet_20_Link">
</text:a>
，报道乌克林福姆。</text:p>
      <text:p text:style-name="P4">
《邮报》写道：“在敖德萨，听到了爆炸的声音……该地区的空气警报没有宣布。”</text:p>
      <text:p text:style-name="P4">
<text:span text:style-name="T4">
另请阅读：</text:span>
 <text:a xlink:type="simple" xlink:href="https://www.ukrinform.ua/rubric-regions/3689658-u-zaporizzi-lunali-vibuhi-zmi.html" text:style-name="Internet_20_link" text:visited-style-name="Visited_20_Internet_20_Link">
</text:a>
几分钟后<text:a xlink:type="simple" xlink:href="https://www.ukrinform.ua/tag-vibuh" text:style-name="Internet_20_link" text:visited-style-name="Visited_20_Internet_20_Link">
</text:a>
在敖德萨地区，他们宣布空气警报。</text:p>
      <text:p text:style-name="P4">
News Source: <text:a xlink:type="simple" xlink:href="https://www.ukrinform.ua/rubric-regions/3691180-v-odesi-prolunav-vibuh-zmi.html" text:style-name="Internet_20_link" text:visited-style-name="Visited_20_Internet_20_Link">
https://www.ukrinform.ua/rubric-regions/3691180-v-odesi-prolunav-vibuh-zmi.html</text:a>
</text:p>
      <!--NEWS-->
      <text:h text:style-name="P10" text:outline-level="1">
<text:span text:style-name="T4">
该案被转移到法院，伊彭的居民欺负了法院</text:span>
</text:h>
      <text:p text:style-name="P4">
作者: Ukrinform (Person)</text:p>
      <text:p text:style-name="P4">
出版商: Укринформ (Organization)</text:p>
      <text:p text:style-name="P4">
出版时间: 2023-04-04T-33:17:00+03:00</text:p>
      <text:p text:style-name="P4">
修改时间: 2023-04-04T01:17:00+03:00</text:p>
      <text:p text:style-name="P4">
描述: 嘲笑基辅地区欧彭（Irpen）居民的俄罗斯联邦武装部队的军人将站在法庭上。  - 乌克林。</text:p>
      <text:p text:style-name="P4">
图片: ["<text:a xlink:type="simple" xlink:href="https://static.ukrinform.com/photos/2018_01/thumb_files/630_360_1515506864-9820.jpg" text:style-name="Internet_20_link" text:visited-style-name="Visited_20_Internet_20_Link">
630_360_15155...</text:a>
", "<text:a xlink:type="simple" xlink:href="https://static.ukrinform.com/photos/2023_04/1680559891-617.jpg" text:style-name="Internet_20_link" text:visited-style-name="Visited_20_Internet_20_Link">
1680559891-61...</text:a>
"]</text:p>
      <text:p text:style-name="P4">
标签: ['Ірпінь', 'Суд', 'Російські військові', 'Війна з росією']</text:p>
      <text:p text:style-name="P4">
类型: Article</text:p>
      <!--METADATA-->
      <text:p text:style-name="P4">
<draw:frame draw:style-name="fr1" draw:name="Image315" text:anchor-type="as-char" svg:width="6.9236in" svg:height="3.956343in" draw:z-index="0">
<draw:image xlink:href="../Images/yкринформ/2023-04-04T-33-17-00-03-00/630_360_1515506864-9820.jpg" xlink:type="simple" xlink:show="embed" xlink:actuate="onLoad" draw:mime-type="image/jpeg"/>
</draw:frame>
俄罗斯联邦武装部队的军人将出现在基辅地区的欧彭(Irpen)的居民中。</text:p>
      <text:p text:style-name="P4">
正如乌克林福姆报道的那样，它报告了<text:a xlink:type="simple" xlink:href="http://gp.gov.ua/ua/posts/znushhavsya-nad-meskancyami-irpenya-imituvav-yix-rozstril-suditimut-viiskovogo-rf" text:style-name="Internet_20_link" text:visited-style-name="Visited_20_Internet_20_Link">
</text:a>
。</text:p>
      <text:p text:style-name="P4">
在检察官的程序指导下，OGP因违反战争法而被俄罗斯武装部队服役。</text:p>
      <text:p text:style-name="P4">
调查发现，2022年3月，俄罗斯联邦武装部队的第104卫队空降袭击团的高级射手与其他俄罗斯士兵一起在欧彭进行了特别突袭。 入侵者受到平民的对待和羞辱，试图确定乌克兰的爱国公民。</text:p>
      <text:p text:style-name="P4">
<draw:frame draw:style-name="fr1" draw:name="Image316" text:anchor-type="as-char" svg:width="6.9236in" svg:height="7.282601in" draw:z-index="0">
<draw:image xlink:href="../Images/yкринформ/2023-04-04T-33-17-00-03-00/1680559891-617.jpg" xlink:type="simple" xlink:show="embed" xlink:actuate="onLoad" draw:mime-type="image/jpeg"/>
</draw:frame>
在欧丁军事医院的领土上，他们进行了两次审讯。 被告没有收到所需的信息，命令他们膝盖并彼此倾斜。 为了恐吓，他模仿了枪击事件，在男人的头上拍了几枪。</text:p>
      <text:p text:style-name="P4">
随后，被告与部门的指挥官和其他人<text:a xlink:type="simple" xlink:href="https://www.ukrinform.ua/tag-rosijski-vijskovi" text:style-name="Internet_20_link" text:visited-style-name="Visited_20_Internet_20_Link">
</text:a>
非法渗透了有两个平民的生活屋。 其中一个被殴打并模仿死刑，在他的头附近射击。</text:p>
      <text:p text:style-name="P4">
<text:span text:style-name="T4">
另请阅读：</text:span>
 <text:a xlink:type="simple" xlink:href="https://www.ukrinform.ua/rubric-world/3689921-zlocini-rosian-u-buci-j-irpeni-nazavzdi-zalisatsa-u-kolektivnij-pamati-evropi-gensek-re.html" text:style-name="Internet_20_link" text:visited-style-name="Visited_20_Internet_20_Link">
</text:a>
入侵者将男子带到院子里，被告在那里为他发送了自动武器。 他放弃了处决，他释放了两个队列，这引起了严重道德和精神痛苦的受害者。</text:p>
      <text:p text:style-name="P4">
被告现在被拘留。</text:p>
      <text:p text:style-name="P4">
正如乌克林福姆报道的那样，执法人员建立了三名俄罗斯军队的人员，他们在临时没收佩蒂基夫地区的一个定居点时，采取了普遍居民性质的暴力行动。</text:p>
      <text:p text:style-name="P4">
News Source: <text:a xlink:type="simple" xlink:href="https://www.ukrinform.ua/rubric-regions/3691178-do-sudu-peredali-spravu-vijskovogo-rf-akij-znusavsa-z-meskanciv-irpena.html" text:style-name="Internet_20_link" text:visited-style-name="Visited_20_Internet_20_Link">
https://www.ukrinform.ua/rubric-regions/3691178-do-sudu-peredali-spravu-vijskovogo-rf-akij-znusavsa-z-meskanciv-irpena.html</text:a>
</text:p>
      <!--NEWS-->
      <text:h text:style-name="P10" text:outline-level="1">
<text:span text:style-name="T4">
Svitolina和Kalinina让位于查尔斯顿的WTA锦标赛</text:span>
</text:h>
      <text:p text:style-name="P4">
作者: Ukrinform (Person)</text:p>
      <text:p text:style-name="P4">
出版商: Укринформ (Organization)</text:p>
      <text:p text:style-name="P4">
出版时间: 2023-04-04T-35:12:00+03:00</text:p>
      <text:p text:style-name="P4">
修改时间: 2023-04-04T01:12:00+03:00</text:p>
      <text:p text:style-name="P4">
描述: 乌克兰人Elina Svolin和Angelina Kalinina在美国查尔斯顿（美国）的女子网球协会（WTA）完成了一场演出，并获得了780.6万美元的奖金基金 - 乌克林福姆。</text:p>
      <text:p text:style-name="P4">
图片: ["<text:a xlink:type="simple" xlink:href="https://static.ukrinform.com/photos/2023_04/thumb_files/630_360_1680559822-326.jpg" text:style-name="Internet_20_link" text:visited-style-name="Visited_20_Internet_20_Link">
630_360_16805...</text:a>
"]</text:p>
      <text:p text:style-name="P4">
标签: ['Цуренко', 'Світоліна', 'Теніс', 'Ангеліна Калініна']</text:p>
      <text:p text:style-name="P4">
类型: Article</text:p>
      <!--METADATA-->
      <text:p text:style-name="P4">
<draw:frame draw:style-name="fr1" draw:name="Image317" text:anchor-type="as-char" svg:width="6.9236in" svg:height="3.956343in" draw:z-index="0">
<draw:image xlink:href="../Images/yкринформ/2023-04-04T-35-12-00-03-00/630_360_1680559822-326.jpg" xlink:type="simple" xlink:show="embed" xlink:actuate="onLoad" draw:mime-type="image/jpeg"/>
</draw:frame>
乌克兰Svitolina和Angelina Kalinina完成了女子网球协会土壤的表演(WTA)在查尔斯顿(美国)奖金$ 780.6万美元</text:p>
      <text:p text:style-name="P4">
一年休息后，在比赛的第一个圈子中，斯维托蛋白(由于唐卡的诞生)哈萨克斯坦Yulia Putintseva -7：6在三盘中承认(7：3)，2：6，4：6，以及与俄罗斯Anna Kalinskaya会面的成果-6：7(6：8)，4：6，报道乌克林福姆。</text:p>
      <text:p text:style-name="P4">
<text:span text:style-name="T4">
另请阅读：</text:span>
 <text:a xlink:type="simple" xlink:href="https://www.ukrinform.ua/rubric-sports/3691091-curenko-upevneno-probilasa-do-drugogo-kola-turniru-wta-u-carlstoni.html" text:style-name="Internet_20_link" text:visited-style-name="Visited_20_Internet_20_Link">
</text:a>
据报道，莱斯娅·库伦科(Lesya Tsurenko)与突尼斯(Punisia)的第二届Unsa Zhaber击败了阿根廷Paulo Ormahechea Irozhtivka。</text:p>
      <text:p text:style-name="P4">
查尔斯顿锦标赛将持续到4月9日。</text:p>
      <text:p text:style-name="P4">
应当指出的是，2017年9月，Elina Svitolina是世界上第三个“球拍”。</text:p>
      <text:p text:style-name="P4">
照片：BTU。</text:p>
      <text:p text:style-name="P4">
News Source: <text:a xlink:type="simple" xlink:href="https://www.ukrinform.ua/rubric-sports/3691177-svitolina-i-kalinina-postupilisa-na-starti-turniru-wta-v-carlstoni.html" text:style-name="Internet_20_link" text:visited-style-name="Visited_20_Internet_20_Link">
https://www.ukrinform.ua/rubric-sports/3691177-svitolina-i-kalinina-postupilisa-na-starti-turniru-wta-v-carlstoni.html</text:a>
</text:p>
      <!--NEWS-->
      <text:h text:style-name="P10" text:outline-level="1">
<text:span text:style-name="T4">
俄罗斯布莱恩斯克地区的州长宣布对无人机在军事办公室和内政部的建设中发动了袭击</text:span>
</text:h>
      <text:p text:style-name="P4">
作者: Ukrinform (Person)</text:p>
      <text:p text:style-name="P4">
出版商: Укринформ (Organization)</text:p>
      <text:p text:style-name="P4">
出版时间: 2023-04-04T-38:46:00+03:00</text:p>
      <text:p text:style-name="P4">
修改时间: 2023-04-04T00:46:00+03:00</text:p>
      <text:p text:style-name="P4">
描述: 俄罗斯布莱恩斯克地区的当局表示，在一个地区建设军事办公室和内政部的一个地区，爆炸装置从空中撤离。  - 乌克林。</text:p>
      <text:p text:style-name="P4">
图片: ["<text:a xlink:type="simple" xlink:href="https://static.ukrinform.com/photos/2016_02/thumb_files/630_360_1454344030-6508.png" text:style-name="Internet_20_link" text:visited-style-name="Visited_20_Internet_20_Link">
630_360_14543...</text:a>
"]</text:p>
      <text:p text:style-name="P4">
标签: ['Безпілотник', 'Вибухівка', 'росія', 'Військкомат']</text:p>
      <text:p text:style-name="P4">
类型: Article</text:p>
      <!--METADATA-->
      <text:p text:style-name="P4">
<draw:frame draw:style-name="fr1" draw:name="Image318" text:anchor-type="as-char" svg:width="6.9236in" svg:height="3.956343in" draw:z-index="0">
<draw:image xlink:href="../Images/yкринформ/2023-04-04T-38-46-00-03-00/630_360_1454344030-6508.png" xlink:type="simple" xlink:show="embed" xlink:actuate="onLoad" draw:mime-type="image/png"/>
</draw:frame>
俄罗斯的弗拉迪布林地区表示，在建筑办公室和内政部的一个地区，爆炸装置从空中撤离。</text:p>
      <text:p text:style-name="P4">
关于<text:a xlink:type="simple" xlink:href="https://t.me/s/avbogomaz" text:style-name="Internet_20_link" text:visited-style-name="Visited_20_Internet_20_Link">
</text:a>
据报道，布莱恩斯克地区的州长是由Oleksandr Bogomaz撰写的。</text:p>
      <text:p text:style-name="P4">
据他说，无人机两次袭击了该地区的塞夫斯基地区。</text:p>
      <text:p text:style-name="P4">
在爆炸装置卸货的一种情况下，建筑登记办公室损坏了。</text:p>
      <text:p text:style-name="P4">
<text:span text:style-name="T4">
另请阅读：</text:span>
 <text:a xlink:type="simple" xlink:href="https://www.ukrinform.ua/rubric-world/3678090-u-rosii-na-naftoprovodi-u-bilgorodskij-oblasti-prolunav-vibuh-e-poskodzenna.html" text:style-name="Internet_20_link" text:visited-style-name="Visited_20_Internet_20_Link">
</text:a>
随后，州长报告了另一项袭击 -  <text:a xlink:type="simple" xlink:href="https://www.ukrinform.ua/tag-bezpilotnik" text:style-name="Internet_20_link" text:visited-style-name="Visited_20_Internet_20_Link">
</text:a>
他放弃了内政部释放的爆炸装置。</text:p>
      <text:p text:style-name="P4">
俄罗斯官员说，没有受害者。</text:p>
      <text:p text:style-name="P4">
<text:span text:style-name="T5">
照片说明性</text:span>
</text:p>
      <text:p text:style-name="P4">
News Source: <text:a xlink:type="simple" xlink:href="https://www.ukrinform.ua/rubric-world/3691175-gubernator-branskij-oblasti-rosii-zaaviv-pro-ataku-bpla-na-vijskkomat-i-budivlu-mvs.html" text:style-name="Internet_20_link" text:visited-style-name="Visited_20_Internet_20_Link">
https://www.ukrinform.ua/rubric-world/3691175-gubernator-branskij-oblasti-rosii-zaaviv-pro-ataku-bpla-na-vijskkomat-i-budivlu-mvs.html</text:a>
</text:p>
      <!--NEWS-->
      <text:h text:style-name="P10" text:outline-level="1">
<text:span text:style-name="T4">
庞培称中国和俄罗斯在联合国安理会的“残余”成员身份</text:span>
</text:h>
      <text:p text:style-name="P4">
作者: Ukrinform (Person)</text:p>
      <text:p text:style-name="P4">
出版商: Укринформ (Organization)</text:p>
      <text:p text:style-name="P4">
出版时间: 2023-04-04T-42:29:00+03:00</text:p>
      <text:p text:style-name="P4">
修改时间: 2023-04-04T00:29:00+03:00</text:p>
      <text:p text:style-name="P4">
描述: 美国前国务卿迈克·庞培（Mike Pompeo）表示，他对联合国的看法并不乐观 - 在他看来，这个组织“从根本上破产”  - 乌克林福姆。</text:p>
      <text:p text:style-name="P4">
图片: ["<text:a xlink:type="simple" xlink:href="https://static.ukrinform.com/photos/2020_01/thumb_files/630_360_1580471097-500.jpeg" text:style-name="Internet_20_link" text:visited-style-name="Visited_20_Internet_20_Link">
630_360_15804...</text:a>
"]</text:p>
      <text:p text:style-name="P4">
标签: ['Китай', 'Помпео', 'росія', 'Радбез ООН']</text:p>
      <text:p text:style-name="P4">
类型: Article</text:p>
      <!--METADATA-->
      <text:p text:style-name="P4">
<draw:frame draw:style-name="fr1" draw:name="Image319" text:anchor-type="as-char" svg:width="6.9236in" svg:height="3.956343in" draw:z-index="0">
<draw:image xlink:href="../Images/yкринформ/2023-04-04T-42-29-00-03-00/630_360_1580471097-500.jpeg" xlink:type="simple" xlink:show="embed" xlink:actuate="onLoad" draw:mime-type="image/jpeg"/>
</draw:frame>
前美国国务卿迈克·庞培(Mike Pompeo)表示，这对此并不乐观 - 他认为，该组织“从根本上破产”</text:p>
      <text:p text:style-name="P4">
他在讨论中的访问中说，这是“美国互联州对乌克兰的支持 - 应该做什么及其重要的原因”(https://www.radiosvoboda.org/a/news-pompeo-kyiv-oon/32347665.html)。</text:p>
      <text:p text:style-name="P4">
“我对联合国不乐观。 爆发时可能很有意义，但是我们看到了联合国人权理事会。 他们的曼布里克(Mambric)，因为委内瑞拉与伊朗人一起负责联合国的人权，这些人是一个由妇女拥有的人……我们一次又一次地看到了这一点。 如今，UNNE将抵制中国共产党在该国西部拥有100万个穆斯林集中营的事实。 该组织旨在破坏。”他说<text:a xlink:type="simple" xlink:href="https://www.ukrinform.ua/tag-pompeo" text:style-name="Internet_20_link" text:visited-style-name="Visited_20_Internet_20_Link">
</text:a>
。</text:p>
      <text:p text:style-name="P4">
<text:span text:style-name="T4">
另请阅读：</text:span>
 <text:a xlink:type="simple" xlink:href="https://www.ukrinform.ua/rubric-world/3690498-evrosouz-vistupatime-proti-zlovzivan-rosii-pid-cas-golovuvanna-v-radbezi-oon-borrel.html" text:style-name="Internet_20_link" text:visited-style-name="Visited_20_Internet_20_Link">
</text:a>
据他说，由于两国忽略了国际法，中国和俄罗斯在联合国安理会中的成员是过去的“统治”。</text:p>
      <text:p text:style-name="P4">
“这已经是中国和俄罗斯共产党在联合国安理会占两条路的时间，是两个不打算遵守国际法的国家。 他们不太可能服从。 我认为这是对此的嘲弄。 因为如果您在创建联合国任务时查看该任务，则启动了《联合国宪章》中包含的非常崇高的想法。 但是，现在我们可以看到这个机构被打破了。”  - 总结说。</text:p>
      <text:p text:style-name="P4">
<text:span text:style-name="T4">
另请阅读：</text:span>
 <text:a xlink:type="simple" xlink:href="https://www.ukrinform.ua/rubric-world/3690721-rada-bezpeki-oon-potrebue-reformuvanna-glava-mzs-cehii.html" text:style-name="Internet_20_link" text:visited-style-name="Visited_20_Internet_20_Link">
</text:a>
据报道，乌克兰反复提出了联合国合法性的问题，因为任何文件中没有提供该组织的文件。 在联合国创始人中，有美利坚合众国，英国，法国，中国，苏联，它们也是拉德贝扎的永久成员。 此列表中没有俄罗斯。</text:p>
      <text:p text:style-name="P4">
_foto：op _</text:p>
      <text:p text:style-name="P4">
News Source: <text:a xlink:type="simple" xlink:href="https://www.ukrinform.ua/rubric-world/3691173-pompeo-nazvav-perezitkom-clenstvo-kitau-ta-rosii-v-radbezi-oon.html" text:style-name="Internet_20_link" text:visited-style-name="Visited_20_Internet_20_Link">
https://www.ukrinform.ua/rubric-world/3691173-pompeo-nazvav-perezitkom-clenstvo-kitau-ta-rosii-v-radbezi-oon.html</text:a>
</text:p>
      <!--NEWS-->
      <text:h text:style-name="P10" text:outline-level="1">
<text:span text:style-name="T4">
在俄罗斯被拘留的WSJ记者与间谍 - 白宫无关</text:span>
</text:h>
      <text:p text:style-name="P4">
作者: Ukrinform (Person)</text:p>
      <text:p text:style-name="P4">
出版商: Укринформ (Organization)</text:p>
      <text:p text:style-name="P4">
出版时间: 2023-04-04T-44:11:00+03:00</text:p>
      <text:p text:style-name="P4">
修改时间: 2023-04-04T00:11:00+03:00</text:p>
      <text:p text:style-name="P4">
描述: 美国政府明确拒绝了俄罗斯当局对新闻记者《华尔街日报》埃文·格什科维奇（Evan Gershkovich）看似参与间谍活动的任何指控。  - 乌克林。</text:p>
      <text:p text:style-name="P4">
图片: ["<text:a xlink:type="simple" xlink:href="https://static.ukrinform.com/photos/2023_03/thumb_files/630_360_1680228306-496.jpg" text:style-name="Internet_20_link" text:visited-style-name="Visited_20_Internet_20_Link">
630_360_16802...</text:a>
"]</text:p>
      <text:p text:style-name="P4">
标签: ['Арешт', 'США', 'Журналіст', 'росія', 'The Wall Street Journal ']</text:p>
      <text:p text:style-name="P4">
类型: Article</text:p>
      <!--METADATA-->
      <text:p text:style-name="P4">
<draw:frame draw:style-name="fr1" draw:name="Image320" text:anchor-type="as-char" svg:width="6.9236in" svg:height="3.956343in" draw:z-index="0">
<draw:image xlink:href="../Images/yкринформ/2023-04-04T-44-11-00-03-00/630_360_1680228306-496.jpg" xlink:type="simple" xlink:show="embed" xlink:actuate="onLoad" draw:mime-type="image/jpeg"/>
</draw:frame>
美国政府在《间谍暗杀》中对记者埃文·格什科维奇(Evan Gershkovich)拒绝了俄罗斯弗拉德(Vlad)的任何指控。</text:p>
      <text:p text:style-name="P4">
乌克林福姆(Ukrinform)报告了自己的记者，周一在周一由国家安全委员会约翰·柯比(John Kirby)协调员的在线简报上指出。</text:p>
      <text:p text:style-name="P4">
“他们公开声称他(埃文·格什科维奇(Evan Gershkovich) - 编辑。)我从事间谍活动，正如您上周从我们那里听到的那样，这一说法毫无意义。它是《华尔街日报》的记者，根本没有做些接近间谍活动的事情。”白宫代表说。</text:p>
      <text:p text:style-name="P4">
<text:span text:style-name="T4">
另请阅读：</text:span>
 <text:a xlink:type="simple" xlink:href="https://www.ukrinform.ua/rubric-world/3690672-blinken-osobisto-zaklikav-lavrova-zvilniti-zurnalista-wsj.html" text:style-name="Internet_20_link" text:visited-style-name="Visited_20_Internet_20_Link">
</text:a>
柯比强调，新闻不是犯罪。 他指出<text:a xlink:type="simple" xlink:href="https://www.ukrinform.ua/tag-ssa" text:style-name="Internet_20_link" text:visited-style-name="Visited_20_Internet_20_Link">
</text:a>
谴责俄罗斯记者的拘留并努力将其归还，以及较早的被拘留者<text:a xlink:type="simple" xlink:href="https://www.ukrinform.ua/rubric-world/3642609-u-bajdena-poobicali-povernuti-amerikanskogo-morpiha-pola-vilana-z-rosijskogo-polonu.html" text:style-name="Internet_20_link" text:visited-style-name="Visited_20_Internet_20_Link">
</text:a>
。</text:p>
      <text:p text:style-name="P4">
正如乌克林福姆报道的<text:a xlink:type="simple" xlink:href="https://www.ukrinform.ua/rubric-world/3689361-u-rosii-za-spigunstvo-zatrimali-zurnalista-the-wall-street-journal.html" text:style-name="Internet_20_link" text:visited-style-name="Visited_20_Internet_20_Link">
</text:a>
在他到Yekaterinburg的新闻商务旅行中。 它是1986年俄罗斯当局逮捕美国媒体的第一位代表，也是俄罗斯当局非法拘留多年的几个美国人之一。</text:p>
      <text:p text:style-name="P4">
News Source: <text:a xlink:type="simple" xlink:href="https://www.ukrinform.ua/rubric-world/3691132-zatrimanij-u-rosii-zurnalist-wsj-ne-mav-zodnogo-vidnosenna-do-spigunstva-bilij-dim.html" text:style-name="Internet_20_link" text:visited-style-name="Visited_20_Internet_20_Link">
https://www.ukrinform.ua/rubric-world/3691132-zatrimanij-u-rosii-zurnalist-wsj-ne-mav-zodnogo-vidnosenna-do-spigunstva-bilij-dim.html</text:a>
</text:p>
      <!--NEWS-->
      <text:h text:style-name="P10" text:outline-level="1">
<text:span text:style-name="T4">
在俄罗斯被拘留的WSJ记者与间谍 - 白宫无关</text:span>
</text:h>
      <text:p text:style-name="P4">
作者: Ukrinform (Person)</text:p>
      <text:p text:style-name="P4">
出版商: Укринформ (Organization)</text:p>
      <text:p text:style-name="P4">
出版时间: 2023-04-04T00:11:00+03:00</text:p>
      <text:p text:style-name="P4">
修改时间: 2023-04-04T00:11:00+03:00</text:p>
      <text:p text:style-name="P4">
描述: 美国政府明确拒绝了俄罗斯当局对新闻记者《华尔街日报》埃文·格什科维奇（Evan Gershkovich）看似参与间谍活动的任何指控。  - 乌克林。</text:p>
      <text:p text:style-name="P4">
图片: ["<text:a xlink:type="simple" xlink:href="https://static.ukrinform.com/photos/2023_03/thumb_files/630_360_1680228306-496.jpg" text:style-name="Internet_20_link" text:visited-style-name="Visited_20_Internet_20_Link">
630_360_16802...</text:a>
"]</text:p>
      <text:p text:style-name="P4">
标签: ['Арешт', 'США', 'Журналіст', 'росія', 'The Wall Street Journal ']</text:p>
      <text:p text:style-name="P4">
类型: Article</text:p>
      <!--METADATA-->
      <text:p text:style-name="P4">
<draw:frame draw:style-name="fr1" draw:name="Image321" text:anchor-type="as-char" svg:width="6.9236in" svg:height="3.956343in" draw:z-index="0">
<draw:image xlink:href="../Images/yкринформ/2023-04-04T00-11-00-03-00/630_360_1680228306-496.jpg" xlink:type="simple" xlink:show="embed" xlink:actuate="onLoad" draw:mime-type="image/jpeg"/>
</draw:frame>
美国政府在《间谍暗杀》中对记者埃文·格什科维奇(Evan Gershkovich)拒绝了俄罗斯弗拉德(Vlad)的任何指控。</text:p>
      <text:p text:style-name="P4">
乌克林福姆(Ukrinform)报告了自己的记者，周一在周一由国家安全委员会约翰·柯比(John Kirby)协调员的在线简报上指出。</text:p>
      <text:p text:style-name="P4">
“他们公开声称他(埃文·格什科维奇(Evan Gershkovich) - 编辑。)我从事间谍活动，正如您上周从我们那里听到的那样，这一说法毫无意义。它是《华尔街日报》的记者，根本没有做些接近间谍活动的事情。”白宫代表说。</text:p>
      <text:p text:style-name="P4">
<text:span text:style-name="T4">
另请阅读：</text:span>
 <text:a xlink:type="simple" xlink:href="https://www.ukrinform.ua/rubric-world/3690672-blinken-osobisto-zaklikav-lavrova-zvilniti-zurnalista-wsj.html" text:style-name="Internet_20_link" text:visited-style-name="Visited_20_Internet_20_Link">
</text:a>
柯比强调，新闻不是犯罪。 他指出<text:a xlink:type="simple" xlink:href="https://www.ukrinform.ua/tag-ssa" text:style-name="Internet_20_link" text:visited-style-name="Visited_20_Internet_20_Link">
</text:a>
谴责俄罗斯记者的拘留并努力将其归还，以及较早的被拘留者<text:a xlink:type="simple" xlink:href="https://www.ukrinform.ua/rubric-world/3642609-u-bajdena-poobicali-povernuti-amerikanskogo-morpiha-pola-vilana-z-rosijskogo-polonu.html" text:style-name="Internet_20_link" text:visited-style-name="Visited_20_Internet_20_Link">
</text:a>
。</text:p>
      <text:p text:style-name="P4">
正如乌克林福姆报道的<text:a xlink:type="simple" xlink:href="https://www.ukrinform.ua/rubric-world/3689361-u-rosii-za-spigunstvo-zatrimali-zurnalista-the-wall-street-journal.html" text:style-name="Internet_20_link" text:visited-style-name="Visited_20_Internet_20_Link">
</text:a>
在他到Yekaterinburg的新闻商务旅行中。 它是1986年俄罗斯当局逮捕美国媒体的第一位代表，也是俄罗斯当局非法拘留多年的几个美国人之一。</text:p>
      <text:p text:style-name="P4">
News Source: <text:a xlink:type="simple" xlink:href="https://www.ukrinform.ua/rubric-world/3691132-zatrimanij-u-rosii-zurnalist-wsj-ne-mav-zodnogo-vidnosenna-do-spigunstva-bilij-dim.html" text:style-name="Internet_20_link" text:visited-style-name="Visited_20_Internet_20_Link">
https://www.ukrinform.ua/rubric-world/3691132-zatrimanij-u-rosii-zurnalist-wsj-ne-mav-zodnogo-vidnosenna-do-spigunstva-bilij-dim.html</text:a>
</text:p>
      <!--NEWS-->
      <text:h text:style-name="P10" text:outline-level="1">
<text:span text:style-name="T4">
庞培称中国和俄罗斯在联合国安理会的“残余”成员身份</text:span>
</text:h>
      <text:p text:style-name="P4">
作者: Ukrinform (Person)</text:p>
      <text:p text:style-name="P4">
出版商: Укринформ (Organization)</text:p>
      <text:p text:style-name="P4">
出版时间: 2023-04-04T00:29:00+03:00</text:p>
      <text:p text:style-name="P4">
修改时间: 2023-04-04T00:29:00+03:00</text:p>
      <text:p text:style-name="P4">
描述: 美国前国务卿迈克·庞培（Mike Pompeo）表示，他对联合国的看法并不乐观 - 在他看来，这个组织“从根本上破产”  - 乌克林福姆。</text:p>
      <text:p text:style-name="P4">
图片: ["<text:a xlink:type="simple" xlink:href="https://static.ukrinform.com/photos/2020_01/thumb_files/630_360_1580471097-500.jpeg" text:style-name="Internet_20_link" text:visited-style-name="Visited_20_Internet_20_Link">
630_360_15804...</text:a>
"]</text:p>
      <text:p text:style-name="P4">
标签: ['Китай', 'Помпео', 'росія', 'Радбез ООН']</text:p>
      <text:p text:style-name="P4">
类型: Article</text:p>
      <!--METADATA-->
      <text:p text:style-name="P4">
<draw:frame draw:style-name="fr1" draw:name="Image322" text:anchor-type="as-char" svg:width="6.9236in" svg:height="3.956343in" draw:z-index="0">
<draw:image xlink:href="../Images/yкринформ/2023-04-04T00-29-00-03-00/630_360_1580471097-500.jpeg" xlink:type="simple" xlink:show="embed" xlink:actuate="onLoad" draw:mime-type="image/jpeg"/>
</draw:frame>
前美国国务卿迈克·庞培(Mike Pompeo)表示，这对此并不乐观 - 他认为，该组织“从根本上破产”</text:p>
      <text:p text:style-name="P4">
他在讨论中的访问中说，这是“美国互联州对乌克兰的支持 - 应该做什么及其重要的原因”(https://www.radiosvoboda.org/a/news-pompeo-kyiv-oon/32347665.html)。</text:p>
      <text:p text:style-name="P4">
“我对联合国不乐观。 爆发时可能很有意义，但是我们看到了联合国人权理事会。 他们的曼布里克(Mambric)，因为委内瑞拉与伊朗人一起负责联合国的人权，这些人是一个由妇女拥有的人……我们一次又一次地看到了这一点。 如今，UNNE将抵制中国共产党在该国西部拥有100万个穆斯林集中营的事实。 该组织旨在破坏。”他说<text:a xlink:type="simple" xlink:href="https://www.ukrinform.ua/tag-pompeo" text:style-name="Internet_20_link" text:visited-style-name="Visited_20_Internet_20_Link">
</text:a>
。</text:p>
      <text:p text:style-name="P4">
<text:span text:style-name="T4">
另请阅读：</text:span>
 <text:a xlink:type="simple" xlink:href="https://www.ukrinform.ua/rubric-world/3690498-evrosouz-vistupatime-proti-zlovzivan-rosii-pid-cas-golovuvanna-v-radbezi-oon-borrel.html" text:style-name="Internet_20_link" text:visited-style-name="Visited_20_Internet_20_Link">
</text:a>
据他说，由于两国忽略了国际法，中国和俄罗斯在联合国安理会中的成员是过去的“统治”。</text:p>
      <text:p text:style-name="P4">
“这已经是中国和俄罗斯共产党在联合国安理会占两条路的时间，是两个不打算遵守国际法的国家。 他们不太可能服从。 我认为这是对此的嘲弄。 因为如果您在创建联合国任务时查看该任务，则启动了《联合国宪章》中包含的非常崇高的想法。 但是，现在我们可以看到这个机构被打破了。”  - 总结说。</text:p>
      <text:p text:style-name="P4">
<text:span text:style-name="T4">
另请阅读：</text:span>
 <text:a xlink:type="simple" xlink:href="https://www.ukrinform.ua/rubric-world/3690721-rada-bezpeki-oon-potrebue-reformuvanna-glava-mzs-cehii.html" text:style-name="Internet_20_link" text:visited-style-name="Visited_20_Internet_20_Link">
</text:a>
据报道，乌克兰反复提出了联合国合法性的问题，因为任何文件中没有提供该组织的文件。 在联合国创始人中，有美利坚合众国，英国，法国，中国，苏联，它们也是拉德贝扎的永久成员。 此列表中没有俄罗斯。</text:p>
      <text:p text:style-name="P4">
_foto：op _</text:p>
      <text:p text:style-name="P4">
News Source: <text:a xlink:type="simple" xlink:href="https://www.ukrinform.ua/rubric-world/3691173-pompeo-nazvav-perezitkom-clenstvo-kitau-ta-rosii-v-radbezi-oon.html" text:style-name="Internet_20_link" text:visited-style-name="Visited_20_Internet_20_Link">
https://www.ukrinform.ua/rubric-world/3691173-pompeo-nazvav-perezitkom-clenstvo-kitau-ta-rosii-v-radbezi-oon.html</text:a>
</text:p>
      <!--NEWS-->
      <text:h text:style-name="P10" text:outline-level="1">
<text:span text:style-name="T4">
俄罗斯布莱恩斯克地区的州长宣布对无人机在军事办公室和内政部的建设中发动了袭击</text:span>
</text:h>
      <text:p text:style-name="P4">
作者: Ukrinform (Person)</text:p>
      <text:p text:style-name="P4">
出版商: Укринформ (Organization)</text:p>
      <text:p text:style-name="P4">
出版时间: 2023-04-04T00:46:00+03:00</text:p>
      <text:p text:style-name="P4">
修改时间: 2023-04-04T00:46:00+03:00</text:p>
      <text:p text:style-name="P4">
描述: 俄罗斯布莱恩斯克地区的当局表示，在一个地区建设军事办公室和内政部的一个地区，爆炸装置从空中撤离。  - 乌克林。</text:p>
      <text:p text:style-name="P4">
图片: ["<text:a xlink:type="simple" xlink:href="https://static.ukrinform.com/photos/2016_02/thumb_files/630_360_1454344030-6508.png" text:style-name="Internet_20_link" text:visited-style-name="Visited_20_Internet_20_Link">
630_360_14543...</text:a>
"]</text:p>
      <text:p text:style-name="P4">
标签: ['Безпілотник', 'Вибухівка', 'росія', 'Військкомат']</text:p>
      <text:p text:style-name="P4">
类型: Article</text:p>
      <!--METADATA-->
      <text:p text:style-name="P4">
<draw:frame draw:style-name="fr1" draw:name="Image323" text:anchor-type="as-char" svg:width="6.9236in" svg:height="3.956343in" draw:z-index="0">
<draw:image xlink:href="../Images/yкринформ/2023-04-04T00-46-00-03-00/630_360_1454344030-6508.png" xlink:type="simple" xlink:show="embed" xlink:actuate="onLoad" draw:mime-type="image/png"/>
</draw:frame>
俄罗斯的弗拉迪布林地区表示，在建筑办公室和内政部的一个地区，爆炸装置从空中撤离。</text:p>
      <text:p text:style-name="P4">
关于<text:a xlink:type="simple" xlink:href="https://t.me/s/avbogomaz" text:style-name="Internet_20_link" text:visited-style-name="Visited_20_Internet_20_Link">
</text:a>
据报道，布莱恩斯克地区的州长是由Oleksandr Bogomaz撰写的。</text:p>
      <text:p text:style-name="P4">
据他说，无人机两次袭击了该地区的塞夫斯基地区。</text:p>
      <text:p text:style-name="P4">
在爆炸装置卸货的一种情况下，建筑登记办公室损坏了。</text:p>
      <text:p text:style-name="P4">
<text:span text:style-name="T4">
另请阅读：</text:span>
 <text:a xlink:type="simple" xlink:href="https://www.ukrinform.ua/rubric-world/3678090-u-rosii-na-naftoprovodi-u-bilgorodskij-oblasti-prolunav-vibuh-e-poskodzenna.html" text:style-name="Internet_20_link" text:visited-style-name="Visited_20_Internet_20_Link">
</text:a>
随后，州长报告了另一项袭击 -  <text:a xlink:type="simple" xlink:href="https://www.ukrinform.ua/tag-bezpilotnik" text:style-name="Internet_20_link" text:visited-style-name="Visited_20_Internet_20_Link">
</text:a>
他放弃了内政部释放的爆炸装置。</text:p>
      <text:p text:style-name="P4">
俄罗斯官员说，没有受害者。</text:p>
      <text:p text:style-name="P4">
<text:span text:style-name="T5">
照片说明性</text:span>
</text:p>
      <text:p text:style-name="P4">
News Source: <text:a xlink:type="simple" xlink:href="https://www.ukrinform.ua/rubric-world/3691175-gubernator-branskij-oblasti-rosii-zaaviv-pro-ataku-bpla-na-vijskkomat-i-budivlu-mvs.html" text:style-name="Internet_20_link" text:visited-style-name="Visited_20_Internet_20_Link">
https://www.ukrinform.ua/rubric-world/3691175-gubernator-branskij-oblasti-rosii-zaaviv-pro-ataku-bpla-na-vijskkomat-i-budivlu-mvs.html</text:a>
</text:p>
      <!--NEWS-->
      <text:h text:style-name="P10" text:outline-level="1">
<text:span text:style-name="T4">
Svitolina和Kalinina让位于查尔斯顿的WTA锦标赛</text:span>
</text:h>
      <text:p text:style-name="P4">
作者: Ukrinform (Person)</text:p>
      <text:p text:style-name="P4">
出版商: Укринформ (Organization)</text:p>
      <text:p text:style-name="P4">
出版时间: 2023-04-04T01:12:00+03:00</text:p>
      <text:p text:style-name="P4">
修改时间: 2023-04-04T01:12:00+03:00</text:p>
      <text:p text:style-name="P4">
描述: 乌克兰人Elina Svolin和Angelina Kalinina在美国查尔斯顿（美国）的女子网球协会（WTA）完成了一场演出，并获得了780.6万美元的奖金基金 - 乌克林福姆。</text:p>
      <text:p text:style-name="P4">
图片: ["<text:a xlink:type="simple" xlink:href="https://static.ukrinform.com/photos/2023_04/thumb_files/630_360_1680559822-326.jpg" text:style-name="Internet_20_link" text:visited-style-name="Visited_20_Internet_20_Link">
630_360_16805...</text:a>
"]</text:p>
      <text:p text:style-name="P4">
标签: ['Цуренко', 'Світоліна', 'Теніс', 'Ангеліна Калініна']</text:p>
      <text:p text:style-name="P4">
类型: Article</text:p>
      <!--METADATA-->
      <text:p text:style-name="P4">
<draw:frame draw:style-name="fr1" draw:name="Image324" text:anchor-type="as-char" svg:width="6.9236in" svg:height="3.956343in" draw:z-index="0">
<draw:image xlink:href="../Images/yкринформ/2023-04-04T01-12-00-03-00/630_360_1680559822-326.jpg" xlink:type="simple" xlink:show="embed" xlink:actuate="onLoad" draw:mime-type="image/jpeg"/>
</draw:frame>
乌克兰Svitolina和Angelina Kalinina完成了女子网球协会土壤的表演(WTA)在查尔斯顿(美国)奖金$ 780.6万美元</text:p>
      <text:p text:style-name="P4">
一年休息后，在比赛的第一个圈子中，斯维托蛋白(由于唐卡的诞生)哈萨克斯坦Yulia Putintseva -7：6在三盘中承认(7：3)，2：6，4：6，以及与俄罗斯Anna Kalinskaya会面的成果-6：7(6：8)，4：6，报道乌克林福姆。</text:p>
      <text:p text:style-name="P4">
<text:span text:style-name="T4">
另请阅读：</text:span>
 <text:a xlink:type="simple" xlink:href="https://www.ukrinform.ua/rubric-sports/3691091-curenko-upevneno-probilasa-do-drugogo-kola-turniru-wta-u-carlstoni.html" text:style-name="Internet_20_link" text:visited-style-name="Visited_20_Internet_20_Link">
</text:a>
据报道，莱斯娅·库伦科(Lesya Tsurenko)与突尼斯(Punisia)的第二届Unsa Zhaber击败了阿根廷Paulo Ormahechea Irozhtivka。</text:p>
      <text:p text:style-name="P4">
查尔斯顿锦标赛将持续到4月9日。</text:p>
      <text:p text:style-name="P4">
应当指出的是，2017年9月，Elina Svitolina是世界上第三个“球拍”。</text:p>
      <text:p text:style-name="P4">
照片：BTU。</text:p>
      <text:p text:style-name="P4">
News Source: <text:a xlink:type="simple" xlink:href="https://www.ukrinform.ua/rubric-sports/3691177-svitolina-i-kalinina-postupilisa-na-starti-turniru-wta-v-carlstoni.html" text:style-name="Internet_20_link" text:visited-style-name="Visited_20_Internet_20_Link">
https://www.ukrinform.ua/rubric-sports/3691177-svitolina-i-kalinina-postupilisa-na-starti-turniru-wta-v-carlstoni.html</text:a>
</text:p>
      <!--NEWS-->
      <text:h text:style-name="P10" text:outline-level="1">
<text:span text:style-name="T4">
该案被转移到法院，伊彭的居民欺负了法院</text:span>
</text:h>
      <text:p text:style-name="P4">
作者: Ukrinform (Person)</text:p>
      <text:p text:style-name="P4">
出版商: Укринформ (Organization)</text:p>
      <text:p text:style-name="P4">
出版时间: 2023-04-04T01:17:00+03:00</text:p>
      <text:p text:style-name="P4">
修改时间: 2023-04-04T01:17:00+03:00</text:p>
      <text:p text:style-name="P4">
描述: 嘲笑基辅地区欧彭（Irpen）居民的俄罗斯联邦武装部队的军人将站在法庭上。  - 乌克林。</text:p>
      <text:p text:style-name="P4">
图片: ["<text:a xlink:type="simple" xlink:href="https://static.ukrinform.com/photos/2018_01/thumb_files/630_360_1515506864-9820.jpg" text:style-name="Internet_20_link" text:visited-style-name="Visited_20_Internet_20_Link">
630_360_15155...</text:a>
", "<text:a xlink:type="simple" xlink:href="https://static.ukrinform.com/photos/2023_04/1680559891-617.jpg" text:style-name="Internet_20_link" text:visited-style-name="Visited_20_Internet_20_Link">
1680559891-61...</text:a>
"]</text:p>
      <text:p text:style-name="P4">
标签: ['Ірпінь', 'Суд', 'Російські військові', 'Війна з росією']</text:p>
      <text:p text:style-name="P4">
类型: Article</text:p>
      <!--METADATA-->
      <text:p text:style-name="P4">
<draw:frame draw:style-name="fr1" draw:name="Image325" text:anchor-type="as-char" svg:width="6.9236in" svg:height="3.956343in" draw:z-index="0">
<draw:image xlink:href="../Images/yкринформ/2023-04-04T01-17-00-03-00/630_360_1515506864-9820.jpg" xlink:type="simple" xlink:show="embed" xlink:actuate="onLoad" draw:mime-type="image/jpeg"/>
</draw:frame>
俄罗斯联邦武装部队的军人将出现在基辅地区的欧彭(Irpen)的居民中。</text:p>
      <text:p text:style-name="P4">
正如乌克林福姆报道的那样，它报告了<text:a xlink:type="simple" xlink:href="http://gp.gov.ua/ua/posts/znushhavsya-nad-meskancyami-irpenya-imituvav-yix-rozstril-suditimut-viiskovogo-rf" text:style-name="Internet_20_link" text:visited-style-name="Visited_20_Internet_20_Link">
</text:a>
。</text:p>
      <text:p text:style-name="P4">
在检察官的程序指导下，OGP因违反战争法而被俄罗斯武装部队服役。</text:p>
      <text:p text:style-name="P4">
调查发现，2022年3月，俄罗斯联邦武装部队的第104卫队空降袭击团的高级射手与其他俄罗斯士兵一起在欧彭进行了特别突袭。 入侵者受到平民的对待和羞辱，试图确定乌克兰的爱国公民。</text:p>
      <text:p text:style-name="P4">
<draw:frame draw:style-name="fr1" draw:name="Image326" text:anchor-type="as-char" svg:width="6.9236in" svg:height="7.282601in" draw:z-index="0">
<draw:image xlink:href="../Images/yкринформ/2023-04-04T01-17-00-03-00/1680559891-617.jpg" xlink:type="simple" xlink:show="embed" xlink:actuate="onLoad" draw:mime-type="image/jpeg"/>
</draw:frame>
在欧丁军事医院的领土上，他们进行了两次审讯。 被告没有收到所需的信息，命令他们膝盖并彼此倾斜。 为了恐吓，他模仿了枪击事件，在男人的头上拍了几枪。</text:p>
      <text:p text:style-name="P4">
随后，被告与部门的指挥官和其他人<text:a xlink:type="simple" xlink:href="https://www.ukrinform.ua/tag-rosijski-vijskovi" text:style-name="Internet_20_link" text:visited-style-name="Visited_20_Internet_20_Link">
</text:a>
非法渗透了有两个平民的生活屋。 其中一个被殴打并模仿死刑，在他的头附近射击。</text:p>
      <text:p text:style-name="P4">
<text:span text:style-name="T4">
另请阅读：</text:span>
 <text:a xlink:type="simple" xlink:href="https://www.ukrinform.ua/rubric-world/3689921-zlocini-rosian-u-buci-j-irpeni-nazavzdi-zalisatsa-u-kolektivnij-pamati-evropi-gensek-re.html" text:style-name="Internet_20_link" text:visited-style-name="Visited_20_Internet_20_Link">
</text:a>
入侵者将男子带到院子里，被告在那里为他发送了自动武器。 他放弃了处决，他释放了两个队列，这引起了严重道德和精神痛苦的受害者。</text:p>
      <text:p text:style-name="P4">
被告现在被拘留。</text:p>
      <text:p text:style-name="P4">
正如乌克林福姆报道的那样，执法人员建立了三名俄罗斯军队的人员，他们在临时没收佩蒂基夫地区的一个定居点时，采取了普遍居民性质的暴力行动。</text:p>
      <text:p text:style-name="P4">
News Source: <text:a xlink:type="simple" xlink:href="https://www.ukrinform.ua/rubric-regions/3691178-do-sudu-peredali-spravu-vijskovogo-rf-akij-znusavsa-z-meskanciv-irpena.html" text:style-name="Internet_20_link" text:visited-style-name="Visited_20_Internet_20_Link">
https://www.ukrinform.ua/rubric-regions/3691178-do-sudu-peredali-spravu-vijskovogo-rf-akij-znusavsa-z-meskanciv-irpena.html</text:a>
</text:p>
      <!--NEWS-->
      <text:h text:style-name="P10" text:outline-level="1">
<text:span text:style-name="T4">
在敖德萨，有爆炸 - 媒体</text:span>
</text:h>
      <text:p text:style-name="P4">
作者: Ukrinform (Person)</text:p>
      <text:p text:style-name="P4">
出版商: Укринформ (Organization)</text:p>
      <text:p text:style-name="P4">
出版时间: 2023-04-04T01:33:00+03:00</text:p>
      <text:p text:style-name="P4">
修改时间: 2023-04-04T01:33:00+03:00</text:p>
      <text:p text:style-name="P4">
描述: 敖德萨听到了爆炸声。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деса', 'Вибух', 'Повітряна тривога']</text:p>
      <text:p text:style-name="P4">
类型: Article</text:p>
      <!--METADATA-->
      <text:p text:style-name="P4">
<draw:frame draw:style-name="fr1" draw:name="Image327" text:anchor-type="as-char" svg:width="6.9236in" svg:height="3.948443in" draw:z-index="0">
<draw:image xlink:href="../Images/yкринформ/2023-04-04T01-33-00-03-00/630_360_1538997483-946.jpg" xlink:type="simple" xlink:show="embed" xlink:actuate="onLoad" draw:mime-type="image/jpeg"/>
</draw:frame>
在敖德萨，听到了爆炸的声音。</text:p>
      <text:p text:style-name="P4">
关于它报告<text:a xlink:type="simple" xlink:href="https://t.me/s/suspilnenews" text:style-name="Internet_20_link" text:visited-style-name="Visited_20_Internet_20_Link">
</text:a>
，报道乌克林福姆。</text:p>
      <text:p text:style-name="P4">
《邮报》写道：“在敖德萨，听到了爆炸的声音……该地区的空气警报没有宣布。”</text:p>
      <text:p text:style-name="P4">
<text:span text:style-name="T4">
另请阅读：</text:span>
 <text:a xlink:type="simple" xlink:href="https://www.ukrinform.ua/rubric-regions/3689658-u-zaporizzi-lunali-vibuhi-zmi.html" text:style-name="Internet_20_link" text:visited-style-name="Visited_20_Internet_20_Link">
</text:a>
几分钟后<text:a xlink:type="simple" xlink:href="https://www.ukrinform.ua/tag-vibuh" text:style-name="Internet_20_link" text:visited-style-name="Visited_20_Internet_20_Link">
</text:a>
在敖德萨地区，他们宣布空气警报。</text:p>
      <text:p text:style-name="P4">
News Source: <text:a xlink:type="simple" xlink:href="https://www.ukrinform.ua/rubric-regions/3691180-v-odesi-prolunav-vibuh-zmi.html" text:style-name="Internet_20_link" text:visited-style-name="Visited_20_Internet_20_Link">
https://www.ukrinform.ua/rubric-regions/3691180-v-odesi-prolunav-vibuh-zmi.html</text:a>
</text:p>
      <!--NEWS-->
      <text:h text:style-name="P10" text:outline-level="1">
<text:span text:style-name="T4">
杜达（Duda</text:span>
</text:h>
      <text:p text:style-name="P4">
作者: Ukrinform (Person)</text:p>
      <text:p text:style-name="P4">
出版商: Укринформ (Organization)</text:p>
      <text:p text:style-name="P4">
出版时间: 2023-04-04T01:54:00+03:00</text:p>
      <text:p text:style-name="P4">
修改时间: 2023-04-04T01:54:00+03:00</text:p>
      <text:p text:style-name="P4">
描述: 波兰总统安德烈·杜达（Andrzej Duda）在意大利首都举行了大火，该欧洲奥运会将于6月21日在克拉科夫（Krakow）点燃欧洲2023年奥运会之际。  - 乌克林。</text:p>
      <text:p text:style-name="P4">
图片: ["<text:a xlink:type="simple" xlink:href="https://static.ukrinform.com/photos/2023_04/thumb_files/630_360_1680561698-424.jpg" text:style-name="Internet_20_link" text:visited-style-name="Visited_20_Internet_20_Link">
630_360_16805...</text:a>
", "<text:a xlink:type="simple" xlink:href="https://static.ukrinform.com/photos/2023_04/1680561540-371.jpg" text:style-name="Internet_20_link" text:visited-style-name="Visited_20_Internet_20_Link">
1680561540-37...</text:a>
"]</text:p>
      <text:p text:style-name="P4">
标签: ['Дуда', 'Санкції', 'Спорт', 'Європейські ігри']</text:p>
      <text:p text:style-name="P4">
类型: Article</text:p>
      <!--METADATA-->
      <text:p text:style-name="P4">
<draw:frame draw:style-name="fr1" draw:name="Image328" text:anchor-type="as-char" svg:width="6.9236in" svg:height="3.956343in" draw:z-index="0">
<draw:image xlink:href="../Images/yкринформ/2023-04-04T01-54-00-03-00/630_360_1680561698-424.jpg" xlink:type="simple" xlink:show="embed" xlink:actuate="onLoad" draw:mime-type="image/jpeg"/>
</draw:frame>
安德烈·杜达(Andrzej Duda)总统大选在意大利首都发生了大火，乌克兰将于6月21日在欧洲2023年欧洲奥运会开始时点燃。</text:p>
      <text:p text:style-name="P4">
关于IT报告乌克林福姆，参考<text:a xlink:type="simple" xlink:href="http://www.pap.pl/aktualnosci/news,1556495,prezydent-duda-odebral-w-rzymie-ogien-pokoju-na-igrzyska-europejskie.html" text:style-name="Internet_20_link" text:visited-style-name="Visited_20_Internet_20_Link">
</text:a>
。</text:p>
      <text:p text:style-name="P4">
杜达说：“在80天内，这场大火克服了超过1500公里的公里，将在2023年全球最大的体育赛事中为超过7,000名运动员加入欧洲奥运会。”</text:p>
      <text:p text:style-name="P4">
他指出，他的家乡克拉科夫将是欧盟的第一个城市，欧洲奥运会接受了欧洲奥运会，就像他们过去在巴库和明斯克举行的那样。 对于波兰而言，波兰将是该国历史上最大的体育比赛。</text:p>
      <text:p text:style-name="P4">
DUDA感谢Spiros Kapralos欧洲奥林匹克委员会主席，但在这些国际比赛中，俄罗斯和白俄罗斯的运动员将不会有。</text:p>
      <text:p text:style-name="P4">
“我要感谢欧洲奥林匹克委员会主席，你们所有人，他们将通过不参加俄罗斯代表的参与，俄罗斯的代表开始升温乌克兰，而白俄罗斯的政权支持它”  - 强调<text:a xlink:type="simple" xlink:href="https://www.ukrinform.ua/tag-duda" text:style-name="Internet_20_link" text:visited-style-name="Visited_20_Internet_20_Link">
</text:a>
。</text:p>
      <text:p text:style-name="P4">
<text:span text:style-name="T4">
另请阅读：</text:span>
 <text:a xlink:type="simple" xlink:href="https://www.ukrinform.ua/rubric-sports/3689037-evropejski-igri-u-polsi-projdut-bez-rosijskih-ta-biloruskih-sportsmeniv.html" text:style-name="Internet_20_link" text:visited-style-name="Visited_20_Internet_20_Link">
</text:a>
据他说，作为欧洲奥运会的所有者，他将能够见到乌克兰Zelensky总统的战士，他将于4月5日在Dulsh访问时到达，并说：“弗拉基米尔，这些将是奥运会和平与安宁，我们不需要一切都很好。”</text:p>
      <text:p text:style-name="P4">
<draw:frame draw:style-name="fr1" draw:name="Image329" text:anchor-type="as-char" svg:width="6.9236in" svg:height="4.615733in" draw:z-index="0">
<draw:image xlink:href="../Images/yкринформ/2023-04-04T01-54-00-03-00/1680561540-371.jpg" xlink:type="simple" xlink:show="embed" xlink:actuate="onLoad" draw:mime-type="image/jpeg"/>
</draw:frame>
杜达(Duda(运动步行)和Aniti Vladarchik(扔锤子). Вони розпочали естафетудоставлення вогню до Польщі.</text:p>
      <text:p text:style-name="P4">
Нагадаємо, Європейські ігри-2023 відбудуться з 21 червня до 2 липня у Краковіта Малопольському воєводстві. У них візьмуть участь понад 7 тис. спортсменівіз 48 країн, зокрема й України. У програмі Ігор - 29 дисциплін, у 19 з нихспортсмени виборюватимуть кваліфікацію на Олімпіаду-2024 в Парижі.</text:p>
      <text:p text:style-name="P4">
<text:span text:style-name="T5">
Фото: Jakub Szymczuk/KPRP</text:span>
</text:p>
      <text:p text:style-name="P4">
News Source: <text:a xlink:type="simple" xlink:href="https://www.ukrinform.ua/rubric-world/3691179-duda-otrimav-u-rimi-vogon-miru-do-evropejskih-igor2023.html" text:style-name="Internet_20_link" text:visited-style-name="Visited_20_Internet_20_Link">
https://www.ukrinform.ua/rubric-world/3691179-duda-otrimav-u-rimi-vogon-miru-do-evropejskih-igor2023.html</text:a>
</text:p>
      <!--NEWS-->
      <text:h text:style-name="P10" text:outline-level="1">
<text:span text:style-name="T4">
Volodymyr Zelenskyy与美国国会众议院的代表团会面</text:span>
</text:h>
      <text:p text:style-name="P4">
作者: ['АРМІЯINFORM']</text:p>
      <text:p text:style-name="P4">
时间: 2023-04-04T97:00:00-04:00</text:p>
      <text:p text:style-name="P4">
描述: 乌克兰Volodymyr Zelensky Zustych IZ代表团帕拉蒂科夫（Parattikov）的总裁帕拉蒂科夫（Parattikov）...与乌克兰2022年的战争，与乌克兰的最新新闻战争，今天与乌克兰2022年的新闻战争，乌克兰与乌克兰和俄罗斯之间的战争将与乌克兰之间的战争他们说，2022年，是否会在不久的将来与乌克兰进行战争</text:p>
      <text:p text:style-name="P4">
图片: ['<text:a xlink:type="simple" xlink:href="https://armyinform.com.ua/wp-content/uploads/2023/04/d165ae224f11f73c64d3a60e00b7921f_1680549961_extra_large.jpeg" text:style-name="Internet_20_link" text:visited-style-name="Visited_20_Internet_20_Link">
d165ae224f11f73c64d3a60e00b7921f_1680549961_extra_large.jpeg</text:a>
']</text:p>
      <text:p text:style-name="P4">
标签: ['ВОЛОДИМИР ЗЕЛЕНСЬКИЙ', 'ДЕЛЕГАЦІЯ КОНГРЕСУ США', 'ЗУСТРІЧ']</text:p>
      <text:p text:style-name="P4">
类别: News</text:p>
      <!--METADATA-->
      <text:p text:style-name="P4">
<draw:frame draw:style-name="fr1" draw:name="Image330" text:anchor-type="as-char" svg:width="6.9236in" svg:height="4.617948in" draw:z-index="0">
<draw:image xlink:href="../Images/AРМІЯINFORM/2023-04-04T97-00-00-04-00/d165ae224f11f73c64d3a60e00b7921f_1680549961_extra_large.jpeg" xlink:type="simple" xlink:show="embed" xlink:actuate="onLoad" draw:mime-type="image/jpeg"/>
</draw:frame>
乌克兰沃迪米尔·泽伦斯基(Ukraine Volodymyr Zelensky)主席举行了一次会议，由情报委员会主席迈克·特纳(Mike Turner)领导的共和党代表大会代表团。 关于它<text:a xlink:type="simple" xlink:href="https://www.president.gov.ua/news/volodimir-zelenskij-zustrivsya-z-delegaciyeyu-palati-predsta-82077" text:style-name="Internet_20_link" text:visited-style-name="Visited_20_Internet_20_Link">
报告</text:a>
乌克兰总统办公室。</text:p>
      <text:p text:style-name="P4">
在会议开始时，国家元首感谢乌克兰州提供的强大协助。</text:p>
      <text:p text:style-name="P4">
Volodymyr Zelenskyy说：“美国总统拜登(Biden)总统拜恩(Bventer)和两项支持，所有美国人民在我们国家在战争中符合俄罗斯的自由和民主价值观的能力中发挥了至关重要的作用。”</text:p>
      <text:p text:style-name="P4">
乌克兰总统表示希望将维持对两个州之间的Tawamentia的高度支持。 这是一个普遍的胜利俄罗斯侵略者的关键。</text:p>
      <text:p text:style-name="P4">
“我们之所以会赢，是因为我们为我们的孩子的自由和自由而战。 我们感谢您为我们提供的帮助 - 不仅是我们的军队，而且还为乌克兰人民提供了政治和财政支持：教师，卫生工作者，退休人员。”</text:p>
      <text:p text:style-name="P4">
在这种情况下，会议详细讨论了美国的进一步方式以及国会在此过程中的作用。</text:p>
      <text:p text:style-name="P4">
Volodymyr Zelensky告知国会代表团有关最前沿的情况，概述了其在接下来的几个月中的发展预测。 同时，他强调乌克兰人民相信他们的军队，并表示相信乌克兰的目标会实现。</text:p>
      <text:p text:style-name="P4">
国家元首强调转移的重要性已经尽快宣布为支持。 他分别指出，需要对军事装备和武器的需求，这可能会影响敌对行动的进一步战斗，并阻止俄罗斯恐怖对抗和平的乌克兰人。</text:p>
      <text:p text:style-name="P4">
总统感谢国会议员对乌克兰的大力支持，尤其是共和党，并愿意帮助我们的州确保击败侵略者。</text:p>
      <text:p text:style-name="P4">
News Source: <text:a xlink:type="simple" xlink:href="https://armyinform.com.ua/2023/04/04/volodymyr-zelenskyj-zustrivsya-z-delegacziyeyu-palaty-predstavnykiv-kongresu-ssha-2/" text:style-name="Internet_20_link" text:visited-style-name="Visited_20_Internet_20_Link">
https://armyinform.com.ua/2023/04/04/volodymyr-zelenskyj-zustrivsya-z-delegacziyeyu-palaty-predstavnykiv-kongresu-ssha-2/</text:a>
</text:p>
      <!--NEWS-->
      <text:h text:style-name="P10" text:outline-level="1">
<text:span text:style-name="T4">
在俄罗斯，未支付受伤的占领者的承诺一笔现金付款</text:span>
</text:h>
      <text:p text:style-name="P4">
作者: ['АРМІЯINFORM']</text:p>
      <text:p text:style-name="P4">
时间: 2023-04-04T98:00:00-04:00</text:p>
      <text:p text:style-name="P4">
描述: 乌克兰人，Oblikov，Opelirko Oddlav Vypliva的Cindlelings服务...与乌克兰2022年的战争，与乌克兰与乌克兰的最新新闻，今天与乌克兰2022年的新闻战争，今天与乌克兰2022年最后一次战争，乌克兰和俄罗斯之间以及战争之间的战争是否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09/sankcziyi.png" text:style-name="Internet_20_link" text:visited-style-name="Visited_20_Internet_20_Link">
sankcziyi.png</text:a>
']</text:p>
      <text:p text:style-name="P4">
标签: ['STOPRUSSIA', 'АГРЕСІЯ РФ', 'ВТОРГНЕННЯ РФ', 'ЕКОНОМІКА РФ', 'КРАХ РОСІЙСЬКОЇ ЕКОНОМІКИ']</text:p>
      <text:p text:style-name="P4">
类别: News</text:p>
      <!--METADATA-->
      <text:p text:style-name="P4">
<draw:frame draw:style-name="fr1" draw:name="Image331" text:anchor-type="as-char" svg:width="6.9236in" svg:height="3.786344in" draw:z-index="0">
<draw:image xlink:href="../Images/AРМІЯINFORM/2023-04-04T98-00-00-04-00/sankcziyi.png" xlink:type="simple" xlink:show="embed" xlink:actuate="onLoad" draw:mime-type="image/png"/>
</draw:frame>
乌克兰的外国情报服务<text:a xlink:type="simple" xlink:href="https://www.facebook.com/SZRUkraine/posts/pfbid02psgejmLMzoSUcyzgHTxCeReEDi8tY7hy513kb4pZjmySdk9hkriN1LbpXaX2qrJdl" text:style-name="Internet_20_link" text:visited-style-name="Visited_20_Internet_20_Link">
出版</text:a>
国际制裁对俄罗斯经济影响的影响的例子。</text:p>
      <text:p text:style-name="P4">
许多检查发现，从俄罗斯石油运输中收集的许多影子舰队油轮没有国际保险，也不是必要的维护。 从乳房开始到2月初，至少有40名将俄罗斯石油和石油产品运送到中国和印度的油轮都将(P&amp;I)但甚至没有针对安全管理的司法证书。</text:p>
      <text:p text:style-name="P4">
在俄罗斯，新建筑中对公寓的需求崩溃了：副总理赫斯诺林(Husnullinllinlin)使该国只有41％的住房被出售。</text:p>
      <text:p text:style-name="P4">
阿夫托瓦斯(Avtovas)报道说：“由于组件的供应供应，五月将不可能连续释放拉达汽车”，因此工人将被派往公司休假。</text:p>
      <text:p text:style-name="P4">
在俄罗斯联邦外国护照的筹码短缺的背景下，机构的价格急剧上涨，有助于紧急发布文件：从50-8万卢布到100-40万卢布。</text:p>
      <text:p text:style-name="P4">
在2022年，有41％的广告客户减少了印刷媒体的订单； 根据现年一年，该市场将损失25％。</text:p>
      <text:p text:style-name="P4">
自2022年以来一直受到国际制裁的俄罗斯商人廷科夫(Tinkov)不得不出售他的飞机：Jet Dassault Falcon 8X改变了她的债券数字和注册。 2022年11月，俄罗斯军事入侵乌克兰为95亿美元。</text:p>
      <text:p text:style-name="P4">
被检察长俄罗斯联邦办公室认可的“自由大学”“一个不良组织”，以附加欧洲民主在俄罗斯的原则，必须阻止其领土上的活动。 根据Art的说法，该决定是由大学的学术委员会做出的，即“不必要的组织”的地位。 《刑法》的284.1为具有俄罗斯商标的机构提供了长达四年的监禁。</text:p>
      <text:p text:style-name="P4">
俄罗斯联邦在凯米罗夫斯克地区的养老基金管理领导了8％的员工奖，并向动员起动员了针对乌克兰战争的动员。 员工继续前进，该机构的管理人员被迫退还款项。在第一季度，白俄罗斯的美元成本增加了4.41％(有2,7364至2,8571卢布). Попереду росія — 9,59 % (从70.3375到77,0863卢布)tatauctions -6.97％(从10.2024到10.9136 SOMONI).</text:p>
      <text:p text:style-name="P4">
На думку фахівців, ситуація у білоруській медицині стала критичною. Нестачапонад 10 тисяч фахівців різних галузей призводить до поступового колапсу усієїсистеми охорони здоров’я. Випускники медвузів і коледжів не вирішуютьпроблему. До всіх органів влади ринув потік звернень громадян про неможливістьотримати медичну допомогу. Урядом розглядаються найрадикальніші заходи, аж дозаборони на виїзд із країни під приводом загрози національній безпеці дляособливо цінних лікарів-фахівців.</text:p>
      <text:p text:style-name="P4">
У білорусі з 1 червня збільшать тарифи на електроенергію для обігріву житла.Їх уже піднімали з 1 січня, але на початок літа заплановано черговепідвищення. У 2022-му році чиновники скасували літнє підвищення тарифів наелектрику для опалення житла, але у поточному році вони частково вирішилинадолужити — розцінки піднімуть більше, ніж планували минулого року.</text:p>
      <text:p text:style-name="P4">
<text:span text:style-name="T4">
Джерело:</text:span>
 <text:span text:style-name="T5">
<text:a xlink:type="simple" xlink:href="https://www.facebook.com/SZRUkraine/posts/pfbid02psgejmLMzoSUcyzgHTxCeReEDi8tY7hy513kb4pZjmySdk9hkriN1LbpXaX2qrJdl" text:style-name="Internet_20_link" text:visited-style-name="Visited_20_Internet_20_Link">
Служба зовнішньої розвідкиУкраїни</text:a>
</text:span>
</text:p>
      <text:p text:style-name="P4">
News Source: <text:a xlink:type="simple" xlink:href="https://armyinform.com.ua/2023/04/04/na-rosiyi-poranenym-okupantam-ne-vyplachuyut-obiczyanu-odnorazovu-groshovu-vyplatu/" text:style-name="Internet_20_link" text:visited-style-name="Visited_20_Internet_20_Link">
https://armyinform.com.ua/2023/04/04/na-rosiyi-poranenym-okupantam-ne-vyplachuyut-obiczyanu-odnorazovu-groshovu-vyplatu/</text:a>
</text:p>
      <!--NEWS-->
      <text:h text:style-name="P10" text:outline-level="1">
<text:span text:style-name="T4">
CNAP将为退伍军人及其家人提供19个新服务</text:span>
</text:h>
      <text:p text:style-name="P4">
作者: ['АРМІЯINFORM']</text:p>
      <text:p text:style-name="P4">
时间: 2023-04-04T99:00:00-04:00</text:p>
      <text:p text:style-name="P4">
描述: Nadannya Yakisnyov后来退伍军人Veini I成员їKHNSKH先生，在Nadannya中心的范围内...与乌克兰2022年的战争，与乌克兰与乌克兰的最新新闻，今天与乌克兰2022年的新闻战争，今天，将在今天，将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2/10/whatsapp-image-2022-02-22-at-16.12.00.jpeg" text:style-name="Internet_20_link" text:visited-style-name="Visited_20_Internet_20_Link">
whatsapp-image-2022-02-22-at-16.12.00.jpeg</text:a>
']</text:p>
      <text:p text:style-name="P4">
标签: ['ДОПОМОГА ВЕТЕРАНАМ', 'ЦНАП', 'ЮЛІЯ ЛАПУТІНА']</text:p>
      <text:p text:style-name="P4">
类别: News</text:p>
      <!--METADATA-->
      <text:p text:style-name="P4">
<draw:frame draw:style-name="fr1" draw:name="Image332" text:anchor-type="as-char" svg:width="6.9236in" svg:height="4.61393in" draw:z-index="0">
<draw:image xlink:href="../Images/AРМІЯINFORM/2023-04-04T99-00-00-04-00/whatsapp-image-2022-02-22-at-16.12.00.jpeg" xlink:type="simple" xlink:show="embed" xlink:actuate="onLoad" draw:mime-type="image/jpeg"/>
</draw:frame>
通过网络网络提供行政服务为战争退伍军人及其家人提供优质的服务(CNAP)这将是一种有效的工具，宣布乌克兰的捍卫者和捍卫者及其家人过上和平的生活，并将促进社会上体面的自我实现。 这是由乌克兰尤利亚·拉普蒂纳(Ulia Laputina)退伍军人的主管部长在与沙皇负责人在线会议上的，该主管于4月3日在全乌克兰行政服务协会的协助下举行，[报告] [报告] <text:a xlink:type="simple" xlink:href="https://www.kmu.gov.ua/news/u-tsnapakh-nadavatymut-19-novykh-posluh-veteranam-ta-ikhnim-rodynam-iuliia-laputina" text:style-name="Internet_20_link" text:visited-style-name="Visited_20_Internet_20_Link">
报告</text:a>
政府门户。</text:p>
      <text:p text:style-name="P4">
司法部负责人指出，为堕落者的家庭和家庭提供适当和优质的服务是政府在建立复杂退伍军人政策框架内定义的主要任务之一。 对于这一退伍军人部来说，乌克兰所有房屋的CNAP管理人员的一系列教义已经开始。</text:p>
      <text:p text:style-name="P4">
这些学生将熟悉退伍军人服务的名单，与CNAPS中退伍军人和退伍军人互动的实际案例，将从矿工和心理学家的个人资料单位专家那里获得最常见问题的答案。</text:p>
      <text:p text:style-name="P4">
“我们合作伙伴关系的重要方向之一是扩展通过CNAPS提供给战争退伍军人的服务列表。 司法部已经准备了政府命令草案，该命令将为退伍军人增加19个新服务，该服务由CNAPS提供。 这些是免费的现金援助或薪酬服务，免费的，UBD证书的更换以及捍卫者和捍卫者的家人等。”</text:p>
      <text:p text:style-name="P4">
此外，退伍军人部已经由内容当局共同实施单独的合作伙伴项目。 特别是，Zhytomyr的领土社区已经成功工作。 在那里，在CNAP的基础上，为退伍军人开设了一个“统一”，并接受了退伍军人的保证，权利和机会培训的员工，他们参与了他的工作。</text:p>
      <text:p text:style-name="P4">
并与DNIEPER市的地方当局一起，计划在未来实施“ I -Vetran”项目 - 引入了112个城市最受欢迎的服务。她告诉该部专家根据国家退伍军人门户“ E-Vetran”的参与者，向乌克兰退伍军人提供合格的服务，并向乌克兰退伍军人提供合格的服务。士兵。</text:p>
      <text:p text:style-name="P4">
“ CNAP专家为不同的人提供了大量的行政服务。 这些中心中的社会工具将成为与退伍军人部的合作。 在胜利后，我们必须为乌克兰士兵的大量回归做好准备，以促进他们对家庭，社区的定性重新融合。 提供服务的中心方法将加强社会统一并增加稳定的状态。 我感谢大家愿意与退伍军人部合作，我们将共同做出非常有用的生意。”</text:p>
      <text:p text:style-name="P4">
News Source: <text:a xlink:type="simple" xlink:href="https://armyinform.com.ua/2023/04/04/u-cznapah-nadavatymut-19-novyh-poslug-veteranam-ta-yihnim-rodynam-yuliya-laputina/" text:style-name="Internet_20_link" text:visited-style-name="Visited_20_Internet_20_Link">
https://armyinform.com.ua/2023/04/04/u-cznapah-nadavatymut-19-novyh-poslug-veteranam-ta-yihnim-rodynam-yuliya-laputin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